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7146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1.5016in"/>
    </style:style>
    <style:style style:name="co5" style:family="table-column">
      <style:table-column-properties fo:break-before="auto" style:column-width="1.1626in"/>
    </style:style>
    <style:style style:name="co6" style:family="table-column">
      <style:table-column-properties fo:break-before="auto" style:column-width="1.245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9in"/>
    </style:style>
    <style:style style:name="co9" style:family="table-column">
      <style:table-column-properties fo:break-before="auto" style:column-width="1.1264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66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6600" fo:wrap-option="wrap"/>
    </style:style>
    <style:style style:name="ce16" style:family="table-cell" style:parent-style-name="Default">
      <style:table-cell-properties fo:background-color="#ffff66" fo:border="none"/>
    </style:style>
    <style:style style:name="ce17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ff00" fo:wrap-option="wrap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ccff00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ccff00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ccff00" fo:border-left="none" fo:border-right="0.06pt solid #000000" fo:border-top="none"/>
      <style:text-properties fo:color="#000000"/>
    </style:style>
    <style:style style:name="ce34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35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-bottom="none" fo:border-left="0.06pt solid #000000" fo:border-right="0.06pt solid #000000" fo:border-top="none"/>
    </style:style>
    <style:style style:name="ce38" style:family="table-cell" style:parent-style-name="Default">
      <style:table-cell-properties fo:border-bottom="none" fo:background-color="#ccff00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6600" fo:border-left="0.06pt solid #000000" fo:border-right="0.06pt solid #000000" fo:border-top="none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order-bottom="none" fo:background-color="#ccff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6" style:family="table-cell" style:parent-style-name="Default">
      <style:table-cell-properties fo:background-color="#ff3333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48" style:family="table-cell" style:parent-style-name="Default">
      <style:table-cell-properties fo:background-color="transparent" fo:wrap-option="wrap" fo:border="none"/>
    </style:style>
    <style:style style:name="ce4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51" style:family="table-cell" style:parent-style-name="Default">
      <style:table-cell-properties fo:background-color="transparent" fo:wrap-option="wrap"/>
    </style:style>
    <style:style style:name="ce52" style:family="table-cell" style:parent-style-name="Default">
      <style:table-cell-properties fo:background-color="transparent" fo:border="none"/>
      <style:text-properties style:font-name="Liberation Sans" style:font-name-asian="Droid Sans Fallback" style:font-name-complex="FreeSans"/>
    </style:style>
  </office:automatic-styles>
  <office:body>
    <office:spreadsheet>
      <table:table table:name="nbIterations=2, maxDisparity=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column table:style-name="co7" table:number-columns-repeated="2" table:default-cell-style-name="ce23"/>
        <table:table-column table:style-name="co7" table:default-cell-style-name="ce27"/>
        <table:table-column table:style-name="co7" table:default-cell-style-name="ce29"/>
        <table:table-column table:style-name="co7" table:default-cell-style-name="ce3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cenario 319</text:p>
          </table:table-cell>
          <table:table-cell table:number-columns-repeated="6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1" office:value-type="float" office:value="0.1" calcext:value-type="float">
            <text:p>0.1</text:p>
          </table:table-cell>
          <table:table-cell table:style-name="ce21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/>
          <table:table-cell table:style-name="ce1"/>
          <table:table-cell table:style-name="ce19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2" office:value-type="string" calcext:value-type="string">
            <text:p>Dynamic average P</text:p>
          </table:table-cell>
          <table:table-cell table:style-name="ce28" office:value-type="string" calcext:value-type="string">
            <text:p>Dynamic E/cycle (J)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30318793965.899" calcext:value-type="float">
            <text:p>130318793965.899</text:p>
          </table:table-cell>
          <table:table-cell table:formula="of:=[.A4]/1000000000000" office:value-type="float" office:value="0.130318793965899" calcext:value-type="float">
            <text:p>0.130318794</text:p>
          </table:table-cell>
          <table:table-cell table:formula="of:=[.B4]*[.$L$17]" office:value-type="float" office:value="182446311.552259" calcext:value-type="float">
            <text:p>182446311.552259</text:p>
          </table:table-cell>
          <table:table-cell table:style-name="ce7" office:value-type="string" calcext:value-type="string">
            <text:p>Write_PPM</text:p>
          </table:table-cell>
          <table:table-cell table:style-name="ce9" table:formula="of:=[.P33]" office:value-type="float" office:value="0.157770624864252" calcext:value-type="float">
            <text:p>0.158</text:p>
          </table:table-cell>
          <table:table-cell table:style-name="ce12"/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84372885255.7576" calcext:value-type="float">
            <text:p>84372885255.7576</text:p>
          </table:table-cell>
          <table:table-cell table:formula="of:=[.A5]/1000000000000" office:value-type="float" office:value="0.0843728852557576" calcext:value-type="float">
            <text:p>0.0843728853</text:p>
          </table:table-cell>
          <table:table-cell table:formula="of:=[.B5]*[.$L$17]" office:value-type="float" office:value="118122039.358061" calcext:value-type="float">
            <text:p>118122039.358061</text:p>
          </table:table-cell>
          <table:table-cell table:style-name="ce7" office:value-type="string" calcext:value-type="string">
            <text:p>ComputeHorWeights</text:p>
          </table:table-cell>
          <table:table-cell table:style-name="ce9" table:formula="of:=[.P48]" office:value-type="float" office:value="0.181593558143715" calcext:value-type="float">
            <text:p>0.182</text:p>
          </table:table-cell>
          <table:table-cell table:style-name="ce12"/>
          <table:table-cell/>
          <table:table-cell table:style-name="ce2"/>
          <table:table-cell table:style-name="Default" office:value-type="float" office:value="17.431103" calcext:value-type="float">
            <text:p>17.43110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formula="of:=[.J5]*[.$J$2]" office:value-type="float" office:value="6.7" calcext:value-type="float">
            <text:p>6.7</text:p>
          </table:table-cell>
          <table:table-cell table:style-name="Default" table:formula="of:=[.$I$17]*[.K5]" office:value-type="float" office:value="16.32254" calcext:value-type="float">
            <text:p>16.32254</text:p>
          </table:table-cell>
          <table:table-cell table:style-name="Default" table:formula="of:=[.I5]-[.L5]" office:value-type="float" office:value="1.108563" calcext:value-type="float">
            <text:p>1.108563</text:p>
          </table:table-cell>
          <table:table-cell table:style-name="Default" table:formula="of:=[.M5]/[.K5]" office:value-type="float" office:value="0.165457164179105" calcext:value-type="float">
            <text:p>0.1654571642</text:p>
          </table:table-cell>
          <table:table-cell table:formula="of:=[.M5]/([.K5]*[.$L$17])" office:value-type="float" office:value="0.00000000011818368869936" calcext:value-type="float">
            <text:p>1.1818368869936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84372885255.7576" calcext:value-type="float">
            <text:p>84372885255.7576</text:p>
          </table:table-cell>
          <table:table-cell table:formula="of:=[.A6]/1000000000000" office:value-type="float" office:value="0.0843728852557576" calcext:value-type="float">
            <text:p>0.0843728853</text:p>
          </table:table-cell>
          <table:table-cell table:formula="of:=[.B6]*[.$L$17]" office:value-type="float" office:value="118122039.358061" calcext:value-type="float">
            <text:p>118122039.358061</text:p>
          </table:table-cell>
          <table:table-cell table:style-name="ce7" office:value-type="string" calcext:value-type="string">
            <text:p>ComputeVertWeights</text:p>
          </table:table-cell>
          <table:table-cell table:style-name="ce9" table:formula="of:=[.P63]" office:value-type="float" office:value="0.188235067813969" calcext:value-type="float">
            <text:p>0.188</text:p>
          </table:table-cell>
          <table:table-cell table:style-name="ce12"/>
          <table:table-cell/>
          <table:table-cell table:style-name="ce2"/>
          <table:table-cell table:style-name="Default" office:value-type="float" office:value="17.244751" calcext:value-type="float">
            <text:p>17.244751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formula="of:=[.J6]*[.$J$2]" office:value-type="float" office:value="6.7" calcext:value-type="float">
            <text:p>6.7</text:p>
          </table:table-cell>
          <table:table-cell table:style-name="Default" table:formula="of:=[.$I$17]*[.K6]" office:value-type="float" office:value="16.32254" calcext:value-type="float">
            <text:p>16.32254</text:p>
          </table:table-cell>
          <table:table-cell table:style-name="Default" table:formula="of:=[.I6]-[.L6]" office:value-type="float" office:value="0.922211000000001" calcext:value-type="float">
            <text:p>0.922211</text:p>
          </table:table-cell>
          <table:table-cell table:style-name="Default" table:formula="of:=[.M6]/[.K6]" office:value-type="float" office:value="0.137643432835821" calcext:value-type="float">
            <text:p>0.1376434328</text:p>
          </table:table-cell>
          <table:table-cell table:formula="of:=[.M6]/([.K6]*[.$L$17])" office:value-type="float" office:value="0.0000000000983167377398722" calcext:value-type="float">
            <text:p>9.83167377398722E-011</text:p>
          </table:table-cell>
          <table:table-cell table:style-name="Default"/>
          <table:table-cell/>
          <table:table-cell office:value-type="string" calcext:value-type="string">
            <text:p>Eliminating the worst outlier</text:p>
          </table:table-cell>
        </table:table-row>
        <table:table-row table:style-name="ro3">
          <table:table-cell table:style-name="ce3" office:value-type="float" office:value="37720331338.4727" calcext:value-type="float">
            <text:p>37720331338.4727</text:p>
          </table:table-cell>
          <table:table-cell table:formula="of:=[.A7]/1000000000000" office:value-type="float" office:value="0.0377203313384727" calcext:value-type="float">
            <text:p>0.0377203313</text:p>
          </table:table-cell>
          <table:table-cell table:formula="of:=[.B7]*[.$L$17]" office:value-type="float" office:value="52808463.8738618" calcext:value-type="float">
            <text:p>52808463.8738618</text:p>
          </table:table-cell>
          <table:table-cell table:style-name="ce7" office:value-type="string" calcext:value-type="string">
            <text:p>AggregateCost</text:p>
          </table:table-cell>
          <table:table-cell table:style-name="ce9" table:formula="of:=[.P78]" office:value-type="float" office:value="0.17961735116281" calcext:value-type="float">
            <text:p>0.180</text:p>
          </table:table-cell>
          <table:table-cell table:style-name="ce12"/>
          <table:table-cell/>
          <table:table-cell table:style-name="ce2"/>
          <table:table-cell table:style-name="Default" office:value-type="float" office:value="17.139536" calcext:value-type="float">
            <text:p>17.13953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formula="of:=[.J7]*[.$J$2]" office:value-type="float" office:value="6.7" calcext:value-type="float">
            <text:p>6.7</text:p>
          </table:table-cell>
          <table:table-cell table:style-name="Default" table:formula="of:=[.$I$17]*[.K7]" office:value-type="float" office:value="16.32254" calcext:value-type="float">
            <text:p>16.32254</text:p>
          </table:table-cell>
          <table:table-cell table:style-name="Default" table:formula="of:=[.I7]-[.L7]" office:value-type="float" office:value="0.816996" calcext:value-type="float">
            <text:p>0.816996</text:p>
          </table:table-cell>
          <table:table-cell table:style-name="Default" table:formula="of:=[.M7]/[.K7]" office:value-type="float" office:value="0.121939701492537" calcext:value-type="float">
            <text:p>0.1219397015</text:p>
          </table:table-cell>
          <table:table-cell table:formula="of:=[.M7]/([.K7]*[.$L$17])" office:value-type="float" office:value="0.0000000000870997867803838" calcext:value-type="float">
            <text:p>8.70997867803838E-01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3022093932.0889" calcext:value-type="float">
            <text:p>13022093932.0889</text:p>
          </table:table-cell>
          <table:table-cell table:formula="of:=[.A8]/1000000000000" office:value-type="float" office:value="0.0130220939320889" calcext:value-type="float">
            <text:p>0.0130220939</text:p>
          </table:table-cell>
          <table:table-cell table:formula="of:=[.B8]*[.$L$17]" office:value-type="float" office:value="18230931.5049245" calcext:value-type="float">
            <text:p>18230931.5049245</text:p>
          </table:table-cell>
          <table:table-cell table:style-name="ce7" office:value-type="string" calcext:value-type="string">
            <text:p>CostConstruction</text:p>
          </table:table-cell>
          <table:table-cell table:style-name="ce9" table:formula="of:=[.P93]" office:value-type="float" office:value="0.152721075797479" calcext:value-type="float">
            <text:p>0.153</text:p>
          </table:table-cell>
          <table:table-cell table:style-name="ce12"/>
          <table:table-cell/>
          <table:table-cell table:style-name="ce2"/>
          <table:table-cell table:style-name="Default" office:value-type="float" office:value="17.05187" calcext:value-type="float">
            <text:p>17.05187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formula="of:=[.J8]*[.$J$2]" office:value-type="float" office:value="6.7" calcext:value-type="float">
            <text:p>6.7</text:p>
          </table:table-cell>
          <table:table-cell table:style-name="Default" table:formula="of:=[.$I$17]*[.K8]" office:value-type="float" office:value="16.32254" calcext:value-type="float">
            <text:p>16.32254</text:p>
          </table:table-cell>
          <table:table-cell table:style-name="Default" table:formula="of:=[.I8]-[.L8]" office:value-type="float" office:value="0.729330000000001" calcext:value-type="float">
            <text:p>0.72933</text:p>
          </table:table-cell>
          <table:table-cell table:style-name="Default" table:formula="of:=[.M8]/[.K8]" office:value-type="float" office:value="0.108855223880597" calcext:value-type="float">
            <text:p>0.1088552239</text:p>
          </table:table-cell>
          <table:table-cell table:formula="of:=[.M8]/([.K8]*[.$L$17])" office:value-type="float" office:value="0.0000000000777537313432837" calcext:value-type="float">
            <text:p>7.77537313432837E-01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847590416.03232" calcext:value-type="float">
            <text:p>6847590416.03232</text:p>
          </table:table-cell>
          <table:table-cell table:formula="of:=[.A9]/1000000000000" office:value-type="float" office:value="0.00684759041603232" calcext:value-type="float">
            <text:p>0.0068475904</text:p>
          </table:table-cell>
          <table:table-cell table:formula="of:=[.B9]*[.$L$17]" office:value-type="float" office:value="9586626.58244525" calcext:value-type="float">
            <text:p>9586626.58244525</text:p>
          </table:table-cell>
          <table:table-cell table:style-name="ce7" office:value-type="string" calcext:value-type="string">
            <text:p>Census_L</text:p>
          </table:table-cell>
          <table:table-cell table:style-name="ce9" table:formula="of:=[.P108]" office:value-type="float" office:value="0.202183371456505" calcext:value-type="float">
            <text:p>0.202</text:p>
          </table:table-cell>
          <table:table-cell table:style-name="ce12"/>
          <table:table-cell/>
          <table:table-cell table:style-name="ce2"/>
          <table:table-cell table:style-name="Default" office:value-type="float" office:value="17.163197" calcext:value-type="float">
            <text:p>17.163197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formula="of:=[.J9]*[.$J$2]" office:value-type="float" office:value="6.7" calcext:value-type="float">
            <text:p>6.7</text:p>
          </table:table-cell>
          <table:table-cell table:style-name="Default" table:formula="of:=[.$I$17]*[.K9]" office:value-type="float" office:value="16.32254" calcext:value-type="float">
            <text:p>16.32254</text:p>
          </table:table-cell>
          <table:table-cell table:style-name="Default" table:formula="of:=[.I9]-[.L9]" office:value-type="float" office:value="0.840657" calcext:value-type="float">
            <text:p>0.840657</text:p>
          </table:table-cell>
          <table:table-cell table:style-name="Default" table:formula="of:=[.M9]/[.K9]" office:value-type="float" office:value="0.125471194029851" calcext:value-type="float">
            <text:p>0.125471194</text:p>
          </table:table-cell>
          <table:table-cell table:formula="of:=[.M9]/([.K9]*[.$L$17])" office:value-type="float" office:value="0.0000000000896222814498934" calcext:value-type="float">
            <text:p>8.96222814498934E-01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847590416.03232" calcext:value-type="float">
            <text:p>6847590416.03232</text:p>
          </table:table-cell>
          <table:table-cell table:formula="of:=[.A10]/1000000000000" office:value-type="float" office:value="0.00684759041603232" calcext:value-type="float">
            <text:p>0.0068475904</text:p>
          </table:table-cell>
          <table:table-cell table:formula="of:=[.B10]*[.$L$17]" office:value-type="float" office:value="9586626.58244525" calcext:value-type="float">
            <text:p>9586626.58244525</text:p>
          </table:table-cell>
          <table:table-cell table:style-name="ce7" office:value-type="string" calcext:value-type="string">
            <text:p>Census_R</text:p>
          </table:table-cell>
          <table:table-cell table:style-name="ce9" table:formula="of:=[.P108]" office:value-type="float" office:value="0.202183371456505" calcext:value-type="float">
            <text:p>0.202</text:p>
          </table:table-cell>
          <table:table-cell table:style-name="ce12"/>
          <table:table-cell/>
          <table:table-cell table:style-name="ce2"/>
          <table:table-cell table:style-name="Default" office:value-type="float" office:value="17.20763" calcext:value-type="float">
            <text:p>17.2076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formula="of:=[.J10]*[.$J$2]" office:value-type="float" office:value="6.7" calcext:value-type="float">
            <text:p>6.7</text:p>
          </table:table-cell>
          <table:table-cell table:style-name="Default" table:formula="of:=[.$I$17]*[.K10]" office:value-type="float" office:value="16.32254" calcext:value-type="float">
            <text:p>16.32254</text:p>
          </table:table-cell>
          <table:table-cell table:style-name="Default" table:formula="of:=[.I10]-[.L10]" office:value-type="float" office:value="0.885090000000002" calcext:value-type="float">
            <text:p>0.88509</text:p>
          </table:table-cell>
          <table:table-cell table:style-name="Default" table:formula="of:=[.M10]/[.K10]" office:value-type="float" office:value="0.132102985074627" calcext:value-type="float">
            <text:p>0.1321029851</text:p>
          </table:table-cell>
          <table:table-cell table:formula="of:=[.M10]/([.K10]*[.$L$17])" office:value-type="float" office:value="0.0000000000943592750533051" calcext:value-type="float">
            <text:p>9.43592750533051E-01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679099496.2101" calcext:value-type="float">
            <text:p>6679099496.2101</text:p>
          </table:table-cell>
          <table:table-cell table:formula="of:=[.A11]/1000000000000" office:value-type="float" office:value="0.0066790994962101" calcext:value-type="float">
            <text:p>0.0066790995</text:p>
          </table:table-cell>
          <table:table-cell table:formula="of:=[.B11]*[.$L$17]" office:value-type="float" office:value="9350739.29469414" calcext:value-type="float">
            <text:p>9350739.29469414</text:p>
          </table:table-cell>
          <table:table-cell table:style-name="ce7" office:value-type="string" calcext:value-type="string">
            <text:p>RGB2Gray_L</text:p>
          </table:table-cell>
          <table:table-cell table:style-name="ce9" table:formula="of:=[.P123]" office:value-type="float" office:value="0.140062044870593" calcext:value-type="float">
            <text:p>0.140</text:p>
          </table:table-cell>
          <table:table-cell table:style-name="ce12"/>
          <table:table-cell/>
          <table:table-cell table:style-name="ce2"/>
          <table:table-cell table:style-name="Default" office:value-type="float" office:value="17.145237" calcext:value-type="float">
            <text:p>17.145237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formula="of:=[.J11]*[.$J$2]" office:value-type="float" office:value="6.7" calcext:value-type="float">
            <text:p>6.7</text:p>
          </table:table-cell>
          <table:table-cell table:style-name="Default" table:formula="of:=[.$I$17]*[.K11]" office:value-type="float" office:value="16.32254" calcext:value-type="float">
            <text:p>16.32254</text:p>
          </table:table-cell>
          <table:table-cell table:style-name="Default" table:formula="of:=[.I11]-[.L11]" office:value-type="float" office:value="0.822697000000002" calcext:value-type="float">
            <text:p>0.822697</text:p>
          </table:table-cell>
          <table:table-cell table:style-name="Default" table:formula="of:=[.M11]/[.K11]" office:value-type="float" office:value="0.122790597014926" calcext:value-type="float">
            <text:p>0.122790597</text:p>
          </table:table-cell>
          <table:table-cell table:formula="of:=[.M11]/([.K11]*[.$L$17])" office:value-type="float" office:value="0.0000000000877075692963754" calcext:value-type="float">
            <text:p>8.77075692963754E-01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679099496.2101" calcext:value-type="float">
            <text:p>6679099496.2101</text:p>
          </table:table-cell>
          <table:table-cell table:formula="of:=[.A12]/1000000000000" office:value-type="float" office:value="0.0066790994962101" calcext:value-type="float">
            <text:p>0.0066790995</text:p>
          </table:table-cell>
          <table:table-cell table:formula="of:=[.B12]*[.$L$17]" office:value-type="float" office:value="9350739.29469414" calcext:value-type="float">
            <text:p>9350739.29469414</text:p>
          </table:table-cell>
          <table:table-cell table:style-name="ce7" office:value-type="string" calcext:value-type="string">
            <text:p>RGB2Gray_R</text:p>
          </table:table-cell>
          <table:table-cell table:style-name="ce9" table:formula="of:=[.P123]" office:value-type="float" office:value="0.140062044870593" calcext:value-type="float">
            <text:p>0.140</text:p>
          </table:table-cell>
          <table:table-cell table:style-name="ce12"/>
          <table:table-cell/>
          <table:table-cell table:style-name="ce2"/>
          <table:table-cell table:style-name="Default" office:value-type="float" office:value="17.144667" calcext:value-type="float">
            <text:p>17.144667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formula="of:=[.J12]*[.$J$2]" office:value-type="float" office:value="6.7" calcext:value-type="float">
            <text:p>6.7</text:p>
          </table:table-cell>
          <table:table-cell table:style-name="Default" table:formula="of:=[.$I$17]*[.K12]" office:value-type="float" office:value="16.32254" calcext:value-type="float">
            <text:p>16.32254</text:p>
          </table:table-cell>
          <table:table-cell table:style-name="Default" table:formula="of:=[.I12]-[.L12]" office:value-type="float" office:value="0.822126999999998" calcext:value-type="float">
            <text:p>0.822127</text:p>
          </table:table-cell>
          <table:table-cell table:style-name="Default" table:formula="of:=[.M12]/[.K12]" office:value-type="float" office:value="0.122705522388059" calcext:value-type="float">
            <text:p>0.1227055224</text:p>
          </table:table-cell>
          <table:table-cell table:formula="of:=[.M12]/([.K12]*[.$L$17])" office:value-type="float" office:value="0.0000000000876468017057568" calcext:value-type="float">
            <text:p>8.76468017057568E-01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4082248484.91313" calcext:value-type="float">
            <text:p>4082248484.91313</text:p>
          </table:table-cell>
          <table:table-cell table:formula="of:=[.A13]/1000000000000" office:value-type="float" office:value="0.00408224848491313" calcext:value-type="float">
            <text:p>0.0040822485</text:p>
          </table:table-cell>
          <table:table-cell table:formula="of:=[.B13]*[.$L$17]" office:value-type="float" office:value="5715147.87887838" calcext:value-type="float">
            <text:p>5715147.87887838</text:p>
          </table:table-cell>
          <table:table-cell table:style-name="ce7" office:value-type="string" calcext:value-type="string">
            <text:p>disparitySelect</text:p>
          </table:table-cell>
          <table:table-cell table:style-name="ce9" table:formula="of:=[.P138]" office:value-type="float" office:value="0.179078971751194" calcext:value-type="float">
            <text:p>0.179</text:p>
          </table:table-cell>
          <table:table-cell table:style-name="ce12"/>
          <table:table-cell/>
          <table:table-cell table:style-name="ce2"/>
          <table:table-cell table:style-name="Default" office:value-type="float" office:value="17.20183" calcext:value-type="float">
            <text:p>17.2018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formula="of:=[.J13]*[.$J$2]" office:value-type="float" office:value="6.7" calcext:value-type="float">
            <text:p>6.7</text:p>
          </table:table-cell>
          <table:table-cell table:style-name="Default" table:formula="of:=[.$I$17]*[.K13]" office:value-type="float" office:value="16.32254" calcext:value-type="float">
            <text:p>16.32254</text:p>
          </table:table-cell>
          <table:table-cell table:style-name="Default" table:formula="of:=[.I13]-[.L13]" office:value-type="float" office:value="0.879290000000001" calcext:value-type="float">
            <text:p>0.87929</text:p>
          </table:table-cell>
          <table:table-cell table:style-name="Default" table:formula="of:=[.M13]/[.K13]" office:value-type="float" office:value="0.131237313432836" calcext:value-type="float">
            <text:p>0.1312373134</text:p>
          </table:table-cell>
          <table:table-cell table:formula="of:=[.M13]/([.K13]*[.$L$17])" office:value-type="float" office:value="0.0000000000937409381663114" calcext:value-type="float">
            <text:p>9.37409381663114E-01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4892168074.84337" calcext:value-type="float">
            <text:p>4892168074.84337</text:p>
          </table:table-cell>
          <table:table-cell table:formula="of:=[.A14]/1000000000000" office:value-type="float" office:value="0.00489216807484337" calcext:value-type="float">
            <text:p>0.0048921681</text:p>
          </table:table-cell>
          <table:table-cell table:formula="of:=[.B14]*[.$L$17]" office:value-type="float" office:value="6849035.30478072" calcext:value-type="float">
            <text:p>6849035.30478072</text:p>
          </table:table-cell>
          <table:table-cell table:style-name="ce7" office:value-type="string" calcext:value-type="string">
            <text:p>Median_Filter</text:p>
          </table:table-cell>
          <table:table-cell table:style-name="ce9" table:formula="of:=[.P153]" office:value-type="float" office:value="0.20960074708107" calcext:value-type="float">
            <text:p>0.210</text:p>
          </table:table-cell>
          <table:table-cell table:style-name="ce12"/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style-name="ce10"/>
          <table:table-cell/>
        </table:table-row>
        <table:table-row table:style-name="ro3">
          <table:table-cell table:style-name="ce2" office:value-type="float" office:value="1826108080.48485" calcext:value-type="float">
            <text:p>1826108080.48485</text:p>
          </table:table-cell>
          <table:table-cell table:formula="of:=[.A15]/1000000000000" office:value-type="float" office:value="0.00182610808048485" calcext:value-type="float">
            <text:p>0.0018261081</text:p>
          </table:table-cell>
          <table:table-cell table:formula="of:=[.B15]*[.$L$17]" office:value-type="float" office:value="2556551.31267879" calcext:value-type="float">
            <text:p>2556551.31267879</text:p>
          </table:table-cell>
          <table:table-cell table:style-name="ce7" office:value-type="string" calcext:value-type="string">
            <text:p>Read_PPM1</text:p>
          </table:table-cell>
          <table:table-cell table:style-name="ce9" table:formula="of:=[.P168]" office:value-type="float" office:value="0.1785387964563" calcext:value-type="float">
            <text:p>0.179</text:p>
          </table:table-cell>
          <table:table-cell table:style-name="ce12"/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17.1922023333333" calcext:value-type="float">
            <text:p>17.1922023333</text:p>
          </table:table-cell>
          <table:table-cell table:style-name="Default" table:formula="of:=AVERAGE([.J5:.J14])" office:value-type="float" office:value="67" calcext:value-type="float">
            <text:p>67</text:p>
          </table:table-cell>
          <table:table-cell table:style-name="Default" table:formula="of:=AVERAGE([.K5:.K14])" office:value-type="float" office:value="6.7" calcext:value-type="float">
            <text:p>6.7</text:p>
          </table:table-cell>
          <table:table-cell table:style-name="Default" table:formula="of:=AVERAGE([.L5:.L14])" office:value-type="float" office:value="16.32254" calcext:value-type="float">
            <text:p>16.32254</text:p>
          </table:table-cell>
          <table:table-cell table:style-name="Default" table:formula="of:=AVERAGE([.M5:.M14])" office:value-type="float" office:value="0.869662333333334" calcext:value-type="float">
            <text:p>0.8696623333</text:p>
          </table:table-cell>
          <table:table-cell table:style-name="ce26" table:formula="of:=AVERAGE([.N5:.N14])" office:value-type="float" office:value="0.129800348258707" calcext:value-type="float">
            <text:p>0.1298003483</text:p>
          </table:table-cell>
          <table:table-cell table:style-name="ce30" table:formula="of:=AVERAGE([.O4:.O13])" office:value-type="float" office:value="0.0000000000927145344705047" calcext:value-type="float">
            <text:p>9.27145344705047E-01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826108080.48485" calcext:value-type="float">
            <text:p>1826108080.48485</text:p>
          </table:table-cell>
          <table:table-cell table:formula="of:=[.A16]/1000000000000" office:value-type="float" office:value="0.00182610808048485" calcext:value-type="float">
            <text:p>0.0018261081</text:p>
          </table:table-cell>
          <table:table-cell table:formula="of:=[.B16]*[.$L$17]" office:value-type="float" office:value="2556551.31267879" calcext:value-type="float">
            <text:p>2556551.31267879</text:p>
          </table:table-cell>
          <table:table-cell table:style-name="ce7" office:value-type="string" calcext:value-type="string">
            <text:p>Read_PPM0</text:p>
          </table:table-cell>
          <table:table-cell table:style-name="ce9" table:formula="of:=[.P168]" office:value-type="float" office:value="0.1785387964563" calcext:value-type="float">
            <text:p>0.179</text:p>
          </table:table-cell>
          <table:table-cell table:style-name="ce12"/>
          <table:table-cell/>
          <table:table-cell table:style-name="ce4" office:value-type="string" calcext:value-type="string">
            <text:p>stdev</text:p>
          </table:table-cell>
          <table:table-cell table:style-name="ce20" table:formula="of:=STDEV([.I5:.I13])" office:value-type="float" office:value="0.10484462434002" calcext:value-type="float">
            <text:p>0.1048446243</text:p>
          </table:table-cell>
          <table:table-cell table:style-name="ce20" table:formula="of:=STDEV([.J5:.J13])" office:value-type="float" office:value="0" calcext:value-type="float">
            <text:p>0</text:p>
          </table:table-cell>
          <table:table-cell table:style-name="ce20" table:formula="of:=STDEV([.K5:.K13])" office:value-type="float" office:value="0" calcext:value-type="float">
            <text:p>0</text:p>
          </table:table-cell>
          <table:table-cell table:style-name="ce20" table:formula="of:=STDEV([.L5:.L13])" office:value-type="float" office:value="0" calcext:value-type="float">
            <text:p>0</text:p>
          </table:table-cell>
          <table:table-cell table:style-name="ce20" table:formula="of:=STDEV([.M5:.M13])" office:value-type="float" office:value="0.10484462434002" calcext:value-type="float">
            <text:p>0.1048446243</text:p>
          </table:table-cell>
          <table:table-cell table:style-name="ce20" table:formula="of:=STDEV([.N5:.N13])" office:value-type="float" office:value="0.0156484513940329" calcext:value-type="float">
            <text:p>0.0156484514</text:p>
          </table:table-cell>
          <table:table-cell table:style-name="ce31" table:formula="of:=STDEV([.O4:.O13])" office:value-type="float" office:value="0.0000000000111774652814521" calcext:value-type="float">
            <text:p>1.11774652814521E-011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8025252.52525253" calcext:value-type="float">
            <text:p>8025252.52525253</text:p>
          </table:table-cell>
          <table:table-cell table:formula="of:=[.A17]/1000000000000" office:value-type="float" office:value="0.00000802525252525253" calcext:value-type="float">
            <text:p>8.02525252525253E-006</text:p>
          </table:table-cell>
          <table:table-cell table:formula="of:=[.B17]*[.$L$17]" office:value-type="float" office:value="11235.3535353535" calcext:value-type="float">
            <text:p>11235.3535353535</text:p>
          </table:table-cell>
          <table:table-cell table:style-name="ce7" office:value-type="string" calcext:value-type="string">
            <text:p>Split</text:p>
          </table:table-cell>
          <table:table-cell table:style-name="ce9" table:formula="of:=AVERAGE([.$E$4:.$E$16])" office:value-type="float" office:value="0.176168140167791" calcext:value-type="float">
            <text:p>0.176</text:p>
          </table:table-cell>
          <table:table-cell table:style-name="ce12"/>
          <table:table-cell/>
          <table:table-cell table:style-name="Default" office:value-type="string" calcext:value-type="string">
            <text:p>Static power</text:p>
          </table:table-cell>
          <table:table-cell table:style-name="ce21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1" office:value-type="float" office:value="1400000000" calcext:value-type="float">
            <text:p>1400000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float" office:value="20277777.7777778" calcext:value-type="float">
            <text:p>20277777.7777778</text:p>
          </table:table-cell>
          <table:table-cell table:formula="of:=[.A18]/1000000000000" office:value-type="float" office:value="0.0000202777777777778" calcext:value-type="float">
            <text:p>2.02777777777778E-005</text:p>
          </table:table-cell>
          <table:table-cell table:formula="of:=[.B18]*[.$L$17]" office:value-type="float" office:value="28388.8888888889" calcext:value-type="float">
            <text:p>28388.8888888889</text:p>
          </table:table-cell>
          <table:table-cell table:style-name="ce7" office:value-type="string" calcext:value-type="string">
            <text:p>DisparityGen</text:p>
          </table:table-cell>
          <table:table-cell table:style-name="ce9" table:formula="of:=AVERAGE([.$E$4:.$E$16])" office:value-type="float" office:value="0.176168140167791" calcext:value-type="float">
            <text:p>0.176</text:p>
          </table:table-cell>
          <table:table-cell table:style-name="ce12"/>
          <table:table-cell/>
          <table:table-cell table:style-name="Default" office:value-type="string" calcext:value-type="string">
            <text:p>Repeat appli</text:p>
          </table:table-cell>
          <table:table-cell table:style-name="ce21" office:value-type="float" office:value="10" calcext:value-type="float">
            <text:p>1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float" office:value="8032323.23232323" calcext:value-type="float">
            <text:p>8032323.23232323</text:p>
          </table:table-cell>
          <table:table-cell table:formula="of:=[.A19]/1000000000000" office:value-type="float" office:value="0.00000803232323232323" calcext:value-type="float">
            <text:p>8.03232323232323E-006</text:p>
          </table:table-cell>
          <table:table-cell table:formula="of:=[.B19]*[.$L$17]" office:value-type="float" office:value="11245.2525252525" calcext:value-type="float">
            <text:p>11245.2525252525</text:p>
          </table:table-cell>
          <table:table-cell table:style-name="ce7" office:value-type="string" calcext:value-type="string">
            <text:p>Display_rgb0</text:p>
          </table:table-cell>
          <table:table-cell table:style-name="ce9" table:formula="of:=AVERAGE([.$E$4:.$E$16])" office:value-type="float" office:value="0.176168140167791" calcext:value-type="float">
            <text:p>0.176</text:p>
          </table:table-cell>
          <table:table-cell table:style-name="ce12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float" office:value="8032323.23232323" calcext:value-type="float">
            <text:p>8032323.23232323</text:p>
          </table:table-cell>
          <table:table-cell table:formula="of:=[.A20]/1000000000000" office:value-type="float" office:value="0.00000803232323232323" calcext:value-type="float">
            <text:p>8.03232323232323E-006</text:p>
          </table:table-cell>
          <table:table-cell table:formula="of:=[.B20]*[.$L$17]" office:value-type="float" office:value="11245.2525252525" calcext:value-type="float">
            <text:p>11245.2525252525</text:p>
          </table:table-cell>
          <table:table-cell table:style-name="ce7" office:value-type="string" calcext:value-type="string">
            <text:p>Display_RGB1</text:p>
          </table:table-cell>
          <table:table-cell table:style-name="ce9" table:formula="of:=AVERAGE([.$E$4:.$E$16])" office:value-type="float" office:value="0.176168140167791" calcext:value-type="float">
            <text:p>0.176</text:p>
          </table:table-cell>
          <table:table-cell table:style-name="ce12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4" office:value-type="float" office:value="16258585.8585859" calcext:value-type="float">
            <text:p>16258585.8585859</text:p>
          </table:table-cell>
          <table:table-cell table:formula="of:=[.A21]/1000000000000" office:value-type="float" office:value="0.0000162585858585859" calcext:value-type="float">
            <text:p>1.62585858585859E-005</text:p>
          </table:table-cell>
          <table:table-cell table:formula="of:=[.B21]*[.$L$17]" office:value-type="float" office:value="22762.0202020203" calcext:value-type="float">
            <text:p>22762.0202020203</text:p>
          </table:table-cell>
          <table:table-cell table:style-name="ce8" office:value-type="string" calcext:value-type="string">
            <text:p>OffsetGen</text:p>
          </table:table-cell>
          <table:table-cell table:style-name="ce9" table:formula="of:=AVERAGE([.$E$4:.$E$16])" office:value-type="float" office:value="0.176168140167791" calcext:value-type="float">
            <text:p>0.176</text:p>
          </table:table-cell>
          <table:table-cell table:style-name="ce13"/>
          <table:table-cell/>
          <table:table-cell table:style-name="ce16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9.274979" calcext:value-type="float">
            <text:p>189.274979</text:p>
          </table:table-cell>
          <table:table-cell office:value-type="float" office:value="730" calcext:value-type="float">
            <text:p>730</text:p>
          </table:table-cell>
          <table:table-cell table:formula="of:=[.I23]*[.$J$2]" office:value-type="float" office:value="73" calcext:value-type="float">
            <text:p>73</text:p>
          </table:table-cell>
          <table:table-cell table:formula="of:=[.J23]*[.$I$17]" office:value-type="float" office:value="177.8426" calcext:value-type="float">
            <text:p>177.8426</text:p>
          </table:table-cell>
          <table:table-cell table:formula="of:=[.H23]-[.K23]" office:value-type="float" office:value="11.432379" calcext:value-type="float">
            <text:p>11.432379</text:p>
          </table:table-cell>
          <table:table-cell table:formula="of:=[.L23]-[.$M$15]" office:value-type="float" office:value="10.5627166666667" calcext:value-type="float">
            <text:p>10.5627166667</text:p>
          </table:table-cell>
          <table:table-cell table:formula="of:=[.M23]/([.$L$21]*[.$I$18])" office:value-type="float" office:value="0.0211254333333333" calcext:value-type="float">
            <text:p>0.0211254333</text:p>
          </table:table-cell>
          <table:table-cell table:formula="of:=[.N23]/[.$C$4]" office:value-type="float" office:value="0.000000000115789862527762" calcext:value-type="float">
            <text:p>1.15789862527762E-010</text:p>
          </table:table-cell>
          <table:table-cell table:formula="of:=[.N23]/[.$B$4]" office:value-type="float" office:value="0.162105807538867" calcext:value-type="float">
            <text:p>0.16210580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8.668488" calcext:value-type="float">
            <text:p>188.668488</text:p>
          </table:table-cell>
          <table:table-cell office:value-type="float" office:value="731" calcext:value-type="float">
            <text:p>731</text:p>
          </table:table-cell>
          <table:table-cell table:formula="of:=[.I24]*[.$J$2]" office:value-type="float" office:value="73.1" calcext:value-type="float">
            <text:p>73.1</text:p>
          </table:table-cell>
          <table:table-cell table:formula="of:=[.J24]*[.$I$17]" office:value-type="float" office:value="178.08622" calcext:value-type="float">
            <text:p>178.08622</text:p>
          </table:table-cell>
          <table:table-cell table:formula="of:=[.H24]-[.K24]" office:value-type="float" office:value="10.582268" calcext:value-type="float">
            <text:p>10.582268</text:p>
          </table:table-cell>
          <table:table-cell table:formula="of:=[.L24]-[.$M$15]" office:value-type="float" office:value="9.71260566666664" calcext:value-type="float">
            <text:p>9.7126056667</text:p>
          </table:table-cell>
          <table:table-cell table:formula="of:=[.M24]/([.$L$21]*[.$I$18])" office:value-type="float" office:value="0.0194252113333333" calcext:value-type="float">
            <text:p>0.0194252113</text:p>
          </table:table-cell>
          <table:table-cell table:formula="of:=[.N24]/[.$C$4]" office:value-type="float" office:value="0.000000000106470836094537" calcext:value-type="float">
            <text:p>1.06470836094537E-010</text:p>
          </table:table-cell>
          <table:table-cell table:formula="of:=[.N24]/[.$B$4]" office:value-type="float" office:value="0.149059170532351" calcext:value-type="float">
            <text:p>0.14905917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0.237946" calcext:value-type="float">
            <text:p>190.237946</text:p>
          </table:table-cell>
          <table:table-cell office:value-type="float" office:value="734" calcext:value-type="float">
            <text:p>734</text:p>
          </table:table-cell>
          <table:table-cell table:formula="of:=[.I25]*[.$J$2]" office:value-type="float" office:value="73.4" calcext:value-type="float">
            <text:p>73.4</text:p>
          </table:table-cell>
          <table:table-cell table:formula="of:=[.J25]*[.$I$17]" office:value-type="float" office:value="178.81708" calcext:value-type="float">
            <text:p>178.81708</text:p>
          </table:table-cell>
          <table:table-cell table:formula="of:=[.H25]-[.K25]" office:value-type="float" office:value="11.420866" calcext:value-type="float">
            <text:p>11.420866</text:p>
          </table:table-cell>
          <table:table-cell table:formula="of:=[.L25]-[.$M$15]" office:value-type="float" office:value="10.5512036666667" calcext:value-type="float">
            <text:p>10.5512036667</text:p>
          </table:table-cell>
          <table:table-cell table:formula="of:=[.M25]/([.$L$21]*[.$I$18])" office:value-type="float" office:value="0.0211024073333333" calcext:value-type="float">
            <text:p>0.0211024073</text:p>
          </table:table-cell>
          <table:table-cell table:formula="of:=[.N25]/[.$C$4]" office:value-type="float" office:value="0.000000000115663655536763" calcext:value-type="float">
            <text:p>1.15663655536763E-010</text:p>
          </table:table-cell>
          <table:table-cell table:formula="of:=[.N25]/[.$B$4]" office:value-type="float" office:value="0.161929117751468" calcext:value-type="float">
            <text:p>0.16192911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8.032303" calcext:value-type="float">
            <text:p>188.032303</text:p>
          </table:table-cell>
          <table:table-cell office:value-type="float" office:value="727" calcext:value-type="float">
            <text:p>727</text:p>
          </table:table-cell>
          <table:table-cell table:formula="of:=[.I26]*[.$J$2]" office:value-type="float" office:value="72.7" calcext:value-type="float">
            <text:p>72.7</text:p>
          </table:table-cell>
          <table:table-cell table:formula="of:=[.J26]*[.$I$17]" office:value-type="float" office:value="177.11174" calcext:value-type="float">
            <text:p>177.11174</text:p>
          </table:table-cell>
          <table:table-cell table:formula="of:=[.H26]-[.K26]" office:value-type="float" office:value="10.920563" calcext:value-type="float">
            <text:p>10.920563</text:p>
          </table:table-cell>
          <table:table-cell table:formula="of:=[.L26]-[.$M$15]" office:value-type="float" office:value="10.0509006666667" calcext:value-type="float">
            <text:p>10.0509006667</text:p>
          </table:table-cell>
          <table:table-cell table:formula="of:=[.M26]/([.$L$21]*[.$I$18])" office:value-type="float" office:value="0.0201018013333334" calcext:value-type="float">
            <text:p>0.0201018013</text:p>
          </table:table-cell>
          <table:table-cell table:formula="of:=[.N26]/[.$C$4]" office:value-type="float" office:value="0.000000000110179269519382" calcext:value-type="float">
            <text:p>1.10179269519382E-010</text:p>
          </table:table-cell>
          <table:table-cell table:formula="of:=[.N26]/[.$B$4]" office:value-type="float" office:value="0.154250977327134" calcext:value-type="float">
            <text:p>0.1542509773</text:p>
          </table:table-cell>
          <table:table-cell/>
          <table:table-cell office:value-type="string" calcext:value-type="string">
            <text:p>Eliminating the worst outlier</text:p>
          </table:table-cell>
        </table:table-row>
        <table:table-row table:style-name="ro1">
          <table:table-cell table:number-columns-repeated="7"/>
          <table:table-cell office:value-type="float" office:value="189.252228" calcext:value-type="float">
            <text:p>189.252228</text:p>
          </table:table-cell>
          <table:table-cell office:value-type="float" office:value="730" calcext:value-type="float">
            <text:p>730</text:p>
          </table:table-cell>
          <table:table-cell table:formula="of:=[.I27]*[.$J$2]" office:value-type="float" office:value="73" calcext:value-type="float">
            <text:p>73</text:p>
          </table:table-cell>
          <table:table-cell table:formula="of:=[.J27]*[.$I$17]" office:value-type="float" office:value="177.8426" calcext:value-type="float">
            <text:p>177.8426</text:p>
          </table:table-cell>
          <table:table-cell table:formula="of:=[.H27]-[.K27]" office:value-type="float" office:value="11.409628" calcext:value-type="float">
            <text:p>11.409628</text:p>
          </table:table-cell>
          <table:table-cell table:formula="of:=[.L27]-[.$M$15]" office:value-type="float" office:value="10.5399656666667" calcext:value-type="float">
            <text:p>10.5399656667</text:p>
          </table:table-cell>
          <table:table-cell table:formula="of:=[.M27]/([.$L$21]*[.$I$18])" office:value-type="float" office:value="0.0210799313333333" calcext:value-type="float">
            <text:p>0.0210799313</text:p>
          </table:table-cell>
          <table:table-cell table:formula="of:=[.N27]/[.$C$4]" office:value-type="float" office:value="0.000000000115540463131234" calcext:value-type="float">
            <text:p>1.15540463131234E-010</text:p>
          </table:table-cell>
          <table:table-cell table:formula="of:=[.N27]/[.$B$4]" office:value-type="float" office:value="0.161756648383727" calcext:value-type="float">
            <text:p>0.16175664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8.295792" calcext:value-type="float">
            <text:p>188.295792</text:p>
          </table:table-cell>
          <table:table-cell office:value-type="float" office:value="729" calcext:value-type="float">
            <text:p>729</text:p>
          </table:table-cell>
          <table:table-cell table:formula="of:=[.I28]*[.$J$2]" office:value-type="float" office:value="72.9" calcext:value-type="float">
            <text:p>72.9</text:p>
          </table:table-cell>
          <table:table-cell table:formula="of:=[.J28]*[.$I$17]" office:value-type="float" office:value="177.59898" calcext:value-type="float">
            <text:p>177.59898</text:p>
          </table:table-cell>
          <table:table-cell table:formula="of:=[.H28]-[.K28]" office:value-type="float" office:value="10.696812" calcext:value-type="float">
            <text:p>10.696812</text:p>
          </table:table-cell>
          <table:table-cell table:formula="of:=[.L28]-[.$M$15]" office:value-type="float" office:value="9.82714966666666" calcext:value-type="float">
            <text:p>9.8271496667</text:p>
          </table:table-cell>
          <table:table-cell table:formula="of:=[.M28]/([.$L$21]*[.$I$18])" office:value-type="float" office:value="0.0196542993333333" calcext:value-type="float">
            <text:p>0.0196542993</text:p>
          </table:table-cell>
          <table:table-cell table:formula="of:=[.N28]/[.$C$4]" office:value-type="float" office:value="0.000000000107726482196949" calcext:value-type="float">
            <text:p>1.07726482196949E-010</text:p>
          </table:table-cell>
          <table:table-cell table:formula="of:=[.N28]/[.$B$4]" office:value-type="float" office:value="0.150817075075728" calcext:value-type="float">
            <text:p>0.15081707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9.781158" calcext:value-type="float">
            <text:p>189.781158</text:p>
          </table:table-cell>
          <table:table-cell office:value-type="float" office:value="733" calcext:value-type="float">
            <text:p>733</text:p>
          </table:table-cell>
          <table:table-cell table:formula="of:=[.I29]*[.$J$2]" office:value-type="float" office:value="73.3" calcext:value-type="float">
            <text:p>73.3</text:p>
          </table:table-cell>
          <table:table-cell table:formula="of:=[.J29]*[.$I$17]" office:value-type="float" office:value="178.57346" calcext:value-type="float">
            <text:p>178.57346</text:p>
          </table:table-cell>
          <table:table-cell table:formula="of:=[.H29]-[.K29]" office:value-type="float" office:value="11.207698" calcext:value-type="float">
            <text:p>11.207698</text:p>
          </table:table-cell>
          <table:table-cell table:formula="of:=[.L29]-[.$M$15]" office:value-type="float" office:value="10.3380356666667" calcext:value-type="float">
            <text:p>10.3380356667</text:p>
          </table:table-cell>
          <table:table-cell table:formula="of:=[.M29]/([.$L$21]*[.$I$18])" office:value-type="float" office:value="0.0206760713333334" calcext:value-type="float">
            <text:p>0.0206760713</text:p>
          </table:table-cell>
          <table:table-cell table:formula="of:=[.N29]/[.$C$4]" office:value-type="float" office:value="0.000000000113326880425374" calcext:value-type="float">
            <text:p>1.13326880425374E-010</text:p>
          </table:table-cell>
          <table:table-cell table:formula="of:=[.N29]/[.$B$4]" office:value-type="float" office:value="0.158657632595524" calcext:value-type="float">
            <text:p>0.15865763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8.863602" calcext:value-type="float">
            <text:p>188.863602</text:p>
          </table:table-cell>
          <table:table-cell office:value-type="float" office:value="729" calcext:value-type="float">
            <text:p>729</text:p>
          </table:table-cell>
          <table:table-cell table:formula="of:=[.I30]*[.$J$2]" office:value-type="float" office:value="72.9" calcext:value-type="float">
            <text:p>72.9</text:p>
          </table:table-cell>
          <table:table-cell table:formula="of:=[.J30]*[.$I$17]" office:value-type="float" office:value="177.59898" calcext:value-type="float">
            <text:p>177.59898</text:p>
          </table:table-cell>
          <table:table-cell table:formula="of:=[.H30]-[.K30]" office:value-type="float" office:value="11.264622" calcext:value-type="float">
            <text:p>11.264622</text:p>
          </table:table-cell>
          <table:table-cell table:formula="of:=[.L30]-[.$M$15]" office:value-type="float" office:value="10.3949596666666" calcext:value-type="float">
            <text:p>10.3949596667</text:p>
          </table:table-cell>
          <table:table-cell table:formula="of:=[.M30]/([.$L$21]*[.$I$18])" office:value-type="float" office:value="0.0207899193333333" calcext:value-type="float">
            <text:p>0.0207899193</text:p>
          </table:table-cell>
          <table:table-cell table:formula="of:=[.N30]/[.$C$4]" office:value-type="float" office:value="0.000000000113950888655693" calcext:value-type="float">
            <text:p>1.13950888655693E-010</text:p>
          </table:table-cell>
          <table:table-cell table:formula="of:=[.N30]/[.$B$4]" office:value-type="float" office:value="0.15953124411797" calcext:value-type="float">
            <text:p>0.15953124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8.282394" calcext:value-type="float">
            <text:p>188.282394</text:p>
          </table:table-cell>
          <table:table-cell table:style-name="ce23" office:value-type="float" office:value="726" calcext:value-type="float">
            <text:p>726</text:p>
          </table:table-cell>
          <table:table-cell table:style-name="ce23" table:formula="of:=[.I31]*[.$J$2]" office:value-type="float" office:value="72.6" calcext:value-type="float">
            <text:p>72.6</text:p>
          </table:table-cell>
          <table:table-cell table:style-name="ce23" table:formula="of:=[.J31]*[.$I$17]" office:value-type="float" office:value="176.86812" calcext:value-type="float">
            <text:p>176.86812</text:p>
          </table:table-cell>
          <table:table-cell table:formula="of:=[.H31]-[.K31]" office:value-type="float" office:value="11.414274" calcext:value-type="float">
            <text:p>11.414274</text:p>
          </table:table-cell>
          <table:table-cell table:formula="of:=[.L31]-[.$M$15]" office:value-type="float" office:value="10.5446116666667" calcext:value-type="float">
            <text:p>10.5446116667</text:p>
          </table:table-cell>
          <table:table-cell table:formula="of:=[.M31]/([.$L$21]*[.$I$18])" office:value-type="float" office:value="0.0210892233333333" calcext:value-type="float">
            <text:p>0.0210892233</text:p>
          </table:table-cell>
          <table:table-cell table:formula="of:=[.N31]/[.$C$4]" office:value-type="float" office:value="0.000000000115591393182496" calcext:value-type="float">
            <text:p>1.15591393182496E-010</text:p>
          </table:table-cell>
          <table:table-cell table:formula="of:=[.N31]/[.$B$4]" office:value-type="float" office:value="0.161827950455495" calcext:value-type="float">
            <text:p>0.161827950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188.965432222222" calcext:value-type="float">
            <text:p>188.9654322222</text:p>
          </table:table-cell>
          <table:table-cell table:style-name="ce23" table:formula="of:=AVERAGE([.I23:.I31])" office:value-type="float" office:value="729.888888888889" calcext:value-type="float">
            <text:p>729.8888888889</text:p>
          </table:table-cell>
          <table:table-cell table:style-name="ce23" table:formula="of:=AVERAGE([.J23:.J31])" office:value-type="float" office:value="72.9888888888889" calcext:value-type="float">
            <text:p>72.9888888889</text:p>
          </table:table-cell>
          <table:table-cell table:style-name="ce23" table:formula="of:=AVERAGE([.K23:.K31])" office:value-type="float" office:value="177.815531111111" calcext:value-type="float">
            <text:p>177.8155311111</text:p>
          </table:table-cell>
          <table:table-cell table:formula="of:=AVERAGE([.L23:.L31])" office:value-type="float" office:value="11.1499011111111" calcext:value-type="float">
            <text:p>11.1499011111</text:p>
          </table:table-cell>
          <table:table-cell table:formula="of:=AVERAGE([.M23:.M31])" office:value-type="float" office:value="10.2802387777778" calcext:value-type="float">
            <text:p>10.2802387778</text:p>
          </table:table-cell>
          <table:table-cell table:style-name="ce23" table:formula="of:=AVERAGE([.N23:.N31])" office:value-type="float" office:value="0.0205604775555555" calcext:value-type="float">
            <text:p>0.0205604776</text:p>
          </table:table-cell>
          <table:table-cell table:style-name="ce30" table:formula="of:=AVERAGE([.O23:.O31])" office:value-type="float" office:value="0.000000000112693303474465" calcext:value-type="float">
            <text:p>1.12693303474465E-010</text:p>
          </table:table-cell>
          <table:table-cell table:style-name="ce38" table:formula="of:=AVERAGE([.P23:.P31])" office:value-type="float" office:value="0.157770624864252" calcext:value-type="float">
            <text:p>0.1577706249</text:p>
          </table:table-cell>
          <table:table-cell table:style-name="ce10" table:formula="of:=[.O33]/[.$O$15]*100" office:value-type="float" office:value="121.548691494877" calcext:value-type="float">
            <text:p>121.5486914949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23:.H31])" office:value-type="float" office:value="0.737140211884543" calcext:value-type="float">
            <text:p>0.7371402119</text:p>
          </table:table-cell>
          <table:table-cell table:style-name="ce24" table:formula="of:=STDEV([.I23:.I31])" office:value-type="float" office:value="2.57120810342359" calcext:value-type="float">
            <text:p>2.5712081034</text:p>
          </table:table-cell>
          <table:table-cell table:style-name="ce24" table:formula="of:=STDEV([.J23:.J31])" office:value-type="float" office:value="0.257120810342357" calcext:value-type="float">
            <text:p>0.2571208103</text:p>
          </table:table-cell>
          <table:table-cell table:style-name="ce24" table:formula="of:=STDEV([.K23:.K31])" office:value-type="float" office:value="0.626397718156052" calcext:value-type="float">
            <text:p>0.6263977182</text:p>
          </table:table-cell>
          <table:table-cell table:style-name="ce24" table:formula="of:=STDEV([.L23:.L31])" office:value-type="float" office:value="0.33300924035057" calcext:value-type="float">
            <text:p>0.3330092404</text:p>
          </table:table-cell>
          <table:table-cell table:style-name="ce24" table:formula="of:=STDEV([.M23:.M31])" office:value-type="float" office:value="0.33300924035057" calcext:value-type="float">
            <text:p>0.3330092404</text:p>
          </table:table-cell>
          <table:table-cell table:style-name="ce24" table:formula="of:=STDEV([.N23:.N31])" office:value-type="float" office:value="0.000666018480701141" calcext:value-type="float">
            <text:p>0.0006660185</text:p>
          </table:table-cell>
          <table:table-cell table:style-name="ce31" table:formula="of:=STDEV([.O23:.O31])" office:value-type="float" office:value="0.00000000000365049024578593" calcext:value-type="float">
            <text:p>3.65049024578593E-012</text:p>
          </table:table-cell>
          <table:table-cell table:style-name="ce39" table:formula="of:=STDEV([.P23:.P31])" office:value-type="float" office:value="0.0051106863441003" calcext:value-type="float">
            <text:p>0.0051106863</text:p>
          </table:table-cell>
          <table:table-cell table:formula="of:=[.O34]/[.O33]*100" office:value-type="float" office:value="3.23931425669235" calcext:value-type="float">
            <text:p>3.239314256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7.788033" calcext:value-type="float">
            <text:p>117.788033</text:p>
          </table:table-cell>
          <table:table-cell office:value-type="float" office:value="447" calcext:value-type="float">
            <text:p>447</text:p>
          </table:table-cell>
          <table:table-cell table:formula="of:=[.I38]*[.$J$2]" office:value-type="float" office:value="44.7" calcext:value-type="float">
            <text:p>44.7</text:p>
          </table:table-cell>
          <table:table-cell table:formula="of:=[.J38]*[.$I$17]" office:value-type="float" office:value="108.89814" calcext:value-type="float">
            <text:p>108.89814</text:p>
          </table:table-cell>
          <table:table-cell table:formula="of:=[.H38]-[.K38]" office:value-type="float" office:value="8.889893" calcext:value-type="float">
            <text:p>8.889893</text:p>
          </table:table-cell>
          <table:table-cell table:formula="of:=[.L38]-[.$M$15]" office:value-type="float" office:value="8.02023066666667" calcext:value-type="float">
            <text:p>8.0202306667</text:p>
          </table:table-cell>
          <table:table-cell table:formula="of:=[.M38]/([.$L$36]*[.$I$18])" office:value-type="float" office:value="0.0160404613333333" calcext:value-type="float">
            <text:p>0.0160404613</text:p>
          </table:table-cell>
          <table:table-cell table:formula="of:=[.N38]/[.$C$5]" office:value-type="float" office:value="0.000000000135795668788872" calcext:value-type="float">
            <text:p>1.35795668788872E-010</text:p>
          </table:table-cell>
          <table:table-cell table:formula="of:=[.N38]/[.$B$5]" office:value-type="float" office:value="0.190113936304421" calcext:value-type="float">
            <text:p>0.19011393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7.228851" calcext:value-type="float">
            <text:p>117.228851</text:p>
          </table:table-cell>
          <table:table-cell office:value-type="float" office:value="446" calcext:value-type="float">
            <text:p>446</text:p>
          </table:table-cell>
          <table:table-cell table:formula="of:=[.I38]*[.$J$2]" office:value-type="float" office:value="44.7" calcext:value-type="float">
            <text:p>44.7</text:p>
          </table:table-cell>
          <table:table-cell table:formula="of:=[.J39]*[.$I$17]" office:value-type="float" office:value="108.89814" calcext:value-type="float">
            <text:p>108.89814</text:p>
          </table:table-cell>
          <table:table-cell table:formula="of:=[.H39]-[.K39]" office:value-type="float" office:value="8.33071100000001" calcext:value-type="float">
            <text:p>8.330711</text:p>
          </table:table-cell>
          <table:table-cell table:formula="of:=[.L39]-[.$M$15]" office:value-type="float" office:value="7.46104866666667" calcext:value-type="float">
            <text:p>7.4610486667</text:p>
          </table:table-cell>
          <table:table-cell table:formula="of:=[.M39]/([.$L$36]*[.$I$18])" office:value-type="float" office:value="0.0149220973333333" calcext:value-type="float">
            <text:p>0.0149220973</text:p>
          </table:table-cell>
          <table:table-cell table:formula="of:=[.N39]/[.$C$5]" office:value-type="float" office:value="0.000000000126327799743622" calcext:value-type="float">
            <text:p>1.26327799743622E-010</text:p>
          </table:table-cell>
          <table:table-cell table:formula="of:=[.N39]/[.$B$5]" office:value-type="float" office:value="0.176858919641071" calcext:value-type="float">
            <text:p>0.17685891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7.058014" calcext:value-type="float">
            <text:p>117.058014</text:p>
          </table:table-cell>
          <table:table-cell office:value-type="float" office:value="446" calcext:value-type="float">
            <text:p>446</text:p>
          </table:table-cell>
          <table:table-cell table:formula="of:=[.I39]*[.$J$2]" office:value-type="float" office:value="44.6" calcext:value-type="float">
            <text:p>44.6</text:p>
          </table:table-cell>
          <table:table-cell table:formula="of:=[.J40]*[.$I$17]" office:value-type="float" office:value="108.65452" calcext:value-type="float">
            <text:p>108.65452</text:p>
          </table:table-cell>
          <table:table-cell table:formula="of:=[.H40]-[.K40]" office:value-type="float" office:value="8.403494" calcext:value-type="float">
            <text:p>8.403494</text:p>
          </table:table-cell>
          <table:table-cell table:formula="of:=[.L40]-[.$M$15]" office:value-type="float" office:value="7.53383166666666" calcext:value-type="float">
            <text:p>7.5338316667</text:p>
          </table:table-cell>
          <table:table-cell table:formula="of:=[.M40]/([.$L$36]*[.$I$18])" office:value-type="float" office:value="0.0150676633333333" calcext:value-type="float">
            <text:p>0.0150676633</text:p>
          </table:table-cell>
          <table:table-cell table:formula="of:=[.N40]/[.$C$5]" office:value-type="float" office:value="0.000000000127560135392338" calcext:value-type="float">
            <text:p>1.27560135392338E-010</text:p>
          </table:table-cell>
          <table:table-cell table:formula="of:=[.N40]/[.$B$5]" office:value-type="float" office:value="0.178584189549274" calcext:value-type="float">
            <text:p>0.17858418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6.827301" calcext:value-type="float">
            <text:p>116.827301</text:p>
          </table:table-cell>
          <table:table-cell office:value-type="float" office:value="446" calcext:value-type="float">
            <text:p>446</text:p>
          </table:table-cell>
          <table:table-cell table:formula="of:=[.I40]*[.$J$2]" office:value-type="float" office:value="44.6" calcext:value-type="float">
            <text:p>44.6</text:p>
          </table:table-cell>
          <table:table-cell table:formula="of:=[.J41]*[.$I$17]" office:value-type="float" office:value="108.65452" calcext:value-type="float">
            <text:p>108.65452</text:p>
          </table:table-cell>
          <table:table-cell table:formula="of:=[.H41]-[.K41]" office:value-type="float" office:value="8.172781" calcext:value-type="float">
            <text:p>8.172781</text:p>
          </table:table-cell>
          <table:table-cell table:formula="of:=[.L41]-[.$M$15]" office:value-type="float" office:value="7.30311866666667" calcext:value-type="float">
            <text:p>7.3031186667</text:p>
          </table:table-cell>
          <table:table-cell table:formula="of:=[.M41]/([.$L$36]*[.$I$18])" office:value-type="float" office:value="0.0146062373333333" calcext:value-type="float">
            <text:p>0.0146062373</text:p>
          </table:table-cell>
          <table:table-cell table:formula="of:=[.N41]/[.$C$5]" office:value-type="float" office:value="0.00000000012365378563316" calcext:value-type="float">
            <text:p>1.2365378563316E-010</text:p>
          </table:table-cell>
          <table:table-cell table:formula="of:=[.N41]/[.$B$5]" office:value-type="float" office:value="0.173115299886424" calcext:value-type="float">
            <text:p>0.17311529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7.339256" calcext:value-type="float">
            <text:p>117.339256</text:p>
          </table:table-cell>
          <table:table-cell office:value-type="float" office:value="447" calcext:value-type="float">
            <text:p>447</text:p>
          </table:table-cell>
          <table:table-cell table:formula="of:=[.I41]*[.$J$2]" office:value-type="float" office:value="44.6" calcext:value-type="float">
            <text:p>44.6</text:p>
          </table:table-cell>
          <table:table-cell table:formula="of:=[.J42]*[.$I$17]" office:value-type="float" office:value="108.65452" calcext:value-type="float">
            <text:p>108.65452</text:p>
          </table:table-cell>
          <table:table-cell table:formula="of:=[.H42]-[.K42]" office:value-type="float" office:value="8.684736" calcext:value-type="float">
            <text:p>8.684736</text:p>
          </table:table-cell>
          <table:table-cell table:formula="of:=[.L42]-[.$M$15]" office:value-type="float" office:value="7.81507366666667" calcext:value-type="float">
            <text:p>7.8150736667</text:p>
          </table:table-cell>
          <table:table-cell table:formula="of:=[.M42]/([.$L$36]*[.$I$18])" office:value-type="float" office:value="0.0156301473333333" calcext:value-type="float">
            <text:p>0.0156301473</text:p>
          </table:table-cell>
          <table:table-cell table:formula="of:=[.N42]/[.$C$5]" office:value-type="float" office:value="0.000000000132322024054749" calcext:value-type="float">
            <text:p>1.32322024054749E-010</text:p>
          </table:table-cell>
          <table:table-cell table:formula="of:=[.N42]/[.$B$5]" office:value-type="float" office:value="0.185250833676649" calcext:value-type="float">
            <text:p>0.18525083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7.57811" calcext:value-type="float">
            <text:p>117.57811</text:p>
          </table:table-cell>
          <table:table-cell office:value-type="float" office:value="446" calcext:value-type="float">
            <text:p>446</text:p>
          </table:table-cell>
          <table:table-cell table:formula="of:=[.I42]*[.$J$2]" office:value-type="float" office:value="44.7" calcext:value-type="float">
            <text:p>44.7</text:p>
          </table:table-cell>
          <table:table-cell table:formula="of:=[.J43]*[.$I$17]" office:value-type="float" office:value="108.89814" calcext:value-type="float">
            <text:p>108.89814</text:p>
          </table:table-cell>
          <table:table-cell table:formula="of:=[.H43]-[.K43]" office:value-type="float" office:value="8.67997" calcext:value-type="float">
            <text:p>8.67997</text:p>
          </table:table-cell>
          <table:table-cell table:formula="of:=[.L43]-[.$M$15]" office:value-type="float" office:value="7.81030766666666" calcext:value-type="float">
            <text:p>7.8103076667</text:p>
          </table:table-cell>
          <table:table-cell table:formula="of:=[.M43]/([.$L$36]*[.$I$18])" office:value-type="float" office:value="0.0156206153333333" calcext:value-type="float">
            <text:p>0.0156206153</text:p>
          </table:table-cell>
          <table:table-cell table:formula="of:=[.N43]/[.$C$5]" office:value-type="float" office:value="0.000000000132241327852315" calcext:value-type="float">
            <text:p>1.32241327852315E-010</text:p>
          </table:table-cell>
          <table:table-cell table:formula="of:=[.N43]/[.$B$5]" office:value-type="float" office:value="0.185137858993241" calcext:value-type="float">
            <text:p>0.1851378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7.034378" calcext:value-type="float">
            <text:p>117.034378</text:p>
          </table:table-cell>
          <table:table-cell office:value-type="float" office:value="446" calcext:value-type="float">
            <text:p>446</text:p>
          </table:table-cell>
          <table:table-cell table:formula="of:=[.I43]*[.$J$2]" office:value-type="float" office:value="44.6" calcext:value-type="float">
            <text:p>44.6</text:p>
          </table:table-cell>
          <table:table-cell table:formula="of:=[.J44]*[.$I$17]" office:value-type="float" office:value="108.65452" calcext:value-type="float">
            <text:p>108.65452</text:p>
          </table:table-cell>
          <table:table-cell table:formula="of:=[.H44]-[.K44]" office:value-type="float" office:value="8.379858" calcext:value-type="float">
            <text:p>8.379858</text:p>
          </table:table-cell>
          <table:table-cell table:formula="of:=[.L44]-[.$M$15]" office:value-type="float" office:value="7.51019566666666" calcext:value-type="float">
            <text:p>7.5101956667</text:p>
          </table:table-cell>
          <table:table-cell table:formula="of:=[.M44]/([.$L$36]*[.$I$18])" office:value-type="float" office:value="0.0150203913333333" calcext:value-type="float">
            <text:p>0.0150203913</text:p>
          </table:table-cell>
          <table:table-cell table:formula="of:=[.N44]/[.$C$5]" office:value-type="float" office:value="0.000000000127159939118579" calcext:value-type="float">
            <text:p>1.27159939118579E-010</text:p>
          </table:table-cell>
          <table:table-cell table:formula="of:=[.N44]/[.$B$5]" office:value-type="float" office:value="0.17802391476601" calcext:value-type="float">
            <text:p>0.17802391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7.128258" calcext:value-type="float">
            <text:p>117.128258</text:p>
          </table:table-cell>
          <table:table-cell table:style-name="ce23" office:value-type="float" office:value="446" calcext:value-type="float">
            <text:p>446</text:p>
          </table:table-cell>
          <table:table-cell table:formula="of:=[.I44]*[.$J$2]" office:value-type="float" office:value="44.6" calcext:value-type="float">
            <text:p>44.6</text:p>
          </table:table-cell>
          <table:table-cell table:formula="of:=[.J45]*[.$I$17]" office:value-type="float" office:value="108.65452" calcext:value-type="float">
            <text:p>108.65452</text:p>
          </table:table-cell>
          <table:table-cell table:formula="of:=[.H45]-[.K45]" office:value-type="float" office:value="8.473738" calcext:value-type="float">
            <text:p>8.473738</text:p>
          </table:table-cell>
          <table:table-cell table:formula="of:=[.L45]-[.$M$15]" office:value-type="float" office:value="7.60407566666666" calcext:value-type="float">
            <text:p>7.6040756667</text:p>
          </table:table-cell>
          <table:table-cell table:formula="of:=[.M45]/([.$L$36]*[.$I$18])" office:value-type="float" office:value="0.0152081513333333" calcext:value-type="float">
            <text:p>0.0152081513</text:p>
          </table:table-cell>
          <table:table-cell table:formula="of:=[.N45]/[.$C$5]" office:value-type="float" office:value="0.000000000128749481603795" calcext:value-type="float">
            <text:p>1.28749481603795E-010</text:p>
          </table:table-cell>
          <table:table-cell table:formula="of:=[.N45]/[.$B$5]" office:value-type="float" office:value="0.180249274245312" calcext:value-type="float">
            <text:p>0.18024927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7.413376" calcext:value-type="float">
            <text:p>117.413376</text:p>
          </table:table-cell>
          <table:table-cell table:style-name="ce23" office:value-type="float" office:value="446" calcext:value-type="float">
            <text:p>446</text:p>
          </table:table-cell>
          <table:table-cell table:style-name="ce23" table:formula="of:=[.I45]*[.$J$2]" office:value-type="float" office:value="44.6" calcext:value-type="float">
            <text:p>44.6</text:p>
          </table:table-cell>
          <table:table-cell table:style-name="ce23" table:formula="of:=[.J46]*[.$I$17]" office:value-type="float" office:value="108.65452" calcext:value-type="float">
            <text:p>108.65452</text:p>
          </table:table-cell>
          <table:table-cell table:formula="of:=[.H46]-[.K46]" office:value-type="float" office:value="8.75885599999999" calcext:value-type="float">
            <text:p>8.758856</text:p>
          </table:table-cell>
          <table:table-cell table:formula="of:=[.L46]-[.$M$15]" office:value-type="float" office:value="7.88919366666666" calcext:value-type="float">
            <text:p>7.8891936667</text:p>
          </table:table-cell>
          <table:table-cell table:formula="of:=[.M46]/([.$L$36]*[.$I$18])" office:value-type="float" office:value="0.0157783873333333" calcext:value-type="float">
            <text:p>0.0157783873</text:p>
          </table:table-cell>
          <table:table-cell table:formula="of:=[.N46]/[.$C$5]" office:value-type="float" office:value="0.000000000133576997307883" calcext:value-type="float">
            <text:p>1.33576997307883E-010</text:p>
          </table:table-cell>
          <table:table-cell table:formula="of:=[.N46]/[.$B$5]" office:value-type="float" office:value="0.187007796231036" calcext:value-type="float">
            <text:p>0.187007796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117.266175222222" calcext:value-type="float">
            <text:p>117.2661752222</text:p>
          </table:table-cell>
          <table:table-cell table:style-name="ce23" table:formula="of:=AVERAGE([.I38:.I46])" office:value-type="float" office:value="446.222222222222" calcext:value-type="float">
            <text:p>446.2222222222</text:p>
          </table:table-cell>
          <table:table-cell table:style-name="ce23" table:formula="of:=AVERAGE([.J38:.J46])" office:value-type="float" office:value="44.6333333333333" calcext:value-type="float">
            <text:p>44.6333333333</text:p>
          </table:table-cell>
          <table:table-cell table:style-name="ce23" table:formula="of:=AVERAGE([.K38:.K46])" office:value-type="float" office:value="108.735726666667" calcext:value-type="float">
            <text:p>108.7357266667</text:p>
          </table:table-cell>
          <table:table-cell table:formula="of:=AVERAGE([.L38:.L46])" office:value-type="float" office:value="8.53044855555556" calcext:value-type="float">
            <text:p>8.5304485556</text:p>
          </table:table-cell>
          <table:table-cell table:formula="of:=AVERAGE([.M38:.M46])" office:value-type="float" office:value="7.66078622222222" calcext:value-type="float">
            <text:p>7.6607862222</text:p>
          </table:table-cell>
          <table:table-cell table:style-name="ce23" table:formula="of:=AVERAGE([.N38:.N46])" office:value-type="float" office:value="0.0153215724444444" calcext:value-type="float">
            <text:p>0.0153215724</text:p>
          </table:table-cell>
          <table:table-cell table:style-name="ce30" table:formula="of:=AVERAGE([.O38:.O46])" office:value-type="float" office:value="0.000000000129709684388368" calcext:value-type="float">
            <text:p>1.29709684388368E-010</text:p>
          </table:table-cell>
          <table:table-cell table:style-name="ce38" table:formula="of:=AVERAGE([.P38:.P46])" office:value-type="float" office:value="0.181593558143715" calcext:value-type="float">
            <text:p>0.1815935581</text:p>
          </table:table-cell>
          <table:table-cell table:formula="of:=[.O48]/[.$O$15]*100" office:value-type="float" office:value="139.902211804378" calcext:value-type="float">
            <text:p>139.9022118044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38:.H46])" office:value-type="float" office:value="0.297223317183718" calcext:value-type="float">
            <text:p>0.2972233172</text:p>
          </table:table-cell>
          <table:table-cell table:style-name="ce24" table:formula="of:=STDEV([.I38:.I46])" office:value-type="float" office:value="0.440958551844098" calcext:value-type="float">
            <text:p>0.4409585518</text:p>
          </table:table-cell>
          <table:table-cell table:style-name="ce24" table:formula="of:=STDEV([.J38:.J46])" office:value-type="float" office:value="0.0500000000000007" calcext:value-type="float">
            <text:p>0.05</text:p>
          </table:table-cell>
          <table:table-cell table:style-name="ce24" table:formula="of:=STDEV([.K38:.K46])" office:value-type="float" office:value="0.121809999999996" calcext:value-type="float">
            <text:p>0.12181</text:p>
          </table:table-cell>
          <table:table-cell table:style-name="ce24" table:formula="of:=STDEV([.L38:.L46])" office:value-type="float" office:value="0.23381717758973" calcext:value-type="float">
            <text:p>0.2338171776</text:p>
          </table:table-cell>
          <table:table-cell table:style-name="ce24" table:formula="of:=STDEV([.M38:.M46])" office:value-type="float" office:value="0.23381717758973" calcext:value-type="float">
            <text:p>0.2338171776</text:p>
          </table:table-cell>
          <table:table-cell table:style-name="ce24" table:formula="of:=STDEV([.N38:.N46])" office:value-type="float" office:value="0.00046763435517946" calcext:value-type="float">
            <text:p>0.0004676344</text:p>
          </table:table-cell>
          <table:table-cell table:style-name="ce31" table:formula="of:=STDEV([.O38:.O46])" office:value-type="float" office:value="0.00000000000395890858065809" calcext:value-type="float">
            <text:p>3.95890858065809E-012</text:p>
          </table:table-cell>
          <table:table-cell table:style-name="ce39" table:formula="of:=STDEV([.P38:.P46])" office:value-type="float" office:value="0.00554247201292133" calcext:value-type="float">
            <text:p>0.005542472</text:p>
          </table:table-cell>
          <table:table-cell table:formula="of:=[.O49]/[.O48]*100" office:value-type="float" office:value="3.05213030108422" calcext:value-type="float">
            <text:p>3.052130301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8.346764" calcext:value-type="float">
            <text:p>118.346764</text:p>
          </table:table-cell>
          <table:table-cell office:value-type="float" office:value="450" calcext:value-type="float">
            <text:p>450</text:p>
          </table:table-cell>
          <table:table-cell table:formula="of:=[.I53]*[.$J$2]" office:value-type="float" office:value="45" calcext:value-type="float">
            <text:p>45</text:p>
          </table:table-cell>
          <table:table-cell table:formula="of:=[.J53]*[.$I$17]" office:value-type="float" office:value="109.629" calcext:value-type="float">
            <text:p>109.629</text:p>
          </table:table-cell>
          <table:table-cell table:formula="of:=[.H53]-[.K53]" office:value-type="float" office:value="8.717764" calcext:value-type="float">
            <text:p>8.717764</text:p>
          </table:table-cell>
          <table:table-cell table:formula="of:=[.L53]-[.$M$15]" office:value-type="float" office:value="7.84810166666667" calcext:value-type="float">
            <text:p>7.8481016667</text:p>
          </table:table-cell>
          <table:table-cell table:formula="of:=[.M53]/([.$L$51]*[.$I$18])" office:value-type="float" office:value="0.0156962033333333" calcext:value-type="float">
            <text:p>0.0156962033</text:p>
          </table:table-cell>
          <table:table-cell table:formula="of:=[.N53]/[.$C$6]" office:value-type="float" office:value="0.000000000132881242303596" calcext:value-type="float">
            <text:p>1.32881242303596E-010</text:p>
          </table:table-cell>
          <table:table-cell table:formula="of:=[.N53]/[.$B$6]" office:value-type="float" office:value="0.186033739225034" calcext:value-type="float">
            <text:p>0.18603373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8.831131" calcext:value-type="float">
            <text:p>118.831131</text:p>
          </table:table-cell>
          <table:table-cell office:value-type="float" office:value="450" calcext:value-type="float">
            <text:p>450</text:p>
          </table:table-cell>
          <table:table-cell table:formula="of:=[.I54]*[.$J$2]" office:value-type="float" office:value="45" calcext:value-type="float">
            <text:p>45</text:p>
          </table:table-cell>
          <table:table-cell table:formula="of:=[.J54]*[.$I$17]" office:value-type="float" office:value="109.629" calcext:value-type="float">
            <text:p>109.629</text:p>
          </table:table-cell>
          <table:table-cell table:formula="of:=[.H54]-[.K54]" office:value-type="float" office:value="9.20213100000001" calcext:value-type="float">
            <text:p>9.202131</text:p>
          </table:table-cell>
          <table:table-cell table:formula="of:=[.L54]-[.$M$15]" office:value-type="float" office:value="8.33246866666667" calcext:value-type="float">
            <text:p>8.3324686667</text:p>
          </table:table-cell>
          <table:table-cell table:formula="of:=[.M54]/([.$L$51]*[.$I$18])" office:value-type="float" office:value="0.0166649373333333" calcext:value-type="float">
            <text:p>0.0166649373</text:p>
          </table:table-cell>
          <table:table-cell table:formula="of:=[.N54]/[.$C$6]" office:value-type="float" office:value="0.000000000141082370605009" calcext:value-type="float">
            <text:p>1.41082370605009E-010</text:p>
          </table:table-cell>
          <table:table-cell table:formula="of:=[.N54]/[.$B$6]" office:value-type="float" office:value="0.197515318847012" calcext:value-type="float">
            <text:p>0.19751531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8.208305" calcext:value-type="float">
            <text:p>118.208305</text:p>
          </table:table-cell>
          <table:table-cell office:value-type="float" office:value="450" calcext:value-type="float">
            <text:p>450</text:p>
          </table:table-cell>
          <table:table-cell table:formula="of:=[.I55]*[.$J$2]" office:value-type="float" office:value="45" calcext:value-type="float">
            <text:p>45</text:p>
          </table:table-cell>
          <table:table-cell table:formula="of:=[.J55]*[.$I$17]" office:value-type="float" office:value="109.629" calcext:value-type="float">
            <text:p>109.629</text:p>
          </table:table-cell>
          <table:table-cell table:formula="of:=[.H55]-[.K55]" office:value-type="float" office:value="8.57930500000001" calcext:value-type="float">
            <text:p>8.579305</text:p>
          </table:table-cell>
          <table:table-cell table:formula="of:=[.L55]-[.$M$15]" office:value-type="float" office:value="7.70964266666667" calcext:value-type="float">
            <text:p>7.7096426667</text:p>
          </table:table-cell>
          <table:table-cell table:formula="of:=[.M55]/([.$L$51]*[.$I$18])" office:value-type="float" office:value="0.0154192853333333" calcext:value-type="float">
            <text:p>0.0154192853</text:p>
          </table:table-cell>
          <table:table-cell table:formula="of:=[.N55]/[.$C$6]" office:value-type="float" office:value="0.00000000013053690418088" calcext:value-type="float">
            <text:p>1.3053690418088E-010</text:p>
          </table:table-cell>
          <table:table-cell table:formula="of:=[.N55]/[.$B$6]" office:value-type="float" office:value="0.182751665853233" calcext:value-type="float">
            <text:p>0.18275166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8.183907" calcext:value-type="float">
            <text:p>118.183907</text:p>
          </table:table-cell>
          <table:table-cell office:value-type="float" office:value="450" calcext:value-type="float">
            <text:p>450</text:p>
          </table:table-cell>
          <table:table-cell table:formula="of:=[.I56]*[.$J$2]" office:value-type="float" office:value="45" calcext:value-type="float">
            <text:p>45</text:p>
          </table:table-cell>
          <table:table-cell table:formula="of:=[.J56]*[.$I$17]" office:value-type="float" office:value="109.629" calcext:value-type="float">
            <text:p>109.629</text:p>
          </table:table-cell>
          <table:table-cell table:formula="of:=[.H56]-[.K56]" office:value-type="float" office:value="8.55490700000001" calcext:value-type="float">
            <text:p>8.554907</text:p>
          </table:table-cell>
          <table:table-cell table:formula="of:=[.L56]-[.$M$15]" office:value-type="float" office:value="7.68524466666668" calcext:value-type="float">
            <text:p>7.6852446667</text:p>
          </table:table-cell>
          <table:table-cell table:formula="of:=[.M56]/([.$L$51]*[.$I$18])" office:value-type="float" office:value="0.0153704893333334" calcext:value-type="float">
            <text:p>0.0153704893</text:p>
          </table:table-cell>
          <table:table-cell table:formula="of:=[.N56]/[.$C$6]" office:value-type="float" office:value="0.00000000013012380599645" calcext:value-type="float">
            <text:p>1.3012380599645E-010</text:p>
          </table:table-cell>
          <table:table-cell table:formula="of:=[.N56]/[.$B$6]" office:value-type="float" office:value="0.182173328395031" calcext:value-type="float">
            <text:p>0.18217332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8.617538" calcext:value-type="float">
            <text:p>118.617538</text:p>
          </table:table-cell>
          <table:table-cell office:value-type="float" office:value="451" calcext:value-type="float">
            <text:p>451</text:p>
          </table:table-cell>
          <table:table-cell table:formula="of:=[.I57]*[.$J$2]" office:value-type="float" office:value="45.1" calcext:value-type="float">
            <text:p>45.1</text:p>
          </table:table-cell>
          <table:table-cell table:formula="of:=[.J57]*[.$I$17]" office:value-type="float" office:value="109.87262" calcext:value-type="float">
            <text:p>109.87262</text:p>
          </table:table-cell>
          <table:table-cell table:formula="of:=[.H57]-[.K57]" office:value-type="float" office:value="8.744918" calcext:value-type="float">
            <text:p>8.744918</text:p>
          </table:table-cell>
          <table:table-cell table:formula="of:=[.L57]-[.$M$15]" office:value-type="float" office:value="7.87525566666666" calcext:value-type="float">
            <text:p>7.8752556667</text:p>
          </table:table-cell>
          <table:table-cell table:formula="of:=[.M57]/([.$L$51]*[.$I$18])" office:value-type="float" office:value="0.0157505113333333" calcext:value-type="float">
            <text:p>0.0157505113</text:p>
          </table:table-cell>
          <table:table-cell table:formula="of:=[.N57]/[.$C$6]" office:value-type="float" office:value="0.000000000133341004091448" calcext:value-type="float">
            <text:p>1.33341004091448E-010</text:p>
          </table:table-cell>
          <table:table-cell table:formula="of:=[.N57]/[.$B$6]" office:value-type="float" office:value="0.186677405728027" calcext:value-type="float">
            <text:p>0.18667740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8.981491" calcext:value-type="float">
            <text:p>118.981491</text:p>
          </table:table-cell>
          <table:table-cell office:value-type="float" office:value="451" calcext:value-type="float">
            <text:p>451</text:p>
          </table:table-cell>
          <table:table-cell table:formula="of:=[.I58]*[.$J$2]" office:value-type="float" office:value="45.1" calcext:value-type="float">
            <text:p>45.1</text:p>
          </table:table-cell>
          <table:table-cell table:formula="of:=[.J58]*[.$I$17]" office:value-type="float" office:value="109.87262" calcext:value-type="float">
            <text:p>109.87262</text:p>
          </table:table-cell>
          <table:table-cell table:formula="of:=[.H58]-[.K58]" office:value-type="float" office:value="9.10887100000001" calcext:value-type="float">
            <text:p>9.108871</text:p>
          </table:table-cell>
          <table:table-cell table:formula="of:=[.L58]-[.$M$15]" office:value-type="float" office:value="8.23920866666667" calcext:value-type="float">
            <text:p>8.2392086667</text:p>
          </table:table-cell>
          <table:table-cell table:formula="of:=[.M58]/([.$L$51]*[.$I$18])" office:value-type="float" office:value="0.0164784173333333" calcext:value-type="float">
            <text:p>0.0164784173</text:p>
          </table:table-cell>
          <table:table-cell table:formula="of:=[.N58]/[.$C$6]" office:value-type="float" office:value="0.000000000139503325737399" calcext:value-type="float">
            <text:p>1.39503325737399E-010</text:p>
          </table:table-cell>
          <table:table-cell table:formula="of:=[.N58]/[.$B$6]" office:value-type="float" office:value="0.195304656032358" calcext:value-type="float">
            <text:p>0.1953046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9.050781" calcext:value-type="float">
            <text:p>119.050781</text:p>
          </table:table-cell>
          <table:table-cell office:value-type="float" office:value="450" calcext:value-type="float">
            <text:p>450</text:p>
          </table:table-cell>
          <table:table-cell table:formula="of:=[.I59]*[.$J$2]" office:value-type="float" office:value="45" calcext:value-type="float">
            <text:p>45</text:p>
          </table:table-cell>
          <table:table-cell table:formula="of:=[.J59]*[.$I$17]" office:value-type="float" office:value="109.629" calcext:value-type="float">
            <text:p>109.629</text:p>
          </table:table-cell>
          <table:table-cell table:formula="of:=[.H59]-[.K59]" office:value-type="float" office:value="9.42178100000001" calcext:value-type="float">
            <text:p>9.421781</text:p>
          </table:table-cell>
          <table:table-cell table:formula="of:=[.L59]-[.$M$15]" office:value-type="float" office:value="8.55211866666668" calcext:value-type="float">
            <text:p>8.5521186667</text:p>
          </table:table-cell>
          <table:table-cell table:formula="of:=[.M59]/([.$L$51]*[.$I$18])" office:value-type="float" office:value="0.0171042373333334" calcext:value-type="float">
            <text:p>0.0171042373</text:p>
          </table:table-cell>
          <table:table-cell table:formula="of:=[.N59]/[.$C$6]" office:value-type="float" office:value="0.000000000144801405616488" calcext:value-type="float">
            <text:p>1.44801405616488E-010</text:p>
          </table:table-cell>
          <table:table-cell table:formula="of:=[.N59]/[.$B$6]" office:value-type="float" office:value="0.202721967863084" calcext:value-type="float">
            <text:p>0.20272196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8.475502" calcext:value-type="float">
            <text:p>118.475502</text:p>
          </table:table-cell>
          <table:table-cell office:value-type="float" office:value="451" calcext:value-type="float">
            <text:p>451</text:p>
          </table:table-cell>
          <table:table-cell table:formula="of:=[.I60]*[.$J$2]" office:value-type="float" office:value="45.1" calcext:value-type="float">
            <text:p>45.1</text:p>
          </table:table-cell>
          <table:table-cell table:formula="of:=[.J60]*[.$I$17]" office:value-type="float" office:value="109.87262" calcext:value-type="float">
            <text:p>109.87262</text:p>
          </table:table-cell>
          <table:table-cell table:formula="of:=[.H60]-[.K60]" office:value-type="float" office:value="8.60288200000001" calcext:value-type="float">
            <text:p>8.602882</text:p>
          </table:table-cell>
          <table:table-cell table:formula="of:=[.L60]-[.$M$15]" office:value-type="float" office:value="7.73321966666667" calcext:value-type="float">
            <text:p>7.7332196667</text:p>
          </table:table-cell>
          <table:table-cell table:formula="of:=[.M60]/([.$L$51]*[.$I$18])" office:value-type="float" office:value="0.0154664393333333" calcext:value-type="float">
            <text:p>0.0154664393</text:p>
          </table:table-cell>
          <table:table-cell table:formula="of:=[.N60]/[.$C$6]" office:value-type="float" office:value="0.000000000130936101487803" calcext:value-type="float">
            <text:p>1.30936101487803E-010</text:p>
          </table:table-cell>
          <table:table-cell table:formula="of:=[.N60]/[.$B$6]" office:value-type="float" office:value="0.183310542082925" calcext:value-type="float">
            <text:p>0.18331054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8.235733" calcext:value-type="float">
            <text:p>118.235733</text:p>
          </table:table-cell>
          <table:table-cell table:style-name="ce23" office:value-type="float" office:value="451" calcext:value-type="float">
            <text:p>451</text:p>
          </table:table-cell>
          <table:table-cell table:style-name="ce23" table:formula="of:=[.I61]*[.$J$2]" office:value-type="float" office:value="45.1" calcext:value-type="float">
            <text:p>45.1</text:p>
          </table:table-cell>
          <table:table-cell table:style-name="ce23" table:formula="of:=[.J61]*[.$I$17]" office:value-type="float" office:value="109.87262" calcext:value-type="float">
            <text:p>109.87262</text:p>
          </table:table-cell>
          <table:table-cell table:formula="of:=[.H61]-[.K61]" office:value-type="float" office:value="8.363113" calcext:value-type="float">
            <text:p>8.363113</text:p>
          </table:table-cell>
          <table:table-cell table:formula="of:=[.L61]-[.$M$15]" office:value-type="float" office:value="7.49345066666666" calcext:value-type="float">
            <text:p>7.4934506667</text:p>
          </table:table-cell>
          <table:table-cell table:formula="of:=[.M61]/([.$L$51]*[.$I$18])" office:value-type="float" office:value="0.0149869013333333" calcext:value-type="float">
            <text:p>0.0149869013</text:p>
          </table:table-cell>
          <table:table-cell table:formula="of:=[.N61]/[.$C$6]" office:value-type="float" office:value="0.000000000126876418785015" calcext:value-type="float">
            <text:p>1.26876418785015E-010</text:p>
          </table:table-cell>
          <table:table-cell table:formula="of:=[.N61]/[.$B$6]" office:value-type="float" office:value="0.177626986299021" calcext:value-type="float">
            <text:p>0.177626986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118.547905777778" calcext:value-type="float">
            <text:p>118.5479057778</text:p>
          </table:table-cell>
          <table:table-cell table:style-name="ce23" table:formula="of:=AVERAGE([.I53:.I61])" office:value-type="float" office:value="450.444444444444" calcext:value-type="float">
            <text:p>450.4444444444</text:p>
          </table:table-cell>
          <table:table-cell table:style-name="ce23" table:formula="of:=AVERAGE([.J53:.J61])" office:value-type="float" office:value="45.0444444444445" calcext:value-type="float">
            <text:p>45.0444444444</text:p>
          </table:table-cell>
          <table:table-cell table:style-name="ce23" table:formula="of:=AVERAGE([.K53:.K61])" office:value-type="float" office:value="109.737275555556" calcext:value-type="float">
            <text:p>109.7372755556</text:p>
          </table:table-cell>
          <table:table-cell table:formula="of:=AVERAGE([.L53:.L61])" office:value-type="float" office:value="8.81063022222223" calcext:value-type="float">
            <text:p>8.8106302222</text:p>
          </table:table-cell>
          <table:table-cell table:formula="of:=AVERAGE([.M53:.M61])" office:value-type="float" office:value="7.94096788888889" calcext:value-type="float">
            <text:p>7.9409678889</text:p>
          </table:table-cell>
          <table:table-cell table:style-name="ce23" table:formula="of:=AVERAGE([.N53:.N61])" office:value-type="float" office:value="0.0158819357777778" calcext:value-type="float">
            <text:p>0.0158819358</text:p>
          </table:table-cell>
          <table:table-cell table:style-name="ce30" table:formula="of:=AVERAGE([.O53:.O61])" office:value-type="float" office:value="0.000000000134453619867121" calcext:value-type="float">
            <text:p>1.34453619867121E-010</text:p>
          </table:table-cell>
          <table:table-cell table:style-name="ce38" table:formula="of:=AVERAGE([.P53:.P61])" office:value-type="float" office:value="0.188235067813969" calcext:value-type="float">
            <text:p>0.1882350678</text:p>
          </table:table-cell>
          <table:table-cell table:formula="of:=[.O63]/[.$O$15]*100" office:value-type="float" office:value="145.018923553884" calcext:value-type="float">
            <text:p>145.0189235539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53:.H61])" office:value-type="float" office:value="0.338548513955084" calcext:value-type="float">
            <text:p>0.338548514</text:p>
          </table:table-cell>
          <table:table-cell table:style-name="ce24" table:formula="of:=STDEV([.I53:.I61])" office:value-type="float" office:value="0.52704627669473" calcext:value-type="float">
            <text:p>0.5270462767</text:p>
          </table:table-cell>
          <table:table-cell table:style-name="ce24" table:formula="of:=STDEV([.J53:.J61])" office:value-type="float" office:value="0.0527046276694737" calcext:value-type="float">
            <text:p>0.0527046277</text:p>
          </table:table-cell>
          <table:table-cell table:style-name="ce24" table:formula="of:=STDEV([.K53:.K61])" office:value-type="float" office:value="0.128399013928374" calcext:value-type="float">
            <text:p>0.1283990139</text:p>
          </table:table-cell>
          <table:table-cell table:style-name="ce24" table:formula="of:=STDEV([.L53:.L61])" office:value-type="float" office:value="0.351959627999002" calcext:value-type="float">
            <text:p>0.351959628</text:p>
          </table:table-cell>
          <table:table-cell table:style-name="ce24" table:formula="of:=STDEV([.M53:.M61])" office:value-type="float" office:value="0.351959627999002" calcext:value-type="float">
            <text:p>0.351959628</text:p>
          </table:table-cell>
          <table:table-cell table:style-name="ce24" table:formula="of:=STDEV([.N53:.N61])" office:value-type="float" office:value="0.000703919255998004" calcext:value-type="float">
            <text:p>0.0007039193</text:p>
          </table:table-cell>
          <table:table-cell table:style-name="ce31" table:formula="of:=STDEV([.O53:.O61])" office:value-type="float" office:value="0.00000000000595925417325576" calcext:value-type="float">
            <text:p>5.95925417325576E-012</text:p>
          </table:table-cell>
          <table:table-cell table:style-name="ce39" table:formula="of:=STDEV([.P53:.P61])" office:value-type="float" office:value="0.00834295584255807" calcext:value-type="float">
            <text:p>0.0083429558</text:p>
          </table:table-cell>
          <table:table-cell table:formula="of:=[.O64]/[.O63]*100" office:value-type="float" office:value="4.43220061992025" calcext:value-type="float">
            <text:p>4.432200619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Iterations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856808" calcext:value-type="float">
            <text:p>62.856808</text:p>
          </table:table-cell>
          <table:table-cell office:value-type="float" office:value="240" calcext:value-type="float">
            <text:p>240</text:p>
          </table:table-cell>
          <table:table-cell table:formula="of:=[.I68]*[.$J$2]" office:value-type="float" office:value="24" calcext:value-type="float">
            <text:p>24</text:p>
          </table:table-cell>
          <table:table-cell table:formula="of:=[.J68]*[.$I$17]" office:value-type="float" office:value="58.4688" calcext:value-type="float">
            <text:p>58.4688</text:p>
          </table:table-cell>
          <table:table-cell table:formula="of:=[.H68]-[.K68]" office:value-type="float" office:value="4.388008" calcext:value-type="float">
            <text:p>4.388008</text:p>
          </table:table-cell>
          <table:table-cell table:formula="of:=[.L68]-[.$M$15]" office:value-type="float" office:value="3.51834566666667" calcext:value-type="float">
            <text:p>3.5183456667</text:p>
          </table:table-cell>
          <table:table-cell table:formula="of:=[.M68]/([.$L$66]*[.$I$18])" office:value-type="float" office:value="0.00703669133333333" calcext:value-type="float">
            <text:p>0.0070366913</text:p>
          </table:table-cell>
          <table:table-cell table:formula="of:=[.N68]/[.$C$7]" office:value-type="float" office:value="0.000000000133249309242192" calcext:value-type="float">
            <text:p>1.33249309242192E-010</text:p>
          </table:table-cell>
          <table:table-cell table:formula="of:=[.N68]/[.$B$7]" office:value-type="float" office:value="0.186549032939069" calcext:value-type="float">
            <text:p>0.18654903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403267" calcext:value-type="float">
            <text:p>62.403267</text:p>
          </table:table-cell>
          <table:table-cell office:value-type="float" office:value="240" calcext:value-type="float">
            <text:p>240</text:p>
          </table:table-cell>
          <table:table-cell table:formula="of:=[.I69]*[.$J$2]" office:value-type="float" office:value="24" calcext:value-type="float">
            <text:p>24</text:p>
          </table:table-cell>
          <table:table-cell table:formula="of:=[.J69]*[.$I$17]" office:value-type="float" office:value="58.4688" calcext:value-type="float">
            <text:p>58.4688</text:p>
          </table:table-cell>
          <table:table-cell table:formula="of:=[.H69]-[.K69]" office:value-type="float" office:value="3.934467" calcext:value-type="float">
            <text:p>3.934467</text:p>
          </table:table-cell>
          <table:table-cell table:formula="of:=[.L69]-[.$M$15]" office:value-type="float" office:value="3.06480466666666" calcext:value-type="float">
            <text:p>3.0648046667</text:p>
          </table:table-cell>
          <table:table-cell table:formula="of:=[.M69]/([.$L$66]*[.$I$18])" office:value-type="float" office:value="0.00612960933333333" calcext:value-type="float">
            <text:p>0.0061296093</text:p>
          </table:table-cell>
          <table:table-cell table:formula="of:=[.N69]/[.$C$7]" office:value-type="float" office:value="0.000000000116072479365704" calcext:value-type="float">
            <text:p>1.16072479365704E-010</text:p>
          </table:table-cell>
          <table:table-cell table:formula="of:=[.N69]/[.$B$7]" office:value-type="float" office:value="0.162501471111985" calcext:value-type="float">
            <text:p>0.16250147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857044" calcext:value-type="float">
            <text:p>62.857044</text:p>
          </table:table-cell>
          <table:table-cell office:value-type="float" office:value="240" calcext:value-type="float">
            <text:p>240</text:p>
          </table:table-cell>
          <table:table-cell table:formula="of:=[.I70]*[.$J$2]" office:value-type="float" office:value="24" calcext:value-type="float">
            <text:p>24</text:p>
          </table:table-cell>
          <table:table-cell table:formula="of:=[.J70]*[.$I$17]" office:value-type="float" office:value="58.4688" calcext:value-type="float">
            <text:p>58.4688</text:p>
          </table:table-cell>
          <table:table-cell table:formula="of:=[.H70]-[.K70]" office:value-type="float" office:value="4.388244" calcext:value-type="float">
            <text:p>4.388244</text:p>
          </table:table-cell>
          <table:table-cell table:formula="of:=[.L70]-[.$M$15]" office:value-type="float" office:value="3.51858166666667" calcext:value-type="float">
            <text:p>3.5185816667</text:p>
          </table:table-cell>
          <table:table-cell table:formula="of:=[.M70]/([.$L$66]*[.$I$18])" office:value-type="float" office:value="0.00703716333333333" calcext:value-type="float">
            <text:p>0.0070371633</text:p>
          </table:table-cell>
          <table:table-cell table:formula="of:=[.N70]/[.$C$7]" office:value-type="float" office:value="0.00000000013325824720337" calcext:value-type="float">
            <text:p>1.3325824720337E-010</text:p>
          </table:table-cell>
          <table:table-cell table:formula="of:=[.N70]/[.$B$7]" office:value-type="float" office:value="0.186561546084719" calcext:value-type="float">
            <text:p>0.18656154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3.301907" calcext:value-type="float">
            <text:p>63.301907</text:p>
          </table:table-cell>
          <table:table-cell office:value-type="float" office:value="240" calcext:value-type="float">
            <text:p>240</text:p>
          </table:table-cell>
          <table:table-cell table:formula="of:=[.I71]*[.$J$2]" office:value-type="float" office:value="24" calcext:value-type="float">
            <text:p>24</text:p>
          </table:table-cell>
          <table:table-cell table:formula="of:=[.J71]*[.$I$17]" office:value-type="float" office:value="58.4688" calcext:value-type="float">
            <text:p>58.4688</text:p>
          </table:table-cell>
          <table:table-cell table:formula="of:=[.H71]-[.K71]" office:value-type="float" office:value="4.833107" calcext:value-type="float">
            <text:p>4.833107</text:p>
          </table:table-cell>
          <table:table-cell table:formula="of:=[.L71]-[.$M$15]" office:value-type="float" office:value="3.96344466666666" calcext:value-type="float">
            <text:p>3.9634446667</text:p>
          </table:table-cell>
          <table:table-cell table:formula="of:=[.M71]/([.$L$66]*[.$I$18])" office:value-type="float" office:value="0.00792688933333333" calcext:value-type="float">
            <text:p>0.0079268893</text:p>
          </table:table-cell>
          <table:table-cell table:formula="of:=[.N71]/[.$C$7]" office:value-type="float" office:value="0.000000000150106417642965" calcext:value-type="float">
            <text:p>1.50106417642965E-010</text:p>
          </table:table-cell>
          <table:table-cell table:formula="of:=[.N71]/[.$B$7]" office:value-type="float" office:value="0.210148984700151" calcext:value-type="float">
            <text:p>0.21014898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500954" calcext:value-type="float">
            <text:p>62.500954</text:p>
          </table:table-cell>
          <table:table-cell office:value-type="float" office:value="239" calcext:value-type="float">
            <text:p>239</text:p>
          </table:table-cell>
          <table:table-cell table:formula="of:=[.I72]*[.$J$2]" office:value-type="float" office:value="23.9" calcext:value-type="float">
            <text:p>23.9</text:p>
          </table:table-cell>
          <table:table-cell table:formula="of:=[.J72]*[.$I$17]" office:value-type="float" office:value="58.22518" calcext:value-type="float">
            <text:p>58.22518</text:p>
          </table:table-cell>
          <table:table-cell table:formula="of:=[.H72]-[.K72]" office:value-type="float" office:value="4.275774" calcext:value-type="float">
            <text:p>4.275774</text:p>
          </table:table-cell>
          <table:table-cell table:formula="of:=[.L72]-[.$M$15]" office:value-type="float" office:value="3.40611166666666" calcext:value-type="float">
            <text:p>3.4061116667</text:p>
          </table:table-cell>
          <table:table-cell table:formula="of:=[.M72]/([.$L$66]*[.$I$18])" office:value-type="float" office:value="0.00681222333333333" calcext:value-type="float">
            <text:p>0.0068122233</text:p>
          </table:table-cell>
          <table:table-cell table:formula="of:=[.N72]/[.$C$7]" office:value-type="float" office:value="0.000000000128998702738353" calcext:value-type="float">
            <text:p>1.28998702738353E-010</text:p>
          </table:table-cell>
          <table:table-cell table:formula="of:=[.N72]/[.$B$7]" office:value-type="float" office:value="0.180598183833694" calcext:value-type="float">
            <text:p>0.18059818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857845" calcext:value-type="float">
            <text:p>62.857845</text:p>
          </table:table-cell>
          <table:table-cell office:value-type="float" office:value="240" calcext:value-type="float">
            <text:p>240</text:p>
          </table:table-cell>
          <table:table-cell table:formula="of:=[.I73]*[.$J$2]" office:value-type="float" office:value="24" calcext:value-type="float">
            <text:p>24</text:p>
          </table:table-cell>
          <table:table-cell table:formula="of:=[.J73]*[.$I$17]" office:value-type="float" office:value="58.4688" calcext:value-type="float">
            <text:p>58.4688</text:p>
          </table:table-cell>
          <table:table-cell table:formula="of:=[.H73]-[.K73]" office:value-type="float" office:value="4.389045" calcext:value-type="float">
            <text:p>4.389045</text:p>
          </table:table-cell>
          <table:table-cell table:formula="of:=[.L73]-[.$M$15]" office:value-type="float" office:value="3.51938266666666" calcext:value-type="float">
            <text:p>3.5193826667</text:p>
          </table:table-cell>
          <table:table-cell table:formula="of:=[.M73]/([.$L$66]*[.$I$18])" office:value-type="float" office:value="0.00703876533333332" calcext:value-type="float">
            <text:p>0.0070387653</text:p>
          </table:table-cell>
          <table:table-cell table:formula="of:=[.N73]/[.$C$7]" office:value-type="float" office:value="0.000000000133288583249574" calcext:value-type="float">
            <text:p>1.33288583249574E-010</text:p>
          </table:table-cell>
          <table:table-cell table:formula="of:=[.N73]/[.$B$7]" office:value-type="float" office:value="0.186604016549403" calcext:value-type="float">
            <text:p>0.18660401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663448" calcext:value-type="float">
            <text:p>62.663448</text:p>
          </table:table-cell>
          <table:table-cell office:value-type="float" office:value="240" calcext:value-type="float">
            <text:p>240</text:p>
          </table:table-cell>
          <table:table-cell table:formula="of:=[.I74]*[.$J$2]" office:value-type="float" office:value="24" calcext:value-type="float">
            <text:p>24</text:p>
          </table:table-cell>
          <table:table-cell table:formula="of:=[.J74]*[.$I$17]" office:value-type="float" office:value="58.4688" calcext:value-type="float">
            <text:p>58.4688</text:p>
          </table:table-cell>
          <table:table-cell table:formula="of:=[.H74]-[.K74]" office:value-type="float" office:value="4.194648" calcext:value-type="float">
            <text:p>4.194648</text:p>
          </table:table-cell>
          <table:table-cell table:formula="of:=[.L74]-[.$M$15]" office:value-type="float" office:value="3.32498566666667" calcext:value-type="float">
            <text:p>3.3249856667</text:p>
          </table:table-cell>
          <table:table-cell table:formula="of:=[.M74]/([.$L$66]*[.$I$18])" office:value-type="float" office:value="0.00664997133333333" calcext:value-type="float">
            <text:p>0.0066499713</text:p>
          </table:table-cell>
          <table:table-cell table:formula="of:=[.N74]/[.$C$7]" office:value-type="float" office:value="0.000000000125926240710532" calcext:value-type="float">
            <text:p>1.25926240710532E-010</text:p>
          </table:table-cell>
          <table:table-cell table:formula="of:=[.N74]/[.$B$7]" office:value-type="float" office:value="0.176296736994744" calcext:value-type="float">
            <text:p>0.1762967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044937" calcext:value-type="float">
            <text:p>62.044937</text:p>
          </table:table-cell>
          <table:table-cell office:value-type="float" office:value="240" calcext:value-type="float">
            <text:p>240</text:p>
          </table:table-cell>
          <table:table-cell table:formula="of:=[.I75]*[.$J$2]" office:value-type="float" office:value="24" calcext:value-type="float">
            <text:p>24</text:p>
          </table:table-cell>
          <table:table-cell table:formula="of:=[.J75]*[.$I$17]" office:value-type="float" office:value="58.4688" calcext:value-type="float">
            <text:p>58.4688</text:p>
          </table:table-cell>
          <table:table-cell table:formula="of:=[.H75]-[.K75]" office:value-type="float" office:value="3.576137" calcext:value-type="float">
            <text:p>3.576137</text:p>
          </table:table-cell>
          <table:table-cell table:formula="of:=[.L75]-[.$M$15]" office:value-type="float" office:value="2.70647466666666" calcext:value-type="float">
            <text:p>2.7064746667</text:p>
          </table:table-cell>
          <table:table-cell table:formula="of:=[.M75]/([.$L$66]*[.$I$18])" office:value-type="float" office:value="0.00541294933333332" calcext:value-type="float">
            <text:p>0.0054129493</text:p>
          </table:table-cell>
          <table:table-cell table:formula="of:=[.N75]/[.$C$7]" office:value-type="float" office:value="0.000000000102501548733981" calcext:value-type="float">
            <text:p>1.02501548733981E-010</text:p>
          </table:table-cell>
          <table:table-cell table:formula="of:=[.N75]/[.$B$7]" office:value-type="float" office:value="0.143502168227574" calcext:value-type="float">
            <text:p>0.14350216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804848" calcext:value-type="float">
            <text:p>62.804848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table:formula="of:=[.I76]*[.$J$2]" office:value-type="float" office:value="24" calcext:value-type="float">
            <text:p>24</text:p>
          </table:table-cell>
          <table:table-cell table:style-name="ce23" table:formula="of:=[.J76]*[.$I$17]" office:value-type="float" office:value="58.4688" calcext:value-type="float">
            <text:p>58.4688</text:p>
          </table:table-cell>
          <table:table-cell table:formula="of:=[.H76]-[.K76]" office:value-type="float" office:value="4.336048" calcext:value-type="float">
            <text:p>4.336048</text:p>
          </table:table-cell>
          <table:table-cell table:formula="of:=[.L76]-[.$M$15]" office:value-type="float" office:value="3.46638566666666" calcext:value-type="float">
            <text:p>3.4663856667</text:p>
          </table:table-cell>
          <table:table-cell table:formula="of:=[.M76]/([.$L$66]*[.$I$18])" office:value-type="float" office:value="0.00693277133333333" calcext:value-type="float">
            <text:p>0.0069327713</text:p>
          </table:table-cell>
          <table:table-cell table:formula="of:=[.N76]/[.$C$7]" office:value-type="float" office:value="0.000000000131281442874251" calcext:value-type="float">
            <text:p>1.31281442874251E-010</text:p>
          </table:table-cell>
          <table:table-cell table:formula="of:=[.N76]/[.$B$7]" office:value-type="float" office:value="0.183794020023951" calcext:value-type="float">
            <text:p>0.183794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62.6990064444445" calcext:value-type="float">
            <text:p>62.6990064444</text:p>
          </table:table-cell>
          <table:table-cell table:style-name="ce23" table:formula="of:=AVERAGE([.I68:.I76])" office:value-type="float" office:value="239.888888888889" calcext:value-type="float">
            <text:p>239.8888888889</text:p>
          </table:table-cell>
          <table:table-cell table:style-name="ce23" table:formula="of:=AVERAGE([.J68:.J76])" office:value-type="float" office:value="23.9888888888889" calcext:value-type="float">
            <text:p>23.9888888889</text:p>
          </table:table-cell>
          <table:table-cell table:style-name="ce23" table:formula="of:=AVERAGE([.K68:.K76])" office:value-type="float" office:value="58.4417311111111" calcext:value-type="float">
            <text:p>58.4417311111</text:p>
          </table:table-cell>
          <table:table-cell table:formula="of:=AVERAGE([.L68:.L76])" office:value-type="float" office:value="4.25727533333333" calcext:value-type="float">
            <text:p>4.2572753333</text:p>
          </table:table-cell>
          <table:table-cell table:formula="of:=AVERAGE([.M68:.M76])" office:value-type="float" office:value="3.387613" calcext:value-type="float">
            <text:p>3.387613</text:p>
          </table:table-cell>
          <table:table-cell table:style-name="ce23" table:formula="of:=AVERAGE([.N68:.N76])" office:value-type="float" office:value="0.006775226" calcext:value-type="float">
            <text:p>0.006775226</text:p>
          </table:table-cell>
          <table:table-cell table:style-name="ce33" table:formula="of:=AVERAGE([.O68:.O76])" office:value-type="float" office:value="0.000000000128298107973436" calcext:value-type="float">
            <text:p>1.28298107973436E-010</text:p>
          </table:table-cell>
          <table:table-cell table:style-name="ce38" table:formula="of:=AVERAGE([.P68:.P76])" office:value-type="float" office:value="0.17961735116281" calcext:value-type="float">
            <text:p>0.1796173512</text:p>
          </table:table-cell>
          <table:table-cell table:formula="of:=[.O78]/[.$O$15]*100" office:value-type="float" office:value="138.379714363179" calcext:value-type="float">
            <text:p>138.379714363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68:.H76])" office:value-type="float" office:value="0.354534242401602" calcext:value-type="float">
            <text:p>0.3545342424</text:p>
          </table:table-cell>
          <table:table-cell table:style-name="ce24" table:formula="of:=STDEV([.I68:.I76])" office:value-type="float" office:value="0.333333333333333" calcext:value-type="float">
            <text:p>0.3333333333</text:p>
          </table:table-cell>
          <table:table-cell table:style-name="ce24" table:formula="of:=STDEV([.J68:.J76])" office:value-type="float" office:value="0.0333333333333326" calcext:value-type="float">
            <text:p>0.0333333333</text:p>
          </table:table-cell>
          <table:table-cell table:style-name="ce24" table:formula="of:=STDEV([.K68:.K76])" office:value-type="float" office:value="0.0812066666666667" calcext:value-type="float">
            <text:p>0.0812066667</text:p>
          </table:table-cell>
          <table:table-cell table:style-name="ce24" table:formula="of:=STDEV([.L68:.L76])" office:value-type="float" office:value="0.346737173688516" calcext:value-type="float">
            <text:p>0.3467371737</text:p>
          </table:table-cell>
          <table:table-cell table:style-name="ce24" table:formula="of:=STDEV([.M68:.M76])" office:value-type="float" office:value="0.346737173688516" calcext:value-type="float">
            <text:p>0.3467371737</text:p>
          </table:table-cell>
          <table:table-cell table:style-name="ce24" table:formula="of:=STDEV([.N68:.N76])" office:value-type="float" office:value="0.000693474347377033" calcext:value-type="float">
            <text:p>0.0006934743</text:p>
          </table:table-cell>
          <table:table-cell table:style-name="ce31" table:formula="of:=STDEV([.O68:.O76])" office:value-type="float" office:value="0.0000000000131318788032438" calcext:value-type="float">
            <text:p>1.31318788032438E-011</text:p>
          </table:table-cell>
          <table:table-cell table:style-name="ce39" table:formula="of:=STDEV([.P68:.P76])" office:value-type="float" office:value="0.0183846303245414" calcext:value-type="float">
            <text:p>0.0183846303</text:p>
          </table:table-cell>
          <table:table-cell table:formula="of:=[.O79]/[.O78]*100" office:value-type="float" office:value="10.2354422919181" calcext:value-type="float">
            <text:p>10.235442291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.19957" calcext:value-type="float">
            <text:p>139.19957</text:p>
          </table:table-cell>
          <table:table-cell office:value-type="float" office:value="535" calcext:value-type="float">
            <text:p>535</text:p>
          </table:table-cell>
          <table:table-cell table:formula="of:=[.I83]*[.$J$2]" office:value-type="float" office:value="53.5" calcext:value-type="float">
            <text:p>53.5</text:p>
          </table:table-cell>
          <table:table-cell table:formula="of:=[.J83]*[.$I$17]" office:value-type="float" office:value="130.3367" calcext:value-type="float">
            <text:p>130.3367</text:p>
          </table:table-cell>
          <table:table-cell table:formula="of:=[.H83]-[.K83]" office:value-type="float" office:value="8.86286999999999" calcext:value-type="float">
            <text:p>8.86287</text:p>
          </table:table-cell>
          <table:table-cell table:formula="of:=[.L83]-[.$M$15]" office:value-type="float" office:value="7.99320766666665" calcext:value-type="float">
            <text:p>7.9932076667</text:p>
          </table:table-cell>
          <table:table-cell table:formula="of:=[.M83]/([.$L$81]*[.$I$18])" office:value-type="float" office:value="0.00199830191666666" calcext:value-type="float">
            <text:p>0.0019983019</text:p>
          </table:table-cell>
          <table:table-cell table:formula="of:=[.N83]/[.$C$8]" office:value-type="float" office:value="0.000000000109610521882927" calcext:value-type="float">
            <text:p>1.09610521882927E-010</text:p>
          </table:table-cell>
          <table:table-cell table:formula="of:=[.N83]/[.$B$8]" office:value-type="float" office:value="0.153454730636098" calcext:value-type="float">
            <text:p>0.15345473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.442581" calcext:value-type="float">
            <text:p>139.442581</text:p>
          </table:table-cell>
          <table:table-cell office:value-type="float" office:value="535" calcext:value-type="float">
            <text:p>535</text:p>
          </table:table-cell>
          <table:table-cell table:formula="of:=[.I84]*[.$J$2]" office:value-type="float" office:value="53.5" calcext:value-type="float">
            <text:p>53.5</text:p>
          </table:table-cell>
          <table:table-cell table:formula="of:=[.J84]*[.$I$17]" office:value-type="float" office:value="130.3367" calcext:value-type="float">
            <text:p>130.3367</text:p>
          </table:table-cell>
          <table:table-cell table:formula="of:=[.H84]-[.K84]" office:value-type="float" office:value="9.10588099999998" calcext:value-type="float">
            <text:p>9.105881</text:p>
          </table:table-cell>
          <table:table-cell table:formula="of:=[.L84]-[.$M$15]" office:value-type="float" office:value="8.23621866666665" calcext:value-type="float">
            <text:p>8.2362186667</text:p>
          </table:table-cell>
          <table:table-cell table:formula="of:=[.M84]/([.$L$81]*[.$I$18])" office:value-type="float" office:value="0.00205905466666666" calcext:value-type="float">
            <text:p>0.0020590547</text:p>
          </table:table-cell>
          <table:table-cell table:formula="of:=[.N84]/[.$C$8]" office:value-type="float" office:value="0.000000000112942921545752" calcext:value-type="float">
            <text:p>1.12942921545752E-010</text:p>
          </table:table-cell>
          <table:table-cell table:formula="of:=[.N84]/[.$B$8]" office:value-type="float" office:value="0.158120090164053" calcext:value-type="float">
            <text:p>0.15812009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.399338" calcext:value-type="float">
            <text:p>139.399338</text:p>
          </table:table-cell>
          <table:table-cell office:value-type="float" office:value="536" calcext:value-type="float">
            <text:p>536</text:p>
          </table:table-cell>
          <table:table-cell table:formula="of:=[.I85]*[.$J$2]" office:value-type="float" office:value="53.6" calcext:value-type="float">
            <text:p>53.6</text:p>
          </table:table-cell>
          <table:table-cell table:formula="of:=[.J85]*[.$I$17]" office:value-type="float" office:value="130.58032" calcext:value-type="float">
            <text:p>130.58032</text:p>
          </table:table-cell>
          <table:table-cell table:formula="of:=[.H85]-[.K85]" office:value-type="float" office:value="8.819018" calcext:value-type="float">
            <text:p>8.819018</text:p>
          </table:table-cell>
          <table:table-cell table:formula="of:=[.L85]-[.$M$15]" office:value-type="float" office:value="7.94935566666667" calcext:value-type="float">
            <text:p>7.9493556667</text:p>
          </table:table-cell>
          <table:table-cell table:formula="of:=[.M85]/([.$L$81]*[.$I$18])" office:value-type="float" office:value="0.00198733891666667" calcext:value-type="float">
            <text:p>0.0019873389</text:p>
          </table:table-cell>
          <table:table-cell table:formula="of:=[.N85]/[.$C$8]" office:value-type="float" office:value="0.000000000109009181243967" calcext:value-type="float">
            <text:p>1.09009181243967E-010</text:p>
          </table:table-cell>
          <table:table-cell table:formula="of:=[.N85]/[.$B$8]" office:value-type="float" office:value="0.152612853741554" calcext:value-type="float">
            <text:p>0.15261285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.987503" calcext:value-type="float">
            <text:p>138.987503</text:p>
          </table:table-cell>
          <table:table-cell office:value-type="float" office:value="534" calcext:value-type="float">
            <text:p>534</text:p>
          </table:table-cell>
          <table:table-cell table:formula="of:=[.I86]*[.$J$2]" office:value-type="float" office:value="53.4" calcext:value-type="float">
            <text:p>53.4</text:p>
          </table:table-cell>
          <table:table-cell table:formula="of:=[.J86]*[.$I$17]" office:value-type="float" office:value="130.09308" calcext:value-type="float">
            <text:p>130.09308</text:p>
          </table:table-cell>
          <table:table-cell table:formula="of:=[.H86]-[.K86]" office:value-type="float" office:value="8.89442299999999" calcext:value-type="float">
            <text:p>8.894423</text:p>
          </table:table-cell>
          <table:table-cell table:formula="of:=[.L86]-[.$M$15]" office:value-type="float" office:value="8.02476066666666" calcext:value-type="float">
            <text:p>8.0247606667</text:p>
          </table:table-cell>
          <table:table-cell table:formula="of:=[.M86]/([.$L$81]*[.$I$18])" office:value-type="float" office:value="0.00200619016666666" calcext:value-type="float">
            <text:p>0.0020061902</text:p>
          </table:table-cell>
          <table:table-cell table:formula="of:=[.N86]/[.$C$8]" office:value-type="float" office:value="0.000000000110043206850114" calcext:value-type="float">
            <text:p>1.10043206850114E-010</text:p>
          </table:table-cell>
          <table:table-cell table:formula="of:=[.N86]/[.$B$8]" office:value-type="float" office:value="0.15406048959016" calcext:value-type="float">
            <text:p>0.15406048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.227524" calcext:value-type="float">
            <text:p>139.227524</text:p>
          </table:table-cell>
          <table:table-cell office:value-type="float" office:value="535" calcext:value-type="float">
            <text:p>535</text:p>
          </table:table-cell>
          <table:table-cell table:formula="of:=[.I87]*[.$J$2]" office:value-type="float" office:value="53.5" calcext:value-type="float">
            <text:p>53.5</text:p>
          </table:table-cell>
          <table:table-cell table:formula="of:=[.J87]*[.$I$17]" office:value-type="float" office:value="130.3367" calcext:value-type="float">
            <text:p>130.3367</text:p>
          </table:table-cell>
          <table:table-cell table:formula="of:=[.H87]-[.K87]" office:value-type="float" office:value="8.89082399999998" calcext:value-type="float">
            <text:p>8.890824</text:p>
          </table:table-cell>
          <table:table-cell table:formula="of:=[.L87]-[.$M$15]" office:value-type="float" office:value="8.02116166666665" calcext:value-type="float">
            <text:p>8.0211616667</text:p>
          </table:table-cell>
          <table:table-cell table:formula="of:=[.M87]/([.$L$81]*[.$I$18])" office:value-type="float" office:value="0.00200529041666666" calcext:value-type="float">
            <text:p>0.0020052904</text:p>
          </table:table-cell>
          <table:table-cell table:formula="of:=[.N87]/[.$C$8]" office:value-type="float" office:value="0.000000000109993853913883" calcext:value-type="float">
            <text:p>1.09993853913883E-010</text:p>
          </table:table-cell>
          <table:table-cell table:formula="of:=[.N87]/[.$B$8]" office:value-type="float" office:value="0.153991395479436" calcext:value-type="float">
            <text:p>0.15399139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.13588" calcext:value-type="float">
            <text:p>138.13588</text:p>
          </table:table-cell>
          <table:table-cell office:value-type="float" office:value="534" calcext:value-type="float">
            <text:p>534</text:p>
          </table:table-cell>
          <table:table-cell table:formula="of:=[.I88]*[.$J$2]" office:value-type="float" office:value="53.4" calcext:value-type="float">
            <text:p>53.4</text:p>
          </table:table-cell>
          <table:table-cell table:formula="of:=[.J88]*[.$I$17]" office:value-type="float" office:value="130.09308" calcext:value-type="float">
            <text:p>130.09308</text:p>
          </table:table-cell>
          <table:table-cell table:formula="of:=[.H88]-[.K88]" office:value-type="float" office:value="8.04279999999997" calcext:value-type="float">
            <text:p>8.0428</text:p>
          </table:table-cell>
          <table:table-cell table:formula="of:=[.L88]-[.$M$15]" office:value-type="float" office:value="7.17313766666664" calcext:value-type="float">
            <text:p>7.1731376667</text:p>
          </table:table-cell>
          <table:table-cell table:formula="of:=[.M88]/([.$L$81]*[.$I$18])" office:value-type="float" office:value="0.00179328441666666" calcext:value-type="float">
            <text:p>0.0017932844</text:p>
          </table:table-cell>
          <table:table-cell table:formula="of:=[.N88]/[.$C$8]" office:value-type="float" office:value="0.0000000000983649363271573" calcext:value-type="float">
            <text:p>9.83649363271573E-011</text:p>
          </table:table-cell>
          <table:table-cell table:formula="of:=[.N88]/[.$B$8]" office:value-type="float" office:value="0.13771091085802" calcext:value-type="float">
            <text:p>0.13771091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.720978" calcext:value-type="float">
            <text:p>138.720978</text:p>
          </table:table-cell>
          <table:table-cell office:value-type="float" office:value="534" calcext:value-type="float">
            <text:p>534</text:p>
          </table:table-cell>
          <table:table-cell table:formula="of:=[.I89]*[.$J$2]" office:value-type="float" office:value="53.4" calcext:value-type="float">
            <text:p>53.4</text:p>
          </table:table-cell>
          <table:table-cell table:formula="of:=[.J89]*[.$I$17]" office:value-type="float" office:value="130.09308" calcext:value-type="float">
            <text:p>130.09308</text:p>
          </table:table-cell>
          <table:table-cell table:formula="of:=[.H89]-[.K89]" office:value-type="float" office:value="8.62789799999999" calcext:value-type="float">
            <text:p>8.627898</text:p>
          </table:table-cell>
          <table:table-cell table:formula="of:=[.L89]-[.$M$15]" office:value-type="float" office:value="7.75823566666665" calcext:value-type="float">
            <text:p>7.7582356667</text:p>
          </table:table-cell>
          <table:table-cell table:formula="of:=[.M89]/([.$L$81]*[.$I$18])" office:value-type="float" office:value="0.00193955891666666" calcext:value-type="float">
            <text:p>0.0019395589</text:p>
          </table:table-cell>
          <table:table-cell table:formula="of:=[.N89]/[.$C$8]" office:value-type="float" office:value="0.000000000106388360690333" calcext:value-type="float">
            <text:p>1.06388360690333E-010</text:p>
          </table:table-cell>
          <table:table-cell table:formula="of:=[.N89]/[.$B$8]" office:value-type="float" office:value="0.148943704966467" calcext:value-type="float">
            <text:p>0.1489437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.705872" calcext:value-type="float">
            <text:p>138.705872</text:p>
          </table:table-cell>
          <table:table-cell office:value-type="float" office:value="533" calcext:value-type="float">
            <text:p>533</text:p>
          </table:table-cell>
          <table:table-cell table:formula="of:=[.I90]*[.$J$2]" office:value-type="float" office:value="53.3" calcext:value-type="float">
            <text:p>53.3</text:p>
          </table:table-cell>
          <table:table-cell table:formula="of:=[.J90]*[.$I$17]" office:value-type="float" office:value="129.84946" calcext:value-type="float">
            <text:p>129.84946</text:p>
          </table:table-cell>
          <table:table-cell table:formula="of:=[.H90]-[.K90]" office:value-type="float" office:value="8.85641200000001" calcext:value-type="float">
            <text:p>8.856412</text:p>
          </table:table-cell>
          <table:table-cell table:formula="of:=[.L90]-[.$M$15]" office:value-type="float" office:value="7.98674966666667" calcext:value-type="float">
            <text:p>7.9867496667</text:p>
          </table:table-cell>
          <table:table-cell table:formula="of:=[.M90]/([.$L$81]*[.$I$18])" office:value-type="float" office:value="0.00199668741666667" calcext:value-type="float">
            <text:p>0.0019966874</text:p>
          </table:table-cell>
          <table:table-cell table:formula="of:=[.N90]/[.$C$8]" office:value-type="float" office:value="0.000000000109521963599465" calcext:value-type="float">
            <text:p>1.09521963599465E-010</text:p>
          </table:table-cell>
          <table:table-cell table:formula="of:=[.N90]/[.$B$8]" office:value-type="float" office:value="0.15333074903925" calcext:value-type="float">
            <text:p>0.1533307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.68399" calcext:value-type="float">
            <text:p>138.68399</text:p>
          </table:table-cell>
          <table:table-cell table:style-name="ce23" office:value-type="float" office:value="531" calcext:value-type="float">
            <text:p>531</text:p>
          </table:table-cell>
          <table:table-cell table:style-name="ce23" table:formula="of:=[.I91]*[.$J$2]" office:value-type="float" office:value="53.1" calcext:value-type="float">
            <text:p>53.1</text:p>
          </table:table-cell>
          <table:table-cell table:style-name="ce23" table:formula="of:=[.J91]*[.$I$17]" office:value-type="float" office:value="129.36222" calcext:value-type="float">
            <text:p>129.36222</text:p>
          </table:table-cell>
          <table:table-cell table:formula="of:=[.H91]-[.K91]" office:value-type="float" office:value="9.32176999999999" calcext:value-type="float">
            <text:p>9.32177</text:p>
          </table:table-cell>
          <table:table-cell table:formula="of:=[.L91]-[.$M$15]" office:value-type="float" office:value="8.45210766666665" calcext:value-type="float">
            <text:p>8.4521076667</text:p>
          </table:table-cell>
          <table:table-cell table:formula="of:=[.M91]/([.$L$81]*[.$I$18])" office:value-type="float" office:value="0.00211302691666666" calcext:value-type="float">
            <text:p>0.0021130269</text:p>
          </table:table-cell>
          <table:table-cell table:formula="of:=[.N91]/[.$C$8]" office:value-type="float" office:value="0.000000000115903398358767" calcext:value-type="float">
            <text:p>1.15903398358767E-010</text:p>
          </table:table-cell>
          <table:table-cell table:formula="of:=[.N91]/[.$B$8]" office:value-type="float" office:value="0.162264757702274" calcext:value-type="float">
            <text:p>0.162264757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138.944804" calcext:value-type="float">
            <text:p>138.944804</text:p>
          </table:table-cell>
          <table:table-cell table:style-name="ce23" table:formula="of:=AVERAGE([.I83:.I91])" office:value-type="float" office:value="534.111111111111" calcext:value-type="float">
            <text:p>534.1111111111</text:p>
          </table:table-cell>
          <table:table-cell table:style-name="ce23" table:formula="of:=AVERAGE([.J83:.J91])" office:value-type="float" office:value="53.4111111111111" calcext:value-type="float">
            <text:p>53.4111111111</text:p>
          </table:table-cell>
          <table:table-cell table:style-name="ce23" table:formula="of:=AVERAGE([.K83:.K91])" office:value-type="float" office:value="130.120148888889" calcext:value-type="float">
            <text:p>130.1201488889</text:p>
          </table:table-cell>
          <table:table-cell table:formula="of:=AVERAGE([.L83:.L91])" office:value-type="float" office:value="8.8246551111111" calcext:value-type="float">
            <text:p>8.8246551111</text:p>
          </table:table-cell>
          <table:table-cell table:formula="of:=AVERAGE([.M83:.M91])" office:value-type="float" office:value="7.95499277777776" calcext:value-type="float">
            <text:p>7.9549927778</text:p>
          </table:table-cell>
          <table:table-cell table:style-name="ce23" table:formula="of:=AVERAGE([.N83:.N91])" office:value-type="float" office:value="0.00198874819444444" calcext:value-type="float">
            <text:p>0.0019887482</text:p>
          </table:table-cell>
          <table:table-cell table:style-name="ce30" table:formula="of:=AVERAGE([.O83:.O91])" office:value-type="float" office:value="0.000000000109086482712485" calcext:value-type="float">
            <text:p>1.09086482712485E-010</text:p>
          </table:table-cell>
          <table:table-cell table:style-name="ce38" table:formula="of:=AVERAGE([.P83:.P91])" office:value-type="float" office:value="0.152721075797479" calcext:value-type="float">
            <text:p>0.1527210758</text:p>
          </table:table-cell>
          <table:table-cell table:formula="of:=[.O93]/[.$O$15]*100" office:value-type="float" office:value="117.658448414244" calcext:value-type="float">
            <text:p>117.658448414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83:.H91])" office:value-type="float" office:value="0.422878702454085" calcext:value-type="float">
            <text:p>0.4228787025</text:p>
          </table:table-cell>
          <table:table-cell table:style-name="ce24" table:formula="of:=STDEV([.I83:.I91])" office:value-type="float" office:value="1.45296631451356" calcext:value-type="float">
            <text:p>1.4529663145</text:p>
          </table:table-cell>
          <table:table-cell table:style-name="ce24" table:formula="of:=STDEV([.J83:.J91])" office:value-type="float" office:value="0.145296631451355" calcext:value-type="float">
            <text:p>0.1452966315</text:p>
          </table:table-cell>
          <table:table-cell table:style-name="ce24" table:formula="of:=STDEV([.K83:.K91])" office:value-type="float" office:value="0.353971653541793" calcext:value-type="float">
            <text:p>0.3539716535</text:p>
          </table:table-cell>
          <table:table-cell table:style-name="ce24" table:formula="of:=STDEV([.L83:.L91])" office:value-type="float" office:value="0.351420069824368" calcext:value-type="float">
            <text:p>0.3514200698</text:p>
          </table:table-cell>
          <table:table-cell table:style-name="ce24" table:formula="of:=STDEV([.M83:.M91])" office:value-type="float" office:value="0.351420069824368" calcext:value-type="float">
            <text:p>0.3514200698</text:p>
          </table:table-cell>
          <table:table-cell table:style-name="ce24" table:formula="of:=STDEV([.N83:.N91])" office:value-type="float" office:value="0.0000878550174560921" calcext:value-type="float">
            <text:p>0.000087855</text:p>
          </table:table-cell>
          <table:table-cell table:style-name="ce31" table:formula="of:=STDEV([.O83:.O91])" office:value-type="float" office:value="0.00000000000481900869587278" calcext:value-type="float">
            <text:p>4.81900869587278E-012</text:p>
          </table:table-cell>
          <table:table-cell table:style-name="ce39" table:formula="of:=STDEV([.P83:.P91])" office:value-type="float" office:value="0.00674661217422189" calcext:value-type="float">
            <text:p>0.0067466122</text:p>
          </table:table-cell>
          <table:table-cell table:formula="of:=[.O94]/[.O93]*100" office:value-type="float" office:value="4.41760388275975" calcext:value-type="float">
            <text:p>4.4176038828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1.824287" calcext:value-type="float">
            <text:p>81.824287</text:p>
          </table:table-cell>
          <table:table-cell table:style-name="ce25" office:value-type="float" office:value="310" calcext:value-type="float">
            <text:p>310</text:p>
          </table:table-cell>
          <table:table-cell table:formula="of:=[.I98]*[.$J$2]" office:value-type="float" office:value="31" calcext:value-type="float">
            <text:p>31</text:p>
          </table:table-cell>
          <table:table-cell table:formula="of:=[.J98]*[.$I$17]" office:value-type="float" office:value="75.5222" calcext:value-type="float">
            <text:p>75.5222</text:p>
          </table:table-cell>
          <table:table-cell table:formula="of:=[.H98]-[.K98]" office:value-type="float" office:value="6.302087" calcext:value-type="float">
            <text:p>6.302087</text:p>
          </table:table-cell>
          <table:table-cell table:formula="of:=[.L98]-[.$M$15]" office:value-type="float" office:value="5.43242466666667" calcext:value-type="float">
            <text:p>5.4324246667</text:p>
          </table:table-cell>
          <table:table-cell table:formula="of:=[.M98]/([.$L$96]*[.$I$18])" office:value-type="float" office:value="0.00135810616666667" calcext:value-type="float">
            <text:p>0.0013581062</text:p>
          </table:table-cell>
          <table:table-cell table:formula="of:=[.N98]/[.$C$9]" office:value-type="float" office:value="0.000000000141666743247681" calcext:value-type="float">
            <text:p>1.41666743247681E-010</text:p>
          </table:table-cell>
          <table:table-cell table:formula="of:=[.N98]/[.$B$9]" office:value-type="float" office:value="0.198333440546754" calcext:value-type="float">
            <text:p>0.19833344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1.958794" calcext:value-type="float">
            <text:p>81.958794</text:p>
          </table:table-cell>
          <table:table-cell office:value-type="float" office:value="309" calcext:value-type="float">
            <text:p>309</text:p>
          </table:table-cell>
          <table:table-cell table:formula="of:=[.I99]*[.$J$2]" office:value-type="float" office:value="30.9" calcext:value-type="float">
            <text:p>30.9</text:p>
          </table:table-cell>
          <table:table-cell table:formula="of:=[.J99]*[.$I$17]" office:value-type="float" office:value="75.27858" calcext:value-type="float">
            <text:p>75.27858</text:p>
          </table:table-cell>
          <table:table-cell table:formula="of:=[.H99]-[.K99]" office:value-type="float" office:value="6.68021399999999" calcext:value-type="float">
            <text:p>6.680214</text:p>
          </table:table-cell>
          <table:table-cell table:formula="of:=[.L99]-[.$M$15]" office:value-type="float" office:value="5.81055166666666" calcext:value-type="float">
            <text:p>5.8105516667</text:p>
          </table:table-cell>
          <table:table-cell table:formula="of:=[.M99]/([.$L$96]*[.$I$18])" office:value-type="float" office:value="0.00145263791666666" calcext:value-type="float">
            <text:p>0.0014526379</text:p>
          </table:table-cell>
          <table:table-cell table:formula="of:=[.N99]/[.$C$9]" office:value-type="float" office:value="0.000000000151527537259738" calcext:value-type="float">
            <text:p>1.51527537259738E-010</text:p>
          </table:table-cell>
          <table:table-cell table:formula="of:=[.N99]/[.$B$9]" office:value-type="float" office:value="0.212138552163633" calcext:value-type="float">
            <text:p>0.21213855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1.78083" calcext:value-type="float">
            <text:p>81.78083</text:p>
          </table:table-cell>
          <table:table-cell office:value-type="float" office:value="310" calcext:value-type="float">
            <text:p>310</text:p>
          </table:table-cell>
          <table:table-cell table:formula="of:=[.I100]*[.$J$2]" office:value-type="float" office:value="31" calcext:value-type="float">
            <text:p>31</text:p>
          </table:table-cell>
          <table:table-cell table:formula="of:=[.J100]*[.$I$17]" office:value-type="float" office:value="75.5222" calcext:value-type="float">
            <text:p>75.5222</text:p>
          </table:table-cell>
          <table:table-cell table:formula="of:=[.H100]-[.K100]" office:value-type="float" office:value="6.25863" calcext:value-type="float">
            <text:p>6.25863</text:p>
          </table:table-cell>
          <table:table-cell table:formula="of:=[.L100]-[.$M$15]" office:value-type="float" office:value="5.38896766666666" calcext:value-type="float">
            <text:p>5.3889676667</text:p>
          </table:table-cell>
          <table:table-cell table:formula="of:=[.M100]/([.$L$96]*[.$I$18])" office:value-type="float" office:value="0.00134724191666667" calcext:value-type="float">
            <text:p>0.0013472419</text:p>
          </table:table-cell>
          <table:table-cell table:formula="of:=[.N100]/[.$C$9]" office:value-type="float" office:value="0.000000000140533471819346" calcext:value-type="float">
            <text:p>1.40533471819346E-010</text:p>
          </table:table-cell>
          <table:table-cell table:formula="of:=[.N100]/[.$B$9]" office:value-type="float" office:value="0.196746860547085" calcext:value-type="float">
            <text:p>0.19674686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1.651146" calcext:value-type="float">
            <text:p>81.651146</text:p>
          </table:table-cell>
          <table:table-cell office:value-type="float" office:value="309" calcext:value-type="float">
            <text:p>309</text:p>
          </table:table-cell>
          <table:table-cell table:formula="of:=[.I101]*[.$J$2]" office:value-type="float" office:value="30.9" calcext:value-type="float">
            <text:p>30.9</text:p>
          </table:table-cell>
          <table:table-cell table:formula="of:=[.J101]*[.$I$17]" office:value-type="float" office:value="75.27858" calcext:value-type="float">
            <text:p>75.27858</text:p>
          </table:table-cell>
          <table:table-cell table:formula="of:=[.H101]-[.K101]" office:value-type="float" office:value="6.37256599999999" calcext:value-type="float">
            <text:p>6.372566</text:p>
          </table:table-cell>
          <table:table-cell table:formula="of:=[.L101]-[.$M$15]" office:value-type="float" office:value="5.50290366666666" calcext:value-type="float">
            <text:p>5.5029036667</text:p>
          </table:table-cell>
          <table:table-cell table:formula="of:=[.M101]/([.$L$96]*[.$I$18])" office:value-type="float" office:value="0.00137572591666666" calcext:value-type="float">
            <text:p>0.0013757259</text:p>
          </table:table-cell>
          <table:table-cell table:formula="of:=[.N101]/[.$C$9]" office:value-type="float" office:value="0.000000000143504694256669" calcext:value-type="float">
            <text:p>1.43504694256669E-010</text:p>
          </table:table-cell>
          <table:table-cell table:formula="of:=[.N101]/[.$B$9]" office:value-type="float" office:value="0.200906571959337" calcext:value-type="float">
            <text:p>0.2009065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1.995308" calcext:value-type="float">
            <text:p>81.995308</text:p>
          </table:table-cell>
          <table:table-cell office:value-type="float" office:value="310" calcext:value-type="float">
            <text:p>310</text:p>
          </table:table-cell>
          <table:table-cell table:formula="of:=[.I102]*[.$J$2]" office:value-type="float" office:value="31" calcext:value-type="float">
            <text:p>31</text:p>
          </table:table-cell>
          <table:table-cell table:formula="of:=[.J102]*[.$I$17]" office:value-type="float" office:value="75.5222" calcext:value-type="float">
            <text:p>75.5222</text:p>
          </table:table-cell>
          <table:table-cell table:formula="of:=[.H102]-[.K102]" office:value-type="float" office:value="6.473108" calcext:value-type="float">
            <text:p>6.473108</text:p>
          </table:table-cell>
          <table:table-cell table:formula="of:=[.L102]-[.$M$15]" office:value-type="float" office:value="5.60344566666666" calcext:value-type="float">
            <text:p>5.6034456667</text:p>
          </table:table-cell>
          <table:table-cell table:formula="of:=[.M102]/([.$L$96]*[.$I$18])" office:value-type="float" office:value="0.00140086141666667" calcext:value-type="float">
            <text:p>0.0014008614</text:p>
          </table:table-cell>
          <table:table-cell table:formula="of:=[.N102]/[.$C$9]" office:value-type="float" office:value="0.00000000014612662802908" calcext:value-type="float">
            <text:p>1.4612662802908E-010</text:p>
          </table:table-cell>
          <table:table-cell table:formula="of:=[.N102]/[.$B$9]" office:value-type="float" office:value="0.204577279240712" calcext:value-type="float">
            <text:p>0.20457727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1.64444" calcext:value-type="float">
            <text:p>81.64444</text:p>
          </table:table-cell>
          <table:table-cell office:value-type="float" office:value="310" calcext:value-type="float">
            <text:p>310</text:p>
          </table:table-cell>
          <table:table-cell table:formula="of:=[.I103]*[.$J$2]" office:value-type="float" office:value="31" calcext:value-type="float">
            <text:p>31</text:p>
          </table:table-cell>
          <table:table-cell table:formula="of:=[.J103]*[.$I$17]" office:value-type="float" office:value="75.5222" calcext:value-type="float">
            <text:p>75.5222</text:p>
          </table:table-cell>
          <table:table-cell table:formula="of:=[.H103]-[.K103]" office:value-type="float" office:value="6.12224000000001" calcext:value-type="float">
            <text:p>6.12224</text:p>
          </table:table-cell>
          <table:table-cell table:formula="of:=[.L103]-[.$M$15]" office:value-type="float" office:value="5.25257766666667" calcext:value-type="float">
            <text:p>5.2525776667</text:p>
          </table:table-cell>
          <table:table-cell table:formula="of:=[.M103]/([.$L$96]*[.$I$18])" office:value-type="float" office:value="0.00131314441666667" calcext:value-type="float">
            <text:p>0.0013131444</text:p>
          </table:table-cell>
          <table:table-cell table:formula="of:=[.N103]/[.$C$9]" office:value-type="float" office:value="0.00000000013697669408249" calcext:value-type="float">
            <text:p>1.3697669408249E-010</text:p>
          </table:table-cell>
          <table:table-cell table:formula="of:=[.N103]/[.$B$9]" office:value-type="float" office:value="0.191767371715486" calcext:value-type="float">
            <text:p>0.19176737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145584" calcext:value-type="float">
            <text:p>82.145584</text:p>
          </table:table-cell>
          <table:table-cell office:value-type="float" office:value="310" calcext:value-type="float">
            <text:p>310</text:p>
          </table:table-cell>
          <table:table-cell table:formula="of:=[.I104]*[.$J$2]" office:value-type="float" office:value="31" calcext:value-type="float">
            <text:p>31</text:p>
          </table:table-cell>
          <table:table-cell table:formula="of:=[.J104]*[.$I$17]" office:value-type="float" office:value="75.5222" calcext:value-type="float">
            <text:p>75.5222</text:p>
          </table:table-cell>
          <table:table-cell table:formula="of:=[.H104]-[.K104]" office:value-type="float" office:value="6.623384" calcext:value-type="float">
            <text:p>6.623384</text:p>
          </table:table-cell>
          <table:table-cell table:formula="of:=[.L104]-[.$M$15]" office:value-type="float" office:value="5.75372166666667" calcext:value-type="float">
            <text:p>5.7537216667</text:p>
          </table:table-cell>
          <table:table-cell table:formula="of:=[.M104]/([.$L$96]*[.$I$18])" office:value-type="float" office:value="0.00143843041666667" calcext:value-type="float">
            <text:p>0.0014384304</text:p>
          </table:table-cell>
          <table:table-cell table:formula="of:=[.N104]/[.$C$9]" office:value-type="float" office:value="0.000000000150045524804385" calcext:value-type="float">
            <text:p>1.50045524804385E-010</text:p>
          </table:table-cell>
          <table:table-cell table:formula="of:=[.N104]/[.$B$9]" office:value-type="float" office:value="0.210063734726139" calcext:value-type="float">
            <text:p>0.21006373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1.877457" calcext:value-type="float">
            <text:p>81.877457</text:p>
          </table:table-cell>
          <table:table-cell office:value-type="float" office:value="310" calcext:value-type="float">
            <text:p>310</text:p>
          </table:table-cell>
          <table:table-cell table:formula="of:=[.I105]*[.$J$2]" office:value-type="float" office:value="31" calcext:value-type="float">
            <text:p>31</text:p>
          </table:table-cell>
          <table:table-cell table:formula="of:=[.J105]*[.$I$17]" office:value-type="float" office:value="75.5222" calcext:value-type="float">
            <text:p>75.5222</text:p>
          </table:table-cell>
          <table:table-cell table:formula="of:=[.H105]-[.K105]" office:value-type="float" office:value="6.35525700000001" calcext:value-type="float">
            <text:p>6.355257</text:p>
          </table:table-cell>
          <table:table-cell table:formula="of:=[.L105]-[.$M$15]" office:value-type="float" office:value="5.48559466666667" calcext:value-type="float">
            <text:p>5.4855946667</text:p>
          </table:table-cell>
          <table:table-cell table:formula="of:=[.M105]/([.$L$96]*[.$I$18])" office:value-type="float" office:value="0.00137139866666667" calcext:value-type="float">
            <text:p>0.0013713987</text:p>
          </table:table-cell>
          <table:table-cell table:formula="of:=[.N105]/[.$C$9]" office:value-type="float" office:value="0.000000000143053310241366" calcext:value-type="float">
            <text:p>1.43053310241366E-010</text:p>
          </table:table-cell>
          <table:table-cell table:formula="of:=[.N105]/[.$B$9]" office:value-type="float" office:value="0.200274634337913" calcext:value-type="float">
            <text:p>0.20027463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002556" calcext:value-type="float">
            <text:p>82.002556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table:formula="of:=[.I106]*[.$J$2]" office:value-type="float" office:value="31" calcext:value-type="float">
            <text:p>31</text:p>
          </table:table-cell>
          <table:table-cell table:style-name="ce23" table:formula="of:=[.J106]*[.$I$17]" office:value-type="float" office:value="75.5222" calcext:value-type="float">
            <text:p>75.5222</text:p>
          </table:table-cell>
          <table:table-cell table:formula="of:=[.H106]-[.K106]" office:value-type="float" office:value="6.480356" calcext:value-type="float">
            <text:p>6.480356</text:p>
          </table:table-cell>
          <table:table-cell table:formula="of:=[.L106]-[.$M$15]" office:value-type="float" office:value="5.61069366666667" calcext:value-type="float">
            <text:p>5.6106936667</text:p>
          </table:table-cell>
          <table:table-cell table:formula="of:=[.M106]/([.$L$96]*[.$I$18])" office:value-type="float" office:value="0.00140267341666667" calcext:value-type="float">
            <text:p>0.0014026734</text:p>
          </table:table-cell>
          <table:table-cell table:formula="of:=[.N106]/[.$C$9]" office:value-type="float" office:value="0.000000000146315641336777" calcext:value-type="float">
            <text:p>1.46315641336777E-010</text:p>
          </table:table-cell>
          <table:table-cell table:formula="of:=[.N106]/[.$B$9]" office:value-type="float" office:value="0.204841897871487" calcext:value-type="float">
            <text:p>0.204841897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81.8756002222222" calcext:value-type="float">
            <text:p>81.8756002222</text:p>
          </table:table-cell>
          <table:table-cell table:style-name="ce23" table:formula="of:=AVERAGE([.I98:.I106])" office:value-type="float" office:value="309.777777777778" calcext:value-type="float">
            <text:p>309.7777777778</text:p>
          </table:table-cell>
          <table:table-cell table:style-name="ce23" table:formula="of:=AVERAGE([.J98:.J106])" office:value-type="float" office:value="30.9777777777778" calcext:value-type="float">
            <text:p>30.9777777778</text:p>
          </table:table-cell>
          <table:table-cell table:style-name="ce23" table:formula="of:=AVERAGE([.K98:.K106])" office:value-type="float" office:value="75.4680622222222" calcext:value-type="float">
            <text:p>75.4680622222</text:p>
          </table:table-cell>
          <table:table-cell table:formula="of:=AVERAGE([.L98:.L106])" office:value-type="float" office:value="6.407538" calcext:value-type="float">
            <text:p>6.407538</text:p>
          </table:table-cell>
          <table:table-cell table:formula="of:=AVERAGE([.M98:.M106])" office:value-type="float" office:value="5.53787566666666" calcext:value-type="float">
            <text:p>5.5378756667</text:p>
          </table:table-cell>
          <table:table-cell table:style-name="ce23" table:formula="of:=AVERAGE([.N98:.N106])" office:value-type="float" office:value="0.00138446891666667" calcext:value-type="float">
            <text:p>0.0013844689</text:p>
          </table:table-cell>
          <table:table-cell table:style-name="ce30" table:formula="of:=AVERAGE([.O98:.O106])" office:value-type="float" office:value="0.000000000144416693897504" calcext:value-type="float">
            <text:p>1.44416693897504E-010</text:p>
          </table:table-cell>
          <table:table-cell table:style-name="ce38" table:formula="of:=AVERAGE([.P98:.P106])" office:value-type="float" office:value="0.202183371456505" calcext:value-type="float">
            <text:p>0.2021833715</text:p>
          </table:table-cell>
          <table:table-cell table:formula="of:=[.O108]/[.$O$15]*100" office:value-type="float" office:value="155.764891364953" calcext:value-type="float">
            <text:p>155.76489136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98:.H106])" office:value-type="float" office:value="0.167963091974678" calcext:value-type="float">
            <text:p>0.167963092</text:p>
          </table:table-cell>
          <table:table-cell table:style-name="ce24" table:formula="of:=STDEV([.I98:.I106])" office:value-type="float" office:value="0.440958551844098" calcext:value-type="float">
            <text:p>0.4409585518</text:p>
          </table:table-cell>
          <table:table-cell table:style-name="ce24" table:formula="of:=STDEV([.J98:.J106])" office:value-type="float" office:value="0.0440958551844089" calcext:value-type="float">
            <text:p>0.0440958552</text:p>
          </table:table-cell>
          <table:table-cell table:style-name="ce24" table:formula="of:=STDEV([.K98:.K106])" office:value-type="float" office:value="0.107426322400256" calcext:value-type="float">
            <text:p>0.1074263224</text:p>
          </table:table-cell>
          <table:table-cell table:style-name="ce24" table:formula="of:=STDEV([.L98:.L106])" office:value-type="float" office:value="0.17648951141994" calcext:value-type="float">
            <text:p>0.1764895114</text:p>
          </table:table-cell>
          <table:table-cell table:style-name="ce24" table:formula="of:=STDEV([.M98:.M106])" office:value-type="float" office:value="0.17648951141994" calcext:value-type="float">
            <text:p>0.1764895114</text:p>
          </table:table-cell>
          <table:table-cell table:style-name="ce24" table:formula="of:=STDEV([.N98:.N106])" office:value-type="float" office:value="0.000044122377854985" calcext:value-type="float">
            <text:p>4.4122377854985E-005</text:p>
          </table:table-cell>
          <table:table-cell table:style-name="ce31" table:formula="of:=STDEV([.O98:.O106])" office:value-type="float" office:value="0.00000000000460249259481752" calcext:value-type="float">
            <text:p>4.60249259481752E-012</text:p>
          </table:table-cell>
          <table:table-cell table:style-name="ce39" table:formula="of:=STDEV([.P98:.P106])" office:value-type="float" office:value="0.00644348963274452" calcext:value-type="float">
            <text:p>0.0064434896</text:p>
          </table:table-cell>
          <table:table-cell table:formula="of:=[.O109]/[.O108]*100" office:value-type="float" office:value="3.18695330200817" calcext:value-type="float">
            <text:p>3.18695330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4"/>
          <table:table-cell table:style-name="ce10" table:number-columns-repeated="2"/>
          <table:table-cell table:style-name="ce14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4"/>
          <table:table-cell table:style-name="ce10" table:number-columns-repeated="2"/>
          <table:table-cell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6.305031" calcext:value-type="float">
            <text:p>76.305031</text:p>
          </table:table-cell>
          <table:table-cell office:value-type="float" office:value="295" calcext:value-type="float">
            <text:p>295</text:p>
          </table:table-cell>
          <table:table-cell table:formula="of:=[.I113]*[.$J$2]" office:value-type="float" office:value="29.5" calcext:value-type="float">
            <text:p>29.5</text:p>
          </table:table-cell>
          <table:table-cell table:formula="of:=[.J113]*[.$I$17]" office:value-type="float" office:value="71.8679" calcext:value-type="float">
            <text:p>71.8679</text:p>
          </table:table-cell>
          <table:table-cell table:formula="of:=[.H113]-[.K113]" office:value-type="float" office:value="4.43713100000001" calcext:value-type="float">
            <text:p>4.437131</text:p>
          </table:table-cell>
          <table:table-cell table:formula="of:=[.L113]-[.$M$15]" office:value-type="float" office:value="3.56746866666667" calcext:value-type="float">
            <text:p>3.5674686667</text:p>
          </table:table-cell>
          <table:table-cell table:formula="of:=[.M113]/([.$L$111]*[.$I$18])" office:value-type="float" office:value="0.000891867166666668" calcext:value-type="float">
            <text:p>0.0008918672</text:p>
          </table:table-cell>
          <table:table-cell table:formula="of:=[.N113]/[.$C$11]" office:value-type="float" office:value="0.0000000000953793212022003" calcext:value-type="float">
            <text:p>9.53793212022003E-011</text:p>
          </table:table-cell>
          <table:table-cell table:formula="of:=[.N113]/[.$B$11]" office:value-type="float" office:value="0.13353104968308" calcext:value-type="float">
            <text:p>0.133531049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76.139488" calcext:value-type="float">
            <text:p>76.139488</text:p>
          </table:table-cell>
          <table:table-cell office:value-type="float" office:value="294" calcext:value-type="float">
            <text:p>294</text:p>
          </table:table-cell>
          <table:table-cell table:formula="of:=[.I114]*[.$J$2]" office:value-type="float" office:value="29.4" calcext:value-type="float">
            <text:p>29.4</text:p>
          </table:table-cell>
          <table:table-cell table:formula="of:=[.J114]*[.$I$17]" office:value-type="float" office:value="71.62428" calcext:value-type="float">
            <text:p>71.62428</text:p>
          </table:table-cell>
          <table:table-cell table:formula="of:=[.H114]-[.K114]" office:value-type="float" office:value="4.515208" calcext:value-type="float">
            <text:p>4.515208</text:p>
          </table:table-cell>
          <table:table-cell table:formula="of:=[.L114]-[.$M$15]" office:value-type="float" office:value="3.64554566666667" calcext:value-type="float">
            <text:p>3.6455456667</text:p>
          </table:table-cell>
          <table:table-cell table:formula="of:=[.M114]/([.$L$111]*[.$I$18])" office:value-type="float" office:value="0.000911386416666667" calcext:value-type="float">
            <text:p>0.0009113864</text:p>
          </table:table-cell>
          <table:table-cell table:formula="of:=[.N114]/[.$C$11]" office:value-type="float" office:value="0.000000000097466776470157" calcext:value-type="float">
            <text:p>9.7466776470157E-011</text:p>
          </table:table-cell>
          <table:table-cell table:formula="of:=[.N114]/[.$B$11]" office:value-type="float" office:value="0.13645348705822" calcext:value-type="float">
            <text:p>0.136453487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6.103966" calcext:value-type="float">
            <text:p>76.103966</text:p>
          </table:table-cell>
          <table:table-cell office:value-type="float" office:value="294" calcext:value-type="float">
            <text:p>294</text:p>
          </table:table-cell>
          <table:table-cell table:formula="of:=[.I115]*[.$J$2]" office:value-type="float" office:value="29.4" calcext:value-type="float">
            <text:p>29.4</text:p>
          </table:table-cell>
          <table:table-cell table:formula="of:=[.J115]*[.$I$17]" office:value-type="float" office:value="71.62428" calcext:value-type="float">
            <text:p>71.62428</text:p>
          </table:table-cell>
          <table:table-cell table:formula="of:=[.H115]-[.K115]" office:value-type="float" office:value="4.479686" calcext:value-type="float">
            <text:p>4.479686</text:p>
          </table:table-cell>
          <table:table-cell table:formula="of:=[.L115]-[.$M$15]" office:value-type="float" office:value="3.61002366666667" calcext:value-type="float">
            <text:p>3.6100236667</text:p>
          </table:table-cell>
          <table:table-cell table:formula="of:=[.M115]/([.$L$111]*[.$I$18])" office:value-type="float" office:value="0.000902505916666667" calcext:value-type="float">
            <text:p>0.0009025059</text:p>
          </table:table-cell>
          <table:table-cell table:formula="of:=[.N115]/[.$C$11]" office:value-type="float" office:value="0.0000000000965170654665533" calcext:value-type="float">
            <text:p>9.65170654665533E-011</text:p>
          </table:table-cell>
          <table:table-cell table:formula="of:=[.N115]/[.$B$11]" office:value-type="float" office:value="0.135123891653175" calcext:value-type="float">
            <text:p>0.13512389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6.57795" calcext:value-type="float">
            <text:p>76.57795</text:p>
          </table:table-cell>
          <table:table-cell office:value-type="float" office:value="294" calcext:value-type="float">
            <text:p>294</text:p>
          </table:table-cell>
          <table:table-cell table:formula="of:=[.I116]*[.$J$2]" office:value-type="float" office:value="29.4" calcext:value-type="float">
            <text:p>29.4</text:p>
          </table:table-cell>
          <table:table-cell table:formula="of:=[.J116]*[.$I$17]" office:value-type="float" office:value="71.62428" calcext:value-type="float">
            <text:p>71.62428</text:p>
          </table:table-cell>
          <table:table-cell table:formula="of:=[.H116]-[.K116]" office:value-type="float" office:value="4.95367" calcext:value-type="float">
            <text:p>4.95367</text:p>
          </table:table-cell>
          <table:table-cell table:formula="of:=[.L116]-[.$M$15]" office:value-type="float" office:value="4.08400766666667" calcext:value-type="float">
            <text:p>4.0840076667</text:p>
          </table:table-cell>
          <table:table-cell table:formula="of:=[.M116]/([.$L$111]*[.$I$18])" office:value-type="float" office:value="0.00102100191666667" calcext:value-type="float">
            <text:p>0.0010210019</text:p>
          </table:table-cell>
          <table:table-cell table:formula="of:=[.N116]/[.$C$11]" office:value-type="float" office:value="0.000000000109189432459743" calcext:value-type="float">
            <text:p>1.09189432459743E-010</text:p>
          </table:table-cell>
          <table:table-cell table:formula="of:=[.N116]/[.$B$11]" office:value-type="float" office:value="0.15286520544364" calcext:value-type="float">
            <text:p>0.152865205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76.513512" calcext:value-type="float">
            <text:p>76.513512</text:p>
          </table:table-cell>
          <table:table-cell office:value-type="float" office:value="295" calcext:value-type="float">
            <text:p>295</text:p>
          </table:table-cell>
          <table:table-cell table:formula="of:=[.I117]*[.$J$2]" office:value-type="float" office:value="29.5" calcext:value-type="float">
            <text:p>29.5</text:p>
          </table:table-cell>
          <table:table-cell table:formula="of:=[.J117]*[.$I$17]" office:value-type="float" office:value="71.8679" calcext:value-type="float">
            <text:p>71.8679</text:p>
          </table:table-cell>
          <table:table-cell table:formula="of:=[.H117]-[.K117]" office:value-type="float" office:value="4.64561200000001" calcext:value-type="float">
            <text:p>4.645612</text:p>
          </table:table-cell>
          <table:table-cell table:formula="of:=[.L117]-[.$M$15]" office:value-type="float" office:value="3.77594966666668" calcext:value-type="float">
            <text:p>3.7759496667</text:p>
          </table:table-cell>
          <table:table-cell table:formula="of:=[.M117]/([.$L$111]*[.$I$18])" office:value-type="float" office:value="0.00094398741666667" calcext:value-type="float">
            <text:p>0.0009439874</text:p>
          </table:table-cell>
          <table:table-cell table:formula="of:=[.N117]/[.$C$11]" office:value-type="float" office:value="0.000000000100953238767154" calcext:value-type="float">
            <text:p>1.00953238767154E-010</text:p>
          </table:table-cell>
          <table:table-cell table:formula="of:=[.N117]/[.$B$11]" office:value-type="float" office:value="0.141334534274016" calcext:value-type="float">
            <text:p>0.141334534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6.427483" calcext:value-type="float">
            <text:p>76.427483</text:p>
          </table:table-cell>
          <table:table-cell office:value-type="float" office:value="295" calcext:value-type="float">
            <text:p>295</text:p>
          </table:table-cell>
          <table:table-cell table:formula="of:=[.I118]*[.$J$2]" office:value-type="float" office:value="29.5" calcext:value-type="float">
            <text:p>29.5</text:p>
          </table:table-cell>
          <table:table-cell table:formula="of:=[.J118]*[.$I$17]" office:value-type="float" office:value="71.8679" calcext:value-type="float">
            <text:p>71.8679</text:p>
          </table:table-cell>
          <table:table-cell table:formula="of:=[.H118]-[.K118]" office:value-type="float" office:value="4.559583" calcext:value-type="float">
            <text:p>4.559583</text:p>
          </table:table-cell>
          <table:table-cell table:formula="of:=[.L118]-[.$M$15]" office:value-type="float" office:value="3.68992066666667" calcext:value-type="float">
            <text:p>3.6899206667</text:p>
          </table:table-cell>
          <table:table-cell table:formula="of:=[.M118]/([.$L$111]*[.$I$18])" office:value-type="float" office:value="0.000922480166666667" calcext:value-type="float">
            <text:p>0.0009224802</text:p>
          </table:table-cell>
          <table:table-cell table:formula="of:=[.N118]/[.$C$11]" office:value-type="float" office:value="0.0000000000986531799886783" calcext:value-type="float">
            <text:p>9.86531799886783E-011</text:p>
          </table:table-cell>
          <table:table-cell table:formula="of:=[.N118]/[.$B$11]" office:value-type="float" office:value="0.13811445198415" calcext:value-type="float">
            <text:p>0.13811445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6.781212" calcext:value-type="float">
            <text:p>76.781212</text:p>
          </table:table-cell>
          <table:table-cell office:value-type="float" office:value="295" calcext:value-type="float">
            <text:p>295</text:p>
          </table:table-cell>
          <table:table-cell table:formula="of:=[.I119]*[.$J$2]" office:value-type="float" office:value="29.5" calcext:value-type="float">
            <text:p>29.5</text:p>
          </table:table-cell>
          <table:table-cell table:formula="of:=[.J119]*[.$I$17]" office:value-type="float" office:value="71.8679" calcext:value-type="float">
            <text:p>71.8679</text:p>
          </table:table-cell>
          <table:table-cell table:formula="of:=[.H119]-[.K119]" office:value-type="float" office:value="4.91331200000001" calcext:value-type="float">
            <text:p>4.913312</text:p>
          </table:table-cell>
          <table:table-cell table:formula="of:=[.L119]-[.$M$15]" office:value-type="float" office:value="4.04364966666667" calcext:value-type="float">
            <text:p>4.0436496667</text:p>
          </table:table-cell>
          <table:table-cell table:formula="of:=[.M119]/([.$L$111]*[.$I$18])" office:value-type="float" office:value="0.00101091241666667" calcext:value-type="float">
            <text:p>0.0010109124</text:p>
          </table:table-cell>
          <table:table-cell table:formula="of:=[.N119]/[.$C$11]" office:value-type="float" office:value="0.000000000108110426866492" calcext:value-type="float">
            <text:p>1.08110426866492E-010</text:p>
          </table:table-cell>
          <table:table-cell table:formula="of:=[.N119]/[.$B$11]" office:value-type="float" office:value="0.151354597613089" calcext:value-type="float">
            <text:p>0.151354597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6.01104" calcext:value-type="float">
            <text:p>76.01104</text:p>
          </table:table-cell>
          <table:table-cell office:value-type="float" office:value="295" calcext:value-type="float">
            <text:p>295</text:p>
          </table:table-cell>
          <table:table-cell table:formula="of:=[.I120]*[.$J$2]" office:value-type="float" office:value="29.5" calcext:value-type="float">
            <text:p>29.5</text:p>
          </table:table-cell>
          <table:table-cell table:formula="of:=[.J120]*[.$I$17]" office:value-type="float" office:value="71.8679" calcext:value-type="float">
            <text:p>71.8679</text:p>
          </table:table-cell>
          <table:table-cell table:formula="of:=[.H120]-[.K120]" office:value-type="float" office:value="4.14314" calcext:value-type="float">
            <text:p>4.14314</text:p>
          </table:table-cell>
          <table:table-cell table:formula="of:=[.L120]-[.$M$15]" office:value-type="float" office:value="3.27347766666667" calcext:value-type="float">
            <text:p>3.2734776667</text:p>
          </table:table-cell>
          <table:table-cell table:formula="of:=[.M120]/([.$L$111]*[.$I$18])" office:value-type="float" office:value="0.000818369416666667" calcext:value-type="float">
            <text:p>0.0008183694</text:p>
          </table:table-cell>
          <table:table-cell table:formula="of:=[.N120]/[.$C$11]" office:value-type="float" office:value="0.0000000000875192207669646" calcext:value-type="float">
            <text:p>8.75192207669646E-011</text:p>
          </table:table-cell>
          <table:table-cell table:formula="of:=[.N120]/[.$B$11]" office:value-type="float" office:value="0.12252690907375" calcext:value-type="float">
            <text:p>0.122526909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6.968719" calcext:value-type="float">
            <text:p>76.968719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table:formula="of:=[.I121]*[.$J$2]" office:value-type="float" office:value="29.6" calcext:value-type="float">
            <text:p>29.6</text:p>
          </table:table-cell>
          <table:table-cell table:style-name="ce23" table:formula="of:=[.J121]*[.$I$17]" office:value-type="float" office:value="72.11152" calcext:value-type="float">
            <text:p>72.11152</text:p>
          </table:table-cell>
          <table:table-cell table:formula="of:=[.H121]-[.K121]" office:value-type="float" office:value="4.85719899999999" calcext:value-type="float">
            <text:p>4.857199</text:p>
          </table:table-cell>
          <table:table-cell table:formula="of:=[.L121]-[.$M$15]" office:value-type="float" office:value="3.98753666666666" calcext:value-type="float">
            <text:p>3.9875366667</text:p>
          </table:table-cell>
          <table:table-cell table:formula="of:=[.M121]/([.$L$111]*[.$I$18])" office:value-type="float" office:value="0.000996884166666665" calcext:value-type="float">
            <text:p>0.0009968842</text:p>
          </table:table-cell>
          <table:table-cell table:formula="of:=[.N121]/[.$C$11]" office:value-type="float" office:value="0.000000000106610197894441" calcext:value-type="float">
            <text:p>1.06610197894441E-010</text:p>
          </table:table-cell>
          <table:table-cell table:formula="of:=[.N121]/[.$B$11]" office:value-type="float" office:value="0.149254277052217" calcext:value-type="float">
            <text:p>0.149254277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2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76.4253778888889" calcext:value-type="float">
            <text:p>76.4253778889</text:p>
          </table:table-cell>
          <table:table-cell table:style-name="ce23" table:formula="of:=AVERAGE([.I113:.I121])" office:value-type="float" office:value="294.777777777778" calcext:value-type="float">
            <text:p>294.7777777778</text:p>
          </table:table-cell>
          <table:table-cell table:style-name="ce23" table:formula="of:=AVERAGE([.J113:.J121])" office:value-type="float" office:value="29.4777777777778" calcext:value-type="float">
            <text:p>29.4777777778</text:p>
          </table:table-cell>
          <table:table-cell table:style-name="ce23" table:formula="of:=AVERAGE([.K113:.K121])" office:value-type="float" office:value="71.8137622222222" calcext:value-type="float">
            <text:p>71.8137622222</text:p>
          </table:table-cell>
          <table:table-cell table:formula="of:=AVERAGE([.L113:.L121])" office:value-type="float" office:value="4.61161566666667" calcext:value-type="float">
            <text:p>4.6116156667</text:p>
          </table:table-cell>
          <table:table-cell table:formula="of:=AVERAGE([.M113:.M121])" office:value-type="float" office:value="3.74195333333334" calcext:value-type="float">
            <text:p>3.7419533333</text:p>
          </table:table-cell>
          <table:table-cell table:style-name="ce23" table:formula="of:=AVERAGE([.N113:.N121])" office:value-type="float" office:value="0.000935488333333334" calcext:value-type="float">
            <text:p>0.0009354883</text:p>
          </table:table-cell>
          <table:table-cell table:style-name="ce30" table:formula="of:=AVERAGE([.O113:.O121])" office:value-type="float" office:value="0.000000000100044317764709" calcext:value-type="float">
            <text:p>1.00044317764709E-010</text:p>
          </table:table-cell>
          <table:table-cell table:style-name="ce38" table:formula="of:=AVERAGE([.P113:.P121])" office:value-type="float" office:value="0.140062044870593" calcext:value-type="float">
            <text:p>0.1400620449</text:p>
          </table:table-cell>
          <table:table-cell table:formula="of:=[.O123]/[.$O$15]*100" office:value-type="float" office:value="107.905754298466" calcext:value-type="float">
            <text:p>107.905754298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13:.H121])" office:value-type="float" office:value="0.320952813996638" calcext:value-type="float">
            <text:p>0.320952814</text:p>
          </table:table-cell>
          <table:table-cell table:style-name="ce24" table:formula="of:=STDEV([.I113:.I121])" office:value-type="float" office:value="0.666666666666667" calcext:value-type="float">
            <text:p>0.6666666667</text:p>
          </table:table-cell>
          <table:table-cell table:style-name="ce24" table:formula="of:=STDEV([.J113:.J121])" office:value-type="float" office:value="0.0666666666666661" calcext:value-type="float">
            <text:p>0.0666666667</text:p>
          </table:table-cell>
          <table:table-cell table:style-name="ce24" table:formula="of:=STDEV([.K113:.K121])" office:value-type="float" office:value="0.162413333333332" calcext:value-type="float">
            <text:p>0.1624133333</text:p>
          </table:table-cell>
          <table:table-cell table:style-name="ce24" table:formula="of:=STDEV([.L113:.L121])" office:value-type="float" office:value="0.261918496743261" calcext:value-type="float">
            <text:p>0.2619184967</text:p>
          </table:table-cell>
          <table:table-cell table:style-name="ce24" table:formula="of:=STDEV([.M113:.M121])" office:value-type="float" office:value="0.261918496743261" calcext:value-type="float">
            <text:p>0.2619184967</text:p>
          </table:table-cell>
          <table:table-cell table:style-name="ce24" table:formula="of:=STDEV([.N113:.N121])" office:value-type="float" office:value="0.0000654796241858152" calcext:value-type="float">
            <text:p>6.54796241858152E-005</text:p>
          </table:table-cell>
          <table:table-cell table:style-name="ce31" table:formula="of:=STDEV([.O113:.O121])" office:value-type="float" office:value="0.00000000000700261467272113" calcext:value-type="float">
            <text:p>7.00261467272113E-012</text:p>
          </table:table-cell>
          <table:table-cell table:style-name="ce39" table:formula="of:=STDEV([.P113:.P121])" office:value-type="float" office:value="0.00980366054180958" calcext:value-type="float">
            <text:p>0.0098036605</text:p>
          </table:table-cell>
          <table:table-cell table:formula="of:=[.O124]/[.O123]*100" office:value-type="float" office:value="6.99951264517624" calcext:value-type="float">
            <text:p>6.999512645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Disparity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289734" calcext:value-type="float">
            <text:p>53.289734</text:p>
          </table:table-cell>
          <table:table-cell office:value-type="float" office:value="204" calcext:value-type="float">
            <text:p>204</text:p>
          </table:table-cell>
          <table:table-cell table:formula="of:=[.I128]*[.$J$2]" office:value-type="float" office:value="20.4" calcext:value-type="float">
            <text:p>20.4</text:p>
          </table:table-cell>
          <table:table-cell table:formula="of:=[.J128]*[.$I$17]" office:value-type="float" office:value="49.69848" calcext:value-type="float">
            <text:p>49.69848</text:p>
          </table:table-cell>
          <table:table-cell table:formula="of:=[.H128]-[.K128]" office:value-type="float" office:value="3.591254" calcext:value-type="float">
            <text:p>3.591254</text:p>
          </table:table-cell>
          <table:table-cell table:formula="of:=[.L128]-[.$M$15]" office:value-type="float" office:value="2.72159166666667" calcext:value-type="float">
            <text:p>2.7215916667</text:p>
          </table:table-cell>
          <table:table-cell table:formula="of:=[.M128]/([.$L$126]*[.$I$18])" office:value-type="float" office:value="0.000680397916666666" calcext:value-type="float">
            <text:p>0.0006803979</text:p>
          </table:table-cell>
          <table:table-cell table:formula="of:=[.N128]/[.$C$13]" office:value-type="float" office:value="0.000000000119051673042657" calcext:value-type="float">
            <text:p>1.19051673042657E-010</text:p>
          </table:table-cell>
          <table:table-cell table:formula="of:=[.N128]/[.$B$13]" office:value-type="float" office:value="0.16667234225972" calcext:value-type="float">
            <text:p>0.16667234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847794" calcext:value-type="float">
            <text:p>53.847794</text:p>
          </table:table-cell>
          <table:table-cell office:value-type="float" office:value="204" calcext:value-type="float">
            <text:p>204</text:p>
          </table:table-cell>
          <table:table-cell table:formula="of:=[.I129]*[.$J$2]" office:value-type="float" office:value="20.4" calcext:value-type="float">
            <text:p>20.4</text:p>
          </table:table-cell>
          <table:table-cell table:formula="of:=[.J129]*[.$I$17]" office:value-type="float" office:value="49.69848" calcext:value-type="float">
            <text:p>49.69848</text:p>
          </table:table-cell>
          <table:table-cell table:formula="of:=[.H129]-[.K129]" office:value-type="float" office:value="4.149314" calcext:value-type="float">
            <text:p>4.149314</text:p>
          </table:table-cell>
          <table:table-cell table:formula="of:=[.L129]-[.$M$15]" office:value-type="float" office:value="3.27965166666666" calcext:value-type="float">
            <text:p>3.2796516667</text:p>
          </table:table-cell>
          <table:table-cell table:formula="of:=[.M129]/([.$L$126]*[.$I$18])" office:value-type="float" office:value="0.000819912916666666" calcext:value-type="float">
            <text:p>0.0008199129</text:p>
          </table:table-cell>
          <table:table-cell table:formula="of:=[.N129]/[.$C$13]" office:value-type="float" office:value="0.000000000143463114873517" calcext:value-type="float">
            <text:p>1.43463114873517E-010</text:p>
          </table:table-cell>
          <table:table-cell table:formula="of:=[.N129]/[.$B$13]" office:value-type="float" office:value="0.200848360822924" calcext:value-type="float">
            <text:p>0.20084836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698116" calcext:value-type="float">
            <text:p>53.698116</text:p>
          </table:table-cell>
          <table:table-cell office:value-type="float" office:value="204" calcext:value-type="float">
            <text:p>204</text:p>
          </table:table-cell>
          <table:table-cell table:formula="of:=[.I130]*[.$J$2]" office:value-type="float" office:value="20.4" calcext:value-type="float">
            <text:p>20.4</text:p>
          </table:table-cell>
          <table:table-cell table:formula="of:=[.J130]*[.$I$17]" office:value-type="float" office:value="49.69848" calcext:value-type="float">
            <text:p>49.69848</text:p>
          </table:table-cell>
          <table:table-cell table:formula="of:=[.H130]-[.K130]" office:value-type="float" office:value="3.999636" calcext:value-type="float">
            <text:p>3.999636</text:p>
          </table:table-cell>
          <table:table-cell table:formula="of:=[.L130]-[.$M$15]" office:value-type="float" office:value="3.12997366666666" calcext:value-type="float">
            <text:p>3.1299736667</text:p>
          </table:table-cell>
          <table:table-cell table:formula="of:=[.M130]/([.$L$126]*[.$I$18])" office:value-type="float" office:value="0.000782493416666665" calcext:value-type="float">
            <text:p>0.0007824934</text:p>
          </table:table-cell>
          <table:table-cell table:formula="of:=[.N130]/[.$C$13]" office:value-type="float" office:value="0.000000000136915690241113" calcext:value-type="float">
            <text:p>1.36915690241113E-010</text:p>
          </table:table-cell>
          <table:table-cell table:formula="of:=[.N130]/[.$B$13]" office:value-type="float" office:value="0.191681966337558" calcext:value-type="float">
            <text:p>0.19168196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744431" calcext:value-type="float">
            <text:p>53.744431</text:p>
          </table:table-cell>
          <table:table-cell office:value-type="float" office:value="205" calcext:value-type="float">
            <text:p>205</text:p>
          </table:table-cell>
          <table:table-cell table:formula="of:=[.I131]*[.$J$2]" office:value-type="float" office:value="20.5" calcext:value-type="float">
            <text:p>20.5</text:p>
          </table:table-cell>
          <table:table-cell table:formula="of:=[.J131]*[.$I$17]" office:value-type="float" office:value="49.9421" calcext:value-type="float">
            <text:p>49.9421</text:p>
          </table:table-cell>
          <table:table-cell table:formula="of:=[.H131]-[.K131]" office:value-type="float" office:value="3.802331" calcext:value-type="float">
            <text:p>3.802331</text:p>
          </table:table-cell>
          <table:table-cell table:formula="of:=[.L131]-[.$M$15]" office:value-type="float" office:value="2.93266866666667" calcext:value-type="float">
            <text:p>2.9326686667</text:p>
          </table:table-cell>
          <table:table-cell table:formula="of:=[.M131]/([.$L$126]*[.$I$18])" office:value-type="float" office:value="0.000733167166666667" calcext:value-type="float">
            <text:p>0.0007331672</text:p>
          </table:table-cell>
          <table:table-cell table:formula="of:=[.N131]/[.$C$13]" office:value-type="float" office:value="0.000000000128284898694617" calcext:value-type="float">
            <text:p>1.28284898694617E-010</text:p>
          </table:table-cell>
          <table:table-cell table:formula="of:=[.N131]/[.$B$13]" office:value-type="float" office:value="0.179598858172463" calcext:value-type="float">
            <text:p>0.17959885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.858192" calcext:value-type="float">
            <text:p>52.858192</text:p>
          </table:table-cell>
          <table:table-cell office:value-type="float" office:value="204" calcext:value-type="float">
            <text:p>204</text:p>
          </table:table-cell>
          <table:table-cell table:formula="of:=[.I132]*[.$J$2]" office:value-type="float" office:value="20.4" calcext:value-type="float">
            <text:p>20.4</text:p>
          </table:table-cell>
          <table:table-cell table:formula="of:=[.J132]*[.$I$17]" office:value-type="float" office:value="49.69848" calcext:value-type="float">
            <text:p>49.69848</text:p>
          </table:table-cell>
          <table:table-cell table:formula="of:=[.H132]-[.K132]" office:value-type="float" office:value="3.159712" calcext:value-type="float">
            <text:p>3.159712</text:p>
          </table:table-cell>
          <table:table-cell table:formula="of:=[.L132]-[.$M$15]" office:value-type="float" office:value="2.29004966666667" calcext:value-type="float">
            <text:p>2.2900496667</text:p>
          </table:table-cell>
          <table:table-cell table:formula="of:=[.M132]/([.$L$126]*[.$I$18])" office:value-type="float" office:value="0.000572512416666666" calcext:value-type="float">
            <text:p>0.0005725124</text:p>
          </table:table-cell>
          <table:table-cell table:formula="of:=[.N132]/[.$C$13]" office:value-type="float" office:value="0.000000000100174558699087" calcext:value-type="float">
            <text:p>1.00174558699087E-010</text:p>
          </table:table-cell>
          <table:table-cell table:formula="of:=[.N132]/[.$B$13]" office:value-type="float" office:value="0.140244382178722" calcext:value-type="float">
            <text:p>0.14024438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746208" calcext:value-type="float">
            <text:p>53.746208</text:p>
          </table:table-cell>
          <table:table-cell office:value-type="float" office:value="205" calcext:value-type="float">
            <text:p>205</text:p>
          </table:table-cell>
          <table:table-cell table:formula="of:=[.I133]*[.$J$2]" office:value-type="float" office:value="20.5" calcext:value-type="float">
            <text:p>20.5</text:p>
          </table:table-cell>
          <table:table-cell table:formula="of:=[.J133]*[.$I$17]" office:value-type="float" office:value="49.9421" calcext:value-type="float">
            <text:p>49.9421</text:p>
          </table:table-cell>
          <table:table-cell table:formula="of:=[.H133]-[.K133]" office:value-type="float" office:value="3.80410800000001" calcext:value-type="float">
            <text:p>3.804108</text:p>
          </table:table-cell>
          <table:table-cell table:formula="of:=[.L133]-[.$M$15]" office:value-type="float" office:value="2.93444566666667" calcext:value-type="float">
            <text:p>2.9344456667</text:p>
          </table:table-cell>
          <table:table-cell table:formula="of:=[.M133]/([.$L$126]*[.$I$18])" office:value-type="float" office:value="0.000733611416666668" calcext:value-type="float">
            <text:p>0.0007336114</text:p>
          </table:table-cell>
          <table:table-cell table:formula="of:=[.N133]/[.$C$13]" office:value-type="float" office:value="0.000000000128362630716502" calcext:value-type="float">
            <text:p>1.28362630716502E-010</text:p>
          </table:table-cell>
          <table:table-cell table:formula="of:=[.N133]/[.$B$13]" office:value-type="float" office:value="0.179707683003103" calcext:value-type="float">
            <text:p>0.1797076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643047" calcext:value-type="float">
            <text:p>53.643047</text:p>
          </table:table-cell>
          <table:table-cell office:value-type="float" office:value="204" calcext:value-type="float">
            <text:p>204</text:p>
          </table:table-cell>
          <table:table-cell table:formula="of:=[.I134]*[.$J$2]" office:value-type="float" office:value="20.4" calcext:value-type="float">
            <text:p>20.4</text:p>
          </table:table-cell>
          <table:table-cell table:formula="of:=[.J134]*[.$I$17]" office:value-type="float" office:value="49.69848" calcext:value-type="float">
            <text:p>49.69848</text:p>
          </table:table-cell>
          <table:table-cell table:formula="of:=[.H134]-[.K134]" office:value-type="float" office:value="3.944567" calcext:value-type="float">
            <text:p>3.944567</text:p>
          </table:table-cell>
          <table:table-cell table:formula="of:=[.L134]-[.$M$15]" office:value-type="float" office:value="3.07490466666667" calcext:value-type="float">
            <text:p>3.0749046667</text:p>
          </table:table-cell>
          <table:table-cell table:formula="of:=[.M134]/([.$L$126]*[.$I$18])" office:value-type="float" office:value="0.000768726166666666" calcext:value-type="float">
            <text:p>0.0007687262</text:p>
          </table:table-cell>
          <table:table-cell table:formula="of:=[.N134]/[.$C$13]" office:value-type="float" office:value="0.000000000134506784943862" calcext:value-type="float">
            <text:p>1.34506784943862E-010</text:p>
          </table:table-cell>
          <table:table-cell table:formula="of:=[.N134]/[.$B$13]" office:value-type="float" office:value="0.188309498921408" calcext:value-type="float">
            <text:p>0.18830949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611328" calcext:value-type="float">
            <text:p>53.611328</text:p>
          </table:table-cell>
          <table:table-cell office:value-type="float" office:value="204" calcext:value-type="float">
            <text:p>204</text:p>
          </table:table-cell>
          <table:table-cell table:formula="of:=[.I135]*[.$J$2]" office:value-type="float" office:value="20.4" calcext:value-type="float">
            <text:p>20.4</text:p>
          </table:table-cell>
          <table:table-cell table:formula="of:=[.J135]*[.$I$17]" office:value-type="float" office:value="49.69848" calcext:value-type="float">
            <text:p>49.69848</text:p>
          </table:table-cell>
          <table:table-cell table:formula="of:=[.H135]-[.K135]" office:value-type="float" office:value="3.912848" calcext:value-type="float">
            <text:p>3.912848</text:p>
          </table:table-cell>
          <table:table-cell table:formula="of:=[.L135]-[.$M$15]" office:value-type="float" office:value="3.04318566666666" calcext:value-type="float">
            <text:p>3.0431856667</text:p>
          </table:table-cell>
          <table:table-cell table:formula="of:=[.M135]/([.$L$126]*[.$I$18])" office:value-type="float" office:value="0.000760796416666666" calcext:value-type="float">
            <text:p>0.0007607964</text:p>
          </table:table-cell>
          <table:table-cell table:formula="of:=[.N135]/[.$C$13]" office:value-type="float" office:value="0.000000000133119288037736" calcext:value-type="float">
            <text:p>1.33119288037736E-010</text:p>
          </table:table-cell>
          <table:table-cell table:formula="of:=[.N135]/[.$B$13]" office:value-type="float" office:value="0.18636700325283" calcext:value-type="float">
            <text:p>0.18636700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479286" calcext:value-type="float">
            <text:p>53.479286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table:formula="of:=[.I136]*[.$J$2]" office:value-type="float" office:value="20.4" calcext:value-type="float">
            <text:p>20.4</text:p>
          </table:table-cell>
          <table:table-cell table:style-name="ce23" table:formula="of:=[.J136]*[.$I$17]" office:value-type="float" office:value="49.69848" calcext:value-type="float">
            <text:p>49.69848</text:p>
          </table:table-cell>
          <table:table-cell table:formula="of:=[.H136]-[.K136]" office:value-type="float" office:value="3.780806" calcext:value-type="float">
            <text:p>3.780806</text:p>
          </table:table-cell>
          <table:table-cell table:formula="of:=[.L136]-[.$M$15]" office:value-type="float" office:value="2.91114366666666" calcext:value-type="float">
            <text:p>2.9111436667</text:p>
          </table:table-cell>
          <table:table-cell table:formula="of:=[.M136]/([.$L$126]*[.$I$18])" office:value-type="float" office:value="0.000727785916666666" calcext:value-type="float">
            <text:p>0.0007277859</text:p>
          </table:table-cell>
          <table:table-cell table:formula="of:=[.N136]/[.$C$13]" office:value-type="float" office:value="0.000000000127343322008581" calcext:value-type="float">
            <text:p>1.27343322008581E-010</text:p>
          </table:table-cell>
          <table:table-cell table:formula="of:=[.N136]/[.$B$13]" office:value-type="float" office:value="0.178280650812013" calcext:value-type="float">
            <text:p>0.178280650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53.5464595555556" calcext:value-type="float">
            <text:p>53.5464595556</text:p>
          </table:table-cell>
          <table:table-cell table:style-name="ce23" table:formula="of:=AVERAGE([.I128:.I136])" office:value-type="float" office:value="204.222222222222" calcext:value-type="float">
            <text:p>204.2222222222</text:p>
          </table:table-cell>
          <table:table-cell table:style-name="ce23" table:formula="of:=AVERAGE([.J128:.J136])" office:value-type="float" office:value="20.4222222222222" calcext:value-type="float">
            <text:p>20.4222222222</text:p>
          </table:table-cell>
          <table:table-cell table:style-name="ce23" table:formula="of:=AVERAGE([.K128:.K136])" office:value-type="float" office:value="49.7526177777778" calcext:value-type="float">
            <text:p>49.7526177778</text:p>
          </table:table-cell>
          <table:table-cell table:formula="of:=AVERAGE([.L128:.L136])" office:value-type="float" office:value="3.79384177777778" calcext:value-type="float">
            <text:p>3.7938417778</text:p>
          </table:table-cell>
          <table:table-cell table:formula="of:=AVERAGE([.M128:.M136])" office:value-type="float" office:value="2.92417944444444" calcext:value-type="float">
            <text:p>2.9241794444</text:p>
          </table:table-cell>
          <table:table-cell table:style-name="ce23" table:formula="of:=AVERAGE([.N128:.N136])" office:value-type="float" office:value="0.000731044861111111" calcext:value-type="float">
            <text:p>0.0007310449</text:p>
          </table:table-cell>
          <table:table-cell table:style-name="ce34" table:formula="of:=AVERAGE([.O128:.O136])" office:value-type="float" office:value="0.000000000127913551250852" calcext:value-type="float">
            <text:p>1.27913551250852E-010</text:p>
          </table:table-cell>
          <table:table-cell table:style-name="ce38" table:formula="of:=AVERAGE([.P128:.P136])" office:value-type="float" office:value="0.179078971751194" calcext:value-type="float">
            <text:p>0.1790789718</text:p>
          </table:table-cell>
          <table:table-cell table:formula="of:=[.O138]/[.$O$15]*100" office:value-type="float" office:value="137.964939349985" calcext:value-type="float">
            <text:p>137.9649393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28:.H136])" office:value-type="float" office:value="0.306301288236807" calcext:value-type="float">
            <text:p>0.3063012882</text:p>
          </table:table-cell>
          <table:table-cell table:style-name="ce24" table:formula="of:=STDEV([.I128:.I136])" office:value-type="float" office:value="0.440958551844098" calcext:value-type="float">
            <text:p>0.4409585518</text:p>
          </table:table-cell>
          <table:table-cell table:style-name="ce24" table:formula="of:=STDEV([.J128:.J136])" office:value-type="float" office:value="0.0440958551844089" calcext:value-type="float">
            <text:p>0.0440958552</text:p>
          </table:table-cell>
          <table:table-cell table:style-name="ce24" table:formula="of:=STDEV([.K128:.K136])" office:value-type="float" office:value="0.107426322400256" calcext:value-type="float">
            <text:p>0.1074263224</text:p>
          </table:table-cell>
          <table:table-cell table:style-name="ce24" table:formula="of:=STDEV([.L128:.L136])" office:value-type="float" office:value="0.284846913424025" calcext:value-type="float">
            <text:p>0.2848469134</text:p>
          </table:table-cell>
          <table:table-cell table:style-name="ce24" table:formula="of:=STDEV([.M128:.M136])" office:value-type="float" office:value="0.284846913424025" calcext:value-type="float">
            <text:p>0.2848469134</text:p>
          </table:table-cell>
          <table:table-cell table:style-name="ce24" table:formula="of:=STDEV([.N128:.N136])" office:value-type="float" office:value="0.0000712117283560063" calcext:value-type="float">
            <text:p>7.12117283560063E-005</text:p>
          </table:table-cell>
          <table:table-cell table:style-name="ce31" table:formula="of:=STDEV([.O128:.O136])" office:value-type="float" office:value="0.0000000000124601724863822" calcext:value-type="float">
            <text:p>1.24601724863822E-011</text:p>
          </table:table-cell>
          <table:table-cell table:style-name="ce39" table:formula="of:=STDEV([.P128:.P136])" office:value-type="float" office:value="0.0174442414809351" calcext:value-type="float">
            <text:p>0.0174442415</text:p>
          </table:table-cell>
          <table:table-cell table:formula="of:=[.O139]/[.O138]*100" office:value-type="float" office:value="9.74108869977856" calcext:value-type="float">
            <text:p>9.7410886998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481911" calcext:value-type="float">
            <text:p>65.481911</text:p>
          </table:table-cell>
          <table:table-cell office:value-type="float" office:value="249" calcext:value-type="float">
            <text:p>249</text:p>
          </table:table-cell>
          <table:table-cell table:formula="of:=[.I143]*[.$J$2]" office:value-type="float" office:value="24.9" calcext:value-type="float">
            <text:p>24.9</text:p>
          </table:table-cell>
          <table:table-cell table:formula="of:=[.J143]*[.$I$17]" office:value-type="float" office:value="60.66138" calcext:value-type="float">
            <text:p>60.66138</text:p>
          </table:table-cell>
          <table:table-cell table:formula="of:=[.H143]-[.K143]" office:value-type="float" office:value="4.820531" calcext:value-type="float">
            <text:p>4.820531</text:p>
          </table:table-cell>
          <table:table-cell table:formula="of:=[.L143]-[.$M$15]" office:value-type="float" office:value="3.95086866666666" calcext:value-type="float">
            <text:p>3.9508686667</text:p>
          </table:table-cell>
          <table:table-cell table:formula="of:=[.M143]/([.$L$141]*[.$I$18])" office:value-type="float" office:value="0.000987717166666665" calcext:value-type="float">
            <text:p>0.0009877172</text:p>
          </table:table-cell>
          <table:table-cell table:formula="of:=[.N143]/[.$C$14]" office:value-type="float" office:value="0.000000000144212596769245" calcext:value-type="float">
            <text:p>1.44212596769245E-010</text:p>
          </table:table-cell>
          <table:table-cell table:formula="of:=[.N143]/[.$B$14]" office:value-type="float" office:value="0.201897635476943" calcext:value-type="float">
            <text:p>0.20189763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448593" calcext:value-type="float">
            <text:p>65.448593</text:p>
          </table:table-cell>
          <table:table-cell office:value-type="float" office:value="248" calcext:value-type="float">
            <text:p>248</text:p>
          </table:table-cell>
          <table:table-cell table:formula="of:=[.I144]*[.$J$2]" office:value-type="float" office:value="24.8" calcext:value-type="float">
            <text:p>24.8</text:p>
          </table:table-cell>
          <table:table-cell table:formula="of:=[.J144]*[.$I$17]" office:value-type="float" office:value="60.41776" calcext:value-type="float">
            <text:p>60.41776</text:p>
          </table:table-cell>
          <table:table-cell table:formula="of:=[.H144]-[.K144]" office:value-type="float" office:value="5.030833" calcext:value-type="float">
            <text:p>5.030833</text:p>
          </table:table-cell>
          <table:table-cell table:formula="of:=[.L144]-[.$M$15]" office:value-type="float" office:value="4.16117066666667" calcext:value-type="float">
            <text:p>4.1611706667</text:p>
          </table:table-cell>
          <table:table-cell table:formula="of:=[.M144]/([.$L$141]*[.$I$18])" office:value-type="float" office:value="0.00104029266666667" calcext:value-type="float">
            <text:p>0.0010402927</text:p>
          </table:table-cell>
          <table:table-cell table:formula="of:=[.N144]/[.$C$14]" office:value-type="float" office:value="0.000000000151888933313065" calcext:value-type="float">
            <text:p>1.51888933313065E-010</text:p>
          </table:table-cell>
          <table:table-cell table:formula="of:=[.N144]/[.$B$14]" office:value-type="float" office:value="0.212644506638291" calcext:value-type="float">
            <text:p>0.21264450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328377" calcext:value-type="float">
            <text:p>65.328377</text:p>
          </table:table-cell>
          <table:table-cell office:value-type="float" office:value="248" calcext:value-type="float">
            <text:p>248</text:p>
          </table:table-cell>
          <table:table-cell table:formula="of:=[.I145]*[.$J$2]" office:value-type="float" office:value="24.8" calcext:value-type="float">
            <text:p>24.8</text:p>
          </table:table-cell>
          <table:table-cell table:formula="of:=[.J145]*[.$I$17]" office:value-type="float" office:value="60.41776" calcext:value-type="float">
            <text:p>60.41776</text:p>
          </table:table-cell>
          <table:table-cell table:formula="of:=[.H145]-[.K145]" office:value-type="float" office:value="4.910617" calcext:value-type="float">
            <text:p>4.910617</text:p>
          </table:table-cell>
          <table:table-cell table:formula="of:=[.L145]-[.$M$15]" office:value-type="float" office:value="4.04095466666667" calcext:value-type="float">
            <text:p>4.0409546667</text:p>
          </table:table-cell>
          <table:table-cell table:formula="of:=[.M145]/([.$L$141]*[.$I$18])" office:value-type="float" office:value="0.00101023866666667" calcext:value-type="float">
            <text:p>0.0010102387</text:p>
          </table:table-cell>
          <table:table-cell table:formula="of:=[.N145]/[.$C$14]" office:value-type="float" office:value="0.000000000147500870080419" calcext:value-type="float">
            <text:p>1.47500870080419E-010</text:p>
          </table:table-cell>
          <table:table-cell table:formula="of:=[.N145]/[.$B$14]" office:value-type="float" office:value="0.206501218112587" calcext:value-type="float">
            <text:p>0.20650121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393829" calcext:value-type="float">
            <text:p>65.393829</text:p>
          </table:table-cell>
          <table:table-cell office:value-type="float" office:value="249" calcext:value-type="float">
            <text:p>249</text:p>
          </table:table-cell>
          <table:table-cell table:formula="of:=[.I146]*[.$J$2]" office:value-type="float" office:value="24.9" calcext:value-type="float">
            <text:p>24.9</text:p>
          </table:table-cell>
          <table:table-cell table:formula="of:=[.J146]*[.$I$17]" office:value-type="float" office:value="60.66138" calcext:value-type="float">
            <text:p>60.66138</text:p>
          </table:table-cell>
          <table:table-cell table:formula="of:=[.H146]-[.K146]" office:value-type="float" office:value="4.732449" calcext:value-type="float">
            <text:p>4.732449</text:p>
          </table:table-cell>
          <table:table-cell table:formula="of:=[.L146]-[.$M$15]" office:value-type="float" office:value="3.86278666666666" calcext:value-type="float">
            <text:p>3.8627866667</text:p>
          </table:table-cell>
          <table:table-cell table:formula="of:=[.M146]/([.$L$141]*[.$I$18])" office:value-type="float" office:value="0.000965696666666665" calcext:value-type="float">
            <text:p>0.0009656967</text:p>
          </table:table-cell>
          <table:table-cell table:formula="of:=[.N146]/[.$C$14]" office:value-type="float" office:value="0.000000000140997472445878" calcext:value-type="float">
            <text:p>1.40997472445878E-010</text:p>
          </table:table-cell>
          <table:table-cell table:formula="of:=[.N146]/[.$B$14]" office:value-type="float" office:value="0.197396461424229" calcext:value-type="float">
            <text:p>0.19739646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681335" calcext:value-type="float">
            <text:p>65.681335</text:p>
          </table:table-cell>
          <table:table-cell office:value-type="float" office:value="249" calcext:value-type="float">
            <text:p>249</text:p>
          </table:table-cell>
          <table:table-cell table:formula="of:=[.I147]*[.$J$2]" office:value-type="float" office:value="24.9" calcext:value-type="float">
            <text:p>24.9</text:p>
          </table:table-cell>
          <table:table-cell table:formula="of:=[.J147]*[.$I$17]" office:value-type="float" office:value="60.66138" calcext:value-type="float">
            <text:p>60.66138</text:p>
          </table:table-cell>
          <table:table-cell table:formula="of:=[.H147]-[.K147]" office:value-type="float" office:value="5.019955" calcext:value-type="float">
            <text:p>5.019955</text:p>
          </table:table-cell>
          <table:table-cell table:formula="of:=[.L147]-[.$M$15]" office:value-type="float" office:value="4.15029266666667" calcext:value-type="float">
            <text:p>4.1502926667</text:p>
          </table:table-cell>
          <table:table-cell table:formula="of:=[.M147]/([.$L$141]*[.$I$18])" office:value-type="float" office:value="0.00103757316666667" calcext:value-type="float">
            <text:p>0.0010375732</text:p>
          </table:table-cell>
          <table:table-cell table:formula="of:=[.N147]/[.$C$14]" office:value-type="float" office:value="0.000000000151491870094819" calcext:value-type="float">
            <text:p>1.51491870094819E-010</text:p>
          </table:table-cell>
          <table:table-cell table:formula="of:=[.N147]/[.$B$14]" office:value-type="float" office:value="0.212088618132746" calcext:value-type="float">
            <text:p>0.21208861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905579" calcext:value-type="float">
            <text:p>65.905579</text:p>
          </table:table-cell>
          <table:table-cell office:value-type="float" office:value="249" calcext:value-type="float">
            <text:p>249</text:p>
          </table:table-cell>
          <table:table-cell table:formula="of:=[.I148]*[.$J$2]" office:value-type="float" office:value="24.9" calcext:value-type="float">
            <text:p>24.9</text:p>
          </table:table-cell>
          <table:table-cell table:formula="of:=[.J148]*[.$I$17]" office:value-type="float" office:value="60.66138" calcext:value-type="float">
            <text:p>60.66138</text:p>
          </table:table-cell>
          <table:table-cell table:formula="of:=[.H148]-[.K148]" office:value-type="float" office:value="5.244199" calcext:value-type="float">
            <text:p>5.244199</text:p>
          </table:table-cell>
          <table:table-cell table:formula="of:=[.L148]-[.$M$15]" office:value-type="float" office:value="4.37453666666667" calcext:value-type="float">
            <text:p>4.3745366667</text:p>
          </table:table-cell>
          <table:table-cell table:formula="of:=[.M148]/([.$L$141]*[.$I$18])" office:value-type="float" office:value="0.00109363416666667" calcext:value-type="float">
            <text:p>0.0010936342</text:p>
          </table:table-cell>
          <table:table-cell table:formula="of:=[.N148]/[.$C$14]" office:value-type="float" office:value="0.000000000159677110425069" calcext:value-type="float">
            <text:p>1.59677110425069E-010</text:p>
          </table:table-cell>
          <table:table-cell table:formula="of:=[.N148]/[.$B$14]" office:value-type="float" office:value="0.223547954595097" calcext:value-type="float">
            <text:p>0.22354795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4.78997" calcext:value-type="float">
            <text:p>64.78997</text:p>
          </table:table-cell>
          <table:table-cell office:value-type="float" office:value="248" calcext:value-type="float">
            <text:p>248</text:p>
          </table:table-cell>
          <table:table-cell table:formula="of:=[.I149]*[.$J$2]" office:value-type="float" office:value="24.8" calcext:value-type="float">
            <text:p>24.8</text:p>
          </table:table-cell>
          <table:table-cell table:formula="of:=[.J149]*[.$I$17]" office:value-type="float" office:value="60.41776" calcext:value-type="float">
            <text:p>60.41776</text:p>
          </table:table-cell>
          <table:table-cell table:formula="of:=[.H149]-[.K149]" office:value-type="float" office:value="4.37221" calcext:value-type="float">
            <text:p>4.37221</text:p>
          </table:table-cell>
          <table:table-cell table:formula="of:=[.L149]-[.$M$15]" office:value-type="float" office:value="3.50254766666666" calcext:value-type="float">
            <text:p>3.5025476667</text:p>
          </table:table-cell>
          <table:table-cell table:formula="of:=[.M149]/([.$L$141]*[.$I$18])" office:value-type="float" office:value="0.000875636916666666" calcext:value-type="float">
            <text:p>0.0008756369</text:p>
          </table:table-cell>
          <table:table-cell table:formula="of:=[.N149]/[.$C$14]" office:value-type="float" office:value="0.000000000127848211857728" calcext:value-type="float">
            <text:p>1.27848211857728E-010</text:p>
          </table:table-cell>
          <table:table-cell table:formula="of:=[.N149]/[.$B$14]" office:value-type="float" office:value="0.17898749660082" calcext:value-type="float">
            <text:p>0.17898749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6.109673" calcext:value-type="float">
            <text:p>66.109673</text:p>
          </table:table-cell>
          <table:table-cell office:value-type="float" office:value="249" calcext:value-type="float">
            <text:p>249</text:p>
          </table:table-cell>
          <table:table-cell table:formula="of:=[.I150]*[.$J$2]" office:value-type="float" office:value="24.9" calcext:value-type="float">
            <text:p>24.9</text:p>
          </table:table-cell>
          <table:table-cell table:formula="of:=[.J150]*[.$I$17]" office:value-type="float" office:value="60.66138" calcext:value-type="float">
            <text:p>60.66138</text:p>
          </table:table-cell>
          <table:table-cell table:formula="of:=[.H150]-[.K150]" office:value-type="float" office:value="5.448293" calcext:value-type="float">
            <text:p>5.448293</text:p>
          </table:table-cell>
          <table:table-cell table:formula="of:=[.L150]-[.$M$15]" office:value-type="float" office:value="4.57863066666667" calcext:value-type="float">
            <text:p>4.5786306667</text:p>
          </table:table-cell>
          <table:table-cell table:formula="of:=[.M150]/([.$L$141]*[.$I$18])" office:value-type="float" office:value="0.00114465766666667" calcext:value-type="float">
            <text:p>0.0011446577</text:p>
          </table:table-cell>
          <table:table-cell table:formula="of:=[.N150]/[.$C$14]" office:value-type="float" office:value="0.000000000167126845713247" calcext:value-type="float">
            <text:p>1.67126845713247E-010</text:p>
          </table:table-cell>
          <table:table-cell table:formula="of:=[.N150]/[.$B$14]" office:value-type="float" office:value="0.233977583998545" calcext:value-type="float">
            <text:p>0.2339775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580109" calcext:value-type="float">
            <text:p>65.580109</text:p>
          </table:table-cell>
          <table:table-cell table:style-name="ce23" office:value-type="float" office:value="248" calcext:value-type="float">
            <text:p>248</text:p>
          </table:table-cell>
          <table:table-cell table:style-name="ce23" table:formula="of:=[.I151]*[.$J$2]" office:value-type="float" office:value="24.8" calcext:value-type="float">
            <text:p>24.8</text:p>
          </table:table-cell>
          <table:table-cell table:style-name="ce23" table:formula="of:=[.J151]*[.$I$17]" office:value-type="float" office:value="60.41776" calcext:value-type="float">
            <text:p>60.41776</text:p>
          </table:table-cell>
          <table:table-cell table:formula="of:=[.H151]-[.K151]" office:value-type="float" office:value="5.16234899999999" calcext:value-type="float">
            <text:p>5.162349</text:p>
          </table:table-cell>
          <table:table-cell table:formula="of:=[.L151]-[.$M$15]" office:value-type="float" office:value="4.29268666666666" calcext:value-type="float">
            <text:p>4.2926866667</text:p>
          </table:table-cell>
          <table:table-cell table:formula="of:=[.M151]/([.$L$141]*[.$I$18])" office:value-type="float" office:value="0.00107317166666666" calcext:value-type="float">
            <text:p>0.0010731717</text:p>
          </table:table-cell>
          <table:table-cell table:formula="of:=[.N151]/[.$C$14]" office:value-type="float" office:value="0.000000000156689463393126" calcext:value-type="float">
            <text:p>1.56689463393126E-010</text:p>
          </table:table-cell>
          <table:table-cell table:formula="of:=[.N151]/[.$B$14]" office:value-type="float" office:value="0.219365248750376" calcext:value-type="float">
            <text:p>0.219365248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65.5243751111111" calcext:value-type="float">
            <text:p>65.5243751111</text:p>
          </table:table-cell>
          <table:table-cell table:style-name="ce23" table:formula="of:=AVERAGE([.I143:.I151])" office:value-type="float" office:value="248.555555555556" calcext:value-type="float">
            <text:p>248.5555555556</text:p>
          </table:table-cell>
          <table:table-cell table:style-name="ce23" table:formula="of:=AVERAGE([.J143:.J151])" office:value-type="float" office:value="24.8555555555556" calcext:value-type="float">
            <text:p>24.8555555556</text:p>
          </table:table-cell>
          <table:table-cell table:style-name="ce23" table:formula="of:=AVERAGE([.K143:.K151])" office:value-type="float" office:value="60.5531044444444" calcext:value-type="float">
            <text:p>60.5531044444</text:p>
          </table:table-cell>
          <table:table-cell table:formula="of:=AVERAGE([.L143:.L151])" office:value-type="float" office:value="4.97127066666667" calcext:value-type="float">
            <text:p>4.9712706667</text:p>
          </table:table-cell>
          <table:table-cell table:formula="of:=AVERAGE([.M143:.M151])" office:value-type="float" office:value="4.10160833333333" calcext:value-type="float">
            <text:p>4.1016083333</text:p>
          </table:table-cell>
          <table:table-cell table:style-name="ce23" table:formula="of:=AVERAGE([.N143:.N151])" office:value-type="float" office:value="0.00102540208333333" calcext:value-type="float">
            <text:p>0.0010254021</text:p>
          </table:table-cell>
          <table:table-cell table:style-name="ce30" table:formula="of:=AVERAGE([.O143:.O151])" office:value-type="float" office:value="0.000000000149714819343622" calcext:value-type="float">
            <text:p>1.49714819343622E-010</text:p>
          </table:table-cell>
          <table:table-cell table:style-name="ce38" table:formula="of:=AVERAGE([.P143:.P151])" office:value-type="float" office:value="0.20960074708107" calcext:value-type="float">
            <text:p>0.2096007471</text:p>
          </table:table-cell>
          <table:table-cell table:formula="of:=[.O153]/[.$O$15]*100" office:value-type="float" office:value="161.479341074889" calcext:value-type="float">
            <text:p>161.4793410749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43:.H151])" office:value-type="float" office:value="0.373829379486969" calcext:value-type="float">
            <text:p>0.3738293795</text:p>
          </table:table-cell>
          <table:table-cell table:style-name="ce24" table:formula="of:=STDEV([.I143:.I151])" office:value-type="float" office:value="0.52704627669473" calcext:value-type="float">
            <text:p>0.5270462767</text:p>
          </table:table-cell>
          <table:table-cell table:style-name="ce24" table:formula="of:=STDEV([.J143:.J151])" office:value-type="float" office:value="0.0527046276694737" calcext:value-type="float">
            <text:p>0.0527046277</text:p>
          </table:table-cell>
          <table:table-cell table:style-name="ce24" table:formula="of:=STDEV([.K143:.K151])" office:value-type="float" office:value="0.12839901392837" calcext:value-type="float">
            <text:p>0.1283990139</text:p>
          </table:table-cell>
          <table:table-cell table:style-name="ce24" table:formula="of:=STDEV([.L143:.L151])" office:value-type="float" office:value="0.313603996341725" calcext:value-type="float">
            <text:p>0.3136039963</text:p>
          </table:table-cell>
          <table:table-cell table:style-name="ce24" table:formula="of:=STDEV([.M143:.M151])" office:value-type="float" office:value="0.313603996341725" calcext:value-type="float">
            <text:p>0.3136039963</text:p>
          </table:table-cell>
          <table:table-cell table:style-name="ce24" table:formula="of:=STDEV([.N143:.N151])" office:value-type="float" office:value="0.0000784009990854313" calcext:value-type="float">
            <text:p>0.000078401</text:p>
          </table:table-cell>
          <table:table-cell table:style-name="ce31" table:formula="of:=STDEV([.O143:.O151])" office:value-type="float" office:value="0.0000000000114470134254829" calcext:value-type="float">
            <text:p>1.14470134254829E-011</text:p>
          </table:table-cell>
          <table:table-cell table:style-name="ce39" table:formula="of:=STDEV([.P143:.P151])" office:value-type="float" office:value="0.0160258187956761" calcext:value-type="float">
            <text:p>0.0160258188</text:p>
          </table:table-cell>
          <table:table-cell table:formula="of:=[.O154]/[.O153]*100" office:value-type="float" office:value="7.645878661624" calcext:value-type="float">
            <text:p>7.6458786616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.684307" calcext:value-type="float">
            <text:p>31.684307</text:p>
          </table:table-cell>
          <table:table-cell office:value-type="float" office:value="121" calcext:value-type="float">
            <text:p>121</text:p>
          </table:table-cell>
          <table:table-cell table:formula="of:=[.I158]*[.$J$2]" office:value-type="float" office:value="12.1" calcext:value-type="float">
            <text:p>12.1</text:p>
          </table:table-cell>
          <table:table-cell table:formula="of:=[.J158]*[.$I$17]" office:value-type="float" office:value="29.47802" calcext:value-type="float">
            <text:p>29.47802</text:p>
          </table:table-cell>
          <table:table-cell table:formula="of:=[.H158]-[.K158]" office:value-type="float" office:value="2.206287" calcext:value-type="float">
            <text:p>2.206287</text:p>
          </table:table-cell>
          <table:table-cell table:formula="of:=[.L158]-[.$M$15]" office:value-type="float" office:value="1.33662466666667" calcext:value-type="float">
            <text:p>1.3366246667</text:p>
          </table:table-cell>
          <table:table-cell table:formula="of:=[.M158]/([.$L$156]*[.$I$18])" office:value-type="float" office:value="0.000334156166666666" calcext:value-type="float">
            <text:p>0.0003341562</text:p>
          </table:table-cell>
          <table:table-cell table:formula="of:=[.N158]/[.$C$15]" office:value-type="float" office:value="0.000000000130705832114331" calcext:value-type="float">
            <text:p>1.30705832114331E-010</text:p>
          </table:table-cell>
          <table:table-cell table:formula="of:=[.N158]/[.$B$15]" office:value-type="float" office:value="0.182988164960063" calcext:value-type="float">
            <text:p>0.1829881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.679453" calcext:value-type="float">
            <text:p>31.679453</text:p>
          </table:table-cell>
          <table:table-cell office:value-type="float" office:value="121" calcext:value-type="float">
            <text:p>121</text:p>
          </table:table-cell>
          <table:table-cell table:formula="of:=[.I159]*[.$J$2]" office:value-type="float" office:value="12.1" calcext:value-type="float">
            <text:p>12.1</text:p>
          </table:table-cell>
          <table:table-cell table:formula="of:=[.J159]*[.$I$17]" office:value-type="float" office:value="29.47802" calcext:value-type="float">
            <text:p>29.47802</text:p>
          </table:table-cell>
          <table:table-cell table:formula="of:=[.H158]-[.K159]" office:value-type="float" office:value="2.206287" calcext:value-type="float">
            <text:p>2.206287</text:p>
          </table:table-cell>
          <table:table-cell table:formula="of:=[.L159]-[.$M$15]" office:value-type="float" office:value="1.33662466666667" calcext:value-type="float">
            <text:p>1.3366246667</text:p>
          </table:table-cell>
          <table:table-cell table:formula="of:=[.M159]/([.$L$156]*[.$I$18])" office:value-type="float" office:value="0.000334156166666666" calcext:value-type="float">
            <text:p>0.0003341562</text:p>
          </table:table-cell>
          <table:table-cell table:formula="of:=[.N159]/[.$C$15]" office:value-type="float" office:value="0.000000000130705832114331" calcext:value-type="float">
            <text:p>1.30705832114331E-010</text:p>
          </table:table-cell>
          <table:table-cell table:formula="of:=[.N159]/[.$B$15]" office:value-type="float" office:value="0.182988164960063" calcext:value-type="float">
            <text:p>0.1829881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.590063" calcext:value-type="float">
            <text:p>31.590063</text:p>
          </table:table-cell>
          <table:table-cell office:value-type="float" office:value="121" calcext:value-type="float">
            <text:p>121</text:p>
          </table:table-cell>
          <table:table-cell table:formula="of:=[.I160]*[.$J$2]" office:value-type="float" office:value="12.1" calcext:value-type="float">
            <text:p>12.1</text:p>
          </table:table-cell>
          <table:table-cell table:formula="of:=[.J160]*[.$I$17]" office:value-type="float" office:value="29.47802" calcext:value-type="float">
            <text:p>29.47802</text:p>
          </table:table-cell>
          <table:table-cell table:formula="of:=[.H159]-[.K160]" office:value-type="float" office:value="2.201433" calcext:value-type="float">
            <text:p>2.201433</text:p>
          </table:table-cell>
          <table:table-cell table:formula="of:=[.L160]-[.$M$15]" office:value-type="float" office:value="1.33177066666666" calcext:value-type="float">
            <text:p>1.3317706667</text:p>
          </table:table-cell>
          <table:table-cell table:formula="of:=[.M160]/([.$L$156]*[.$I$18])" office:value-type="float" office:value="0.000332942666666666" calcext:value-type="float">
            <text:p>0.0003329427</text:p>
          </table:table-cell>
          <table:table-cell table:formula="of:=[.N160]/[.$C$15]" office:value-type="float" office:value="0.000000000130231169237829" calcext:value-type="float">
            <text:p>1.30231169237829E-010</text:p>
          </table:table-cell>
          <table:table-cell table:formula="of:=[.N160]/[.$B$15]" office:value-type="float" office:value="0.182323636932961" calcext:value-type="float">
            <text:p>0.18232363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.730759" calcext:value-type="float">
            <text:p>31.730759</text:p>
          </table:table-cell>
          <table:table-cell office:value-type="float" office:value="121" calcext:value-type="float">
            <text:p>121</text:p>
          </table:table-cell>
          <table:table-cell table:formula="of:=[.I161]*[.$J$2]" office:value-type="float" office:value="12.1" calcext:value-type="float">
            <text:p>12.1</text:p>
          </table:table-cell>
          <table:table-cell table:formula="of:=[.J161]*[.$I$17]" office:value-type="float" office:value="29.47802" calcext:value-type="float">
            <text:p>29.47802</text:p>
          </table:table-cell>
          <table:table-cell table:formula="of:=[.H160]-[.K161]" office:value-type="float" office:value="2.112043" calcext:value-type="float">
            <text:p>2.112043</text:p>
          </table:table-cell>
          <table:table-cell table:formula="of:=[.L161]-[.$M$15]" office:value-type="float" office:value="1.24238066666667" calcext:value-type="float">
            <text:p>1.2423806667</text:p>
          </table:table-cell>
          <table:table-cell table:formula="of:=[.M161]/([.$L$156]*[.$I$18])" office:value-type="float" office:value="0.000310595166666666" calcext:value-type="float">
            <text:p>0.0003105952</text:p>
          </table:table-cell>
          <table:table-cell table:formula="of:=[.N161]/[.$C$15]" office:value-type="float" office:value="0.000000000121489901308189" calcext:value-type="float">
            <text:p>1.21489901308189E-010</text:p>
          </table:table-cell>
          <table:table-cell table:formula="of:=[.N161]/[.$B$15]" office:value-type="float" office:value="0.170085861831464" calcext:value-type="float">
            <text:p>0.17008586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.671127" calcext:value-type="float">
            <text:p>31.671127</text:p>
          </table:table-cell>
          <table:table-cell office:value-type="float" office:value="121" calcext:value-type="float">
            <text:p>121</text:p>
          </table:table-cell>
          <table:table-cell table:formula="of:=[.I162]*[.$J$2]" office:value-type="float" office:value="12.1" calcext:value-type="float">
            <text:p>12.1</text:p>
          </table:table-cell>
          <table:table-cell table:formula="of:=[.J162]*[.$I$17]" office:value-type="float" office:value="29.47802" calcext:value-type="float">
            <text:p>29.47802</text:p>
          </table:table-cell>
          <table:table-cell table:formula="of:=[.H161]-[.K162]" office:value-type="float" office:value="2.252739" calcext:value-type="float">
            <text:p>2.252739</text:p>
          </table:table-cell>
          <table:table-cell table:formula="of:=[.L162]-[.$M$15]" office:value-type="float" office:value="1.38307666666666" calcext:value-type="float">
            <text:p>1.3830766667</text:p>
          </table:table-cell>
          <table:table-cell table:formula="of:=[.M162]/([.$L$156]*[.$I$18])" office:value-type="float" office:value="0.000345769166666666" calcext:value-type="float">
            <text:p>0.0003457692</text:p>
          </table:table-cell>
          <table:table-cell table:formula="of:=[.N162]/[.$C$15]" office:value-type="float" office:value="0.000000000135248279567823" calcext:value-type="float">
            <text:p>1.35248279567823E-010</text:p>
          </table:table-cell>
          <table:table-cell table:formula="of:=[.N162]/[.$B$15]" office:value-type="float" office:value="0.189347591394952" calcext:value-type="float">
            <text:p>0.18934759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.393688" calcext:value-type="float">
            <text:p>31.393688</text:p>
          </table:table-cell>
          <table:table-cell office:value-type="float" office:value="120" calcext:value-type="float">
            <text:p>120</text:p>
          </table:table-cell>
          <table:table-cell table:formula="of:=[.I163]*[.$J$2]" office:value-type="float" office:value="12" calcext:value-type="float">
            <text:p>12</text:p>
          </table:table-cell>
          <table:table-cell table:formula="of:=[.J163]*[.$I$17]" office:value-type="float" office:value="29.2344" calcext:value-type="float">
            <text:p>29.2344</text:p>
          </table:table-cell>
          <table:table-cell table:formula="of:=[.H162]-[.K163]" office:value-type="float" office:value="2.436727" calcext:value-type="float">
            <text:p>2.436727</text:p>
          </table:table-cell>
          <table:table-cell table:formula="of:=[.L163]-[.$M$15]" office:value-type="float" office:value="1.56706466666666" calcext:value-type="float">
            <text:p>1.5670646667</text:p>
          </table:table-cell>
          <table:table-cell table:formula="of:=[.M163]/([.$L$156]*[.$I$18])" office:value-type="float" office:value="0.000391766166666666" calcext:value-type="float">
            <text:p>0.0003917662</text:p>
          </table:table-cell>
          <table:table-cell table:formula="of:=[.N163]/[.$C$15]" office:value-type="float" office:value="0.0000000001532400952501" calcext:value-type="float">
            <text:p>1.532400952501E-010</text:p>
          </table:table-cell>
          <table:table-cell table:formula="of:=[.N163]/[.$B$15]" office:value-type="float" office:value="0.21453613335014" calcext:value-type="float">
            <text:p>0.21453613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.578522" calcext:value-type="float">
            <text:p>31.578522</text:p>
          </table:table-cell>
          <table:table-cell office:value-type="float" office:value="121" calcext:value-type="float">
            <text:p>121</text:p>
          </table:table-cell>
          <table:table-cell table:formula="of:=[.I164]*[.$J$2]" office:value-type="float" office:value="12.1" calcext:value-type="float">
            <text:p>12.1</text:p>
          </table:table-cell>
          <table:table-cell table:formula="of:=[.J164]*[.$I$17]" office:value-type="float" office:value="29.47802" calcext:value-type="float">
            <text:p>29.47802</text:p>
          </table:table-cell>
          <table:table-cell table:formula="of:=[.H163]-[.K164]" office:value-type="float" office:value="1.915668" calcext:value-type="float">
            <text:p>1.915668</text:p>
          </table:table-cell>
          <table:table-cell table:formula="of:=[.L164]-[.$M$15]" office:value-type="float" office:value="1.04600566666667" calcext:value-type="float">
            <text:p>1.0460056667</text:p>
          </table:table-cell>
          <table:table-cell table:formula="of:=[.M164]/([.$L$156]*[.$I$18])" office:value-type="float" office:value="0.000261501416666667" calcext:value-type="float">
            <text:p>0.0002615014</text:p>
          </table:table-cell>
          <table:table-cell table:formula="of:=[.N164]/[.$C$15]" office:value-type="float" office:value="0.000000000102286785862577" calcext:value-type="float">
            <text:p>1.02286785862577E-010</text:p>
          </table:table-cell>
          <table:table-cell table:formula="of:=[.N164]/[.$B$15]" office:value-type="float" office:value="0.143201500207608" calcext:value-type="float">
            <text:p>0.14320150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.610416" calcext:value-type="float">
            <text:p>31.610416</text:p>
          </table:table-cell>
          <table:table-cell office:value-type="float" office:value="121" calcext:value-type="float">
            <text:p>121</text:p>
          </table:table-cell>
          <table:table-cell table:formula="of:=[.I165]*[.$J$2]" office:value-type="float" office:value="12.1" calcext:value-type="float">
            <text:p>12.1</text:p>
          </table:table-cell>
          <table:table-cell table:formula="of:=[.J165]*[.$I$17]" office:value-type="float" office:value="29.47802" calcext:value-type="float">
            <text:p>29.47802</text:p>
          </table:table-cell>
          <table:table-cell table:formula="of:=[.H164]-[.K165]" office:value-type="float" office:value="2.100502" calcext:value-type="float">
            <text:p>2.100502</text:p>
          </table:table-cell>
          <table:table-cell table:formula="of:=[.L165]-[.$M$15]" office:value-type="float" office:value="1.23083966666667" calcext:value-type="float">
            <text:p>1.2308396667</text:p>
          </table:table-cell>
          <table:table-cell table:formula="of:=[.M165]/([.$L$156]*[.$I$18])" office:value-type="float" office:value="0.000307709916666666" calcext:value-type="float">
            <text:p>0.0003077099</text:p>
          </table:table-cell>
          <table:table-cell table:formula="of:=[.N165]/[.$C$15]" office:value-type="float" office:value="0.000000000120361330179696" calcext:value-type="float">
            <text:p>1.20361330179696E-010</text:p>
          </table:table-cell>
          <table:table-cell table:formula="of:=[.N165]/[.$B$15]" office:value-type="float" office:value="0.168505862251574" calcext:value-type="float">
            <text:p>0.16850586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.745195" calcext:value-type="float">
            <text:p>31.745195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table:formula="of:=[.I166]*[.$J$2]" office:value-type="float" office:value="12.1" calcext:value-type="float">
            <text:p>12.1</text:p>
          </table:table-cell>
          <table:table-cell table:style-name="ce23" table:formula="of:=[.J166]*[.$I$17]" office:value-type="float" office:value="29.47802" calcext:value-type="float">
            <text:p>29.47802</text:p>
          </table:table-cell>
          <table:table-cell table:formula="of:=[.H165]-[.K166]" office:value-type="float" office:value="2.132396" calcext:value-type="float">
            <text:p>2.132396</text:p>
          </table:table-cell>
          <table:table-cell table:formula="of:=[.L166]-[.$M$15]" office:value-type="float" office:value="1.26273366666667" calcext:value-type="float">
            <text:p>1.2627336667</text:p>
          </table:table-cell>
          <table:table-cell table:formula="of:=[.M166]/([.$L$156]*[.$I$18])" office:value-type="float" office:value="0.000315683416666667" calcext:value-type="float">
            <text:p>0.0003156834</text:p>
          </table:table-cell>
          <table:table-cell table:formula="of:=[.N166]/[.$C$15]" office:value-type="float" office:value="0.000000000123480180155621" calcext:value-type="float">
            <text:p>1.23480180155621E-010</text:p>
          </table:table-cell>
          <table:table-cell table:formula="of:=[.N166]/[.$B$15]" office:value-type="float" office:value="0.17287225221787" calcext:value-type="float">
            <text:p>0.172872252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31.6315033333333" calcext:value-type="float">
            <text:p>31.6315033333</text:p>
          </table:table-cell>
          <table:table-cell table:style-name="ce23" table:formula="of:=AVERAGE([.I158:.I166])" office:value-type="float" office:value="120.888888888889" calcext:value-type="float">
            <text:p>120.8888888889</text:p>
          </table:table-cell>
          <table:table-cell table:style-name="ce23" table:formula="of:=AVERAGE([.J158:.J166])" office:value-type="float" office:value="12.0888888888889" calcext:value-type="float">
            <text:p>12.0888888889</text:p>
          </table:table-cell>
          <table:table-cell table:style-name="ce23" table:formula="of:=AVERAGE([.K158:.K166])" office:value-type="float" office:value="29.4509511111111" calcext:value-type="float">
            <text:p>29.4509511111</text:p>
          </table:table-cell>
          <table:table-cell table:formula="of:=AVERAGE([.L158:.L166])" office:value-type="float" office:value="2.17378688888889" calcext:value-type="float">
            <text:p>2.1737868889</text:p>
          </table:table-cell>
          <table:table-cell table:formula="of:=AVERAGE([.M158:.M166])" office:value-type="float" office:value="1.30412455555555" calcext:value-type="float">
            <text:p>1.3041245556</text:p>
          </table:table-cell>
          <table:table-cell table:style-name="ce23" table:formula="of:=AVERAGE([.N158:.N166])" office:value-type="float" office:value="0.000326031138888889" calcext:value-type="float">
            <text:p>0.0003260311</text:p>
          </table:table-cell>
          <table:table-cell table:style-name="ce30" table:formula="of:=AVERAGE([.O158:.O166])" office:value-type="float" office:value="0.0000000001275277117545" calcext:value-type="float">
            <text:p>1.275277117545E-010</text:p>
          </table:table-cell>
          <table:table-cell table:style-name="ce38" table:formula="of:=AVERAGE([.P158:.P166])" office:value-type="float" office:value="0.1785387964563" calcext:value-type="float">
            <text:p>0.1785387965</text:p>
          </table:table-cell>
          <table:table-cell table:formula="of:=[.O168]/[.$O$15]*100" office:value-type="float" office:value="137.548780763247" calcext:value-type="float">
            <text:p>137.548780763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58:.H166])" office:value-type="float" office:value="0.106630229324286" calcext:value-type="float">
            <text:p>0.1066302293</text:p>
          </table:table-cell>
          <table:table-cell table:style-name="ce24" table:formula="of:=STDEV([.I158:.I166])" office:value-type="float" office:value="0.333333333333333" calcext:value-type="float">
            <text:p>0.3333333333</text:p>
          </table:table-cell>
          <table:table-cell table:style-name="ce24" table:formula="of:=STDEV([.J158:.J166])" office:value-type="float" office:value="0.0333333333333338" calcext:value-type="float">
            <text:p>0.0333333333</text:p>
          </table:table-cell>
          <table:table-cell table:style-name="ce24" table:formula="of:=STDEV([.K158:.K166])" office:value-type="float" office:value="0.0812066666666667" calcext:value-type="float">
            <text:p>0.0812066667</text:p>
          </table:table-cell>
          <table:table-cell table:style-name="ce24" table:formula="of:=STDEV([.L158:.L166])" office:value-type="float" office:value="0.139539111462919" calcext:value-type="float">
            <text:p>0.1395391115</text:p>
          </table:table-cell>
          <table:table-cell table:style-name="ce24" table:formula="of:=STDEV([.M158:.M166])" office:value-type="float" office:value="0.139539111462919" calcext:value-type="float">
            <text:p>0.1395391115</text:p>
          </table:table-cell>
          <table:table-cell table:style-name="ce24" table:formula="of:=STDEV([.N158:.N166])" office:value-type="float" office:value="0.0000348847778657297" calcext:value-type="float">
            <text:p>3.48847778657297E-005</text:p>
          </table:table-cell>
          <table:table-cell table:style-name="ce31" table:formula="of:=STDEV([.O158:.O166])" office:value-type="float" office:value="0.0000000000136452484613645" calcext:value-type="float">
            <text:p>1.36452484613645E-011</text:p>
          </table:table-cell>
          <table:table-cell table:style-name="ce39" table:formula="of:=STDEV([.P158:.P166])" office:value-type="float" office:value="0.0191033478459103" calcext:value-type="float">
            <text:p>0.0191033478</text:p>
          </table:table-cell>
          <table:table-cell table:formula="of:=[.O169]/[.O168]*100" office:value-type="float" office:value="10.699830078997" calcext:value-type="float">
            <text:p>10.699830079</text:p>
          </table:table-cell>
          <table:table-cell office:value-type="string" calcext:value-type="string">
            <text:p>%age of stdev</text:p>
          </table:table-cell>
        </table:table-row>
      </table:table>
      <table:table table:name="nbIterations=3, maxDisparity=15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column table:style-name="co7" table:number-columns-repeated="2" table:default-cell-style-name="ce23"/>
        <table:table-column table:style-name="co7" table:default-cell-style-name="ce27"/>
        <table:table-column table:style-name="co7" table:default-cell-style-name="ce29"/>
        <table:table-column table:style-name="co7" table:default-cell-style-name="ce3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cenario 327</text:p>
          </table:table-cell>
          <table:table-cell table:number-columns-repeated="6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1" office:value-type="float" office:value="0.1" calcext:value-type="float">
            <text:p>0.1</text:p>
          </table:table-cell>
          <table:table-cell table:style-name="ce21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/>
          <table:table-cell table:style-name="ce1"/>
          <table:table-cell table:style-name="ce19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2" office:value-type="string" calcext:value-type="string">
            <text:p>Dynamic average P</text:p>
          </table:table-cell>
          <table:table-cell table:style-name="ce28" office:value-type="string" calcext:value-type="string">
            <text:p>Dynamic E/cycle (J)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30335885829.172" calcext:value-type="float">
            <text:p>130335885829.172</text:p>
          </table:table-cell>
          <table:table-cell table:formula="of:=[.A4]/1000000000000" office:value-type="float" office:value="0.130335885829172" calcext:value-type="float">
            <text:p>0.1303358858</text:p>
          </table:table-cell>
          <table:table-cell table:formula="of:=[.B4]*[.$L$17]" office:value-type="float" office:value="182470240.160841" calcext:value-type="float">
            <text:p>182470240.160841</text:p>
          </table:table-cell>
          <table:table-cell table:style-name="ce7" office:value-type="string" calcext:value-type="string">
            <text:p>Write_PPM</text:p>
          </table:table-cell>
          <table:table-cell table:style-name="ce9" table:formula="of:=[.P33]" office:value-type="float" office:value="0.159908436921928" calcext:value-type="float">
            <text:p>0.160</text:p>
          </table:table-cell>
          <table:table-cell table:style-name="ce12"/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85064423057.1529" calcext:value-type="float">
            <text:p>85064423057.1529</text:p>
          </table:table-cell>
          <table:table-cell table:formula="of:=[.A5]/1000000000000" office:value-type="float" office:value="0.0850644230571529" calcext:value-type="float">
            <text:p>0.0850644231</text:p>
          </table:table-cell>
          <table:table-cell table:formula="of:=[.B5]*[.$L$17]" office:value-type="float" office:value="119090192.280014" calcext:value-type="float">
            <text:p>119090192.280014</text:p>
          </table:table-cell>
          <table:table-cell table:style-name="ce7" office:value-type="string" calcext:value-type="string">
            <text:p>ComputeHorWeights</text:p>
          </table:table-cell>
          <table:table-cell table:style-name="ce9" table:formula="of:=[.P48]" office:value-type="float" office:value="0.18403000525501" calcext:value-type="float">
            <text:p>0.184</text:p>
          </table:table-cell>
          <table:table-cell table:style-name="ce12"/>
          <table:table-cell/>
          <table:table-cell table:style-name="Default"/>
          <table:table-cell table:style-name="ce2" office:value-type="float" office:value="45.472763" calcext:value-type="float">
            <text:p>45.472763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table:formula="of:=[.J5]*[.$J$2]" office:value-type="float" office:value="17.5" calcext:value-type="float">
            <text:p>17.5</text:p>
          </table:table-cell>
          <table:table-cell table:style-name="Default" table:formula="of:=[.$I$17]*[.K5]" office:value-type="float" office:value="42.6335" calcext:value-type="float">
            <text:p>42.6335</text:p>
          </table:table-cell>
          <table:table-cell table:style-name="Default" table:formula="of:=[.I5]-[.L5]" office:value-type="float" office:value="2.839263" calcext:value-type="float">
            <text:p>2.839263</text:p>
          </table:table-cell>
          <table:table-cell table:style-name="Default" table:formula="of:=[.M5]/[.K5]" office:value-type="float" office:value="0.1622436" calcext:value-type="float">
            <text:p>0.1622436</text:p>
          </table:table-cell>
          <table:table-cell table:formula="of:=[.M5]/([.K5]*[.$L$17])" office:value-type="float" office:value="0.000000000115888285714286" calcext:value-type="float">
            <text:p>1.15888285714286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85064423057.1529" calcext:value-type="float">
            <text:p>85064423057.1529</text:p>
          </table:table-cell>
          <table:table-cell table:formula="of:=[.A6]/1000000000000" office:value-type="float" office:value="0.0850644230571529" calcext:value-type="float">
            <text:p>0.0850644231</text:p>
          </table:table-cell>
          <table:table-cell table:formula="of:=[.B6]*[.$L$17]" office:value-type="float" office:value="119090192.280014" calcext:value-type="float">
            <text:p>119090192.280014</text:p>
          </table:table-cell>
          <table:table-cell table:style-name="ce7" office:value-type="string" calcext:value-type="string">
            <text:p>ComputeVertWeights</text:p>
          </table:table-cell>
          <table:table-cell table:style-name="ce9" table:formula="of:=[.P63]" office:value-type="float" office:value="0.184980194892798" calcext:value-type="float">
            <text:p>0.185</text:p>
          </table:table-cell>
          <table:table-cell table:style-name="ce12"/>
          <table:table-cell/>
          <table:table-cell table:style-name="Default"/>
          <table:table-cell table:style-name="ce2" office:value-type="float" office:value="45.671188" calcext:value-type="float">
            <text:p>45.671188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table:formula="of:=[.J6]*[.$J$2]" office:value-type="float" office:value="17.5" calcext:value-type="float">
            <text:p>17.5</text:p>
          </table:table-cell>
          <table:table-cell table:style-name="Default" table:formula="of:=[.$I$17]*[.K6]" office:value-type="float" office:value="42.6335" calcext:value-type="float">
            <text:p>42.6335</text:p>
          </table:table-cell>
          <table:table-cell table:style-name="Default" table:formula="of:=[.I6]-[.L6]" office:value-type="float" office:value="3.037688" calcext:value-type="float">
            <text:p>3.037688</text:p>
          </table:table-cell>
          <table:table-cell table:style-name="Default" table:formula="of:=[.M6]/[.K6]" office:value-type="float" office:value="0.173582171428572" calcext:value-type="float">
            <text:p>0.1735821714</text:p>
          </table:table-cell>
          <table:table-cell table:formula="of:=[.M6]/([.K6]*[.$L$17])" office:value-type="float" office:value="0.000000000123987265306123" calcext:value-type="float">
            <text:p>1.23987265306123E-010</text:p>
          </table:table-cell>
          <table:table-cell table:style-name="Default"/>
          <table:table-cell office:value-type="string" calcext:value-type="string">
            <text:p>Eliminating the worst outlier</text:p>
          </table:table-cell>
          <table:table-cell/>
        </table:table-row>
        <table:table-row table:style-name="ro3">
          <table:table-cell table:style-name="ce3" office:value-type="float" office:value="56762451916.1449" calcext:value-type="float">
            <text:p>56762451916.1449</text:p>
          </table:table-cell>
          <table:table-cell table:formula="of:=[.A7]/1000000000000" office:value-type="float" office:value="0.0567624519161449" calcext:value-type="float">
            <text:p>0.0567624519</text:p>
          </table:table-cell>
          <table:table-cell table:formula="of:=[.B7]*[.$L$17]" office:value-type="float" office:value="79467432.6826029" calcext:value-type="float">
            <text:p>79467432.6826029</text:p>
          </table:table-cell>
          <table:table-cell table:style-name="ce7" office:value-type="string" calcext:value-type="string">
            <text:p>AggregateCost</text:p>
          </table:table-cell>
          <table:table-cell table:style-name="ce9" table:formula="of:=[.P78]" office:value-type="float" office:value="0.175392744431297" calcext:value-type="float">
            <text:p>0.175</text:p>
          </table:table-cell>
          <table:table-cell table:style-name="ce12"/>
          <table:table-cell/>
          <table:table-cell table:style-name="Default"/>
          <table:table-cell table:style-name="ce2" office:value-type="float" office:value="45.597752" calcext:value-type="float">
            <text:p>45.597752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table:formula="of:=[.J7]*[.$J$2]" office:value-type="float" office:value="17.4" calcext:value-type="float">
            <text:p>17.4</text:p>
          </table:table-cell>
          <table:table-cell table:style-name="Default" table:formula="of:=[.$I$17]*[.K7]" office:value-type="float" office:value="42.38988" calcext:value-type="float">
            <text:p>42.38988</text:p>
          </table:table-cell>
          <table:table-cell table:style-name="Default" table:formula="of:=[.I7]-[.L7]" office:value-type="float" office:value="3.20787199999999" calcext:value-type="float">
            <text:p>3.207872</text:p>
          </table:table-cell>
          <table:table-cell table:style-name="Default" table:formula="of:=[.M7]/[.K7]" office:value-type="float" office:value="0.184360459770115" calcext:value-type="float">
            <text:p>0.1843604598</text:p>
          </table:table-cell>
          <table:table-cell table:formula="of:=[.M7]/([.K7]*[.$L$17])" office:value-type="float" office:value="0.000000000131686042692939" calcext:value-type="float">
            <text:p>1.31686042692939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3270599797.1566" calcext:value-type="float">
            <text:p>13270599797.1566</text:p>
          </table:table-cell>
          <table:table-cell table:formula="of:=[.A8]/1000000000000" office:value-type="float" office:value="0.0132705997971566" calcext:value-type="float">
            <text:p>0.0132705998</text:p>
          </table:table-cell>
          <table:table-cell table:formula="of:=[.B8]*[.$L$17]" office:value-type="float" office:value="18578839.7160192" calcext:value-type="float">
            <text:p>18578839.7160192</text:p>
          </table:table-cell>
          <table:table-cell table:style-name="ce7" office:value-type="string" calcext:value-type="string">
            <text:p>CostConstruction</text:p>
          </table:table-cell>
          <table:table-cell table:style-name="ce9" table:formula="of:=[.P93]" office:value-type="float" office:value="0.146916615745496" calcext:value-type="float">
            <text:p>0.147</text:p>
          </table:table-cell>
          <table:table-cell table:style-name="ce12"/>
          <table:table-cell/>
          <table:table-cell table:style-name="Default"/>
          <table:table-cell table:style-name="ce2" office:value-type="float" office:value="44.959583" calcext:value-type="float">
            <text:p>44.95958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table:formula="of:=[.J8]*[.$J$2]" office:value-type="float" office:value="17.4" calcext:value-type="float">
            <text:p>17.4</text:p>
          </table:table-cell>
          <table:table-cell table:style-name="Default" table:formula="of:=[.$I$17]*[.K8]" office:value-type="float" office:value="42.38988" calcext:value-type="float">
            <text:p>42.38988</text:p>
          </table:table-cell>
          <table:table-cell table:style-name="Default" table:formula="of:=[.I8]-[.L8]" office:value-type="float" office:value="2.569703" calcext:value-type="float">
            <text:p>2.569703</text:p>
          </table:table-cell>
          <table:table-cell table:style-name="Default" table:formula="of:=[.M8]/[.K8]" office:value-type="float" office:value="0.14768408045977" calcext:value-type="float">
            <text:p>0.1476840805</text:p>
          </table:table-cell>
          <table:table-cell table:formula="of:=[.M8]/([.K8]*[.$L$17])" office:value-type="float" office:value="0.000000000105488628899836" calcext:value-type="float">
            <text:p>1.05488628899836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847754037.0101" calcext:value-type="float">
            <text:p>6847754037.0101</text:p>
          </table:table-cell>
          <table:table-cell table:formula="of:=[.A9]/1000000000000" office:value-type="float" office:value="0.0068477540370101" calcext:value-type="float">
            <text:p>0.006847754</text:p>
          </table:table-cell>
          <table:table-cell table:formula="of:=[.B9]*[.$L$17]" office:value-type="float" office:value="9586855.65181414" calcext:value-type="float">
            <text:p>9586855.65181414</text:p>
          </table:table-cell>
          <table:table-cell table:style-name="ce7" office:value-type="string" calcext:value-type="string">
            <text:p>Census_L</text:p>
          </table:table-cell>
          <table:table-cell table:style-name="ce9" table:formula="of:=[.P108]" office:value-type="float" office:value="0.204325420372887" calcext:value-type="float">
            <text:p>0.204</text:p>
          </table:table-cell>
          <table:table-cell table:style-name="ce12"/>
          <table:table-cell/>
          <table:table-cell table:style-name="Default"/>
          <table:table-cell table:style-name="ce2" office:value-type="float" office:value="45.438328" calcext:value-type="float">
            <text:p>45.438328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table:formula="of:=[.J9]*[.$J$2]" office:value-type="float" office:value="17.4" calcext:value-type="float">
            <text:p>17.4</text:p>
          </table:table-cell>
          <table:table-cell table:style-name="Default" table:formula="of:=[.$I$17]*[.K9]" office:value-type="float" office:value="42.38988" calcext:value-type="float">
            <text:p>42.38988</text:p>
          </table:table-cell>
          <table:table-cell table:style-name="Default" table:formula="of:=[.I9]-[.L9]" office:value-type="float" office:value="3.04844799999999" calcext:value-type="float">
            <text:p>3.048448</text:p>
          </table:table-cell>
          <table:table-cell table:style-name="Default" table:formula="of:=[.M9]/[.K9]" office:value-type="float" office:value="0.17519816091954" calcext:value-type="float">
            <text:p>0.1751981609</text:p>
          </table:table-cell>
          <table:table-cell table:formula="of:=[.M9]/([.K9]*[.$L$17])" office:value-type="float" office:value="0.000000000125141543513957" calcext:value-type="float">
            <text:p>1.2514154351395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847754037.0101" calcext:value-type="float">
            <text:p>6847754037.0101</text:p>
          </table:table-cell>
          <table:table-cell table:formula="of:=[.A10]/1000000000000" office:value-type="float" office:value="0.0068477540370101" calcext:value-type="float">
            <text:p>0.006847754</text:p>
          </table:table-cell>
          <table:table-cell table:formula="of:=[.B10]*[.$L$17]" office:value-type="float" office:value="9586855.65181414" calcext:value-type="float">
            <text:p>9586855.65181414</text:p>
          </table:table-cell>
          <table:table-cell table:style-name="ce7" office:value-type="string" calcext:value-type="string">
            <text:p>Census_R</text:p>
          </table:table-cell>
          <table:table-cell table:style-name="ce9" table:formula="of:=[.P108]" office:value-type="float" office:value="0.204325420372887" calcext:value-type="float">
            <text:p>0.204</text:p>
          </table:table-cell>
          <table:table-cell table:style-name="ce12"/>
          <table:table-cell/>
          <table:table-cell table:style-name="Default"/>
          <table:table-cell table:style-name="ce2" office:value-type="float" office:value="45.179737" calcext:value-type="float">
            <text:p>45.179737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table:formula="of:=[.J10]*[.$J$2]" office:value-type="float" office:value="17.4" calcext:value-type="float">
            <text:p>17.4</text:p>
          </table:table-cell>
          <table:table-cell table:style-name="Default" table:formula="of:=[.$I$17]*[.K10]" office:value-type="float" office:value="42.38988" calcext:value-type="float">
            <text:p>42.38988</text:p>
          </table:table-cell>
          <table:table-cell table:style-name="Default" table:formula="of:=[.I10]-[.L10]" office:value-type="float" office:value="2.789857" calcext:value-type="float">
            <text:p>2.789857</text:p>
          </table:table-cell>
          <table:table-cell table:style-name="Default" table:formula="of:=[.M10]/[.K10]" office:value-type="float" office:value="0.160336609195402" calcext:value-type="float">
            <text:p>0.1603366092</text:p>
          </table:table-cell>
          <table:table-cell table:formula="of:=[.M10]/([.K10]*[.$L$17])" office:value-type="float" office:value="0.000000000114526149425287" calcext:value-type="float">
            <text:p>1.1452614942528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676245959.11111" calcext:value-type="float">
            <text:p>6676245959.11111</text:p>
          </table:table-cell>
          <table:table-cell table:formula="of:=[.A11]/1000000000000" office:value-type="float" office:value="0.00667624595911111" calcext:value-type="float">
            <text:p>0.006676246</text:p>
          </table:table-cell>
          <table:table-cell table:formula="of:=[.B11]*[.$L$17]" office:value-type="float" office:value="9346744.34275556" calcext:value-type="float">
            <text:p>9346744.34275556</text:p>
          </table:table-cell>
          <table:table-cell table:style-name="ce7" office:value-type="string" calcext:value-type="string">
            <text:p>RGB2Gray_L</text:p>
          </table:table-cell>
          <table:table-cell table:style-name="ce9" table:formula="of:=[.P123]" office:value-type="float" office:value="0.146661858308656" calcext:value-type="float">
            <text:p>0.147</text:p>
          </table:table-cell>
          <table:table-cell table:style-name="ce12"/>
          <table:table-cell/>
          <table:table-cell table:style-name="Default"/>
          <table:table-cell table:style-name="ce2" office:value-type="float" office:value="45.203041" calcext:value-type="float">
            <text:p>45.203041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table:formula="of:=[.J11]*[.$J$2]" office:value-type="float" office:value="17.4" calcext:value-type="float">
            <text:p>17.4</text:p>
          </table:table-cell>
          <table:table-cell table:style-name="Default" table:formula="of:=[.$I$17]*[.K11]" office:value-type="float" office:value="42.38988" calcext:value-type="float">
            <text:p>42.38988</text:p>
          </table:table-cell>
          <table:table-cell table:style-name="Default" table:formula="of:=[.I11]-[.L11]" office:value-type="float" office:value="2.81316099999999" calcext:value-type="float">
            <text:p>2.813161</text:p>
          </table:table-cell>
          <table:table-cell table:style-name="Default" table:formula="of:=[.M11]/[.K11]" office:value-type="float" office:value="0.161675919540229" calcext:value-type="float">
            <text:p>0.1616759195</text:p>
          </table:table-cell>
          <table:table-cell table:formula="of:=[.M11]/([.K11]*[.$L$17])" office:value-type="float" office:value="0.000000000115482799671593" calcext:value-type="float">
            <text:p>1.15482799671593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676245959.11111" calcext:value-type="float">
            <text:p>6676245959.11111</text:p>
          </table:table-cell>
          <table:table-cell table:formula="of:=[.A12]/1000000000000" office:value-type="float" office:value="0.00667624595911111" calcext:value-type="float">
            <text:p>0.006676246</text:p>
          </table:table-cell>
          <table:table-cell table:formula="of:=[.B12]*[.$L$17]" office:value-type="float" office:value="9346744.34275556" calcext:value-type="float">
            <text:p>9346744.34275556</text:p>
          </table:table-cell>
          <table:table-cell table:style-name="ce7" office:value-type="string" calcext:value-type="string">
            <text:p>RGB2Gray_R</text:p>
          </table:table-cell>
          <table:table-cell table:style-name="ce9" table:formula="of:=[.P123]" office:value-type="float" office:value="0.146661858308656" calcext:value-type="float">
            <text:p>0.147</text:p>
          </table:table-cell>
          <table:table-cell table:style-name="ce12"/>
          <table:table-cell/>
          <table:table-cell table:style-name="Default"/>
          <table:table-cell table:style-name="ce2" office:value-type="float" office:value="45.884224" calcext:value-type="float">
            <text:p>45.884224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table:formula="of:=[.J12]*[.$J$2]" office:value-type="float" office:value="17.4" calcext:value-type="float">
            <text:p>17.4</text:p>
          </table:table-cell>
          <table:table-cell table:style-name="Default" table:formula="of:=[.$I$17]*[.K12]" office:value-type="float" office:value="42.38988" calcext:value-type="float">
            <text:p>42.38988</text:p>
          </table:table-cell>
          <table:table-cell table:style-name="Default" table:formula="of:=[.I12]-[.L12]" office:value-type="float" office:value="3.494344" calcext:value-type="float">
            <text:p>3.494344</text:p>
          </table:table-cell>
          <table:table-cell table:style-name="Default" table:formula="of:=[.M12]/[.K12]" office:value-type="float" office:value="0.200824367816092" calcext:value-type="float">
            <text:p>0.2008243678</text:p>
          </table:table-cell>
          <table:table-cell table:formula="of:=[.M12]/([.K12]*[.$L$17])" office:value-type="float" office:value="0.000000000143445977011494" calcext:value-type="float">
            <text:p>1.43445977011494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5958214612.15246" calcext:value-type="float">
            <text:p>5958214612.15246</text:p>
          </table:table-cell>
          <table:table-cell table:formula="of:=[.A13]/1000000000000" office:value-type="float" office:value="0.00595821461215246" calcext:value-type="float">
            <text:p>0.0059582146</text:p>
          </table:table-cell>
          <table:table-cell table:formula="of:=[.B13]*[.$L$17]" office:value-type="float" office:value="8341500.45701344" calcext:value-type="float">
            <text:p>8341500.45701344</text:p>
          </table:table-cell>
          <table:table-cell table:style-name="ce7" office:value-type="string" calcext:value-type="string">
            <text:p>disparitySelect</text:p>
          </table:table-cell>
          <table:table-cell table:style-name="ce9" table:formula="of:=[.P138]" office:value-type="float" office:value="0.195870741931041" calcext:value-type="float">
            <text:p>0.196</text:p>
          </table:table-cell>
          <table:table-cell table:style-name="ce12"/>
          <table:table-cell/>
          <table:table-cell table:style-name="Default"/>
          <table:table-cell table:style-name="ce2" office:value-type="float" office:value="45.761871" calcext:value-type="float">
            <text:p>45.761871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table:formula="of:=[.J13]*[.$J$2]" office:value-type="float" office:value="17.4" calcext:value-type="float">
            <text:p>17.4</text:p>
          </table:table-cell>
          <table:table-cell table:style-name="Default" table:formula="of:=[.$I$17]*[.K13]" office:value-type="float" office:value="42.38988" calcext:value-type="float">
            <text:p>42.38988</text:p>
          </table:table-cell>
          <table:table-cell table:style-name="Default" table:formula="of:=[.I13]-[.L13]" office:value-type="float" office:value="3.37199099999999" calcext:value-type="float">
            <text:p>3.371991</text:p>
          </table:table-cell>
          <table:table-cell table:style-name="Default" table:formula="of:=[.M13]/[.K13]" office:value-type="float" office:value="0.193792586206896" calcext:value-type="float">
            <text:p>0.1937925862</text:p>
          </table:table-cell>
          <table:table-cell table:formula="of:=[.M13]/([.K13]*[.$L$17])" office:value-type="float" office:value="0.000000000138423275862069" calcext:value-type="float">
            <text:p>1.38423275862069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4944658988.92498" calcext:value-type="float">
            <text:p>4944658988.92498</text:p>
          </table:table-cell>
          <table:table-cell table:formula="of:=[.A14]/1000000000000" office:value-type="float" office:value="0.00494465898892498" calcext:value-type="float">
            <text:p>0.004944659</text:p>
          </table:table-cell>
          <table:table-cell table:formula="of:=[.B14]*[.$L$17]" office:value-type="float" office:value="6922522.58449497" calcext:value-type="float">
            <text:p>6922522.58449497</text:p>
          </table:table-cell>
          <table:table-cell table:style-name="ce7" office:value-type="string" calcext:value-type="string">
            <text:p>Median_Filter</text:p>
          </table:table-cell>
          <table:table-cell table:style-name="ce9" table:formula="of:=[.P153]" office:value-type="float" office:value="0.214394753373058" calcext:value-type="float">
            <text:p>0.214</text:p>
          </table:table-cell>
          <table:table-cell table:style-name="ce12"/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638371717.30101" calcext:value-type="float">
            <text:p>1638371717.30101</text:p>
          </table:table-cell>
          <table:table-cell table:formula="of:=[.A15]/1000000000000" office:value-type="float" office:value="0.00163837171730101" calcext:value-type="float">
            <text:p>0.0016383717</text:p>
          </table:table-cell>
          <table:table-cell table:formula="of:=[.B15]*[.$L$17]" office:value-type="float" office:value="2293720.40422141" calcext:value-type="float">
            <text:p>2293720.40422141</text:p>
          </table:table-cell>
          <table:table-cell table:style-name="ce7" office:value-type="string" calcext:value-type="string">
            <text:p>Read_PPM1</text:p>
          </table:table-cell>
          <table:table-cell table:style-name="ce9" table:formula="of:=[.P168]" office:value-type="float" office:value="0.197442559670434" calcext:value-type="float">
            <text:p>0.197</text:p>
          </table:table-cell>
          <table:table-cell table:style-name="ce12"/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45.4631652222222" calcext:value-type="float">
            <text:p>45.4631652222</text:p>
          </table:table-cell>
          <table:table-cell table:style-name="Default" table:formula="of:=AVERAGE([.J5:.J14])" office:value-type="float" office:value="174.222222222222" calcext:value-type="float">
            <text:p>174.2222222222</text:p>
          </table:table-cell>
          <table:table-cell table:style-name="Default" table:formula="of:=AVERAGE([.K5:.K14])" office:value-type="float" office:value="17.4222222222222" calcext:value-type="float">
            <text:p>17.4222222222</text:p>
          </table:table-cell>
          <table:table-cell table:style-name="Default" table:formula="of:=AVERAGE([.L5:.L14])" office:value-type="float" office:value="42.4440177777778" calcext:value-type="float">
            <text:p>42.4440177778</text:p>
          </table:table-cell>
          <table:table-cell table:style-name="Default" table:formula="of:=AVERAGE([.M5:.M14])" office:value-type="float" office:value="3.01914744444444" calcext:value-type="float">
            <text:p>3.0191474444</text:p>
          </table:table-cell>
          <table:table-cell table:style-name="ce26" table:formula="of:=AVERAGE([.N5:.N14])" office:value-type="float" office:value="0.17329977281518" calcext:value-type="float">
            <text:p>0.1732997728</text:p>
          </table:table-cell>
          <table:table-cell table:style-name="ce30" table:formula="of:=AVERAGE([.O4:.O13])" office:value-type="float" office:value="0.000000000123785552010843" calcext:value-type="float">
            <text:p>1.23785552010843E-010</text:p>
          </table:table-cell>
          <table:table-cell table:style-name="Default" office:value-type="string" calcext:value-type="string">
            <text:p>Average for the whole</text:p>
          </table:table-cell>
          <table:table-cell table:number-columns-repeated="2"/>
        </table:table-row>
        <table:table-row table:style-name="ro3">
          <table:table-cell table:style-name="ce2" office:value-type="float" office:value="1638371717.30101" calcext:value-type="float">
            <text:p>1638371717.30101</text:p>
          </table:table-cell>
          <table:table-cell table:formula="of:=[.A16]/1000000000000" office:value-type="float" office:value="0.00163837171730101" calcext:value-type="float">
            <text:p>0.0016383717</text:p>
          </table:table-cell>
          <table:table-cell table:formula="of:=[.B16]*[.$L$17]" office:value-type="float" office:value="2293720.40422141" calcext:value-type="float">
            <text:p>2293720.40422141</text:p>
          </table:table-cell>
          <table:table-cell table:style-name="ce7" office:value-type="string" calcext:value-type="string">
            <text:p>Read_PPM0</text:p>
          </table:table-cell>
          <table:table-cell table:style-name="ce9" table:formula="of:=[.P168]" office:value-type="float" office:value="0.197442559670434" calcext:value-type="float">
            <text:p>0.197</text:p>
          </table:table-cell>
          <table:table-cell table:style-name="ce12"/>
          <table:table-cell/>
          <table:table-cell table:style-name="ce4" office:value-type="string" calcext:value-type="string">
            <text:p>stdev</text:p>
          </table:table-cell>
          <table:table-cell table:style-name="ce20" table:formula="of:=STDEV([.I5:.I13])" office:value-type="float" office:value="0.302118135104373" calcext:value-type="float">
            <text:p>0.3021181351</text:p>
          </table:table-cell>
          <table:table-cell table:style-name="ce20" table:formula="of:=STDEV([.J5:.J13])" office:value-type="float" office:value="0.440958551844098" calcext:value-type="float">
            <text:p>0.4409585518</text:p>
          </table:table-cell>
          <table:table-cell table:style-name="ce20" table:formula="of:=STDEV([.K5:.K13])" office:value-type="float" office:value="0.0440958551844089" calcext:value-type="float">
            <text:p>0.0440958552</text:p>
          </table:table-cell>
          <table:table-cell table:style-name="ce20" table:formula="of:=STDEV([.L5:.L13])" office:value-type="float" office:value="0.107426322400256" calcext:value-type="float">
            <text:p>0.1074263224</text:p>
          </table:table-cell>
          <table:table-cell table:style-name="ce20" table:formula="of:=STDEV([.M5:.M13])" office:value-type="float" office:value="0.299268445325058" calcext:value-type="float">
            <text:p>0.2992684453</text:p>
          </table:table-cell>
          <table:table-cell table:style-name="ce20" table:formula="of:=STDEV([.N5:.N13])" office:value-type="float" office:value="0.017266808409183" calcext:value-type="float">
            <text:p>0.0172668084</text:p>
          </table:table-cell>
          <table:table-cell table:style-name="ce40" table:formula="of:=STDEV([.O4:.O13])" office:value-type="float" office:value="0.0000000000123334345779878" calcext:value-type="float">
            <text:p>1.23334345779878E-011</text:p>
          </table:table-cell>
          <table:table-cell table:style-name="Default" office:value-type="string" calcext:value-type="string">
            <text:p>application</text:p>
          </table:table-cell>
          <table:table-cell table:number-columns-repeated="2"/>
        </table:table-row>
        <table:table-row table:style-name="ro3">
          <table:table-cell table:style-name="ce2" office:value-type="float" office:value="8902020.2020202" calcext:value-type="float">
            <text:p>8902020.2020202</text:p>
          </table:table-cell>
          <table:table-cell table:formula="of:=[.A17]/1000000000000" office:value-type="float" office:value="0.0000089020202020202" calcext:value-type="float">
            <text:p>0.000008902</text:p>
          </table:table-cell>
          <table:table-cell table:formula="of:=[.B17]*[.$L$17]" office:value-type="float" office:value="12462.8282828283" calcext:value-type="float">
            <text:p>12462.8282828283</text:p>
          </table:table-cell>
          <table:table-cell table:style-name="ce7" office:value-type="string" calcext:value-type="string">
            <text:p>Split</text:p>
          </table:table-cell>
          <table:table-cell table:style-name="ce9" table:formula="of:=AVERAGE([.$E$4:.$E$16])" office:value-type="float" office:value="0.181411782250352" calcext:value-type="float">
            <text:p>0.181</text:p>
          </table:table-cell>
          <table:table-cell table:style-name="ce12"/>
          <table:table-cell/>
          <table:table-cell table:style-name="Default" office:value-type="string" calcext:value-type="string">
            <text:p>Static power</text:p>
          </table:table-cell>
          <table:table-cell table:style-name="ce21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1" office:value-type="float" office:value="1400000000" calcext:value-type="float">
            <text:p>1400000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float" office:value="5990909.09090909" calcext:value-type="float">
            <text:p>5990909.09090909</text:p>
          </table:table-cell>
          <table:table-cell table:formula="of:=[.A18]/1000000000000" office:value-type="float" office:value="0.00000599090909090909" calcext:value-type="float">
            <text:p>5.99090909090909E-006</text:p>
          </table:table-cell>
          <table:table-cell table:formula="of:=[.B18]*[.$L$17]" office:value-type="float" office:value="8387.27272727273" calcext:value-type="float">
            <text:p>8387.2727272727</text:p>
          </table:table-cell>
          <table:table-cell table:style-name="ce7" office:value-type="string" calcext:value-type="string">
            <text:p>DisparityGen</text:p>
          </table:table-cell>
          <table:table-cell table:style-name="ce9" table:formula="of:=AVERAGE([.$E$4:.$E$16])" office:value-type="float" office:value="0.181411782250352" calcext:value-type="float">
            <text:p>0.181</text:p>
          </table:table-cell>
          <table:table-cell table:style-name="ce12"/>
          <table:table-cell/>
          <table:table-cell table:style-name="Default" office:value-type="string" calcext:value-type="string">
            <text:p>Repeat appli</text:p>
          </table:table-cell>
          <table:table-cell table:style-name="ce21" office:value-type="float" office:value="10" calcext:value-type="float">
            <text:p>1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float" office:value="9222222.22222223" calcext:value-type="float">
            <text:p>9222222.22222223</text:p>
          </table:table-cell>
          <table:table-cell table:formula="of:=[.A19]/1000000000000" office:value-type="float" office:value="0.00000922222222222223" calcext:value-type="float">
            <text:p>9.22222222222223E-006</text:p>
          </table:table-cell>
          <table:table-cell table:formula="of:=[.B19]*[.$L$17]" office:value-type="float" office:value="12911.1111111111" calcext:value-type="float">
            <text:p>12911.1111111111</text:p>
          </table:table-cell>
          <table:table-cell table:style-name="ce7" office:value-type="string" calcext:value-type="string">
            <text:p>Display_rgb0</text:p>
          </table:table-cell>
          <table:table-cell table:style-name="ce9" table:formula="of:=AVERAGE([.$E$4:.$E$16])" office:value-type="float" office:value="0.181411782250352" calcext:value-type="float">
            <text:p>0.181</text:p>
          </table:table-cell>
          <table:table-cell table:style-name="ce12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float" office:value="9222222.22222223" calcext:value-type="float">
            <text:p>9222222.22222223</text:p>
          </table:table-cell>
          <table:table-cell table:formula="of:=[.A20]/1000000000000" office:value-type="float" office:value="0.00000922222222222223" calcext:value-type="float">
            <text:p>9.22222222222223E-006</text:p>
          </table:table-cell>
          <table:table-cell table:formula="of:=[.B20]*[.$L$17]" office:value-type="float" office:value="12911.1111111111" calcext:value-type="float">
            <text:p>12911.1111111111</text:p>
          </table:table-cell>
          <table:table-cell table:style-name="ce7" office:value-type="string" calcext:value-type="string">
            <text:p>Display_RGB1</text:p>
          </table:table-cell>
          <table:table-cell table:style-name="ce9" table:formula="of:=AVERAGE([.$E$4:.$E$16])" office:value-type="float" office:value="0.181411782250352" calcext:value-type="float">
            <text:p>0.181</text:p>
          </table:table-cell>
          <table:table-cell table:style-name="ce12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4" office:value-type="float" office:value="5978787.87878788" calcext:value-type="float">
            <text:p>5978787.87878788</text:p>
          </table:table-cell>
          <table:table-cell table:formula="of:=[.A21]/1000000000000" office:value-type="float" office:value="0.00000597878787878788" calcext:value-type="float">
            <text:p>5.97878787878788E-006</text:p>
          </table:table-cell>
          <table:table-cell table:formula="of:=[.B21]*[.$L$17]" office:value-type="float" office:value="8370.30303030303" calcext:value-type="float">
            <text:p>8370.303030303</text:p>
          </table:table-cell>
          <table:table-cell table:style-name="ce8" office:value-type="string" calcext:value-type="string">
            <text:p>OffsetGen</text:p>
          </table:table-cell>
          <table:table-cell table:style-name="ce9" table:formula="of:=AVERAGE([.$E$4:.$E$16])" office:value-type="float" office:value="0.181411782250352" calcext:value-type="float">
            <text:p>0.181</text:p>
          </table:table-cell>
          <table:table-cell table:style-name="ce13"/>
          <table:table-cell/>
          <table:table-cell table:style-name="ce16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7.215485" calcext:value-type="float">
            <text:p>217.215485</text:p>
          </table:table-cell>
          <table:table-cell office:value-type="float" office:value="838" calcext:value-type="float">
            <text:p>838</text:p>
          </table:table-cell>
          <table:table-cell table:formula="of:=[.I23]*[.$J$2]" office:value-type="float" office:value="83.8" calcext:value-type="float">
            <text:p>83.8</text:p>
          </table:table-cell>
          <table:table-cell table:formula="of:=[.J23]*[.$I$17]" office:value-type="float" office:value="204.15356" calcext:value-type="float">
            <text:p>204.15356</text:p>
          </table:table-cell>
          <table:table-cell table:formula="of:=[.H23]-[.K23]" office:value-type="float" office:value="13.061925" calcext:value-type="float">
            <text:p>13.061925</text:p>
          </table:table-cell>
          <table:table-cell table:formula="of:=[.L23]-[.$M$15]" office:value-type="float" office:value="10.0427775555555" calcext:value-type="float">
            <text:p>10.0427775556</text:p>
          </table:table-cell>
          <table:table-cell table:formula="of:=[.M23]/([.$L$21]*[.$I$18])" office:value-type="float" office:value="0.0200855551111111" calcext:value-type="float">
            <text:p>0.0200855551</text:p>
          </table:table-cell>
          <table:table-cell table:formula="of:=[.N23]/[.$C$4]" office:value-type="float" office:value="0.000000000110075786020813" calcext:value-type="float">
            <text:p>1.10075786020813E-010</text:p>
          </table:table-cell>
          <table:table-cell table:formula="of:=[.N23]/[.$B$4]" office:value-type="float" office:value="0.154106100429138" calcext:value-type="float">
            <text:p>0.15410610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6.004211" calcext:value-type="float">
            <text:p>216.004211</text:p>
          </table:table-cell>
          <table:table-cell office:value-type="float" office:value="831" calcext:value-type="float">
            <text:p>831</text:p>
          </table:table-cell>
          <table:table-cell table:formula="of:=[.I24]*[.$J$2]" office:value-type="float" office:value="83.1" calcext:value-type="float">
            <text:p>83.1</text:p>
          </table:table-cell>
          <table:table-cell table:formula="of:=[.J24]*[.$I$17]" office:value-type="float" office:value="202.44822" calcext:value-type="float">
            <text:p>202.44822</text:p>
          </table:table-cell>
          <table:table-cell table:formula="of:=[.H24]-[.K24]" office:value-type="float" office:value="13.555991" calcext:value-type="float">
            <text:p>13.555991</text:p>
          </table:table-cell>
          <table:table-cell table:formula="of:=[.L24]-[.$M$15]" office:value-type="float" office:value="10.5368435555555" calcext:value-type="float">
            <text:p>10.5368435556</text:p>
          </table:table-cell>
          <table:table-cell table:formula="of:=[.M24]/([.$L$21]*[.$I$18])" office:value-type="float" office:value="0.0210736871111111" calcext:value-type="float">
            <text:p>0.0210736871</text:p>
          </table:table-cell>
          <table:table-cell table:formula="of:=[.N24]/[.$C$4]" office:value-type="float" office:value="0.000000000115491090999471" calcext:value-type="float">
            <text:p>1.15491090999471E-010</text:p>
          </table:table-cell>
          <table:table-cell table:formula="of:=[.N24]/[.$B$4]" office:value-type="float" office:value="0.16168752739926" calcext:value-type="float">
            <text:p>0.16168752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7.593033" calcext:value-type="float">
            <text:p>217.593033</text:p>
          </table:table-cell>
          <table:table-cell office:value-type="float" office:value="835" calcext:value-type="float">
            <text:p>835</text:p>
          </table:table-cell>
          <table:table-cell table:formula="of:=[.I25]*[.$J$2]" office:value-type="float" office:value="83.5" calcext:value-type="float">
            <text:p>83.5</text:p>
          </table:table-cell>
          <table:table-cell table:formula="of:=[.J25]*[.$I$17]" office:value-type="float" office:value="203.4227" calcext:value-type="float">
            <text:p>203.4227</text:p>
          </table:table-cell>
          <table:table-cell table:formula="of:=[.H25]-[.K25]" office:value-type="float" office:value="14.170333" calcext:value-type="float">
            <text:p>14.170333</text:p>
          </table:table-cell>
          <table:table-cell table:formula="of:=[.L25]-[.$M$15]" office:value-type="float" office:value="11.1511855555556" calcext:value-type="float">
            <text:p>11.1511855556</text:p>
          </table:table-cell>
          <table:table-cell table:formula="of:=[.M25]/([.$L$21]*[.$I$18])" office:value-type="float" office:value="0.0223023711111111" calcext:value-type="float">
            <text:p>0.0223023711</text:p>
          </table:table-cell>
          <table:table-cell table:formula="of:=[.N25]/[.$C$4]" office:value-type="float" office:value="0.000000000122224704102172" calcext:value-type="float">
            <text:p>1.22224704102172E-010</text:p>
          </table:table-cell>
          <table:table-cell table:formula="of:=[.N25]/[.$B$4]" office:value-type="float" office:value="0.171114585743041" calcext:value-type="float">
            <text:p>0.17111458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7.545776" calcext:value-type="float">
            <text:p>217.545776</text:p>
          </table:table-cell>
          <table:table-cell office:value-type="float" office:value="837" calcext:value-type="float">
            <text:p>837</text:p>
          </table:table-cell>
          <table:table-cell table:formula="of:=[.I26]*[.$J$2]" office:value-type="float" office:value="83.7" calcext:value-type="float">
            <text:p>83.7</text:p>
          </table:table-cell>
          <table:table-cell table:formula="of:=[.J26]*[.$I$17]" office:value-type="float" office:value="203.90994" calcext:value-type="float">
            <text:p>203.90994</text:p>
          </table:table-cell>
          <table:table-cell table:formula="of:=[.H26]-[.K26]" office:value-type="float" office:value="13.635836" calcext:value-type="float">
            <text:p>13.635836</text:p>
          </table:table-cell>
          <table:table-cell table:formula="of:=[.L26]-[.$M$15]" office:value-type="float" office:value="10.6166885555555" calcext:value-type="float">
            <text:p>10.6166885556</text:p>
          </table:table-cell>
          <table:table-cell table:formula="of:=[.M26]/([.$L$21]*[.$I$18])" office:value-type="float" office:value="0.0212333771111111" calcext:value-type="float">
            <text:p>0.0212333771</text:p>
          </table:table-cell>
          <table:table-cell table:formula="of:=[.N26]/[.$C$4]" office:value-type="float" office:value="0.000000000116366247407767" calcext:value-type="float">
            <text:p>1.16366247407767E-010</text:p>
          </table:table-cell>
          <table:table-cell table:formula="of:=[.N26]/[.$B$4]" office:value-type="float" office:value="0.162912746370874" calcext:value-type="float">
            <text:p>0.1629127464</text:p>
          </table:table-cell>
          <table:table-cell/>
          <table:table-cell office:value-type="string" calcext:value-type="string">
            <text:p>Eliminating the worst outlier</text:p>
          </table:table-cell>
        </table:table-row>
        <table:table-row table:style-name="ro1">
          <table:table-cell table:number-columns-repeated="7"/>
          <table:table-cell office:value-type="float" office:value="216.582825" calcext:value-type="float">
            <text:p>216.582825</text:p>
          </table:table-cell>
          <table:table-cell office:value-type="float" office:value="836" calcext:value-type="float">
            <text:p>836</text:p>
          </table:table-cell>
          <table:table-cell table:formula="of:=[.I27]*[.$J$2]" office:value-type="float" office:value="83.6" calcext:value-type="float">
            <text:p>83.6</text:p>
          </table:table-cell>
          <table:table-cell table:formula="of:=[.J27]*[.$I$17]" office:value-type="float" office:value="203.66632" calcext:value-type="float">
            <text:p>203.66632</text:p>
          </table:table-cell>
          <table:table-cell table:formula="of:=[.H27]-[.K27]" office:value-type="float" office:value="12.916505" calcext:value-type="float">
            <text:p>12.916505</text:p>
          </table:table-cell>
          <table:table-cell table:formula="of:=[.L27]-[.$M$15]" office:value-type="float" office:value="9.89735755555556" calcext:value-type="float">
            <text:p>9.8973575556</text:p>
          </table:table-cell>
          <table:table-cell table:formula="of:=[.M27]/([.$L$21]*[.$I$18])" office:value-type="float" office:value="0.0197947151111111" calcext:value-type="float">
            <text:p>0.0197947151</text:p>
          </table:table-cell>
          <table:table-cell table:formula="of:=[.N27]/[.$C$4]" office:value-type="float" office:value="0.000000000108481882271119" calcext:value-type="float">
            <text:p>1.08481882271119E-010</text:p>
          </table:table-cell>
          <table:table-cell table:formula="of:=[.N27]/[.$B$4]" office:value-type="float" office:value="0.151874635179566" calcext:value-type="float">
            <text:p>0.15187463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6.235947" calcext:value-type="float">
            <text:p>216.235947</text:p>
          </table:table-cell>
          <table:table-cell office:value-type="float" office:value="832" calcext:value-type="float">
            <text:p>832</text:p>
          </table:table-cell>
          <table:table-cell table:formula="of:=[.I28]*[.$J$2]" office:value-type="float" office:value="83.2" calcext:value-type="float">
            <text:p>83.2</text:p>
          </table:table-cell>
          <table:table-cell table:formula="of:=[.J28]*[.$I$17]" office:value-type="float" office:value="202.69184" calcext:value-type="float">
            <text:p>202.69184</text:p>
          </table:table-cell>
          <table:table-cell table:formula="of:=[.H28]-[.K28]" office:value-type="float" office:value="13.544107" calcext:value-type="float">
            <text:p>13.544107</text:p>
          </table:table-cell>
          <table:table-cell table:formula="of:=[.L28]-[.$M$15]" office:value-type="float" office:value="10.5249595555556" calcext:value-type="float">
            <text:p>10.5249595556</text:p>
          </table:table-cell>
          <table:table-cell table:formula="of:=[.M28]/([.$L$21]*[.$I$18])" office:value-type="float" office:value="0.0210499191111111" calcext:value-type="float">
            <text:p>0.0210499191</text:p>
          </table:table-cell>
          <table:table-cell table:formula="of:=[.N28]/[.$C$4]" office:value-type="float" office:value="0.000000000115360834142359" calcext:value-type="float">
            <text:p>1.15360834142359E-010</text:p>
          </table:table-cell>
          <table:table-cell table:formula="of:=[.N28]/[.$B$4]" office:value-type="float" office:value="0.161505167799302" calcext:value-type="float">
            <text:p>0.16150516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9.50708" calcext:value-type="float">
            <text:p>219.50708</text:p>
          </table:table-cell>
          <table:table-cell office:value-type="float" office:value="847" calcext:value-type="float">
            <text:p>847</text:p>
          </table:table-cell>
          <table:table-cell table:formula="of:=[.I29]*[.$J$2]" office:value-type="float" office:value="84.7" calcext:value-type="float">
            <text:p>84.7</text:p>
          </table:table-cell>
          <table:table-cell table:formula="of:=[.J29]*[.$I$17]" office:value-type="float" office:value="206.34614" calcext:value-type="float">
            <text:p>206.34614</text:p>
          </table:table-cell>
          <table:table-cell table:formula="of:=[.H29]-[.K29]" office:value-type="float" office:value="13.16094" calcext:value-type="float">
            <text:p>13.16094</text:p>
          </table:table-cell>
          <table:table-cell table:formula="of:=[.L29]-[.$M$15]" office:value-type="float" office:value="10.1417925555556" calcext:value-type="float">
            <text:p>10.1417925556</text:p>
          </table:table-cell>
          <table:table-cell table:formula="of:=[.M29]/([.$L$21]*[.$I$18])" office:value-type="float" office:value="0.0202835851111111" calcext:value-type="float">
            <text:p>0.0202835851</text:p>
          </table:table-cell>
          <table:table-cell table:formula="of:=[.N29]/[.$C$4]" office:value-type="float" office:value="0.000000000111161058884078" calcext:value-type="float">
            <text:p>1.11161058884078E-010</text:p>
          </table:table-cell>
          <table:table-cell table:formula="of:=[.N29]/[.$B$4]" office:value-type="float" office:value="0.15562548243771" calcext:value-type="float">
            <text:p>0.15562548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7.033737" calcext:value-type="float">
            <text:p>217.033737</text:p>
          </table:table-cell>
          <table:table-cell office:value-type="float" office:value="835" calcext:value-type="float">
            <text:p>835</text:p>
          </table:table-cell>
          <table:table-cell table:formula="of:=[.I30]*[.$J$2]" office:value-type="float" office:value="83.5" calcext:value-type="float">
            <text:p>83.5</text:p>
          </table:table-cell>
          <table:table-cell table:formula="of:=[.J30]*[.$I$17]" office:value-type="float" office:value="203.4227" calcext:value-type="float">
            <text:p>203.4227</text:p>
          </table:table-cell>
          <table:table-cell table:formula="of:=[.H30]-[.K30]" office:value-type="float" office:value="13.611037" calcext:value-type="float">
            <text:p>13.611037</text:p>
          </table:table-cell>
          <table:table-cell table:formula="of:=[.L30]-[.$M$15]" office:value-type="float" office:value="10.5918895555556" calcext:value-type="float">
            <text:p>10.5918895556</text:p>
          </table:table-cell>
          <table:table-cell table:formula="of:=[.M30]/([.$L$21]*[.$I$18])" office:value-type="float" office:value="0.0211837791111111" calcext:value-type="float">
            <text:p>0.0211837791</text:p>
          </table:table-cell>
          <table:table-cell table:formula="of:=[.N30]/[.$C$4]" office:value-type="float" office:value="0.000000000116094433220663" calcext:value-type="float">
            <text:p>1.16094433220663E-010</text:p>
          </table:table-cell>
          <table:table-cell table:formula="of:=[.N30]/[.$B$4]" office:value-type="float" office:value="0.162532206508929" calcext:value-type="float">
            <text:p>0.16253220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6.970108" calcext:value-type="float">
            <text:p>216.970108</text:p>
          </table:table-cell>
          <table:table-cell table:style-name="ce23" office:value-type="float" office:value="836" calcext:value-type="float">
            <text:p>836</text:p>
          </table:table-cell>
          <table:table-cell table:style-name="ce23" table:formula="of:=[.I31]*[.$J$2]" office:value-type="float" office:value="83.6" calcext:value-type="float">
            <text:p>83.6</text:p>
          </table:table-cell>
          <table:table-cell table:style-name="ce23" table:formula="of:=[.J31]*[.$I$17]" office:value-type="float" office:value="203.66632" calcext:value-type="float">
            <text:p>203.66632</text:p>
          </table:table-cell>
          <table:table-cell table:formula="of:=[.H31]-[.K31]" office:value-type="float" office:value="13.303788" calcext:value-type="float">
            <text:p>13.303788</text:p>
          </table:table-cell>
          <table:table-cell table:formula="of:=[.L31]-[.$M$15]" office:value-type="float" office:value="10.2846405555556" calcext:value-type="float">
            <text:p>10.2846405556</text:p>
          </table:table-cell>
          <table:table-cell table:formula="of:=[.M31]/([.$L$21]*[.$I$18])" office:value-type="float" office:value="0.0205692811111111" calcext:value-type="float">
            <text:p>0.0205692811</text:p>
          </table:table-cell>
          <table:table-cell table:formula="of:=[.N31]/[.$C$4]" office:value-type="float" office:value="0.00000000011272677173538" calcext:value-type="float">
            <text:p>1.1272677173538E-010</text:p>
          </table:table-cell>
          <table:table-cell table:formula="of:=[.N31]/[.$B$4]" office:value-type="float" office:value="0.157817480429532" calcext:value-type="float">
            <text:p>0.157817480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217.187578" calcext:value-type="float">
            <text:p>217.187578</text:p>
          </table:table-cell>
          <table:table-cell table:style-name="ce23" table:formula="of:=AVERAGE([.I23:.I31])" office:value-type="float" office:value="836.333333333333" calcext:value-type="float">
            <text:p>836.3333333333</text:p>
          </table:table-cell>
          <table:table-cell table:style-name="ce23" table:formula="of:=AVERAGE([.J23:.J31])" office:value-type="float" office:value="83.6333333333333" calcext:value-type="float">
            <text:p>83.6333333333</text:p>
          </table:table-cell>
          <table:table-cell table:style-name="ce23" table:formula="of:=AVERAGE([.K23:.K31])" office:value-type="float" office:value="203.747526666667" calcext:value-type="float">
            <text:p>203.7475266667</text:p>
          </table:table-cell>
          <table:table-cell table:formula="of:=AVERAGE([.L23:.L31])" office:value-type="float" office:value="13.4400513333333" calcext:value-type="float">
            <text:p>13.4400513333</text:p>
          </table:table-cell>
          <table:table-cell table:formula="of:=AVERAGE([.M23:.M31])" office:value-type="float" office:value="10.4209038888889" calcext:value-type="float">
            <text:p>10.4209038889</text:p>
          </table:table-cell>
          <table:table-cell table:style-name="ce23" table:formula="of:=AVERAGE([.N23:.N31])" office:value-type="float" office:value="0.0208418077777778" calcext:value-type="float">
            <text:p>0.0208418078</text:p>
          </table:table-cell>
          <table:table-cell table:style-name="ce34" table:formula="of:=AVERAGE([.O23:.O31])" office:value-type="float" office:value="0.000000000114220312087092" calcext:value-type="float">
            <text:p>1.14220312087092E-010</text:p>
          </table:table-cell>
          <table:table-cell table:style-name="ce38" table:formula="of:=AVERAGE([.P23:.P31])" office:value-type="float" office:value="0.159908436921928" calcext:value-type="float">
            <text:p>0.1599084369</text:p>
          </table:table-cell>
          <table:table-cell table:formula="of:=[.O33]/[.$O$15]*100" office:value-type="float" office:value="92.2727331515126" calcext:value-type="float">
            <text:p>92.272733151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23:.H31])" office:value-type="float" office:value="1.02568351325604" calcext:value-type="float">
            <text:p>1.0256835133</text:p>
          </table:table-cell>
          <table:table-cell table:style-name="ce24" table:formula="of:=STDEV([.I23:.I31])" office:value-type="float" office:value="4.58257569495584" calcext:value-type="float">
            <text:p>4.582575695</text:p>
          </table:table-cell>
          <table:table-cell table:style-name="ce24" table:formula="of:=STDEV([.J23:.J31])" office:value-type="float" office:value="0.458257569495584" calcext:value-type="float">
            <text:p>0.4582575695</text:p>
          </table:table-cell>
          <table:table-cell table:style-name="ce24" table:formula="of:=STDEV([.K23:.K31])" office:value-type="float" office:value="1.11640709080514" calcext:value-type="float">
            <text:p>1.1164070908</text:p>
          </table:table-cell>
          <table:table-cell table:style-name="ce24" table:formula="of:=STDEV([.L23:.L31])" office:value-type="float" office:value="0.37727638313344" calcext:value-type="float">
            <text:p>0.3772763831</text:p>
          </table:table-cell>
          <table:table-cell table:style-name="ce24" table:formula="of:=STDEV([.M23:.M31])" office:value-type="float" office:value="0.37727638313344" calcext:value-type="float">
            <text:p>0.3772763831</text:p>
          </table:table-cell>
          <table:table-cell table:style-name="ce24" table:formula="of:=STDEV([.N23:.N31])" office:value-type="float" office:value="0.000754552766266881" calcext:value-type="float">
            <text:p>0.0007545528</text:p>
          </table:table-cell>
          <table:table-cell table:style-name="ce31" table:formula="of:=STDEV([.O23:.O31])" office:value-type="float" office:value="0.00000000000413521002439505" calcext:value-type="float">
            <text:p>4.13521002439505E-012</text:p>
          </table:table-cell>
          <table:table-cell table:style-name="ce39" table:formula="of:=STDEV([.P23:.P31])" office:value-type="float" office:value="0.00578929403415307" calcext:value-type="float">
            <text:p>0.005789294</text:p>
          </table:table-cell>
          <table:table-cell table:formula="of:=[.O34]/[.O33]*100" office:value-type="float" office:value="3.62038060379489" calcext:value-type="float">
            <text:p>3.6203806038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.445755" calcext:value-type="float">
            <text:p>145.445755</text:p>
          </table:table-cell>
          <table:table-cell office:value-type="float" office:value="553" calcext:value-type="float">
            <text:p>553</text:p>
          </table:table-cell>
          <table:table-cell table:formula="of:=[.I38]*[.$J$2]" office:value-type="float" office:value="55.3" calcext:value-type="float">
            <text:p>55.3</text:p>
          </table:table-cell>
          <table:table-cell table:formula="of:=[.J38]*[.$I$17]" office:value-type="float" office:value="134.72186" calcext:value-type="float">
            <text:p>134.72186</text:p>
          </table:table-cell>
          <table:table-cell table:formula="of:=[.H38]-[.K38]" office:value-type="float" office:value="10.723895" calcext:value-type="float">
            <text:p>10.723895</text:p>
          </table:table-cell>
          <table:table-cell table:formula="of:=[.L38]-[.$M$15]" office:value-type="float" office:value="7.70474755555556" calcext:value-type="float">
            <text:p>7.7047475556</text:p>
          </table:table-cell>
          <table:table-cell table:formula="of:=[.M38]/([.$L$36]*[.$I$18])" office:value-type="float" office:value="0.0154094951111111" calcext:value-type="float">
            <text:p>0.0154094951</text:p>
          </table:table-cell>
          <table:table-cell table:formula="of:=[.N38]/[.$C$5]" office:value-type="float" office:value="0.000000000129393485862204" calcext:value-type="float">
            <text:p>1.29393485862204E-010</text:p>
          </table:table-cell>
          <table:table-cell table:formula="of:=[.N38]/[.$B$5]" office:value-type="float" office:value="0.181150880207085" calcext:value-type="float">
            <text:p>0.18115088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.441467" calcext:value-type="float">
            <text:p>145.441467</text:p>
          </table:table-cell>
          <table:table-cell office:value-type="float" office:value="553" calcext:value-type="float">
            <text:p>553</text:p>
          </table:table-cell>
          <table:table-cell table:formula="of:=[.I38]*[.$J$2]" office:value-type="float" office:value="55.3" calcext:value-type="float">
            <text:p>55.3</text:p>
          </table:table-cell>
          <table:table-cell table:formula="of:=[.J39]*[.$I$17]" office:value-type="float" office:value="134.72186" calcext:value-type="float">
            <text:p>134.72186</text:p>
          </table:table-cell>
          <table:table-cell table:formula="of:=[.H39]-[.K39]" office:value-type="float" office:value="10.719607" calcext:value-type="float">
            <text:p>10.719607</text:p>
          </table:table-cell>
          <table:table-cell table:formula="of:=[.L39]-[.$M$15]" office:value-type="float" office:value="7.70045955555556" calcext:value-type="float">
            <text:p>7.7004595556</text:p>
          </table:table-cell>
          <table:table-cell table:formula="of:=[.M39]/([.$L$36]*[.$I$18])" office:value-type="float" office:value="0.0154009191111111" calcext:value-type="float">
            <text:p>0.0154009191</text:p>
          </table:table-cell>
          <table:table-cell table:formula="of:=[.N39]/[.$C$5]" office:value-type="float" office:value="0.000000000129321473215017" calcext:value-type="float">
            <text:p>1.29321473215017E-010</text:p>
          </table:table-cell>
          <table:table-cell table:formula="of:=[.N39]/[.$B$5]" office:value-type="float" office:value="0.181050062501024" calcext:value-type="float">
            <text:p>0.18105006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.71347" calcext:value-type="float">
            <text:p>145.71347</text:p>
          </table:table-cell>
          <table:table-cell office:value-type="float" office:value="554" calcext:value-type="float">
            <text:p>554</text:p>
          </table:table-cell>
          <table:table-cell table:formula="of:=[.I39]*[.$J$2]" office:value-type="float" office:value="55.3" calcext:value-type="float">
            <text:p>55.3</text:p>
          </table:table-cell>
          <table:table-cell table:formula="of:=[.J40]*[.$I$17]" office:value-type="float" office:value="134.72186" calcext:value-type="float">
            <text:p>134.72186</text:p>
          </table:table-cell>
          <table:table-cell table:formula="of:=[.H40]-[.K40]" office:value-type="float" office:value="10.99161" calcext:value-type="float">
            <text:p>10.99161</text:p>
          </table:table-cell>
          <table:table-cell table:formula="of:=[.L40]-[.$M$15]" office:value-type="float" office:value="7.97246255555557" calcext:value-type="float">
            <text:p>7.9724625556</text:p>
          </table:table-cell>
          <table:table-cell table:formula="of:=[.M40]/([.$L$36]*[.$I$18])" office:value-type="float" office:value="0.0159449251111111" calcext:value-type="float">
            <text:p>0.0159449251</text:p>
          </table:table-cell>
          <table:table-cell table:formula="of:=[.N40]/[.$C$5]" office:value-type="float" office:value="0.000000000133889490022992" calcext:value-type="float">
            <text:p>1.33889490022992E-010</text:p>
          </table:table-cell>
          <table:table-cell table:formula="of:=[.N40]/[.$B$5]" office:value-type="float" office:value="0.187445286032189" calcext:value-type="float">
            <text:p>0.1874452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.435806" calcext:value-type="float">
            <text:p>145.435806</text:p>
          </table:table-cell>
          <table:table-cell office:value-type="float" office:value="552" calcext:value-type="float">
            <text:p>552</text:p>
          </table:table-cell>
          <table:table-cell table:formula="of:=[.I40]*[.$J$2]" office:value-type="float" office:value="55.4" calcext:value-type="float">
            <text:p>55.4</text:p>
          </table:table-cell>
          <table:table-cell table:formula="of:=[.J41]*[.$I$17]" office:value-type="float" office:value="134.96548" calcext:value-type="float">
            <text:p>134.96548</text:p>
          </table:table-cell>
          <table:table-cell table:formula="of:=[.H41]-[.K41]" office:value-type="float" office:value="10.470326" calcext:value-type="float">
            <text:p>10.470326</text:p>
          </table:table-cell>
          <table:table-cell table:formula="of:=[.L41]-[.$M$15]" office:value-type="float" office:value="7.45117855555556" calcext:value-type="float">
            <text:p>7.4511785556</text:p>
          </table:table-cell>
          <table:table-cell table:formula="of:=[.M41]/([.$L$36]*[.$I$18])" office:value-type="float" office:value="0.0149023571111111" calcext:value-type="float">
            <text:p>0.0149023571</text:p>
          </table:table-cell>
          <table:table-cell table:formula="of:=[.N41]/[.$C$5]" office:value-type="float" office:value="0.000000000125135049543556" calcext:value-type="float">
            <text:p>1.25135049543556E-010</text:p>
          </table:table-cell>
          <table:table-cell table:formula="of:=[.N41]/[.$B$5]" office:value-type="float" office:value="0.175189069360978" calcext:value-type="float">
            <text:p>0.17518906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4.691727" calcext:value-type="float">
            <text:p>144.691727</text:p>
          </table:table-cell>
          <table:table-cell office:value-type="float" office:value="550" calcext:value-type="float">
            <text:p>550</text:p>
          </table:table-cell>
          <table:table-cell table:formula="of:=[.I41]*[.$J$2]" office:value-type="float" office:value="55.2" calcext:value-type="float">
            <text:p>55.2</text:p>
          </table:table-cell>
          <table:table-cell table:formula="of:=[.J42]*[.$I$17]" office:value-type="float" office:value="134.47824" calcext:value-type="float">
            <text:p>134.47824</text:p>
          </table:table-cell>
          <table:table-cell table:formula="of:=[.H42]-[.K42]" office:value-type="float" office:value="10.213487" calcext:value-type="float">
            <text:p>10.213487</text:p>
          </table:table-cell>
          <table:table-cell table:formula="of:=[.L42]-[.$M$15]" office:value-type="float" office:value="7.19433955555555" calcext:value-type="float">
            <text:p>7.1943395556</text:p>
          </table:table-cell>
          <table:table-cell table:formula="of:=[.M42]/([.$L$36]*[.$I$18])" office:value-type="float" office:value="0.0143886791111111" calcext:value-type="float">
            <text:p>0.0143886791</text:p>
          </table:table-cell>
          <table:table-cell table:formula="of:=[.N42]/[.$C$5]" office:value-type="float" office:value="0.00000000012082169686383" calcext:value-type="float">
            <text:p>1.2082169686383E-010</text:p>
          </table:table-cell>
          <table:table-cell table:formula="of:=[.N42]/[.$B$5]" office:value-type="float" office:value="0.169150375609362" calcext:value-type="float">
            <text:p>0.16915037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.331848" calcext:value-type="float">
            <text:p>145.331848</text:p>
          </table:table-cell>
          <table:table-cell office:value-type="float" office:value="552" calcext:value-type="float">
            <text:p>552</text:p>
          </table:table-cell>
          <table:table-cell table:formula="of:=[.I42]*[.$J$2]" office:value-type="float" office:value="55" calcext:value-type="float">
            <text:p>55</text:p>
          </table:table-cell>
          <table:table-cell table:formula="of:=[.J43]*[.$I$17]" office:value-type="float" office:value="133.991" calcext:value-type="float">
            <text:p>133.991</text:p>
          </table:table-cell>
          <table:table-cell table:formula="of:=[.H43]-[.K43]" office:value-type="float" office:value="11.340848" calcext:value-type="float">
            <text:p>11.340848</text:p>
          </table:table-cell>
          <table:table-cell table:formula="of:=[.L43]-[.$M$15]" office:value-type="float" office:value="8.32170055555558" calcext:value-type="float">
            <text:p>8.3217005556</text:p>
          </table:table-cell>
          <table:table-cell table:formula="of:=[.M43]/([.$L$36]*[.$I$18])" office:value-type="float" office:value="0.0166434011111112" calcext:value-type="float">
            <text:p>0.0166434011</text:p>
          </table:table-cell>
          <table:table-cell table:formula="of:=[.N43]/[.$C$5]" office:value-type="float" office:value="0.000000000139754590974023" calcext:value-type="float">
            <text:p>1.39754590974023E-010</text:p>
          </table:table-cell>
          <table:table-cell table:formula="of:=[.N43]/[.$B$5]" office:value-type="float" office:value="0.195656427363633" calcext:value-type="float">
            <text:p>0.19565642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.078644" calcext:value-type="float">
            <text:p>145.078644</text:p>
          </table:table-cell>
          <table:table-cell office:value-type="float" office:value="552" calcext:value-type="float">
            <text:p>552</text:p>
          </table:table-cell>
          <table:table-cell table:formula="of:=[.I43]*[.$J$2]" office:value-type="float" office:value="55.2" calcext:value-type="float">
            <text:p>55.2</text:p>
          </table:table-cell>
          <table:table-cell table:formula="of:=[.J44]*[.$I$17]" office:value-type="float" office:value="134.47824" calcext:value-type="float">
            <text:p>134.47824</text:p>
          </table:table-cell>
          <table:table-cell table:formula="of:=[.H44]-[.K44]" office:value-type="float" office:value="10.600404" calcext:value-type="float">
            <text:p>10.600404</text:p>
          </table:table-cell>
          <table:table-cell table:formula="of:=[.L44]-[.$M$15]" office:value-type="float" office:value="7.58125655555556" calcext:value-type="float">
            <text:p>7.5812565556</text:p>
          </table:table-cell>
          <table:table-cell table:formula="of:=[.M44]/([.$L$36]*[.$I$18])" office:value-type="float" office:value="0.0151625131111111" calcext:value-type="float">
            <text:p>0.0151625131</text:p>
          </table:table-cell>
          <table:table-cell table:formula="of:=[.N44]/[.$C$5]" office:value-type="float" office:value="0.000000000127319578722821" calcext:value-type="float">
            <text:p>1.27319578722821E-010</text:p>
          </table:table-cell>
          <table:table-cell table:formula="of:=[.N44]/[.$B$5]" office:value-type="float" office:value="0.178247410211949" calcext:value-type="float">
            <text:p>0.17824741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.463913" calcext:value-type="float">
            <text:p>145.463913</text:p>
          </table:table-cell>
          <table:table-cell table:style-name="ce23" office:value-type="float" office:value="552" calcext:value-type="float">
            <text:p>552</text:p>
          </table:table-cell>
          <table:table-cell table:formula="of:=[.I44]*[.$J$2]" office:value-type="float" office:value="55.2" calcext:value-type="float">
            <text:p>55.2</text:p>
          </table:table-cell>
          <table:table-cell table:formula="of:=[.J45]*[.$I$17]" office:value-type="float" office:value="134.47824" calcext:value-type="float">
            <text:p>134.47824</text:p>
          </table:table-cell>
          <table:table-cell table:formula="of:=[.H45]-[.K45]" office:value-type="float" office:value="10.985673" calcext:value-type="float">
            <text:p>10.985673</text:p>
          </table:table-cell>
          <table:table-cell table:formula="of:=[.L45]-[.$M$15]" office:value-type="float" office:value="7.96652555555555" calcext:value-type="float">
            <text:p>7.9665255556</text:p>
          </table:table-cell>
          <table:table-cell table:formula="of:=[.M45]/([.$L$36]*[.$I$18])" office:value-type="float" office:value="0.0159330511111111" calcext:value-type="float">
            <text:p>0.0159330511</text:p>
          </table:table-cell>
          <table:table-cell table:formula="of:=[.N45]/[.$C$5]" office:value-type="float" office:value="0.000000000133789784079348" calcext:value-type="float">
            <text:p>1.33789784079348E-010</text:p>
          </table:table-cell>
          <table:table-cell table:formula="of:=[.N45]/[.$B$5]" office:value-type="float" office:value="0.187305697711087" calcext:value-type="float">
            <text:p>0.18730569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.049545" calcext:value-type="float">
            <text:p>146.049545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table:formula="of:=[.I45]*[.$J$2]" office:value-type="float" office:value="55.2" calcext:value-type="float">
            <text:p>55.2</text:p>
          </table:table-cell>
          <table:table-cell table:style-name="ce23" table:formula="of:=[.J46]*[.$I$17]" office:value-type="float" office:value="134.47824" calcext:value-type="float">
            <text:p>134.47824</text:p>
          </table:table-cell>
          <table:table-cell table:formula="of:=[.H46]-[.K46]" office:value-type="float" office:value="11.571305" calcext:value-type="float">
            <text:p>11.571305</text:p>
          </table:table-cell>
          <table:table-cell table:formula="of:=[.L46]-[.$M$15]" office:value-type="float" office:value="8.55215755555555" calcext:value-type="float">
            <text:p>8.5521575556</text:p>
          </table:table-cell>
          <table:table-cell table:formula="of:=[.M46]/([.$L$36]*[.$I$18])" office:value-type="float" office:value="0.0171043151111111" calcext:value-type="float">
            <text:p>0.0171043151</text:p>
          </table:table-cell>
          <table:table-cell table:formula="of:=[.N46]/[.$C$5]" office:value-type="float" office:value="0.000000000143624884498415" calcext:value-type="float">
            <text:p>1.43624884498415E-010</text:p>
          </table:table-cell>
          <table:table-cell table:formula="of:=[.N46]/[.$B$5]" office:value-type="float" office:value="0.201074838297782" calcext:value-type="float">
            <text:p>0.201074838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145.405797222222" calcext:value-type="float">
            <text:p>145.4057972222</text:p>
          </table:table-cell>
          <table:table-cell table:style-name="ce23" table:formula="of:=AVERAGE([.I38:.I46])" office:value-type="float" office:value="552.333333333333" calcext:value-type="float">
            <text:p>552.3333333333</text:p>
          </table:table-cell>
          <table:table-cell table:style-name="ce23" table:formula="of:=AVERAGE([.J38:.J46])" office:value-type="float" office:value="55.2333333333333" calcext:value-type="float">
            <text:p>55.2333333333</text:p>
          </table:table-cell>
          <table:table-cell table:style-name="ce23" table:formula="of:=AVERAGE([.K38:.K46])" office:value-type="float" office:value="134.559446666667" calcext:value-type="float">
            <text:p>134.5594466667</text:p>
          </table:table-cell>
          <table:table-cell table:formula="of:=AVERAGE([.L38:.L46])" office:value-type="float" office:value="10.8463505555556" calcext:value-type="float">
            <text:p>10.8463505556</text:p>
          </table:table-cell>
          <table:table-cell table:formula="of:=AVERAGE([.M38:.M46])" office:value-type="float" office:value="7.82720311111111" calcext:value-type="float">
            <text:p>7.8272031111</text:p>
          </table:table-cell>
          <table:table-cell table:style-name="ce23" table:formula="of:=AVERAGE([.N38:.N46])" office:value-type="float" office:value="0.0156544062222222" calcext:value-type="float">
            <text:p>0.0156544062</text:p>
          </table:table-cell>
          <table:table-cell table:style-name="ce41" table:formula="of:=AVERAGE([.O38:.O46])" office:value-type="float" office:value="0.000000000131450003753578" calcext:value-type="float">
            <text:p>1.31450003753578E-010</text:p>
          </table:table-cell>
          <table:table-cell table:style-name="ce38" table:formula="of:=AVERAGE([.P38:.P46])" office:value-type="float" office:value="0.18403000525501" calcext:value-type="float">
            <text:p>0.1840300053</text:p>
          </table:table-cell>
          <table:table-cell table:formula="of:=[.O48]/[.$O$15]*100" office:value-type="float" office:value="106.19171754557" calcext:value-type="float">
            <text:p>106.191717545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38:.H46])" office:value-type="float" office:value="0.377262287331965" calcext:value-type="float">
            <text:p>0.3772622873</text:p>
          </table:table-cell>
          <table:table-cell table:style-name="ce24" table:formula="of:=STDEV([.I38:.I46])" office:value-type="float" office:value="1.11803398874989" calcext:value-type="float">
            <text:p>1.1180339887</text:p>
          </table:table-cell>
          <table:table-cell table:style-name="ce24" table:formula="of:=STDEV([.J38:.J46])" office:value-type="float" office:value="0.111803398874991" calcext:value-type="float">
            <text:p>0.1118033989</text:p>
          </table:table-cell>
          <table:table-cell table:style-name="ce24" table:formula="of:=STDEV([.K38:.K46])" office:value-type="float" office:value="0.272375440339254" calcext:value-type="float">
            <text:p>0.2723754403</text:p>
          </table:table-cell>
          <table:table-cell table:style-name="ce24" table:formula="of:=STDEV([.L38:.L46])" office:value-type="float" office:value="0.424861369344498" calcext:value-type="float">
            <text:p>0.4248613693</text:p>
          </table:table-cell>
          <table:table-cell table:style-name="ce24" table:formula="of:=STDEV([.M38:.M46])" office:value-type="float" office:value="0.424861369344498" calcext:value-type="float">
            <text:p>0.4248613693</text:p>
          </table:table-cell>
          <table:table-cell table:style-name="ce24" table:formula="of:=STDEV([.N38:.N46])" office:value-type="float" office:value="0.000849722738688996" calcext:value-type="float">
            <text:p>0.0008497227</text:p>
          </table:table-cell>
          <table:table-cell table:style-name="ce31" table:formula="of:=STDEV([.O38:.O46])" office:value-type="float" office:value="0.00000000000713511937818576" calcext:value-type="float">
            <text:p>7.13511937818576E-012</text:p>
          </table:table-cell>
          <table:table-cell table:style-name="ce39" table:formula="of:=STDEV([.P38:.P46])" office:value-type="float" office:value="0.00998916712946005" calcext:value-type="float">
            <text:p>0.0099891671</text:p>
          </table:table-cell>
          <table:table-cell table:formula="of:=[.O49]/[.O48]*100" office:value-type="float" office:value="5.42801002239722" calcext:value-type="float">
            <text:p>5.4280100224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.691269" calcext:value-type="float">
            <text:p>146.691269</text:p>
          </table:table-cell>
          <table:table-cell office:value-type="float" office:value="557" calcext:value-type="float">
            <text:p>557</text:p>
          </table:table-cell>
          <table:table-cell table:formula="of:=[.I53]*[.$J$2]" office:value-type="float" office:value="55.7" calcext:value-type="float">
            <text:p>55.7</text:p>
          </table:table-cell>
          <table:table-cell table:formula="of:=[.J53]*[.$I$17]" office:value-type="float" office:value="135.69634" calcext:value-type="float">
            <text:p>135.69634</text:p>
          </table:table-cell>
          <table:table-cell table:formula="of:=[.H53]-[.K53]" office:value-type="float" office:value="10.994929" calcext:value-type="float">
            <text:p>10.994929</text:p>
          </table:table-cell>
          <table:table-cell table:formula="of:=[.L53]-[.$M$15]" office:value-type="float" office:value="7.97578155555557" calcext:value-type="float">
            <text:p>7.9757815556</text:p>
          </table:table-cell>
          <table:table-cell table:formula="of:=[.M53]/([.$L$51]*[.$I$18])" office:value-type="float" office:value="0.0159515631111111" calcext:value-type="float">
            <text:p>0.0159515631</text:p>
          </table:table-cell>
          <table:table-cell table:formula="of:=[.N53]/[.$C$6]" office:value-type="float" office:value="0.000000000133945229289786" calcext:value-type="float">
            <text:p>1.33945229289786E-010</text:p>
          </table:table-cell>
          <table:table-cell table:formula="of:=[.N53]/[.$B$6]" office:value-type="float" office:value="0.1875233210057" calcext:value-type="float">
            <text:p>0.1875233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.5746" calcext:value-type="float">
            <text:p>146.5746</text:p>
          </table:table-cell>
          <table:table-cell office:value-type="float" office:value="557" calcext:value-type="float">
            <text:p>557</text:p>
          </table:table-cell>
          <table:table-cell table:formula="of:=[.I54]*[.$J$2]" office:value-type="float" office:value="55.7" calcext:value-type="float">
            <text:p>55.7</text:p>
          </table:table-cell>
          <table:table-cell table:formula="of:=[.J54]*[.$I$17]" office:value-type="float" office:value="135.69634" calcext:value-type="float">
            <text:p>135.69634</text:p>
          </table:table-cell>
          <table:table-cell table:formula="of:=[.H54]-[.K54]" office:value-type="float" office:value="10.87826" calcext:value-type="float">
            <text:p>10.87826</text:p>
          </table:table-cell>
          <table:table-cell table:formula="of:=[.L54]-[.$M$15]" office:value-type="float" office:value="7.85911255555557" calcext:value-type="float">
            <text:p>7.8591125556</text:p>
          </table:table-cell>
          <table:table-cell table:formula="of:=[.M54]/([.$L$51]*[.$I$18])" office:value-type="float" office:value="0.0157182251111111" calcext:value-type="float">
            <text:p>0.0157182251</text:p>
          </table:table-cell>
          <table:table-cell table:formula="of:=[.N54]/[.$C$6]" office:value-type="float" office:value="0.000000000131985890778925" calcext:value-type="float">
            <text:p>1.31985890778925E-010</text:p>
          </table:table-cell>
          <table:table-cell table:formula="of:=[.N54]/[.$B$6]" office:value-type="float" office:value="0.184780247090495" calcext:value-type="float">
            <text:p>0.18478024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.467346" calcext:value-type="float">
            <text:p>146.467346</text:p>
          </table:table-cell>
          <table:table-cell office:value-type="float" office:value="557" calcext:value-type="float">
            <text:p>557</text:p>
          </table:table-cell>
          <table:table-cell table:formula="of:=[.I55]*[.$J$2]" office:value-type="float" office:value="55.7" calcext:value-type="float">
            <text:p>55.7</text:p>
          </table:table-cell>
          <table:table-cell table:formula="of:=[.J55]*[.$I$17]" office:value-type="float" office:value="135.69634" calcext:value-type="float">
            <text:p>135.69634</text:p>
          </table:table-cell>
          <table:table-cell table:formula="of:=[.H55]-[.K55]" office:value-type="float" office:value="10.771006" calcext:value-type="float">
            <text:p>10.771006</text:p>
          </table:table-cell>
          <table:table-cell table:formula="of:=[.L55]-[.$M$15]" office:value-type="float" office:value="7.75185855555556" calcext:value-type="float">
            <text:p>7.7518585556</text:p>
          </table:table-cell>
          <table:table-cell table:formula="of:=[.M55]/([.$L$51]*[.$I$18])" office:value-type="float" office:value="0.0155037171111111" calcext:value-type="float">
            <text:p>0.0155037171</text:p>
          </table:table-cell>
          <table:table-cell table:formula="of:=[.N55]/[.$C$6]" office:value-type="float" office:value="0.000000000130184667723582" calcext:value-type="float">
            <text:p>1.30184667723582E-010</text:p>
          </table:table-cell>
          <table:table-cell table:formula="of:=[.N55]/[.$B$6]" office:value-type="float" office:value="0.182258534813015" calcext:value-type="float">
            <text:p>0.18225853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.801941" calcext:value-type="float">
            <text:p>146.801941</text:p>
          </table:table-cell>
          <table:table-cell office:value-type="float" office:value="558" calcext:value-type="float">
            <text:p>558</text:p>
          </table:table-cell>
          <table:table-cell table:formula="of:=[.I56]*[.$J$2]" office:value-type="float" office:value="55.8" calcext:value-type="float">
            <text:p>55.8</text:p>
          </table:table-cell>
          <table:table-cell table:formula="of:=[.J56]*[.$I$17]" office:value-type="float" office:value="135.93996" calcext:value-type="float">
            <text:p>135.93996</text:p>
          </table:table-cell>
          <table:table-cell table:formula="of:=[.H56]-[.K56]" office:value-type="float" office:value="10.861981" calcext:value-type="float">
            <text:p>10.861981</text:p>
          </table:table-cell>
          <table:table-cell table:formula="of:=[.L56]-[.$M$15]" office:value-type="float" office:value="7.84283355555554" calcext:value-type="float">
            <text:p>7.8428335556</text:p>
          </table:table-cell>
          <table:table-cell table:formula="of:=[.M56]/([.$L$51]*[.$I$18])" office:value-type="float" office:value="0.0156856671111111" calcext:value-type="float">
            <text:p>0.0156856671</text:p>
          </table:table-cell>
          <table:table-cell table:formula="of:=[.N56]/[.$C$6]" office:value-type="float" office:value="0.000000000131712501347128" calcext:value-type="float">
            <text:p>1.31712501347128E-010</text:p>
          </table:table-cell>
          <table:table-cell table:formula="of:=[.N56]/[.$B$6]" office:value-type="float" office:value="0.184397501885979" calcext:value-type="float">
            <text:p>0.18439750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.175858" calcext:value-type="float">
            <text:p>146.175858</text:p>
          </table:table-cell>
          <table:table-cell office:value-type="float" office:value="555" calcext:value-type="float">
            <text:p>555</text:p>
          </table:table-cell>
          <table:table-cell table:formula="of:=[.I57]*[.$J$2]" office:value-type="float" office:value="55.5" calcext:value-type="float">
            <text:p>55.5</text:p>
          </table:table-cell>
          <table:table-cell table:formula="of:=[.J57]*[.$I$17]" office:value-type="float" office:value="135.2091" calcext:value-type="float">
            <text:p>135.2091</text:p>
          </table:table-cell>
          <table:table-cell table:formula="of:=[.H57]-[.K57]" office:value-type="float" office:value="10.966758" calcext:value-type="float">
            <text:p>10.966758</text:p>
          </table:table-cell>
          <table:table-cell table:formula="of:=[.L57]-[.$M$15]" office:value-type="float" office:value="7.94761055555556" calcext:value-type="float">
            <text:p>7.9476105556</text:p>
          </table:table-cell>
          <table:table-cell table:formula="of:=[.M57]/([.$L$51]*[.$I$18])" office:value-type="float" office:value="0.0158952211111111" calcext:value-type="float">
            <text:p>0.0158952211</text:p>
          </table:table-cell>
          <table:table-cell table:formula="of:=[.N57]/[.$C$6]" office:value-type="float" office:value="0.000000000133472125678805" calcext:value-type="float">
            <text:p>1.33472125678805E-010</text:p>
          </table:table-cell>
          <table:table-cell table:formula="of:=[.N57]/[.$B$6]" office:value-type="float" office:value="0.186860975950327" calcext:value-type="float">
            <text:p>0.1868609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.16925" calcext:value-type="float">
            <text:p>146.16925</text:p>
          </table:table-cell>
          <table:table-cell office:value-type="float" office:value="556" calcext:value-type="float">
            <text:p>556</text:p>
          </table:table-cell>
          <table:table-cell table:formula="of:=[.I58]*[.$J$2]" office:value-type="float" office:value="55.6" calcext:value-type="float">
            <text:p>55.6</text:p>
          </table:table-cell>
          <table:table-cell table:formula="of:=[.J58]*[.$I$17]" office:value-type="float" office:value="135.45272" calcext:value-type="float">
            <text:p>135.45272</text:p>
          </table:table-cell>
          <table:table-cell table:formula="of:=[.H58]-[.K58]" office:value-type="float" office:value="10.71653" calcext:value-type="float">
            <text:p>10.71653</text:p>
          </table:table-cell>
          <table:table-cell table:formula="of:=[.L58]-[.$M$15]" office:value-type="float" office:value="7.69738255555556" calcext:value-type="float">
            <text:p>7.6973825556</text:p>
          </table:table-cell>
          <table:table-cell table:formula="of:=[.M58]/([.$L$51]*[.$I$18])" office:value-type="float" office:value="0.0153947651111111" calcext:value-type="float">
            <text:p>0.0153947651</text:p>
          </table:table-cell>
          <table:table-cell table:formula="of:=[.N58]/[.$C$6]" office:value-type="float" office:value="0.000000000129269798094824" calcext:value-type="float">
            <text:p>1.29269798094824E-010</text:p>
          </table:table-cell>
          <table:table-cell table:formula="of:=[.N58]/[.$B$6]" office:value-type="float" office:value="0.180977717332753" calcext:value-type="float">
            <text:p>0.18097771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.961914" calcext:value-type="float">
            <text:p>146.961914</text:p>
          </table:table-cell>
          <table:table-cell office:value-type="float" office:value="557" calcext:value-type="float">
            <text:p>557</text:p>
          </table:table-cell>
          <table:table-cell table:formula="of:=[.I59]*[.$J$2]" office:value-type="float" office:value="55.7" calcext:value-type="float">
            <text:p>55.7</text:p>
          </table:table-cell>
          <table:table-cell table:formula="of:=[.J59]*[.$I$17]" office:value-type="float" office:value="135.69634" calcext:value-type="float">
            <text:p>135.69634</text:p>
          </table:table-cell>
          <table:table-cell table:formula="of:=[.H59]-[.K59]" office:value-type="float" office:value="11.265574" calcext:value-type="float">
            <text:p>11.265574</text:p>
          </table:table-cell>
          <table:table-cell table:formula="of:=[.L59]-[.$M$15]" office:value-type="float" office:value="8.24642655555557" calcext:value-type="float">
            <text:p>8.2464265556</text:p>
          </table:table-cell>
          <table:table-cell table:formula="of:=[.M59]/([.$L$51]*[.$I$18])" office:value-type="float" office:value="0.0164928531111111" calcext:value-type="float">
            <text:p>0.0164928531</text:p>
          </table:table-cell>
          <table:table-cell table:formula="of:=[.N59]/[.$C$6]" office:value-type="float" office:value="0.000000000138490439853618" calcext:value-type="float">
            <text:p>1.38490439853618E-010</text:p>
          </table:table-cell>
          <table:table-cell table:formula="of:=[.N59]/[.$B$6]" office:value-type="float" office:value="0.193886615795066" calcext:value-type="float">
            <text:p>0.19388661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.150177" calcext:value-type="float">
            <text:p>146.150177</text:p>
          </table:table-cell>
          <table:table-cell office:value-type="float" office:value="557" calcext:value-type="float">
            <text:p>557</text:p>
          </table:table-cell>
          <table:table-cell table:formula="of:=[.I60]*[.$J$2]" office:value-type="float" office:value="55.7" calcext:value-type="float">
            <text:p>55.7</text:p>
          </table:table-cell>
          <table:table-cell table:formula="of:=[.J60]*[.$I$17]" office:value-type="float" office:value="135.69634" calcext:value-type="float">
            <text:p>135.69634</text:p>
          </table:table-cell>
          <table:table-cell table:formula="of:=[.H60]-[.K60]" office:value-type="float" office:value="10.453837" calcext:value-type="float">
            <text:p>10.453837</text:p>
          </table:table-cell>
          <table:table-cell table:formula="of:=[.L60]-[.$M$15]" office:value-type="float" office:value="7.43468955555558" calcext:value-type="float">
            <text:p>7.4346895556</text:p>
          </table:table-cell>
          <table:table-cell table:formula="of:=[.M60]/([.$L$51]*[.$I$18])" office:value-type="float" office:value="0.0148693791111112" calcext:value-type="float">
            <text:p>0.0148693791</text:p>
          </table:table-cell>
          <table:table-cell table:formula="of:=[.N60]/[.$C$6]" office:value-type="float" office:value="0.000000000124858133372974" calcext:value-type="float">
            <text:p>1.24858133372974E-010</text:p>
          </table:table-cell>
          <table:table-cell table:formula="of:=[.N60]/[.$B$6]" office:value-type="float" office:value="0.174801386722164" calcext:value-type="float">
            <text:p>0.17480138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7.011963" calcext:value-type="float">
            <text:p>147.011963</text:p>
          </table:table-cell>
          <table:table-cell table:style-name="ce23" office:value-type="float" office:value="558" calcext:value-type="float">
            <text:p>558</text:p>
          </table:table-cell>
          <table:table-cell table:style-name="ce23" table:formula="of:=[.I61]*[.$J$2]" office:value-type="float" office:value="55.8" calcext:value-type="float">
            <text:p>55.8</text:p>
          </table:table-cell>
          <table:table-cell table:style-name="ce23" table:formula="of:=[.J61]*[.$I$17]" office:value-type="float" office:value="135.93996" calcext:value-type="float">
            <text:p>135.93996</text:p>
          </table:table-cell>
          <table:table-cell table:formula="of:=[.H61]-[.K61]" office:value-type="float" office:value="11.072003" calcext:value-type="float">
            <text:p>11.072003</text:p>
          </table:table-cell>
          <table:table-cell table:formula="of:=[.L61]-[.$M$15]" office:value-type="float" office:value="8.05285555555555" calcext:value-type="float">
            <text:p>8.0528555556</text:p>
          </table:table-cell>
          <table:table-cell table:formula="of:=[.M61]/([.$L$51]*[.$I$18])" office:value-type="float" office:value="0.0161057111111111" calcext:value-type="float">
            <text:p>0.0161057111</text:p>
          </table:table-cell>
          <table:table-cell table:formula="of:=[.N61]/[.$C$6]" office:value-type="float" office:value="0.000000000135239609599774" calcext:value-type="float">
            <text:p>1.35239609599774E-010</text:p>
          </table:table-cell>
          <table:table-cell table:formula="of:=[.N61]/[.$B$6]" office:value-type="float" office:value="0.189335453439683" calcext:value-type="float">
            <text:p>0.189335453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146.556035333333" calcext:value-type="float">
            <text:p>146.5560353333</text:p>
          </table:table-cell>
          <table:table-cell table:style-name="ce23" table:formula="of:=AVERAGE([.I53:.I61])" office:value-type="float" office:value="556.888888888889" calcext:value-type="float">
            <text:p>556.8888888889</text:p>
          </table:table-cell>
          <table:table-cell table:style-name="ce23" table:formula="of:=AVERAGE([.J53:.J61])" office:value-type="float" office:value="55.6888888888889" calcext:value-type="float">
            <text:p>55.6888888889</text:p>
          </table:table-cell>
          <table:table-cell table:style-name="ce23" table:formula="of:=AVERAGE([.K53:.K61])" office:value-type="float" office:value="135.669271111111" calcext:value-type="float">
            <text:p>135.6692711111</text:p>
          </table:table-cell>
          <table:table-cell table:formula="of:=AVERAGE([.L53:.L61])" office:value-type="float" office:value="10.8867642222222" calcext:value-type="float">
            <text:p>10.8867642222</text:p>
          </table:table-cell>
          <table:table-cell table:formula="of:=AVERAGE([.M53:.M61])" office:value-type="float" office:value="7.86761677777779" calcext:value-type="float">
            <text:p>7.8676167778</text:p>
          </table:table-cell>
          <table:table-cell table:style-name="ce23" table:formula="of:=AVERAGE([.N53:.N61])" office:value-type="float" office:value="0.0157352335555556" calcext:value-type="float">
            <text:p>0.0157352336</text:p>
          </table:table-cell>
          <table:table-cell table:style-name="ce41" table:formula="of:=AVERAGE([.O53:.O61])" office:value-type="float" office:value="0.000000000132128710637713" calcext:value-type="float">
            <text:p>1.32128710637713E-010</text:p>
          </table:table-cell>
          <table:table-cell table:style-name="ce38" table:formula="of:=AVERAGE([.P53:.P61])" office:value-type="float" office:value="0.184980194892798" calcext:value-type="float">
            <text:p>0.1849801949</text:p>
          </table:table-cell>
          <table:table-cell table:formula="of:=[.O63]/[.$O$15]*100" office:value-type="float" office:value="106.740010034563" calcext:value-type="float">
            <text:p>106.740010034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53:.H61])" office:value-type="float" office:value="0.338827832586108" calcext:value-type="float">
            <text:p>0.3388278326</text:p>
          </table:table-cell>
          <table:table-cell table:style-name="ce24" table:formula="of:=STDEV([.I53:.I61])" office:value-type="float" office:value="0.927960727138337" calcext:value-type="float">
            <text:p>0.9279607271</text:p>
          </table:table-cell>
          <table:table-cell table:style-name="ce24" table:formula="of:=STDEV([.J53:.J61])" office:value-type="float" office:value="0.092796072713835" calcext:value-type="float">
            <text:p>0.0927960727</text:p>
          </table:table-cell>
          <table:table-cell table:style-name="ce24" table:formula="of:=STDEV([.K53:.K61])" office:value-type="float" office:value="0.226069792345443" calcext:value-type="float">
            <text:p>0.2260697923</text:p>
          </table:table-cell>
          <table:table-cell table:style-name="ce24" table:formula="of:=STDEV([.L53:.L61])" office:value-type="float" office:value="0.230868209763587" calcext:value-type="float">
            <text:p>0.2308682098</text:p>
          </table:table-cell>
          <table:table-cell table:style-name="ce24" table:formula="of:=STDEV([.M53:.M61])" office:value-type="float" office:value="0.230868209763586" calcext:value-type="float">
            <text:p>0.2308682098</text:p>
          </table:table-cell>
          <table:table-cell table:style-name="ce24" table:formula="of:=STDEV([.N53:.N61])" office:value-type="float" office:value="0.000461736419527173" calcext:value-type="float">
            <text:p>0.0004617364</text:p>
          </table:table-cell>
          <table:table-cell table:style-name="ce31" table:formula="of:=STDEV([.O53:.O61])" office:value-type="float" office:value="0.00000000000387719937878262" calcext:value-type="float">
            <text:p>3.87719937878262E-012</text:p>
          </table:table-cell>
          <table:table-cell table:style-name="ce39" table:formula="of:=STDEV([.P53:.P61])" office:value-type="float" office:value="0.00542807913029566" calcext:value-type="float">
            <text:p>0.0054280791</text:p>
          </table:table-cell>
          <table:table-cell table:formula="of:=[.O64]/[.O63]*100" office:value-type="float" office:value="2.93441096947779" calcext:value-type="float">
            <text:p>2.934410969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Iterations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075104" calcext:value-type="float">
            <text:p>110.075104</text:p>
          </table:table-cell>
          <table:table-cell office:value-type="float" office:value="419" calcext:value-type="float">
            <text:p>419</text:p>
          </table:table-cell>
          <table:table-cell table:formula="of:=[.I68]*[.$J$2]" office:value-type="float" office:value="41.9" calcext:value-type="float">
            <text:p>41.9</text:p>
          </table:table-cell>
          <table:table-cell table:formula="of:=[.J68]*[.$I$17]" office:value-type="float" office:value="102.07678" calcext:value-type="float">
            <text:p>102.07678</text:p>
          </table:table-cell>
          <table:table-cell table:formula="of:=[.H68]-[.K68]" office:value-type="float" office:value="7.99832399999998" calcext:value-type="float">
            <text:p>7.998324</text:p>
          </table:table-cell>
          <table:table-cell table:formula="of:=[.L68]-[.$M$15]" office:value-type="float" office:value="4.97917655555554" calcext:value-type="float">
            <text:p>4.9791765556</text:p>
          </table:table-cell>
          <table:table-cell table:formula="of:=[.M68]/([.$L$66]*[.$I$18])" office:value-type="float" office:value="0.00995835311111108" calcext:value-type="float">
            <text:p>0.0099583531</text:p>
          </table:table-cell>
          <table:table-cell table:formula="of:=[.N68]/[.$C$7]" office:value-type="float" office:value="0.000000000125313638240778" calcext:value-type="float">
            <text:p>1.25313638240778E-010</text:p>
          </table:table-cell>
          <table:table-cell table:formula="of:=[.N68]/[.$B$7]" office:value-type="float" office:value="0.175439093537089" calcext:value-type="float">
            <text:p>0.17543909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52079" calcext:value-type="float">
            <text:p>110.52079</text:p>
          </table:table-cell>
          <table:table-cell office:value-type="float" office:value="419" calcext:value-type="float">
            <text:p>419</text:p>
          </table:table-cell>
          <table:table-cell table:formula="of:=[.I69]*[.$J$2]" office:value-type="float" office:value="41.9" calcext:value-type="float">
            <text:p>41.9</text:p>
          </table:table-cell>
          <table:table-cell table:formula="of:=[.J69]*[.$I$17]" office:value-type="float" office:value="102.07678" calcext:value-type="float">
            <text:p>102.07678</text:p>
          </table:table-cell>
          <table:table-cell table:formula="of:=[.H69]-[.K69]" office:value-type="float" office:value="8.44400999999999" calcext:value-type="float">
            <text:p>8.44401</text:p>
          </table:table-cell>
          <table:table-cell table:formula="of:=[.L69]-[.$M$15]" office:value-type="float" office:value="5.42486255555555" calcext:value-type="float">
            <text:p>5.4248625556</text:p>
          </table:table-cell>
          <table:table-cell table:formula="of:=[.M69]/([.$L$66]*[.$I$18])" office:value-type="float" office:value="0.0108497251111111" calcext:value-type="float">
            <text:p>0.0108497251</text:p>
          </table:table-cell>
          <table:table-cell table:formula="of:=[.N69]/[.$C$7]" office:value-type="float" office:value="0.000000000136530459646853" calcext:value-type="float">
            <text:p>1.36530459646853E-010</text:p>
          </table:table-cell>
          <table:table-cell table:formula="of:=[.N69]/[.$B$7]" office:value-type="float" office:value="0.191142643505594" calcext:value-type="float">
            <text:p>0.19114264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948029" calcext:value-type="float">
            <text:p>110.948029</text:p>
          </table:table-cell>
          <table:table-cell office:value-type="float" office:value="422" calcext:value-type="float">
            <text:p>422</text:p>
          </table:table-cell>
          <table:table-cell table:formula="of:=[.I70]*[.$J$2]" office:value-type="float" office:value="42.2" calcext:value-type="float">
            <text:p>42.2</text:p>
          </table:table-cell>
          <table:table-cell table:formula="of:=[.J70]*[.$I$17]" office:value-type="float" office:value="102.80764" calcext:value-type="float">
            <text:p>102.80764</text:p>
          </table:table-cell>
          <table:table-cell table:formula="of:=[.H70]-[.K70]" office:value-type="float" office:value="8.140389" calcext:value-type="float">
            <text:p>8.140389</text:p>
          </table:table-cell>
          <table:table-cell table:formula="of:=[.L70]-[.$M$15]" office:value-type="float" office:value="5.12124155555556" calcext:value-type="float">
            <text:p>5.1212415556</text:p>
          </table:table-cell>
          <table:table-cell table:formula="of:=[.M70]/([.$L$66]*[.$I$18])" office:value-type="float" office:value="0.0102424831111111" calcext:value-type="float">
            <text:p>0.0102424831</text:p>
          </table:table-cell>
          <table:table-cell table:formula="of:=[.N70]/[.$C$7]" office:value-type="float" office:value="0.000000000128889065184981" calcext:value-type="float">
            <text:p>1.28889065184981E-010</text:p>
          </table:table-cell>
          <table:table-cell table:formula="of:=[.N70]/[.$B$7]" office:value-type="float" office:value="0.180444691258974" calcext:value-type="float">
            <text:p>0.18044469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053261" calcext:value-type="float">
            <text:p>110.053261</text:p>
          </table:table-cell>
          <table:table-cell office:value-type="float" office:value="420" calcext:value-type="float">
            <text:p>420</text:p>
          </table:table-cell>
          <table:table-cell table:formula="of:=[.I71]*[.$J$2]" office:value-type="float" office:value="42" calcext:value-type="float">
            <text:p>42</text:p>
          </table:table-cell>
          <table:table-cell table:formula="of:=[.J71]*[.$I$17]" office:value-type="float" office:value="102.3204" calcext:value-type="float">
            <text:p>102.3204</text:p>
          </table:table-cell>
          <table:table-cell table:formula="of:=[.H71]-[.K71]" office:value-type="float" office:value="7.73286100000001" calcext:value-type="float">
            <text:p>7.732861</text:p>
          </table:table-cell>
          <table:table-cell table:formula="of:=[.L71]-[.$M$15]" office:value-type="float" office:value="4.71371355555557" calcext:value-type="float">
            <text:p>4.7137135556</text:p>
          </table:table-cell>
          <table:table-cell table:formula="of:=[.M71]/([.$L$66]*[.$I$18])" office:value-type="float" office:value="0.00942742711111115" calcext:value-type="float">
            <text:p>0.0094274271</text:p>
          </table:table-cell>
          <table:table-cell table:formula="of:=[.N71]/[.$C$7]" office:value-type="float" office:value="0.00000000011863258687071" calcext:value-type="float">
            <text:p>1.1863258687071E-010</text:p>
          </table:table-cell>
          <table:table-cell table:formula="of:=[.N71]/[.$B$7]" office:value-type="float" office:value="0.166085621618993" calcext:value-type="float">
            <text:p>0.16608562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337006" calcext:value-type="float">
            <text:p>110.337006</text:p>
          </table:table-cell>
          <table:table-cell office:value-type="float" office:value="422" calcext:value-type="float">
            <text:p>422</text:p>
          </table:table-cell>
          <table:table-cell table:formula="of:=[.I72]*[.$J$2]" office:value-type="float" office:value="42.2" calcext:value-type="float">
            <text:p>42.2</text:p>
          </table:table-cell>
          <table:table-cell table:formula="of:=[.J72]*[.$I$17]" office:value-type="float" office:value="102.80764" calcext:value-type="float">
            <text:p>102.80764</text:p>
          </table:table-cell>
          <table:table-cell table:formula="of:=[.H72]-[.K72]" office:value-type="float" office:value="7.529366" calcext:value-type="float">
            <text:p>7.529366</text:p>
          </table:table-cell>
          <table:table-cell table:formula="of:=[.L72]-[.$M$15]" office:value-type="float" office:value="4.51021855555555" calcext:value-type="float">
            <text:p>4.5102185556</text:p>
          </table:table-cell>
          <table:table-cell table:formula="of:=[.M72]/([.$L$66]*[.$I$18])" office:value-type="float" office:value="0.00902043711111111" calcext:value-type="float">
            <text:p>0.0090204371</text:p>
          </table:table-cell>
          <table:table-cell table:formula="of:=[.N72]/[.$C$7]" office:value-type="float" office:value="0.000000000113511117782541" calcext:value-type="float">
            <text:p>1.13511117782541E-010</text:p>
          </table:table-cell>
          <table:table-cell table:formula="of:=[.N72]/[.$B$7]" office:value-type="float" office:value="0.158915564895558" calcext:value-type="float">
            <text:p>0.15891556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96933" calcext:value-type="float">
            <text:p>109.96933</text:p>
          </table:table-cell>
          <table:table-cell office:value-type="float" office:value="419" calcext:value-type="float">
            <text:p>419</text:p>
          </table:table-cell>
          <table:table-cell table:formula="of:=[.I73]*[.$J$2]" office:value-type="float" office:value="41.9" calcext:value-type="float">
            <text:p>41.9</text:p>
          </table:table-cell>
          <table:table-cell table:formula="of:=[.J73]*[.$I$17]" office:value-type="float" office:value="102.07678" calcext:value-type="float">
            <text:p>102.07678</text:p>
          </table:table-cell>
          <table:table-cell table:formula="of:=[.H73]-[.K73]" office:value-type="float" office:value="7.89254999999999" calcext:value-type="float">
            <text:p>7.89255</text:p>
          </table:table-cell>
          <table:table-cell table:formula="of:=[.L73]-[.$M$15]" office:value-type="float" office:value="4.87340255555554" calcext:value-type="float">
            <text:p>4.8734025556</text:p>
          </table:table-cell>
          <table:table-cell table:formula="of:=[.M73]/([.$L$66]*[.$I$18])" office:value-type="float" office:value="0.00974680511111109" calcext:value-type="float">
            <text:p>0.0097468051</text:p>
          </table:table-cell>
          <table:table-cell table:formula="of:=[.N73]/[.$C$7]" office:value-type="float" office:value="0.000000000122651566586281" calcext:value-type="float">
            <text:p>1.22651566586281E-010</text:p>
          </table:table-cell>
          <table:table-cell table:formula="of:=[.N73]/[.$B$7]" office:value-type="float" office:value="0.171712193220794" calcext:value-type="float">
            <text:p>0.17171219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339294" calcext:value-type="float">
            <text:p>110.339294</text:p>
          </table:table-cell>
          <table:table-cell office:value-type="float" office:value="419" calcext:value-type="float">
            <text:p>419</text:p>
          </table:table-cell>
          <table:table-cell table:formula="of:=[.I74]*[.$J$2]" office:value-type="float" office:value="41.9" calcext:value-type="float">
            <text:p>41.9</text:p>
          </table:table-cell>
          <table:table-cell table:formula="of:=[.J74]*[.$I$17]" office:value-type="float" office:value="102.07678" calcext:value-type="float">
            <text:p>102.07678</text:p>
          </table:table-cell>
          <table:table-cell table:formula="of:=[.H74]-[.K74]" office:value-type="float" office:value="8.26251399999998" calcext:value-type="float">
            <text:p>8.262514</text:p>
          </table:table-cell>
          <table:table-cell table:formula="of:=[.L74]-[.$M$15]" office:value-type="float" office:value="5.24336655555554" calcext:value-type="float">
            <text:p>5.2433665556</text:p>
          </table:table-cell>
          <table:table-cell table:formula="of:=[.M74]/([.$L$66]*[.$I$18])" office:value-type="float" office:value="0.0104867331111111" calcext:value-type="float">
            <text:p>0.0104867331</text:p>
          </table:table-cell>
          <table:table-cell table:formula="of:=[.N74]/[.$C$7]" office:value-type="float" office:value="0.000000000131962651329075" calcext:value-type="float">
            <text:p>1.31962651329075E-010</text:p>
          </table:table-cell>
          <table:table-cell table:formula="of:=[.N74]/[.$B$7]" office:value-type="float" office:value="0.184747711860705" calcext:value-type="float">
            <text:p>0.18474771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659157" calcext:value-type="float">
            <text:p>110.659157</text:p>
          </table:table-cell>
          <table:table-cell office:value-type="float" office:value="422" calcext:value-type="float">
            <text:p>422</text:p>
          </table:table-cell>
          <table:table-cell table:formula="of:=[.I75]*[.$J$2]" office:value-type="float" office:value="42.2" calcext:value-type="float">
            <text:p>42.2</text:p>
          </table:table-cell>
          <table:table-cell table:formula="of:=[.J75]*[.$I$17]" office:value-type="float" office:value="102.80764" calcext:value-type="float">
            <text:p>102.80764</text:p>
          </table:table-cell>
          <table:table-cell table:formula="of:=[.H75]-[.K75]" office:value-type="float" office:value="7.85151699999999" calcext:value-type="float">
            <text:p>7.851517</text:p>
          </table:table-cell>
          <table:table-cell table:formula="of:=[.L75]-[.$M$15]" office:value-type="float" office:value="4.83236955555555" calcext:value-type="float">
            <text:p>4.8323695556</text:p>
          </table:table-cell>
          <table:table-cell table:formula="of:=[.M75]/([.$L$66]*[.$I$18])" office:value-type="float" office:value="0.00966473911111109" calcext:value-type="float">
            <text:p>0.0096647391</text:p>
          </table:table-cell>
          <table:table-cell table:formula="of:=[.N75]/[.$C$7]" office:value-type="float" office:value="0.000000000121618866809408" calcext:value-type="float">
            <text:p>1.21618866809408E-010</text:p>
          </table:table-cell>
          <table:table-cell table:formula="of:=[.N75]/[.$B$7]" office:value-type="float" office:value="0.170266413533172" calcext:value-type="float">
            <text:p>0.17026641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198326" calcext:value-type="float">
            <text:p>110.198326</text:p>
          </table:table-cell>
          <table:table-cell table:style-name="ce23" office:value-type="float" office:value="419" calcext:value-type="float">
            <text:p>419</text:p>
          </table:table-cell>
          <table:table-cell table:style-name="ce23" table:formula="of:=[.I76]*[.$J$2]" office:value-type="float" office:value="41.9" calcext:value-type="float">
            <text:p>41.9</text:p>
          </table:table-cell>
          <table:table-cell table:style-name="ce23" table:formula="of:=[.J76]*[.$I$17]" office:value-type="float" office:value="102.07678" calcext:value-type="float">
            <text:p>102.07678</text:p>
          </table:table-cell>
          <table:table-cell table:formula="of:=[.H76]-[.K76]" office:value-type="float" office:value="8.12154599999998" calcext:value-type="float">
            <text:p>8.121546</text:p>
          </table:table-cell>
          <table:table-cell table:formula="of:=[.L76]-[.$M$15]" office:value-type="float" office:value="5.10239855555554" calcext:value-type="float">
            <text:p>5.1023985556</text:p>
          </table:table-cell>
          <table:table-cell table:formula="of:=[.M76]/([.$L$66]*[.$I$18])" office:value-type="float" office:value="0.0102047971111111" calcext:value-type="float">
            <text:p>0.0102047971</text:p>
          </table:table-cell>
          <table:table-cell table:formula="of:=[.N76]/[.$C$7]" office:value-type="float" office:value="0.000000000128414833179141" calcext:value-type="float">
            <text:p>1.28414833179141E-010</text:p>
          </table:table-cell>
          <table:table-cell table:formula="of:=[.N76]/[.$B$7]" office:value-type="float" office:value="0.179780766450798" calcext:value-type="float">
            <text:p>0.179780766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110.344477444444" calcext:value-type="float">
            <text:p>110.3444774444</text:p>
          </table:table-cell>
          <table:table-cell table:style-name="ce23" table:formula="of:=AVERAGE([.I68:.I76])" office:value-type="float" office:value="420.111111111111" calcext:value-type="float">
            <text:p>420.1111111111</text:p>
          </table:table-cell>
          <table:table-cell table:style-name="ce23" table:formula="of:=AVERAGE([.J68:.J76])" office:value-type="float" office:value="42.0111111111111" calcext:value-type="float">
            <text:p>42.0111111111</text:p>
          </table:table-cell>
          <table:table-cell table:style-name="ce23" table:formula="of:=AVERAGE([.K68:.K76])" office:value-type="float" office:value="102.347468888889" calcext:value-type="float">
            <text:p>102.3474688889</text:p>
          </table:table-cell>
          <table:table-cell table:formula="of:=AVERAGE([.L68:.L76])" office:value-type="float" office:value="7.99700855555555" calcext:value-type="float">
            <text:p>7.9970085556</text:p>
          </table:table-cell>
          <table:table-cell table:formula="of:=AVERAGE([.M68:.M76])" office:value-type="float" office:value="4.97786111111111" calcext:value-type="float">
            <text:p>4.9778611111</text:p>
          </table:table-cell>
          <table:table-cell table:style-name="ce23" table:formula="of:=AVERAGE([.N68:.N76])" office:value-type="float" office:value="0.00995572222222221" calcext:value-type="float">
            <text:p>0.0099557222</text:p>
          </table:table-cell>
          <table:table-cell table:style-name="ce30" table:formula="of:=AVERAGE([.O68:.O76])" office:value-type="float" office:value="0.000000000125280531736641" calcext:value-type="float">
            <text:p>1.25280531736641E-010</text:p>
          </table:table-cell>
          <table:table-cell table:style-name="ce38" table:formula="of:=AVERAGE([.P68:.P76])" office:value-type="float" office:value="0.175392744431297" calcext:value-type="float">
            <text:p>0.1753927444</text:p>
          </table:table-cell>
          <table:table-cell table:formula="of:=[.O78]/[.$O$15]*100" office:value-type="float" office:value="101.207717460974" calcext:value-type="float">
            <text:p>101.20771746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68:.H76])" office:value-type="float" office:value="0.318969322701304" calcext:value-type="float">
            <text:p>0.3189693227</text:p>
          </table:table-cell>
          <table:table-cell table:style-name="ce24" table:formula="of:=STDEV([.I68:.I76])" office:value-type="float" office:value="1.45296631451356" calcext:value-type="float">
            <text:p>1.4529663145</text:p>
          </table:table-cell>
          <table:table-cell table:style-name="ce24" table:formula="of:=STDEV([.J68:.J76])" office:value-type="float" office:value="0.145296631451354" calcext:value-type="float">
            <text:p>0.1452966315</text:p>
          </table:table-cell>
          <table:table-cell table:style-name="ce24" table:formula="of:=STDEV([.K68:.K76])" office:value-type="float" office:value="0.35397165354179" calcext:value-type="float">
            <text:p>0.3539716535</text:p>
          </table:table-cell>
          <table:table-cell table:style-name="ce24" table:formula="of:=STDEV([.L68:.L76])" office:value-type="float" office:value="0.279936502424256" calcext:value-type="float">
            <text:p>0.2799365024</text:p>
          </table:table-cell>
          <table:table-cell table:style-name="ce24" table:formula="of:=STDEV([.M68:.M76])" office:value-type="float" office:value="0.279936502424256" calcext:value-type="float">
            <text:p>0.2799365024</text:p>
          </table:table-cell>
          <table:table-cell table:style-name="ce24" table:formula="of:=STDEV([.N68:.N76])" office:value-type="float" office:value="0.000559873004848512" calcext:value-type="float">
            <text:p>0.000559873</text:p>
          </table:table-cell>
          <table:table-cell table:style-name="ce31" table:formula="of:=STDEV([.O68:.O76])" office:value-type="float" office:value="0.00000000000704531385938532" calcext:value-type="float">
            <text:p>7.04531385938532E-012</text:p>
          </table:table-cell>
          <table:table-cell table:style-name="ce39" table:formula="of:=STDEV([.P68:.P76])" office:value-type="float" office:value="0.00986343940313944" calcext:value-type="float">
            <text:p>0.0098634394</text:p>
          </table:table-cell>
          <table:table-cell table:formula="of:=[.O79]/[.O78]*100" office:value-type="float" office:value="5.62363023346329" calcext:value-type="float">
            <text:p>5.623630233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7.313675" calcext:value-type="float">
            <text:p>167.313675</text:p>
          </table:table-cell>
          <table:table-cell office:value-type="float" office:value="640" calcext:value-type="float">
            <text:p>640</text:p>
          </table:table-cell>
          <table:table-cell table:formula="of:=[.I83]*[.$J$2]" office:value-type="float" office:value="64" calcext:value-type="float">
            <text:p>64</text:p>
          </table:table-cell>
          <table:table-cell table:formula="of:=[.J83]*[.$I$17]" office:value-type="float" office:value="155.9168" calcext:value-type="float">
            <text:p>155.9168</text:p>
          </table:table-cell>
          <table:table-cell table:formula="of:=[.H83]-[.K83]" office:value-type="float" office:value="11.396875" calcext:value-type="float">
            <text:p>11.396875</text:p>
          </table:table-cell>
          <table:table-cell table:formula="of:=[.L83]-[.$M$15]" office:value-type="float" office:value="8.37772755555555" calcext:value-type="float">
            <text:p>8.3777275556</text:p>
          </table:table-cell>
          <table:table-cell table:formula="of:=[.M83]/([.$L$81]*[.$I$18])" office:value-type="float" office:value="0.00209443188888889" calcext:value-type="float">
            <text:p>0.0020944319</text:p>
          </table:table-cell>
          <table:table-cell table:formula="of:=[.N83]/[.$C$8]" office:value-type="float" office:value="0.000000000112732114647773" calcext:value-type="float">
            <text:p>1.12732114647773E-010</text:p>
          </table:table-cell>
          <table:table-cell table:formula="of:=[.N83]/[.$B$8]" office:value-type="float" office:value="0.157824960506883" calcext:value-type="float">
            <text:p>0.15782496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6.95517" calcext:value-type="float">
            <text:p>166.95517</text:p>
          </table:table-cell>
          <table:table-cell office:value-type="float" office:value="641" calcext:value-type="float">
            <text:p>641</text:p>
          </table:table-cell>
          <table:table-cell table:formula="of:=[.I84]*[.$J$2]" office:value-type="float" office:value="64.1" calcext:value-type="float">
            <text:p>64.1</text:p>
          </table:table-cell>
          <table:table-cell table:formula="of:=[.J84]*[.$I$17]" office:value-type="float" office:value="156.16042" calcext:value-type="float">
            <text:p>156.16042</text:p>
          </table:table-cell>
          <table:table-cell table:formula="of:=[.H84]-[.K84]" office:value-type="float" office:value="10.79475" calcext:value-type="float">
            <text:p>10.79475</text:p>
          </table:table-cell>
          <table:table-cell table:formula="of:=[.L84]-[.$M$15]" office:value-type="float" office:value="7.77560255555555" calcext:value-type="float">
            <text:p>7.7756025556</text:p>
          </table:table-cell>
          <table:table-cell table:formula="of:=[.M84]/([.$L$81]*[.$I$18])" office:value-type="float" office:value="0.00194390063888889" calcext:value-type="float">
            <text:p>0.0019439006</text:p>
          </table:table-cell>
          <table:table-cell table:formula="of:=[.N84]/[.$C$8]" office:value-type="float" office:value="0.000000000104629819116896" calcext:value-type="float">
            <text:p>1.04629819116896E-010</text:p>
          </table:table-cell>
          <table:table-cell table:formula="of:=[.N84]/[.$B$8]" office:value-type="float" office:value="0.146481746763654" calcext:value-type="float">
            <text:p>0.14648174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6.507599" calcext:value-type="float">
            <text:p>166.507599</text:p>
          </table:table-cell>
          <table:table-cell office:value-type="float" office:value="640" calcext:value-type="float">
            <text:p>640</text:p>
          </table:table-cell>
          <table:table-cell table:formula="of:=[.I85]*[.$J$2]" office:value-type="float" office:value="64" calcext:value-type="float">
            <text:p>64</text:p>
          </table:table-cell>
          <table:table-cell table:formula="of:=[.J85]*[.$I$17]" office:value-type="float" office:value="155.9168" calcext:value-type="float">
            <text:p>155.9168</text:p>
          </table:table-cell>
          <table:table-cell table:formula="of:=[.H85]-[.K85]" office:value-type="float" office:value="10.590799" calcext:value-type="float">
            <text:p>10.590799</text:p>
          </table:table-cell>
          <table:table-cell table:formula="of:=[.L85]-[.$M$15]" office:value-type="float" office:value="7.57165155555556" calcext:value-type="float">
            <text:p>7.5716515556</text:p>
          </table:table-cell>
          <table:table-cell table:formula="of:=[.M85]/([.$L$81]*[.$I$18])" office:value-type="float" office:value="0.00189291288888889" calcext:value-type="float">
            <text:p>0.0018929129</text:p>
          </table:table-cell>
          <table:table-cell table:formula="of:=[.N85]/[.$C$8]" office:value-type="float" office:value="0.000000000101885420070488" calcext:value-type="float">
            <text:p>1.01885420070488E-010</text:p>
          </table:table-cell>
          <table:table-cell table:formula="of:=[.N85]/[.$B$8]" office:value-type="float" office:value="0.142639588098684" calcext:value-type="float">
            <text:p>0.14263958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7.126892" calcext:value-type="float">
            <text:p>167.126892</text:p>
          </table:table-cell>
          <table:table-cell office:value-type="float" office:value="640" calcext:value-type="float">
            <text:p>640</text:p>
          </table:table-cell>
          <table:table-cell table:formula="of:=[.I86]*[.$J$2]" office:value-type="float" office:value="64" calcext:value-type="float">
            <text:p>64</text:p>
          </table:table-cell>
          <table:table-cell table:formula="of:=[.J86]*[.$I$17]" office:value-type="float" office:value="155.9168" calcext:value-type="float">
            <text:p>155.9168</text:p>
          </table:table-cell>
          <table:table-cell table:formula="of:=[.H86]-[.K86]" office:value-type="float" office:value="11.210092" calcext:value-type="float">
            <text:p>11.210092</text:p>
          </table:table-cell>
          <table:table-cell table:formula="of:=[.L86]-[.$M$15]" office:value-type="float" office:value="8.19094455555556" calcext:value-type="float">
            <text:p>8.1909445556</text:p>
          </table:table-cell>
          <table:table-cell table:formula="of:=[.M86]/([.$L$81]*[.$I$18])" office:value-type="float" office:value="0.00204773613888889" calcext:value-type="float">
            <text:p>0.0020477361</text:p>
          </table:table-cell>
          <table:table-cell table:formula="of:=[.N86]/[.$C$8]" office:value-type="float" office:value="0.00000000011021873110425" calcext:value-type="float">
            <text:p>1.1021873110425E-010</text:p>
          </table:table-cell>
          <table:table-cell table:formula="of:=[.N86]/[.$B$8]" office:value-type="float" office:value="0.15430622354595" calcext:value-type="float">
            <text:p>0.15430622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6.606171" calcext:value-type="float">
            <text:p>166.606171</text:p>
          </table:table-cell>
          <table:table-cell office:value-type="float" office:value="639" calcext:value-type="float">
            <text:p>639</text:p>
          </table:table-cell>
          <table:table-cell table:formula="of:=[.I87]*[.$J$2]" office:value-type="float" office:value="63.9" calcext:value-type="float">
            <text:p>63.9</text:p>
          </table:table-cell>
          <table:table-cell table:formula="of:=[.J87]*[.$I$17]" office:value-type="float" office:value="155.67318" calcext:value-type="float">
            <text:p>155.67318</text:p>
          </table:table-cell>
          <table:table-cell table:formula="of:=[.H87]-[.K87]" office:value-type="float" office:value="10.932991" calcext:value-type="float">
            <text:p>10.932991</text:p>
          </table:table-cell>
          <table:table-cell table:formula="of:=[.L87]-[.$M$15]" office:value-type="float" office:value="7.91384355555555" calcext:value-type="float">
            <text:p>7.9138435556</text:p>
          </table:table-cell>
          <table:table-cell table:formula="of:=[.M87]/([.$L$81]*[.$I$18])" office:value-type="float" office:value="0.00197846088888889" calcext:value-type="float">
            <text:p>0.0019784609</text:p>
          </table:table-cell>
          <table:table-cell table:formula="of:=[.N87]/[.$C$8]" office:value-type="float" office:value="0.000000000106490013323222" calcext:value-type="float">
            <text:p>1.06490013323222E-010</text:p>
          </table:table-cell>
          <table:table-cell table:formula="of:=[.N87]/[.$B$8]" office:value-type="float" office:value="0.14908601865251" calcext:value-type="float">
            <text:p>0.14908601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5.86554" calcext:value-type="float">
            <text:p>165.86554</text:p>
          </table:table-cell>
          <table:table-cell office:value-type="float" office:value="639" calcext:value-type="float">
            <text:p>639</text:p>
          </table:table-cell>
          <table:table-cell table:formula="of:=[.I88]*[.$J$2]" office:value-type="float" office:value="63.9" calcext:value-type="float">
            <text:p>63.9</text:p>
          </table:table-cell>
          <table:table-cell table:formula="of:=[.J88]*[.$I$17]" office:value-type="float" office:value="155.67318" calcext:value-type="float">
            <text:p>155.67318</text:p>
          </table:table-cell>
          <table:table-cell table:formula="of:=[.H88]-[.K88]" office:value-type="float" office:value="10.19236" calcext:value-type="float">
            <text:p>10.19236</text:p>
          </table:table-cell>
          <table:table-cell table:formula="of:=[.L88]-[.$M$15]" office:value-type="float" office:value="7.17321255555557" calcext:value-type="float">
            <text:p>7.1732125556</text:p>
          </table:table-cell>
          <table:table-cell table:formula="of:=[.M88]/([.$L$81]*[.$I$18])" office:value-type="float" office:value="0.00179330313888889" calcext:value-type="float">
            <text:p>0.0017933031</text:p>
          </table:table-cell>
          <table:table-cell table:formula="of:=[.N88]/[.$C$8]" office:value-type="float" office:value="0.0000000000965239577013333" calcext:value-type="float">
            <text:p>9.65239577013333E-011</text:p>
          </table:table-cell>
          <table:table-cell table:formula="of:=[.N88]/[.$B$8]" office:value-type="float" office:value="0.135133540781867" calcext:value-type="float">
            <text:p>0.13513354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6.726257" calcext:value-type="float">
            <text:p>166.726257</text:p>
          </table:table-cell>
          <table:table-cell office:value-type="float" office:value="640" calcext:value-type="float">
            <text:p>640</text:p>
          </table:table-cell>
          <table:table-cell table:formula="of:=[.I89]*[.$J$2]" office:value-type="float" office:value="64" calcext:value-type="float">
            <text:p>64</text:p>
          </table:table-cell>
          <table:table-cell table:formula="of:=[.J89]*[.$I$17]" office:value-type="float" office:value="155.9168" calcext:value-type="float">
            <text:p>155.9168</text:p>
          </table:table-cell>
          <table:table-cell table:formula="of:=[.H89]-[.K89]" office:value-type="float" office:value="10.809457" calcext:value-type="float">
            <text:p>10.809457</text:p>
          </table:table-cell>
          <table:table-cell table:formula="of:=[.L89]-[.$M$15]" office:value-type="float" office:value="7.79030955555557" calcext:value-type="float">
            <text:p>7.7903095556</text:p>
          </table:table-cell>
          <table:table-cell table:formula="of:=[.M89]/([.$L$81]*[.$I$18])" office:value-type="float" office:value="0.00194757738888889" calcext:value-type="float">
            <text:p>0.0019475774</text:p>
          </table:table-cell>
          <table:table-cell table:formula="of:=[.N89]/[.$C$8]" office:value-type="float" office:value="0.000000000104827718988804" calcext:value-type="float">
            <text:p>1.04827718988804E-010</text:p>
          </table:table-cell>
          <table:table-cell table:formula="of:=[.N89]/[.$B$8]" office:value-type="float" office:value="0.146758806584325" calcext:value-type="float">
            <text:p>0.14675880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6.315674" calcext:value-type="float">
            <text:p>166.315674</text:p>
          </table:table-cell>
          <table:table-cell office:value-type="float" office:value="639" calcext:value-type="float">
            <text:p>639</text:p>
          </table:table-cell>
          <table:table-cell table:formula="of:=[.I90]*[.$J$2]" office:value-type="float" office:value="63.9" calcext:value-type="float">
            <text:p>63.9</text:p>
          </table:table-cell>
          <table:table-cell table:formula="of:=[.J90]*[.$I$17]" office:value-type="float" office:value="155.67318" calcext:value-type="float">
            <text:p>155.67318</text:p>
          </table:table-cell>
          <table:table-cell table:formula="of:=[.H90]-[.K90]" office:value-type="float" office:value="10.642494" calcext:value-type="float">
            <text:p>10.642494</text:p>
          </table:table-cell>
          <table:table-cell table:formula="of:=[.L90]-[.$M$15]" office:value-type="float" office:value="7.62334655555556" calcext:value-type="float">
            <text:p>7.6233465556</text:p>
          </table:table-cell>
          <table:table-cell table:formula="of:=[.M90]/([.$L$81]*[.$I$18])" office:value-type="float" office:value="0.00190583663888889" calcext:value-type="float">
            <text:p>0.0019058366</text:p>
          </table:table-cell>
          <table:table-cell table:formula="of:=[.N90]/[.$C$8]" office:value-type="float" office:value="0.000000000102581036707347" calcext:value-type="float">
            <text:p>1.02581036707347E-010</text:p>
          </table:table-cell>
          <table:table-cell table:formula="of:=[.N90]/[.$B$8]" office:value-type="float" office:value="0.143613451390286" calcext:value-type="float">
            <text:p>0.14361345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6.463867" calcext:value-type="float">
            <text:p>166.463867</text:p>
          </table:table-cell>
          <table:table-cell table:style-name="ce23" office:value-type="float" office:value="639" calcext:value-type="float">
            <text:p>639</text:p>
          </table:table-cell>
          <table:table-cell table:style-name="ce23" table:formula="of:=[.I91]*[.$J$2]" office:value-type="float" office:value="63.9" calcext:value-type="float">
            <text:p>63.9</text:p>
          </table:table-cell>
          <table:table-cell table:style-name="ce23" table:formula="of:=[.J91]*[.$I$17]" office:value-type="float" office:value="155.67318" calcext:value-type="float">
            <text:p>155.67318</text:p>
          </table:table-cell>
          <table:table-cell table:formula="of:=[.H91]-[.K91]" office:value-type="float" office:value="10.790687" calcext:value-type="float">
            <text:p>10.790687</text:p>
          </table:table-cell>
          <table:table-cell table:formula="of:=[.L91]-[.$M$15]" office:value-type="float" office:value="7.77153955555555" calcext:value-type="float">
            <text:p>7.7715395556</text:p>
          </table:table-cell>
          <table:table-cell table:formula="of:=[.M91]/([.$L$81]*[.$I$18])" office:value-type="float" office:value="0.00194288488888889" calcext:value-type="float">
            <text:p>0.0019428849</text:p>
          </table:table-cell>
          <table:table-cell table:formula="of:=[.N91]/[.$C$8]" office:value-type="float" office:value="0.000000000104575146703789" calcext:value-type="float">
            <text:p>1.04575146703789E-010</text:p>
          </table:table-cell>
          <table:table-cell table:formula="of:=[.N91]/[.$B$8]" office:value-type="float" office:value="0.146405205385304" calcext:value-type="float">
            <text:p>0.146405205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166.653427222222" calcext:value-type="float">
            <text:p>166.6534272222</text:p>
          </table:table-cell>
          <table:table-cell table:style-name="ce23" table:formula="of:=AVERAGE([.I83:.I91])" office:value-type="float" office:value="639.666666666667" calcext:value-type="float">
            <text:p>639.6666666667</text:p>
          </table:table-cell>
          <table:table-cell table:style-name="ce23" table:formula="of:=AVERAGE([.J83:.J91])" office:value-type="float" office:value="63.9666666666667" calcext:value-type="float">
            <text:p>63.9666666667</text:p>
          </table:table-cell>
          <table:table-cell table:style-name="ce23" table:formula="of:=AVERAGE([.K83:.K91])" office:value-type="float" office:value="155.835593333333" calcext:value-type="float">
            <text:p>155.8355933333</text:p>
          </table:table-cell>
          <table:table-cell table:formula="of:=AVERAGE([.L83:.L91])" office:value-type="float" office:value="10.8178338888889" calcext:value-type="float">
            <text:p>10.8178338889</text:p>
          </table:table-cell>
          <table:table-cell table:formula="of:=AVERAGE([.M83:.M91])" office:value-type="float" office:value="7.79868644444445" calcext:value-type="float">
            <text:p>7.7986864444</text:p>
          </table:table-cell>
          <table:table-cell table:style-name="ce23" table:formula="of:=AVERAGE([.N83:.N91])" office:value-type="float" office:value="0.00194967161111111" calcext:value-type="float">
            <text:p>0.0019496716</text:p>
          </table:table-cell>
          <table:table-cell table:style-name="ce41" table:formula="of:=AVERAGE([.O83:.O91])" office:value-type="float" office:value="0.000000000104940439818211" calcext:value-type="float">
            <text:p>1.04940439818211E-010</text:p>
          </table:table-cell>
          <table:table-cell table:style-name="ce38" table:formula="of:=AVERAGE([.P83:.P91])" office:value-type="float" office:value="0.146916615745496" calcext:value-type="float">
            <text:p>0.1469166157</text:p>
          </table:table-cell>
          <table:table-cell table:formula="of:=[.O93]/[.$O$15]*100" office:value-type="float" office:value="84.7760001983265" calcext:value-type="float">
            <text:p>84.776000198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83:.H91])" office:value-type="float" office:value="0.440273284048603" calcext:value-type="float">
            <text:p>0.440273284</text:p>
          </table:table-cell>
          <table:table-cell table:style-name="ce24" table:formula="of:=STDEV([.I83:.I91])" office:value-type="float" office:value="0.707106781186548" calcext:value-type="float">
            <text:p>0.7071067812</text:p>
          </table:table-cell>
          <table:table-cell table:style-name="ce24" table:formula="of:=STDEV([.J83:.J91])" office:value-type="float" office:value="0.0707106781186541" calcext:value-type="float">
            <text:p>0.0707106781</text:p>
          </table:table-cell>
          <table:table-cell table:style-name="ce24" table:formula="of:=STDEV([.K83:.K91])" office:value-type="float" office:value="0.172265354032668" calcext:value-type="float">
            <text:p>0.172265354</text:p>
          </table:table-cell>
          <table:table-cell table:style-name="ce24" table:formula="of:=STDEV([.L83:.L91])" office:value-type="float" office:value="0.349510852690741" calcext:value-type="float">
            <text:p>0.3495108527</text:p>
          </table:table-cell>
          <table:table-cell table:style-name="ce24" table:formula="of:=STDEV([.M83:.M91])" office:value-type="float" office:value="0.349510852690741" calcext:value-type="float">
            <text:p>0.3495108527</text:p>
          </table:table-cell>
          <table:table-cell table:style-name="ce24" table:formula="of:=STDEV([.N83:.N91])" office:value-type="float" office:value="0.0000873777131726852" calcext:value-type="float">
            <text:p>8.73777131726852E-005</text:p>
          </table:table-cell>
          <table:table-cell table:style-name="ce31" table:formula="of:=STDEV([.O83:.O91])" office:value-type="float" office:value="0.0000000000047030769686519" calcext:value-type="float">
            <text:p>4.7030769686519E-012</text:p>
          </table:table-cell>
          <table:table-cell table:style-name="ce39" table:formula="of:=STDEV([.P83:.P91])" office:value-type="float" office:value="0.00658430775611265" calcext:value-type="float">
            <text:p>0.0065843078</text:p>
          </table:table-cell>
          <table:table-cell table:formula="of:=[.O94]/[.O93]*100" office:value-type="float" office:value="4.48166310032534" calcext:value-type="float">
            <text:p>4.4816631003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567223" calcext:value-type="float">
            <text:p>110.567223</text:p>
          </table:table-cell>
          <table:table-cell table:style-name="ce25" office:value-type="float" office:value="418" calcext:value-type="float">
            <text:p>418</text:p>
          </table:table-cell>
          <table:table-cell table:formula="of:=[.I98]*[.$J$2]" office:value-type="float" office:value="41.8" calcext:value-type="float">
            <text:p>41.8</text:p>
          </table:table-cell>
          <table:table-cell table:formula="of:=[.J98]*[.$I$17]" office:value-type="float" office:value="101.83316" calcext:value-type="float">
            <text:p>101.83316</text:p>
          </table:table-cell>
          <table:table-cell table:formula="of:=[.H98]-[.K98]" office:value-type="float" office:value="8.73406299999999" calcext:value-type="float">
            <text:p>8.734063</text:p>
          </table:table-cell>
          <table:table-cell table:formula="of:=[.L98]-[.$M$15]" office:value-type="float" office:value="5.71491555555555" calcext:value-type="float">
            <text:p>5.7149155556</text:p>
          </table:table-cell>
          <table:table-cell table:formula="of:=[.M98]/([.$L$96]*[.$I$18])" office:value-type="float" office:value="0.00142872888888889" calcext:value-type="float">
            <text:p>0.0014287289</text:p>
          </table:table-cell>
          <table:table-cell table:formula="of:=[.N98]/[.$C$9]" office:value-type="float" office:value="0.000000000149029978209647" calcext:value-type="float">
            <text:p>1.49029978209647E-010</text:p>
          </table:table-cell>
          <table:table-cell table:formula="of:=[.N98]/[.$B$9]" office:value-type="float" office:value="0.208641969493505" calcext:value-type="float">
            <text:p>0.20864196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91452" calcext:value-type="float">
            <text:p>109.91452</text:p>
          </table:table-cell>
          <table:table-cell office:value-type="float" office:value="416" calcext:value-type="float">
            <text:p>416</text:p>
          </table:table-cell>
          <table:table-cell table:formula="of:=[.I99]*[.$J$2]" office:value-type="float" office:value="41.6" calcext:value-type="float">
            <text:p>41.6</text:p>
          </table:table-cell>
          <table:table-cell table:formula="of:=[.J99]*[.$I$17]" office:value-type="float" office:value="101.34592" calcext:value-type="float">
            <text:p>101.34592</text:p>
          </table:table-cell>
          <table:table-cell table:formula="of:=[.H99]-[.K99]" office:value-type="float" office:value="8.56859999999999" calcext:value-type="float">
            <text:p>8.5686</text:p>
          </table:table-cell>
          <table:table-cell table:formula="of:=[.L99]-[.$M$15]" office:value-type="float" office:value="5.54945255555555" calcext:value-type="float">
            <text:p>5.5494525556</text:p>
          </table:table-cell>
          <table:table-cell table:formula="of:=[.M99]/([.$L$96]*[.$I$18])" office:value-type="float" office:value="0.00138736313888889" calcext:value-type="float">
            <text:p>0.0013873631</text:p>
          </table:table-cell>
          <table:table-cell table:formula="of:=[.N99]/[.$C$9]" office:value-type="float" office:value="0.000000000144715138026132" calcext:value-type="float">
            <text:p>1.44715138026132E-010</text:p>
          </table:table-cell>
          <table:table-cell table:formula="of:=[.N99]/[.$B$9]" office:value-type="float" office:value="0.202601193236585" calcext:value-type="float">
            <text:p>0.20260119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622925" calcext:value-type="float">
            <text:p>110.622925</text:p>
          </table:table-cell>
          <table:table-cell office:value-type="float" office:value="416" calcext:value-type="float">
            <text:p>416</text:p>
          </table:table-cell>
          <table:table-cell table:formula="of:=[.I100]*[.$J$2]" office:value-type="float" office:value="41.6" calcext:value-type="float">
            <text:p>41.6</text:p>
          </table:table-cell>
          <table:table-cell table:formula="of:=[.J100]*[.$I$17]" office:value-type="float" office:value="101.34592" calcext:value-type="float">
            <text:p>101.34592</text:p>
          </table:table-cell>
          <table:table-cell table:formula="of:=[.H100]-[.K100]" office:value-type="float" office:value="9.27700499999999" calcext:value-type="float">
            <text:p>9.277005</text:p>
          </table:table-cell>
          <table:table-cell table:formula="of:=[.L100]-[.$M$15]" office:value-type="float" office:value="6.25785755555555" calcext:value-type="float">
            <text:p>6.2578575556</text:p>
          </table:table-cell>
          <table:table-cell table:formula="of:=[.M100]/([.$L$96]*[.$I$18])" office:value-type="float" office:value="0.00156446438888889" calcext:value-type="float">
            <text:p>0.0015644644</text:p>
          </table:table-cell>
          <table:table-cell table:formula="of:=[.N100]/[.$C$9]" office:value-type="float" office:value="0.000000000163188478653357" calcext:value-type="float">
            <text:p>1.63188478653357E-010</text:p>
          </table:table-cell>
          <table:table-cell table:formula="of:=[.N100]/[.$B$9]" office:value-type="float" office:value="0.2284638701147" calcext:value-type="float">
            <text:p>0.22846387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504852" calcext:value-type="float">
            <text:p>109.504852</text:p>
          </table:table-cell>
          <table:table-cell office:value-type="float" office:value="417" calcext:value-type="float">
            <text:p>417</text:p>
          </table:table-cell>
          <table:table-cell table:formula="of:=[.I101]*[.$J$2]" office:value-type="float" office:value="41.7" calcext:value-type="float">
            <text:p>41.7</text:p>
          </table:table-cell>
          <table:table-cell table:formula="of:=[.J101]*[.$I$17]" office:value-type="float" office:value="101.58954" calcext:value-type="float">
            <text:p>101.58954</text:p>
          </table:table-cell>
          <table:table-cell table:formula="of:=[.H101]-[.K101]" office:value-type="float" office:value="7.915312" calcext:value-type="float">
            <text:p>7.915312</text:p>
          </table:table-cell>
          <table:table-cell table:formula="of:=[.L101]-[.$M$15]" office:value-type="float" office:value="4.89616455555556" calcext:value-type="float">
            <text:p>4.8961645556</text:p>
          </table:table-cell>
          <table:table-cell table:formula="of:=[.M101]/([.$L$96]*[.$I$18])" office:value-type="float" office:value="0.00122404113888889" calcext:value-type="float">
            <text:p>0.0012240411</text:p>
          </table:table-cell>
          <table:table-cell table:formula="of:=[.N101]/[.$C$9]" office:value-type="float" office:value="0.000000000127679103904862" calcext:value-type="float">
            <text:p>1.27679103904862E-010</text:p>
          </table:table-cell>
          <table:table-cell table:formula="of:=[.N101]/[.$B$9]" office:value-type="float" office:value="0.178750745466807" calcext:value-type="float">
            <text:p>0.17875074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035721" calcext:value-type="float">
            <text:p>110.035721</text:p>
          </table:table-cell>
          <table:table-cell office:value-type="float" office:value="417" calcext:value-type="float">
            <text:p>417</text:p>
          </table:table-cell>
          <table:table-cell table:formula="of:=[.I102]*[.$J$2]" office:value-type="float" office:value="41.7" calcext:value-type="float">
            <text:p>41.7</text:p>
          </table:table-cell>
          <table:table-cell table:formula="of:=[.J102]*[.$I$17]" office:value-type="float" office:value="101.58954" calcext:value-type="float">
            <text:p>101.58954</text:p>
          </table:table-cell>
          <table:table-cell table:formula="of:=[.H102]-[.K102]" office:value-type="float" office:value="8.446181" calcext:value-type="float">
            <text:p>8.446181</text:p>
          </table:table-cell>
          <table:table-cell table:formula="of:=[.L102]-[.$M$15]" office:value-type="float" office:value="5.42703355555555" calcext:value-type="float">
            <text:p>5.4270335556</text:p>
          </table:table-cell>
          <table:table-cell table:formula="of:=[.M102]/([.$L$96]*[.$I$18])" office:value-type="float" office:value="0.00135675838888889" calcext:value-type="float">
            <text:p>0.0013567584</text:p>
          </table:table-cell>
          <table:table-cell table:formula="of:=[.N102]/[.$C$9]" office:value-type="float" office:value="0.000000000141522772237855" calcext:value-type="float">
            <text:p>1.41522772237855E-010</text:p>
          </table:table-cell>
          <table:table-cell table:formula="of:=[.N102]/[.$B$9]" office:value-type="float" office:value="0.198131881132997" calcext:value-type="float">
            <text:p>0.19813188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680336" calcext:value-type="float">
            <text:p>109.680336</text:p>
          </table:table-cell>
          <table:table-cell office:value-type="float" office:value="417" calcext:value-type="float">
            <text:p>417</text:p>
          </table:table-cell>
          <table:table-cell table:formula="of:=[.I103]*[.$J$2]" office:value-type="float" office:value="41.7" calcext:value-type="float">
            <text:p>41.7</text:p>
          </table:table-cell>
          <table:table-cell table:formula="of:=[.J103]*[.$I$17]" office:value-type="float" office:value="101.58954" calcext:value-type="float">
            <text:p>101.58954</text:p>
          </table:table-cell>
          <table:table-cell table:formula="of:=[.H103]-[.K103]" office:value-type="float" office:value="8.090796" calcext:value-type="float">
            <text:p>8.090796</text:p>
          </table:table-cell>
          <table:table-cell table:formula="of:=[.L103]-[.$M$15]" office:value-type="float" office:value="5.07164855555556" calcext:value-type="float">
            <text:p>5.0716485556</text:p>
          </table:table-cell>
          <table:table-cell table:formula="of:=[.M103]/([.$L$96]*[.$I$18])" office:value-type="float" office:value="0.00126791213888889" calcext:value-type="float">
            <text:p>0.0012679121</text:p>
          </table:table-cell>
          <table:table-cell table:formula="of:=[.N103]/[.$C$9]" office:value-type="float" office:value="0.000000000132255265431994" calcext:value-type="float">
            <text:p>1.32255265431994E-010</text:p>
          </table:table-cell>
          <table:table-cell table:formula="of:=[.N103]/[.$B$9]" office:value-type="float" office:value="0.185157371604791" calcext:value-type="float">
            <text:p>0.18515737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266602" calcext:value-type="float">
            <text:p>110.266602</text:p>
          </table:table-cell>
          <table:table-cell office:value-type="float" office:value="417" calcext:value-type="float">
            <text:p>417</text:p>
          </table:table-cell>
          <table:table-cell table:formula="of:=[.I104]*[.$J$2]" office:value-type="float" office:value="41.7" calcext:value-type="float">
            <text:p>41.7</text:p>
          </table:table-cell>
          <table:table-cell table:formula="of:=[.J104]*[.$I$17]" office:value-type="float" office:value="101.58954" calcext:value-type="float">
            <text:p>101.58954</text:p>
          </table:table-cell>
          <table:table-cell table:formula="of:=[.H104]-[.K104]" office:value-type="float" office:value="8.67706200000001" calcext:value-type="float">
            <text:p>8.677062</text:p>
          </table:table-cell>
          <table:table-cell table:formula="of:=[.L104]-[.$M$15]" office:value-type="float" office:value="5.65791455555557" calcext:value-type="float">
            <text:p>5.6579145556</text:p>
          </table:table-cell>
          <table:table-cell table:formula="of:=[.M104]/([.$L$96]*[.$I$18])" office:value-type="float" office:value="0.00141447863888889" calcext:value-type="float">
            <text:p>0.0014144786</text:p>
          </table:table-cell>
          <table:table-cell table:formula="of:=[.N104]/[.$C$9]" office:value-type="float" office:value="0.000000000147543541935069" calcext:value-type="float">
            <text:p>1.47543541935069E-010</text:p>
          </table:table-cell>
          <table:table-cell table:formula="of:=[.N104]/[.$B$9]" office:value-type="float" office:value="0.206560958709096" calcext:value-type="float">
            <text:p>0.20656095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580696" calcext:value-type="float">
            <text:p>110.580696</text:p>
          </table:table-cell>
          <table:table-cell office:value-type="float" office:value="416" calcext:value-type="float">
            <text:p>416</text:p>
          </table:table-cell>
          <table:table-cell table:formula="of:=[.I105]*[.$J$2]" office:value-type="float" office:value="41.6" calcext:value-type="float">
            <text:p>41.6</text:p>
          </table:table-cell>
          <table:table-cell table:formula="of:=[.J105]*[.$I$17]" office:value-type="float" office:value="101.34592" calcext:value-type="float">
            <text:p>101.34592</text:p>
          </table:table-cell>
          <table:table-cell table:formula="of:=[.H105]-[.K105]" office:value-type="float" office:value="9.234776" calcext:value-type="float">
            <text:p>9.234776</text:p>
          </table:table-cell>
          <table:table-cell table:formula="of:=[.L105]-[.$M$15]" office:value-type="float" office:value="6.21562855555556" calcext:value-type="float">
            <text:p>6.2156285556</text:p>
          </table:table-cell>
          <table:table-cell table:formula="of:=[.M105]/([.$L$96]*[.$I$18])" office:value-type="float" office:value="0.00155390713888889" calcext:value-type="float">
            <text:p>0.0015539071</text:p>
          </table:table-cell>
          <table:table-cell table:formula="of:=[.N105]/[.$C$9]" office:value-type="float" office:value="0.000000000162087257316202" calcext:value-type="float">
            <text:p>1.62087257316202E-010</text:p>
          </table:table-cell>
          <table:table-cell table:formula="of:=[.N105]/[.$B$9]" office:value-type="float" office:value="0.226922160242683" calcext:value-type="float">
            <text:p>0.22692216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94458" calcext:value-type="float">
            <text:p>109.94458</text:p>
          </table:table-cell>
          <table:table-cell table:style-name="ce23" office:value-type="float" office:value="416" calcext:value-type="float">
            <text:p>416</text:p>
          </table:table-cell>
          <table:table-cell table:style-name="ce23" table:formula="of:=[.I106]*[.$J$2]" office:value-type="float" office:value="41.6" calcext:value-type="float">
            <text:p>41.6</text:p>
          </table:table-cell>
          <table:table-cell table:style-name="ce23" table:formula="of:=[.J106]*[.$I$17]" office:value-type="float" office:value="101.34592" calcext:value-type="float">
            <text:p>101.34592</text:p>
          </table:table-cell>
          <table:table-cell table:formula="of:=[.H106]-[.K106]" office:value-type="float" office:value="8.59866" calcext:value-type="float">
            <text:p>8.59866</text:p>
          </table:table-cell>
          <table:table-cell table:formula="of:=[.L106]-[.$M$15]" office:value-type="float" office:value="5.57951255555555" calcext:value-type="float">
            <text:p>5.5795125556</text:p>
          </table:table-cell>
          <table:table-cell table:formula="of:=[.M106]/([.$L$96]*[.$I$18])" office:value-type="float" office:value="0.00139487813888889" calcext:value-type="float">
            <text:p>0.0013948781</text:p>
          </table:table-cell>
          <table:table-cell table:formula="of:=[.N106]/[.$C$9]" office:value-type="float" office:value="0.000000000145499023824869" calcext:value-type="float">
            <text:p>1.45499023824869E-010</text:p>
          </table:table-cell>
          <table:table-cell table:formula="of:=[.N106]/[.$B$9]" office:value-type="float" office:value="0.203698633354817" calcext:value-type="float">
            <text:p>0.203698633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110.124161666667" calcext:value-type="float">
            <text:p>110.1241616667</text:p>
          </table:table-cell>
          <table:table-cell table:style-name="ce23" table:formula="of:=AVERAGE([.I98:.I106])" office:value-type="float" office:value="416.666666666667" calcext:value-type="float">
            <text:p>416.6666666667</text:p>
          </table:table-cell>
          <table:table-cell table:style-name="ce23" table:formula="of:=AVERAGE([.J98:.J106])" office:value-type="float" office:value="41.6666666666667" calcext:value-type="float">
            <text:p>41.6666666667</text:p>
          </table:table-cell>
          <table:table-cell table:style-name="ce23" table:formula="of:=AVERAGE([.K98:.K106])" office:value-type="float" office:value="101.508333333333" calcext:value-type="float">
            <text:p>101.5083333333</text:p>
          </table:table-cell>
          <table:table-cell table:formula="of:=AVERAGE([.L98:.L106])" office:value-type="float" office:value="8.61582833333333" calcext:value-type="float">
            <text:p>8.6158283333</text:p>
          </table:table-cell>
          <table:table-cell table:formula="of:=AVERAGE([.M98:.M106])" office:value-type="float" office:value="5.59668088888889" calcext:value-type="float">
            <text:p>5.5966808889</text:p>
          </table:table-cell>
          <table:table-cell table:style-name="ce23" table:formula="of:=AVERAGE([.N98:.N106])" office:value-type="float" office:value="0.00139917022222222" calcext:value-type="float">
            <text:p>0.0013991702</text:p>
          </table:table-cell>
          <table:table-cell table:style-name="ce41" table:formula="of:=AVERAGE([.O98:.O106])" office:value-type="float" office:value="0.000000000145946728837776" calcext:value-type="float">
            <text:p>1.45946728837776E-010</text:p>
          </table:table-cell>
          <table:table-cell table:style-name="ce38" table:formula="of:=AVERAGE([.P98:.P106])" office:value-type="float" office:value="0.204325420372887" calcext:value-type="float">
            <text:p>0.2043254204</text:p>
          </table:table-cell>
          <table:table-cell table:formula="of:=[.O108]/[.$O$15]*100" office:value-type="float" office:value="117.902878378724" calcext:value-type="float">
            <text:p>117.902878378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98:.H106])" office:value-type="float" office:value="0.409012178056779" calcext:value-type="float">
            <text:p>0.4090121781</text:p>
          </table:table-cell>
          <table:table-cell table:style-name="ce24" table:formula="of:=STDEV([.I98:.I106])" office:value-type="float" office:value="0.707106781186547" calcext:value-type="float">
            <text:p>0.7071067812</text:p>
          </table:table-cell>
          <table:table-cell table:style-name="ce24" table:formula="of:=STDEV([.J98:.J106])" office:value-type="float" office:value="0.0707106781186558" calcext:value-type="float">
            <text:p>0.0707106781</text:p>
          </table:table-cell>
          <table:table-cell table:style-name="ce24" table:formula="of:=STDEV([.K98:.K106])" office:value-type="float" office:value="0.172265354032665" calcext:value-type="float">
            <text:p>0.172265354</text:p>
          </table:table-cell>
          <table:table-cell table:style-name="ce24" table:formula="of:=STDEV([.L98:.L106])" office:value-type="float" office:value="0.452170787163156" calcext:value-type="float">
            <text:p>0.4521707872</text:p>
          </table:table-cell>
          <table:table-cell table:style-name="ce24" table:formula="of:=STDEV([.M98:.M106])" office:value-type="float" office:value="0.452170787163156" calcext:value-type="float">
            <text:p>0.4521707872</text:p>
          </table:table-cell>
          <table:table-cell table:style-name="ce24" table:formula="of:=STDEV([.N98:.N106])" office:value-type="float" office:value="0.000113042696790789" calcext:value-type="float">
            <text:p>0.0001130427</text:p>
          </table:table-cell>
          <table:table-cell table:style-name="ce31" table:formula="of:=STDEV([.O98:.O106])" office:value-type="float" office:value="0.0000000000117914257704921" calcext:value-type="float">
            <text:p>1.17914257704921E-011</text:p>
          </table:table-cell>
          <table:table-cell table:style-name="ce39" table:formula="of:=STDEV([.P98:.P106])" office:value-type="float" office:value="0.0165079960786889" calcext:value-type="float">
            <text:p>0.0165079961</text:p>
          </table:table-cell>
          <table:table-cell table:formula="of:=[.O109]/[.O108]*100" office:value-type="float" office:value="8.07926691087305" calcext:value-type="float">
            <text:p>8.079266910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4"/>
          <table:table-cell table:style-name="ce10" table:number-columns-repeated="2"/>
          <table:table-cell table:style-name="ce14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4"/>
          <table:table-cell table:style-name="ce10" table:number-columns-repeated="2"/>
          <table:table-cell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4.811455" calcext:value-type="float">
            <text:p>104.811455</text:p>
          </table:table-cell>
          <table:table-cell office:value-type="float" office:value="400" calcext:value-type="float">
            <text:p>400</text:p>
          </table:table-cell>
          <table:table-cell table:formula="of:=[.I113]*[.$J$2]" office:value-type="float" office:value="40" calcext:value-type="float">
            <text:p>40</text:p>
          </table:table-cell>
          <table:table-cell table:formula="of:=[.J113]*[.$I$17]" office:value-type="float" office:value="97.448" calcext:value-type="float">
            <text:p>97.448</text:p>
          </table:table-cell>
          <table:table-cell table:formula="of:=[.H113]-[.K113]" office:value-type="float" office:value="7.363455" calcext:value-type="float">
            <text:p>7.363455</text:p>
          </table:table-cell>
          <table:table-cell table:formula="of:=[.L113]-[.$M$15]" office:value-type="float" office:value="4.34430755555556" calcext:value-type="float">
            <text:p>4.3443075556</text:p>
          </table:table-cell>
          <table:table-cell table:formula="of:=[.M113]/([.$L$111]*[.$I$18])" office:value-type="float" office:value="0.00108607688888889" calcext:value-type="float">
            <text:p>0.0010860769</text:p>
          </table:table-cell>
          <table:table-cell table:formula="of:=[.N113]/[.$C$11]" office:value-type="float" office:value="0.000000000116198416160883" calcext:value-type="float">
            <text:p>1.16198416160883E-010</text:p>
          </table:table-cell>
          <table:table-cell table:formula="of:=[.N113]/[.$B$11]" office:value-type="float" office:value="0.162677782625236" calcext:value-type="float">
            <text:p>0.16267778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104.793327" calcext:value-type="float">
            <text:p>104.793327</text:p>
          </table:table-cell>
          <table:table-cell office:value-type="float" office:value="400" calcext:value-type="float">
            <text:p>400</text:p>
          </table:table-cell>
          <table:table-cell table:formula="of:=[.I114]*[.$J$2]" office:value-type="float" office:value="40" calcext:value-type="float">
            <text:p>40</text:p>
          </table:table-cell>
          <table:table-cell table:formula="of:=[.J114]*[.$I$17]" office:value-type="float" office:value="97.448" calcext:value-type="float">
            <text:p>97.448</text:p>
          </table:table-cell>
          <table:table-cell table:formula="of:=[.H114]-[.K114]" office:value-type="float" office:value="7.34532700000001" calcext:value-type="float">
            <text:p>7.345327</text:p>
          </table:table-cell>
          <table:table-cell table:formula="of:=[.L114]-[.$M$15]" office:value-type="float" office:value="4.32617955555557" calcext:value-type="float">
            <text:p>4.3261795556</text:p>
          </table:table-cell>
          <table:table-cell table:formula="of:=[.M114]/([.$L$111]*[.$I$18])" office:value-type="float" office:value="0.00108154488888889" calcext:value-type="float">
            <text:p>0.0010815449</text:p>
          </table:table-cell>
          <table:table-cell table:formula="of:=[.N114]/[.$C$11]" office:value-type="float" office:value="0.000000000115713541445816" calcext:value-type="float">
            <text:p>1.15713541445816E-010</text:p>
          </table:table-cell>
          <table:table-cell table:formula="of:=[.N114]/[.$B$11]" office:value-type="float" office:value="0.161998958024143" calcext:value-type="float">
            <text:p>0.16199895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4.840622" calcext:value-type="float">
            <text:p>104.840622</text:p>
          </table:table-cell>
          <table:table-cell office:value-type="float" office:value="401" calcext:value-type="float">
            <text:p>401</text:p>
          </table:table-cell>
          <table:table-cell table:formula="of:=[.I115]*[.$J$2]" office:value-type="float" office:value="40.1" calcext:value-type="float">
            <text:p>40.1</text:p>
          </table:table-cell>
          <table:table-cell table:formula="of:=[.J115]*[.$I$17]" office:value-type="float" office:value="97.69162" calcext:value-type="float">
            <text:p>97.69162</text:p>
          </table:table-cell>
          <table:table-cell table:formula="of:=[.H115]-[.K115]" office:value-type="float" office:value="7.149002" calcext:value-type="float">
            <text:p>7.149002</text:p>
          </table:table-cell>
          <table:table-cell table:formula="of:=[.L115]-[.$M$15]" office:value-type="float" office:value="4.12985455555555" calcext:value-type="float">
            <text:p>4.1298545556</text:p>
          </table:table-cell>
          <table:table-cell table:formula="of:=[.M115]/([.$L$111]*[.$I$18])" office:value-type="float" office:value="0.00103246363888889" calcext:value-type="float">
            <text:p>0.0010324636</text:p>
          </table:table-cell>
          <table:table-cell table:formula="of:=[.N115]/[.$C$11]" office:value-type="float" office:value="0.000000000110462381448266" calcext:value-type="float">
            <text:p>1.10462381448266E-010</text:p>
          </table:table-cell>
          <table:table-cell table:formula="of:=[.N115]/[.$B$11]" office:value-type="float" office:value="0.154647334027573" calcext:value-type="float">
            <text:p>0.15464733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4.007324" calcext:value-type="float">
            <text:p>104.007324</text:p>
          </table:table-cell>
          <table:table-cell office:value-type="float" office:value="399" calcext:value-type="float">
            <text:p>399</text:p>
          </table:table-cell>
          <table:table-cell table:formula="of:=[.I116]*[.$J$2]" office:value-type="float" office:value="39.9" calcext:value-type="float">
            <text:p>39.9</text:p>
          </table:table-cell>
          <table:table-cell table:formula="of:=[.J116]*[.$I$17]" office:value-type="float" office:value="97.20438" calcext:value-type="float">
            <text:p>97.20438</text:p>
          </table:table-cell>
          <table:table-cell table:formula="of:=[.H116]-[.K116]" office:value-type="float" office:value="6.80294399999998" calcext:value-type="float">
            <text:p>6.802944</text:p>
          </table:table-cell>
          <table:table-cell table:formula="of:=[.L116]-[.$M$15]" office:value-type="float" office:value="3.78379655555554" calcext:value-type="float">
            <text:p>3.7837965556</text:p>
          </table:table-cell>
          <table:table-cell table:formula="of:=[.M116]/([.$L$111]*[.$I$18])" office:value-type="float" office:value="0.000945949138888885" calcext:value-type="float">
            <text:p>0.0009459491</text:p>
          </table:table-cell>
          <table:table-cell table:formula="of:=[.N116]/[.$C$11]" office:value-type="float" office:value="0.000000000101206270782625" calcext:value-type="float">
            <text:p>1.01206270782625E-010</text:p>
          </table:table-cell>
          <table:table-cell table:formula="of:=[.N116]/[.$B$11]" office:value-type="float" office:value="0.141688779095675" calcext:value-type="float">
            <text:p>0.141688779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104.664154" calcext:value-type="float">
            <text:p>104.664154</text:p>
          </table:table-cell>
          <table:table-cell office:value-type="float" office:value="401" calcext:value-type="float">
            <text:p>401</text:p>
          </table:table-cell>
          <table:table-cell table:formula="of:=[.I117]*[.$J$2]" office:value-type="float" office:value="40.1" calcext:value-type="float">
            <text:p>40.1</text:p>
          </table:table-cell>
          <table:table-cell table:formula="of:=[.J117]*[.$I$17]" office:value-type="float" office:value="97.69162" calcext:value-type="float">
            <text:p>97.69162</text:p>
          </table:table-cell>
          <table:table-cell table:formula="of:=[.H117]-[.K117]" office:value-type="float" office:value="6.972534" calcext:value-type="float">
            <text:p>6.972534</text:p>
          </table:table-cell>
          <table:table-cell table:formula="of:=[.L117]-[.$M$15]" office:value-type="float" office:value="3.95338655555555" calcext:value-type="float">
            <text:p>3.9533865556</text:p>
          </table:table-cell>
          <table:table-cell table:formula="of:=[.M117]/([.$L$111]*[.$I$18])" office:value-type="float" office:value="0.000988346638888889" calcext:value-type="float">
            <text:p>0.0009883466</text:p>
          </table:table-cell>
          <table:table-cell table:formula="of:=[.N117]/[.$C$11]" office:value-type="float" office:value="0.000000000105742342215119" calcext:value-type="float">
            <text:p>1.05742342215119E-010</text:p>
          </table:table-cell>
          <table:table-cell table:formula="of:=[.N117]/[.$B$11]" office:value-type="float" office:value="0.148039279101167" calcext:value-type="float">
            <text:p>0.148039279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4.258423" calcext:value-type="float">
            <text:p>104.258423</text:p>
          </table:table-cell>
          <table:table-cell office:value-type="float" office:value="401" calcext:value-type="float">
            <text:p>401</text:p>
          </table:table-cell>
          <table:table-cell table:formula="of:=[.I118]*[.$J$2]" office:value-type="float" office:value="40.1" calcext:value-type="float">
            <text:p>40.1</text:p>
          </table:table-cell>
          <table:table-cell table:formula="of:=[.J118]*[.$I$17]" office:value-type="float" office:value="97.69162" calcext:value-type="float">
            <text:p>97.69162</text:p>
          </table:table-cell>
          <table:table-cell table:formula="of:=[.H118]-[.K118]" office:value-type="float" office:value="6.56680299999999" calcext:value-type="float">
            <text:p>6.566803</text:p>
          </table:table-cell>
          <table:table-cell table:formula="of:=[.L118]-[.$M$15]" office:value-type="float" office:value="3.54765555555555" calcext:value-type="float">
            <text:p>3.5476555556</text:p>
          </table:table-cell>
          <table:table-cell table:formula="of:=[.M118]/([.$L$111]*[.$I$18])" office:value-type="float" office:value="0.000886913888888888" calcext:value-type="float">
            <text:p>0.0008869139</text:p>
          </table:table-cell>
          <table:table-cell table:formula="of:=[.N118]/[.$C$11]" office:value-type="float" office:value="0.0000000000948901410335797" calcext:value-type="float">
            <text:p>9.48901410335797E-011</text:p>
          </table:table-cell>
          <table:table-cell table:formula="of:=[.N118]/[.$B$11]" office:value-type="float" office:value="0.132846197447012" calcext:value-type="float">
            <text:p>0.132846197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4.16877" calcext:value-type="float">
            <text:p>104.16877</text:p>
          </table:table-cell>
          <table:table-cell office:value-type="float" office:value="400" calcext:value-type="float">
            <text:p>400</text:p>
          </table:table-cell>
          <table:table-cell table:formula="of:=[.I119]*[.$J$2]" office:value-type="float" office:value="40" calcext:value-type="float">
            <text:p>40</text:p>
          </table:table-cell>
          <table:table-cell table:formula="of:=[.J119]*[.$I$17]" office:value-type="float" office:value="97.448" calcext:value-type="float">
            <text:p>97.448</text:p>
          </table:table-cell>
          <table:table-cell table:formula="of:=[.H119]-[.K119]" office:value-type="float" office:value="6.72077" calcext:value-type="float">
            <text:p>6.72077</text:p>
          </table:table-cell>
          <table:table-cell table:formula="of:=[.L119]-[.$M$15]" office:value-type="float" office:value="3.70162255555556" calcext:value-type="float">
            <text:p>3.7016225556</text:p>
          </table:table-cell>
          <table:table-cell table:formula="of:=[.M119]/([.$L$111]*[.$I$18])" office:value-type="float" office:value="0.00092540563888889" calcext:value-type="float">
            <text:p>0.0009254056</text:p>
          </table:table-cell>
          <table:table-cell table:formula="of:=[.N119]/[.$C$11]" office:value-type="float" office:value="0.0000000000990083396906165" calcext:value-type="float">
            <text:p>9.90083396906165E-011</text:p>
          </table:table-cell>
          <table:table-cell table:formula="of:=[.N119]/[.$B$11]" office:value-type="float" office:value="0.138611675566863" calcext:value-type="float">
            <text:p>0.138611675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4.212593" calcext:value-type="float">
            <text:p>104.212593</text:p>
          </table:table-cell>
          <table:table-cell office:value-type="float" office:value="401" calcext:value-type="float">
            <text:p>401</text:p>
          </table:table-cell>
          <table:table-cell table:formula="of:=[.I120]*[.$J$2]" office:value-type="float" office:value="40.1" calcext:value-type="float">
            <text:p>40.1</text:p>
          </table:table-cell>
          <table:table-cell table:formula="of:=[.J120]*[.$I$17]" office:value-type="float" office:value="97.69162" calcext:value-type="float">
            <text:p>97.69162</text:p>
          </table:table-cell>
          <table:table-cell table:formula="of:=[.H120]-[.K120]" office:value-type="float" office:value="6.520973" calcext:value-type="float">
            <text:p>6.520973</text:p>
          </table:table-cell>
          <table:table-cell table:formula="of:=[.L120]-[.$M$15]" office:value-type="float" office:value="3.50182555555556" calcext:value-type="float">
            <text:p>3.5018255556</text:p>
          </table:table-cell>
          <table:table-cell table:formula="of:=[.M120]/([.$L$111]*[.$I$18])" office:value-type="float" office:value="0.000875456388888889" calcext:value-type="float">
            <text:p>0.0008754564</text:p>
          </table:table-cell>
          <table:table-cell table:formula="of:=[.N120]/[.$C$11]" office:value-type="float" office:value="0.0000000000936643131324583" calcext:value-type="float">
            <text:p>9.36643131324583E-011</text:p>
          </table:table-cell>
          <table:table-cell table:formula="of:=[.N120]/[.$B$11]" office:value-type="float" office:value="0.131130038385442" calcext:value-type="float">
            <text:p>0.131130038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4.671562" calcext:value-type="float">
            <text:p>104.671562</text:p>
          </table:table-cell>
          <table:table-cell table:style-name="ce23" office:value-type="float" office:value="401" calcext:value-type="float">
            <text:p>401</text:p>
          </table:table-cell>
          <table:table-cell table:style-name="ce23" table:formula="of:=[.I121]*[.$J$2]" office:value-type="float" office:value="40.1" calcext:value-type="float">
            <text:p>40.1</text:p>
          </table:table-cell>
          <table:table-cell table:style-name="ce23" table:formula="of:=[.J121]*[.$I$17]" office:value-type="float" office:value="97.69162" calcext:value-type="float">
            <text:p>97.69162</text:p>
          </table:table-cell>
          <table:table-cell table:formula="of:=[.H121]-[.K121]" office:value-type="float" office:value="6.97994199999999" calcext:value-type="float">
            <text:p>6.979942</text:p>
          </table:table-cell>
          <table:table-cell table:formula="of:=[.L121]-[.$M$15]" office:value-type="float" office:value="3.96079455555555" calcext:value-type="float">
            <text:p>3.9607945556</text:p>
          </table:table-cell>
          <table:table-cell table:formula="of:=[.M121]/([.$L$111]*[.$I$18])" office:value-type="float" office:value="0.000990198638888888" calcext:value-type="float">
            <text:p>0.0009901986</text:p>
          </table:table-cell>
          <table:table-cell table:formula="of:=[.N121]/[.$C$11]" office:value-type="float" office:value="0.000000000105940486074851" calcext:value-type="float">
            <text:p>1.05940486074851E-010</text:p>
          </table:table-cell>
          <table:table-cell table:formula="of:=[.N121]/[.$B$11]" office:value-type="float" office:value="0.148316680504792" calcext:value-type="float">
            <text:p>0.14831668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2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104.492025555556" calcext:value-type="float">
            <text:p>104.4920255556</text:p>
          </table:table-cell>
          <table:table-cell table:style-name="ce23" table:formula="of:=AVERAGE([.I113:.I121])" office:value-type="float" office:value="400.444444444444" calcext:value-type="float">
            <text:p>400.4444444444</text:p>
          </table:table-cell>
          <table:table-cell table:style-name="ce23" table:formula="of:=AVERAGE([.J113:.J121])" office:value-type="float" office:value="40.0444444444445" calcext:value-type="float">
            <text:p>40.0444444444</text:p>
          </table:table-cell>
          <table:table-cell table:style-name="ce23" table:formula="of:=AVERAGE([.K113:.K121])" office:value-type="float" office:value="97.5562755555556" calcext:value-type="float">
            <text:p>97.5562755556</text:p>
          </table:table-cell>
          <table:table-cell table:formula="of:=AVERAGE([.L113:.L121])" office:value-type="float" office:value="6.93575" calcext:value-type="float">
            <text:p>6.93575</text:p>
          </table:table-cell>
          <table:table-cell table:formula="of:=AVERAGE([.M113:.M121])" office:value-type="float" office:value="3.91660255555556" calcext:value-type="float">
            <text:p>3.9166025556</text:p>
          </table:table-cell>
          <table:table-cell table:style-name="ce23" table:formula="of:=AVERAGE([.N113:.N121])" office:value-type="float" office:value="0.000979150638888889" calcext:value-type="float">
            <text:p>0.0009791506</text:p>
          </table:table-cell>
          <table:table-cell table:style-name="ce41" table:formula="of:=AVERAGE([.O113:.O121])" office:value-type="float" office:value="0.000000000104758470220468" calcext:value-type="float">
            <text:p>1.04758470220468E-010</text:p>
          </table:table-cell>
          <table:table-cell table:style-name="ce38" table:formula="of:=AVERAGE([.P113:.P121])" office:value-type="float" office:value="0.146661858308656" calcext:value-type="float">
            <text:p>0.1466618583</text:p>
          </table:table-cell>
          <table:table-cell table:formula="of:=[.O123]/[.$O$15]*100" office:value-type="float" office:value="84.6289962913381" calcext:value-type="float">
            <text:p>84.628996291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13:.H121])" office:value-type="float" office:value="0.325630389969638" calcext:value-type="float">
            <text:p>0.32563039</text:p>
          </table:table-cell>
          <table:table-cell table:style-name="ce24" table:formula="of:=STDEV([.I113:.I121])" office:value-type="float" office:value="0.726483157256779" calcext:value-type="float">
            <text:p>0.7264831573</text:p>
          </table:table-cell>
          <table:table-cell table:style-name="ce24" table:formula="of:=STDEV([.J113:.J121])" office:value-type="float" office:value="0.0726483157256772" calcext:value-type="float">
            <text:p>0.0726483157</text:p>
          </table:table-cell>
          <table:table-cell table:style-name="ce24" table:formula="of:=STDEV([.K113:.K121])" office:value-type="float" office:value="0.176985826770895" calcext:value-type="float">
            <text:p>0.1769858268</text:p>
          </table:table-cell>
          <table:table-cell table:style-name="ce24" table:formula="of:=STDEV([.L113:.L121])" office:value-type="float" office:value="0.310540452186188" calcext:value-type="float">
            <text:p>0.3105404522</text:p>
          </table:table-cell>
          <table:table-cell table:style-name="ce24" table:formula="of:=STDEV([.M113:.M121])" office:value-type="float" office:value="0.310540452186188" calcext:value-type="float">
            <text:p>0.3105404522</text:p>
          </table:table-cell>
          <table:table-cell table:style-name="ce24" table:formula="of:=STDEV([.N113:.N121])" office:value-type="float" office:value="0.0000776351130465471" calcext:value-type="float">
            <text:p>7.76351130465471E-005</text:p>
          </table:table-cell>
          <table:table-cell table:style-name="ce31" table:formula="of:=STDEV([.O113:.O121])" office:value-type="float" office:value="0.00000000000830611282384334" calcext:value-type="float">
            <text:p>8.30611282384334E-012</text:p>
          </table:table-cell>
          <table:table-cell table:style-name="ce39" table:formula="of:=STDEV([.P113:.P121])" office:value-type="float" office:value="0.0116285579533807" calcext:value-type="float">
            <text:p>0.011628558</text:p>
          </table:table-cell>
          <table:table-cell table:formula="of:=[.O124]/[.O123]*100" office:value-type="float" office:value="7.92882218150265" calcext:value-type="float">
            <text:p>7.928822181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Disparity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4.094154" calcext:value-type="float">
            <text:p>104.094154</text:p>
          </table:table-cell>
          <table:table-cell office:value-type="float" office:value="395" calcext:value-type="float">
            <text:p>395</text:p>
          </table:table-cell>
          <table:table-cell table:formula="of:=[.I128]*[.$J$2]" office:value-type="float" office:value="39.5" calcext:value-type="float">
            <text:p>39.5</text:p>
          </table:table-cell>
          <table:table-cell table:formula="of:=[.J128]*[.$I$17]" office:value-type="float" office:value="96.2299" calcext:value-type="float">
            <text:p>96.2299</text:p>
          </table:table-cell>
          <table:table-cell table:formula="of:=[.H128]-[.K128]" office:value-type="float" office:value="7.864254" calcext:value-type="float">
            <text:p>7.864254</text:p>
          </table:table-cell>
          <table:table-cell table:formula="of:=[.L128]-[.$M$15]" office:value-type="float" office:value="4.84510655555556" calcext:value-type="float">
            <text:p>4.8451065556</text:p>
          </table:table-cell>
          <table:table-cell table:formula="of:=[.M128]/([.$L$126]*[.$I$18])" office:value-type="float" office:value="0.00121127663888889" calcext:value-type="float">
            <text:p>0.0012112766</text:p>
          </table:table-cell>
          <table:table-cell table:formula="of:=[.N128]/[.$C$13]" office:value-type="float" office:value="0.00000000014521088203867" calcext:value-type="float">
            <text:p>1.4521088203867E-010</text:p>
          </table:table-cell>
          <table:table-cell table:formula="of:=[.N128]/[.$B$13]" office:value-type="float" office:value="0.203295234854138" calcext:value-type="float">
            <text:p>0.20329523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4.382103" calcext:value-type="float">
            <text:p>104.382103</text:p>
          </table:table-cell>
          <table:table-cell office:value-type="float" office:value="396" calcext:value-type="float">
            <text:p>396</text:p>
          </table:table-cell>
          <table:table-cell table:formula="of:=[.I129]*[.$J$2]" office:value-type="float" office:value="39.6" calcext:value-type="float">
            <text:p>39.6</text:p>
          </table:table-cell>
          <table:table-cell table:formula="of:=[.J129]*[.$I$17]" office:value-type="float" office:value="96.47352" calcext:value-type="float">
            <text:p>96.47352</text:p>
          </table:table-cell>
          <table:table-cell table:formula="of:=[.H129]-[.K129]" office:value-type="float" office:value="7.90858300000001" calcext:value-type="float">
            <text:p>7.908583</text:p>
          </table:table-cell>
          <table:table-cell table:formula="of:=[.L129]-[.$M$15]" office:value-type="float" office:value="4.88943555555557" calcext:value-type="float">
            <text:p>4.8894355556</text:p>
          </table:table-cell>
          <table:table-cell table:formula="of:=[.M129]/([.$L$126]*[.$I$18])" office:value-type="float" office:value="0.00122235888888889" calcext:value-type="float">
            <text:p>0.0012223589</text:p>
          </table:table-cell>
          <table:table-cell table:formula="of:=[.N129]/[.$C$13]" office:value-type="float" office:value="0.000000000146539449969237" calcext:value-type="float">
            <text:p>1.46539449969237E-010</text:p>
          </table:table-cell>
          <table:table-cell table:formula="of:=[.N129]/[.$B$13]" office:value-type="float" office:value="0.205155229956932" calcext:value-type="float">
            <text:p>0.205155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3.644058" calcext:value-type="float">
            <text:p>103.644058</text:p>
          </table:table-cell>
          <table:table-cell office:value-type="float" office:value="396" calcext:value-type="float">
            <text:p>396</text:p>
          </table:table-cell>
          <table:table-cell table:formula="of:=[.I130]*[.$J$2]" office:value-type="float" office:value="39.6" calcext:value-type="float">
            <text:p>39.6</text:p>
          </table:table-cell>
          <table:table-cell table:formula="of:=[.J130]*[.$I$17]" office:value-type="float" office:value="96.47352" calcext:value-type="float">
            <text:p>96.47352</text:p>
          </table:table-cell>
          <table:table-cell table:formula="of:=[.H130]-[.K130]" office:value-type="float" office:value="7.17053800000001" calcext:value-type="float">
            <text:p>7.170538</text:p>
          </table:table-cell>
          <table:table-cell table:formula="of:=[.L130]-[.$M$15]" office:value-type="float" office:value="4.15139055555557" calcext:value-type="float">
            <text:p>4.1513905556</text:p>
          </table:table-cell>
          <table:table-cell table:formula="of:=[.M130]/([.$L$126]*[.$I$18])" office:value-type="float" office:value="0.00103784763888889" calcext:value-type="float">
            <text:p>0.0010378476</text:p>
          </table:table-cell>
          <table:table-cell table:formula="of:=[.N130]/[.$C$13]" office:value-type="float" office:value="0.000000000124419778460394" calcext:value-type="float">
            <text:p>1.24419778460394E-010</text:p>
          </table:table-cell>
          <table:table-cell table:formula="of:=[.N130]/[.$B$13]" office:value-type="float" office:value="0.174187689844552" calcext:value-type="float">
            <text:p>0.17418768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4.270515" calcext:value-type="float">
            <text:p>104.270515</text:p>
          </table:table-cell>
          <table:table-cell office:value-type="float" office:value="396" calcext:value-type="float">
            <text:p>396</text:p>
          </table:table-cell>
          <table:table-cell table:formula="of:=[.I131]*[.$J$2]" office:value-type="float" office:value="39.6" calcext:value-type="float">
            <text:p>39.6</text:p>
          </table:table-cell>
          <table:table-cell table:formula="of:=[.J131]*[.$I$17]" office:value-type="float" office:value="96.47352" calcext:value-type="float">
            <text:p>96.47352</text:p>
          </table:table-cell>
          <table:table-cell table:formula="of:=[.H131]-[.K131]" office:value-type="float" office:value="7.79699500000001" calcext:value-type="float">
            <text:p>7.796995</text:p>
          </table:table-cell>
          <table:table-cell table:formula="of:=[.L131]-[.$M$15]" office:value-type="float" office:value="4.77784755555557" calcext:value-type="float">
            <text:p>4.7778475556</text:p>
          </table:table-cell>
          <table:table-cell table:formula="of:=[.M131]/([.$L$126]*[.$I$18])" office:value-type="float" office:value="0.00119446188888889" calcext:value-type="float">
            <text:p>0.0011944619</text:p>
          </table:table-cell>
          <table:table-cell table:formula="of:=[.N131]/[.$C$13]" office:value-type="float" office:value="0.000000000143195087627742" calcext:value-type="float">
            <text:p>1.43195087627742E-010</text:p>
          </table:table-cell>
          <table:table-cell table:formula="of:=[.N131]/[.$B$13]" office:value-type="float" office:value="0.200473122678839" calcext:value-type="float">
            <text:p>0.20047312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4.430565" calcext:value-type="float">
            <text:p>104.430565</text:p>
          </table:table-cell>
          <table:table-cell office:value-type="float" office:value="396" calcext:value-type="float">
            <text:p>396</text:p>
          </table:table-cell>
          <table:table-cell table:formula="of:=[.I132]*[.$J$2]" office:value-type="float" office:value="39.6" calcext:value-type="float">
            <text:p>39.6</text:p>
          </table:table-cell>
          <table:table-cell table:formula="of:=[.J132]*[.$I$17]" office:value-type="float" office:value="96.47352" calcext:value-type="float">
            <text:p>96.47352</text:p>
          </table:table-cell>
          <table:table-cell table:formula="of:=[.H132]-[.K132]" office:value-type="float" office:value="7.95704500000001" calcext:value-type="float">
            <text:p>7.957045</text:p>
          </table:table-cell>
          <table:table-cell table:formula="of:=[.L132]-[.$M$15]" office:value-type="float" office:value="4.93789755555557" calcext:value-type="float">
            <text:p>4.9378975556</text:p>
          </table:table-cell>
          <table:table-cell table:formula="of:=[.M132]/([.$L$126]*[.$I$18])" office:value-type="float" office:value="0.00123447438888889" calcext:value-type="float">
            <text:p>0.0012344744</text:p>
          </table:table-cell>
          <table:table-cell table:formula="of:=[.N132]/[.$C$13]" office:value-type="float" office:value="0.000000000147991886501781" calcext:value-type="float">
            <text:p>1.47991886501781E-010</text:p>
          </table:table-cell>
          <table:table-cell table:formula="of:=[.N132]/[.$B$13]" office:value-type="float" office:value="0.207188641102494" calcext:value-type="float">
            <text:p>0.20718864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4.0084" calcext:value-type="float">
            <text:p>104.0084</text:p>
          </table:table-cell>
          <table:table-cell office:value-type="float" office:value="396" calcext:value-type="float">
            <text:p>396</text:p>
          </table:table-cell>
          <table:table-cell table:formula="of:=[.I133]*[.$J$2]" office:value-type="float" office:value="39.6" calcext:value-type="float">
            <text:p>39.6</text:p>
          </table:table-cell>
          <table:table-cell table:formula="of:=[.J133]*[.$I$17]" office:value-type="float" office:value="96.47352" calcext:value-type="float">
            <text:p>96.47352</text:p>
          </table:table-cell>
          <table:table-cell table:formula="of:=[.H133]-[.K133]" office:value-type="float" office:value="7.53488" calcext:value-type="float">
            <text:p>7.53488</text:p>
          </table:table-cell>
          <table:table-cell table:formula="of:=[.L133]-[.$M$15]" office:value-type="float" office:value="4.51573255555556" calcext:value-type="float">
            <text:p>4.5157325556</text:p>
          </table:table-cell>
          <table:table-cell table:formula="of:=[.M133]/([.$L$126]*[.$I$18])" office:value-type="float" office:value="0.00112893313888889" calcext:value-type="float">
            <text:p>0.0011289331</text:p>
          </table:table-cell>
          <table:table-cell table:formula="of:=[.N133]/[.$C$13]" office:value-type="float" office:value="0.000000000135339336694479" calcext:value-type="float">
            <text:p>1.35339336694479E-010</text:p>
          </table:table-cell>
          <table:table-cell table:formula="of:=[.N133]/[.$B$13]" office:value-type="float" office:value="0.18947507137227" calcext:value-type="float">
            <text:p>0.18947507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3.848419" calcext:value-type="float">
            <text:p>103.848419</text:p>
          </table:table-cell>
          <table:table-cell office:value-type="float" office:value="396" calcext:value-type="float">
            <text:p>396</text:p>
          </table:table-cell>
          <table:table-cell table:formula="of:=[.I134]*[.$J$2]" office:value-type="float" office:value="39.6" calcext:value-type="float">
            <text:p>39.6</text:p>
          </table:table-cell>
          <table:table-cell table:formula="of:=[.J134]*[.$I$17]" office:value-type="float" office:value="96.47352" calcext:value-type="float">
            <text:p>96.47352</text:p>
          </table:table-cell>
          <table:table-cell table:formula="of:=[.H134]-[.K134]" office:value-type="float" office:value="7.37489900000001" calcext:value-type="float">
            <text:p>7.374899</text:p>
          </table:table-cell>
          <table:table-cell table:formula="of:=[.L134]-[.$M$15]" office:value-type="float" office:value="4.35575155555557" calcext:value-type="float">
            <text:p>4.3557515556</text:p>
          </table:table-cell>
          <table:table-cell table:formula="of:=[.M134]/([.$L$126]*[.$I$18])" office:value-type="float" office:value="0.00108893788888889" calcext:value-type="float">
            <text:p>0.0010889379</text:p>
          </table:table-cell>
          <table:table-cell table:formula="of:=[.N134]/[.$C$13]" office:value-type="float" office:value="0.000000000130544605793713" calcext:value-type="float">
            <text:p>1.30544605793713E-010</text:p>
          </table:table-cell>
          <table:table-cell table:formula="of:=[.N134]/[.$B$13]" office:value-type="float" office:value="0.182762448111198" calcext:value-type="float">
            <text:p>0.18276244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4.255508" calcext:value-type="float">
            <text:p>104.255508</text:p>
          </table:table-cell>
          <table:table-cell office:value-type="float" office:value="396" calcext:value-type="float">
            <text:p>396</text:p>
          </table:table-cell>
          <table:table-cell table:formula="of:=[.I135]*[.$J$2]" office:value-type="float" office:value="39.6" calcext:value-type="float">
            <text:p>39.6</text:p>
          </table:table-cell>
          <table:table-cell table:formula="of:=[.J135]*[.$I$17]" office:value-type="float" office:value="96.47352" calcext:value-type="float">
            <text:p>96.47352</text:p>
          </table:table-cell>
          <table:table-cell table:formula="of:=[.H135]-[.K135]" office:value-type="float" office:value="7.78198800000001" calcext:value-type="float">
            <text:p>7.781988</text:p>
          </table:table-cell>
          <table:table-cell table:formula="of:=[.L135]-[.$M$15]" office:value-type="float" office:value="4.76284055555557" calcext:value-type="float">
            <text:p>4.7628405556</text:p>
          </table:table-cell>
          <table:table-cell table:formula="of:=[.M135]/([.$L$126]*[.$I$18])" office:value-type="float" office:value="0.00119071013888889" calcext:value-type="float">
            <text:p>0.0011907101</text:p>
          </table:table-cell>
          <table:table-cell table:formula="of:=[.N135]/[.$C$13]" office:value-type="float" office:value="0.000000000142745318426226" calcext:value-type="float">
            <text:p>1.42745318426226E-010</text:p>
          </table:table-cell>
          <table:table-cell table:formula="of:=[.N135]/[.$B$13]" office:value-type="float" office:value="0.199843445796716" calcext:value-type="float">
            <text:p>0.19984344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4.026482" calcext:value-type="float">
            <text:p>104.026482</text:p>
          </table:table-cell>
          <table:table-cell table:style-name="ce23" office:value-type="float" office:value="395" calcext:value-type="float">
            <text:p>395</text:p>
          </table:table-cell>
          <table:table-cell table:style-name="ce23" table:formula="of:=[.I136]*[.$J$2]" office:value-type="float" office:value="39.5" calcext:value-type="float">
            <text:p>39.5</text:p>
          </table:table-cell>
          <table:table-cell table:style-name="ce23" table:formula="of:=[.J136]*[.$I$17]" office:value-type="float" office:value="96.2299" calcext:value-type="float">
            <text:p>96.2299</text:p>
          </table:table-cell>
          <table:table-cell table:formula="of:=[.H136]-[.K136]" office:value-type="float" office:value="7.796582" calcext:value-type="float">
            <text:p>7.796582</text:p>
          </table:table-cell>
          <table:table-cell table:formula="of:=[.L136]-[.$M$15]" office:value-type="float" office:value="4.77743455555556" calcext:value-type="float">
            <text:p>4.7774345556</text:p>
          </table:table-cell>
          <table:table-cell table:formula="of:=[.M136]/([.$L$126]*[.$I$18])" office:value-type="float" office:value="0.00119435863888889" calcext:value-type="float">
            <text:p>0.0011943586</text:p>
          </table:table-cell>
          <table:table-cell table:formula="of:=[.N136]/[.$C$13]" office:value-type="float" office:value="0.000000000143182709758732" calcext:value-type="float">
            <text:p>1.43182709758732E-010</text:p>
          </table:table-cell>
          <table:table-cell table:formula="of:=[.N136]/[.$B$13]" office:value-type="float" office:value="0.200455793662225" calcext:value-type="float">
            <text:p>0.200455793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104.106689333333" calcext:value-type="float">
            <text:p>104.1066893333</text:p>
          </table:table-cell>
          <table:table-cell table:style-name="ce23" table:formula="of:=AVERAGE([.I128:.I136])" office:value-type="float" office:value="395.777777777778" calcext:value-type="float">
            <text:p>395.7777777778</text:p>
          </table:table-cell>
          <table:table-cell table:style-name="ce23" table:formula="of:=AVERAGE([.J128:.J136])" office:value-type="float" office:value="39.5777777777778" calcext:value-type="float">
            <text:p>39.5777777778</text:p>
          </table:table-cell>
          <table:table-cell table:style-name="ce23" table:formula="of:=AVERAGE([.K128:.K136])" office:value-type="float" office:value="96.4193822222222" calcext:value-type="float">
            <text:p>96.4193822222</text:p>
          </table:table-cell>
          <table:table-cell table:formula="of:=AVERAGE([.L128:.L136])" office:value-type="float" office:value="7.68730711111112" calcext:value-type="float">
            <text:p>7.6873071111</text:p>
          </table:table-cell>
          <table:table-cell table:formula="of:=AVERAGE([.M128:.M136])" office:value-type="float" office:value="4.66815966666668" calcext:value-type="float">
            <text:p>4.6681596667</text:p>
          </table:table-cell>
          <table:table-cell table:style-name="ce23" table:formula="of:=AVERAGE([.N128:.N136])" office:value-type="float" office:value="0.00116703991666667" calcext:value-type="float">
            <text:p>0.0011670399</text:p>
          </table:table-cell>
          <table:table-cell table:style-name="ce41" table:formula="of:=AVERAGE([.O128:.O136])" office:value-type="float" office:value="0.000000000139907672807886" calcext:value-type="float">
            <text:p>1.39907672807886E-010</text:p>
          </table:table-cell>
          <table:table-cell table:style-name="ce42" table:formula="of:=AVERAGE([.P128:.P136])" office:value-type="float" office:value="0.195870741931041" calcext:value-type="float">
            <text:p>0.1958707419</text:p>
          </table:table-cell>
          <table:table-cell table:formula="of:=[.O138]/[.$O$15]*100" office:value-type="float" office:value="113.0242346826" calcext:value-type="float">
            <text:p>113.024234682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28:.H136])" office:value-type="float" office:value="0.256592195775709" calcext:value-type="float">
            <text:p>0.2565921958</text:p>
          </table:table-cell>
          <table:table-cell table:style-name="ce24" table:formula="of:=STDEV([.I128:.I136])" office:value-type="float" office:value="0.440958551844098" calcext:value-type="float">
            <text:p>0.4409585518</text:p>
          </table:table-cell>
          <table:table-cell table:style-name="ce24" table:formula="of:=STDEV([.J128:.J136])" office:value-type="float" office:value="0.0440958551844105" calcext:value-type="float">
            <text:p>0.0440958552</text:p>
          </table:table-cell>
          <table:table-cell table:style-name="ce24" table:formula="of:=STDEV([.K128:.K136])" office:value-type="float" office:value="0.107426322400256" calcext:value-type="float">
            <text:p>0.1074263224</text:p>
          </table:table-cell>
          <table:table-cell table:style-name="ce24" table:formula="of:=STDEV([.L128:.L136])" office:value-type="float" office:value="0.267827327888904" calcext:value-type="float">
            <text:p>0.2678273279</text:p>
          </table:table-cell>
          <table:table-cell table:style-name="ce24" table:formula="of:=STDEV([.M128:.M136])" office:value-type="float" office:value="0.267827327888904" calcext:value-type="float">
            <text:p>0.2678273279</text:p>
          </table:table-cell>
          <table:table-cell table:style-name="ce24" table:formula="of:=STDEV([.N128:.N136])" office:value-type="float" office:value="0.0000669568319722261" calcext:value-type="float">
            <text:p>6.69568319722261E-005</text:p>
          </table:table-cell>
          <table:table-cell table:style-name="ce31" table:formula="of:=STDEV([.O128:.O136])" office:value-type="float" office:value="0.0000000000080269529825332" calcext:value-type="float">
            <text:p>8.0269529825332E-012</text:p>
          </table:table-cell>
          <table:table-cell table:style-name="ce39" table:formula="of:=STDEV([.P128:.P136])" office:value-type="float" office:value="0.0112377341755465" calcext:value-type="float">
            <text:p>0.0112377342</text:p>
          </table:table-cell>
          <table:table-cell table:formula="of:=[.O139]/[.O138]*100" office:value-type="float" office:value="5.73732149312167" calcext:value-type="float">
            <text:p>5.737321493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4.24955" calcext:value-type="float">
            <text:p>94.24955</text:p>
          </table:table-cell>
          <table:table-cell office:value-type="float" office:value="357" calcext:value-type="float">
            <text:p>357</text:p>
          </table:table-cell>
          <table:table-cell table:formula="of:=[.I143]*[.$J$2]" office:value-type="float" office:value="35.7" calcext:value-type="float">
            <text:p>35.7</text:p>
          </table:table-cell>
          <table:table-cell table:formula="of:=[.J143]*[.$I$17]" office:value-type="float" office:value="86.97234" calcext:value-type="float">
            <text:p>86.97234</text:p>
          </table:table-cell>
          <table:table-cell table:formula="of:=[.H143]-[.K143]" office:value-type="float" office:value="7.27721" calcext:value-type="float">
            <text:p>7.27721</text:p>
          </table:table-cell>
          <table:table-cell table:formula="of:=[.L143]-[.$M$15]" office:value-type="float" office:value="4.25806255555556" calcext:value-type="float">
            <text:p>4.2580625556</text:p>
          </table:table-cell>
          <table:table-cell table:formula="of:=[.M143]/([.$L$141]*[.$I$18])" office:value-type="float" office:value="0.00106451563888889" calcext:value-type="float">
            <text:p>0.0010645156</text:p>
          </table:table-cell>
          <table:table-cell table:formula="of:=[.N143]/[.$C$14]" office:value-type="float" office:value="0.000000000153775683054207" calcext:value-type="float">
            <text:p>1.53775683054207E-010</text:p>
          </table:table-cell>
          <table:table-cell table:formula="of:=[.N143]/[.$B$14]" office:value-type="float" office:value="0.21528595627589" calcext:value-type="float">
            <text:p>0.21528595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4.006035" calcext:value-type="float">
            <text:p>94.006035</text:p>
          </table:table-cell>
          <table:table-cell office:value-type="float" office:value="357" calcext:value-type="float">
            <text:p>357</text:p>
          </table:table-cell>
          <table:table-cell table:formula="of:=[.I144]*[.$J$2]" office:value-type="float" office:value="35.7" calcext:value-type="float">
            <text:p>35.7</text:p>
          </table:table-cell>
          <table:table-cell table:formula="of:=[.J144]*[.$I$17]" office:value-type="float" office:value="86.97234" calcext:value-type="float">
            <text:p>86.97234</text:p>
          </table:table-cell>
          <table:table-cell table:formula="of:=[.H144]-[.K144]" office:value-type="float" office:value="7.03369499999999" calcext:value-type="float">
            <text:p>7.033695</text:p>
          </table:table-cell>
          <table:table-cell table:formula="of:=[.L144]-[.$M$15]" office:value-type="float" office:value="4.01454755555555" calcext:value-type="float">
            <text:p>4.0145475556</text:p>
          </table:table-cell>
          <table:table-cell table:formula="of:=[.M144]/([.$L$141]*[.$I$18])" office:value-type="float" office:value="0.00100363688888889" calcext:value-type="float">
            <text:p>0.0010036369</text:p>
          </table:table-cell>
          <table:table-cell table:formula="of:=[.N144]/[.$C$14]" office:value-type="float" office:value="0.000000000144981381662348" calcext:value-type="float">
            <text:p>1.44981381662348E-010</text:p>
          </table:table-cell>
          <table:table-cell table:formula="of:=[.N144]/[.$B$14]" office:value-type="float" office:value="0.202973934327287" calcext:value-type="float">
            <text:p>0.20297393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3.949203" calcext:value-type="float">
            <text:p>93.949203</text:p>
          </table:table-cell>
          <table:table-cell office:value-type="float" office:value="357" calcext:value-type="float">
            <text:p>357</text:p>
          </table:table-cell>
          <table:table-cell table:formula="of:=[.I145]*[.$J$2]" office:value-type="float" office:value="35.7" calcext:value-type="float">
            <text:p>35.7</text:p>
          </table:table-cell>
          <table:table-cell table:formula="of:=[.J145]*[.$I$17]" office:value-type="float" office:value="86.97234" calcext:value-type="float">
            <text:p>86.97234</text:p>
          </table:table-cell>
          <table:table-cell table:formula="of:=[.H145]-[.K145]" office:value-type="float" office:value="6.97686299999999" calcext:value-type="float">
            <text:p>6.976863</text:p>
          </table:table-cell>
          <table:table-cell table:formula="of:=[.L145]-[.$M$15]" office:value-type="float" office:value="3.95771555555555" calcext:value-type="float">
            <text:p>3.9577155556</text:p>
          </table:table-cell>
          <table:table-cell table:formula="of:=[.M145]/([.$L$141]*[.$I$18])" office:value-type="float" office:value="0.000989428888888888" calcext:value-type="float">
            <text:p>0.0009894289</text:p>
          </table:table-cell>
          <table:table-cell table:formula="of:=[.N145]/[.$C$14]" office:value-type="float" office:value="0.000000000142928950655214" calcext:value-type="float">
            <text:p>1.42928950655214E-010</text:p>
          </table:table-cell>
          <table:table-cell table:formula="of:=[.N145]/[.$B$14]" office:value-type="float" office:value="0.2001005309173" calcext:value-type="float">
            <text:p>0.20010053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3.898087" calcext:value-type="float">
            <text:p>93.898087</text:p>
          </table:table-cell>
          <table:table-cell office:value-type="float" office:value="356" calcext:value-type="float">
            <text:p>356</text:p>
          </table:table-cell>
          <table:table-cell table:formula="of:=[.I146]*[.$J$2]" office:value-type="float" office:value="35.6" calcext:value-type="float">
            <text:p>35.6</text:p>
          </table:table-cell>
          <table:table-cell table:formula="of:=[.J146]*[.$I$17]" office:value-type="float" office:value="86.72872" calcext:value-type="float">
            <text:p>86.72872</text:p>
          </table:table-cell>
          <table:table-cell table:formula="of:=[.H146]-[.K146]" office:value-type="float" office:value="7.16936700000001" calcext:value-type="float">
            <text:p>7.169367</text:p>
          </table:table-cell>
          <table:table-cell table:formula="of:=[.L146]-[.$M$15]" office:value-type="float" office:value="4.15021955555557" calcext:value-type="float">
            <text:p>4.1502195556</text:p>
          </table:table-cell>
          <table:table-cell table:formula="of:=[.M146]/([.$L$141]*[.$I$18])" office:value-type="float" office:value="0.00103755488888889" calcext:value-type="float">
            <text:p>0.0010375549</text:p>
          </table:table-cell>
          <table:table-cell table:formula="of:=[.N146]/[.$C$14]" office:value-type="float" office:value="0.000000000149881040650239" calcext:value-type="float">
            <text:p>1.49881040650239E-010</text:p>
          </table:table-cell>
          <table:table-cell table:formula="of:=[.N146]/[.$B$14]" office:value-type="float" office:value="0.209833456910335" calcext:value-type="float">
            <text:p>0.20983345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4.499359" calcext:value-type="float">
            <text:p>94.499359</text:p>
          </table:table-cell>
          <table:table-cell office:value-type="float" office:value="357" calcext:value-type="float">
            <text:p>357</text:p>
          </table:table-cell>
          <table:table-cell table:formula="of:=[.I147]*[.$J$2]" office:value-type="float" office:value="35.7" calcext:value-type="float">
            <text:p>35.7</text:p>
          </table:table-cell>
          <table:table-cell table:formula="of:=[.J147]*[.$I$17]" office:value-type="float" office:value="86.97234" calcext:value-type="float">
            <text:p>86.97234</text:p>
          </table:table-cell>
          <table:table-cell table:formula="of:=[.H147]-[.K147]" office:value-type="float" office:value="7.527019" calcext:value-type="float">
            <text:p>7.527019</text:p>
          </table:table-cell>
          <table:table-cell table:formula="of:=[.L147]-[.$M$15]" office:value-type="float" office:value="4.50787155555555" calcext:value-type="float">
            <text:p>4.5078715556</text:p>
          </table:table-cell>
          <table:table-cell table:formula="of:=[.M147]/([.$L$141]*[.$I$18])" office:value-type="float" office:value="0.00112696788888889" calcext:value-type="float">
            <text:p>0.0011269679</text:p>
          </table:table-cell>
          <table:table-cell table:formula="of:=[.N147]/[.$C$14]" office:value-type="float" office:value="0.00000000016279728597969" calcext:value-type="float">
            <text:p>1.6279728597969E-010</text:p>
          </table:table-cell>
          <table:table-cell table:formula="of:=[.N147]/[.$B$14]" office:value-type="float" office:value="0.227916200371566" calcext:value-type="float">
            <text:p>0.22791620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4.840172" calcext:value-type="float">
            <text:p>94.840172</text:p>
          </table:table-cell>
          <table:table-cell office:value-type="float" office:value="357" calcext:value-type="float">
            <text:p>357</text:p>
          </table:table-cell>
          <table:table-cell table:formula="of:=[.I148]*[.$J$2]" office:value-type="float" office:value="35.7" calcext:value-type="float">
            <text:p>35.7</text:p>
          </table:table-cell>
          <table:table-cell table:formula="of:=[.J148]*[.$I$17]" office:value-type="float" office:value="86.97234" calcext:value-type="float">
            <text:p>86.97234</text:p>
          </table:table-cell>
          <table:table-cell table:formula="of:=[.H148]-[.K148]" office:value-type="float" office:value="7.86783199999999" calcext:value-type="float">
            <text:p>7.867832</text:p>
          </table:table-cell>
          <table:table-cell table:formula="of:=[.L148]-[.$M$15]" office:value-type="float" office:value="4.84868455555555" calcext:value-type="float">
            <text:p>4.8486845556</text:p>
          </table:table-cell>
          <table:table-cell table:formula="of:=[.M148]/([.$L$141]*[.$I$18])" office:value-type="float" office:value="0.00121217113888889" calcext:value-type="float">
            <text:p>0.0012121711</text:p>
          </table:table-cell>
          <table:table-cell table:formula="of:=[.N148]/[.$C$14]" office:value-type="float" office:value="0.00000000017510540761599" calcext:value-type="float">
            <text:p>1.7510540761599E-010</text:p>
          </table:table-cell>
          <table:table-cell table:formula="of:=[.N148]/[.$B$14]" office:value-type="float" office:value="0.245147570662386" calcext:value-type="float">
            <text:p>0.24514757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4.58934" calcext:value-type="float">
            <text:p>94.58934</text:p>
          </table:table-cell>
          <table:table-cell office:value-type="float" office:value="357" calcext:value-type="float">
            <text:p>357</text:p>
          </table:table-cell>
          <table:table-cell table:formula="of:=[.I149]*[.$J$2]" office:value-type="float" office:value="35.7" calcext:value-type="float">
            <text:p>35.7</text:p>
          </table:table-cell>
          <table:table-cell table:formula="of:=[.J149]*[.$I$17]" office:value-type="float" office:value="86.97234" calcext:value-type="float">
            <text:p>86.97234</text:p>
          </table:table-cell>
          <table:table-cell table:formula="of:=[.H149]-[.K149]" office:value-type="float" office:value="7.617" calcext:value-type="float">
            <text:p>7.617</text:p>
          </table:table-cell>
          <table:table-cell table:formula="of:=[.L149]-[.$M$15]" office:value-type="float" office:value="4.59785255555556" calcext:value-type="float">
            <text:p>4.5978525556</text:p>
          </table:table-cell>
          <table:table-cell table:formula="of:=[.M149]/([.$L$141]*[.$I$18])" office:value-type="float" office:value="0.00114946313888889" calcext:value-type="float">
            <text:p>0.0011494631</text:p>
          </table:table-cell>
          <table:table-cell table:formula="of:=[.N149]/[.$C$14]" office:value-type="float" office:value="0.000000000166046860065643" calcext:value-type="float">
            <text:p>1.66046860065643E-010</text:p>
          </table:table-cell>
          <table:table-cell table:formula="of:=[.N149]/[.$B$14]" office:value-type="float" office:value="0.2324656040919" calcext:value-type="float">
            <text:p>0.23246560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3.914604" calcext:value-type="float">
            <text:p>93.914604</text:p>
          </table:table-cell>
          <table:table-cell office:value-type="float" office:value="357" calcext:value-type="float">
            <text:p>357</text:p>
          </table:table-cell>
          <table:table-cell table:formula="of:=[.I150]*[.$J$2]" office:value-type="float" office:value="35.7" calcext:value-type="float">
            <text:p>35.7</text:p>
          </table:table-cell>
          <table:table-cell table:formula="of:=[.J150]*[.$I$17]" office:value-type="float" office:value="86.97234" calcext:value-type="float">
            <text:p>86.97234</text:p>
          </table:table-cell>
          <table:table-cell table:formula="of:=[.H150]-[.K150]" office:value-type="float" office:value="6.94226399999999" calcext:value-type="float">
            <text:p>6.942264</text:p>
          </table:table-cell>
          <table:table-cell table:formula="of:=[.L150]-[.$M$15]" office:value-type="float" office:value="3.92311655555555" calcext:value-type="float">
            <text:p>3.9231165556</text:p>
          </table:table-cell>
          <table:table-cell table:formula="of:=[.M150]/([.$L$141]*[.$I$18])" office:value-type="float" office:value="0.000980779138888888" calcext:value-type="float">
            <text:p>0.0009807791</text:p>
          </table:table-cell>
          <table:table-cell table:formula="of:=[.N150]/[.$C$14]" office:value-type="float" office:value="0.000000000141679442272335" calcext:value-type="float">
            <text:p>1.41679442272335E-010</text:p>
          </table:table-cell>
          <table:table-cell table:formula="of:=[.N150]/[.$B$14]" office:value-type="float" office:value="0.198351219181268" calcext:value-type="float">
            <text:p>0.19835121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3.897339" calcext:value-type="float">
            <text:p>93.897339</text:p>
          </table:table-cell>
          <table:table-cell table:style-name="ce23" office:value-type="float" office:value="357" calcext:value-type="float">
            <text:p>357</text:p>
          </table:table-cell>
          <table:table-cell table:style-name="ce23" table:formula="of:=[.I151]*[.$J$2]" office:value-type="float" office:value="35.7" calcext:value-type="float">
            <text:p>35.7</text:p>
          </table:table-cell>
          <table:table-cell table:style-name="ce23" table:formula="of:=[.J151]*[.$I$17]" office:value-type="float" office:value="86.97234" calcext:value-type="float">
            <text:p>86.97234</text:p>
          </table:table-cell>
          <table:table-cell table:formula="of:=[.H151]-[.K151]" office:value-type="float" office:value="6.924999" calcext:value-type="float">
            <text:p>6.924999</text:p>
          </table:table-cell>
          <table:table-cell table:formula="of:=[.L151]-[.$M$15]" office:value-type="float" office:value="3.90585155555556" calcext:value-type="float">
            <text:p>3.9058515556</text:p>
          </table:table-cell>
          <table:table-cell table:formula="of:=[.M151]/([.$L$141]*[.$I$18])" office:value-type="float" office:value="0.00097646288888889" calcext:value-type="float">
            <text:p>0.0009764629</text:p>
          </table:table-cell>
          <table:table-cell table:formula="of:=[.N151]/[.$C$14]" office:value-type="float" office:value="0.000000000141055934013992" calcext:value-type="float">
            <text:p>1.41055934013992E-010</text:p>
          </table:table-cell>
          <table:table-cell table:formula="of:=[.N151]/[.$B$14]" office:value-type="float" office:value="0.197478307619588" calcext:value-type="float">
            <text:p>0.197478307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94.2048543333334" calcext:value-type="float">
            <text:p>94.2048543333</text:p>
          </table:table-cell>
          <table:table-cell table:style-name="ce23" table:formula="of:=AVERAGE([.I143:.I151])" office:value-type="float" office:value="356.888888888889" calcext:value-type="float">
            <text:p>356.8888888889</text:p>
          </table:table-cell>
          <table:table-cell table:style-name="ce23" table:formula="of:=AVERAGE([.J143:.J151])" office:value-type="float" office:value="35.6888888888889" calcext:value-type="float">
            <text:p>35.6888888889</text:p>
          </table:table-cell>
          <table:table-cell table:style-name="ce23" table:formula="of:=AVERAGE([.K143:.K151])" office:value-type="float" office:value="86.9452711111111" calcext:value-type="float">
            <text:p>86.9452711111</text:p>
          </table:table-cell>
          <table:table-cell table:formula="of:=AVERAGE([.L143:.L151])" office:value-type="float" office:value="7.25958322222222" calcext:value-type="float">
            <text:p>7.2595832222</text:p>
          </table:table-cell>
          <table:table-cell table:formula="of:=AVERAGE([.M143:.M151])" office:value-type="float" office:value="4.24043577777778" calcext:value-type="float">
            <text:p>4.2404357778</text:p>
          </table:table-cell>
          <table:table-cell table:style-name="ce23" table:formula="of:=AVERAGE([.N143:.N151])" office:value-type="float" office:value="0.00106010894444444" calcext:value-type="float">
            <text:p>0.0010601089</text:p>
          </table:table-cell>
          <table:table-cell table:style-name="ce41" table:formula="of:=AVERAGE([.O143:.O151])" office:value-type="float" office:value="0.000000000153139109552184" calcext:value-type="float">
            <text:p>1.53139109552184E-010</text:p>
          </table:table-cell>
          <table:table-cell table:style-name="ce42" table:formula="of:=AVERAGE([.P143:.P151])" office:value-type="float" office:value="0.214394753373058" calcext:value-type="float">
            <text:p>0.2143947534</text:p>
          </table:table-cell>
          <table:table-cell table:formula="of:=[.O153]/[.$O$15]*100" office:value-type="float" office:value="123.713233947344" calcext:value-type="float">
            <text:p>123.713233947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43:.H151])" office:value-type="float" office:value="0.356719836029621" calcext:value-type="float">
            <text:p>0.356719836</text:p>
          </table:table-cell>
          <table:table-cell table:style-name="ce24" table:formula="of:=STDEV([.I143:.I151])" office:value-type="float" office:value="0.333333333333333" calcext:value-type="float">
            <text:p>0.3333333333</text:p>
          </table:table-cell>
          <table:table-cell table:style-name="ce24" table:formula="of:=STDEV([.J143:.J151])" office:value-type="float" office:value="0.0333333333333338" calcext:value-type="float">
            <text:p>0.0333333333</text:p>
          </table:table-cell>
          <table:table-cell table:style-name="ce24" table:formula="of:=STDEV([.K143:.K151])" office:value-type="float" office:value="0.081206666666669" calcext:value-type="float">
            <text:p>0.0812066667</text:p>
          </table:table-cell>
          <table:table-cell table:style-name="ce24" table:formula="of:=STDEV([.L143:.L151])" office:value-type="float" office:value="0.339352176494338" calcext:value-type="float">
            <text:p>0.3393521765</text:p>
          </table:table-cell>
          <table:table-cell table:style-name="ce24" table:formula="of:=STDEV([.M143:.M151])" office:value-type="float" office:value="0.339352176494338" calcext:value-type="float">
            <text:p>0.3393521765</text:p>
          </table:table-cell>
          <table:table-cell table:style-name="ce24" table:formula="of:=STDEV([.N143:.N151])" office:value-type="float" office:value="0.0000848380441235845" calcext:value-type="float">
            <text:p>0.000084838</text:p>
          </table:table-cell>
          <table:table-cell table:style-name="ce31" table:formula="of:=STDEV([.O143:.O151])" office:value-type="float" office:value="0.0000000000122553654521264" calcext:value-type="float">
            <text:p>1.22553654521264E-011</text:p>
          </table:table-cell>
          <table:table-cell table:style-name="ce39" table:formula="of:=STDEV([.P143:.P151])" office:value-type="float" office:value="0.017157511632977" calcext:value-type="float">
            <text:p>0.0171575116</text:p>
          </table:table-cell>
          <table:table-cell table:formula="of:=[.O154]/[.O153]*100" office:value-type="float" office:value="8.0027665616994" calcext:value-type="float">
            <text:p>8.002766561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790028" calcext:value-type="float">
            <text:p>60.790028</text:p>
          </table:table-cell>
          <table:table-cell office:value-type="float" office:value="232" calcext:value-type="float">
            <text:p>232</text:p>
          </table:table-cell>
          <table:table-cell table:formula="of:=[.I158]*[.$J$2]" office:value-type="float" office:value="23.2" calcext:value-type="float">
            <text:p>23.2</text:p>
          </table:table-cell>
          <table:table-cell table:formula="of:=[.J158]*[.$I$17]" office:value-type="float" office:value="56.51984" calcext:value-type="float">
            <text:p>56.51984</text:p>
          </table:table-cell>
          <table:table-cell table:formula="of:=[.H158]-[.K158]" office:value-type="float" office:value="4.270188" calcext:value-type="float">
            <text:p>4.270188</text:p>
          </table:table-cell>
          <table:table-cell table:formula="of:=[.L158]-[.$M$15]" office:value-type="float" office:value="1.25104055555556" calcext:value-type="float">
            <text:p>1.2510405556</text:p>
          </table:table-cell>
          <table:table-cell table:formula="of:=[.M158]/([.$L$156]*[.$I$18])" office:value-type="float" office:value="0.000312760138888889" calcext:value-type="float">
            <text:p>0.0003127601</text:p>
          </table:table-cell>
          <table:table-cell table:formula="of:=[.N158]/[.$C$15]" office:value-type="float" office:value="0.000000000136354953425569" calcext:value-type="float">
            <text:p>1.36354953425569E-010</text:p>
          </table:table-cell>
          <table:table-cell table:formula="of:=[.N158]/[.$B$15]" office:value-type="float" office:value="0.190896934795797" calcext:value-type="float">
            <text:p>0.19089693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1.10112" calcext:value-type="float">
            <text:p>61.10112</text:p>
          </table:table-cell>
          <table:table-cell office:value-type="float" office:value="232" calcext:value-type="float">
            <text:p>232</text:p>
          </table:table-cell>
          <table:table-cell table:formula="of:=[.I159]*[.$J$2]" office:value-type="float" office:value="23.2" calcext:value-type="float">
            <text:p>23.2</text:p>
          </table:table-cell>
          <table:table-cell table:formula="of:=[.J159]*[.$I$17]" office:value-type="float" office:value="56.51984" calcext:value-type="float">
            <text:p>56.51984</text:p>
          </table:table-cell>
          <table:table-cell table:formula="of:=[.H159]-[.K159]" office:value-type="float" office:value="4.58128" calcext:value-type="float">
            <text:p>4.58128</text:p>
          </table:table-cell>
          <table:table-cell table:formula="of:=[.L159]-[.$M$15]" office:value-type="float" office:value="1.56213255555556" calcext:value-type="float">
            <text:p>1.5621325556</text:p>
          </table:table-cell>
          <table:table-cell table:formula="of:=[.M159]/([.$L$156]*[.$I$18])" office:value-type="float" office:value="0.00039053313888889" calcext:value-type="float">
            <text:p>0.0003905331</text:p>
          </table:table-cell>
          <table:table-cell table:formula="of:=[.N159]/[.$C$15]" office:value-type="float" office:value="0.000000000170261875933154" calcext:value-type="float">
            <text:p>1.70261875933154E-010</text:p>
          </table:table-cell>
          <table:table-cell table:formula="of:=[.N159]/[.$B$15]" office:value-type="float" office:value="0.238366626306415" calcext:value-type="float">
            <text:p>0.23836662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845562" calcext:value-type="float">
            <text:p>60.845562</text:p>
          </table:table-cell>
          <table:table-cell office:value-type="float" office:value="232" calcext:value-type="float">
            <text:p>232</text:p>
          </table:table-cell>
          <table:table-cell table:formula="of:=[.I160]*[.$J$2]" office:value-type="float" office:value="23.2" calcext:value-type="float">
            <text:p>23.2</text:p>
          </table:table-cell>
          <table:table-cell table:formula="of:=[.J160]*[.$I$17]" office:value-type="float" office:value="56.51984" calcext:value-type="float">
            <text:p>56.51984</text:p>
          </table:table-cell>
          <table:table-cell table:formula="of:=[.H160]-[.K160]" office:value-type="float" office:value="4.325722" calcext:value-type="float">
            <text:p>4.325722</text:p>
          </table:table-cell>
          <table:table-cell table:formula="of:=[.L160]-[.$M$15]" office:value-type="float" office:value="1.30657455555556" calcext:value-type="float">
            <text:p>1.3065745556</text:p>
          </table:table-cell>
          <table:table-cell table:formula="of:=[.M160]/([.$L$156]*[.$I$18])" office:value-type="float" office:value="0.000326643638888889" calcext:value-type="float">
            <text:p>0.0003266436</text:p>
          </table:table-cell>
          <table:table-cell table:formula="of:=[.N160]/[.$C$15]" office:value-type="float" office:value="0.000000000142407783567573" calcext:value-type="float">
            <text:p>1.42407783567573E-010</text:p>
          </table:table-cell>
          <table:table-cell table:formula="of:=[.N160]/[.$B$15]" office:value-type="float" office:value="0.199370896994602" calcext:value-type="float">
            <text:p>0.1993708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700409" calcext:value-type="float">
            <text:p>60.700409</text:p>
          </table:table-cell>
          <table:table-cell office:value-type="float" office:value="232" calcext:value-type="float">
            <text:p>232</text:p>
          </table:table-cell>
          <table:table-cell table:formula="of:=[.I161]*[.$J$2]" office:value-type="float" office:value="23.2" calcext:value-type="float">
            <text:p>23.2</text:p>
          </table:table-cell>
          <table:table-cell table:formula="of:=[.J161]*[.$I$17]" office:value-type="float" office:value="56.51984" calcext:value-type="float">
            <text:p>56.51984</text:p>
          </table:table-cell>
          <table:table-cell table:formula="of:=[.H161]-[.K161]" office:value-type="float" office:value="4.180569" calcext:value-type="float">
            <text:p>4.180569</text:p>
          </table:table-cell>
          <table:table-cell table:formula="of:=[.L161]-[.$M$15]" office:value-type="float" office:value="1.16142155555556" calcext:value-type="float">
            <text:p>1.1614215556</text:p>
          </table:table-cell>
          <table:table-cell table:formula="of:=[.M161]/([.$L$156]*[.$I$18])" office:value-type="float" office:value="0.000290355388888889" calcext:value-type="float">
            <text:p>0.0002903554</text:p>
          </table:table-cell>
          <table:table-cell table:formula="of:=[.N161]/[.$C$15]" office:value-type="float" office:value="0.00000000012658708897323" calcext:value-type="float">
            <text:p>1.2658708897323E-010</text:p>
          </table:table-cell>
          <table:table-cell table:formula="of:=[.N161]/[.$B$15]" office:value-type="float" office:value="0.177221924562522" calcext:value-type="float">
            <text:p>0.17722192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599869" calcext:value-type="float">
            <text:p>60.599869</text:p>
          </table:table-cell>
          <table:table-cell office:value-type="float" office:value="233" calcext:value-type="float">
            <text:p>233</text:p>
          </table:table-cell>
          <table:table-cell table:formula="of:=[.I162]*[.$J$2]" office:value-type="float" office:value="23.3" calcext:value-type="float">
            <text:p>23.3</text:p>
          </table:table-cell>
          <table:table-cell table:formula="of:=[.J162]*[.$I$17]" office:value-type="float" office:value="56.76346" calcext:value-type="float">
            <text:p>56.76346</text:p>
          </table:table-cell>
          <table:table-cell table:formula="of:=[.H162]-[.K162]" office:value-type="float" office:value="3.836409" calcext:value-type="float">
            <text:p>3.836409</text:p>
          </table:table-cell>
          <table:table-cell table:formula="of:=[.L162]-[.$M$15]" office:value-type="float" office:value="0.817261555555555" calcext:value-type="float">
            <text:p>0.8172615556</text:p>
          </table:table-cell>
          <table:table-cell table:formula="of:=[.M162]/([.$L$156]*[.$I$18])" office:value-type="float" office:value="0.000204315388888889" calcext:value-type="float">
            <text:p>0.0002043154</text:p>
          </table:table-cell>
          <table:table-cell table:formula="of:=[.N162]/[.$C$15]" office:value-type="float" office:value="0.0000000000890759782721827" calcext:value-type="float">
            <text:p>8.90759782721827E-011</text:p>
          </table:table-cell>
          <table:table-cell table:formula="of:=[.N162]/[.$B$15]" office:value-type="float" office:value="0.124706369581056" calcext:value-type="float">
            <text:p>0.12470636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859135" calcext:value-type="float">
            <text:p>60.859135</text:p>
          </table:table-cell>
          <table:table-cell office:value-type="float" office:value="232" calcext:value-type="float">
            <text:p>232</text:p>
          </table:table-cell>
          <table:table-cell table:formula="of:=[.I163]*[.$J$2]" office:value-type="float" office:value="23.2" calcext:value-type="float">
            <text:p>23.2</text:p>
          </table:table-cell>
          <table:table-cell table:formula="of:=[.J163]*[.$I$17]" office:value-type="float" office:value="56.51984" calcext:value-type="float">
            <text:p>56.51984</text:p>
          </table:table-cell>
          <table:table-cell table:formula="of:=[.H163]-[.K163]" office:value-type="float" office:value="4.339295" calcext:value-type="float">
            <text:p>4.339295</text:p>
          </table:table-cell>
          <table:table-cell table:formula="of:=[.L163]-[.$M$15]" office:value-type="float" office:value="1.32014755555556" calcext:value-type="float">
            <text:p>1.3201475556</text:p>
          </table:table-cell>
          <table:table-cell table:formula="of:=[.M163]/([.$L$156]*[.$I$18])" office:value-type="float" office:value="0.00033003688888889" calcext:value-type="float">
            <text:p>0.0003300369</text:p>
          </table:table-cell>
          <table:table-cell table:formula="of:=[.N163]/[.$C$15]" office:value-type="float" office:value="0.00000000014388714870456" calcext:value-type="float">
            <text:p>1.4388714870456E-010</text:p>
          </table:table-cell>
          <table:table-cell table:formula="of:=[.N163]/[.$B$15]" office:value-type="float" office:value="0.201442008186384" calcext:value-type="float">
            <text:p>0.20144200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1.315655" calcext:value-type="float">
            <text:p>61.315655</text:p>
          </table:table-cell>
          <table:table-cell office:value-type="float" office:value="232" calcext:value-type="float">
            <text:p>232</text:p>
          </table:table-cell>
          <table:table-cell table:formula="of:=[.I164]*[.$J$2]" office:value-type="float" office:value="23.2" calcext:value-type="float">
            <text:p>23.2</text:p>
          </table:table-cell>
          <table:table-cell table:formula="of:=[.J164]*[.$I$17]" office:value-type="float" office:value="56.51984" calcext:value-type="float">
            <text:p>56.51984</text:p>
          </table:table-cell>
          <table:table-cell table:formula="of:=[.H164]-[.K164]" office:value-type="float" office:value="4.795815" calcext:value-type="float">
            <text:p>4.795815</text:p>
          </table:table-cell>
          <table:table-cell table:formula="of:=[.L164]-[.$M$15]" office:value-type="float" office:value="1.77666755555556" calcext:value-type="float">
            <text:p>1.7766675556</text:p>
          </table:table-cell>
          <table:table-cell table:formula="of:=[.M164]/([.$L$156]*[.$I$18])" office:value-type="float" office:value="0.000444166888888889" calcext:value-type="float">
            <text:p>0.0004441669</text:p>
          </table:table-cell>
          <table:table-cell table:formula="of:=[.N164]/[.$C$15]" office:value-type="float" office:value="0.000000000193644738945267" calcext:value-type="float">
            <text:p>1.93644738945267E-010</text:p>
          </table:table-cell>
          <table:table-cell table:formula="of:=[.N164]/[.$B$15]" office:value-type="float" office:value="0.271102634523374" calcext:value-type="float">
            <text:p>0.27110263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1.072369" calcext:value-type="float">
            <text:p>61.072369</text:p>
          </table:table-cell>
          <table:table-cell office:value-type="float" office:value="233" calcext:value-type="float">
            <text:p>233</text:p>
          </table:table-cell>
          <table:table-cell table:formula="of:=[.I165]*[.$J$2]" office:value-type="float" office:value="23.3" calcext:value-type="float">
            <text:p>23.3</text:p>
          </table:table-cell>
          <table:table-cell table:formula="of:=[.J165]*[.$I$17]" office:value-type="float" office:value="56.76346" calcext:value-type="float">
            <text:p>56.76346</text:p>
          </table:table-cell>
          <table:table-cell table:formula="of:=[.H165]-[.K165]" office:value-type="float" office:value="4.308909" calcext:value-type="float">
            <text:p>4.308909</text:p>
          </table:table-cell>
          <table:table-cell table:formula="of:=[.L165]-[.$M$15]" office:value-type="float" office:value="1.28976155555556" calcext:value-type="float">
            <text:p>1.2897615556</text:p>
          </table:table-cell>
          <table:table-cell table:formula="of:=[.M165]/([.$L$156]*[.$I$18])" office:value-type="float" office:value="0.00032244038888889" calcext:value-type="float">
            <text:p>0.0003224404</text:p>
          </table:table-cell>
          <table:table-cell table:formula="of:=[.N165]/[.$C$15]" office:value-type="float" office:value="0.000000000140575280359133" calcext:value-type="float">
            <text:p>1.40575280359133E-010</text:p>
          </table:table-cell>
          <table:table-cell table:formula="of:=[.N165]/[.$B$15]" office:value-type="float" office:value="0.196805392502786" calcext:value-type="float">
            <text:p>0.19680539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943035" calcext:value-type="float">
            <text:p>60.943035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table:formula="of:=[.I166]*[.$J$2]" office:value-type="float" office:value="23.3" calcext:value-type="float">
            <text:p>23.3</text:p>
          </table:table-cell>
          <table:table-cell table:style-name="ce23" table:formula="of:=[.J166]*[.$I$17]" office:value-type="float" office:value="56.76346" calcext:value-type="float">
            <text:p>56.76346</text:p>
          </table:table-cell>
          <table:table-cell table:formula="of:=[.H166]-[.K166]" office:value-type="float" office:value="4.179575" calcext:value-type="float">
            <text:p>4.179575</text:p>
          </table:table-cell>
          <table:table-cell table:formula="of:=[.L166]-[.$M$15]" office:value-type="float" office:value="1.16042755555556" calcext:value-type="float">
            <text:p>1.1604275556</text:p>
          </table:table-cell>
          <table:table-cell table:formula="of:=[.M166]/([.$L$156]*[.$I$18])" office:value-type="float" office:value="0.00029010688888889" calcext:value-type="float">
            <text:p>0.0002901069</text:p>
          </table:table-cell>
          <table:table-cell table:formula="of:=[.N166]/[.$C$15]" office:value-type="float" office:value="0.000000000126478749700692" calcext:value-type="float">
            <text:p>1.26478749700692E-010</text:p>
          </table:table-cell>
          <table:table-cell table:formula="of:=[.N166]/[.$B$15]" office:value-type="float" office:value="0.177070249580968" calcext:value-type="float">
            <text:p>0.177070249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60.9141313333333" calcext:value-type="float">
            <text:p>60.9141313333</text:p>
          </table:table-cell>
          <table:table-cell table:style-name="ce23" table:formula="of:=AVERAGE([.I158:.I166])" office:value-type="float" office:value="232.333333333333" calcext:value-type="float">
            <text:p>232.3333333333</text:p>
          </table:table-cell>
          <table:table-cell table:style-name="ce23" table:formula="of:=AVERAGE([.J158:.J166])" office:value-type="float" office:value="23.2333333333333" calcext:value-type="float">
            <text:p>23.2333333333</text:p>
          </table:table-cell>
          <table:table-cell table:style-name="ce23" table:formula="of:=AVERAGE([.K158:.K166])" office:value-type="float" office:value="56.6010466666667" calcext:value-type="float">
            <text:p>56.6010466667</text:p>
          </table:table-cell>
          <table:table-cell table:formula="of:=AVERAGE([.L158:.L166])" office:value-type="float" office:value="4.31308466666667" calcext:value-type="float">
            <text:p>4.3130846667</text:p>
          </table:table-cell>
          <table:table-cell table:formula="of:=AVERAGE([.M158:.M166])" office:value-type="float" office:value="1.29393722222222" calcext:value-type="float">
            <text:p>1.2939372222</text:p>
          </table:table-cell>
          <table:table-cell table:style-name="ce23" table:formula="of:=AVERAGE([.N158:.N166])" office:value-type="float" office:value="0.000323484305555556" calcext:value-type="float">
            <text:p>0.0003234843</text:p>
          </table:table-cell>
          <table:table-cell table:style-name="ce41" table:formula="of:=AVERAGE([.O158:.O166])" office:value-type="float" office:value="0.000000000141030399764596" calcext:value-type="float">
            <text:p>1.41030399764596E-010</text:p>
          </table:table-cell>
          <table:table-cell table:style-name="ce43" table:formula="of:=AVERAGE([.P158:.P166])" office:value-type="float" office:value="0.197442559670434" calcext:value-type="float">
            <text:p>0.1974425597</text:p>
          </table:table-cell>
          <table:table-cell table:formula="of:=[.O168]/[.$O$15]*100" office:value-type="float" office:value="113.931228219787" calcext:value-type="float">
            <text:p>113.9312282198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58:.H166])" office:value-type="float" office:value="0.220688308160514" calcext:value-type="float">
            <text:p>0.2206883082</text:p>
          </table:table-cell>
          <table:table-cell table:style-name="ce24" table:formula="of:=STDEV([.I158:.I166])" office:value-type="float" office:value="0.5" calcext:value-type="float">
            <text:p>0.5</text:p>
          </table:table-cell>
          <table:table-cell table:style-name="ce24" table:formula="of:=STDEV([.J158:.J166])" office:value-type="float" office:value="0.0499999999999989" calcext:value-type="float">
            <text:p>0.05</text:p>
          </table:table-cell>
          <table:table-cell table:style-name="ce24" table:formula="of:=STDEV([.K158:.K166])" office:value-type="float" office:value="0.12181" calcext:value-type="float">
            <text:p>0.12181</text:p>
          </table:table-cell>
          <table:table-cell table:style-name="ce24" table:formula="of:=STDEV([.L158:.L166])" office:value-type="float" office:value="0.266989344288775" calcext:value-type="float">
            <text:p>0.2669893443</text:p>
          </table:table-cell>
          <table:table-cell table:style-name="ce24" table:formula="of:=STDEV([.M158:.M166])" office:value-type="float" office:value="0.266989344288775" calcext:value-type="float">
            <text:p>0.2669893443</text:p>
          </table:table-cell>
          <table:table-cell table:style-name="ce24" table:formula="of:=STDEV([.N158:.N166])" office:value-type="float" office:value="0.0000667473360721938" calcext:value-type="float">
            <text:p>6.67473360721938E-005</text:p>
          </table:table-cell>
          <table:table-cell table:style-name="ce31" table:formula="of:=STDEV([.O158:.O166])" office:value-type="float" office:value="0.0000000000291000315249193" calcext:value-type="float">
            <text:p>2.91000315249193E-011</text:p>
          </table:table-cell>
          <table:table-cell table:style-name="ce39" table:formula="of:=STDEV([.P158:.P166])" office:value-type="float" office:value="0.0407400441348871" calcext:value-type="float">
            <text:p>0.0407400441</text:p>
          </table:table-cell>
          <table:table-cell table:formula="of:=[.O169]/[.O168]*100" office:value-type="float" office:value="20.6338715436476" calcext:value-type="float">
            <text:p>20.6338715436</text:p>
          </table:table-cell>
          <table:table-cell office:value-type="string" calcext:value-type="string">
            <text:p>%age of stdev</text:p>
          </table:table-cell>
        </table:table-row>
      </table:table>
      <table:table table:name="nbIterations=4, maxDisparity=30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column table:style-name="co7" table:number-columns-repeated="2" table:default-cell-style-name="ce23"/>
        <table:table-column table:style-name="co11" table:default-cell-style-name="ce27"/>
        <table:table-column table:style-name="co7" table:default-cell-style-name="ce29"/>
        <table:table-column table:style-name="co7" table:default-cell-style-name="ce3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cenario 64</text:p>
          </table:table-cell>
          <table:table-cell table:number-columns-repeated="6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1" office:value-type="float" office:value="0.1" calcext:value-type="float">
            <text:p>0.1</text:p>
          </table:table-cell>
          <table:table-cell table:style-name="ce21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/>
          <table:table-cell table:style-name="ce1"/>
          <table:table-cell table:style-name="ce19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2" office:value-type="string" calcext:value-type="string">
            <text:p>Dynamic average P (W)</text:p>
          </table:table-cell>
          <table:table-cell table:style-name="ce28" office:value-type="string" calcext:value-type="string">
            <text:p>Dynamic E/cycle (J)</text:p>
          </table:table-cell>
          <table:table-cell table:style-name="ce44"/>
          <table:table-cell table:number-columns-repeated="2"/>
        </table:table-row>
        <table:table-row table:style-name="ro3">
          <table:table-cell table:style-name="ce2" office:value-type="float" office:value="130380081595.037" calcext:value-type="float">
            <text:p>130380081595.037</text:p>
          </table:table-cell>
          <table:table-cell table:formula="of:=[.A4]/1000000000000" office:value-type="float" office:value="0.130380081595037" calcext:value-type="float">
            <text:p>0.1303800816</text:p>
          </table:table-cell>
          <table:table-cell table:formula="of:=[.B4]*[.$L$17]" office:value-type="float" office:value="182532114.233052" calcext:value-type="float">
            <text:p>182532114.233052</text:p>
          </table:table-cell>
          <table:table-cell table:style-name="ce7" office:value-type="string" calcext:value-type="string">
            <text:p>Write_PPM</text:p>
          </table:table-cell>
          <table:table-cell table:style-name="ce9" table:formula="of:=[.P33]" office:value-type="float" office:value="0.149845506263872" calcext:value-type="float">
            <text:p>0.150</text:p>
          </table:table-cell>
          <table:table-cell table:style-name="ce12"/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85264106901.4204" calcext:value-type="float">
            <text:p>85264106901.4204</text:p>
          </table:table-cell>
          <table:table-cell table:formula="of:=[.A5]/1000000000000" office:value-type="float" office:value="0.0852641069014204" calcext:value-type="float">
            <text:p>0.0852641069</text:p>
          </table:table-cell>
          <table:table-cell table:formula="of:=[.B5]*[.$L$17]" office:value-type="float" office:value="119369749.661989" calcext:value-type="float">
            <text:p>119369749.661989</text:p>
          </table:table-cell>
          <table:table-cell table:style-name="ce7" office:value-type="string" calcext:value-type="string">
            <text:p>ComputeHorWeights</text:p>
          </table:table-cell>
          <table:table-cell table:style-name="ce9" table:formula="of:=[.P48]" office:value-type="float" office:value="0.17393628241394" calcext:value-type="float">
            <text:p>0.174</text:p>
          </table:table-cell>
          <table:table-cell table:style-name="ce12"/>
          <table:table-cell/>
          <table:table-cell table:style-name="ce2"/>
          <table:table-cell table:style-name="Default" office:value-type="float" office:value="90.805229" calcext:value-type="float">
            <text:p>90.80522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table:formula="of:=[.J5]*[.$J$2]" office:value-type="float" office:value="34.6" calcext:value-type="float">
            <text:p>34.6</text:p>
          </table:table-cell>
          <table:table-cell table:style-name="Default" table:formula="of:=[.$I$17]*[.K5]" office:value-type="float" office:value="84.29252" calcext:value-type="float">
            <text:p>84.29252</text:p>
          </table:table-cell>
          <table:table-cell table:style-name="Default" table:formula="of:=[.I5]-[.L5]" office:value-type="float" office:value="6.512709" calcext:value-type="float">
            <text:p>6.512709</text:p>
          </table:table-cell>
          <table:table-cell table:style-name="Default" table:formula="of:=[.M5]/[.K5]" office:value-type="float" office:value="0.188228583815029" calcext:value-type="float">
            <text:p>0.1882285838</text:p>
          </table:table-cell>
          <table:table-cell table:formula="of:=[.M5]/([.K5]*[.$L$17])" office:value-type="float" office:value="0.000000000134448988439306" calcext:value-type="float">
            <text:p>1.34448988439306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85264106901.4204" calcext:value-type="float">
            <text:p>85264106901.4204</text:p>
          </table:table-cell>
          <table:table-cell table:formula="of:=[.A6]/1000000000000" office:value-type="float" office:value="0.0852641069014204" calcext:value-type="float">
            <text:p>0.0852641069</text:p>
          </table:table-cell>
          <table:table-cell table:formula="of:=[.B6]*[.$L$17]" office:value-type="float" office:value="119369749.661989" calcext:value-type="float">
            <text:p>119369749.661989</text:p>
          </table:table-cell>
          <table:table-cell table:style-name="ce7" office:value-type="string" calcext:value-type="string">
            <text:p>ComputeVertWeights</text:p>
          </table:table-cell>
          <table:table-cell table:style-name="ce9" table:formula="of:=[.P63]" office:value-type="float" office:value="0.180521343276448" calcext:value-type="float">
            <text:p>0.181</text:p>
          </table:table-cell>
          <table:table-cell table:style-name="ce12"/>
          <table:table-cell/>
          <table:table-cell table:style-name="ce2"/>
          <table:table-cell table:style-name="Default" office:value-type="float" office:value="90.462639" calcext:value-type="float">
            <text:p>90.462639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table:formula="of:=[.J6]*[.$J$2]" office:value-type="float" office:value="34.5" calcext:value-type="float">
            <text:p>34.5</text:p>
          </table:table-cell>
          <table:table-cell table:style-name="Default" table:formula="of:=[.$I$17]*[.K6]" office:value-type="float" office:value="84.0489" calcext:value-type="float">
            <text:p>84.0489</text:p>
          </table:table-cell>
          <table:table-cell table:style-name="Default" table:formula="of:=[.I6]-[.L6]" office:value-type="float" office:value="6.41373899999999" calcext:value-type="float">
            <text:p>6.413739</text:p>
          </table:table-cell>
          <table:table-cell table:style-name="Default" table:formula="of:=[.M6]/[.K6]" office:value-type="float" office:value="0.185905478260869" calcext:value-type="float">
            <text:p>0.1859054783</text:p>
          </table:table-cell>
          <table:table-cell table:formula="of:=[.M6]/([.K6]*[.$L$17])" office:value-type="float" office:value="0.000000000132789627329192" calcext:value-type="float">
            <text:p>1.3278962732919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76394685156.0664" calcext:value-type="float">
            <text:p>76394685156.0664</text:p>
          </table:table-cell>
          <table:table-cell table:formula="of:=[.A7]/1000000000000" office:value-type="float" office:value="0.0763946851560664" calcext:value-type="float">
            <text:p>0.0763946852</text:p>
          </table:table-cell>
          <table:table-cell table:formula="of:=[.B7]*[.$L$17]" office:value-type="float" office:value="106952559.218493" calcext:value-type="float">
            <text:p>106952559.218493</text:p>
          </table:table-cell>
          <table:table-cell table:style-name="ce7" office:value-type="string" calcext:value-type="string">
            <text:p>AggregateCost</text:p>
          </table:table-cell>
          <table:table-cell table:style-name="ce9" table:formula="of:=[.P78]" office:value-type="float" office:value="0.163109069361882" calcext:value-type="float">
            <text:p>0.163</text:p>
          </table:table-cell>
          <table:table-cell table:style-name="ce12"/>
          <table:table-cell/>
          <table:table-cell table:style-name="ce2"/>
          <table:table-cell table:style-name="Default" office:value-type="float" office:value="90.94352" calcext:value-type="float">
            <text:p>90.94352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table:formula="of:=[.J7]*[.$J$2]" office:value-type="float" office:value="34.6" calcext:value-type="float">
            <text:p>34.6</text:p>
          </table:table-cell>
          <table:table-cell table:style-name="Default" table:formula="of:=[.$I$17]*[.K7]" office:value-type="float" office:value="84.29252" calcext:value-type="float">
            <text:p>84.29252</text:p>
          </table:table-cell>
          <table:table-cell table:style-name="Default" table:formula="of:=[.I7]-[.L7]" office:value-type="float" office:value="6.65100000000001" calcext:value-type="float">
            <text:p>6.651</text:p>
          </table:table-cell>
          <table:table-cell table:style-name="Default" table:formula="of:=[.M7]/[.K7]" office:value-type="float" office:value="0.192225433526012" calcext:value-type="float">
            <text:p>0.1922254335</text:p>
          </table:table-cell>
          <table:table-cell table:formula="of:=[.M7]/([.K7]*[.$L$17])" office:value-type="float" office:value="0.000000000137303881090008" calcext:value-type="float">
            <text:p>1.37303881090008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3153362788.4495" calcext:value-type="float">
            <text:p>13153362788.4495</text:p>
          </table:table-cell>
          <table:table-cell table:formula="of:=[.A8]/1000000000000" office:value-type="float" office:value="0.0131533627884495" calcext:value-type="float">
            <text:p>0.0131533628</text:p>
          </table:table-cell>
          <table:table-cell table:formula="of:=[.B8]*[.$L$17]" office:value-type="float" office:value="18414707.9038293" calcext:value-type="float">
            <text:p>18414707.9038293</text:p>
          </table:table-cell>
          <table:table-cell table:style-name="ce7" office:value-type="string" calcext:value-type="string">
            <text:p>CostConstruction</text:p>
          </table:table-cell>
          <table:table-cell table:style-name="ce9" table:formula="of:=[.P93]" office:value-type="float" office:value="0.13829360820165" calcext:value-type="float">
            <text:p>0.138</text:p>
          </table:table-cell>
          <table:table-cell table:style-name="ce12"/>
          <table:table-cell/>
          <table:table-cell table:style-name="ce2"/>
          <table:table-cell table:style-name="Default" office:value-type="float" office:value="91.058044" calcext:value-type="float">
            <text:p>91.058044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table:formula="of:=[.J8]*[.$J$2]" office:value-type="float" office:value="34.6" calcext:value-type="float">
            <text:p>34.6</text:p>
          </table:table-cell>
          <table:table-cell table:style-name="Default" table:formula="of:=[.$I$17]*[.K8]" office:value-type="float" office:value="84.29252" calcext:value-type="float">
            <text:p>84.29252</text:p>
          </table:table-cell>
          <table:table-cell table:style-name="Default" table:formula="of:=[.I8]-[.L8]" office:value-type="float" office:value="6.765524" calcext:value-type="float">
            <text:p>6.765524</text:p>
          </table:table-cell>
          <table:table-cell table:style-name="Default" table:formula="of:=[.M8]/[.K8]" office:value-type="float" office:value="0.195535375722543" calcext:value-type="float">
            <text:p>0.1955353757</text:p>
          </table:table-cell>
          <table:table-cell table:formula="of:=[.M8]/([.K8]*[.$L$17])" office:value-type="float" office:value="0.000000000139668125516102" calcext:value-type="float">
            <text:p>1.3966812551610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856279594.84082" calcext:value-type="float">
            <text:p>6856279594.84082</text:p>
          </table:table-cell>
          <table:table-cell table:formula="of:=[.A9]/1000000000000" office:value-type="float" office:value="0.00685627959484082" calcext:value-type="float">
            <text:p>0.0068562796</text:p>
          </table:table-cell>
          <table:table-cell table:formula="of:=[.B9]*[.$L$17]" office:value-type="float" office:value="9598791.43277715" calcext:value-type="float">
            <text:p>9598791.43277715</text:p>
          </table:table-cell>
          <table:table-cell table:style-name="ce7" office:value-type="string" calcext:value-type="string">
            <text:p>Census_L</text:p>
          </table:table-cell>
          <table:table-cell table:style-name="ce9" table:formula="of:=[.P108]" office:value-type="float" office:value="0.193439205538783" calcext:value-type="float">
            <text:p>0.193</text:p>
          </table:table-cell>
          <table:table-cell table:style-name="ce12"/>
          <table:table-cell/>
          <table:table-cell table:style-name="ce2"/>
          <table:table-cell table:style-name="Default" office:value-type="float" office:value="90.49482" calcext:value-type="float">
            <text:p>90.49482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table:formula="of:=[.J9]*[.$J$2]" office:value-type="float" office:value="34.6" calcext:value-type="float">
            <text:p>34.6</text:p>
          </table:table-cell>
          <table:table-cell table:style-name="Default" table:formula="of:=[.$I$17]*[.K9]" office:value-type="float" office:value="84.29252" calcext:value-type="float">
            <text:p>84.29252</text:p>
          </table:table-cell>
          <table:table-cell table:style-name="Default" table:formula="of:=[.I9]-[.L9]" office:value-type="float" office:value="6.20230000000001" calcext:value-type="float">
            <text:p>6.2023</text:p>
          </table:table-cell>
          <table:table-cell table:style-name="Default" table:formula="of:=[.M9]/[.K9]" office:value-type="float" office:value="0.179257225433526" calcext:value-type="float">
            <text:p>0.1792572254</text:p>
          </table:table-cell>
          <table:table-cell table:formula="of:=[.M9]/([.K9]*[.$L$17])" office:value-type="float" office:value="0.000000000128040875309662" calcext:value-type="float">
            <text:p>1.2804087530966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856279594.84082" calcext:value-type="float">
            <text:p>6856279594.84082</text:p>
          </table:table-cell>
          <table:table-cell table:formula="of:=[.A10]/1000000000000" office:value-type="float" office:value="0.00685627959484082" calcext:value-type="float">
            <text:p>0.0068562796</text:p>
          </table:table-cell>
          <table:table-cell table:formula="of:=[.B10]*[.$L$17]" office:value-type="float" office:value="9598791.43277715" calcext:value-type="float">
            <text:p>9598791.43277715</text:p>
          </table:table-cell>
          <table:table-cell table:style-name="ce7" office:value-type="string" calcext:value-type="string">
            <text:p>Census_R</text:p>
          </table:table-cell>
          <table:table-cell table:style-name="ce9" table:formula="of:=[.P108]" office:value-type="float" office:value="0.193439205538783" calcext:value-type="float">
            <text:p>0.193</text:p>
          </table:table-cell>
          <table:table-cell table:style-name="ce12"/>
          <table:table-cell/>
          <table:table-cell table:style-name="ce2"/>
          <table:table-cell table:style-name="Default" office:value-type="float" office:value="91.395317" calcext:value-type="float">
            <text:p>91.395317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table:formula="of:=[.J10]*[.$J$2]" office:value-type="float" office:value="34.7" calcext:value-type="float">
            <text:p>34.7</text:p>
          </table:table-cell>
          <table:table-cell table:style-name="Default" table:formula="of:=[.$I$17]*[.K10]" office:value-type="float" office:value="84.53614" calcext:value-type="float">
            <text:p>84.53614</text:p>
          </table:table-cell>
          <table:table-cell table:style-name="Default" table:formula="of:=[.I10]-[.L10]" office:value-type="float" office:value="6.859177" calcext:value-type="float">
            <text:p>6.859177</text:p>
          </table:table-cell>
          <table:table-cell table:style-name="Default" table:formula="of:=[.M10]/[.K10]" office:value-type="float" office:value="0.197670806916427" calcext:value-type="float">
            <text:p>0.1976708069</text:p>
          </table:table-cell>
          <table:table-cell table:formula="of:=[.M10]/([.K10]*[.$L$17])" office:value-type="float" office:value="0.000000000141193433511733" calcext:value-type="float">
            <text:p>1.41193433511733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666754083.52653" calcext:value-type="float">
            <text:p>6666754083.52653</text:p>
          </table:table-cell>
          <table:table-cell table:formula="of:=[.A11]/1000000000000" office:value-type="float" office:value="0.00666675408352653" calcext:value-type="float">
            <text:p>0.0066667541</text:p>
          </table:table-cell>
          <table:table-cell table:formula="of:=[.B11]*[.$L$17]" office:value-type="float" office:value="9333455.71693714" calcext:value-type="float">
            <text:p>9333455.71693714</text:p>
          </table:table-cell>
          <table:table-cell table:style-name="ce7" office:value-type="string" calcext:value-type="string">
            <text:p>RGB2Gray_L</text:p>
          </table:table-cell>
          <table:table-cell table:style-name="ce9" table:formula="of:=[.P123]" office:value-type="float" office:value="0.127688459014714" calcext:value-type="float">
            <text:p>0.128</text:p>
          </table:table-cell>
          <table:table-cell table:style-name="ce12"/>
          <table:table-cell/>
          <table:table-cell table:style-name="ce2"/>
          <table:table-cell table:style-name="Default" office:value-type="float" office:value="90.401695" calcext:value-type="float">
            <text:p>90.401695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table:formula="of:=[.J11]*[.$J$2]" office:value-type="float" office:value="34.6" calcext:value-type="float">
            <text:p>34.6</text:p>
          </table:table-cell>
          <table:table-cell table:style-name="Default" table:formula="of:=[.$I$17]*[.K11]" office:value-type="float" office:value="84.29252" calcext:value-type="float">
            <text:p>84.29252</text:p>
          </table:table-cell>
          <table:table-cell table:style-name="Default" table:formula="of:=[.I11]-[.L11]" office:value-type="float" office:value="6.10917500000001" calcext:value-type="float">
            <text:p>6.109175</text:p>
          </table:table-cell>
          <table:table-cell table:style-name="Default" table:formula="of:=[.M11]/[.K11]" office:value-type="float" office:value="0.176565751445087" calcext:value-type="float">
            <text:p>0.1765657514</text:p>
          </table:table-cell>
          <table:table-cell table:formula="of:=[.M11]/([.K11]*[.$L$17])" office:value-type="float" office:value="0.000000000126118393889348" calcext:value-type="float">
            <text:p>1.26118393889348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666754083.52653" calcext:value-type="float">
            <text:p>6666754083.52653</text:p>
          </table:table-cell>
          <table:table-cell table:formula="of:=[.A12]/1000000000000" office:value-type="float" office:value="0.00666675408352653" calcext:value-type="float">
            <text:p>0.0066667541</text:p>
          </table:table-cell>
          <table:table-cell table:formula="of:=[.B12]*[.$L$17]" office:value-type="float" office:value="9333455.71693714" calcext:value-type="float">
            <text:p>9333455.71693714</text:p>
          </table:table-cell>
          <table:table-cell table:style-name="ce7" office:value-type="string" calcext:value-type="string">
            <text:p>RGB2Gray_R</text:p>
          </table:table-cell>
          <table:table-cell table:style-name="ce9" table:formula="of:=[.P123]" office:value-type="float" office:value="0.127688459014714" calcext:value-type="float">
            <text:p>0.128</text:p>
          </table:table-cell>
          <table:table-cell table:style-name="ce12"/>
          <table:table-cell/>
          <table:table-cell table:style-name="ce2"/>
          <table:table-cell table:style-name="Default" office:value-type="float" office:value="90.345024" calcext:value-type="float">
            <text:p>90.345024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table:formula="of:=[.J12]*[.$J$2]" office:value-type="float" office:value="34.6" calcext:value-type="float">
            <text:p>34.6</text:p>
          </table:table-cell>
          <table:table-cell table:style-name="Default" table:formula="of:=[.$I$17]*[.K12]" office:value-type="float" office:value="84.29252" calcext:value-type="float">
            <text:p>84.29252</text:p>
          </table:table-cell>
          <table:table-cell table:style-name="Default" table:formula="of:=[.I12]-[.L12]" office:value-type="float" office:value="6.052504" calcext:value-type="float">
            <text:p>6.052504</text:p>
          </table:table-cell>
          <table:table-cell table:style-name="Default" table:formula="of:=[.M12]/[.K12]" office:value-type="float" office:value="0.174927861271676" calcext:value-type="float">
            <text:p>0.1749278613</text:p>
          </table:table-cell>
          <table:table-cell table:formula="of:=[.M12]/([.K12]*[.$L$17])" office:value-type="float" office:value="0.000000000124948472336912" calcext:value-type="float">
            <text:p>1.2494847233691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181944897.21905" calcext:value-type="float">
            <text:p>6181944897.21905</text:p>
          </table:table-cell>
          <table:table-cell table:formula="of:=[.A13]/1000000000000" office:value-type="float" office:value="0.00618194489721905" calcext:value-type="float">
            <text:p>0.0061819449</text:p>
          </table:table-cell>
          <table:table-cell table:formula="of:=[.B13]*[.$L$17]" office:value-type="float" office:value="8654722.85610667" calcext:value-type="float">
            <text:p>8654722.85610667</text:p>
          </table:table-cell>
          <table:table-cell table:style-name="ce7" office:value-type="string" calcext:value-type="string">
            <text:p>disparitySelect</text:p>
          </table:table-cell>
          <table:table-cell table:style-name="ce9" table:formula="of:=[.P138]" office:value-type="float" office:value="0.180000144084557" calcext:value-type="float">
            <text:p>0.180</text:p>
          </table:table-cell>
          <table:table-cell table:style-name="ce12"/>
          <table:table-cell/>
          <table:table-cell table:style-name="ce2"/>
          <table:table-cell table:style-name="Default" office:value-type="float" office:value="90.908531" calcext:value-type="float">
            <text:p>90.908531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table:formula="of:=[.J13]*[.$J$2]" office:value-type="float" office:value="34.6" calcext:value-type="float">
            <text:p>34.6</text:p>
          </table:table-cell>
          <table:table-cell table:style-name="Default" table:formula="of:=[.$I$17]*[.K13]" office:value-type="float" office:value="84.29252" calcext:value-type="float">
            <text:p>84.29252</text:p>
          </table:table-cell>
          <table:table-cell table:style-name="Default" table:formula="of:=[.I13]-[.L13]" office:value-type="float" office:value="6.616011" calcext:value-type="float">
            <text:p>6.616011</text:p>
          </table:table-cell>
          <table:table-cell table:style-name="Default" table:formula="of:=[.M13]/[.K13]" office:value-type="float" office:value="0.191214190751445" calcext:value-type="float">
            <text:p>0.1912141908</text:p>
          </table:table-cell>
          <table:table-cell table:formula="of:=[.M13]/([.K13]*[.$L$17])" office:value-type="float" office:value="0.000000000136581564822461" calcext:value-type="float">
            <text:p>1.36581564822461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5080679595.22395" calcext:value-type="float">
            <text:p>5080679595.22395</text:p>
          </table:table-cell>
          <table:table-cell table:formula="of:=[.A14]/1000000000000" office:value-type="float" office:value="0.00508067959522395" calcext:value-type="float">
            <text:p>0.0050806796</text:p>
          </table:table-cell>
          <table:table-cell table:formula="of:=[.B14]*[.$L$17]" office:value-type="float" office:value="7112951.43331353" calcext:value-type="float">
            <text:p>7112951.43331353</text:p>
          </table:table-cell>
          <table:table-cell table:style-name="ce7" office:value-type="string" calcext:value-type="string">
            <text:p>Median_Filter</text:p>
          </table:table-cell>
          <table:table-cell table:style-name="ce9" table:formula="of:=[.P153]" office:value-type="float" office:value="0.212539567631767" calcext:value-type="float">
            <text:p>0.213</text:p>
          </table:table-cell>
          <table:table-cell table:style-name="ce12"/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537026531.26531" calcext:value-type="float">
            <text:p>1537026531.26531</text:p>
          </table:table-cell>
          <table:table-cell table:formula="of:=[.A15]/1000000000000" office:value-type="float" office:value="0.00153702653126531" calcext:value-type="float">
            <text:p>0.0015370265</text:p>
          </table:table-cell>
          <table:table-cell table:formula="of:=[.B15]*[.$L$17]" office:value-type="float" office:value="2151837.14377143" calcext:value-type="float">
            <text:p>2151837.14377143</text:p>
          </table:table-cell>
          <table:table-cell table:style-name="ce7" office:value-type="string" calcext:value-type="string">
            <text:p>Read_PPM1</text:p>
          </table:table-cell>
          <table:table-cell table:style-name="ce9" table:formula="of:=[.P168]" office:value-type="float" office:value="0.222424620978635" calcext:value-type="float">
            <text:p>0.222</text:p>
          </table:table-cell>
          <table:table-cell table:style-name="ce12"/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90.7572021111111" calcext:value-type="float">
            <text:p>90.7572021111</text:p>
          </table:table-cell>
          <table:table-cell table:style-name="Default" table:formula="of:=AVERAGE([.J5:.J14])" office:value-type="float" office:value="346" calcext:value-type="float">
            <text:p>346</text:p>
          </table:table-cell>
          <table:table-cell table:style-name="Default" table:formula="of:=AVERAGE([.K5:.K14])" office:value-type="float" office:value="34.6" calcext:value-type="float">
            <text:p>34.6</text:p>
          </table:table-cell>
          <table:table-cell table:style-name="Default" table:formula="of:=AVERAGE([.L5:.L14])" office:value-type="float" office:value="84.29252" calcext:value-type="float">
            <text:p>84.29252</text:p>
          </table:table-cell>
          <table:table-cell table:style-name="Default" table:formula="of:=AVERAGE([.M5:.M14])" office:value-type="float" office:value="6.46468211111111" calcext:value-type="float">
            <text:p>6.4646821111</text:p>
          </table:table-cell>
          <table:table-cell table:style-name="ce26" table:formula="of:=AVERAGE([.N5:.N14])" office:value-type="float" office:value="0.186836745238068" calcext:value-type="float">
            <text:p>0.1868367452</text:p>
          </table:table-cell>
          <table:table-cell table:style-name="ce30" table:formula="of:=AVERAGE([.O4:.O13])" office:value-type="float" office:value="0.000000000133454818027192" calcext:value-type="float">
            <text:p>1.33454818027192E-010</text:p>
          </table:table-cell>
          <table:table-cell table:style-name="ce23"/>
          <table:table-cell table:number-columns-repeated="2"/>
        </table:table-row>
        <table:table-row table:style-name="ro3">
          <table:table-cell table:style-name="ce2" office:value-type="float" office:value="1537026531.26531" calcext:value-type="float">
            <text:p>1537026531.26531</text:p>
          </table:table-cell>
          <table:table-cell table:formula="of:=[.A16]/1000000000000" office:value-type="float" office:value="0.00153702653126531" calcext:value-type="float">
            <text:p>0.0015370265</text:p>
          </table:table-cell>
          <table:table-cell table:formula="of:=[.B16]*[.$L$17]" office:value-type="float" office:value="2151837.14377143" calcext:value-type="float">
            <text:p>2151837.14377143</text:p>
          </table:table-cell>
          <table:table-cell table:style-name="ce7" office:value-type="string" calcext:value-type="string">
            <text:p>Read_PPM0</text:p>
          </table:table-cell>
          <table:table-cell table:style-name="ce9" table:formula="of:=[.P168]" office:value-type="float" office:value="0.222424620978635" calcext:value-type="float">
            <text:p>0.222</text:p>
          </table:table-cell>
          <table:table-cell table:style-name="ce12"/>
          <table:table-cell/>
          <table:table-cell table:style-name="ce4" office:value-type="string" calcext:value-type="string">
            <text:p>stdev</text:p>
          </table:table-cell>
          <table:table-cell table:style-name="ce20" table:formula="of:=STDEV([.I5:.I13])" office:value-type="float" office:value="0.35522980658809" calcext:value-type="float">
            <text:p>0.3552298066</text:p>
          </table:table-cell>
          <table:table-cell table:style-name="ce20" table:formula="of:=STDEV([.J5:.J13])" office:value-type="float" office:value="0.5" calcext:value-type="float">
            <text:p>0.5</text:p>
          </table:table-cell>
          <table:table-cell table:style-name="ce20" table:formula="of:=STDEV([.K5:.K13])" office:value-type="float" office:value="0.0500000000000007" calcext:value-type="float">
            <text:p>0.05</text:p>
          </table:table-cell>
          <table:table-cell table:style-name="ce20" table:formula="of:=STDEV([.L5:.L13])" office:value-type="float" office:value="0.12181" calcext:value-type="float">
            <text:p>0.12181</text:p>
          </table:table-cell>
          <table:table-cell table:style-name="ce20" table:formula="of:=STDEV([.M5:.M13])" office:value-type="float" office:value="0.290208783462201" calcext:value-type="float">
            <text:p>0.2902087835</text:p>
          </table:table-cell>
          <table:table-cell table:style-name="ce20" table:formula="of:=STDEV([.N5:.N13])" office:value-type="float" office:value="0.00828259832071242" calcext:value-type="float">
            <text:p>0.0082825983</text:p>
          </table:table-cell>
          <table:table-cell table:style-name="ce40" table:formula="of:=STDEV([.O4:.O13])" office:value-type="float" office:value="0.00000000000591614165765173" calcext:value-type="float">
            <text:p>5.91614165765173E-012</text:p>
          </table:table-cell>
          <table:table-cell table:style-name="ce23"/>
          <table:table-cell table:number-columns-repeated="2"/>
        </table:table-row>
        <table:table-row table:style-name="ro3">
          <table:table-cell table:style-name="ce2" office:value-type="float" office:value="8844897.95918367" calcext:value-type="float">
            <text:p>8844897.95918367</text:p>
          </table:table-cell>
          <table:table-cell table:formula="of:=[.A17]/1000000000000" office:value-type="float" office:value="0.00000884489795918367" calcext:value-type="float">
            <text:p>8.84489795918367E-006</text:p>
          </table:table-cell>
          <table:table-cell table:formula="of:=[.B17]*[.$L$17]" office:value-type="float" office:value="12382.8571428571" calcext:value-type="float">
            <text:p>12382.8571428571</text:p>
          </table:table-cell>
          <table:table-cell table:style-name="ce7" office:value-type="string" calcext:value-type="string">
            <text:p>Split</text:p>
          </table:table-cell>
          <table:table-cell table:style-name="ce9" table:formula="of:=AVERAGE([.$E$4:.$E$16])" office:value-type="float" office:value="0.175796160946029" calcext:value-type="float">
            <text:p>0.176</text:p>
          </table:table-cell>
          <table:table-cell table:style-name="ce12"/>
          <table:table-cell/>
          <table:table-cell table:style-name="Default" office:value-type="string" calcext:value-type="string">
            <text:p>Static power</text:p>
          </table:table-cell>
          <table:table-cell table:style-name="ce21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1" office:value-type="float" office:value="1400000000" calcext:value-type="float">
            <text:p>1400000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float" office:value="5900000" calcext:value-type="float">
            <text:p>5900000</text:p>
          </table:table-cell>
          <table:table-cell table:formula="of:=[.A18]/1000000000000" office:value-type="float" office:value="0.0000059" calcext:value-type="float">
            <text:p>0.0000059</text:p>
          </table:table-cell>
          <table:table-cell table:formula="of:=[.B18]*[.$L$17]" office:value-type="float" office:value="8260" calcext:value-type="float">
            <text:p>8260</text:p>
          </table:table-cell>
          <table:table-cell table:style-name="ce7" office:value-type="string" calcext:value-type="string">
            <text:p>DisparityGen</text:p>
          </table:table-cell>
          <table:table-cell table:style-name="ce9" table:formula="of:=AVERAGE([.$E$4:.$E$16])" office:value-type="float" office:value="0.175796160946029" calcext:value-type="float">
            <text:p>0.176</text:p>
          </table:table-cell>
          <table:table-cell table:style-name="ce12"/>
          <table:table-cell/>
          <table:table-cell table:style-name="Default" office:value-type="string" calcext:value-type="string">
            <text:p>Repeat appli</text:p>
          </table:table-cell>
          <table:table-cell table:style-name="ce21" office:value-type="float" office:value="10" calcext:value-type="float">
            <text:p>1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float" office:value="9742857.14285714" calcext:value-type="float">
            <text:p>9742857.14285714</text:p>
          </table:table-cell>
          <table:table-cell table:formula="of:=[.A19]/1000000000000" office:value-type="float" office:value="0.00000974285714285714" calcext:value-type="float">
            <text:p>9.74285714285714E-006</text:p>
          </table:table-cell>
          <table:table-cell table:formula="of:=[.B19]*[.$L$17]" office:value-type="float" office:value="13640" calcext:value-type="float">
            <text:p>13640</text:p>
          </table:table-cell>
          <table:table-cell table:style-name="ce7" office:value-type="string" calcext:value-type="string">
            <text:p>Display_rgb0</text:p>
          </table:table-cell>
          <table:table-cell table:style-name="ce9" table:formula="of:=AVERAGE([.$E$4:.$E$16])" office:value-type="float" office:value="0.175796160946029" calcext:value-type="float">
            <text:p>0.176</text:p>
          </table:table-cell>
          <table:table-cell table:style-name="ce12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float" office:value="9742857.14285714" calcext:value-type="float">
            <text:p>9742857.14285714</text:p>
          </table:table-cell>
          <table:table-cell table:formula="of:=[.A20]/1000000000000" office:value-type="float" office:value="0.00000974285714285714" calcext:value-type="float">
            <text:p>9.74285714285714E-006</text:p>
          </table:table-cell>
          <table:table-cell table:formula="of:=[.B20]*[.$L$17]" office:value-type="float" office:value="13640" calcext:value-type="float">
            <text:p>13640</text:p>
          </table:table-cell>
          <table:table-cell table:style-name="ce7" office:value-type="string" calcext:value-type="string">
            <text:p>Display_RGB1</text:p>
          </table:table-cell>
          <table:table-cell table:style-name="ce9" table:formula="of:=AVERAGE([.$E$4:.$E$16])" office:value-type="float" office:value="0.175796160946029" calcext:value-type="float">
            <text:p>0.176</text:p>
          </table:table-cell>
          <table:table-cell table:style-name="ce12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4" office:value-type="float" office:value="5585714.28571429" calcext:value-type="float">
            <text:p>5585714.28571429</text:p>
          </table:table-cell>
          <table:table-cell table:formula="of:=[.A21]/1000000000000" office:value-type="float" office:value="0.00000558571428571429" calcext:value-type="float">
            <text:p>5.58571428571429E-006</text:p>
          </table:table-cell>
          <table:table-cell table:formula="of:=[.B21]*[.$L$17]" office:value-type="float" office:value="7820.00000000001" calcext:value-type="float">
            <text:p>7820</text:p>
          </table:table-cell>
          <table:table-cell table:style-name="ce8" office:value-type="string" calcext:value-type="string">
            <text:p>OffsetGen</text:p>
          </table:table-cell>
          <table:table-cell table:style-name="ce9" table:formula="of:=AVERAGE([.$E$4:.$E$16])" office:value-type="float" office:value="0.175796160946029" calcext:value-type="float">
            <text:p>0.176</text:p>
          </table:table-cell>
          <table:table-cell table:style-name="ce13"/>
          <table:table-cell/>
          <table:table-cell table:style-name="ce16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60.731995" calcext:value-type="float">
            <text:p>260.731995</text:p>
          </table:table-cell>
          <table:table-cell office:value-type="float" office:value="1005" calcext:value-type="float">
            <text:p>1005</text:p>
          </table:table-cell>
          <table:table-cell table:formula="of:=[.I23]*[.$J$2]" office:value-type="float" office:value="100.5" calcext:value-type="float">
            <text:p>100.5</text:p>
          </table:table-cell>
          <table:table-cell table:formula="of:=[.J23]*[.$I$17]" office:value-type="float" office:value="244.8381" calcext:value-type="float">
            <text:p>244.8381</text:p>
          </table:table-cell>
          <table:table-cell table:formula="of:=[.H23]-[.K23]" office:value-type="float" office:value="15.893895" calcext:value-type="float">
            <text:p>15.893895</text:p>
          </table:table-cell>
          <table:table-cell table:formula="of:=[.L23]-[.$M$15]" office:value-type="float" office:value="9.42921288888887" calcext:value-type="float">
            <text:p>9.4292128889</text:p>
          </table:table-cell>
          <table:table-cell table:formula="of:=[.M23]/([.$L$21]*[.$I$18])" office:value-type="float" office:value="0.0188584257777777" calcext:value-type="float">
            <text:p>0.0188584258</text:p>
          </table:table-cell>
          <table:table-cell table:formula="of:=[.N23]/[.$C$4]" office:value-type="float" office:value="0.000000000103315659586892" calcext:value-type="float">
            <text:p>1.03315659586892E-010</text:p>
          </table:table-cell>
          <table:table-cell table:formula="of:=[.N23]/[.$B$4]" office:value-type="float" office:value="0.144641923421649" calcext:value-type="float">
            <text:p>0.14464192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60.682434" calcext:value-type="float">
            <text:p>260.682434</text:p>
          </table:table-cell>
          <table:table-cell office:value-type="float" office:value="1001" calcext:value-type="float">
            <text:p>1001</text:p>
          </table:table-cell>
          <table:table-cell table:formula="of:=[.I24]*[.$J$2]" office:value-type="float" office:value="100.1" calcext:value-type="float">
            <text:p>100.1</text:p>
          </table:table-cell>
          <table:table-cell table:formula="of:=[.J24]*[.$I$17]" office:value-type="float" office:value="243.86362" calcext:value-type="float">
            <text:p>243.86362</text:p>
          </table:table-cell>
          <table:table-cell table:formula="of:=[.H24]-[.K24]" office:value-type="float" office:value="16.818814" calcext:value-type="float">
            <text:p>16.818814</text:p>
          </table:table-cell>
          <table:table-cell table:formula="of:=[.L24]-[.$M$15]" office:value-type="float" office:value="10.3541318888889" calcext:value-type="float">
            <text:p>10.3541318889</text:p>
          </table:table-cell>
          <table:table-cell table:formula="of:=[.M24]/([.$L$21]*[.$I$18])" office:value-type="float" office:value="0.0207082637777777" calcext:value-type="float">
            <text:p>0.0207082638</text:p>
          </table:table-cell>
          <table:table-cell table:formula="of:=[.N24]/[.$C$4]" office:value-type="float" office:value="0.000000000113449974897776" calcext:value-type="float">
            <text:p>1.13449974897776E-010</text:p>
          </table:table-cell>
          <table:table-cell table:formula="of:=[.N24]/[.$B$4]" office:value-type="float" office:value="0.158829964856887" calcext:value-type="float">
            <text:p>0.15882996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8.933685" calcext:value-type="float">
            <text:p>258.933685</text:p>
          </table:table-cell>
          <table:table-cell office:value-type="float" office:value="996" calcext:value-type="float">
            <text:p>996</text:p>
          </table:table-cell>
          <table:table-cell table:formula="of:=[.I25]*[.$J$2]" office:value-type="float" office:value="99.6" calcext:value-type="float">
            <text:p>99.6</text:p>
          </table:table-cell>
          <table:table-cell table:formula="of:=[.J25]*[.$I$17]" office:value-type="float" office:value="242.64552" calcext:value-type="float">
            <text:p>242.64552</text:p>
          </table:table-cell>
          <table:table-cell table:formula="of:=[.H25]-[.K25]" office:value-type="float" office:value="16.288165" calcext:value-type="float">
            <text:p>16.288165</text:p>
          </table:table-cell>
          <table:table-cell table:formula="of:=[.L25]-[.$M$15]" office:value-type="float" office:value="9.82348288888891" calcext:value-type="float">
            <text:p>9.8234828889</text:p>
          </table:table-cell>
          <table:table-cell table:formula="of:=[.M25]/([.$L$21]*[.$I$18])" office:value-type="float" office:value="0.0196469657777778" calcext:value-type="float">
            <text:p>0.0196469658</text:p>
          </table:table-cell>
          <table:table-cell table:formula="of:=[.N25]/[.$C$4]" office:value-type="float" office:value="0.00000000010763566652547" calcext:value-type="float">
            <text:p>1.0763566652547E-010</text:p>
          </table:table-cell>
          <table:table-cell table:formula="of:=[.N25]/[.$B$4]" office:value-type="float" office:value="0.150689933135658" calcext:value-type="float">
            <text:p>0.15068993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9.5224" calcext:value-type="float">
            <text:p>259.5224</text:p>
          </table:table-cell>
          <table:table-cell office:value-type="float" office:value="998" calcext:value-type="float">
            <text:p>998</text:p>
          </table:table-cell>
          <table:table-cell table:formula="of:=[.I26]*[.$J$2]" office:value-type="float" office:value="99.8" calcext:value-type="float">
            <text:p>99.8</text:p>
          </table:table-cell>
          <table:table-cell table:formula="of:=[.J26]*[.$I$17]" office:value-type="float" office:value="243.13276" calcext:value-type="float">
            <text:p>243.13276</text:p>
          </table:table-cell>
          <table:table-cell table:formula="of:=[.H26]-[.K26]" office:value-type="float" office:value="16.38964" calcext:value-type="float">
            <text:p>16.38964</text:p>
          </table:table-cell>
          <table:table-cell table:formula="of:=[.L26]-[.$M$15]" office:value-type="float" office:value="9.92495788888887" calcext:value-type="float">
            <text:p>9.9249578889</text:p>
          </table:table-cell>
          <table:table-cell table:formula="of:=[.M26]/([.$L$21]*[.$I$18])" office:value-type="float" office:value="0.0198499157777777" calcext:value-type="float">
            <text:p>0.0198499158</text:p>
          </table:table-cell>
          <table:table-cell table:formula="of:=[.N26]/[.$C$4]" office:value-type="float" office:value="0.000000000108747525667916" calcext:value-type="float">
            <text:p>1.08747525667916E-010</text:p>
          </table:table-cell>
          <table:table-cell table:formula="of:=[.N26]/[.$B$4]" office:value-type="float" office:value="0.152246535935082" calcext:value-type="float">
            <text:p>0.1522465359</text:p>
          </table:table-cell>
          <table:table-cell office:value-type="string" calcext:value-type="string">
            <text:p>Eliminating the worst outlier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9.869324" calcext:value-type="float">
            <text:p>259.869324</text:p>
          </table:table-cell>
          <table:table-cell office:value-type="float" office:value="1001" calcext:value-type="float">
            <text:p>1001</text:p>
          </table:table-cell>
          <table:table-cell table:formula="of:=[.I27]*[.$J$2]" office:value-type="float" office:value="100.1" calcext:value-type="float">
            <text:p>100.1</text:p>
          </table:table-cell>
          <table:table-cell table:formula="of:=[.J27]*[.$I$17]" office:value-type="float" office:value="243.86362" calcext:value-type="float">
            <text:p>243.86362</text:p>
          </table:table-cell>
          <table:table-cell table:formula="of:=[.H27]-[.K27]" office:value-type="float" office:value="16.005704" calcext:value-type="float">
            <text:p>16.005704</text:p>
          </table:table-cell>
          <table:table-cell table:formula="of:=[.L27]-[.$M$15]" office:value-type="float" office:value="9.54102188888887" calcext:value-type="float">
            <text:p>9.5410218889</text:p>
          </table:table-cell>
          <table:table-cell table:formula="of:=[.M27]/([.$L$21]*[.$I$18])" office:value-type="float" office:value="0.0190820437777777" calcext:value-type="float">
            <text:p>0.0190820438</text:p>
          </table:table-cell>
          <table:table-cell table:formula="of:=[.N27]/[.$C$4]" office:value-type="float" office:value="0.000000000104540748119612" calcext:value-type="float">
            <text:p>1.04540748119612E-010</text:p>
          </table:table-cell>
          <table:table-cell table:formula="of:=[.N27]/[.$B$4]" office:value-type="float" office:value="0.146357047367457" calcext:value-type="float">
            <text:p>0.14635704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9.283813" calcext:value-type="float">
            <text:p>259.283813</text:p>
          </table:table-cell>
          <table:table-cell office:value-type="float" office:value="997" calcext:value-type="float">
            <text:p>997</text:p>
          </table:table-cell>
          <table:table-cell table:formula="of:=[.I28]*[.$J$2]" office:value-type="float" office:value="99.7" calcext:value-type="float">
            <text:p>99.7</text:p>
          </table:table-cell>
          <table:table-cell table:formula="of:=[.J28]*[.$I$17]" office:value-type="float" office:value="242.88914" calcext:value-type="float">
            <text:p>242.88914</text:p>
          </table:table-cell>
          <table:table-cell table:formula="of:=[.H28]-[.K28]" office:value-type="float" office:value="16.394673" calcext:value-type="float">
            <text:p>16.394673</text:p>
          </table:table-cell>
          <table:table-cell table:formula="of:=[.L28]-[.$M$15]" office:value-type="float" office:value="9.9299908888889" calcext:value-type="float">
            <text:p>9.9299908889</text:p>
          </table:table-cell>
          <table:table-cell table:formula="of:=[.M28]/([.$L$21]*[.$I$18])" office:value-type="float" office:value="0.0198599817777778" calcext:value-type="float">
            <text:p>0.0198599818</text:p>
          </table:table-cell>
          <table:table-cell table:formula="of:=[.N28]/[.$C$4]" office:value-type="float" office:value="0.000000000108802672128265" calcext:value-type="float">
            <text:p>1.08802672128265E-010</text:p>
          </table:table-cell>
          <table:table-cell table:formula="of:=[.N28]/[.$B$4]" office:value-type="float" office:value="0.152323740979571" calcext:value-type="float">
            <text:p>0.1523237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9.481293" calcext:value-type="float">
            <text:p>259.481293</text:p>
          </table:table-cell>
          <table:table-cell office:value-type="float" office:value="998" calcext:value-type="float">
            <text:p>998</text:p>
          </table:table-cell>
          <table:table-cell table:formula="of:=[.I29]*[.$J$2]" office:value-type="float" office:value="99.8" calcext:value-type="float">
            <text:p>99.8</text:p>
          </table:table-cell>
          <table:table-cell table:formula="of:=[.J29]*[.$I$17]" office:value-type="float" office:value="243.13276" calcext:value-type="float">
            <text:p>243.13276</text:p>
          </table:table-cell>
          <table:table-cell table:formula="of:=[.H29]-[.K29]" office:value-type="float" office:value="16.348533" calcext:value-type="float">
            <text:p>16.348533</text:p>
          </table:table-cell>
          <table:table-cell table:formula="of:=[.L29]-[.$M$15]" office:value-type="float" office:value="9.88385088888886" calcext:value-type="float">
            <text:p>9.8838508889</text:p>
          </table:table-cell>
          <table:table-cell table:formula="of:=[.M29]/([.$L$21]*[.$I$18])" office:value-type="float" office:value="0.0197677017777777" calcext:value-type="float">
            <text:p>0.0197677018</text:p>
          </table:table-cell>
          <table:table-cell table:formula="of:=[.N29]/[.$C$4]" office:value-type="float" office:value="0.000000000108297117254331" calcext:value-type="float">
            <text:p>1.08297117254331E-010</text:p>
          </table:table-cell>
          <table:table-cell table:formula="of:=[.N29]/[.$B$4]" office:value-type="float" office:value="0.151615964156063" calcext:value-type="float">
            <text:p>0.15161596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8.697144" calcext:value-type="float">
            <text:p>258.697144</text:p>
          </table:table-cell>
          <table:table-cell office:value-type="float" office:value="996" calcext:value-type="float">
            <text:p>996</text:p>
          </table:table-cell>
          <table:table-cell table:formula="of:=[.I30]*[.$J$2]" office:value-type="float" office:value="99.6" calcext:value-type="float">
            <text:p>99.6</text:p>
          </table:table-cell>
          <table:table-cell table:formula="of:=[.J30]*[.$I$17]" office:value-type="float" office:value="242.64552" calcext:value-type="float">
            <text:p>242.64552</text:p>
          </table:table-cell>
          <table:table-cell table:formula="of:=[.H30]-[.K30]" office:value-type="float" office:value="16.051624" calcext:value-type="float">
            <text:p>16.051624</text:p>
          </table:table-cell>
          <table:table-cell table:formula="of:=[.L30]-[.$M$15]" office:value-type="float" office:value="9.58694188888886" calcext:value-type="float">
            <text:p>9.5869418889</text:p>
          </table:table-cell>
          <table:table-cell table:formula="of:=[.M30]/([.$L$21]*[.$I$18])" office:value-type="float" office:value="0.0191738837777777" calcext:value-type="float">
            <text:p>0.0191738838</text:p>
          </table:table-cell>
          <table:table-cell table:formula="of:=[.N30]/[.$C$4]" office:value-type="float" office:value="0.00000000010504389245882" calcext:value-type="float">
            <text:p>1.0504389245882E-010</text:p>
          </table:table-cell>
          <table:table-cell table:formula="of:=[.N30]/[.$B$4]" office:value-type="float" office:value="0.147061449442348" calcext:value-type="float">
            <text:p>0.14706144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8.796143" calcext:value-type="float">
            <text:p>258.796143</text:p>
          </table:table-cell>
          <table:table-cell table:style-name="ce23" office:value-type="float" office:value="997" calcext:value-type="float">
            <text:p>997</text:p>
          </table:table-cell>
          <table:table-cell table:style-name="ce23" table:formula="of:=[.I31]*[.$J$2]" office:value-type="float" office:value="99.7" calcext:value-type="float">
            <text:p>99.7</text:p>
          </table:table-cell>
          <table:table-cell table:style-name="ce23" table:formula="of:=[.J31]*[.$I$17]" office:value-type="float" office:value="242.88914" calcext:value-type="float">
            <text:p>242.88914</text:p>
          </table:table-cell>
          <table:table-cell table:formula="of:=[.H31]-[.K31]" office:value-type="float" office:value="15.907003" calcext:value-type="float">
            <text:p>15.907003</text:p>
          </table:table-cell>
          <table:table-cell table:formula="of:=[.L31]-[.$M$15]" office:value-type="float" office:value="9.44232088888886" calcext:value-type="float">
            <text:p>9.4423208889</text:p>
          </table:table-cell>
          <table:table-cell table:formula="of:=[.M31]/([.$L$21]*[.$I$18])" office:value-type="float" office:value="0.0188846417777777" calcext:value-type="float">
            <text:p>0.0188846418</text:p>
          </table:table-cell>
          <table:table-cell table:formula="of:=[.N31]/[.$C$4]" office:value-type="float" office:value="0.000000000103459283628668" calcext:value-type="float">
            <text:p>1.03459283628668E-010</text:p>
          </table:table-cell>
          <table:table-cell table:formula="of:=[.N31]/[.$B$4]" office:value-type="float" office:value="0.144842997080135" calcext:value-type="float">
            <text:p>0.144842997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259.555359" calcext:value-type="float">
            <text:p>259.555359</text:p>
          </table:table-cell>
          <table:table-cell table:style-name="ce23" table:formula="of:=AVERAGE([.I23:.I31])" office:value-type="float" office:value="998.777777777778" calcext:value-type="float">
            <text:p>998.7777777778</text:p>
          </table:table-cell>
          <table:table-cell table:style-name="ce23" table:formula="of:=AVERAGE([.J23:.J31])" office:value-type="float" office:value="99.8777777777778" calcext:value-type="float">
            <text:p>99.8777777778</text:p>
          </table:table-cell>
          <table:table-cell table:style-name="ce23" table:formula="of:=AVERAGE([.K23:.K31])" office:value-type="float" office:value="243.322242222222" calcext:value-type="float">
            <text:p>243.3222422222</text:p>
          </table:table-cell>
          <table:table-cell table:formula="of:=AVERAGE([.L23:.L31])" office:value-type="float" office:value="16.2331167777778" calcext:value-type="float">
            <text:p>16.2331167778</text:p>
          </table:table-cell>
          <table:table-cell table:formula="of:=AVERAGE([.M23:.M31])" office:value-type="float" office:value="9.76843466666665" calcext:value-type="float">
            <text:p>9.7684346667</text:p>
          </table:table-cell>
          <table:table-cell table:style-name="ce23" table:formula="of:=AVERAGE([.N23:.N31])" office:value-type="float" office:value="0.0195368693333333" calcext:value-type="float">
            <text:p>0.0195368693</text:p>
          </table:table-cell>
          <table:table-cell table:style-name="ce30" table:formula="of:=AVERAGE([.O23:.O31])" office:value-type="float" office:value="0.000000000107032504474195" calcext:value-type="float">
            <text:p>1.07032504474195E-010</text:p>
          </table:table-cell>
          <table:table-cell table:style-name="ce38" table:formula="of:=AVERAGE([.P23:.P31])" office:value-type="float" office:value="0.149845506263872" calcext:value-type="float">
            <text:p>0.1498455063</text:p>
          </table:table-cell>
          <table:table-cell table:style-name="ce10" table:formula="of:=[.O33]/[.$O$15]*100" office:value-type="float" office:value="80.2013041240568" calcext:value-type="float">
            <text:p>80.201304124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23:.H31])" office:value-type="float" office:value="0.752751132069558" calcext:value-type="float">
            <text:p>0.7527511321</text:p>
          </table:table-cell>
          <table:table-cell table:style-name="ce24" table:formula="of:=STDEV([.I23:.I31])" office:value-type="float" office:value="2.99072640748773" calcext:value-type="float">
            <text:p>2.9907264075</text:p>
          </table:table-cell>
          <table:table-cell table:style-name="ce24" table:formula="of:=STDEV([.J23:.J31])" office:value-type="float" office:value="0.299072640748771" calcext:value-type="float">
            <text:p>0.2990726407</text:p>
          </table:table-cell>
          <table:table-cell table:style-name="ce24" table:formula="of:=STDEV([.K23:.K31])" office:value-type="float" office:value="0.728600767392162" calcext:value-type="float">
            <text:p>0.7286007674</text:p>
          </table:table-cell>
          <table:table-cell table:style-name="ce24" table:formula="of:=STDEV([.L23:.L31])" office:value-type="float" office:value="0.299180169323513" calcext:value-type="float">
            <text:p>0.2991801693</text:p>
          </table:table-cell>
          <table:table-cell table:style-name="ce24" table:formula="of:=STDEV([.M23:.M31])" office:value-type="float" office:value="0.299180169323513" calcext:value-type="float">
            <text:p>0.2991801693</text:p>
          </table:table-cell>
          <table:table-cell table:style-name="ce24" table:formula="of:=STDEV([.N23:.N31])" office:value-type="float" office:value="0.000598360338647025" calcext:value-type="float">
            <text:p>0.0005983603</text:p>
          </table:table-cell>
          <table:table-cell table:style-name="ce31" table:formula="of:=STDEV([.O23:.O31])" office:value-type="float" office:value="0.0000000000032781099433443" calcext:value-type="float">
            <text:p>3.2781099433443E-012</text:p>
          </table:table-cell>
          <table:table-cell table:style-name="ce39" table:formula="of:=STDEV([.P23:.P31])" office:value-type="float" office:value="0.00458935392068202" calcext:value-type="float">
            <text:p>0.0045893539</text:p>
          </table:table-cell>
          <table:table-cell table:formula="of:=[.O34]/[.O33]*100" office:value-type="float" office:value="3.06272375802872" calcext:value-type="float">
            <text:p>3.062723758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9.232666" calcext:value-type="float">
            <text:p>189.232666</text:p>
          </table:table-cell>
          <table:table-cell office:value-type="float" office:value="719" calcext:value-type="float">
            <text:p>719</text:p>
          </table:table-cell>
          <table:table-cell table:formula="of:=[.I38]*[.$J$2]" office:value-type="float" office:value="71.9" calcext:value-type="float">
            <text:p>71.9</text:p>
          </table:table-cell>
          <table:table-cell table:formula="of:=[.J38]*[.$I$17]" office:value-type="float" office:value="175.16278" calcext:value-type="float">
            <text:p>175.16278</text:p>
          </table:table-cell>
          <table:table-cell table:formula="of:=[.H38]-[.K38]" office:value-type="float" office:value="14.069886" calcext:value-type="float">
            <text:p>14.069886</text:p>
          </table:table-cell>
          <table:table-cell table:formula="of:=[.L38]-[.$M$15]" office:value-type="float" office:value="7.60520388888888" calcext:value-type="float">
            <text:p>7.6052038889</text:p>
          </table:table-cell>
          <table:table-cell table:formula="of:=[.M38]/([.$L$36]*[.$I$18])" office:value-type="float" office:value="0.0152104077777778" calcext:value-type="float">
            <text:p>0.0152104078</text:p>
          </table:table-cell>
          <table:table-cell table:formula="of:=[.N38]/[.$C$5]" office:value-type="float" office:value="0.000000000127422632793049" calcext:value-type="float">
            <text:p>1.27422632793049E-010</text:p>
          </table:table-cell>
          <table:table-cell table:formula="of:=[.N38]/[.$B$5]" office:value-type="float" office:value="0.178391685910269" calcext:value-type="float">
            <text:p>0.17839168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9.113678" calcext:value-type="float">
            <text:p>189.113678</text:p>
          </table:table-cell>
          <table:table-cell office:value-type="float" office:value="719" calcext:value-type="float">
            <text:p>719</text:p>
          </table:table-cell>
          <table:table-cell table:formula="of:=[.I38]*[.$J$2]" office:value-type="float" office:value="71.9" calcext:value-type="float">
            <text:p>71.9</text:p>
          </table:table-cell>
          <table:table-cell table:formula="of:=[.J39]*[.$I$17]" office:value-type="float" office:value="175.16278" calcext:value-type="float">
            <text:p>175.16278</text:p>
          </table:table-cell>
          <table:table-cell table:formula="of:=[.H39]-[.K39]" office:value-type="float" office:value="13.950898" calcext:value-type="float">
            <text:p>13.950898</text:p>
          </table:table-cell>
          <table:table-cell table:formula="of:=[.L39]-[.$M$15]" office:value-type="float" office:value="7.48621588888888" calcext:value-type="float">
            <text:p>7.4862158889</text:p>
          </table:table-cell>
          <table:table-cell table:formula="of:=[.M39]/([.$L$36]*[.$I$18])" office:value-type="float" office:value="0.0149724317777778" calcext:value-type="float">
            <text:p>0.0149724318</text:p>
          </table:table-cell>
          <table:table-cell table:formula="of:=[.N39]/[.$C$5]" office:value-type="float" office:value="0.000000000125429028880216" calcext:value-type="float">
            <text:p>1.25429028880216E-010</text:p>
          </table:table-cell>
          <table:table-cell table:formula="of:=[.N39]/[.$B$5]" office:value-type="float" office:value="0.175600640432303" calcext:value-type="float">
            <text:p>0.17560064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9.122742" calcext:value-type="float">
            <text:p>189.122742</text:p>
          </table:table-cell>
          <table:table-cell office:value-type="float" office:value="720" calcext:value-type="float">
            <text:p>720</text:p>
          </table:table-cell>
          <table:table-cell table:formula="of:=[.I39]*[.$J$2]" office:value-type="float" office:value="71.9" calcext:value-type="float">
            <text:p>71.9</text:p>
          </table:table-cell>
          <table:table-cell table:formula="of:=[.J40]*[.$I$17]" office:value-type="float" office:value="175.16278" calcext:value-type="float">
            <text:p>175.16278</text:p>
          </table:table-cell>
          <table:table-cell table:formula="of:=[.H40]-[.K40]" office:value-type="float" office:value="13.959962" calcext:value-type="float">
            <text:p>13.959962</text:p>
          </table:table-cell>
          <table:table-cell table:formula="of:=[.L40]-[.$M$15]" office:value-type="float" office:value="7.49527988888888" calcext:value-type="float">
            <text:p>7.4952798889</text:p>
          </table:table-cell>
          <table:table-cell table:formula="of:=[.M40]/([.$L$36]*[.$I$18])" office:value-type="float" office:value="0.0149905597777778" calcext:value-type="float">
            <text:p>0.0149905598</text:p>
          </table:table-cell>
          <table:table-cell table:formula="of:=[.N40]/[.$C$5]" office:value-type="float" office:value="0.000000000125580893151117" calcext:value-type="float">
            <text:p>1.25580893151117E-010</text:p>
          </table:table-cell>
          <table:table-cell table:formula="of:=[.N40]/[.$B$5]" office:value-type="float" office:value="0.175813250411564" calcext:value-type="float">
            <text:p>0.17581325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8.242523" calcext:value-type="float">
            <text:p>188.242523</text:p>
          </table:table-cell>
          <table:table-cell office:value-type="float" office:value="719" calcext:value-type="float">
            <text:p>719</text:p>
          </table:table-cell>
          <table:table-cell table:formula="of:=[.I40]*[.$J$2]" office:value-type="float" office:value="72" calcext:value-type="float">
            <text:p>72</text:p>
          </table:table-cell>
          <table:table-cell table:formula="of:=[.J41]*[.$I$17]" office:value-type="float" office:value="175.4064" calcext:value-type="float">
            <text:p>175.4064</text:p>
          </table:table-cell>
          <table:table-cell table:formula="of:=[.H41]-[.K41]" office:value-type="float" office:value="12.836123" calcext:value-type="float">
            <text:p>12.836123</text:p>
          </table:table-cell>
          <table:table-cell table:formula="of:=[.L41]-[.$M$15]" office:value-type="float" office:value="6.3714408888889" calcext:value-type="float">
            <text:p>6.3714408889</text:p>
          </table:table-cell>
          <table:table-cell table:formula="of:=[.M41]/([.$L$36]*[.$I$18])" office:value-type="float" office:value="0.0127428817777778" calcext:value-type="float">
            <text:p>0.0127428818</text:p>
          </table:table-cell>
          <table:table-cell table:formula="of:=[.N41]/[.$C$5]" office:value-type="float" office:value="0.000000000106751348761818" calcext:value-type="float">
            <text:p>1.06751348761818E-010</text:p>
          </table:table-cell>
          <table:table-cell table:formula="of:=[.N41]/[.$B$5]" office:value-type="float" office:value="0.149451888266545" calcext:value-type="float">
            <text:p>0.14945188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8.749237" calcext:value-type="float">
            <text:p>188.749237</text:p>
          </table:table-cell>
          <table:table-cell office:value-type="float" office:value="718" calcext:value-type="float">
            <text:p>718</text:p>
          </table:table-cell>
          <table:table-cell table:formula="of:=[.I41]*[.$J$2]" office:value-type="float" office:value="71.9" calcext:value-type="float">
            <text:p>71.9</text:p>
          </table:table-cell>
          <table:table-cell table:formula="of:=[.J42]*[.$I$17]" office:value-type="float" office:value="175.16278" calcext:value-type="float">
            <text:p>175.16278</text:p>
          </table:table-cell>
          <table:table-cell table:formula="of:=[.H42]-[.K42]" office:value-type="float" office:value="13.586457" calcext:value-type="float">
            <text:p>13.586457</text:p>
          </table:table-cell>
          <table:table-cell table:formula="of:=[.L42]-[.$M$15]" office:value-type="float" office:value="7.12177488888888" calcext:value-type="float">
            <text:p>7.1217748889</text:p>
          </table:table-cell>
          <table:table-cell table:formula="of:=[.M42]/([.$L$36]*[.$I$18])" office:value-type="float" office:value="0.0142435497777778" calcext:value-type="float">
            <text:p>0.0142435498</text:p>
          </table:table-cell>
          <table:table-cell table:formula="of:=[.N42]/[.$C$5]" office:value-type="float" office:value="0.000000000119322942521956" calcext:value-type="float">
            <text:p>1.19322942521956E-010</text:p>
          </table:table-cell>
          <table:table-cell table:formula="of:=[.N42]/[.$B$5]" office:value-type="float" office:value="0.167052119530739" calcext:value-type="float">
            <text:p>0.16705211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9.252213" calcext:value-type="float">
            <text:p>189.252213</text:p>
          </table:table-cell>
          <table:table-cell office:value-type="float" office:value="718" calcext:value-type="float">
            <text:p>718</text:p>
          </table:table-cell>
          <table:table-cell table:formula="of:=[.I42]*[.$J$2]" office:value-type="float" office:value="71.8" calcext:value-type="float">
            <text:p>71.8</text:p>
          </table:table-cell>
          <table:table-cell table:formula="of:=[.J43]*[.$I$17]" office:value-type="float" office:value="174.91916" calcext:value-type="float">
            <text:p>174.91916</text:p>
          </table:table-cell>
          <table:table-cell table:formula="of:=[.H43]-[.K43]" office:value-type="float" office:value="14.333053" calcext:value-type="float">
            <text:p>14.333053</text:p>
          </table:table-cell>
          <table:table-cell table:formula="of:=[.L43]-[.$M$15]" office:value-type="float" office:value="7.86837088888892" calcext:value-type="float">
            <text:p>7.8683708889</text:p>
          </table:table-cell>
          <table:table-cell table:formula="of:=[.M43]/([.$L$36]*[.$I$18])" office:value-type="float" office:value="0.0157367417777778" calcext:value-type="float">
            <text:p>0.0157367418</text:p>
          </table:table-cell>
          <table:table-cell table:formula="of:=[.N43]/[.$C$5]" office:value-type="float" office:value="0.000000000131831907349547" calcext:value-type="float">
            <text:p>1.31831907349547E-010</text:p>
          </table:table-cell>
          <table:table-cell table:formula="of:=[.N43]/[.$B$5]" office:value-type="float" office:value="0.184564670289365" calcext:value-type="float">
            <text:p>0.18456467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8.956177" calcext:value-type="float">
            <text:p>188.956177</text:p>
          </table:table-cell>
          <table:table-cell office:value-type="float" office:value="719" calcext:value-type="float">
            <text:p>719</text:p>
          </table:table-cell>
          <table:table-cell table:formula="of:=[.I43]*[.$J$2]" office:value-type="float" office:value="71.8" calcext:value-type="float">
            <text:p>71.8</text:p>
          </table:table-cell>
          <table:table-cell table:formula="of:=[.J44]*[.$I$17]" office:value-type="float" office:value="174.91916" calcext:value-type="float">
            <text:p>174.91916</text:p>
          </table:table-cell>
          <table:table-cell table:formula="of:=[.H44]-[.K44]" office:value-type="float" office:value="14.037017" calcext:value-type="float">
            <text:p>14.037017</text:p>
          </table:table-cell>
          <table:table-cell table:formula="of:=[.L44]-[.$M$15]" office:value-type="float" office:value="7.57233488888891" calcext:value-type="float">
            <text:p>7.5723348889</text:p>
          </table:table-cell>
          <table:table-cell table:formula="of:=[.M44]/([.$L$36]*[.$I$18])" office:value-type="float" office:value="0.0151446697777778" calcext:value-type="float">
            <text:p>0.0151446698</text:p>
          </table:table-cell>
          <table:table-cell table:formula="of:=[.N44]/[.$C$5]" office:value-type="float" office:value="0.000000000126871923755072" calcext:value-type="float">
            <text:p>1.26871923755072E-010</text:p>
          </table:table-cell>
          <table:table-cell table:formula="of:=[.N44]/[.$B$5]" office:value-type="float" office:value="0.1776206932571" calcext:value-type="float">
            <text:p>0.17762069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8.871521" calcext:value-type="float">
            <text:p>188.871521</text:p>
          </table:table-cell>
          <table:table-cell table:style-name="ce23" office:value-type="float" office:value="720" calcext:value-type="float">
            <text:p>720</text:p>
          </table:table-cell>
          <table:table-cell table:formula="of:=[.I44]*[.$J$2]" office:value-type="float" office:value="71.9" calcext:value-type="float">
            <text:p>71.9</text:p>
          </table:table-cell>
          <table:table-cell table:formula="of:=[.J45]*[.$I$17]" office:value-type="float" office:value="175.16278" calcext:value-type="float">
            <text:p>175.16278</text:p>
          </table:table-cell>
          <table:table-cell table:formula="of:=[.H45]-[.K45]" office:value-type="float" office:value="13.708741" calcext:value-type="float">
            <text:p>13.708741</text:p>
          </table:table-cell>
          <table:table-cell table:formula="of:=[.L45]-[.$M$15]" office:value-type="float" office:value="7.24405888888889" calcext:value-type="float">
            <text:p>7.2440588889</text:p>
          </table:table-cell>
          <table:table-cell table:formula="of:=[.M45]/([.$L$36]*[.$I$18])" office:value-type="float" office:value="0.0144881177777778" calcext:value-type="float">
            <text:p>0.0144881178</text:p>
          </table:table-cell>
          <table:table-cell table:formula="of:=[.N45]/[.$C$5]" office:value-type="float" office:value="0.000000000121371769806026" calcext:value-type="float">
            <text:p>1.21371769806026E-010</text:p>
          </table:table-cell>
          <table:table-cell table:formula="of:=[.N45]/[.$B$5]" office:value-type="float" office:value="0.169920477728436" calcext:value-type="float">
            <text:p>0.16992047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9.84375" calcext:value-type="float">
            <text:p>189.84375</text:p>
          </table:table-cell>
          <table:table-cell table:style-name="ce23" office:value-type="float" office:value="721" calcext:value-type="float">
            <text:p>721</text:p>
          </table:table-cell>
          <table:table-cell table:style-name="ce23" table:formula="of:=[.I45]*[.$J$2]" office:value-type="float" office:value="72" calcext:value-type="float">
            <text:p>72</text:p>
          </table:table-cell>
          <table:table-cell table:style-name="ce23" table:formula="of:=[.J46]*[.$I$17]" office:value-type="float" office:value="175.4064" calcext:value-type="float">
            <text:p>175.4064</text:p>
          </table:table-cell>
          <table:table-cell table:formula="of:=[.H46]-[.K46]" office:value-type="float" office:value="14.43735" calcext:value-type="float">
            <text:p>14.43735</text:p>
          </table:table-cell>
          <table:table-cell table:formula="of:=[.L46]-[.$M$15]" office:value-type="float" office:value="7.9726678888889" calcext:value-type="float">
            <text:p>7.9726678889</text:p>
          </table:table-cell>
          <table:table-cell table:formula="of:=[.M46]/([.$L$36]*[.$I$18])" office:value-type="float" office:value="0.0159453357777778" calcext:value-type="float">
            <text:p>0.0159453358</text:p>
          </table:table-cell>
          <table:table-cell table:formula="of:=[.N46]/[.$C$5]" office:value-type="float" office:value="0.000000000133579368499382" calcext:value-type="float">
            <text:p>1.33579368499382E-010</text:p>
          </table:table-cell>
          <table:table-cell table:formula="of:=[.N46]/[.$B$5]" office:value-type="float" office:value="0.187011115899135" calcext:value-type="float">
            <text:p>0.187011115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189.042723" calcext:value-type="float">
            <text:p>189.042723</text:p>
          </table:table-cell>
          <table:table-cell table:style-name="ce23" table:formula="of:=AVERAGE([.I38:.I46])" office:value-type="float" office:value="719.222222222222" calcext:value-type="float">
            <text:p>719.2222222222</text:p>
          </table:table-cell>
          <table:table-cell table:style-name="ce23" table:formula="of:=AVERAGE([.J38:.J46])" office:value-type="float" office:value="71.9" calcext:value-type="float">
            <text:p>71.9</text:p>
          </table:table-cell>
          <table:table-cell table:style-name="ce23" table:formula="of:=AVERAGE([.K38:.K46])" office:value-type="float" office:value="175.16278" calcext:value-type="float">
            <text:p>175.16278</text:p>
          </table:table-cell>
          <table:table-cell table:formula="of:=AVERAGE([.L38:.L46])" office:value-type="float" office:value="13.879943" calcext:value-type="float">
            <text:p>13.879943</text:p>
          </table:table-cell>
          <table:table-cell table:formula="of:=AVERAGE([.M38:.M46])" office:value-type="float" office:value="7.41526088888889" calcext:value-type="float">
            <text:p>7.4152608889</text:p>
          </table:table-cell>
          <table:table-cell table:style-name="ce23" table:formula="of:=AVERAGE([.N38:.N46])" office:value-type="float" office:value="0.0148305217777778" calcext:value-type="float">
            <text:p>0.0148305218</text:p>
          </table:table-cell>
          <table:table-cell table:style-name="ce30" table:formula="of:=AVERAGE([.O38:.O46])" office:value-type="float" office:value="0.000000000124240201724243" calcext:value-type="float">
            <text:p>1.24240201724243E-010</text:p>
          </table:table-cell>
          <table:table-cell table:style-name="ce38" table:formula="of:=AVERAGE([.P38:.P46])" office:value-type="float" office:value="0.17393628241394" calcext:value-type="float">
            <text:p>0.1739362824</text:p>
          </table:table-cell>
          <table:table-cell table:formula="of:=[.O48]/[.$O$15]*100" office:value-type="float" office:value="93.0953288617339" calcext:value-type="float">
            <text:p>93.095328861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38:.H46])" office:value-type="float" office:value="0.432478426857918" calcext:value-type="float">
            <text:p>0.4324784269</text:p>
          </table:table-cell>
          <table:table-cell table:style-name="ce24" table:formula="of:=STDEV([.I38:.I46])" office:value-type="float" office:value="0.97182531580755" calcext:value-type="float">
            <text:p>0.9718253158</text:p>
          </table:table-cell>
          <table:table-cell table:style-name="ce24" table:formula="of:=STDEV([.J38:.J46])" office:value-type="float" office:value="0.0707106781186558" calcext:value-type="float">
            <text:p>0.0707106781</text:p>
          </table:table-cell>
          <table:table-cell table:style-name="ce24" table:formula="of:=STDEV([.K38:.K46])" office:value-type="float" office:value="0.172265354032672" calcext:value-type="float">
            <text:p>0.172265354</text:p>
          </table:table-cell>
          <table:table-cell table:style-name="ce24" table:formula="of:=STDEV([.L38:.L46])" office:value-type="float" office:value="0.47344532713134" calcext:value-type="float">
            <text:p>0.4734453271</text:p>
          </table:table-cell>
          <table:table-cell table:style-name="ce24" table:formula="of:=STDEV([.M38:.M46])" office:value-type="float" office:value="0.47344532713134" calcext:value-type="float">
            <text:p>0.4734453271</text:p>
          </table:table-cell>
          <table:table-cell table:style-name="ce24" table:formula="of:=STDEV([.N38:.N46])" office:value-type="float" office:value="0.000946890654262681" calcext:value-type="float">
            <text:p>0.0009468907</text:p>
          </table:table-cell>
          <table:table-cell table:style-name="ce31" table:formula="of:=STDEV([.O38:.O46])" office:value-type="float" office:value="0.00000000000793241719065281" calcext:value-type="float">
            <text:p>7.93241719065281E-012</text:p>
          </table:table-cell>
          <table:table-cell table:style-name="ce39" table:formula="of:=STDEV([.P38:.P46])" office:value-type="float" office:value="0.0111053840669139" calcext:value-type="float">
            <text:p>0.0111053841</text:p>
          </table:table-cell>
          <table:table-cell table:formula="of:=[.O49]/[.O48]*100" office:value-type="float" office:value="6.38474268438425" calcext:value-type="float">
            <text:p>6.3847426844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3.166718" calcext:value-type="float">
            <text:p>193.166718</text:p>
          </table:table-cell>
          <table:table-cell office:value-type="float" office:value="734" calcext:value-type="float">
            <text:p>734</text:p>
          </table:table-cell>
          <table:table-cell table:formula="of:=[.I53]*[.$J$2]" office:value-type="float" office:value="73.4" calcext:value-type="float">
            <text:p>73.4</text:p>
          </table:table-cell>
          <table:table-cell table:formula="of:=[.J53]*[.$I$17]" office:value-type="float" office:value="178.81708" calcext:value-type="float">
            <text:p>178.81708</text:p>
          </table:table-cell>
          <table:table-cell table:formula="of:=[.H53]-[.K53]" office:value-type="float" office:value="14.349638" calcext:value-type="float">
            <text:p>14.349638</text:p>
          </table:table-cell>
          <table:table-cell table:formula="of:=[.L53]-[.$M$15]" office:value-type="float" office:value="7.88495588888889" calcext:value-type="float">
            <text:p>7.8849558889</text:p>
          </table:table-cell>
          <table:table-cell table:formula="of:=[.M53]/([.$L$51]*[.$I$18])" office:value-type="float" office:value="0.0157699117777778" calcext:value-type="float">
            <text:p>0.0157699118</text:p>
          </table:table-cell>
          <table:table-cell table:formula="of:=[.N53]/[.$C$6]" office:value-type="float" office:value="0.000000000132109783445407" calcext:value-type="float">
            <text:p>1.32109783445407E-010</text:p>
          </table:table-cell>
          <table:table-cell table:formula="of:=[.N53]/[.$B$6]" office:value-type="float" office:value="0.18495369682357" calcext:value-type="float">
            <text:p>0.18495369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3.641083" calcext:value-type="float">
            <text:p>193.641083</text:p>
          </table:table-cell>
          <table:table-cell office:value-type="float" office:value="735" calcext:value-type="float">
            <text:p>735</text:p>
          </table:table-cell>
          <table:table-cell table:formula="of:=[.I54]*[.$J$2]" office:value-type="float" office:value="73.5" calcext:value-type="float">
            <text:p>73.5</text:p>
          </table:table-cell>
          <table:table-cell table:formula="of:=[.J54]*[.$I$17]" office:value-type="float" office:value="179.0607" calcext:value-type="float">
            <text:p>179.0607</text:p>
          </table:table-cell>
          <table:table-cell table:formula="of:=[.H54]-[.K54]" office:value-type="float" office:value="14.580383" calcext:value-type="float">
            <text:p>14.580383</text:p>
          </table:table-cell>
          <table:table-cell table:formula="of:=[.L54]-[.$M$15]" office:value-type="float" office:value="8.1157008888889" calcext:value-type="float">
            <text:p>8.1157008889</text:p>
          </table:table-cell>
          <table:table-cell table:formula="of:=[.M54]/([.$L$51]*[.$I$18])" office:value-type="float" office:value="0.0162314017777778" calcext:value-type="float">
            <text:p>0.0162314018</text:p>
          </table:table-cell>
          <table:table-cell table:formula="of:=[.N54]/[.$C$6]" office:value-type="float" office:value="0.000000000135975838298557" calcext:value-type="float">
            <text:p>1.35975838298557E-010</text:p>
          </table:table-cell>
          <table:table-cell table:formula="of:=[.N54]/[.$B$6]" office:value-type="float" office:value="0.19036617361798" calcext:value-type="float">
            <text:p>0.19036617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3.66806" calcext:value-type="float">
            <text:p>193.66806</text:p>
          </table:table-cell>
          <table:table-cell office:value-type="float" office:value="737" calcext:value-type="float">
            <text:p>737</text:p>
          </table:table-cell>
          <table:table-cell table:formula="of:=[.I55]*[.$J$2]" office:value-type="float" office:value="73.7" calcext:value-type="float">
            <text:p>73.7</text:p>
          </table:table-cell>
          <table:table-cell table:formula="of:=[.J55]*[.$I$17]" office:value-type="float" office:value="179.54794" calcext:value-type="float">
            <text:p>179.54794</text:p>
          </table:table-cell>
          <table:table-cell table:formula="of:=[.H55]-[.K55]" office:value-type="float" office:value="14.12012" calcext:value-type="float">
            <text:p>14.12012</text:p>
          </table:table-cell>
          <table:table-cell table:formula="of:=[.L55]-[.$M$15]" office:value-type="float" office:value="7.65543788888887" calcext:value-type="float">
            <text:p>7.6554378889</text:p>
          </table:table-cell>
          <table:table-cell table:formula="of:=[.M55]/([.$L$51]*[.$I$18])" office:value-type="float" office:value="0.0153108757777777" calcext:value-type="float">
            <text:p>0.0153108758</text:p>
          </table:table-cell>
          <table:table-cell table:formula="of:=[.N55]/[.$C$6]" office:value-type="float" office:value="0.000000000128264286564498" calcext:value-type="float">
            <text:p>1.28264286564498E-010</text:p>
          </table:table-cell>
          <table:table-cell table:formula="of:=[.N55]/[.$B$6]" office:value-type="float" office:value="0.179570001190298" calcext:value-type="float">
            <text:p>0.1795700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3.061249" calcext:value-type="float">
            <text:p>193.061249</text:p>
          </table:table-cell>
          <table:table-cell office:value-type="float" office:value="736" calcext:value-type="float">
            <text:p>736</text:p>
          </table:table-cell>
          <table:table-cell table:formula="of:=[.I56]*[.$J$2]" office:value-type="float" office:value="73.6" calcext:value-type="float">
            <text:p>73.6</text:p>
          </table:table-cell>
          <table:table-cell table:formula="of:=[.J56]*[.$I$17]" office:value-type="float" office:value="179.30432" calcext:value-type="float">
            <text:p>179.30432</text:p>
          </table:table-cell>
          <table:table-cell table:formula="of:=[.H56]-[.K56]" office:value-type="float" office:value="13.756929" calcext:value-type="float">
            <text:p>13.756929</text:p>
          </table:table-cell>
          <table:table-cell table:formula="of:=[.L56]-[.$M$15]" office:value-type="float" office:value="7.29224688888887" calcext:value-type="float">
            <text:p>7.2922468889</text:p>
          </table:table-cell>
          <table:table-cell table:formula="of:=[.M56]/([.$L$51]*[.$I$18])" office:value-type="float" office:value="0.0145844937777777" calcext:value-type="float">
            <text:p>0.0145844938</text:p>
          </table:table-cell>
          <table:table-cell table:formula="of:=[.N56]/[.$C$6]" office:value-type="float" office:value="0.000000000122179143535742" calcext:value-type="float">
            <text:p>1.22179143535742E-010</text:p>
          </table:table-cell>
          <table:table-cell table:formula="of:=[.N56]/[.$B$6]" office:value-type="float" office:value="0.171050800950039" calcext:value-type="float">
            <text:p>0.1710508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3.443619" calcext:value-type="float">
            <text:p>193.443619</text:p>
          </table:table-cell>
          <table:table-cell office:value-type="float" office:value="736" calcext:value-type="float">
            <text:p>736</text:p>
          </table:table-cell>
          <table:table-cell table:formula="of:=[.I57]*[.$J$2]" office:value-type="float" office:value="73.6" calcext:value-type="float">
            <text:p>73.6</text:p>
          </table:table-cell>
          <table:table-cell table:formula="of:=[.J57]*[.$I$17]" office:value-type="float" office:value="179.30432" calcext:value-type="float">
            <text:p>179.30432</text:p>
          </table:table-cell>
          <table:table-cell table:formula="of:=[.H57]-[.K57]" office:value-type="float" office:value="14.139299" calcext:value-type="float">
            <text:p>14.139299</text:p>
          </table:table-cell>
          <table:table-cell table:formula="of:=[.L57]-[.$M$15]" office:value-type="float" office:value="7.67461688888888" calcext:value-type="float">
            <text:p>7.6746168889</text:p>
          </table:table-cell>
          <table:table-cell table:formula="of:=[.M57]/([.$L$51]*[.$I$18])" office:value-type="float" office:value="0.0153492337777778" calcext:value-type="float">
            <text:p>0.0153492338</text:p>
          </table:table-cell>
          <table:table-cell table:formula="of:=[.N57]/[.$C$6]" office:value-type="float" office:value="0.000000000128585624257747" calcext:value-type="float">
            <text:p>1.28585624257747E-010</text:p>
          </table:table-cell>
          <table:table-cell table:formula="of:=[.N57]/[.$B$6]" office:value-type="float" office:value="0.180019873960846" calcext:value-type="float">
            <text:p>0.1800198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3.795609" calcext:value-type="float">
            <text:p>193.795609</text:p>
          </table:table-cell>
          <table:table-cell office:value-type="float" office:value="736" calcext:value-type="float">
            <text:p>736</text:p>
          </table:table-cell>
          <table:table-cell table:formula="of:=[.I58]*[.$J$2]" office:value-type="float" office:value="73.6" calcext:value-type="float">
            <text:p>73.6</text:p>
          </table:table-cell>
          <table:table-cell table:formula="of:=[.J58]*[.$I$17]" office:value-type="float" office:value="179.30432" calcext:value-type="float">
            <text:p>179.30432</text:p>
          </table:table-cell>
          <table:table-cell table:formula="of:=[.H58]-[.K58]" office:value-type="float" office:value="14.491289" calcext:value-type="float">
            <text:p>14.491289</text:p>
          </table:table-cell>
          <table:table-cell table:formula="of:=[.L58]-[.$M$15]" office:value-type="float" office:value="8.02660688888888" calcext:value-type="float">
            <text:p>8.0266068889</text:p>
          </table:table-cell>
          <table:table-cell table:formula="of:=[.M58]/([.$L$51]*[.$I$18])" office:value-type="float" office:value="0.0160532137777778" calcext:value-type="float">
            <text:p>0.0160532138</text:p>
          </table:table-cell>
          <table:table-cell table:formula="of:=[.N58]/[.$C$6]" office:value-type="float" office:value="0.000000000134483098299482" calcext:value-type="float">
            <text:p>1.34483098299482E-010</text:p>
          </table:table-cell>
          <table:table-cell table:formula="of:=[.N58]/[.$B$6]" office:value-type="float" office:value="0.188276337619275" calcext:value-type="float">
            <text:p>0.18827633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2.514725" calcext:value-type="float">
            <text:p>192.514725</text:p>
          </table:table-cell>
          <table:table-cell office:value-type="float" office:value="736" calcext:value-type="float">
            <text:p>736</text:p>
          </table:table-cell>
          <table:table-cell table:formula="of:=[.I59]*[.$J$2]" office:value-type="float" office:value="73.6" calcext:value-type="float">
            <text:p>73.6</text:p>
          </table:table-cell>
          <table:table-cell table:formula="of:=[.J59]*[.$I$17]" office:value-type="float" office:value="179.30432" calcext:value-type="float">
            <text:p>179.30432</text:p>
          </table:table-cell>
          <table:table-cell table:formula="of:=[.H59]-[.K59]" office:value-type="float" office:value="13.210405" calcext:value-type="float">
            <text:p>13.210405</text:p>
          </table:table-cell>
          <table:table-cell table:formula="of:=[.L59]-[.$M$15]" office:value-type="float" office:value="6.74572288888887" calcext:value-type="float">
            <text:p>6.7457228889</text:p>
          </table:table-cell>
          <table:table-cell table:formula="of:=[.M59]/([.$L$51]*[.$I$18])" office:value-type="float" office:value="0.0134914457777777" calcext:value-type="float">
            <text:p>0.0134914458</text:p>
          </table:table-cell>
          <table:table-cell table:formula="of:=[.N59]/[.$C$6]" office:value-type="float" office:value="0.000000000113022317764598" calcext:value-type="float">
            <text:p>1.13022317764598E-010</text:p>
          </table:table-cell>
          <table:table-cell table:formula="of:=[.N59]/[.$B$6]" office:value-type="float" office:value="0.158231244870437" calcext:value-type="float">
            <text:p>0.15823124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3.284073" calcext:value-type="float">
            <text:p>193.284073</text:p>
          </table:table-cell>
          <table:table-cell office:value-type="float" office:value="736" calcext:value-type="float">
            <text:p>736</text:p>
          </table:table-cell>
          <table:table-cell table:formula="of:=[.I60]*[.$J$2]" office:value-type="float" office:value="73.6" calcext:value-type="float">
            <text:p>73.6</text:p>
          </table:table-cell>
          <table:table-cell table:formula="of:=[.J60]*[.$I$17]" office:value-type="float" office:value="179.30432" calcext:value-type="float">
            <text:p>179.30432</text:p>
          </table:table-cell>
          <table:table-cell table:formula="of:=[.H60]-[.K60]" office:value-type="float" office:value="13.979753" calcext:value-type="float">
            <text:p>13.979753</text:p>
          </table:table-cell>
          <table:table-cell table:formula="of:=[.L60]-[.$M$15]" office:value-type="float" office:value="7.51507088888888" calcext:value-type="float">
            <text:p>7.5150708889</text:p>
          </table:table-cell>
          <table:table-cell table:formula="of:=[.M60]/([.$L$51]*[.$I$18])" office:value-type="float" office:value="0.0150301417777778" calcext:value-type="float">
            <text:p>0.0150301418</text:p>
          </table:table-cell>
          <table:table-cell table:formula="of:=[.N60]/[.$C$6]" office:value-type="float" office:value="0.00000000012591248469849" calcext:value-type="float">
            <text:p>1.2591248469849E-010</text:p>
          </table:table-cell>
          <table:table-cell table:formula="of:=[.N60]/[.$B$6]" office:value-type="float" office:value="0.176277478577886" calcext:value-type="float">
            <text:p>0.17627747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3.878983" calcext:value-type="float">
            <text:p>193.878983</text:p>
          </table:table-cell>
          <table:table-cell table:style-name="ce23" office:value-type="float" office:value="735" calcext:value-type="float">
            <text:p>735</text:p>
          </table:table-cell>
          <table:table-cell table:style-name="ce23" table:formula="of:=[.I61]*[.$J$2]" office:value-type="float" office:value="73.5" calcext:value-type="float">
            <text:p>73.5</text:p>
          </table:table-cell>
          <table:table-cell table:style-name="ce23" table:formula="of:=[.J61]*[.$I$17]" office:value-type="float" office:value="179.0607" calcext:value-type="float">
            <text:p>179.0607</text:p>
          </table:table-cell>
          <table:table-cell table:formula="of:=[.H61]-[.K61]" office:value-type="float" office:value="14.818283" calcext:value-type="float">
            <text:p>14.818283</text:p>
          </table:table-cell>
          <table:table-cell table:formula="of:=[.L61]-[.$M$15]" office:value-type="float" office:value="8.3536008888889" calcext:value-type="float">
            <text:p>8.3536008889</text:p>
          </table:table-cell>
          <table:table-cell table:formula="of:=[.M61]/([.$L$51]*[.$I$18])" office:value-type="float" office:value="0.0167072017777778" calcext:value-type="float">
            <text:p>0.0167072018</text:p>
          </table:table-cell>
          <table:table-cell table:formula="of:=[.N61]/[.$C$6]" office:value-type="float" office:value="0.000000000139961772769789" calcext:value-type="float">
            <text:p>1.39961772769789E-010</text:p>
          </table:table-cell>
          <table:table-cell table:formula="of:=[.N61]/[.$B$6]" office:value-type="float" office:value="0.195946481877704" calcext:value-type="float">
            <text:p>0.195946481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193.383791" calcext:value-type="float">
            <text:p>193.383791</text:p>
          </table:table-cell>
          <table:table-cell table:style-name="ce23" table:formula="of:=AVERAGE([.I53:.I61])" office:value-type="float" office:value="735.666666666667" calcext:value-type="float">
            <text:p>735.6666666667</text:p>
          </table:table-cell>
          <table:table-cell table:style-name="ce23" table:formula="of:=AVERAGE([.J53:.J61])" office:value-type="float" office:value="73.5666666666667" calcext:value-type="float">
            <text:p>73.5666666667</text:p>
          </table:table-cell>
          <table:table-cell table:style-name="ce23" table:formula="of:=AVERAGE([.K53:.K61])" office:value-type="float" office:value="179.223113333333" calcext:value-type="float">
            <text:p>179.2231133333</text:p>
          </table:table-cell>
          <table:table-cell table:formula="of:=AVERAGE([.L53:.L61])" office:value-type="float" office:value="14.1606776666667" calcext:value-type="float">
            <text:p>14.1606776667</text:p>
          </table:table-cell>
          <table:table-cell table:formula="of:=AVERAGE([.M53:.M61])" office:value-type="float" office:value="7.69599555555555" calcext:value-type="float">
            <text:p>7.6959955556</text:p>
          </table:table-cell>
          <table:table-cell table:style-name="ce23" table:formula="of:=AVERAGE([.N53:.N61])" office:value-type="float" office:value="0.0153919911111111" calcext:value-type="float">
            <text:p>0.0153919911</text:p>
          </table:table-cell>
          <table:table-cell table:style-name="ce30" table:formula="of:=AVERAGE([.O53:.O61])" office:value-type="float" office:value="0.000000000128943816626035" calcext:value-type="float">
            <text:p>1.28943816626035E-010</text:p>
          </table:table-cell>
          <table:table-cell table:style-name="ce38" table:formula="of:=AVERAGE([.P53:.P61])" office:value-type="float" office:value="0.180521343276448" calcext:value-type="float">
            <text:p>0.1805213433</text:p>
          </table:table-cell>
          <table:table-cell table:formula="of:=[.O63]/[.$O$15]*100" office:value-type="float" office:value="96.6198287421605" calcext:value-type="float">
            <text:p>96.619828742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53:.H61])" office:value-type="float" office:value="0.430373388781477" calcext:value-type="float">
            <text:p>0.4303733888</text:p>
          </table:table-cell>
          <table:table-cell table:style-name="ce24" table:formula="of:=STDEV([.I53:.I61])" office:value-type="float" office:value="0.866025403784439" calcext:value-type="float">
            <text:p>0.8660254038</text:p>
          </table:table-cell>
          <table:table-cell table:style-name="ce24" table:formula="of:=STDEV([.J53:.J61])" office:value-type="float" office:value="0.0866025403784451" calcext:value-type="float">
            <text:p>0.0866025404</text:p>
          </table:table-cell>
          <table:table-cell table:style-name="ce24" table:formula="of:=STDEV([.K53:.K61])" office:value-type="float" office:value="0.210981108869971" calcext:value-type="float">
            <text:p>0.2109811089</text:p>
          </table:table-cell>
          <table:table-cell table:style-name="ce24" table:formula="of:=STDEV([.L53:.L61])" office:value-type="float" office:value="0.481465735557847" calcext:value-type="float">
            <text:p>0.4814657356</text:p>
          </table:table-cell>
          <table:table-cell table:style-name="ce24" table:formula="of:=STDEV([.M53:.M61])" office:value-type="float" office:value="0.481465735557847" calcext:value-type="float">
            <text:p>0.4814657356</text:p>
          </table:table-cell>
          <table:table-cell table:style-name="ce24" table:formula="of:=STDEV([.N53:.N61])" office:value-type="float" office:value="0.000962931471115695" calcext:value-type="float">
            <text:p>0.0009629315</text:p>
          </table:table-cell>
          <table:table-cell table:style-name="ce31" table:formula="of:=STDEV([.O53:.O61])" office:value-type="float" office:value="0.00000000000806679643580022" calcext:value-type="float">
            <text:p>8.06679643580022E-012</text:p>
          </table:table-cell>
          <table:table-cell table:style-name="ce39" table:formula="of:=STDEV([.P53:.P61])" office:value-type="float" office:value="0.0112935150101203" calcext:value-type="float">
            <text:p>0.011293515</text:p>
          </table:table-cell>
          <table:table-cell table:formula="of:=[.O64]/[.O63]*100" office:value-type="float" office:value="6.25605527033197" calcext:value-type="float">
            <text:p>6.2560552703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Iterations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7.718185" calcext:value-type="float">
            <text:p>177.718185</text:p>
          </table:table-cell>
          <table:table-cell office:value-type="float" office:value="674" calcext:value-type="float">
            <text:p>674</text:p>
          </table:table-cell>
          <table:table-cell table:formula="of:=[.I68]*[.$J$2]" office:value-type="float" office:value="67.4" calcext:value-type="float">
            <text:p>67.4</text:p>
          </table:table-cell>
          <table:table-cell table:formula="of:=[.J68]*[.$I$17]" office:value-type="float" office:value="164.19988" calcext:value-type="float">
            <text:p>164.19988</text:p>
          </table:table-cell>
          <table:table-cell table:formula="of:=[.H68]-[.K68]" office:value-type="float" office:value="13.518305" calcext:value-type="float">
            <text:p>13.518305</text:p>
          </table:table-cell>
          <table:table-cell table:formula="of:=[.L68]-[.$M$15]" office:value-type="float" office:value="7.05362288888889" calcext:value-type="float">
            <text:p>7.0536228889</text:p>
          </table:table-cell>
          <table:table-cell table:formula="of:=[.M68]/([.$L$66]*[.$I$18])" office:value-type="float" office:value="0.0141072457777778" calcext:value-type="float">
            <text:p>0.0141072458</text:p>
          </table:table-cell>
          <table:table-cell table:formula="of:=[.N68]/[.$C$7]" office:value-type="float" office:value="0.000000000131901900065413" calcext:value-type="float">
            <text:p>1.31901900065413E-010</text:p>
          </table:table-cell>
          <table:table-cell table:formula="of:=[.N68]/[.$B$7]" office:value-type="float" office:value="0.184662660091578" calcext:value-type="float">
            <text:p>0.18466266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6.859848" calcext:value-type="float">
            <text:p>176.859848</text:p>
          </table:table-cell>
          <table:table-cell office:value-type="float" office:value="673" calcext:value-type="float">
            <text:p>673</text:p>
          </table:table-cell>
          <table:table-cell table:formula="of:=[.I69]*[.$J$2]" office:value-type="float" office:value="67.3" calcext:value-type="float">
            <text:p>67.3</text:p>
          </table:table-cell>
          <table:table-cell table:formula="of:=[.J69]*[.$I$17]" office:value-type="float" office:value="163.95626" calcext:value-type="float">
            <text:p>163.95626</text:p>
          </table:table-cell>
          <table:table-cell table:formula="of:=[.H69]-[.K69]" office:value-type="float" office:value="12.903588" calcext:value-type="float">
            <text:p>12.903588</text:p>
          </table:table-cell>
          <table:table-cell table:formula="of:=[.L69]-[.$M$15]" office:value-type="float" office:value="6.4389058888889" calcext:value-type="float">
            <text:p>6.4389058889</text:p>
          </table:table-cell>
          <table:table-cell table:formula="of:=[.M69]/([.$L$66]*[.$I$18])" office:value-type="float" office:value="0.0128778117777778" calcext:value-type="float">
            <text:p>0.0128778118</text:p>
          </table:table-cell>
          <table:table-cell table:formula="of:=[.N69]/[.$C$7]" office:value-type="float" office:value="0.000000000120406766064099" calcext:value-type="float">
            <text:p>1.20406766064099E-010</text:p>
          </table:table-cell>
          <table:table-cell table:formula="of:=[.N69]/[.$B$7]" office:value-type="float" office:value="0.168569472489739" calcext:value-type="float">
            <text:p>0.16856947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7.460693" calcext:value-type="float">
            <text:p>177.460693</text:p>
          </table:table-cell>
          <table:table-cell office:value-type="float" office:value="675" calcext:value-type="float">
            <text:p>675</text:p>
          </table:table-cell>
          <table:table-cell table:formula="of:=[.I70]*[.$J$2]" office:value-type="float" office:value="67.5" calcext:value-type="float">
            <text:p>67.5</text:p>
          </table:table-cell>
          <table:table-cell table:formula="of:=[.J70]*[.$I$17]" office:value-type="float" office:value="164.4435" calcext:value-type="float">
            <text:p>164.4435</text:p>
          </table:table-cell>
          <table:table-cell table:formula="of:=[.H70]-[.K70]" office:value-type="float" office:value="13.017193" calcext:value-type="float">
            <text:p>13.017193</text:p>
          </table:table-cell>
          <table:table-cell table:formula="of:=[.L70]-[.$M$15]" office:value-type="float" office:value="6.55251088888888" calcext:value-type="float">
            <text:p>6.5525108889</text:p>
          </table:table-cell>
          <table:table-cell table:formula="of:=[.M70]/([.$L$66]*[.$I$18])" office:value-type="float" office:value="0.0131050217777778" calcext:value-type="float">
            <text:p>0.0131050218</text:p>
          </table:table-cell>
          <table:table-cell table:formula="of:=[.N70]/[.$C$7]" office:value-type="float" office:value="0.000000000122531165906985" calcext:value-type="float">
            <text:p>1.22531165906985E-010</text:p>
          </table:table-cell>
          <table:table-cell table:formula="of:=[.N70]/[.$B$7]" office:value-type="float" office:value="0.171543632269778" calcext:value-type="float">
            <text:p>0.17154363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6.642212" calcext:value-type="float">
            <text:p>176.642212</text:p>
          </table:table-cell>
          <table:table-cell office:value-type="float" office:value="673" calcext:value-type="float">
            <text:p>673</text:p>
          </table:table-cell>
          <table:table-cell table:formula="of:=[.I71]*[.$J$2]" office:value-type="float" office:value="67.3" calcext:value-type="float">
            <text:p>67.3</text:p>
          </table:table-cell>
          <table:table-cell table:formula="of:=[.J71]*[.$I$17]" office:value-type="float" office:value="163.95626" calcext:value-type="float">
            <text:p>163.95626</text:p>
          </table:table-cell>
          <table:table-cell table:formula="of:=[.H71]-[.K71]" office:value-type="float" office:value="12.685952" calcext:value-type="float">
            <text:p>12.685952</text:p>
          </table:table-cell>
          <table:table-cell table:formula="of:=[.L71]-[.$M$15]" office:value-type="float" office:value="6.2212698888889" calcext:value-type="float">
            <text:p>6.2212698889</text:p>
          </table:table-cell>
          <table:table-cell table:formula="of:=[.M71]/([.$L$66]*[.$I$18])" office:value-type="float" office:value="0.0124425397777778" calcext:value-type="float">
            <text:p>0.0124425398</text:p>
          </table:table-cell>
          <table:table-cell table:formula="of:=[.N71]/[.$C$7]" office:value-type="float" office:value="0.000000000116336999027382" calcext:value-type="float">
            <text:p>1.16336999027382E-010</text:p>
          </table:table-cell>
          <table:table-cell table:formula="of:=[.N71]/[.$B$7]" office:value-type="float" office:value="0.162871798638334" calcext:value-type="float">
            <text:p>0.16287179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6.900116" calcext:value-type="float">
            <text:p>176.900116</text:p>
          </table:table-cell>
          <table:table-cell office:value-type="float" office:value="675" calcext:value-type="float">
            <text:p>675</text:p>
          </table:table-cell>
          <table:table-cell table:formula="of:=[.I72]*[.$J$2]" office:value-type="float" office:value="67.5" calcext:value-type="float">
            <text:p>67.5</text:p>
          </table:table-cell>
          <table:table-cell table:formula="of:=[.J72]*[.$I$17]" office:value-type="float" office:value="164.4435" calcext:value-type="float">
            <text:p>164.4435</text:p>
          </table:table-cell>
          <table:table-cell table:formula="of:=[.H72]-[.K72]" office:value-type="float" office:value="12.456616" calcext:value-type="float">
            <text:p>12.456616</text:p>
          </table:table-cell>
          <table:table-cell table:formula="of:=[.L72]-[.$M$15]" office:value-type="float" office:value="5.99193388888888" calcext:value-type="float">
            <text:p>5.9919338889</text:p>
          </table:table-cell>
          <table:table-cell table:formula="of:=[.M72]/([.$L$66]*[.$I$18])" office:value-type="float" office:value="0.0119838677777778" calcext:value-type="float">
            <text:p>0.0119838678</text:p>
          </table:table-cell>
          <table:table-cell table:formula="of:=[.N72]/[.$C$7]" office:value-type="float" office:value="0.000000000112048443397189" calcext:value-type="float">
            <text:p>1.12048443397189E-010</text:p>
          </table:table-cell>
          <table:table-cell table:formula="of:=[.N72]/[.$B$7]" office:value-type="float" office:value="0.156867820756064" calcext:value-type="float">
            <text:p>0.15686782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6.325226" calcext:value-type="float">
            <text:p>176.325226</text:p>
          </table:table-cell>
          <table:table-cell office:value-type="float" office:value="675" calcext:value-type="float">
            <text:p>675</text:p>
          </table:table-cell>
          <table:table-cell table:formula="of:=[.I73]*[.$J$2]" office:value-type="float" office:value="67.5" calcext:value-type="float">
            <text:p>67.5</text:p>
          </table:table-cell>
          <table:table-cell table:formula="of:=[.J73]*[.$I$17]" office:value-type="float" office:value="164.4435" calcext:value-type="float">
            <text:p>164.4435</text:p>
          </table:table-cell>
          <table:table-cell table:formula="of:=[.H73]-[.K73]" office:value-type="float" office:value="11.881726" calcext:value-type="float">
            <text:p>11.881726</text:p>
          </table:table-cell>
          <table:table-cell table:formula="of:=[.L73]-[.$M$15]" office:value-type="float" office:value="5.41704388888887" calcext:value-type="float">
            <text:p>5.4170438889</text:p>
          </table:table-cell>
          <table:table-cell table:formula="of:=[.M73]/([.$L$66]*[.$I$18])" office:value-type="float" office:value="0.0108340877777777" calcext:value-type="float">
            <text:p>0.0108340878</text:p>
          </table:table-cell>
          <table:table-cell table:formula="of:=[.N73]/[.$C$7]" office:value-type="float" office:value="0.000000000101298069508041" calcext:value-type="float">
            <text:p>1.01298069508041E-010</text:p>
          </table:table-cell>
          <table:table-cell table:formula="of:=[.N73]/[.$B$7]" office:value-type="float" office:value="0.141817297311257" calcext:value-type="float">
            <text:p>0.14181729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6.938782" calcext:value-type="float">
            <text:p>176.938782</text:p>
          </table:table-cell>
          <table:table-cell office:value-type="float" office:value="676" calcext:value-type="float">
            <text:p>676</text:p>
          </table:table-cell>
          <table:table-cell table:formula="of:=[.I74]*[.$J$2]" office:value-type="float" office:value="67.6" calcext:value-type="float">
            <text:p>67.6</text:p>
          </table:table-cell>
          <table:table-cell table:formula="of:=[.J74]*[.$I$17]" office:value-type="float" office:value="164.68712" calcext:value-type="float">
            <text:p>164.68712</text:p>
          </table:table-cell>
          <table:table-cell table:formula="of:=[.H74]-[.K74]" office:value-type="float" office:value="12.251662" calcext:value-type="float">
            <text:p>12.251662</text:p>
          </table:table-cell>
          <table:table-cell table:formula="of:=[.L74]-[.$M$15]" office:value-type="float" office:value="5.78697988888887" calcext:value-type="float">
            <text:p>5.7869798889</text:p>
          </table:table-cell>
          <table:table-cell table:formula="of:=[.M74]/([.$L$66]*[.$I$18])" office:value-type="float" office:value="0.0115739597777777" calcext:value-type="float">
            <text:p>0.0115739598</text:p>
          </table:table-cell>
          <table:table-cell table:formula="of:=[.N74]/[.$C$7]" office:value-type="float" office:value="0.000000000108215828235894" calcext:value-type="float">
            <text:p>1.08215828235894E-010</text:p>
          </table:table-cell>
          <table:table-cell table:formula="of:=[.N74]/[.$B$7]" office:value-type="float" office:value="0.151502159530252" calcext:value-type="float">
            <text:p>0.15150215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7.194321" calcext:value-type="float">
            <text:p>177.194321</text:p>
          </table:table-cell>
          <table:table-cell office:value-type="float" office:value="675" calcext:value-type="float">
            <text:p>675</text:p>
          </table:table-cell>
          <table:table-cell table:formula="of:=[.I75]*[.$J$2]" office:value-type="float" office:value="67.5" calcext:value-type="float">
            <text:p>67.5</text:p>
          </table:table-cell>
          <table:table-cell table:formula="of:=[.J75]*[.$I$17]" office:value-type="float" office:value="164.4435" calcext:value-type="float">
            <text:p>164.4435</text:p>
          </table:table-cell>
          <table:table-cell table:formula="of:=[.H75]-[.K75]" office:value-type="float" office:value="12.750821" calcext:value-type="float">
            <text:p>12.750821</text:p>
          </table:table-cell>
          <table:table-cell table:formula="of:=[.L75]-[.$M$15]" office:value-type="float" office:value="6.28613888888889" calcext:value-type="float">
            <text:p>6.2861388889</text:p>
          </table:table-cell>
          <table:table-cell table:formula="of:=[.M75]/([.$L$66]*[.$I$18])" office:value-type="float" office:value="0.0125722777777778" calcext:value-type="float">
            <text:p>0.0125722778</text:p>
          </table:table-cell>
          <table:table-cell table:formula="of:=[.N75]/[.$C$7]" office:value-type="float" office:value="0.000000000117550041529104" calcext:value-type="float">
            <text:p>1.17550041529104E-010</text:p>
          </table:table-cell>
          <table:table-cell table:formula="of:=[.N75]/[.$B$7]" office:value-type="float" office:value="0.164570058140745" calcext:value-type="float">
            <text:p>0.16457005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7.232773" calcext:value-type="float">
            <text:p>177.232773</text:p>
          </table:table-cell>
          <table:table-cell table:style-name="ce23" office:value-type="float" office:value="675" calcext:value-type="float">
            <text:p>675</text:p>
          </table:table-cell>
          <table:table-cell table:style-name="ce23" table:formula="of:=[.I76]*[.$J$2]" office:value-type="float" office:value="67.5" calcext:value-type="float">
            <text:p>67.5</text:p>
          </table:table-cell>
          <table:table-cell table:style-name="ce23" table:formula="of:=[.J76]*[.$I$17]" office:value-type="float" office:value="164.4435" calcext:value-type="float">
            <text:p>164.4435</text:p>
          </table:table-cell>
          <table:table-cell table:formula="of:=[.H76]-[.K76]" office:value-type="float" office:value="12.789273" calcext:value-type="float">
            <text:p>12.789273</text:p>
          </table:table-cell>
          <table:table-cell table:formula="of:=[.L76]-[.$M$15]" office:value-type="float" office:value="6.3245908888889" calcext:value-type="float">
            <text:p>6.3245908889</text:p>
          </table:table-cell>
          <table:table-cell table:formula="of:=[.M76]/([.$L$66]*[.$I$18])" office:value-type="float" office:value="0.0126491817777778" calcext:value-type="float">
            <text:p>0.0126491818</text:p>
          </table:table-cell>
          <table:table-cell table:formula="of:=[.N76]/[.$C$7]" office:value-type="float" office:value="0.000000000118269089306567" calcext:value-type="float">
            <text:p>1.18269089306567E-010</text:p>
          </table:table-cell>
          <table:table-cell table:formula="of:=[.N76]/[.$B$7]" office:value-type="float" office:value="0.165576725029193" calcext:value-type="float">
            <text:p>0.16557672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177.030239555556" calcext:value-type="float">
            <text:p>177.0302395556</text:p>
          </table:table-cell>
          <table:table-cell table:style-name="ce23" table:formula="of:=AVERAGE([.I68:.I76])" office:value-type="float" office:value="674.555555555556" calcext:value-type="float">
            <text:p>674.5555555556</text:p>
          </table:table-cell>
          <table:table-cell table:style-name="ce23" table:formula="of:=AVERAGE([.J68:.J76])" office:value-type="float" office:value="67.4555555555556" calcext:value-type="float">
            <text:p>67.4555555556</text:p>
          </table:table-cell>
          <table:table-cell table:style-name="ce23" table:formula="of:=AVERAGE([.K68:.K76])" office:value-type="float" office:value="164.335224444444" calcext:value-type="float">
            <text:p>164.3352244444</text:p>
          </table:table-cell>
          <table:table-cell table:formula="of:=AVERAGE([.L68:.L76])" office:value-type="float" office:value="12.6950151111111" calcext:value-type="float">
            <text:p>12.6950151111</text:p>
          </table:table-cell>
          <table:table-cell table:formula="of:=AVERAGE([.M68:.M76])" office:value-type="float" office:value="6.230333" calcext:value-type="float">
            <text:p>6.230333</text:p>
          </table:table-cell>
          <table:table-cell table:style-name="ce23" table:formula="of:=AVERAGE([.N68:.N76])" office:value-type="float" office:value="0.012460666" calcext:value-type="float">
            <text:p>0.012460666</text:p>
          </table:table-cell>
          <table:table-cell table:style-name="ce34" table:formula="of:=AVERAGE([.O68:.O76])" office:value-type="float" office:value="0.00000000011650647811563" calcext:value-type="float">
            <text:p>1.1650647811563E-010</text:p>
          </table:table-cell>
          <table:table-cell table:style-name="ce38" table:formula="of:=AVERAGE([.P68:.P76])" office:value-type="float" office:value="0.163109069361882" calcext:value-type="float">
            <text:p>0.1631090694</text:p>
          </table:table-cell>
          <table:table-cell table:formula="of:=[.O78]/[.$O$15]*100" office:value-type="float" office:value="87.3003161953223" calcext:value-type="float">
            <text:p>87.300316195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68:.H76])" office:value-type="float" office:value="0.422557839630601" calcext:value-type="float">
            <text:p>0.4225578396</text:p>
          </table:table-cell>
          <table:table-cell table:style-name="ce24" table:formula="of:=STDEV([.I68:.I76])" office:value-type="float" office:value="1.0137937550497" calcext:value-type="float">
            <text:p>1.013793755</text:p>
          </table:table-cell>
          <table:table-cell table:style-name="ce24" table:formula="of:=STDEV([.J68:.J76])" office:value-type="float" office:value="0.101379375504973" calcext:value-type="float">
            <text:p>0.1013793755</text:p>
          </table:table-cell>
          <table:table-cell table:style-name="ce24" table:formula="of:=STDEV([.K68:.K76])" office:value-type="float" office:value="0.246980434605217" calcext:value-type="float">
            <text:p>0.2469804346</text:p>
          </table:table-cell>
          <table:table-cell table:style-name="ce24" table:formula="of:=STDEV([.L68:.L76])" office:value-type="float" office:value="0.467977532261556" calcext:value-type="float">
            <text:p>0.4679775323</text:p>
          </table:table-cell>
          <table:table-cell table:style-name="ce24" table:formula="of:=STDEV([.M68:.M76])" office:value-type="float" office:value="0.467977532261556" calcext:value-type="float">
            <text:p>0.4679775323</text:p>
          </table:table-cell>
          <table:table-cell table:style-name="ce24" table:formula="of:=STDEV([.N68:.N76])" office:value-type="float" office:value="0.000935955064523112" calcext:value-type="float">
            <text:p>0.0009359551</text:p>
          </table:table-cell>
          <table:table-cell table:style-name="ce31" table:formula="of:=STDEV([.O68:.O76])" office:value-type="float" office:value="0.0000000000087511235950049" calcext:value-type="float">
            <text:p>8.7511235950049E-012</text:p>
          </table:table-cell>
          <table:table-cell table:style-name="ce39" table:formula="of:=STDEV([.P68:.P76])" office:value-type="float" office:value="0.0122515730330069" calcext:value-type="float">
            <text:p>0.012251573</text:p>
          </table:table-cell>
          <table:table-cell table:formula="of:=[.O79]/[.O78]*100" office:value-type="float" office:value="7.51127639985786" calcext:value-type="float">
            <text:p>7.511276399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1.311264" calcext:value-type="float">
            <text:p>211.311264</text:p>
          </table:table-cell>
          <table:table-cell office:value-type="float" office:value="811" calcext:value-type="float">
            <text:p>811</text:p>
          </table:table-cell>
          <table:table-cell table:formula="of:=[.I83]*[.$J$2]" office:value-type="float" office:value="81.1" calcext:value-type="float">
            <text:p>81.1</text:p>
          </table:table-cell>
          <table:table-cell table:formula="of:=[.J83]*[.$I$17]" office:value-type="float" office:value="197.57582" calcext:value-type="float">
            <text:p>197.57582</text:p>
          </table:table-cell>
          <table:table-cell table:formula="of:=[.H83]-[.K83]" office:value-type="float" office:value="13.735444" calcext:value-type="float">
            <text:p>13.735444</text:p>
          </table:table-cell>
          <table:table-cell table:formula="of:=[.L83]-[.$M$15]" office:value-type="float" office:value="7.27076188888886" calcext:value-type="float">
            <text:p>7.2707618889</text:p>
          </table:table-cell>
          <table:table-cell table:formula="of:=[.M83]/([.$L$81]*[.$I$18])" office:value-type="float" office:value="0.00181769047222222" calcext:value-type="float">
            <text:p>0.0018176905</text:p>
          </table:table-cell>
          <table:table-cell table:formula="of:=[.N83]/[.$C$8]" office:value-type="float" office:value="0.0000000000987086236564323" calcext:value-type="float">
            <text:p>9.87086236564323E-011</text:p>
          </table:table-cell>
          <table:table-cell table:formula="of:=[.N83]/[.$B$8]" office:value-type="float" office:value="0.138192073119005" calcext:value-type="float">
            <text:p>0.13819207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0.658539" calcext:value-type="float">
            <text:p>210.658539</text:p>
          </table:table-cell>
          <table:table-cell office:value-type="float" office:value="809" calcext:value-type="float">
            <text:p>809</text:p>
          </table:table-cell>
          <table:table-cell table:formula="of:=[.I84]*[.$J$2]" office:value-type="float" office:value="80.9" calcext:value-type="float">
            <text:p>80.9</text:p>
          </table:table-cell>
          <table:table-cell table:formula="of:=[.J84]*[.$I$17]" office:value-type="float" office:value="197.08858" calcext:value-type="float">
            <text:p>197.08858</text:p>
          </table:table-cell>
          <table:table-cell table:formula="of:=[.H84]-[.K84]" office:value-type="float" office:value="13.569959" calcext:value-type="float">
            <text:p>13.569959</text:p>
          </table:table-cell>
          <table:table-cell table:formula="of:=[.L84]-[.$M$15]" office:value-type="float" office:value="7.10527688888887" calcext:value-type="float">
            <text:p>7.1052768889</text:p>
          </table:table-cell>
          <table:table-cell table:formula="of:=[.M84]/([.$L$81]*[.$I$18])" office:value-type="float" office:value="0.00177631922222222" calcext:value-type="float">
            <text:p>0.0017763192</text:p>
          </table:table-cell>
          <table:table-cell table:formula="of:=[.N84]/[.$C$8]" office:value-type="float" office:value="0.0000000000964619819928198" calcext:value-type="float">
            <text:p>9.64619819928198E-011</text:p>
          </table:table-cell>
          <table:table-cell table:formula="of:=[.N84]/[.$B$8]" office:value-type="float" office:value="0.135046774789948" calcext:value-type="float">
            <text:p>0.13504677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1.239746" calcext:value-type="float">
            <text:p>211.239746</text:p>
          </table:table-cell>
          <table:table-cell office:value-type="float" office:value="811" calcext:value-type="float">
            <text:p>811</text:p>
          </table:table-cell>
          <table:table-cell table:formula="of:=[.I85]*[.$J$2]" office:value-type="float" office:value="81.1" calcext:value-type="float">
            <text:p>81.1</text:p>
          </table:table-cell>
          <table:table-cell table:formula="of:=[.J85]*[.$I$17]" office:value-type="float" office:value="197.57582" calcext:value-type="float">
            <text:p>197.57582</text:p>
          </table:table-cell>
          <table:table-cell table:formula="of:=[.H85]-[.K85]" office:value-type="float" office:value="13.663926" calcext:value-type="float">
            <text:p>13.663926</text:p>
          </table:table-cell>
          <table:table-cell table:formula="of:=[.L85]-[.$M$15]" office:value-type="float" office:value="7.19924388888886" calcext:value-type="float">
            <text:p>7.1992438889</text:p>
          </table:table-cell>
          <table:table-cell table:formula="of:=[.M85]/([.$L$81]*[.$I$18])" office:value-type="float" office:value="0.00179981097222222" calcext:value-type="float">
            <text:p>0.001799811</text:p>
          </table:table-cell>
          <table:table-cell table:formula="of:=[.N85]/[.$C$8]" office:value-type="float" office:value="0.0000000000977376878102937" calcext:value-type="float">
            <text:p>9.77376878102937E-011</text:p>
          </table:table-cell>
          <table:table-cell table:formula="of:=[.N85]/[.$B$8]" office:value-type="float" office:value="0.136832762934411" calcext:value-type="float">
            <text:p>0.13683276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0.920273" calcext:value-type="float">
            <text:p>210.920273</text:p>
          </table:table-cell>
          <table:table-cell office:value-type="float" office:value="809" calcext:value-type="float">
            <text:p>809</text:p>
          </table:table-cell>
          <table:table-cell table:formula="of:=[.I86]*[.$J$2]" office:value-type="float" office:value="80.9" calcext:value-type="float">
            <text:p>80.9</text:p>
          </table:table-cell>
          <table:table-cell table:formula="of:=[.J86]*[.$I$17]" office:value-type="float" office:value="197.08858" calcext:value-type="float">
            <text:p>197.08858</text:p>
          </table:table-cell>
          <table:table-cell table:formula="of:=[.H86]-[.K86]" office:value-type="float" office:value="13.831693" calcext:value-type="float">
            <text:p>13.831693</text:p>
          </table:table-cell>
          <table:table-cell table:formula="of:=[.L86]-[.$M$15]" office:value-type="float" office:value="7.36701088888889" calcext:value-type="float">
            <text:p>7.3670108889</text:p>
          </table:table-cell>
          <table:table-cell table:formula="of:=[.M86]/([.$L$81]*[.$I$18])" office:value-type="float" office:value="0.00184175272222222" calcext:value-type="float">
            <text:p>0.0018417527</text:p>
          </table:table-cell>
          <table:table-cell table:formula="of:=[.N86]/[.$C$8]" office:value-type="float" office:value="0.00000000010001531014452" calcext:value-type="float">
            <text:p>1.0001531014452E-010</text:p>
          </table:table-cell>
          <table:table-cell table:formula="of:=[.N86]/[.$B$8]" office:value-type="float" office:value="0.140021434202327" calcext:value-type="float">
            <text:p>0.14002143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0.753159" calcext:value-type="float">
            <text:p>210.753159</text:p>
          </table:table-cell>
          <table:table-cell office:value-type="float" office:value="807" calcext:value-type="float">
            <text:p>807</text:p>
          </table:table-cell>
          <table:table-cell table:formula="of:=[.I87]*[.$J$2]" office:value-type="float" office:value="80.7" calcext:value-type="float">
            <text:p>80.7</text:p>
          </table:table-cell>
          <table:table-cell table:formula="of:=[.J87]*[.$I$17]" office:value-type="float" office:value="196.60134" calcext:value-type="float">
            <text:p>196.60134</text:p>
          </table:table-cell>
          <table:table-cell table:formula="of:=[.H87]-[.K87]" office:value-type="float" office:value="14.151819" calcext:value-type="float">
            <text:p>14.151819</text:p>
          </table:table-cell>
          <table:table-cell table:formula="of:=[.L87]-[.$M$15]" office:value-type="float" office:value="7.6871368888889" calcext:value-type="float">
            <text:p>7.6871368889</text:p>
          </table:table-cell>
          <table:table-cell table:formula="of:=[.M87]/([.$L$81]*[.$I$18])" office:value-type="float" office:value="0.00192178422222223" calcext:value-type="float">
            <text:p>0.0019217842</text:p>
          </table:table-cell>
          <table:table-cell table:formula="of:=[.N87]/[.$C$8]" office:value-type="float" office:value="0.000000000104361374193864" calcext:value-type="float">
            <text:p>1.04361374193864E-010</text:p>
          </table:table-cell>
          <table:table-cell table:formula="of:=[.N87]/[.$B$8]" office:value-type="float" office:value="0.146105923871409" calcext:value-type="float">
            <text:p>0.14610592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0.685379" calcext:value-type="float">
            <text:p>210.685379</text:p>
          </table:table-cell>
          <table:table-cell office:value-type="float" office:value="808" calcext:value-type="float">
            <text:p>808</text:p>
          </table:table-cell>
          <table:table-cell table:formula="of:=[.I88]*[.$J$2]" office:value-type="float" office:value="80.8" calcext:value-type="float">
            <text:p>80.8</text:p>
          </table:table-cell>
          <table:table-cell table:formula="of:=[.J88]*[.$I$17]" office:value-type="float" office:value="196.84496" calcext:value-type="float">
            <text:p>196.84496</text:p>
          </table:table-cell>
          <table:table-cell table:formula="of:=[.H88]-[.K88]" office:value-type="float" office:value="13.840419" calcext:value-type="float">
            <text:p>13.840419</text:p>
          </table:table-cell>
          <table:table-cell table:formula="of:=[.L88]-[.$M$15]" office:value-type="float" office:value="7.37573688888888" calcext:value-type="float">
            <text:p>7.3757368889</text:p>
          </table:table-cell>
          <table:table-cell table:formula="of:=[.M88]/([.$L$81]*[.$I$18])" office:value-type="float" office:value="0.00184393422222222" calcext:value-type="float">
            <text:p>0.0018439342</text:p>
          </table:table-cell>
          <table:table-cell table:formula="of:=[.N88]/[.$C$8]" office:value-type="float" office:value="0.000000000100133775232936" calcext:value-type="float">
            <text:p>1.00133775232936E-010</text:p>
          </table:table-cell>
          <table:table-cell table:formula="of:=[.N88]/[.$B$8]" office:value-type="float" office:value="0.140187285326111" calcext:value-type="float">
            <text:p>0.14018728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1.539307" calcext:value-type="float">
            <text:p>211.539307</text:p>
          </table:table-cell>
          <table:table-cell office:value-type="float" office:value="810" calcext:value-type="float">
            <text:p>810</text:p>
          </table:table-cell>
          <table:table-cell table:formula="of:=[.I89]*[.$J$2]" office:value-type="float" office:value="81" calcext:value-type="float">
            <text:p>81</text:p>
          </table:table-cell>
          <table:table-cell table:formula="of:=[.J89]*[.$I$17]" office:value-type="float" office:value="197.3322" calcext:value-type="float">
            <text:p>197.3322</text:p>
          </table:table-cell>
          <table:table-cell table:formula="of:=[.H89]-[.K89]" office:value-type="float" office:value="14.207107" calcext:value-type="float">
            <text:p>14.207107</text:p>
          </table:table-cell>
          <table:table-cell table:formula="of:=[.L89]-[.$M$15]" office:value-type="float" office:value="7.7424248888889" calcext:value-type="float">
            <text:p>7.7424248889</text:p>
          </table:table-cell>
          <table:table-cell table:formula="of:=[.M89]/([.$L$81]*[.$I$18])" office:value-type="float" office:value="0.00193560622222222" calcext:value-type="float">
            <text:p>0.0019356062</text:p>
          </table:table-cell>
          <table:table-cell table:formula="of:=[.N89]/[.$C$8]" office:value-type="float" office:value="0.000000000105111969862944" calcext:value-type="float">
            <text:p>1.05111969862944E-010</text:p>
          </table:table-cell>
          <table:table-cell table:formula="of:=[.N89]/[.$B$8]" office:value-type="float" office:value="0.147156757808122" calcext:value-type="float">
            <text:p>0.14715675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0.397354" calcext:value-type="float">
            <text:p>210.397354</text:p>
          </table:table-cell>
          <table:table-cell office:value-type="float" office:value="808" calcext:value-type="float">
            <text:p>808</text:p>
          </table:table-cell>
          <table:table-cell table:formula="of:=[.I90]*[.$J$2]" office:value-type="float" office:value="80.8" calcext:value-type="float">
            <text:p>80.8</text:p>
          </table:table-cell>
          <table:table-cell table:formula="of:=[.J90]*[.$I$17]" office:value-type="float" office:value="196.84496" calcext:value-type="float">
            <text:p>196.84496</text:p>
          </table:table-cell>
          <table:table-cell table:formula="of:=[.H90]-[.K90]" office:value-type="float" office:value="13.552394" calcext:value-type="float">
            <text:p>13.552394</text:p>
          </table:table-cell>
          <table:table-cell table:formula="of:=[.L90]-[.$M$15]" office:value-type="float" office:value="7.08771188888888" calcext:value-type="float">
            <text:p>7.0877118889</text:p>
          </table:table-cell>
          <table:table-cell table:formula="of:=[.M90]/([.$L$81]*[.$I$18])" office:value-type="float" office:value="0.00177192797222222" calcext:value-type="float">
            <text:p>0.001771928</text:p>
          </table:table-cell>
          <table:table-cell table:formula="of:=[.N90]/[.$C$8]" office:value-type="float" office:value="0.0000000000962235177161703" calcext:value-type="float">
            <text:p>9.62235177161703E-011</text:p>
          </table:table-cell>
          <table:table-cell table:formula="of:=[.N90]/[.$B$8]" office:value-type="float" office:value="0.134712924802638" calcext:value-type="float">
            <text:p>0.13471292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09.959274" calcext:value-type="float">
            <text:p>209.959274</text:p>
          </table:table-cell>
          <table:table-cell table:style-name="ce23" office:value-type="float" office:value="808" calcext:value-type="float">
            <text:p>808</text:p>
          </table:table-cell>
          <table:table-cell table:style-name="ce23" table:formula="of:=[.I91]*[.$J$2]" office:value-type="float" office:value="80.8" calcext:value-type="float">
            <text:p>80.8</text:p>
          </table:table-cell>
          <table:table-cell table:style-name="ce23" table:formula="of:=[.J91]*[.$I$17]" office:value-type="float" office:value="196.84496" calcext:value-type="float">
            <text:p>196.84496</text:p>
          </table:table-cell>
          <table:table-cell table:formula="of:=[.H91]-[.K91]" office:value-type="float" office:value="13.114314" calcext:value-type="float">
            <text:p>13.114314</text:p>
          </table:table-cell>
          <table:table-cell table:formula="of:=[.L91]-[.$M$15]" office:value-type="float" office:value="6.64963188888887" calcext:value-type="float">
            <text:p>6.6496318889</text:p>
          </table:table-cell>
          <table:table-cell table:formula="of:=[.M91]/([.$L$81]*[.$I$18])" office:value-type="float" office:value="0.00166240797222222" calcext:value-type="float">
            <text:p>0.001662408</text:p>
          </table:table-cell>
          <table:table-cell table:formula="of:=[.N91]/[.$C$8]" office:value-type="float" office:value="0.0000000000902760978291989" calcext:value-type="float">
            <text:p>9.02760978291989E-011</text:p>
          </table:table-cell>
          <table:table-cell table:formula="of:=[.N91]/[.$B$8]" office:value-type="float" office:value="0.126386536960879" calcext:value-type="float">
            <text:p>0.12638653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210.829366111111" calcext:value-type="float">
            <text:p>210.8293661111</text:p>
          </table:table-cell>
          <table:table-cell table:style-name="ce23" table:formula="of:=AVERAGE([.I83:.I91])" office:value-type="float" office:value="809" calcext:value-type="float">
            <text:p>809</text:p>
          </table:table-cell>
          <table:table-cell table:style-name="ce23" table:formula="of:=AVERAGE([.J83:.J91])" office:value-type="float" office:value="80.9" calcext:value-type="float">
            <text:p>80.9</text:p>
          </table:table-cell>
          <table:table-cell table:style-name="ce23" table:formula="of:=AVERAGE([.K83:.K91])" office:value-type="float" office:value="197.08858" calcext:value-type="float">
            <text:p>197.08858</text:p>
          </table:table-cell>
          <table:table-cell table:formula="of:=AVERAGE([.L83:.L91])" office:value-type="float" office:value="13.7407861111111" calcext:value-type="float">
            <text:p>13.7407861111</text:p>
          </table:table-cell>
          <table:table-cell table:formula="of:=AVERAGE([.M83:.M91])" office:value-type="float" office:value="7.27610399999999" calcext:value-type="float">
            <text:p>7.276104</text:p>
          </table:table-cell>
          <table:table-cell table:style-name="ce23" table:formula="of:=AVERAGE([.N83:.N91])" office:value-type="float" office:value="0.001819026" calcext:value-type="float">
            <text:p>0.001819026</text:p>
          </table:table-cell>
          <table:table-cell table:style-name="ce30" table:formula="of:=AVERAGE([.O83:.O91])" office:value-type="float" office:value="0.0000000000987811487154643" calcext:value-type="float">
            <text:p>9.87811487154643E-011</text:p>
          </table:table-cell>
          <table:table-cell table:style-name="ce38" table:formula="of:=AVERAGE([.P83:.P91])" office:value-type="float" office:value="0.13829360820165" calcext:value-type="float">
            <text:p>0.1382936082</text:p>
          </table:table-cell>
          <table:table-cell table:formula="of:=[.O93]/[.$O$15]*100" office:value-type="float" office:value="74.0184207477151" calcext:value-type="float">
            <text:p>74.018420747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83:.H91])" office:value-type="float" office:value="0.488918937106257" calcext:value-type="float">
            <text:p>0.4889189371</text:p>
          </table:table-cell>
          <table:table-cell table:style-name="ce24" table:formula="of:=STDEV([.I83:.I91])" office:value-type="float" office:value="1.4142135623731" calcext:value-type="float">
            <text:p>1.4142135624</text:p>
          </table:table-cell>
          <table:table-cell table:style-name="ce24" table:formula="of:=STDEV([.J83:.J91])" office:value-type="float" office:value="0.141421356237309" calcext:value-type="float">
            <text:p>0.1414213562</text:p>
          </table:table-cell>
          <table:table-cell table:style-name="ce24" table:formula="of:=STDEV([.K83:.K91])" office:value-type="float" office:value="0.344530708065338" calcext:value-type="float">
            <text:p>0.3445307081</text:p>
          </table:table-cell>
          <table:table-cell table:style-name="ce24" table:formula="of:=STDEV([.L83:.L91])" office:value-type="float" office:value="0.329330911168567" calcext:value-type="float">
            <text:p>0.3293309112</text:p>
          </table:table-cell>
          <table:table-cell table:style-name="ce24" table:formula="of:=STDEV([.M83:.M91])" office:value-type="float" office:value="0.329330911168567" calcext:value-type="float">
            <text:p>0.3293309112</text:p>
          </table:table-cell>
          <table:table-cell table:style-name="ce24" table:formula="of:=STDEV([.N83:.N91])" office:value-type="float" office:value="0.0000823327277921418" calcext:value-type="float">
            <text:p>8.23327277921418E-005</text:p>
          </table:table-cell>
          <table:table-cell table:style-name="ce31" table:formula="of:=STDEV([.O83:.O91])" office:value-type="float" office:value="0.00000000000447103088586167" calcext:value-type="float">
            <text:p>4.47103088586167E-012</text:p>
          </table:table-cell>
          <table:table-cell table:style-name="ce39" table:formula="of:=STDEV([.P83:.P91])" office:value-type="float" office:value="0.00625944324020633" calcext:value-type="float">
            <text:p>0.0062594432</text:p>
          </table:table-cell>
          <table:table-cell table:formula="of:=[.O94]/[.O93]*100" office:value-type="float" office:value="4.52619851459748" calcext:value-type="float">
            <text:p>4.5261985146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.800735" calcext:value-type="float">
            <text:p>154.800735</text:p>
          </table:table-cell>
          <table:table-cell table:style-name="ce25" office:value-type="float" office:value="588" calcext:value-type="float">
            <text:p>588</text:p>
          </table:table-cell>
          <table:table-cell table:formula="of:=[.I98]*[.$J$2]" office:value-type="float" office:value="58.8" calcext:value-type="float">
            <text:p>58.8</text:p>
          </table:table-cell>
          <table:table-cell table:formula="of:=[.J98]*[.$I$17]" office:value-type="float" office:value="143.24856" calcext:value-type="float">
            <text:p>143.24856</text:p>
          </table:table-cell>
          <table:table-cell table:formula="of:=[.H98]-[.K98]" office:value-type="float" office:value="11.552175" calcext:value-type="float">
            <text:p>11.552175</text:p>
          </table:table-cell>
          <table:table-cell table:formula="of:=[.L98]-[.$M$15]" office:value-type="float" office:value="5.08749288888889" calcext:value-type="float">
            <text:p>5.0874928889</text:p>
          </table:table-cell>
          <table:table-cell table:formula="of:=[.M98]/([.$L$96]*[.$I$18])" office:value-type="float" office:value="0.00127187322222222" calcext:value-type="float">
            <text:p>0.0012718732</text:p>
          </table:table-cell>
          <table:table-cell table:formula="of:=[.N98]/[.$C$9]" office:value-type="float" office:value="0.000000000132503475164502" calcext:value-type="float">
            <text:p>1.32503475164502E-010</text:p>
          </table:table-cell>
          <table:table-cell table:formula="of:=[.N98]/[.$B$9]" office:value-type="float" office:value="0.185504865230303" calcext:value-type="float">
            <text:p>0.18550486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.700867" calcext:value-type="float">
            <text:p>154.700867</text:p>
          </table:table-cell>
          <table:table-cell office:value-type="float" office:value="586" calcext:value-type="float">
            <text:p>586</text:p>
          </table:table-cell>
          <table:table-cell table:formula="of:=[.I99]*[.$J$2]" office:value-type="float" office:value="58.6" calcext:value-type="float">
            <text:p>58.6</text:p>
          </table:table-cell>
          <table:table-cell table:formula="of:=[.J99]*[.$I$17]" office:value-type="float" office:value="142.76132" calcext:value-type="float">
            <text:p>142.76132</text:p>
          </table:table-cell>
          <table:table-cell table:formula="of:=[.H99]-[.K99]" office:value-type="float" office:value="11.939547" calcext:value-type="float">
            <text:p>11.939547</text:p>
          </table:table-cell>
          <table:table-cell table:formula="of:=[.L99]-[.$M$15]" office:value-type="float" office:value="5.47486488888886" calcext:value-type="float">
            <text:p>5.4748648889</text:p>
          </table:table-cell>
          <table:table-cell table:formula="of:=[.M99]/([.$L$96]*[.$I$18])" office:value-type="float" office:value="0.00136871622222222" calcext:value-type="float">
            <text:p>0.0013687162</text:p>
          </table:table-cell>
          <table:table-cell table:formula="of:=[.N99]/[.$C$9]" office:value-type="float" office:value="0.000000000142592557803521" calcext:value-type="float">
            <text:p>1.42592557803521E-010</text:p>
          </table:table-cell>
          <table:table-cell table:formula="of:=[.N99]/[.$B$9]" office:value-type="float" office:value="0.199629580924929" calcext:value-type="float">
            <text:p>0.19962958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.243164" calcext:value-type="float">
            <text:p>155.243164</text:p>
          </table:table-cell>
          <table:table-cell office:value-type="float" office:value="587" calcext:value-type="float">
            <text:p>587</text:p>
          </table:table-cell>
          <table:table-cell table:formula="of:=[.I100]*[.$J$2]" office:value-type="float" office:value="58.7" calcext:value-type="float">
            <text:p>58.7</text:p>
          </table:table-cell>
          <table:table-cell table:formula="of:=[.J100]*[.$I$17]" office:value-type="float" office:value="143.00494" calcext:value-type="float">
            <text:p>143.00494</text:p>
          </table:table-cell>
          <table:table-cell table:formula="of:=[.H100]-[.K100]" office:value-type="float" office:value="12.238224" calcext:value-type="float">
            <text:p>12.238224</text:p>
          </table:table-cell>
          <table:table-cell table:formula="of:=[.L100]-[.$M$15]" office:value-type="float" office:value="5.77354188888889" calcext:value-type="float">
            <text:p>5.7735418889</text:p>
          </table:table-cell>
          <table:table-cell table:formula="of:=[.M100]/([.$L$96]*[.$I$18])" office:value-type="float" office:value="0.00144338547222222" calcext:value-type="float">
            <text:p>0.0014433855</text:p>
          </table:table-cell>
          <table:table-cell table:formula="of:=[.N100]/[.$C$9]" office:value-type="float" office:value="0.000000000150371583998947" calcext:value-type="float">
            <text:p>1.50371583998947E-010</text:p>
          </table:table-cell>
          <table:table-cell table:formula="of:=[.N100]/[.$B$9]" office:value-type="float" office:value="0.210520217598526" calcext:value-type="float">
            <text:p>0.21052021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3.982544" calcext:value-type="float">
            <text:p>153.982544</text:p>
          </table:table-cell>
          <table:table-cell office:value-type="float" office:value="586" calcext:value-type="float">
            <text:p>586</text:p>
          </table:table-cell>
          <table:table-cell table:formula="of:=[.I101]*[.$J$2]" office:value-type="float" office:value="58.6" calcext:value-type="float">
            <text:p>58.6</text:p>
          </table:table-cell>
          <table:table-cell table:formula="of:=[.J101]*[.$I$17]" office:value-type="float" office:value="142.76132" calcext:value-type="float">
            <text:p>142.76132</text:p>
          </table:table-cell>
          <table:table-cell table:formula="of:=[.H101]-[.K101]" office:value-type="float" office:value="11.221224" calcext:value-type="float">
            <text:p>11.221224</text:p>
          </table:table-cell>
          <table:table-cell table:formula="of:=[.L101]-[.$M$15]" office:value-type="float" office:value="4.75654188888887" calcext:value-type="float">
            <text:p>4.7565418889</text:p>
          </table:table-cell>
          <table:table-cell table:formula="of:=[.M101]/([.$L$96]*[.$I$18])" office:value-type="float" office:value="0.00118913547222222" calcext:value-type="float">
            <text:p>0.0011891355</text:p>
          </table:table-cell>
          <table:table-cell table:formula="of:=[.N101]/[.$C$9]" office:value-type="float" office:value="0.00000000012388387439711" calcext:value-type="float">
            <text:p>1.2388387439711E-010</text:p>
          </table:table-cell>
          <table:table-cell table:formula="of:=[.N101]/[.$B$9]" office:value-type="float" office:value="0.173437424155953" calcext:value-type="float">
            <text:p>0.17343742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.17041" calcext:value-type="float">
            <text:p>154.17041</text:p>
          </table:table-cell>
          <table:table-cell office:value-type="float" office:value="587" calcext:value-type="float">
            <text:p>587</text:p>
          </table:table-cell>
          <table:table-cell table:formula="of:=[.I102]*[.$J$2]" office:value-type="float" office:value="58.7" calcext:value-type="float">
            <text:p>58.7</text:p>
          </table:table-cell>
          <table:table-cell table:formula="of:=[.J102]*[.$I$17]" office:value-type="float" office:value="143.00494" calcext:value-type="float">
            <text:p>143.00494</text:p>
          </table:table-cell>
          <table:table-cell table:formula="of:=[.H102]-[.K102]" office:value-type="float" office:value="11.16547" calcext:value-type="float">
            <text:p>11.16547</text:p>
          </table:table-cell>
          <table:table-cell table:formula="of:=[.L102]-[.$M$15]" office:value-type="float" office:value="4.70078788888889" calcext:value-type="float">
            <text:p>4.7007878889</text:p>
          </table:table-cell>
          <table:table-cell table:formula="of:=[.M102]/([.$L$96]*[.$I$18])" office:value-type="float" office:value="0.00117519697222222" calcext:value-type="float">
            <text:p>0.001175197</text:p>
          </table:table-cell>
          <table:table-cell table:formula="of:=[.N102]/[.$C$9]" office:value-type="float" office:value="0.00000000012243176450415" calcext:value-type="float">
            <text:p>1.2243176450415E-010</text:p>
          </table:table-cell>
          <table:table-cell table:formula="of:=[.N102]/[.$B$9]" office:value-type="float" office:value="0.17140447030581" calcext:value-type="float">
            <text:p>0.17140447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.779343" calcext:value-type="float">
            <text:p>154.779343</text:p>
          </table:table-cell>
          <table:table-cell office:value-type="float" office:value="586" calcext:value-type="float">
            <text:p>586</text:p>
          </table:table-cell>
          <table:table-cell table:formula="of:=[.I103]*[.$J$2]" office:value-type="float" office:value="58.6" calcext:value-type="float">
            <text:p>58.6</text:p>
          </table:table-cell>
          <table:table-cell table:formula="of:=[.J103]*[.$I$17]" office:value-type="float" office:value="142.76132" calcext:value-type="float">
            <text:p>142.76132</text:p>
          </table:table-cell>
          <table:table-cell table:formula="of:=[.H103]-[.K103]" office:value-type="float" office:value="12.018023" calcext:value-type="float">
            <text:p>12.018023</text:p>
          </table:table-cell>
          <table:table-cell table:formula="of:=[.L103]-[.$M$15]" office:value-type="float" office:value="5.55334088888889" calcext:value-type="float">
            <text:p>5.5533408889</text:p>
          </table:table-cell>
          <table:table-cell table:formula="of:=[.M103]/([.$L$96]*[.$I$18])" office:value-type="float" office:value="0.00138833522222222" calcext:value-type="float">
            <text:p>0.0013883352</text:p>
          </table:table-cell>
          <table:table-cell table:formula="of:=[.N103]/[.$C$9]" office:value-type="float" office:value="0.000000000144636460948766" calcext:value-type="float">
            <text:p>1.44636460948766E-010</text:p>
          </table:table-cell>
          <table:table-cell table:formula="of:=[.N103]/[.$B$9]" office:value-type="float" office:value="0.202491045328272" calcext:value-type="float">
            <text:p>0.20249104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.179153" calcext:value-type="float">
            <text:p>155.179153</text:p>
          </table:table-cell>
          <table:table-cell office:value-type="float" office:value="586" calcext:value-type="float">
            <text:p>586</text:p>
          </table:table-cell>
          <table:table-cell table:formula="of:=[.I104]*[.$J$2]" office:value-type="float" office:value="58.6" calcext:value-type="float">
            <text:p>58.6</text:p>
          </table:table-cell>
          <table:table-cell table:formula="of:=[.J104]*[.$I$17]" office:value-type="float" office:value="142.76132" calcext:value-type="float">
            <text:p>142.76132</text:p>
          </table:table-cell>
          <table:table-cell table:formula="of:=[.H104]-[.K104]" office:value-type="float" office:value="12.417833" calcext:value-type="float">
            <text:p>12.417833</text:p>
          </table:table-cell>
          <table:table-cell table:formula="of:=[.L104]-[.$M$15]" office:value-type="float" office:value="5.95315088888889" calcext:value-type="float">
            <text:p>5.9531508889</text:p>
          </table:table-cell>
          <table:table-cell table:formula="of:=[.M104]/([.$L$96]*[.$I$18])" office:value-type="float" office:value="0.00148828772222222" calcext:value-type="float">
            <text:p>0.0014882877</text:p>
          </table:table-cell>
          <table:table-cell table:formula="of:=[.N104]/[.$C$9]" office:value-type="float" office:value="0.000000000155049490620261" calcext:value-type="float">
            <text:p>1.55049490620261E-010</text:p>
          </table:table-cell>
          <table:table-cell table:formula="of:=[.N104]/[.$B$9]" office:value-type="float" office:value="0.217069286868365" calcext:value-type="float">
            <text:p>0.21706928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.740891" calcext:value-type="float">
            <text:p>154.740891</text:p>
          </table:table-cell>
          <table:table-cell office:value-type="float" office:value="587" calcext:value-type="float">
            <text:p>587</text:p>
          </table:table-cell>
          <table:table-cell table:formula="of:=[.I105]*[.$J$2]" office:value-type="float" office:value="58.7" calcext:value-type="float">
            <text:p>58.7</text:p>
          </table:table-cell>
          <table:table-cell table:formula="of:=[.J105]*[.$I$17]" office:value-type="float" office:value="143.00494" calcext:value-type="float">
            <text:p>143.00494</text:p>
          </table:table-cell>
          <table:table-cell table:formula="of:=[.H105]-[.K105]" office:value-type="float" office:value="11.735951" calcext:value-type="float">
            <text:p>11.735951</text:p>
          </table:table-cell>
          <table:table-cell table:formula="of:=[.L105]-[.$M$15]" office:value-type="float" office:value="5.27126888888889" calcext:value-type="float">
            <text:p>5.2712688889</text:p>
          </table:table-cell>
          <table:table-cell table:formula="of:=[.M105]/([.$L$96]*[.$I$18])" office:value-type="float" office:value="0.00131781722222222" calcext:value-type="float">
            <text:p>0.0013178172</text:p>
          </table:table-cell>
          <table:table-cell table:formula="of:=[.N105]/[.$C$9]" office:value-type="float" office:value="0.000000000137289911073831" calcext:value-type="float">
            <text:p>1.37289911073831E-010</text:p>
          </table:table-cell>
          <table:table-cell table:formula="of:=[.N105]/[.$B$9]" office:value-type="float" office:value="0.192205875503363" calcext:value-type="float">
            <text:p>0.19220587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.64447" calcext:value-type="float">
            <text:p>154.64447</text:p>
          </table:table-cell>
          <table:table-cell table:style-name="ce23" office:value-type="float" office:value="587" calcext:value-type="float">
            <text:p>587</text:p>
          </table:table-cell>
          <table:table-cell table:style-name="ce23" table:formula="of:=[.I106]*[.$J$2]" office:value-type="float" office:value="58.7" calcext:value-type="float">
            <text:p>58.7</text:p>
          </table:table-cell>
          <table:table-cell table:style-name="ce23" table:formula="of:=[.J106]*[.$I$17]" office:value-type="float" office:value="143.00494" calcext:value-type="float">
            <text:p>143.00494</text:p>
          </table:table-cell>
          <table:table-cell table:formula="of:=[.H106]-[.K106]" office:value-type="float" office:value="11.63953" calcext:value-type="float">
            <text:p>11.63953</text:p>
          </table:table-cell>
          <table:table-cell table:formula="of:=[.L106]-[.$M$15]" office:value-type="float" office:value="5.1748478888889" calcext:value-type="float">
            <text:p>5.1748478889</text:p>
          </table:table-cell>
          <table:table-cell table:formula="of:=[.M106]/([.$L$96]*[.$I$18])" office:value-type="float" office:value="0.00129371197222222" calcext:value-type="float">
            <text:p>0.001293712</text:p>
          </table:table-cell>
          <table:table-cell table:formula="of:=[.N106]/[.$C$9]" office:value-type="float" office:value="0.000000000134778631381089" calcext:value-type="float">
            <text:p>1.34778631381089E-010</text:p>
          </table:table-cell>
          <table:table-cell table:formula="of:=[.N106]/[.$B$9]" office:value-type="float" office:value="0.188690083933524" calcext:value-type="float">
            <text:p>0.188690083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154.693508555556" calcext:value-type="float">
            <text:p>154.6935085556</text:p>
          </table:table-cell>
          <table:table-cell table:style-name="ce23" table:formula="of:=AVERAGE([.I98:.I106])" office:value-type="float" office:value="586.666666666667" calcext:value-type="float">
            <text:p>586.6666666667</text:p>
          </table:table-cell>
          <table:table-cell table:style-name="ce23" table:formula="of:=AVERAGE([.J98:.J106])" office:value-type="float" office:value="58.6666666666667" calcext:value-type="float">
            <text:p>58.6666666667</text:p>
          </table:table-cell>
          <table:table-cell table:style-name="ce23" table:formula="of:=AVERAGE([.K98:.K106])" office:value-type="float" office:value="142.923733333333" calcext:value-type="float">
            <text:p>142.9237333333</text:p>
          </table:table-cell>
          <table:table-cell table:formula="of:=AVERAGE([.L98:.L106])" office:value-type="float" office:value="11.7697752222222" calcext:value-type="float">
            <text:p>11.7697752222</text:p>
          </table:table-cell>
          <table:table-cell table:formula="of:=AVERAGE([.M98:.M106])" office:value-type="float" office:value="5.30509311111111" calcext:value-type="float">
            <text:p>5.3050931111</text:p>
          </table:table-cell>
          <table:table-cell table:style-name="ce23" table:formula="of:=AVERAGE([.N98:.N106])" office:value-type="float" office:value="0.00132627327777778" calcext:value-type="float">
            <text:p>0.0013262733</text:p>
          </table:table-cell>
          <table:table-cell table:style-name="ce30" table:formula="of:=AVERAGE([.O98:.O106])" office:value-type="float" office:value="0.000000000138170861099131" calcext:value-type="float">
            <text:p>1.38170861099131E-010</text:p>
          </table:table-cell>
          <table:table-cell table:style-name="ce38" table:formula="of:=AVERAGE([.P98:.P106])" office:value-type="float" office:value="0.193439205538783" calcext:value-type="float">
            <text:p>0.1934392055</text:p>
          </table:table-cell>
          <table:table-cell table:formula="of:=[.O108]/[.$O$15]*100" office:value-type="float" office:value="103.53381252296" calcext:value-type="float">
            <text:p>103.53381252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98:.H106])" office:value-type="float" office:value="0.409365884177324" calcext:value-type="float">
            <text:p>0.4093658842</text:p>
          </table:table-cell>
          <table:table-cell table:style-name="ce24" table:formula="of:=STDEV([.I98:.I106])" office:value-type="float" office:value="0.707106781186548" calcext:value-type="float">
            <text:p>0.7071067812</text:p>
          </table:table-cell>
          <table:table-cell table:style-name="ce24" table:formula="of:=STDEV([.J98:.J106])" office:value-type="float" office:value="0.0707106781186558" calcext:value-type="float">
            <text:p>0.0707106781</text:p>
          </table:table-cell>
          <table:table-cell table:style-name="ce24" table:formula="of:=STDEV([.K98:.K106])" office:value-type="float" office:value="0.172265354032662" calcext:value-type="float">
            <text:p>0.172265354</text:p>
          </table:table-cell>
          <table:table-cell table:style-name="ce24" table:formula="of:=STDEV([.L98:.L106])" office:value-type="float" office:value="0.427408404526568" calcext:value-type="float">
            <text:p>0.4274084045</text:p>
          </table:table-cell>
          <table:table-cell table:style-name="ce24" table:formula="of:=STDEV([.M98:.M106])" office:value-type="float" office:value="0.427408404526568" calcext:value-type="float">
            <text:p>0.4274084045</text:p>
          </table:table-cell>
          <table:table-cell table:style-name="ce24" table:formula="of:=STDEV([.N98:.N106])" office:value-type="float" office:value="0.000106852101131642" calcext:value-type="float">
            <text:p>0.0001068521</text:p>
          </table:table-cell>
          <table:table-cell table:style-name="ce31" table:formula="of:=STDEV([.O98:.O106])" office:value-type="float" office:value="0.0000000000111318286140454" calcext:value-type="float">
            <text:p>1.11318286140454E-011</text:p>
          </table:table-cell>
          <table:table-cell table:style-name="ce39" table:formula="of:=STDEV([.P98:.P106])" office:value-type="float" office:value="0.0155845600596635" calcext:value-type="float">
            <text:p>0.0155845601</text:p>
          </table:table-cell>
          <table:table-cell table:formula="of:=[.O109]/[.O108]*100" office:value-type="float" office:value="8.05656744518574" calcext:value-type="float">
            <text:p>8.056567445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4"/>
          <table:table-cell table:style-name="ce10" table:number-columns-repeated="2"/>
          <table:table-cell table:style-name="ce14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4"/>
          <table:table-cell table:style-name="ce10" table:number-columns-repeated="2"/>
          <table:table-cell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49.254776" calcext:value-type="float">
            <text:p>149.254776</text:p>
          </table:table-cell>
          <table:table-cell office:value-type="float" office:value="571" calcext:value-type="float">
            <text:p>571</text:p>
          </table:table-cell>
          <table:table-cell table:formula="of:=[.I113]*[.$J$2]" office:value-type="float" office:value="57.1" calcext:value-type="float">
            <text:p>57.1</text:p>
          </table:table-cell>
          <table:table-cell table:formula="of:=[.J113]*[.$I$17]" office:value-type="float" office:value="139.10702" calcext:value-type="float">
            <text:p>139.10702</text:p>
          </table:table-cell>
          <table:table-cell table:formula="of:=[.H113]-[.K113]" office:value-type="float" office:value="10.147756" calcext:value-type="float">
            <text:p>10.147756</text:p>
          </table:table-cell>
          <table:table-cell table:formula="of:=[.L113]-[.$M$15]" office:value-type="float" office:value="3.68307388888887" calcext:value-type="float">
            <text:p>3.6830738889</text:p>
          </table:table-cell>
          <table:table-cell table:formula="of:=[.M113]/([.$L$111]*[.$I$18])" office:value-type="float" office:value="0.000920768472222219" calcext:value-type="float">
            <text:p>0.0009207685</text:p>
          </table:table-cell>
          <table:table-cell table:formula="of:=[.N113]/[.$C$11]" office:value-type="float" office:value="0.0000000000986524712975632" calcext:value-type="float">
            <text:p>9.86524712975632E-011</text:p>
          </table:table-cell>
          <table:table-cell table:formula="of:=[.N113]/[.$B$11]" office:value-type="float" office:value="0.138113459816588" calcext:value-type="float">
            <text:p>0.138113459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149.215622" calcext:value-type="float">
            <text:p>149.215622</text:p>
          </table:table-cell>
          <table:table-cell office:value-type="float" office:value="572" calcext:value-type="float">
            <text:p>572</text:p>
          </table:table-cell>
          <table:table-cell table:formula="of:=[.I114]*[.$J$2]" office:value-type="float" office:value="57.2" calcext:value-type="float">
            <text:p>57.2</text:p>
          </table:table-cell>
          <table:table-cell table:formula="of:=[.J114]*[.$I$17]" office:value-type="float" office:value="139.35064" calcext:value-type="float">
            <text:p>139.35064</text:p>
          </table:table-cell>
          <table:table-cell table:formula="of:=[.H114]-[.K114]" office:value-type="float" office:value="9.864982" calcext:value-type="float">
            <text:p>9.864982</text:p>
          </table:table-cell>
          <table:table-cell table:formula="of:=[.L114]-[.$M$15]" office:value-type="float" office:value="3.40029988888888" calcext:value-type="float">
            <text:p>3.4002998889</text:p>
          </table:table-cell>
          <table:table-cell table:formula="of:=[.M114]/([.$L$111]*[.$I$18])" office:value-type="float" office:value="0.000850074972222221" calcext:value-type="float">
            <text:p>0.000850075</text:p>
          </table:table-cell>
          <table:table-cell table:formula="of:=[.N114]/[.$C$11]" office:value-type="float" office:value="0.0000000000910782670431077" calcext:value-type="float">
            <text:p>9.10782670431077E-011</text:p>
          </table:table-cell>
          <table:table-cell table:formula="of:=[.N114]/[.$B$11]" office:value-type="float" office:value="0.127509573860351" calcext:value-type="float">
            <text:p>0.127509573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49.469604" calcext:value-type="float">
            <text:p>149.469604</text:p>
          </table:table-cell>
          <table:table-cell office:value-type="float" office:value="571" calcext:value-type="float">
            <text:p>571</text:p>
          </table:table-cell>
          <table:table-cell table:formula="of:=[.I115]*[.$J$2]" office:value-type="float" office:value="57.1" calcext:value-type="float">
            <text:p>57.1</text:p>
          </table:table-cell>
          <table:table-cell table:formula="of:=[.J115]*[.$I$17]" office:value-type="float" office:value="139.10702" calcext:value-type="float">
            <text:p>139.10702</text:p>
          </table:table-cell>
          <table:table-cell table:formula="of:=[.H115]-[.K115]" office:value-type="float" office:value="10.362584" calcext:value-type="float">
            <text:p>10.362584</text:p>
          </table:table-cell>
          <table:table-cell table:formula="of:=[.L115]-[.$M$15]" office:value-type="float" office:value="3.89790188888889" calcext:value-type="float">
            <text:p>3.8979018889</text:p>
          </table:table-cell>
          <table:table-cell table:formula="of:=[.M115]/([.$L$111]*[.$I$18])" office:value-type="float" office:value="0.000974475472222221" calcext:value-type="float">
            <text:p>0.0009744755</text:p>
          </table:table-cell>
          <table:table-cell table:formula="of:=[.N115]/[.$C$11]" office:value-type="float" office:value="0.000000000104406717273418" calcext:value-type="float">
            <text:p>1.04406717273418E-010</text:p>
          </table:table-cell>
          <table:table-cell table:formula="of:=[.N115]/[.$B$11]" office:value-type="float" office:value="0.146169404182785" calcext:value-type="float">
            <text:p>0.146169404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48.368729" calcext:value-type="float">
            <text:p>148.368729</text:p>
          </table:table-cell>
          <table:table-cell office:value-type="float" office:value="571" calcext:value-type="float">
            <text:p>571</text:p>
          </table:table-cell>
          <table:table-cell table:formula="of:=[.I116]*[.$J$2]" office:value-type="float" office:value="57.1" calcext:value-type="float">
            <text:p>57.1</text:p>
          </table:table-cell>
          <table:table-cell table:formula="of:=[.J116]*[.$I$17]" office:value-type="float" office:value="139.10702" calcext:value-type="float">
            <text:p>139.10702</text:p>
          </table:table-cell>
          <table:table-cell table:formula="of:=[.H116]-[.K116]" office:value-type="float" office:value="9.261709" calcext:value-type="float">
            <text:p>9.261709</text:p>
          </table:table-cell>
          <table:table-cell table:formula="of:=[.L116]-[.$M$15]" office:value-type="float" office:value="2.79702688888888" calcext:value-type="float">
            <text:p>2.7970268889</text:p>
          </table:table-cell>
          <table:table-cell table:formula="of:=[.M116]/([.$L$111]*[.$I$18])" office:value-type="float" office:value="0.000699256722222221" calcext:value-type="float">
            <text:p>0.0006992567</text:p>
          </table:table-cell>
          <table:table-cell table:formula="of:=[.N116]/[.$C$11]" office:value-type="float" office:value="0.0000000000749193807126872" calcext:value-type="float">
            <text:p>7.49193807126872E-011</text:p>
          </table:table-cell>
          <table:table-cell table:formula="of:=[.N116]/[.$B$11]" office:value-type="float" office:value="0.104887132997762" calcext:value-type="float">
            <text:p>0.10488713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148.662796" calcext:value-type="float">
            <text:p>148.662796</text:p>
          </table:table-cell>
          <table:table-cell office:value-type="float" office:value="569" calcext:value-type="float">
            <text:p>569</text:p>
          </table:table-cell>
          <table:table-cell table:formula="of:=[.I117]*[.$J$2]" office:value-type="float" office:value="56.9" calcext:value-type="float">
            <text:p>56.9</text:p>
          </table:table-cell>
          <table:table-cell table:formula="of:=[.J117]*[.$I$17]" office:value-type="float" office:value="138.61978" calcext:value-type="float">
            <text:p>138.61978</text:p>
          </table:table-cell>
          <table:table-cell table:formula="of:=[.H117]-[.K117]" office:value-type="float" office:value="10.043016" calcext:value-type="float">
            <text:p>10.043016</text:p>
          </table:table-cell>
          <table:table-cell table:formula="of:=[.L117]-[.$M$15]" office:value-type="float" office:value="3.57833388888885" calcext:value-type="float">
            <text:p>3.5783338889</text:p>
          </table:table-cell>
          <table:table-cell table:formula="of:=[.M117]/([.$L$111]*[.$I$18])" office:value-type="float" office:value="0.000894583472222213" calcext:value-type="float">
            <text:p>0.0008945835</text:p>
          </table:table-cell>
          <table:table-cell table:formula="of:=[.N117]/[.$C$11]" office:value-type="float" office:value="0.0000000000958469723704629" calcext:value-type="float">
            <text:p>9.58469723704629E-011</text:p>
          </table:table-cell>
          <table:table-cell table:formula="of:=[.N117]/[.$B$11]" office:value-type="float" office:value="0.134185761318648" calcext:value-type="float">
            <text:p>0.134185761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48.614288" calcext:value-type="float">
            <text:p>148.614288</text:p>
          </table:table-cell>
          <table:table-cell office:value-type="float" office:value="571" calcext:value-type="float">
            <text:p>571</text:p>
          </table:table-cell>
          <table:table-cell table:formula="of:=[.I118]*[.$J$2]" office:value-type="float" office:value="57.1" calcext:value-type="float">
            <text:p>57.1</text:p>
          </table:table-cell>
          <table:table-cell table:formula="of:=[.J118]*[.$I$17]" office:value-type="float" office:value="139.10702" calcext:value-type="float">
            <text:p>139.10702</text:p>
          </table:table-cell>
          <table:table-cell table:formula="of:=[.H118]-[.K118]" office:value-type="float" office:value="9.50726799999998" calcext:value-type="float">
            <text:p>9.507268</text:p>
          </table:table-cell>
          <table:table-cell table:formula="of:=[.L118]-[.$M$15]" office:value-type="float" office:value="3.04258588888887" calcext:value-type="float">
            <text:p>3.0425858889</text:p>
          </table:table-cell>
          <table:table-cell table:formula="of:=[.M118]/([.$L$111]*[.$I$18])" office:value-type="float" office:value="0.000760646472222217" calcext:value-type="float">
            <text:p>0.0007606465</text:p>
          </table:table-cell>
          <table:table-cell table:formula="of:=[.N118]/[.$C$11]" office:value-type="float" office:value="0.0000000000814967676807954" calcext:value-type="float">
            <text:p>8.14967676807954E-011</text:p>
          </table:table-cell>
          <table:table-cell table:formula="of:=[.N118]/[.$B$11]" office:value-type="float" office:value="0.114095474753113" calcext:value-type="float">
            <text:p>0.114095474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48.845657" calcext:value-type="float">
            <text:p>148.845657</text:p>
          </table:table-cell>
          <table:table-cell office:value-type="float" office:value="570" calcext:value-type="float">
            <text:p>570</text:p>
          </table:table-cell>
          <table:table-cell table:formula="of:=[.I119]*[.$J$2]" office:value-type="float" office:value="57" calcext:value-type="float">
            <text:p>57</text:p>
          </table:table-cell>
          <table:table-cell table:formula="of:=[.J119]*[.$I$17]" office:value-type="float" office:value="138.8634" calcext:value-type="float">
            <text:p>138.8634</text:p>
          </table:table-cell>
          <table:table-cell table:formula="of:=[.H119]-[.K119]" office:value-type="float" office:value="9.982257" calcext:value-type="float">
            <text:p>9.982257</text:p>
          </table:table-cell>
          <table:table-cell table:formula="of:=[.L119]-[.$M$15]" office:value-type="float" office:value="3.51757488888889" calcext:value-type="float">
            <text:p>3.5175748889</text:p>
          </table:table-cell>
          <table:table-cell table:formula="of:=[.M119]/([.$L$111]*[.$I$18])" office:value-type="float" office:value="0.000879393722222223" calcext:value-type="float">
            <text:p>0.0008793937</text:p>
          </table:table-cell>
          <table:table-cell table:formula="of:=[.N119]/[.$C$11]" office:value-type="float" office:value="0.0000000000942195204961881" calcext:value-type="float">
            <text:p>9.42195204961881E-011</text:p>
          </table:table-cell>
          <table:table-cell table:formula="of:=[.N119]/[.$B$11]" office:value-type="float" office:value="0.131907328694663" calcext:value-type="float">
            <text:p>0.131907328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49.149323" calcext:value-type="float">
            <text:p>149.149323</text:p>
          </table:table-cell>
          <table:table-cell office:value-type="float" office:value="571" calcext:value-type="float">
            <text:p>571</text:p>
          </table:table-cell>
          <table:table-cell table:formula="of:=[.I120]*[.$J$2]" office:value-type="float" office:value="57.1" calcext:value-type="float">
            <text:p>57.1</text:p>
          </table:table-cell>
          <table:table-cell table:formula="of:=[.J120]*[.$I$17]" office:value-type="float" office:value="139.10702" calcext:value-type="float">
            <text:p>139.10702</text:p>
          </table:table-cell>
          <table:table-cell table:formula="of:=[.H120]-[.K120]" office:value-type="float" office:value="10.042303" calcext:value-type="float">
            <text:p>10.042303</text:p>
          </table:table-cell>
          <table:table-cell table:formula="of:=[.L120]-[.$M$15]" office:value-type="float" office:value="3.57762088888889" calcext:value-type="float">
            <text:p>3.5776208889</text:p>
          </table:table-cell>
          <table:table-cell table:formula="of:=[.M120]/([.$L$111]*[.$I$18])" office:value-type="float" office:value="0.000894405222222223" calcext:value-type="float">
            <text:p>0.0008944052</text:p>
          </table:table-cell>
          <table:table-cell table:formula="of:=[.N120]/[.$C$11]" office:value-type="float" office:value="0.0000000000958278744066008" calcext:value-type="float">
            <text:p>9.58278744066008E-011</text:p>
          </table:table-cell>
          <table:table-cell table:formula="of:=[.N120]/[.$B$11]" office:value-type="float" office:value="0.134159024169241" calcext:value-type="float">
            <text:p>0.134159024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48.722916" calcext:value-type="float">
            <text:p>148.722916</text:p>
          </table:table-cell>
          <table:table-cell table:style-name="ce23" office:value-type="float" office:value="571" calcext:value-type="float">
            <text:p>571</text:p>
          </table:table-cell>
          <table:table-cell table:style-name="ce23" table:formula="of:=[.I121]*[.$J$2]" office:value-type="float" office:value="57.1" calcext:value-type="float">
            <text:p>57.1</text:p>
          </table:table-cell>
          <table:table-cell table:style-name="ce23" table:formula="of:=[.J121]*[.$I$17]" office:value-type="float" office:value="139.10702" calcext:value-type="float">
            <text:p>139.10702</text:p>
          </table:table-cell>
          <table:table-cell table:formula="of:=[.H121]-[.K121]" office:value-type="float" office:value="9.61589599999999" calcext:value-type="float">
            <text:p>9.615896</text:p>
          </table:table-cell>
          <table:table-cell table:formula="of:=[.L121]-[.$M$15]" office:value-type="float" office:value="3.15121388888888" calcext:value-type="float">
            <text:p>3.1512138889</text:p>
          </table:table-cell>
          <table:table-cell table:formula="of:=[.M121]/([.$L$111]*[.$I$18])" office:value-type="float" office:value="0.00078780347222222" calcext:value-type="float">
            <text:p>0.0007878035</text:p>
          </table:table-cell>
          <table:table-cell table:formula="of:=[.N121]/[.$C$11]" office:value-type="float" office:value="0.0000000000844064080994799" calcext:value-type="float">
            <text:p>8.44064080994799E-011</text:p>
          </table:table-cell>
          <table:table-cell table:formula="of:=[.N121]/[.$B$11]" office:value-type="float" office:value="0.118168971339272" calcext:value-type="float">
            <text:p>0.118168971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2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148.922634555556" calcext:value-type="float">
            <text:p>148.9226345556</text:p>
          </table:table-cell>
          <table:table-cell table:style-name="ce23" table:formula="of:=AVERAGE([.I113:.I121])" office:value-type="float" office:value="570.777777777778" calcext:value-type="float">
            <text:p>570.7777777778</text:p>
          </table:table-cell>
          <table:table-cell table:style-name="ce23" table:formula="of:=AVERAGE([.J113:.J121])" office:value-type="float" office:value="57.0777777777778" calcext:value-type="float">
            <text:p>57.0777777778</text:p>
          </table:table-cell>
          <table:table-cell table:style-name="ce23" table:formula="of:=AVERAGE([.K113:.K121])" office:value-type="float" office:value="139.052882222222" calcext:value-type="float">
            <text:p>139.0528822222</text:p>
          </table:table-cell>
          <table:table-cell table:formula="of:=AVERAGE([.L113:.L121])" office:value-type="float" office:value="9.86975233333333" calcext:value-type="float">
            <text:p>9.8697523333</text:p>
          </table:table-cell>
          <table:table-cell table:formula="of:=AVERAGE([.M113:.M121])" office:value-type="float" office:value="3.40507022222221" calcext:value-type="float">
            <text:p>3.4050702222</text:p>
          </table:table-cell>
          <table:table-cell table:style-name="ce23" table:formula="of:=AVERAGE([.N113:.N121])" office:value-type="float" office:value="0.000851267555555553" calcext:value-type="float">
            <text:p>0.0008512676</text:p>
          </table:table-cell>
          <table:table-cell table:style-name="ce30" table:formula="of:=AVERAGE([.O113:.O121])" office:value-type="float" office:value="0.000000000091206042153367" calcext:value-type="float">
            <text:p>9.1206042153367E-011</text:p>
          </table:table-cell>
          <table:table-cell table:style-name="ce38" table:formula="of:=AVERAGE([.P113:.P121])" office:value-type="float" office:value="0.127688459014714" calcext:value-type="float">
            <text:p>0.127688459</text:p>
          </table:table-cell>
          <table:table-cell table:formula="of:=[.O123]/[.$O$15]*100" office:value-type="float" office:value="68.3422625736776" calcext:value-type="float">
            <text:p>68.342262573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13:.H121])" office:value-type="float" office:value="0.364338594058507" calcext:value-type="float">
            <text:p>0.3643385941</text:p>
          </table:table-cell>
          <table:table-cell table:style-name="ce24" table:formula="of:=STDEV([.I113:.I121])" office:value-type="float" office:value="0.833333333333333" calcext:value-type="float">
            <text:p>0.8333333333</text:p>
          </table:table-cell>
          <table:table-cell table:style-name="ce24" table:formula="of:=STDEV([.J113:.J121])" office:value-type="float" office:value="0.0833333333333326" calcext:value-type="float">
            <text:p>0.0833333333</text:p>
          </table:table-cell>
          <table:table-cell table:style-name="ce24" table:formula="of:=STDEV([.K113:.K121])" office:value-type="float" office:value="0.203016666666664" calcext:value-type="float">
            <text:p>0.2030166667</text:p>
          </table:table-cell>
          <table:table-cell table:style-name="ce24" table:formula="of:=STDEV([.L113:.L121])" office:value-type="float" office:value="0.346084852727984" calcext:value-type="float">
            <text:p>0.3460848527</text:p>
          </table:table-cell>
          <table:table-cell table:style-name="ce24" table:formula="of:=STDEV([.M113:.M121])" office:value-type="float" office:value="0.346084852727984" calcext:value-type="float">
            <text:p>0.3460848527</text:p>
          </table:table-cell>
          <table:table-cell table:style-name="ce24" table:formula="of:=STDEV([.N113:.N121])" office:value-type="float" office:value="0.000086521213181996" calcext:value-type="float">
            <text:p>8.6521213181996E-005</text:p>
          </table:table-cell>
          <table:table-cell table:style-name="ce31" table:formula="of:=STDEV([.O113:.O121])" office:value-type="float" office:value="0.0000000000092700084305311" calcext:value-type="float">
            <text:p>9.2700084305311E-012</text:p>
          </table:table-cell>
          <table:table-cell table:style-name="ce39" table:formula="of:=STDEV([.P113:.P121])" office:value-type="float" office:value="0.0129780118027435" calcext:value-type="float">
            <text:p>0.0129780118</text:p>
          </table:table-cell>
          <table:table-cell table:formula="of:=[.O124]/[.O123]*100" office:value-type="float" office:value="10.1638095587386" calcext:value-type="float">
            <text:p>10.163809558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Disparity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.619263" calcext:value-type="float">
            <text:p>150.619263</text:p>
          </table:table-cell>
          <table:table-cell office:value-type="float" office:value="570" calcext:value-type="float">
            <text:p>570</text:p>
          </table:table-cell>
          <table:table-cell table:formula="of:=[.I128]*[.$J$2]" office:value-type="float" office:value="57" calcext:value-type="float">
            <text:p>57</text:p>
          </table:table-cell>
          <table:table-cell table:formula="of:=[.J128]*[.$I$17]" office:value-type="float" office:value="138.8634" calcext:value-type="float">
            <text:p>138.8634</text:p>
          </table:table-cell>
          <table:table-cell table:formula="of:=[.H128]-[.K128]" office:value-type="float" office:value="11.755863" calcext:value-type="float">
            <text:p>11.755863</text:p>
          </table:table-cell>
          <table:table-cell table:formula="of:=[.L128]-[.$M$15]" office:value-type="float" office:value="5.29118088888889" calcext:value-type="float">
            <text:p>5.2911808889</text:p>
          </table:table-cell>
          <table:table-cell table:formula="of:=[.M128]/([.$L$126]*[.$I$18])" office:value-type="float" office:value="0.00132279522222222" calcext:value-type="float">
            <text:p>0.0013227952</text:p>
          </table:table-cell>
          <table:table-cell table:formula="of:=[.N128]/[.$C$13]" office:value-type="float" office:value="0.000000000152840852817011" calcext:value-type="float">
            <text:p>1.52840852817011E-010</text:p>
          </table:table-cell>
          <table:table-cell table:formula="of:=[.N128]/[.$B$13]" office:value-type="float" office:value="0.213977193943816" calcext:value-type="float">
            <text:p>0.21397719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.144623" calcext:value-type="float">
            <text:p>150.144623</text:p>
          </table:table-cell>
          <table:table-cell office:value-type="float" office:value="570" calcext:value-type="float">
            <text:p>570</text:p>
          </table:table-cell>
          <table:table-cell table:formula="of:=[.I129]*[.$J$2]" office:value-type="float" office:value="57" calcext:value-type="float">
            <text:p>57</text:p>
          </table:table-cell>
          <table:table-cell table:formula="of:=[.J129]*[.$I$17]" office:value-type="float" office:value="138.8634" calcext:value-type="float">
            <text:p>138.8634</text:p>
          </table:table-cell>
          <table:table-cell table:formula="of:=[.H129]-[.K129]" office:value-type="float" office:value="11.281223" calcext:value-type="float">
            <text:p>11.281223</text:p>
          </table:table-cell>
          <table:table-cell table:formula="of:=[.L129]-[.$M$15]" office:value-type="float" office:value="4.8165408888889" calcext:value-type="float">
            <text:p>4.8165408889</text:p>
          </table:table-cell>
          <table:table-cell table:formula="of:=[.M129]/([.$L$126]*[.$I$18])" office:value-type="float" office:value="0.00120413522222222" calcext:value-type="float">
            <text:p>0.0012041352</text:p>
          </table:table-cell>
          <table:table-cell table:formula="of:=[.N129]/[.$C$13]" office:value-type="float" office:value="0.000000000139130419568849" calcext:value-type="float">
            <text:p>1.39130419568849E-010</text:p>
          </table:table-cell>
          <table:table-cell table:formula="of:=[.N129]/[.$B$13]" office:value-type="float" office:value="0.194782587396388" calcext:value-type="float">
            <text:p>0.19478258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.175949" calcext:value-type="float">
            <text:p>150.175949</text:p>
          </table:table-cell>
          <table:table-cell office:value-type="float" office:value="571" calcext:value-type="float">
            <text:p>571</text:p>
          </table:table-cell>
          <table:table-cell table:formula="of:=[.I130]*[.$J$2]" office:value-type="float" office:value="57.1" calcext:value-type="float">
            <text:p>57.1</text:p>
          </table:table-cell>
          <table:table-cell table:formula="of:=[.J130]*[.$I$17]" office:value-type="float" office:value="139.10702" calcext:value-type="float">
            <text:p>139.10702</text:p>
          </table:table-cell>
          <table:table-cell table:formula="of:=[.H130]-[.K130]" office:value-type="float" office:value="11.068929" calcext:value-type="float">
            <text:p>11.068929</text:p>
          </table:table-cell>
          <table:table-cell table:formula="of:=[.L130]-[.$M$15]" office:value-type="float" office:value="4.60424688888888" calcext:value-type="float">
            <text:p>4.6042468889</text:p>
          </table:table-cell>
          <table:table-cell table:formula="of:=[.M130]/([.$L$126]*[.$I$18])" office:value-type="float" office:value="0.00115106172222222" calcext:value-type="float">
            <text:p>0.0011510617</text:p>
          </table:table-cell>
          <table:table-cell table:formula="of:=[.N130]/[.$C$13]" office:value-type="float" office:value="0.000000000132998103042669" calcext:value-type="float">
            <text:p>1.32998103042669E-010</text:p>
          </table:table-cell>
          <table:table-cell table:formula="of:=[.N130]/[.$B$13]" office:value-type="float" office:value="0.186197344259737" calcext:value-type="float">
            <text:p>0.18619734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.150818" calcext:value-type="float">
            <text:p>150.150818</text:p>
          </table:table-cell>
          <table:table-cell office:value-type="float" office:value="571" calcext:value-type="float">
            <text:p>571</text:p>
          </table:table-cell>
          <table:table-cell table:formula="of:=[.I131]*[.$J$2]" office:value-type="float" office:value="57.1" calcext:value-type="float">
            <text:p>57.1</text:p>
          </table:table-cell>
          <table:table-cell table:formula="of:=[.J131]*[.$I$17]" office:value-type="float" office:value="139.10702" calcext:value-type="float">
            <text:p>139.10702</text:p>
          </table:table-cell>
          <table:table-cell table:formula="of:=[.H131]-[.K131]" office:value-type="float" office:value="11.043798" calcext:value-type="float">
            <text:p>11.043798</text:p>
          </table:table-cell>
          <table:table-cell table:formula="of:=[.L131]-[.$M$15]" office:value-type="float" office:value="4.57911588888887" calcext:value-type="float">
            <text:p>4.5791158889</text:p>
          </table:table-cell>
          <table:table-cell table:formula="of:=[.M131]/([.$L$126]*[.$I$18])" office:value-type="float" office:value="0.00114477897222222" calcext:value-type="float">
            <text:p>0.001144779</text:p>
          </table:table-cell>
          <table:table-cell table:formula="of:=[.N131]/[.$C$13]" office:value-type="float" office:value="0.000000000132272169918702" calcext:value-type="float">
            <text:p>1.32272169918702E-010</text:p>
          </table:table-cell>
          <table:table-cell table:formula="of:=[.N131]/[.$B$13]" office:value-type="float" office:value="0.185181037886183" calcext:value-type="float">
            <text:p>0.18518103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.524231" calcext:value-type="float">
            <text:p>150.524231</text:p>
          </table:table-cell>
          <table:table-cell office:value-type="float" office:value="572" calcext:value-type="float">
            <text:p>572</text:p>
          </table:table-cell>
          <table:table-cell table:formula="of:=[.I132]*[.$J$2]" office:value-type="float" office:value="57.2" calcext:value-type="float">
            <text:p>57.2</text:p>
          </table:table-cell>
          <table:table-cell table:formula="of:=[.J132]*[.$I$17]" office:value-type="float" office:value="139.35064" calcext:value-type="float">
            <text:p>139.35064</text:p>
          </table:table-cell>
          <table:table-cell table:formula="of:=[.H132]-[.K132]" office:value-type="float" office:value="11.173591" calcext:value-type="float">
            <text:p>11.173591</text:p>
          </table:table-cell>
          <table:table-cell table:formula="of:=[.L132]-[.$M$15]" office:value-type="float" office:value="4.70890888888887" calcext:value-type="float">
            <text:p>4.7089088889</text:p>
          </table:table-cell>
          <table:table-cell table:formula="of:=[.M132]/([.$L$126]*[.$I$18])" office:value-type="float" office:value="0.00117722722222222" calcext:value-type="float">
            <text:p>0.0011772272</text:p>
          </table:table-cell>
          <table:table-cell table:formula="of:=[.N132]/[.$C$13]" office:value-type="float" office:value="0.000000000136021365651424" calcext:value-type="float">
            <text:p>1.36021365651424E-010</text:p>
          </table:table-cell>
          <table:table-cell table:formula="of:=[.N132]/[.$B$13]" office:value-type="float" office:value="0.190429911911993" calcext:value-type="float">
            <text:p>0.19042991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.633133" calcext:value-type="float">
            <text:p>149.633133</text:p>
          </table:table-cell>
          <table:table-cell office:value-type="float" office:value="570" calcext:value-type="float">
            <text:p>570</text:p>
          </table:table-cell>
          <table:table-cell table:formula="of:=[.I133]*[.$J$2]" office:value-type="float" office:value="57" calcext:value-type="float">
            <text:p>57</text:p>
          </table:table-cell>
          <table:table-cell table:formula="of:=[.J133]*[.$I$17]" office:value-type="float" office:value="138.8634" calcext:value-type="float">
            <text:p>138.8634</text:p>
          </table:table-cell>
          <table:table-cell table:formula="of:=[.H133]-[.K133]" office:value-type="float" office:value="10.769733" calcext:value-type="float">
            <text:p>10.769733</text:p>
          </table:table-cell>
          <table:table-cell table:formula="of:=[.L133]-[.$M$15]" office:value-type="float" office:value="4.30505088888889" calcext:value-type="float">
            <text:p>4.3050508889</text:p>
          </table:table-cell>
          <table:table-cell table:formula="of:=[.M133]/([.$L$126]*[.$I$18])" office:value-type="float" office:value="0.00107626272222222" calcext:value-type="float">
            <text:p>0.0010762627</text:p>
          </table:table-cell>
          <table:table-cell table:formula="of:=[.N133]/[.$C$13]" office:value-type="float" office:value="0.000000000124355538602004" calcext:value-type="float">
            <text:p>1.24355538602004E-010</text:p>
          </table:table-cell>
          <table:table-cell table:formula="of:=[.N133]/[.$B$13]" office:value-type="float" office:value="0.174097754042806" calcext:value-type="float">
            <text:p>0.1740977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8.714371" calcext:value-type="float">
            <text:p>148.714371</text:p>
          </table:table-cell>
          <table:table-cell office:value-type="float" office:value="571" calcext:value-type="float">
            <text:p>571</text:p>
          </table:table-cell>
          <table:table-cell table:formula="of:=[.I134]*[.$J$2]" office:value-type="float" office:value="57.1" calcext:value-type="float">
            <text:p>57.1</text:p>
          </table:table-cell>
          <table:table-cell table:formula="of:=[.J134]*[.$I$17]" office:value-type="float" office:value="139.10702" calcext:value-type="float">
            <text:p>139.10702</text:p>
          </table:table-cell>
          <table:table-cell table:formula="of:=[.H134]-[.K134]" office:value-type="float" office:value="9.60735099999999" calcext:value-type="float">
            <text:p>9.607351</text:p>
          </table:table-cell>
          <table:table-cell table:formula="of:=[.L134]-[.$M$15]" office:value-type="float" office:value="3.14266888888888" calcext:value-type="float">
            <text:p>3.1426688889</text:p>
          </table:table-cell>
          <table:table-cell table:formula="of:=[.M134]/([.$L$126]*[.$I$18])" office:value-type="float" office:value="0.00078566722222222" calcext:value-type="float">
            <text:p>0.0007856672</text:p>
          </table:table-cell>
          <table:table-cell table:formula="of:=[.N134]/[.$C$13]" office:value-type="float" office:value="0.0000000000907790157217874" calcext:value-type="float">
            <text:p>9.07790157217874E-011</text:p>
          </table:table-cell>
          <table:table-cell table:formula="of:=[.N134]/[.$B$13]" office:value-type="float" office:value="0.127090622010502" calcext:value-type="float">
            <text:p>0.1270906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.223358" calcext:value-type="float">
            <text:p>149.223358</text:p>
          </table:table-cell>
          <table:table-cell office:value-type="float" office:value="570" calcext:value-type="float">
            <text:p>570</text:p>
          </table:table-cell>
          <table:table-cell table:formula="of:=[.I135]*[.$J$2]" office:value-type="float" office:value="57" calcext:value-type="float">
            <text:p>57</text:p>
          </table:table-cell>
          <table:table-cell table:formula="of:=[.J135]*[.$I$17]" office:value-type="float" office:value="138.8634" calcext:value-type="float">
            <text:p>138.8634</text:p>
          </table:table-cell>
          <table:table-cell table:formula="of:=[.H135]-[.K135]" office:value-type="float" office:value="10.359958" calcext:value-type="float">
            <text:p>10.359958</text:p>
          </table:table-cell>
          <table:table-cell table:formula="of:=[.L135]-[.$M$15]" office:value-type="float" office:value="3.89527588888889" calcext:value-type="float">
            <text:p>3.8952758889</text:p>
          </table:table-cell>
          <table:table-cell table:formula="of:=[.M135]/([.$L$126]*[.$I$18])" office:value-type="float" office:value="0.000973818972222223" calcext:value-type="float">
            <text:p>0.000973819</text:p>
          </table:table-cell>
          <table:table-cell table:formula="of:=[.N135]/[.$C$13]" office:value-type="float" office:value="0.000000000112518793312383" calcext:value-type="float">
            <text:p>1.12518793312383E-010</text:p>
          </table:table-cell>
          <table:table-cell table:formula="of:=[.N135]/[.$B$13]" office:value-type="float" office:value="0.157526310637336" calcext:value-type="float">
            <text:p>0.15752631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.044128" calcext:value-type="float">
            <text:p>150.044128</text:p>
          </table:table-cell>
          <table:table-cell table:style-name="ce23" office:value-type="float" office:value="570" calcext:value-type="float">
            <text:p>570</text:p>
          </table:table-cell>
          <table:table-cell table:style-name="ce23" table:formula="of:=[.I136]*[.$J$2]" office:value-type="float" office:value="57" calcext:value-type="float">
            <text:p>57</text:p>
          </table:table-cell>
          <table:table-cell table:style-name="ce23" table:formula="of:=[.J136]*[.$I$17]" office:value-type="float" office:value="138.8634" calcext:value-type="float">
            <text:p>138.8634</text:p>
          </table:table-cell>
          <table:table-cell table:formula="of:=[.H136]-[.K136]" office:value-type="float" office:value="11.180728" calcext:value-type="float">
            <text:p>11.180728</text:p>
          </table:table-cell>
          <table:table-cell table:formula="of:=[.L136]-[.$M$15]" office:value-type="float" office:value="4.7160458888889" calcext:value-type="float">
            <text:p>4.7160458889</text:p>
          </table:table-cell>
          <table:table-cell table:formula="of:=[.M136]/([.$L$126]*[.$I$18])" office:value-type="float" office:value="0.00117901147222223" calcext:value-type="float">
            <text:p>0.0011790115</text:p>
          </table:table-cell>
          <table:table-cell table:formula="of:=[.N136]/[.$C$13]" office:value-type="float" office:value="0.000000000136227524765895" calcext:value-type="float">
            <text:p>1.36227524765895E-010</text:p>
          </table:table-cell>
          <table:table-cell table:formula="of:=[.N136]/[.$B$13]" office:value-type="float" office:value="0.190718534672252" calcext:value-type="float">
            <text:p>0.190718534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149.914430444444" calcext:value-type="float">
            <text:p>149.9144304444</text:p>
          </table:table-cell>
          <table:table-cell table:style-name="ce23" table:formula="of:=AVERAGE([.I128:.I136])" office:value-type="float" office:value="570.555555555556" calcext:value-type="float">
            <text:p>570.5555555556</text:p>
          </table:table-cell>
          <table:table-cell table:style-name="ce23" table:formula="of:=AVERAGE([.J128:.J136])" office:value-type="float" office:value="57.0555555555556" calcext:value-type="float">
            <text:p>57.0555555556</text:p>
          </table:table-cell>
          <table:table-cell table:style-name="ce23" table:formula="of:=AVERAGE([.K128:.K136])" office:value-type="float" office:value="138.998744444444" calcext:value-type="float">
            <text:p>138.9987444444</text:p>
          </table:table-cell>
          <table:table-cell table:formula="of:=AVERAGE([.L128:.L136])" office:value-type="float" office:value="10.915686" calcext:value-type="float">
            <text:p>10.915686</text:p>
          </table:table-cell>
          <table:table-cell table:formula="of:=AVERAGE([.M128:.M136])" office:value-type="float" office:value="4.45100388888889" calcext:value-type="float">
            <text:p>4.4510038889</text:p>
          </table:table-cell>
          <table:table-cell table:style-name="ce23" table:formula="of:=AVERAGE([.N128:.N136])" office:value-type="float" office:value="0.00111275097222222" calcext:value-type="float">
            <text:p>0.001112751</text:p>
          </table:table-cell>
          <table:table-cell table:style-name="ce34" table:formula="of:=AVERAGE([.O128:.O136])" office:value-type="float" office:value="0.000000000128571531488969" calcext:value-type="float">
            <text:p>1.28571531488969E-010</text:p>
          </table:table-cell>
          <table:table-cell table:style-name="ce38" table:formula="of:=AVERAGE([.P128:.P136])" office:value-type="float" office:value="0.180000144084557" calcext:value-type="float">
            <text:p>0.1800001441</text:p>
          </table:table-cell>
          <table:table-cell table:formula="of:=[.O138]/[.$O$15]*100" office:value-type="float" office:value="96.3408690593491" calcext:value-type="float">
            <text:p>96.340869059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28:.H136])" office:value-type="float" office:value="0.618423276842023" calcext:value-type="float">
            <text:p>0.6184232768</text:p>
          </table:table-cell>
          <table:table-cell table:style-name="ce24" table:formula="of:=STDEV([.I128:.I136])" office:value-type="float" office:value="0.726483157256779" calcext:value-type="float">
            <text:p>0.7264831573</text:p>
          </table:table-cell>
          <table:table-cell table:style-name="ce24" table:formula="of:=STDEV([.J128:.J136])" office:value-type="float" office:value="0.0726483157256789" calcext:value-type="float">
            <text:p>0.0726483157</text:p>
          </table:table-cell>
          <table:table-cell table:style-name="ce24" table:formula="of:=STDEV([.K128:.K136])" office:value-type="float" office:value="0.176985826770905" calcext:value-type="float">
            <text:p>0.1769858268</text:p>
          </table:table-cell>
          <table:table-cell table:style-name="ce24" table:formula="of:=STDEV([.L128:.L136])" office:value-type="float" office:value="0.61826869184219" calcext:value-type="float">
            <text:p>0.6182686918</text:p>
          </table:table-cell>
          <table:table-cell table:style-name="ce24" table:formula="of:=STDEV([.M128:.M136])" office:value-type="float" office:value="0.61826869184219" calcext:value-type="float">
            <text:p>0.6182686918</text:p>
          </table:table-cell>
          <table:table-cell table:style-name="ce24" table:formula="of:=STDEV([.N128:.N136])" office:value-type="float" office:value="0.000154567172960547" calcext:value-type="float">
            <text:p>0.0001545672</text:p>
          </table:table-cell>
          <table:table-cell table:style-name="ce31" table:formula="of:=STDEV([.O128:.O136])" office:value-type="float" office:value="0.0000000000178592862568079" calcext:value-type="float">
            <text:p>1.78592862568079E-011</text:p>
          </table:table-cell>
          <table:table-cell table:style-name="ce39" table:formula="of:=STDEV([.P128:.P136])" office:value-type="float" office:value="0.0250030007595311" calcext:value-type="float">
            <text:p>0.0250030008</text:p>
          </table:table-cell>
          <table:table-cell table:formula="of:=[.O139]/[.O138]*100" office:value-type="float" office:value="13.8905448585562" calcext:value-type="float">
            <text:p>13.8905448586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.319855" calcext:value-type="float">
            <text:p>141.319855</text:p>
          </table:table-cell>
          <table:table-cell office:value-type="float" office:value="534" calcext:value-type="float">
            <text:p>534</text:p>
          </table:table-cell>
          <table:table-cell table:formula="of:=[.I143]*[.$J$2]" office:value-type="float" office:value="53.4" calcext:value-type="float">
            <text:p>53.4</text:p>
          </table:table-cell>
          <table:table-cell table:formula="of:=[.J143]*[.$I$17]" office:value-type="float" office:value="130.09308" calcext:value-type="float">
            <text:p>130.09308</text:p>
          </table:table-cell>
          <table:table-cell table:formula="of:=[.H143]-[.K143]" office:value-type="float" office:value="11.226775" calcext:value-type="float">
            <text:p>11.226775</text:p>
          </table:table-cell>
          <table:table-cell table:formula="of:=[.L143]-[.$M$15]" office:value-type="float" office:value="4.76209288888886" calcext:value-type="float">
            <text:p>4.7620928889</text:p>
          </table:table-cell>
          <table:table-cell table:formula="of:=[.M143]/([.$L$141]*[.$I$18])" office:value-type="float" office:value="0.00119052322222222" calcext:value-type="float">
            <text:p>0.0011905232</text:p>
          </table:table-cell>
          <table:table-cell table:formula="of:=[.N143]/[.$C$14]" office:value-type="float" office:value="0.000000000167374012515592" calcext:value-type="float">
            <text:p>1.67374012515592E-010</text:p>
          </table:table-cell>
          <table:table-cell table:formula="of:=[.N143]/[.$B$14]" office:value-type="float" office:value="0.234323617521828" calcext:value-type="float">
            <text:p>0.23432361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.4543" calcext:value-type="float">
            <text:p>141.4543</text:p>
          </table:table-cell>
          <table:table-cell office:value-type="float" office:value="535" calcext:value-type="float">
            <text:p>535</text:p>
          </table:table-cell>
          <table:table-cell table:formula="of:=[.I144]*[.$J$2]" office:value-type="float" office:value="53.5" calcext:value-type="float">
            <text:p>53.5</text:p>
          </table:table-cell>
          <table:table-cell table:formula="of:=[.J144]*[.$I$17]" office:value-type="float" office:value="130.3367" calcext:value-type="float">
            <text:p>130.3367</text:p>
          </table:table-cell>
          <table:table-cell table:formula="of:=[.H144]-[.K144]" office:value-type="float" office:value="11.1176" calcext:value-type="float">
            <text:p>11.1176</text:p>
          </table:table-cell>
          <table:table-cell table:formula="of:=[.L144]-[.$M$15]" office:value-type="float" office:value="4.65291788888887" calcext:value-type="float">
            <text:p>4.6529178889</text:p>
          </table:table-cell>
          <table:table-cell table:formula="of:=[.M144]/([.$L$141]*[.$I$18])" office:value-type="float" office:value="0.00116322947222222" calcext:value-type="float">
            <text:p>0.0011632295</text:p>
          </table:table-cell>
          <table:table-cell table:formula="of:=[.N144]/[.$C$14]" office:value-type="float" office:value="0.000000000163536821968758" calcext:value-type="float">
            <text:p>1.63536821968758E-010</text:p>
          </table:table-cell>
          <table:table-cell table:formula="of:=[.N144]/[.$B$14]" office:value-type="float" office:value="0.228951550756261" calcext:value-type="float">
            <text:p>0.22895155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.896347" calcext:value-type="float">
            <text:p>140.896347</text:p>
          </table:table-cell>
          <table:table-cell office:value-type="float" office:value="534" calcext:value-type="float">
            <text:p>534</text:p>
          </table:table-cell>
          <table:table-cell table:formula="of:=[.I145]*[.$J$2]" office:value-type="float" office:value="53.4" calcext:value-type="float">
            <text:p>53.4</text:p>
          </table:table-cell>
          <table:table-cell table:formula="of:=[.J145]*[.$I$17]" office:value-type="float" office:value="130.09308" calcext:value-type="float">
            <text:p>130.09308</text:p>
          </table:table-cell>
          <table:table-cell table:formula="of:=[.H145]-[.K145]" office:value-type="float" office:value="10.803267" calcext:value-type="float">
            <text:p>10.803267</text:p>
          </table:table-cell>
          <table:table-cell table:formula="of:=[.L145]-[.$M$15]" office:value-type="float" office:value="4.33858488888886" calcext:value-type="float">
            <text:p>4.3385848889</text:p>
          </table:table-cell>
          <table:table-cell table:formula="of:=[.M145]/([.$L$141]*[.$I$18])" office:value-type="float" office:value="0.00108464622222222" calcext:value-type="float">
            <text:p>0.0010846462</text:p>
          </table:table-cell>
          <table:table-cell table:formula="of:=[.N145]/[.$C$14]" office:value-type="float" office:value="0.000000000152488911584897" calcext:value-type="float">
            <text:p>1.52488911584897E-010</text:p>
          </table:table-cell>
          <table:table-cell table:formula="of:=[.N145]/[.$B$14]" office:value-type="float" office:value="0.213484476218856" calcext:value-type="float">
            <text:p>0.21348447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.708878" calcext:value-type="float">
            <text:p>140.708878</text:p>
          </table:table-cell>
          <table:table-cell office:value-type="float" office:value="535" calcext:value-type="float">
            <text:p>535</text:p>
          </table:table-cell>
          <table:table-cell table:formula="of:=[.I146]*[.$J$2]" office:value-type="float" office:value="53.5" calcext:value-type="float">
            <text:p>53.5</text:p>
          </table:table-cell>
          <table:table-cell table:formula="of:=[.J146]*[.$I$17]" office:value-type="float" office:value="130.3367" calcext:value-type="float">
            <text:p>130.3367</text:p>
          </table:table-cell>
          <table:table-cell table:formula="of:=[.H146]-[.K146]" office:value-type="float" office:value="10.372178" calcext:value-type="float">
            <text:p>10.372178</text:p>
          </table:table-cell>
          <table:table-cell table:formula="of:=[.L146]-[.$M$15]" office:value-type="float" office:value="3.90749588888888" calcext:value-type="float">
            <text:p>3.9074958889</text:p>
          </table:table-cell>
          <table:table-cell table:formula="of:=[.M146]/([.$L$141]*[.$I$18])" office:value-type="float" office:value="0.00097687397222222" calcext:value-type="float">
            <text:p>0.000976874</text:p>
          </table:table-cell>
          <table:table-cell table:formula="of:=[.N146]/[.$C$14]" office:value-type="float" office:value="0.000000000137337360079112" calcext:value-type="float">
            <text:p>1.37337360079112E-010</text:p>
          </table:table-cell>
          <table:table-cell table:formula="of:=[.N146]/[.$B$14]" office:value-type="float" office:value="0.192272304110757" calcext:value-type="float">
            <text:p>0.19227230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.625168" calcext:value-type="float">
            <text:p>140.625168</text:p>
          </table:table-cell>
          <table:table-cell office:value-type="float" office:value="535" calcext:value-type="float">
            <text:p>535</text:p>
          </table:table-cell>
          <table:table-cell table:formula="of:=[.I147]*[.$J$2]" office:value-type="float" office:value="53.5" calcext:value-type="float">
            <text:p>53.5</text:p>
          </table:table-cell>
          <table:table-cell table:formula="of:=[.J147]*[.$I$17]" office:value-type="float" office:value="130.3367" calcext:value-type="float">
            <text:p>130.3367</text:p>
          </table:table-cell>
          <table:table-cell table:formula="of:=[.H147]-[.K147]" office:value-type="float" office:value="10.288468" calcext:value-type="float">
            <text:p>10.288468</text:p>
          </table:table-cell>
          <table:table-cell table:formula="of:=[.L147]-[.$M$15]" office:value-type="float" office:value="3.82378588888888" calcext:value-type="float">
            <text:p>3.8237858889</text:p>
          </table:table-cell>
          <table:table-cell table:formula="of:=[.M147]/([.$L$141]*[.$I$18])" office:value-type="float" office:value="0.00095594647222222" calcext:value-type="float">
            <text:p>0.0009559465</text:p>
          </table:table-cell>
          <table:table-cell table:formula="of:=[.N147]/[.$C$14]" office:value-type="float" office:value="0.000000000134395191810961" calcext:value-type="float">
            <text:p>1.34395191810961E-010</text:p>
          </table:table-cell>
          <table:table-cell table:formula="of:=[.N147]/[.$B$14]" office:value-type="float" office:value="0.188153268535345" calcext:value-type="float">
            <text:p>0.18815326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.55217" calcext:value-type="float">
            <text:p>141.55217</text:p>
          </table:table-cell>
          <table:table-cell office:value-type="float" office:value="535" calcext:value-type="float">
            <text:p>535</text:p>
          </table:table-cell>
          <table:table-cell table:formula="of:=[.I148]*[.$J$2]" office:value-type="float" office:value="53.5" calcext:value-type="float">
            <text:p>53.5</text:p>
          </table:table-cell>
          <table:table-cell table:formula="of:=[.J148]*[.$I$17]" office:value-type="float" office:value="130.3367" calcext:value-type="float">
            <text:p>130.3367</text:p>
          </table:table-cell>
          <table:table-cell table:formula="of:=[.H148]-[.K148]" office:value-type="float" office:value="11.21547" calcext:value-type="float">
            <text:p>11.21547</text:p>
          </table:table-cell>
          <table:table-cell table:formula="of:=[.L148]-[.$M$15]" office:value-type="float" office:value="4.75078788888887" calcext:value-type="float">
            <text:p>4.7507878889</text:p>
          </table:table-cell>
          <table:table-cell table:formula="of:=[.M148]/([.$L$141]*[.$I$18])" office:value-type="float" office:value="0.00118769697222222" calcext:value-type="float">
            <text:p>0.001187697</text:p>
          </table:table-cell>
          <table:table-cell table:formula="of:=[.N148]/[.$C$14]" office:value-type="float" office:value="0.000000000166976673938702" calcext:value-type="float">
            <text:p>1.66976673938702E-010</text:p>
          </table:table-cell>
          <table:table-cell table:formula="of:=[.N148]/[.$B$14]" office:value-type="float" office:value="0.233767343514183" calcext:value-type="float">
            <text:p>0.23376734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.83757" calcext:value-type="float">
            <text:p>140.83757</text:p>
          </table:table-cell>
          <table:table-cell office:value-type="float" office:value="534" calcext:value-type="float">
            <text:p>534</text:p>
          </table:table-cell>
          <table:table-cell table:formula="of:=[.I149]*[.$J$2]" office:value-type="float" office:value="53.4" calcext:value-type="float">
            <text:p>53.4</text:p>
          </table:table-cell>
          <table:table-cell table:formula="of:=[.J149]*[.$I$17]" office:value-type="float" office:value="130.09308" calcext:value-type="float">
            <text:p>130.09308</text:p>
          </table:table-cell>
          <table:table-cell table:formula="of:=[.H149]-[.K149]" office:value-type="float" office:value="10.74449" calcext:value-type="float">
            <text:p>10.74449</text:p>
          </table:table-cell>
          <table:table-cell table:formula="of:=[.L149]-[.$M$15]" office:value-type="float" office:value="4.27980788888887" calcext:value-type="float">
            <text:p>4.2798078889</text:p>
          </table:table-cell>
          <table:table-cell table:formula="of:=[.M149]/([.$L$141]*[.$I$18])" office:value-type="float" office:value="0.00106995197222222" calcext:value-type="float">
            <text:p>0.001069952</text:p>
          </table:table-cell>
          <table:table-cell table:formula="of:=[.N149]/[.$C$14]" office:value-type="float" office:value="0.000000000150423067309457" calcext:value-type="float">
            <text:p>1.50423067309457E-010</text:p>
          </table:table-cell>
          <table:table-cell table:formula="of:=[.N149]/[.$B$14]" office:value-type="float" office:value="0.210592294233239" calcext:value-type="float">
            <text:p>0.21059229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.508545" calcext:value-type="float">
            <text:p>140.508545</text:p>
          </table:table-cell>
          <table:table-cell office:value-type="float" office:value="534" calcext:value-type="float">
            <text:p>534</text:p>
          </table:table-cell>
          <table:table-cell table:formula="of:=[.I150]*[.$J$2]" office:value-type="float" office:value="53.4" calcext:value-type="float">
            <text:p>53.4</text:p>
          </table:table-cell>
          <table:table-cell table:formula="of:=[.J150]*[.$I$17]" office:value-type="float" office:value="130.09308" calcext:value-type="float">
            <text:p>130.09308</text:p>
          </table:table-cell>
          <table:table-cell table:formula="of:=[.H150]-[.K150]" office:value-type="float" office:value="10.415465" calcext:value-type="float">
            <text:p>10.415465</text:p>
          </table:table-cell>
          <table:table-cell table:formula="of:=[.L150]-[.$M$15]" office:value-type="float" office:value="3.95078288888887" calcext:value-type="float">
            <text:p>3.9507828889</text:p>
          </table:table-cell>
          <table:table-cell table:formula="of:=[.M150]/([.$L$141]*[.$I$18])" office:value-type="float" office:value="0.000987695722222218" calcext:value-type="float">
            <text:p>0.0009876957</text:p>
          </table:table-cell>
          <table:table-cell table:formula="of:=[.N150]/[.$C$14]" office:value-type="float" office:value="0.000000000138858774937833" calcext:value-type="float">
            <text:p>1.38858774937833E-010</text:p>
          </table:table-cell>
          <table:table-cell table:formula="of:=[.N150]/[.$B$14]" office:value-type="float" office:value="0.194402284912966" calcext:value-type="float">
            <text:p>0.19440228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.965942" calcext:value-type="float">
            <text:p>140.965942</text:p>
          </table:table-cell>
          <table:table-cell table:style-name="ce23" office:value-type="float" office:value="534" calcext:value-type="float">
            <text:p>534</text:p>
          </table:table-cell>
          <table:table-cell table:style-name="ce23" table:formula="of:=[.I151]*[.$J$2]" office:value-type="float" office:value="53.4" calcext:value-type="float">
            <text:p>53.4</text:p>
          </table:table-cell>
          <table:table-cell table:style-name="ce23" table:formula="of:=[.J151]*[.$I$17]" office:value-type="float" office:value="130.09308" calcext:value-type="float">
            <text:p>130.09308</text:p>
          </table:table-cell>
          <table:table-cell table:formula="of:=[.H151]-[.K151]" office:value-type="float" office:value="10.872862" calcext:value-type="float">
            <text:p>10.872862</text:p>
          </table:table-cell>
          <table:table-cell table:formula="of:=[.L151]-[.$M$15]" office:value-type="float" office:value="4.40817988888889" calcext:value-type="float">
            <text:p>4.4081798889</text:p>
          </table:table-cell>
          <table:table-cell table:formula="of:=[.M151]/([.$L$141]*[.$I$18])" office:value-type="float" office:value="0.00110204497222222" calcext:value-type="float">
            <text:p>0.001102045</text:p>
          </table:table-cell>
          <table:table-cell table:formula="of:=[.N151]/[.$C$14]" office:value-type="float" office:value="0.000000000154934977773191" calcext:value-type="float">
            <text:p>1.54934977773191E-010</text:p>
          </table:table-cell>
          <table:table-cell table:formula="of:=[.N151]/[.$B$14]" office:value-type="float" office:value="0.216908968882468" calcext:value-type="float">
            <text:p>0.216908968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140.985419444444" calcext:value-type="float">
            <text:p>140.9854194444</text:p>
          </table:table-cell>
          <table:table-cell table:style-name="ce23" table:formula="of:=AVERAGE([.I143:.I151])" office:value-type="float" office:value="534.444444444445" calcext:value-type="float">
            <text:p>534.4444444444</text:p>
          </table:table-cell>
          <table:table-cell table:style-name="ce23" table:formula="of:=AVERAGE([.J143:.J151])" office:value-type="float" office:value="53.4444444444444" calcext:value-type="float">
            <text:p>53.4444444444</text:p>
          </table:table-cell>
          <table:table-cell table:style-name="ce23" table:formula="of:=AVERAGE([.K143:.K151])" office:value-type="float" office:value="130.201355555556" calcext:value-type="float">
            <text:p>130.2013555556</text:p>
          </table:table-cell>
          <table:table-cell table:formula="of:=AVERAGE([.L143:.L151])" office:value-type="float" office:value="10.7840638888889" calcext:value-type="float">
            <text:p>10.7840638889</text:p>
          </table:table-cell>
          <table:table-cell table:formula="of:=AVERAGE([.M143:.M151])" office:value-type="float" office:value="4.31938177777776" calcext:value-type="float">
            <text:p>4.3193817778</text:p>
          </table:table-cell>
          <table:table-cell table:style-name="ce23" table:formula="of:=AVERAGE([.N143:.N151])" office:value-type="float" office:value="0.00107984544444444" calcext:value-type="float">
            <text:p>0.0010798454</text:p>
          </table:table-cell>
          <table:table-cell table:style-name="ce30" table:formula="of:=AVERAGE([.O143:.O151])" office:value-type="float" office:value="0.000000000151813976879834" calcext:value-type="float">
            <text:p>1.51813976879834E-010</text:p>
          </table:table-cell>
          <table:table-cell table:style-name="ce45" table:formula="of:=AVERAGE([.P143:.P151])" office:value-type="float" office:value="0.212539567631767" calcext:value-type="float">
            <text:p>0.2125395676</text:p>
          </table:table-cell>
          <table:table-cell table:formula="of:=[.O153]/[.$O$15]*100" office:value-type="float" office:value="113.756834802998" calcext:value-type="float">
            <text:p>113.75683480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43:.H151])" office:value-type="float" office:value="0.373620888623782" calcext:value-type="float">
            <text:p>0.3736208886</text:p>
          </table:table-cell>
          <table:table-cell table:style-name="ce24" table:formula="of:=STDEV([.I143:.I151])" office:value-type="float" office:value="0.52704627669473" calcext:value-type="float">
            <text:p>0.5270462767</text:p>
          </table:table-cell>
          <table:table-cell table:style-name="ce24" table:formula="of:=STDEV([.J143:.J151])" office:value-type="float" office:value="0.05270462766947" calcext:value-type="float">
            <text:p>0.0527046277</text:p>
          </table:table-cell>
          <table:table-cell table:style-name="ce24" table:formula="of:=STDEV([.K143:.K151])" office:value-type="float" office:value="0.128399013928366" calcext:value-type="float">
            <text:p>0.1283990139</text:p>
          </table:table-cell>
          <table:table-cell table:style-name="ce24" table:formula="of:=STDEV([.L143:.L151])" office:value-type="float" office:value="0.363025664753001" calcext:value-type="float">
            <text:p>0.3630256648</text:p>
          </table:table-cell>
          <table:table-cell table:style-name="ce24" table:formula="of:=STDEV([.M143:.M151])" office:value-type="float" office:value="0.363025664753001" calcext:value-type="float">
            <text:p>0.3630256648</text:p>
          </table:table-cell>
          <table:table-cell table:style-name="ce24" table:formula="of:=STDEV([.N143:.N151])" office:value-type="float" office:value="0.0000907564161882502" calcext:value-type="float">
            <text:p>9.07564161882502E-005</text:p>
          </table:table-cell>
          <table:table-cell table:style-name="ce31" table:formula="of:=STDEV([.O143:.O151])" office:value-type="float" office:value="0.0000000000127593189745669" calcext:value-type="float">
            <text:p>1.27593189745669E-011</text:p>
          </table:table-cell>
          <table:table-cell table:style-name="ce39" table:formula="of:=STDEV([.P143:.P151])" office:value-type="float" office:value="0.0178630465643937" calcext:value-type="float">
            <text:p>0.0178630466</text:p>
          </table:table-cell>
          <table:table-cell table:formula="of:=[.O154]/[.O153]*100" office:value-type="float" office:value="8.4045746227084" calcext:value-type="float">
            <text:p>8.404574622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4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5.868294" calcext:value-type="float">
            <text:p>105.868294</text:p>
          </table:table-cell>
          <table:table-cell office:value-type="float" office:value="403" calcext:value-type="float">
            <text:p>403</text:p>
          </table:table-cell>
          <table:table-cell table:formula="of:=[.I158]*[.$J$2]" office:value-type="float" office:value="40.3" calcext:value-type="float">
            <text:p>40.3</text:p>
          </table:table-cell>
          <table:table-cell table:formula="of:=[.J158]*[.$I$17]" office:value-type="float" office:value="98.17886" calcext:value-type="float">
            <text:p>98.17886</text:p>
          </table:table-cell>
          <table:table-cell table:formula="of:=[.H158]-[.K158]" office:value-type="float" office:value="7.68943400000001" calcext:value-type="float">
            <text:p>7.689434</text:p>
          </table:table-cell>
          <table:table-cell table:formula="of:=[.L158]-[.$M$15]" office:value-type="float" office:value="1.22475188888889" calcext:value-type="float">
            <text:p>1.2247518889</text:p>
          </table:table-cell>
          <table:table-cell table:formula="of:=[.M158]/([.$L$156]*[.$I$18])" office:value-type="float" office:value="0.000306187972222223" calcext:value-type="float">
            <text:p>0.000306188</text:p>
          </table:table-cell>
          <table:table-cell table:formula="of:=[.N158]/[.$C$15]" office:value-type="float" office:value="0.000000000142291424380555" calcext:value-type="float">
            <text:p>1.42291424380555E-010</text:p>
          </table:table-cell>
          <table:table-cell table:formula="of:=[.N158]/[.$B$15]" office:value-type="float" office:value="0.199207994132777" calcext:value-type="float">
            <text:p>0.19920799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6.088799" calcext:value-type="float">
            <text:p>106.088799</text:p>
          </table:table-cell>
          <table:table-cell office:value-type="float" office:value="403" calcext:value-type="float">
            <text:p>403</text:p>
          </table:table-cell>
          <table:table-cell table:formula="of:=[.I159]*[.$J$2]" office:value-type="float" office:value="40.3" calcext:value-type="float">
            <text:p>40.3</text:p>
          </table:table-cell>
          <table:table-cell table:formula="of:=[.J159]*[.$I$17]" office:value-type="float" office:value="98.17886" calcext:value-type="float">
            <text:p>98.17886</text:p>
          </table:table-cell>
          <table:table-cell table:formula="of:=[.H159]-[.K159]" office:value-type="float" office:value="7.90993899999999" calcext:value-type="float">
            <text:p>7.909939</text:p>
          </table:table-cell>
          <table:table-cell table:formula="of:=[.L159]-[.$M$15]" office:value-type="float" office:value="1.44525688888888" calcext:value-type="float">
            <text:p>1.4452568889</text:p>
          </table:table-cell>
          <table:table-cell table:formula="of:=[.M159]/([.$L$156]*[.$I$18])" office:value-type="float" office:value="0.00036131422222222" calcext:value-type="float">
            <text:p>0.0003613142</text:p>
          </table:table-cell>
          <table:table-cell table:formula="of:=[.N159]/[.$C$15]" office:value-type="float" office:value="0.000000000167909650257714" calcext:value-type="float">
            <text:p>1.67909650257714E-010</text:p>
          </table:table-cell>
          <table:table-cell table:formula="of:=[.N159]/[.$B$15]" office:value-type="float" office:value="0.2350735103608" calcext:value-type="float">
            <text:p>0.23507351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6.173485" calcext:value-type="float">
            <text:p>106.173485</text:p>
          </table:table-cell>
          <table:table-cell office:value-type="float" office:value="404" calcext:value-type="float">
            <text:p>404</text:p>
          </table:table-cell>
          <table:table-cell table:formula="of:=[.I160]*[.$J$2]" office:value-type="float" office:value="40.4" calcext:value-type="float">
            <text:p>40.4</text:p>
          </table:table-cell>
          <table:table-cell table:formula="of:=[.J160]*[.$I$17]" office:value-type="float" office:value="98.42248" calcext:value-type="float">
            <text:p>98.42248</text:p>
          </table:table-cell>
          <table:table-cell table:formula="of:=[.H160]-[.K160]" office:value-type="float" office:value="7.75100499999999" calcext:value-type="float">
            <text:p>7.751005</text:p>
          </table:table-cell>
          <table:table-cell table:formula="of:=[.L160]-[.$M$15]" office:value-type="float" office:value="1.28632288888888" calcext:value-type="float">
            <text:p>1.2863228889</text:p>
          </table:table-cell>
          <table:table-cell table:formula="of:=[.M160]/([.$L$156]*[.$I$18])" office:value-type="float" office:value="0.00032158072222222" calcext:value-type="float">
            <text:p>0.0003215807</text:p>
          </table:table-cell>
          <table:table-cell table:formula="of:=[.N160]/[.$C$15]" office:value-type="float" office:value="0.000000000149444730588951" calcext:value-type="float">
            <text:p>1.49444730588951E-010</text:p>
          </table:table-cell>
          <table:table-cell table:formula="of:=[.N160]/[.$B$15]" office:value-type="float" office:value="0.209222622824531" calcext:value-type="float">
            <text:p>0.20922262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6.299515" calcext:value-type="float">
            <text:p>106.299515</text:p>
          </table:table-cell>
          <table:table-cell office:value-type="float" office:value="404" calcext:value-type="float">
            <text:p>404</text:p>
          </table:table-cell>
          <table:table-cell table:formula="of:=[.I161]*[.$J$2]" office:value-type="float" office:value="40.4" calcext:value-type="float">
            <text:p>40.4</text:p>
          </table:table-cell>
          <table:table-cell table:formula="of:=[.J161]*[.$I$17]" office:value-type="float" office:value="98.42248" calcext:value-type="float">
            <text:p>98.42248</text:p>
          </table:table-cell>
          <table:table-cell table:formula="of:=[.H161]-[.K161]" office:value-type="float" office:value="7.87703499999999" calcext:value-type="float">
            <text:p>7.877035</text:p>
          </table:table-cell>
          <table:table-cell table:formula="of:=[.L161]-[.$M$15]" office:value-type="float" office:value="1.41235288888888" calcext:value-type="float">
            <text:p>1.4123528889</text:p>
          </table:table-cell>
          <table:table-cell table:formula="of:=[.M161]/([.$L$156]*[.$I$18])" office:value-type="float" office:value="0.00035308822222222" calcext:value-type="float">
            <text:p>0.0003530882</text:p>
          </table:table-cell>
          <table:table-cell table:formula="of:=[.N161]/[.$C$15]" office:value-type="float" office:value="0.000000000164086870256072" calcext:value-type="float">
            <text:p>1.64086870256072E-010</text:p>
          </table:table-cell>
          <table:table-cell table:formula="of:=[.N161]/[.$B$15]" office:value-type="float" office:value="0.229721618358501" calcext:value-type="float">
            <text:p>0.22972161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6.549866" calcext:value-type="float">
            <text:p>106.549866</text:p>
          </table:table-cell>
          <table:table-cell office:value-type="float" office:value="405" calcext:value-type="float">
            <text:p>405</text:p>
          </table:table-cell>
          <table:table-cell table:formula="of:=[.I162]*[.$J$2]" office:value-type="float" office:value="40.5" calcext:value-type="float">
            <text:p>40.5</text:p>
          </table:table-cell>
          <table:table-cell table:formula="of:=[.J162]*[.$I$17]" office:value-type="float" office:value="98.6661" calcext:value-type="float">
            <text:p>98.6661</text:p>
          </table:table-cell>
          <table:table-cell table:formula="of:=[.H162]-[.K162]" office:value-type="float" office:value="7.88376599999999" calcext:value-type="float">
            <text:p>7.883766</text:p>
          </table:table-cell>
          <table:table-cell table:formula="of:=[.L162]-[.$M$15]" office:value-type="float" office:value="1.41908388888888" calcext:value-type="float">
            <text:p>1.4190838889</text:p>
          </table:table-cell>
          <table:table-cell table:formula="of:=[.M162]/([.$L$156]*[.$I$18])" office:value-type="float" office:value="0.00035477097222222" calcext:value-type="float">
            <text:p>0.000354771</text:p>
          </table:table-cell>
          <table:table-cell table:formula="of:=[.N162]/[.$C$15]" office:value-type="float" office:value="0.000000000164868876461733" calcext:value-type="float">
            <text:p>1.64868876461733E-010</text:p>
          </table:table-cell>
          <table:table-cell table:formula="of:=[.N162]/[.$B$15]" office:value-type="float" office:value="0.230816427046426" calcext:value-type="float">
            <text:p>0.2308164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6.396233" calcext:value-type="float">
            <text:p>106.396233</text:p>
          </table:table-cell>
          <table:table-cell office:value-type="float" office:value="405" calcext:value-type="float">
            <text:p>405</text:p>
          </table:table-cell>
          <table:table-cell table:formula="of:=[.I163]*[.$J$2]" office:value-type="float" office:value="40.5" calcext:value-type="float">
            <text:p>40.5</text:p>
          </table:table-cell>
          <table:table-cell table:formula="of:=[.J163]*[.$I$17]" office:value-type="float" office:value="98.6661" calcext:value-type="float">
            <text:p>98.6661</text:p>
          </table:table-cell>
          <table:table-cell table:formula="of:=[.H163]-[.K163]" office:value-type="float" office:value="7.730133" calcext:value-type="float">
            <text:p>7.730133</text:p>
          </table:table-cell>
          <table:table-cell table:formula="of:=[.L163]-[.$M$15]" office:value-type="float" office:value="1.26545088888888" calcext:value-type="float">
            <text:p>1.2654508889</text:p>
          </table:table-cell>
          <table:table-cell table:formula="of:=[.M163]/([.$L$156]*[.$I$18])" office:value-type="float" office:value="0.00031636272222222" calcext:value-type="float">
            <text:p>0.0003163627</text:p>
          </table:table-cell>
          <table:table-cell table:formula="of:=[.N163]/[.$C$15]" office:value-type="float" office:value="0.000000000147019825890608" calcext:value-type="float">
            <text:p>1.47019825890608E-010</text:p>
          </table:table-cell>
          <table:table-cell table:formula="of:=[.N163]/[.$B$15]" office:value-type="float" office:value="0.205827756246852" calcext:value-type="float">
            <text:p>0.20582775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6.649994" calcext:value-type="float">
            <text:p>106.649994</text:p>
          </table:table-cell>
          <table:table-cell office:value-type="float" office:value="405" calcext:value-type="float">
            <text:p>405</text:p>
          </table:table-cell>
          <table:table-cell table:formula="of:=[.I164]*[.$J$2]" office:value-type="float" office:value="40.5" calcext:value-type="float">
            <text:p>40.5</text:p>
          </table:table-cell>
          <table:table-cell table:formula="of:=[.J164]*[.$I$17]" office:value-type="float" office:value="98.6661" calcext:value-type="float">
            <text:p>98.6661</text:p>
          </table:table-cell>
          <table:table-cell table:formula="of:=[.H164]-[.K164]" office:value-type="float" office:value="7.98389400000001" calcext:value-type="float">
            <text:p>7.983894</text:p>
          </table:table-cell>
          <table:table-cell table:formula="of:=[.L164]-[.$M$15]" office:value-type="float" office:value="1.51921188888889" calcext:value-type="float">
            <text:p>1.5192118889</text:p>
          </table:table-cell>
          <table:table-cell table:formula="of:=[.M164]/([.$L$156]*[.$I$18])" office:value-type="float" office:value="0.000379802972222223" calcext:value-type="float">
            <text:p>0.000379803</text:p>
          </table:table-cell>
          <table:table-cell table:formula="of:=[.N164]/[.$C$15]" office:value-type="float" office:value="0.000000000176501727057541" calcext:value-type="float">
            <text:p>1.76501727057541E-010</text:p>
          </table:table-cell>
          <table:table-cell table:formula="of:=[.N164]/[.$B$15]" office:value-type="float" office:value="0.247102417880557" calcext:value-type="float">
            <text:p>0.247102417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3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106.289455142857" calcext:value-type="float">
            <text:p>106.2894551429</text:p>
          </table:table-cell>
          <table:table-cell table:style-name="ce23" table:formula="of:=AVERAGE([.I158:.I166])" office:value-type="float" office:value="404.142857142857" calcext:value-type="float">
            <text:p>404.1428571429</text:p>
          </table:table-cell>
          <table:table-cell table:style-name="ce23" table:formula="of:=AVERAGE([.J158:.J166])" office:value-type="float" office:value="40.4142857142857" calcext:value-type="float">
            <text:p>40.4142857143</text:p>
          </table:table-cell>
          <table:table-cell table:style-name="ce23" table:formula="of:=AVERAGE([.K158:.K166])" office:value-type="float" office:value="98.4572828571429" calcext:value-type="float">
            <text:p>98.4572828571</text:p>
          </table:table-cell>
          <table:table-cell table:formula="of:=AVERAGE([.L158:.L166])" office:value-type="float" office:value="7.83217228571428" calcext:value-type="float">
            <text:p>7.8321722857</text:p>
          </table:table-cell>
          <table:table-cell table:formula="of:=AVERAGE([.M158:.M166])" office:value-type="float" office:value="1.36749017460317" calcext:value-type="float">
            <text:p>1.3674901746</text:p>
          </table:table-cell>
          <table:table-cell table:style-name="ce23" table:formula="of:=AVERAGE([.N158:.N166])" office:value-type="float" office:value="0.000341872543650792" calcext:value-type="float">
            <text:p>0.0003418725</text:p>
          </table:table-cell>
          <table:table-cell table:style-name="ce30" table:formula="of:=AVERAGE([.O158:.O166])" office:value-type="float" office:value="0.000000000158874729270453" calcext:value-type="float">
            <text:p>1.58874729270453E-010</text:p>
          </table:table-cell>
          <table:table-cell table:style-name="ce38" table:formula="of:=AVERAGE([.P158:.P166])" office:value-type="float" office:value="0.222424620978635" calcext:value-type="float">
            <text:p>0.222424621</text:p>
          </table:table-cell>
          <table:table-cell table:formula="of:=[.O168]/[.$O$15]*100" office:value-type="float" office:value="119.047578513113" calcext:value-type="float">
            <text:p>119.047578513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58:.H166])" office:value-type="float" office:value="0.270922333115002" calcext:value-type="float">
            <text:p>0.2709223331</text:p>
          </table:table-cell>
          <table:table-cell table:style-name="ce24" table:formula="of:=STDEV([.I158:.I166])" office:value-type="float" office:value="0.899735410842437" calcext:value-type="float">
            <text:p>0.8997354108</text:p>
          </table:table-cell>
          <table:table-cell table:style-name="ce24" table:formula="of:=STDEV([.J158:.J166])" office:value-type="float" office:value="0.0899735410842416" calcext:value-type="float">
            <text:p>0.0899735411</text:p>
          </table:table-cell>
          <table:table-cell table:style-name="ce24" table:formula="of:=STDEV([.K158:.K166])" office:value-type="float" office:value="0.219193540789434" calcext:value-type="float">
            <text:p>0.2191935408</text:p>
          </table:table-cell>
          <table:table-cell table:style-name="ce24" table:formula="of:=STDEV([.L158:.L166])" office:value-type="float" office:value="0.108870012117991" calcext:value-type="float">
            <text:p>0.1088700121</text:p>
          </table:table-cell>
          <table:table-cell table:style-name="ce24" table:formula="of:=STDEV([.M158:.M166])" office:value-type="float" office:value="0.108870012117991" calcext:value-type="float">
            <text:p>0.1088700121</text:p>
          </table:table-cell>
          <table:table-cell table:style-name="ce24" table:formula="of:=STDEV([.N158:.N166])" office:value-type="float" office:value="0.0000272175030294977" calcext:value-type="float">
            <text:p>2.72175030294977E-005</text:p>
          </table:table-cell>
          <table:table-cell table:style-name="ce31" table:formula="of:=STDEV([.O158:.O166])" office:value-type="float" office:value="0.0000000000126484957787255" calcext:value-type="float">
            <text:p>1.26484957787255E-011</text:p>
          </table:table-cell>
          <table:table-cell table:style-name="ce39" table:formula="of:=STDEV([.P158:.P166])" office:value-type="float" office:value="0.0177078940902157" calcext:value-type="float">
            <text:p>0.0177078941</text:p>
          </table:table-cell>
          <table:table-cell table:formula="of:=[.O169]/[.O168]*100" office:value-type="float" office:value="7.96130123198756" calcext:value-type="float">
            <text:p>7.961301232</text:p>
          </table:table-cell>
          <table:table-cell office:value-type="string" calcext:value-type="string">
            <text:p>%age of stdev</text:p>
          </table:table-cell>
        </table:table-row>
      </table:table>
      <table:table table:name="nbIterations=4, maxDisparity=60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column table:style-name="co7" table:number-columns-repeated="2" table:default-cell-style-name="ce23"/>
        <table:table-column table:style-name="co11" table:default-cell-style-name="ce27"/>
        <table:table-column table:style-name="co7" table:default-cell-style-name="ce29"/>
        <table:table-column table:style-name="co7" table:default-cell-style-name="ce36"/>
        <table:table-column table:style-name="co7" table:number-columns-repeated="14" table:default-cell-style-name="Default"/>
        <table:table-row table:style-name="ro1">
          <table:table-cell office:value-type="string" calcext:value-type="string">
            <text:p>Scenario 336 (core 1)</text:p>
          </table:table-cell>
          <table:table-cell table:number-columns-repeated="6"/>
          <table:table-cell table:style-name="Default" office:value-type="string" calcext:value-type="string">
            <text:p>On A7_Core1</text:p>
          </table:table-cell>
          <table:table-cell table:style-name="Default" table:number-columns-repeated="8"/>
          <table:table-cell table:number-columns-repeated="3"/>
          <table:table-cell table:style-name="ce10" table:number-columns-repeated="11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1" office:value-type="float" office:value="0.1" calcext:value-type="float">
            <text:p>0.1</text:p>
          </table:table-cell>
          <table:table-cell table:style-name="ce21"/>
          <table:table-cell table:style-name="Default" table:number-columns-repeated="5"/>
          <table:table-cell table:number-columns-repeated="3"/>
          <table:table-cell table:style-name="ce10" table:number-columns-repeated="11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/>
          <table:table-cell table:style-name="ce1"/>
          <table:table-cell table:style-name="ce19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2" office:value-type="string" calcext:value-type="string">
            <text:p>Dynamic average P (W)</text:p>
          </table:table-cell>
          <table:table-cell table:style-name="ce28" office:value-type="string" calcext:value-type="string">
            <text:p>Dynamic E/cycle (J)</text:p>
          </table:table-cell>
          <table:table-cell table:style-name="ce44"/>
          <table:table-cell table:number-columns-repeated="3"/>
          <table:table-cell table:style-name="ce23"/>
          <table:table-cell table:style-name="ce48"/>
          <table:table-cell table:style-name="ce23" table:number-columns-repeated="4"/>
          <table:table-cell table:style-name="ce48" table:number-columns-repeated="2"/>
          <table:table-cell table:style-name="ce51"/>
          <table:table-cell table:style-name="ce10" table:number-columns-repeated="2"/>
        </table:table-row>
        <table:table-row table:style-name="ro3">
          <table:table-cell table:style-name="ce2" office:value-type="float" office:value="131638086844.082" calcext:value-type="float">
            <text:p>131638086844.082</text:p>
          </table:table-cell>
          <table:table-cell table:formula="of:=[.A4]/1000000000000" office:value-type="float" office:value="0.131638086844082" calcext:value-type="float">
            <text:p>0.1316380868</text:p>
          </table:table-cell>
          <table:table-cell table:formula="of:=[.B4]*[.$L$17]" office:value-type="float" office:value="184293321.581715" calcext:value-type="float">
            <text:p>184293321.581715</text:p>
          </table:table-cell>
          <table:table-cell table:style-name="ce7" office:value-type="string" calcext:value-type="string">
            <text:p>Write_PPM</text:p>
          </table:table-cell>
          <table:table-cell table:style-name="ce9" table:formula="of:=[.P33]" office:value-type="float" office:value="0.15365487161243" calcext:value-type="float">
            <text:p>0.154</text:p>
          </table:table-cell>
          <table:table-cell table:style-name="ce12"/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3" office:value-type="float" office:value="85265027408.9796" calcext:value-type="float">
            <text:p>85265027408.9796</text:p>
          </table:table-cell>
          <table:table-cell table:formula="of:=[.A5]/1000000000000" office:value-type="float" office:value="0.0852650274089796" calcext:value-type="float">
            <text:p>0.0852650274</text:p>
          </table:table-cell>
          <table:table-cell table:formula="of:=[.B5]*[.$L$17]" office:value-type="float" office:value="119371038.372571" calcext:value-type="float">
            <text:p>119371038.372571</text:p>
          </table:table-cell>
          <table:table-cell table:style-name="ce7" office:value-type="string" calcext:value-type="string">
            <text:p>ComputeHorWeights</text:p>
          </table:table-cell>
          <table:table-cell table:style-name="ce9" table:formula="of:=[.P48]" office:value-type="float" office:value="0.168711082940391" calcext:value-type="float">
            <text:p>0.169</text:p>
          </table:table-cell>
          <table:table-cell table:style-name="ce12"/>
          <table:table-cell/>
          <table:table-cell table:style-name="ce2"/>
          <table:table-cell table:style-name="ce3" office:value-type="float" office:value="79.231178" calcext:value-type="float">
            <text:p>79.231178</text:p>
          </table:table-cell>
          <table:table-cell office:value-type="float" office:value="305" calcext:value-type="float">
            <text:p>305</text:p>
          </table:table-cell>
          <table:table-cell table:style-name="Default" table:formula="of:=[.J5]*[.$J$2]" office:value-type="float" office:value="30.5" calcext:value-type="float">
            <text:p>30.5</text:p>
          </table:table-cell>
          <table:table-cell table:style-name="Default" table:formula="of:=[.$I$17]*[.K5]" office:value-type="float" office:value="74.3041" calcext:value-type="float">
            <text:p>74.3041</text:p>
          </table:table-cell>
          <table:table-cell table:style-name="Default" table:formula="of:=[.I5]-[.L5]" office:value-type="float" office:value="4.92707800000001" calcext:value-type="float">
            <text:p>4.927078</text:p>
          </table:table-cell>
          <table:table-cell table:style-name="Default" table:formula="of:=[.M5]/[.K5]" office:value-type="float" office:value="0.161543540983607" calcext:value-type="float">
            <text:p>0.161543541</text:p>
          </table:table-cell>
          <table:table-cell table:formula="of:=[.M5]/([.K5]*[.$L$17])" office:value-type="float" office:value="0.000000000115388243559719" calcext:value-type="float">
            <text:p>1.15388243559719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3" office:value-type="float" office:value="85265027408.9796" calcext:value-type="float">
            <text:p>85265027408.9796</text:p>
          </table:table-cell>
          <table:table-cell table:formula="of:=[.A6]/1000000000000" office:value-type="float" office:value="0.0852650274089796" calcext:value-type="float">
            <text:p>0.0852650274</text:p>
          </table:table-cell>
          <table:table-cell table:formula="of:=[.B6]*[.$L$17]" office:value-type="float" office:value="119371038.372571" calcext:value-type="float">
            <text:p>119371038.372571</text:p>
          </table:table-cell>
          <table:table-cell table:style-name="ce7" office:value-type="string" calcext:value-type="string">
            <text:p>ComputeVertWeights</text:p>
          </table:table-cell>
          <table:table-cell table:style-name="ce9" table:formula="of:=[.P63]" office:value-type="float" office:value="0.174841213823604" calcext:value-type="float">
            <text:p>0.175</text:p>
          </table:table-cell>
          <table:table-cell table:style-name="ce12"/>
          <table:table-cell/>
          <table:table-cell table:style-name="ce2"/>
          <table:table-cell table:style-name="ce3" office:value-type="float" office:value="79.445312" calcext:value-type="float">
            <text:p>79.445312</text:p>
          </table:table-cell>
          <table:table-cell office:value-type="float" office:value="304" calcext:value-type="float">
            <text:p>304</text:p>
          </table:table-cell>
          <table:table-cell table:style-name="Default" table:formula="of:=[.J6]*[.$J$2]" office:value-type="float" office:value="30.4" calcext:value-type="float">
            <text:p>30.4</text:p>
          </table:table-cell>
          <table:table-cell table:style-name="Default" table:formula="of:=[.$I$17]*[.K6]" office:value-type="float" office:value="74.06048" calcext:value-type="float">
            <text:p>74.06048</text:p>
          </table:table-cell>
          <table:table-cell table:style-name="Default" table:formula="of:=[.I6]-[.L6]" office:value-type="float" office:value="5.384832" calcext:value-type="float">
            <text:p>5.384832</text:p>
          </table:table-cell>
          <table:table-cell table:style-name="Default" table:formula="of:=[.M6]/[.K6]" office:value-type="float" office:value="0.177132631578947" calcext:value-type="float">
            <text:p>0.1771326316</text:p>
          </table:table-cell>
          <table:table-cell table:formula="of:=[.M6]/([.K6]*[.$L$17])" office:value-type="float" office:value="0.000000000126523308270677" calcext:value-type="float">
            <text:p>1.26523308270677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3" office:value-type="float" office:value="76262390961.981" calcext:value-type="float">
            <text:p>76262390961.981</text:p>
          </table:table-cell>
          <table:table-cell table:formula="of:=[.A7]/1000000000000" office:value-type="float" office:value="0.076262390961981" calcext:value-type="float">
            <text:p>0.076262391</text:p>
          </table:table-cell>
          <table:table-cell table:formula="of:=[.B7]*[.$L$17]" office:value-type="float" office:value="106767347.346773" calcext:value-type="float">
            <text:p>106767347.346773</text:p>
          </table:table-cell>
          <table:table-cell table:style-name="ce7" office:value-type="string" calcext:value-type="string">
            <text:p>AggregateCost</text:p>
          </table:table-cell>
          <table:table-cell table:style-name="ce9" table:formula="of:=[.P78]" office:value-type="float" office:value="0.166486239239421" calcext:value-type="float">
            <text:p>0.166</text:p>
          </table:table-cell>
          <table:table-cell table:style-name="ce12"/>
          <table:table-cell/>
          <table:table-cell table:style-name="ce2"/>
          <table:table-cell table:style-name="ce3" office:value-type="float" office:value="80.019142" calcext:value-type="float">
            <text:p>80.019142</text:p>
          </table:table-cell>
          <table:table-cell office:value-type="float" office:value="305" calcext:value-type="float">
            <text:p>305</text:p>
          </table:table-cell>
          <table:table-cell table:style-name="Default" table:formula="of:=[.J7]*[.$J$2]" office:value-type="float" office:value="30.5" calcext:value-type="float">
            <text:p>30.5</text:p>
          </table:table-cell>
          <table:table-cell table:style-name="Default" table:formula="of:=[.$I$17]*[.K7]" office:value-type="float" office:value="74.3041" calcext:value-type="float">
            <text:p>74.3041</text:p>
          </table:table-cell>
          <table:table-cell table:style-name="Default" table:formula="of:=[.I7]-[.L7]" office:value-type="float" office:value="5.71504200000001" calcext:value-type="float">
            <text:p>5.715042</text:p>
          </table:table-cell>
          <table:table-cell table:style-name="Default" table:formula="of:=[.M7]/[.K7]" office:value-type="float" office:value="0.187378426229509" calcext:value-type="float">
            <text:p>0.1873784262</text:p>
          </table:table-cell>
          <table:table-cell table:formula="of:=[.M7]/([.K7]*[.$L$17])" office:value-type="float" office:value="0.000000000133841733021078" calcext:value-type="float">
            <text:p>1.33841733021078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13240986523.9946" calcext:value-type="float">
            <text:p>13240986523.9946</text:p>
          </table:table-cell>
          <table:table-cell table:formula="of:=[.A8]/1000000000000" office:value-type="float" office:value="0.0132409865239946" calcext:value-type="float">
            <text:p>0.0132409865</text:p>
          </table:table-cell>
          <table:table-cell table:formula="of:=[.B8]*[.$L$17]" office:value-type="float" office:value="18537381.1335924" calcext:value-type="float">
            <text:p>18537381.1335924</text:p>
          </table:table-cell>
          <table:table-cell table:style-name="ce7" office:value-type="string" calcext:value-type="string">
            <text:p>CostConstruction</text:p>
          </table:table-cell>
          <table:table-cell table:style-name="ce9" table:formula="of:=[.P93]" office:value-type="float" office:value="0.143678292390512" calcext:value-type="float">
            <text:p>0.144</text:p>
          </table:table-cell>
          <table:table-cell table:style-name="ce12"/>
          <table:table-cell/>
          <table:table-cell table:style-name="ce2"/>
          <table:table-cell table:style-name="ce3" office:value-type="float" office:value="79.492378" calcext:value-type="float">
            <text:p>79.492378</text:p>
          </table:table-cell>
          <table:table-cell office:value-type="float" office:value="305" calcext:value-type="float">
            <text:p>305</text:p>
          </table:table-cell>
          <table:table-cell table:style-name="Default" table:formula="of:=[.J8]*[.$J$2]" office:value-type="float" office:value="30.5" calcext:value-type="float">
            <text:p>30.5</text:p>
          </table:table-cell>
          <table:table-cell table:style-name="Default" table:formula="of:=[.$I$17]*[.K8]" office:value-type="float" office:value="74.3041" calcext:value-type="float">
            <text:p>74.3041</text:p>
          </table:table-cell>
          <table:table-cell table:style-name="Default" table:formula="of:=[.I8]-[.L8]" office:value-type="float" office:value="5.18827800000001" calcext:value-type="float">
            <text:p>5.188278</text:p>
          </table:table-cell>
          <table:table-cell table:style-name="Default" table:formula="of:=[.M8]/[.K8]" office:value-type="float" office:value="0.170107475409836" calcext:value-type="float">
            <text:p>0.1701074754</text:p>
          </table:table-cell>
          <table:table-cell table:formula="of:=[.M8]/([.K8]*[.$L$17])" office:value-type="float" office:value="0.000000000121505339578455" calcext:value-type="float">
            <text:p>1.21505339578455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6846640304.32653" calcext:value-type="float">
            <text:p>6846640304.32653</text:p>
          </table:table-cell>
          <table:table-cell table:formula="of:=[.A9]/1000000000000" office:value-type="float" office:value="0.00684664030432653" calcext:value-type="float">
            <text:p>0.0068466403</text:p>
          </table:table-cell>
          <table:table-cell table:formula="of:=[.B9]*[.$L$17]" office:value-type="float" office:value="9585296.42605714" calcext:value-type="float">
            <text:p>9585296.42605714</text:p>
          </table:table-cell>
          <table:table-cell table:style-name="ce7" office:value-type="string" calcext:value-type="string">
            <text:p>Census_L</text:p>
          </table:table-cell>
          <table:table-cell table:style-name="ce9" table:formula="of:=[.P108]" office:value-type="float" office:value="0.185318491867284" calcext:value-type="float">
            <text:p>0.185</text:p>
          </table:table-cell>
          <table:table-cell table:style-name="ce12"/>
          <table:table-cell/>
          <table:table-cell table:style-name="ce2"/>
          <table:table-cell table:style-name="ce3" office:value-type="float" office:value="80.399002" calcext:value-type="float">
            <text:p>80.399002</text:p>
          </table:table-cell>
          <table:table-cell office:value-type="float" office:value="305" calcext:value-type="float">
            <text:p>305</text:p>
          </table:table-cell>
          <table:table-cell table:style-name="Default" table:formula="of:=[.J9]*[.$J$2]" office:value-type="float" office:value="30.5" calcext:value-type="float">
            <text:p>30.5</text:p>
          </table:table-cell>
          <table:table-cell table:style-name="Default" table:formula="of:=[.$I$17]*[.K9]" office:value-type="float" office:value="74.3041" calcext:value-type="float">
            <text:p>74.3041</text:p>
          </table:table-cell>
          <table:table-cell table:style-name="Default" table:formula="of:=[.I9]-[.L9]" office:value-type="float" office:value="6.09490200000001" calcext:value-type="float">
            <text:p>6.094902</text:p>
          </table:table-cell>
          <table:table-cell table:style-name="Default" table:formula="of:=[.M9]/[.K9]" office:value-type="float" office:value="0.199832852459017" calcext:value-type="float">
            <text:p>0.1998328525</text:p>
          </table:table-cell>
          <table:table-cell table:formula="of:=[.M9]/([.K9]*[.$L$17])" office:value-type="float" office:value="0.00000000014273775175644" calcext:value-type="float">
            <text:p>1.4273775175644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6846640304.32653" calcext:value-type="float">
            <text:p>6846640304.32653</text:p>
          </table:table-cell>
          <table:table-cell table:formula="of:=[.A10]/1000000000000" office:value-type="float" office:value="0.00684664030432653" calcext:value-type="float">
            <text:p>0.0068466403</text:p>
          </table:table-cell>
          <table:table-cell table:formula="of:=[.B10]*[.$L$17]" office:value-type="float" office:value="9585296.42605714" calcext:value-type="float">
            <text:p>9585296.42605714</text:p>
          </table:table-cell>
          <table:table-cell table:style-name="ce7" office:value-type="string" calcext:value-type="string">
            <text:p>Census_R</text:p>
          </table:table-cell>
          <table:table-cell table:style-name="ce9" table:formula="of:=[.P108]" office:value-type="float" office:value="0.185318491867284" calcext:value-type="float">
            <text:p>0.185</text:p>
          </table:table-cell>
          <table:table-cell table:style-name="ce12"/>
          <table:table-cell/>
          <table:table-cell table:style-name="ce2"/>
          <table:table-cell table:style-name="ce3" office:value-type="float" office:value="79.704727" calcext:value-type="float">
            <text:p>79.704727</text:p>
          </table:table-cell>
          <table:table-cell office:value-type="float" office:value="305" calcext:value-type="float">
            <text:p>305</text:p>
          </table:table-cell>
          <table:table-cell table:style-name="Default" table:formula="of:=[.J10]*[.$J$2]" office:value-type="float" office:value="30.5" calcext:value-type="float">
            <text:p>30.5</text:p>
          </table:table-cell>
          <table:table-cell table:style-name="Default" table:formula="of:=[.$I$17]*[.K10]" office:value-type="float" office:value="74.3041" calcext:value-type="float">
            <text:p>74.3041</text:p>
          </table:table-cell>
          <table:table-cell table:style-name="Default" table:formula="of:=[.I10]-[.L10]" office:value-type="float" office:value="5.40062700000001" calcext:value-type="float">
            <text:p>5.400627</text:p>
          </table:table-cell>
          <table:table-cell table:style-name="Default" table:formula="of:=[.M10]/[.K10]" office:value-type="float" office:value="0.177069737704918" calcext:value-type="float">
            <text:p>0.1770697377</text:p>
          </table:table-cell>
          <table:table-cell table:formula="of:=[.M10]/([.K10]*[.$L$17])" office:value-type="float" office:value="0.000000000126478384074942" calcext:value-type="float">
            <text:p>1.26478384074942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6682186226.93878" calcext:value-type="float">
            <text:p>6682186226.93878</text:p>
          </table:table-cell>
          <table:table-cell table:formula="of:=[.A11]/1000000000000" office:value-type="float" office:value="0.00668218622693878" calcext:value-type="float">
            <text:p>0.0066821862</text:p>
          </table:table-cell>
          <table:table-cell table:formula="of:=[.B11]*[.$L$17]" office:value-type="float" office:value="9355060.71771429" calcext:value-type="float">
            <text:p>9355060.71771429</text:p>
          </table:table-cell>
          <table:table-cell table:style-name="ce7" office:value-type="string" calcext:value-type="string">
            <text:p>RGB2Gray_L</text:p>
          </table:table-cell>
          <table:table-cell table:style-name="ce9" table:formula="of:=[.P123]" office:value-type="float" office:value="0.135109108241033" calcext:value-type="float">
            <text:p>0.135</text:p>
          </table:table-cell>
          <table:table-cell table:style-name="ce12"/>
          <table:table-cell/>
          <table:table-cell table:style-name="ce2"/>
          <table:table-cell table:style-name="ce3" office:value-type="float" office:value="79.585686" calcext:value-type="float">
            <text:p>79.585686</text:p>
          </table:table-cell>
          <table:table-cell office:value-type="float" office:value="304" calcext:value-type="float">
            <text:p>304</text:p>
          </table:table-cell>
          <table:table-cell table:style-name="Default" table:formula="of:=[.J11]*[.$J$2]" office:value-type="float" office:value="30.4" calcext:value-type="float">
            <text:p>30.4</text:p>
          </table:table-cell>
          <table:table-cell table:style-name="Default" table:formula="of:=[.$I$17]*[.K11]" office:value-type="float" office:value="74.06048" calcext:value-type="float">
            <text:p>74.06048</text:p>
          </table:table-cell>
          <table:table-cell table:style-name="Default" table:formula="of:=[.I11]-[.L11]" office:value-type="float" office:value="5.525206" calcext:value-type="float">
            <text:p>5.525206</text:p>
          </table:table-cell>
          <table:table-cell table:style-name="Default" table:formula="of:=[.M11]/[.K11]" office:value-type="float" office:value="0.181750197368421" calcext:value-type="float">
            <text:p>0.1817501974</text:p>
          </table:table-cell>
          <table:table-cell table:formula="of:=[.M11]/([.K11]*[.$L$17])" office:value-type="float" office:value="0.000000000129821569548872" calcext:value-type="float">
            <text:p>1.29821569548872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6682186226.93878" calcext:value-type="float">
            <text:p>6682186226.93878</text:p>
          </table:table-cell>
          <table:table-cell table:formula="of:=[.A12]/1000000000000" office:value-type="float" office:value="0.00668218622693878" calcext:value-type="float">
            <text:p>0.0066821862</text:p>
          </table:table-cell>
          <table:table-cell table:formula="of:=[.B12]*[.$L$17]" office:value-type="float" office:value="9355060.71771429" calcext:value-type="float">
            <text:p>9355060.71771429</text:p>
          </table:table-cell>
          <table:table-cell table:style-name="ce7" office:value-type="string" calcext:value-type="string">
            <text:p>RGB2Gray_R</text:p>
          </table:table-cell>
          <table:table-cell table:style-name="ce9" table:formula="of:=[.P123]" office:value-type="float" office:value="0.135109108241033" calcext:value-type="float">
            <text:p>0.135</text:p>
          </table:table-cell>
          <table:table-cell table:style-name="ce12"/>
          <table:table-cell/>
          <table:table-cell table:style-name="ce2"/>
          <table:table-cell table:style-name="ce3" office:value-type="float" office:value="79.52916" calcext:value-type="float">
            <text:p>79.52916</text:p>
          </table:table-cell>
          <table:table-cell office:value-type="float" office:value="304" calcext:value-type="float">
            <text:p>304</text:p>
          </table:table-cell>
          <table:table-cell table:style-name="Default" table:formula="of:=[.J12]*[.$J$2]" office:value-type="float" office:value="30.4" calcext:value-type="float">
            <text:p>30.4</text:p>
          </table:table-cell>
          <table:table-cell table:style-name="Default" table:formula="of:=[.$I$17]*[.K12]" office:value-type="float" office:value="74.06048" calcext:value-type="float">
            <text:p>74.06048</text:p>
          </table:table-cell>
          <table:table-cell table:style-name="Default" table:formula="of:=[.I12]-[.L12]" office:value-type="float" office:value="5.46868000000001" calcext:value-type="float">
            <text:p>5.46868</text:p>
          </table:table-cell>
          <table:table-cell table:style-name="Default" table:formula="of:=[.M12]/[.K12]" office:value-type="float" office:value="0.179890789473684" calcext:value-type="float">
            <text:p>0.1798907895</text:p>
          </table:table-cell>
          <table:table-cell table:formula="of:=[.M12]/([.K12]*[.$L$17])" office:value-type="float" office:value="0.000000000128493421052632" calcext:value-type="float">
            <text:p>1.28493421052632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6192992941.86122" calcext:value-type="float">
            <text:p>6192992941.86122</text:p>
          </table:table-cell>
          <table:table-cell table:formula="of:=[.A13]/1000000000000" office:value-type="float" office:value="0.00619299294186122" calcext:value-type="float">
            <text:p>0.0061929929</text:p>
          </table:table-cell>
          <table:table-cell table:formula="of:=[.B13]*[.$L$17]" office:value-type="float" office:value="8670190.11860571" calcext:value-type="float">
            <text:p>8670190.11860571</text:p>
          </table:table-cell>
          <table:table-cell table:style-name="ce7" office:value-type="string" calcext:value-type="string">
            <text:p>disparitySelect</text:p>
          </table:table-cell>
          <table:table-cell table:style-name="ce9" table:formula="of:=[.P138]" office:value-type="float" office:value="0.169245810701038" calcext:value-type="float">
            <text:p>0.169</text:p>
          </table:table-cell>
          <table:table-cell table:style-name="ce12"/>
          <table:table-cell/>
          <table:table-cell table:style-name="ce2"/>
          <table:table-cell table:style-name="ce3" office:value-type="float" office:value="79.170036" calcext:value-type="float">
            <text:p>79.170036</text:p>
          </table:table-cell>
          <table:table-cell table:style-name="ce23" office:value-type="float" office:value="304" calcext:value-type="float">
            <text:p>304</text:p>
          </table:table-cell>
          <table:table-cell table:style-name="Default" table:formula="of:=[.J13]*[.$J$2]" office:value-type="float" office:value="30.4" calcext:value-type="float">
            <text:p>30.4</text:p>
          </table:table-cell>
          <table:table-cell table:style-name="Default" table:formula="of:=[.$I$17]*[.K13]" office:value-type="float" office:value="74.06048" calcext:value-type="float">
            <text:p>74.06048</text:p>
          </table:table-cell>
          <table:table-cell table:style-name="Default" table:formula="of:=[.I13]-[.L13]" office:value-type="float" office:value="5.109556" calcext:value-type="float">
            <text:p>5.109556</text:p>
          </table:table-cell>
          <table:table-cell table:style-name="Default" table:formula="of:=[.M13]/[.K13]" office:value-type="float" office:value="0.1680775" calcext:value-type="float">
            <text:p>0.1680775</text:p>
          </table:table-cell>
          <table:table-cell table:formula="of:=[.M13]/([.K13]*[.$L$17])" office:value-type="float" office:value="0.000000000120055357142857" calcext:value-type="float">
            <text:p>1.20055357142857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4923746941.12653" calcext:value-type="float">
            <text:p>4923746941.12653</text:p>
          </table:table-cell>
          <table:table-cell table:formula="of:=[.A14]/1000000000000" office:value-type="float" office:value="0.00492374694112653" calcext:value-type="float">
            <text:p>0.0049237469</text:p>
          </table:table-cell>
          <table:table-cell table:formula="of:=[.B14]*[.$L$17]" office:value-type="float" office:value="6893245.71757714" calcext:value-type="float">
            <text:p>6893245.71757714</text:p>
          </table:table-cell>
          <table:table-cell table:style-name="ce7" office:value-type="string" calcext:value-type="string">
            <text:p>Median_Filter</text:p>
          </table:table-cell>
          <table:table-cell table:style-name="ce9" table:formula="of:=[.P153]" office:value-type="float" office:value="0.200720905493636" calcext:value-type="float">
            <text:p>0.201</text:p>
          </table:table-cell>
          <table:table-cell table:style-name="ce12"/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1813475765.06122" calcext:value-type="float">
            <text:p>1813475765.06122</text:p>
          </table:table-cell>
          <table:table-cell table:formula="of:=[.A15]/1000000000000" office:value-type="float" office:value="0.00181347576506122" calcext:value-type="float">
            <text:p>0.0018134758</text:p>
          </table:table-cell>
          <table:table-cell table:formula="of:=[.B15]*[.$L$17]" office:value-type="float" office:value="2538866.07108571" calcext:value-type="float">
            <text:p>2538866.07108571</text:p>
          </table:table-cell>
          <table:table-cell table:style-name="ce7" office:value-type="string" calcext:value-type="string">
            <text:p>Read_PPM1</text:p>
          </table:table-cell>
          <table:table-cell table:style-name="ce9" table:formula="of:=[.P168]" office:value-type="float" office:value="0.162261779961323" calcext:value-type="float">
            <text:p>0.162</text:p>
          </table:table-cell>
          <table:table-cell table:style-name="ce12"/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79.6196245555556" calcext:value-type="float">
            <text:p>79.6196245556</text:p>
          </table:table-cell>
          <table:table-cell table:style-name="Default" table:formula="of:=AVERAGE([.J5:.J14])" office:value-type="float" office:value="304.555555555556" calcext:value-type="float">
            <text:p>304.5555555556</text:p>
          </table:table-cell>
          <table:table-cell table:style-name="Default" table:formula="of:=AVERAGE([.K5:.K14])" office:value-type="float" office:value="30.4555555555556" calcext:value-type="float">
            <text:p>30.4555555556</text:p>
          </table:table-cell>
          <table:table-cell table:style-name="Default" table:formula="of:=AVERAGE([.L5:.L14])" office:value-type="float" office:value="74.1958244444444" calcext:value-type="float">
            <text:p>74.1958244444</text:p>
          </table:table-cell>
          <table:table-cell table:style-name="Default" table:formula="of:=AVERAGE([.M5:.M14])" office:value-type="float" office:value="5.42380011111112" calcext:value-type="float">
            <text:p>5.4238001111</text:p>
          </table:table-cell>
          <table:table-cell table:style-name="ce26" table:formula="of:=AVERAGE([.N5:.N14])" office:value-type="float" office:value="0.178087016800882" calcext:value-type="float">
            <text:p>0.1780870168</text:p>
          </table:table-cell>
          <table:table-cell table:style-name="ce30" table:formula="of:=AVERAGE([.O4:.O13])" office:value-type="float" office:value="0.00000000012720501200063" calcext:value-type="float">
            <text:p>1.2720501200063E-010</text:p>
          </table:table-cell>
          <table:table-cell table:style-name="ce23"/>
          <table:table-cell table:number-columns-repeated="3"/>
          <table:table-cell table:style-name="ce23"/>
          <table:table-cell table:style-name="ce10" table:number-columns-repeated="6"/>
          <table:table-cell table:style-name="ce23" table:number-columns-repeated="2"/>
          <table:table-cell table:style-name="ce10" table:number-columns-repeated="2"/>
        </table:table-row>
        <table:table-row table:style-name="ro3">
          <table:table-cell table:style-name="ce2" office:value-type="float" office:value="1813475765.06122" calcext:value-type="float">
            <text:p>1813475765.06122</text:p>
          </table:table-cell>
          <table:table-cell table:formula="of:=[.A16]/1000000000000" office:value-type="float" office:value="0.00181347576506122" calcext:value-type="float">
            <text:p>0.0018134758</text:p>
          </table:table-cell>
          <table:table-cell table:formula="of:=[.B16]*[.$L$17]" office:value-type="float" office:value="2538866.07108571" calcext:value-type="float">
            <text:p>2538866.07108571</text:p>
          </table:table-cell>
          <table:table-cell table:style-name="ce7" office:value-type="string" calcext:value-type="string">
            <text:p>Read_PPM0</text:p>
          </table:table-cell>
          <table:table-cell table:style-name="ce9" table:formula="of:=[.P168]" office:value-type="float" office:value="0.162261779961323" calcext:value-type="float">
            <text:p>0.162</text:p>
          </table:table-cell>
          <table:table-cell table:style-name="ce12"/>
          <table:table-cell/>
          <table:table-cell table:style-name="ce4" office:value-type="string" calcext:value-type="string">
            <text:p>stdev</text:p>
          </table:table-cell>
          <table:table-cell table:style-name="ce20" table:formula="of:=STDEV([.I5:.I13])" office:value-type="float" office:value="0.384580717384891" calcext:value-type="float">
            <text:p>0.3845807174</text:p>
          </table:table-cell>
          <table:table-cell table:style-name="ce20" table:formula="of:=STDEV([.J5:.J13])" office:value-type="float" office:value="0.52704627669473" calcext:value-type="float">
            <text:p>0.5270462767</text:p>
          </table:table-cell>
          <table:table-cell table:style-name="ce20" table:formula="of:=STDEV([.K5:.K13])" office:value-type="float" office:value="0.0527046276694719" calcext:value-type="float">
            <text:p>0.0527046277</text:p>
          </table:table-cell>
          <table:table-cell table:style-name="ce20" table:formula="of:=STDEV([.L5:.L13])" office:value-type="float" office:value="0.128399013928366" calcext:value-type="float">
            <text:p>0.1283990139</text:p>
          </table:table-cell>
          <table:table-cell table:style-name="ce20" table:formula="of:=STDEV([.M5:.M13])" office:value-type="float" office:value="0.344692857929507" calcext:value-type="float">
            <text:p>0.3446928579</text:p>
          </table:table-cell>
          <table:table-cell table:style-name="ce20" table:formula="of:=STDEV([.N5:.N13])" office:value-type="float" office:value="0.011265988376485" calcext:value-type="float">
            <text:p>0.0112659884</text:p>
          </table:table-cell>
          <table:table-cell table:style-name="ce40" table:formula="of:=STDEV([.O4:.O13])" office:value-type="float" office:value="0.00000000000804713455463214" calcext:value-type="float">
            <text:p>8.04713455463214E-012</text:p>
          </table:table-cell>
          <table:table-cell table:style-name="ce23"/>
          <table:table-cell table:number-columns-repeated="3"/>
          <table:table-cell table:style-name="ce23" table:number-columns-repeated="9"/>
          <table:table-cell table:style-name="ce10" table:number-columns-repeated="2"/>
        </table:table-row>
        <table:table-row table:style-name="ro3">
          <table:table-cell table:style-name="ce2" office:value-type="float" office:value="8415816.32653061" calcext:value-type="float">
            <text:p>8415816.32653061</text:p>
          </table:table-cell>
          <table:table-cell table:formula="of:=[.A17]/1000000000000" office:value-type="float" office:value="0.00000841581632653061" calcext:value-type="float">
            <text:p>8.41581632653061E-006</text:p>
          </table:table-cell>
          <table:table-cell table:formula="of:=[.B17]*[.$L$17]" office:value-type="float" office:value="11782.1428571429" calcext:value-type="float">
            <text:p>11782.1428571429</text:p>
          </table:table-cell>
          <table:table-cell table:style-name="ce7" office:value-type="string" calcext:value-type="string">
            <text:p>Split</text:p>
          </table:table-cell>
          <table:table-cell table:style-name="ce9" table:formula="of:=AVERAGE([.$E$4:.$E$16])" office:value-type="float" office:value="0.164824398180024" calcext:value-type="float">
            <text:p>0.165</text:p>
          </table:table-cell>
          <table:table-cell table:style-name="ce12"/>
          <table:table-cell/>
          <table:table-cell table:style-name="Default" office:value-type="string" calcext:value-type="string">
            <text:p>Static power</text:p>
          </table:table-cell>
          <table:table-cell table:style-name="ce21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1" office:value-type="float" office:value="1400000000" calcext:value-type="float">
            <text:p>1400000000</text:p>
          </table:table-cell>
          <table:table-cell table:style-name="Default" table:number-columns-repeated="4"/>
          <table:table-cell table:number-columns-repeated="3"/>
          <table:table-cell table:style-name="ce10"/>
          <table:table-cell table:style-name="ce49"/>
          <table:table-cell table:style-name="ce10" table:number-columns-repeated="2"/>
          <table:table-cell table:style-name="ce49"/>
          <table:table-cell table:style-name="ce10" table:number-columns-repeated="6"/>
        </table:table-row>
        <table:table-row table:style-name="ro3">
          <table:table-cell table:style-name="ce2" office:value-type="float" office:value="5290816.32653061" calcext:value-type="float">
            <text:p>5290816.32653061</text:p>
          </table:table-cell>
          <table:table-cell table:formula="of:=[.A18]/1000000000000" office:value-type="float" office:value="0.00000529081632653061" calcext:value-type="float">
            <text:p>5.29081632653061E-006</text:p>
          </table:table-cell>
          <table:table-cell table:formula="of:=[.B18]*[.$L$17]" office:value-type="float" office:value="7407.14285714286" calcext:value-type="float">
            <text:p>7407.1428571429</text:p>
          </table:table-cell>
          <table:table-cell table:style-name="ce7" office:value-type="string" calcext:value-type="string">
            <text:p>DisparityGen</text:p>
          </table:table-cell>
          <table:table-cell table:style-name="ce9" table:formula="of:=AVERAGE([.$E$4:.$E$16])" office:value-type="float" office:value="0.164824398180024" calcext:value-type="float">
            <text:p>0.165</text:p>
          </table:table-cell>
          <table:table-cell table:style-name="ce12"/>
          <table:table-cell/>
          <table:table-cell table:style-name="Default" office:value-type="string" calcext:value-type="string">
            <text:p>Repeat appli</text:p>
          </table:table-cell>
          <table:table-cell table:style-name="ce46" office:value-type="float" office:value="5" calcext:value-type="float">
            <text:p>5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3"/>
          <table:table-cell table:style-name="ce10"/>
          <table:table-cell table:style-name="ce49"/>
          <table:table-cell table:style-name="ce10" table:number-columns-repeated="9"/>
        </table:table-row>
        <table:table-row table:style-name="ro3">
          <table:table-cell table:style-name="ce2" office:value-type="float" office:value="9665816.32653061" calcext:value-type="float">
            <text:p>9665816.32653061</text:p>
          </table:table-cell>
          <table:table-cell table:formula="of:=[.A19]/1000000000000" office:value-type="float" office:value="0.00000966581632653061" calcext:value-type="float">
            <text:p>9.66581632653061E-006</text:p>
          </table:table-cell>
          <table:table-cell table:formula="of:=[.B19]*[.$L$17]" office:value-type="float" office:value="13532.1428571429" calcext:value-type="float">
            <text:p>13532.1428571429</text:p>
          </table:table-cell>
          <table:table-cell table:style-name="ce7" office:value-type="string" calcext:value-type="string">
            <text:p>Display_rgb0</text:p>
          </table:table-cell>
          <table:table-cell table:style-name="ce9" table:formula="of:=AVERAGE([.$E$4:.$E$16])" office:value-type="float" office:value="0.164824398180024" calcext:value-type="float">
            <text:p>0.165</text:p>
          </table:table-cell>
          <table:table-cell table:style-name="ce12"/>
          <table:table-cell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style-name="ce2" office:value-type="float" office:value="9665816.32653061" calcext:value-type="float">
            <text:p>9665816.32653061</text:p>
          </table:table-cell>
          <table:table-cell table:formula="of:=[.A20]/1000000000000" office:value-type="float" office:value="0.00000966581632653061" calcext:value-type="float">
            <text:p>9.66581632653061E-006</text:p>
          </table:table-cell>
          <table:table-cell table:formula="of:=[.B20]*[.$L$17]" office:value-type="float" office:value="13532.1428571429" calcext:value-type="float">
            <text:p>13532.1428571429</text:p>
          </table:table-cell>
          <table:table-cell table:style-name="ce7" office:value-type="string" calcext:value-type="string">
            <text:p>Display_RGB1</text:p>
          </table:table-cell>
          <table:table-cell table:style-name="ce9" table:formula="of:=AVERAGE([.$E$4:.$E$16])" office:value-type="float" office:value="0.164824398180024" calcext:value-type="float">
            <text:p>0.165</text:p>
          </table:table-cell>
          <table:table-cell table:style-name="ce12"/>
          <table:table-cell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style-name="ce4" office:value-type="float" office:value="6716836.73469388" calcext:value-type="float">
            <text:p>6716836.73469388</text:p>
          </table:table-cell>
          <table:table-cell table:formula="of:=[.A21]/1000000000000" office:value-type="float" office:value="0.00000671683673469388" calcext:value-type="float">
            <text:p>6.71683673469388E-006</text:p>
          </table:table-cell>
          <table:table-cell table:formula="of:=[.B21]*[.$L$17]" office:value-type="float" office:value="9403.57142857143" calcext:value-type="float">
            <text:p>9403.5714285714</text:p>
          </table:table-cell>
          <table:table-cell table:style-name="ce8" office:value-type="string" calcext:value-type="string">
            <text:p>OffsetGen</text:p>
          </table:table-cell>
          <table:table-cell table:style-name="ce9" table:formula="of:=AVERAGE([.$E$4:.$E$16])" office:value-type="float" office:value="0.164824398180024" calcext:value-type="float">
            <text:p>0.165</text:p>
          </table:table-cell>
          <table:table-cell table:style-name="ce13"/>
          <table:table-cell/>
          <table:table-cell table:style-name="ce16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4"/>
          <table:table-cell table:number-columns-repeated="3"/>
          <table:table-cell table:style-name="ce23"/>
          <table:table-cell table:style-name="ce10" table:number-columns-repeated="10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47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48" table:number-columns-repeated="7"/>
          <table:table-cell table:style-name="ce50"/>
          <table:table-cell table:style-name="ce48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49.057739" calcext:value-type="float">
            <text:p>149.057739</text:p>
          </table:table-cell>
          <table:table-cell office:value-type="float" office:value="572" calcext:value-type="float">
            <text:p>572</text:p>
          </table:table-cell>
          <table:table-cell table:formula="of:=[.I23]*[.$J$2]" office:value-type="float" office:value="57.2" calcext:value-type="float">
            <text:p>57.2</text:p>
          </table:table-cell>
          <table:table-cell table:formula="of:=[.J23]*[.$I$17]" office:value-type="float" office:value="139.35064" calcext:value-type="float">
            <text:p>139.35064</text:p>
          </table:table-cell>
          <table:table-cell table:formula="of:=[.H23]-[.K23]" office:value-type="float" office:value="9.707099" calcext:value-type="float">
            <text:p>9.707099</text:p>
          </table:table-cell>
          <table:table-cell table:formula="of:=[.L23]-[.$M$15]" office:value-type="float" office:value="4.28329888888888" calcext:value-type="float">
            <text:p>4.2832988889</text:p>
          </table:table-cell>
          <table:table-cell table:formula="of:=[.M23]/([.$L$21]*[.$I$18])" office:value-type="float" office:value="0.0214164944444444" calcext:value-type="float">
            <text:p>0.0214164944</text:p>
          </table:table-cell>
          <table:table-cell table:formula="of:=[.N23]/[.$C$4]" office:value-type="float" office:value="0.000000000116208738659846" calcext:value-type="float">
            <text:p>1.16208738659846E-010</text:p>
          </table:table-cell>
          <table:table-cell table:formula="of:=[.N23]/[.$B$4]" office:value-type="float" office:value="0.162692234123784" calcext:value-type="float">
            <text:p>0.162692234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47.834793" calcext:value-type="float">
            <text:p>147.834793</text:p>
          </table:table-cell>
          <table:table-cell office:value-type="float" office:value="566" calcext:value-type="float">
            <text:p>566</text:p>
          </table:table-cell>
          <table:table-cell table:formula="of:=[.I24]*[.$J$2]" office:value-type="float" office:value="56.6" calcext:value-type="float">
            <text:p>56.6</text:p>
          </table:table-cell>
          <table:table-cell table:formula="of:=[.J24]*[.$I$17]" office:value-type="float" office:value="137.88892" calcext:value-type="float">
            <text:p>137.88892</text:p>
          </table:table-cell>
          <table:table-cell table:formula="of:=[.H24]-[.K24]" office:value-type="float" office:value="9.94587299999998" calcext:value-type="float">
            <text:p>9.945873</text:p>
          </table:table-cell>
          <table:table-cell table:formula="of:=[.L24]-[.$M$15]" office:value-type="float" office:value="4.52207288888886" calcext:value-type="float">
            <text:p>4.5220728889</text:p>
          </table:table-cell>
          <table:table-cell table:formula="of:=[.M24]/([.$L$21]*[.$I$18])" office:value-type="float" office:value="0.0226103644444443" calcext:value-type="float">
            <text:p>0.0226103644</text:p>
          </table:table-cell>
          <table:table-cell table:formula="of:=[.N24]/[.$C$4]" office:value-type="float" office:value="0.000000000122686835585732" calcext:value-type="float">
            <text:p>1.22686835585732E-010</text:p>
          </table:table-cell>
          <table:table-cell table:formula="of:=[.N24]/[.$B$4]" office:value-type="float" office:value="0.171761569820025" calcext:value-type="float">
            <text:p>0.1717615698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48.534576" calcext:value-type="float">
            <text:p>148.534576</text:p>
          </table:table-cell>
          <table:table-cell office:value-type="float" office:value="571" calcext:value-type="float">
            <text:p>571</text:p>
          </table:table-cell>
          <table:table-cell table:formula="of:=[.I25]*[.$J$2]" office:value-type="float" office:value="57.1" calcext:value-type="float">
            <text:p>57.1</text:p>
          </table:table-cell>
          <table:table-cell table:formula="of:=[.J25]*[.$I$17]" office:value-type="float" office:value="139.10702" calcext:value-type="float">
            <text:p>139.10702</text:p>
          </table:table-cell>
          <table:table-cell table:formula="of:=[.H25]-[.K25]" office:value-type="float" office:value="9.42755599999998" calcext:value-type="float">
            <text:p>9.427556</text:p>
          </table:table-cell>
          <table:table-cell table:formula="of:=[.L25]-[.$M$15]" office:value-type="float" office:value="4.00375588888887" calcext:value-type="float">
            <text:p>4.0037558889</text:p>
          </table:table-cell>
          <table:table-cell table:formula="of:=[.M25]/([.$L$21]*[.$I$18])" office:value-type="float" office:value="0.0200187794444443" calcext:value-type="float">
            <text:p>0.0200187794</text:p>
          </table:table-cell>
          <table:table-cell table:formula="of:=[.N25]/[.$C$4]" office:value-type="float" office:value="0.000000000108624551734329" calcext:value-type="float">
            <text:p>1.08624551734329E-010</text:p>
          </table:table-cell>
          <table:table-cell table:formula="of:=[.N25]/[.$B$4]" office:value-type="float" office:value="0.152074372428061" calcext:value-type="float">
            <text:p>0.1520743724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48.07547" calcext:value-type="float">
            <text:p>148.07547</text:p>
          </table:table-cell>
          <table:table-cell office:value-type="float" office:value="570" calcext:value-type="float">
            <text:p>570</text:p>
          </table:table-cell>
          <table:table-cell table:formula="of:=[.I26]*[.$J$2]" office:value-type="float" office:value="57" calcext:value-type="float">
            <text:p>57</text:p>
          </table:table-cell>
          <table:table-cell table:formula="of:=[.J26]*[.$I$17]" office:value-type="float" office:value="138.8634" calcext:value-type="float">
            <text:p>138.8634</text:p>
          </table:table-cell>
          <table:table-cell table:formula="of:=[.H26]-[.K26]" office:value-type="float" office:value="9.21207000000001" calcext:value-type="float">
            <text:p>9.21207</text:p>
          </table:table-cell>
          <table:table-cell table:formula="of:=[.L26]-[.$M$15]" office:value-type="float" office:value="3.78826988888889" calcext:value-type="float">
            <text:p>3.7882698889</text:p>
          </table:table-cell>
          <table:table-cell table:formula="of:=[.M26]/([.$L$21]*[.$I$18])" office:value-type="float" office:value="0.0189413494444445" calcext:value-type="float">
            <text:p>0.0189413494</text:p>
          </table:table-cell>
          <table:table-cell table:formula="of:=[.N26]/[.$C$4]" office:value-type="float" office:value="0.000000000102778273688263" calcext:value-type="float">
            <text:p>1.02778273688263E-010</text:p>
          </table:table-cell>
          <table:table-cell table:formula="of:=[.N26]/[.$B$4]" office:value-type="float" office:value="0.143889583163568" calcext:value-type="float">
            <text:p>0.1438895832</text:p>
          </table:table-cell>
          <table:table-cell office:value-type="string" calcext:value-type="string">
            <text:p>Eliminating the worst outlier</text:p>
          </table:table-cell>
          <table:table-cell table:number-columns-repeated="2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48.582932" calcext:value-type="float">
            <text:p>148.582932</text:p>
          </table:table-cell>
          <table:table-cell office:value-type="float" office:value="572" calcext:value-type="float">
            <text:p>572</text:p>
          </table:table-cell>
          <table:table-cell table:formula="of:=[.I27]*[.$J$2]" office:value-type="float" office:value="57.2" calcext:value-type="float">
            <text:p>57.2</text:p>
          </table:table-cell>
          <table:table-cell table:formula="of:=[.J27]*[.$I$17]" office:value-type="float" office:value="139.35064" calcext:value-type="float">
            <text:p>139.35064</text:p>
          </table:table-cell>
          <table:table-cell table:formula="of:=[.H27]-[.K27]" office:value-type="float" office:value="9.232292" calcext:value-type="float">
            <text:p>9.232292</text:p>
          </table:table-cell>
          <table:table-cell table:formula="of:=[.L27]-[.$M$15]" office:value-type="float" office:value="3.80849188888888" calcext:value-type="float">
            <text:p>3.8084918889</text:p>
          </table:table-cell>
          <table:table-cell table:formula="of:=[.M27]/([.$L$21]*[.$I$18])" office:value-type="float" office:value="0.0190424594444444" calcext:value-type="float">
            <text:p>0.0190424594</text:p>
          </table:table-cell>
          <table:table-cell table:formula="of:=[.N27]/[.$C$4]" office:value-type="float" office:value="0.00000000010332690995534" calcext:value-type="float">
            <text:p>1.0332690995534E-010</text:p>
          </table:table-cell>
          <table:table-cell table:formula="of:=[.N27]/[.$B$4]" office:value-type="float" office:value="0.144657673937476" calcext:value-type="float">
            <text:p>0.1446576739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49.44014" calcext:value-type="float">
            <text:p>149.44014</text:p>
          </table:table-cell>
          <table:table-cell office:value-type="float" office:value="575" calcext:value-type="float">
            <text:p>575</text:p>
          </table:table-cell>
          <table:table-cell table:formula="of:=[.I28]*[.$J$2]" office:value-type="float" office:value="57.5" calcext:value-type="float">
            <text:p>57.5</text:p>
          </table:table-cell>
          <table:table-cell table:formula="of:=[.J28]*[.$I$17]" office:value-type="float" office:value="140.0815" calcext:value-type="float">
            <text:p>140.0815</text:p>
          </table:table-cell>
          <table:table-cell table:formula="of:=[.H28]-[.K28]" office:value-type="float" office:value="9.35864000000001" calcext:value-type="float">
            <text:p>9.35864</text:p>
          </table:table-cell>
          <table:table-cell table:formula="of:=[.L28]-[.$M$15]" office:value-type="float" office:value="3.93483988888889" calcext:value-type="float">
            <text:p>3.9348398889</text:p>
          </table:table-cell>
          <table:table-cell table:formula="of:=[.M28]/([.$L$21]*[.$I$18])" office:value-type="float" office:value="0.0196741994444445" calcext:value-type="float">
            <text:p>0.0196741994</text:p>
          </table:table-cell>
          <table:table-cell table:formula="of:=[.N28]/[.$C$4]" office:value-type="float" office:value="0.00000000010675481496339" calcext:value-type="float">
            <text:p>1.0675481496339E-010</text:p>
          </table:table-cell>
          <table:table-cell table:formula="of:=[.N28]/[.$B$4]" office:value-type="float" office:value="0.149456740948746" calcext:value-type="float">
            <text:p>0.1494567409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47.274765" calcext:value-type="float">
            <text:p>147.274765</text:p>
          </table:table-cell>
          <table:table-cell office:value-type="float" office:value="567" calcext:value-type="float">
            <text:p>567</text:p>
          </table:table-cell>
          <table:table-cell table:formula="of:=[.I29]*[.$J$2]" office:value-type="float" office:value="56.7" calcext:value-type="float">
            <text:p>56.7</text:p>
          </table:table-cell>
          <table:table-cell table:formula="of:=[.J29]*[.$I$17]" office:value-type="float" office:value="138.13254" calcext:value-type="float">
            <text:p>138.13254</text:p>
          </table:table-cell>
          <table:table-cell table:formula="of:=[.H29]-[.K29]" office:value-type="float" office:value="9.142225" calcext:value-type="float">
            <text:p>9.142225</text:p>
          </table:table-cell>
          <table:table-cell table:formula="of:=[.L29]-[.$M$15]" office:value-type="float" office:value="3.71842488888888" calcext:value-type="float">
            <text:p>3.7184248889</text:p>
          </table:table-cell>
          <table:table-cell table:formula="of:=[.M29]/([.$L$21]*[.$I$18])" office:value-type="float" office:value="0.0185921244444444" calcext:value-type="float">
            <text:p>0.0185921244</text:p>
          </table:table-cell>
          <table:table-cell table:formula="of:=[.N29]/[.$C$4]" office:value-type="float" office:value="0.0000000001008833325314" calcext:value-type="float">
            <text:p>1.008833325314E-010</text:p>
          </table:table-cell>
          <table:table-cell table:formula="of:=[.N29]/[.$B$4]" office:value-type="float" office:value="0.14123666554396" calcext:value-type="float">
            <text:p>0.1412366655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48.277313" calcext:value-type="float">
            <text:p>148.277313</text:p>
          </table:table-cell>
          <table:table-cell office:value-type="float" office:value="568" calcext:value-type="float">
            <text:p>568</text:p>
          </table:table-cell>
          <table:table-cell table:formula="of:=[.I30]*[.$J$2]" office:value-type="float" office:value="56.8" calcext:value-type="float">
            <text:p>56.8</text:p>
          </table:table-cell>
          <table:table-cell table:formula="of:=[.J30]*[.$I$17]" office:value-type="float" office:value="138.37616" calcext:value-type="float">
            <text:p>138.37616</text:p>
          </table:table-cell>
          <table:table-cell table:formula="of:=[.H30]-[.K30]" office:value-type="float" office:value="9.90115299999999" calcext:value-type="float">
            <text:p>9.901153</text:p>
          </table:table-cell>
          <table:table-cell table:formula="of:=[.L30]-[.$M$15]" office:value-type="float" office:value="4.47735288888888" calcext:value-type="float">
            <text:p>4.4773528889</text:p>
          </table:table-cell>
          <table:table-cell table:formula="of:=[.M30]/([.$L$21]*[.$I$18])" office:value-type="float" office:value="0.0223867644444444" calcext:value-type="float">
            <text:p>0.0223867644</text:p>
          </table:table-cell>
          <table:table-cell table:formula="of:=[.N30]/[.$C$4]" office:value-type="float" office:value="0.000000000121473552336611" calcext:value-type="float">
            <text:p>1.21473552336611E-010</text:p>
          </table:table-cell>
          <table:table-cell table:formula="of:=[.N30]/[.$B$4]" office:value-type="float" office:value="0.170062973271256" calcext:value-type="float">
            <text:p>0.170062973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47.671753" calcext:value-type="float">
            <text:p>147.671753</text:p>
          </table:table-cell>
          <table:table-cell table:style-name="ce23" office:value-type="float" office:value="568" calcext:value-type="float">
            <text:p>568</text:p>
          </table:table-cell>
          <table:table-cell table:style-name="ce23" table:formula="of:=[.I31]*[.$J$2]" office:value-type="float" office:value="56.8" calcext:value-type="float">
            <text:p>56.8</text:p>
          </table:table-cell>
          <table:table-cell table:style-name="ce23" table:formula="of:=[.J31]*[.$I$17]" office:value-type="float" office:value="138.37616" calcext:value-type="float">
            <text:p>138.37616</text:p>
          </table:table-cell>
          <table:table-cell table:formula="of:=[.H31]-[.K31]" office:value-type="float" office:value="9.295593" calcext:value-type="float">
            <text:p>9.295593</text:p>
          </table:table-cell>
          <table:table-cell table:formula="of:=[.L31]-[.$M$15]" office:value-type="float" office:value="3.87179288888888" calcext:value-type="float">
            <text:p>3.8717928889</text:p>
          </table:table-cell>
          <table:table-cell table:formula="of:=[.M31]/([.$L$21]*[.$I$18])" office:value-type="float" office:value="0.0193589644444444" calcext:value-type="float">
            <text:p>0.0193589644</text:p>
          </table:table-cell>
          <table:table-cell table:formula="of:=[.N31]/[.$C$4]" office:value-type="float" office:value="0.000000000105044308053565" calcext:value-type="float">
            <text:p>1.05044308053565E-010</text:p>
          </table:table-cell>
          <table:table-cell table:formula="of:=[.N31]/[.$B$4]" office:value-type="float" office:value="0.147062031274991" calcext:value-type="float">
            <text:p>0.1470620313</text:p>
          </table:table-cell>
          <table:table-cell table:number-columns-repeated="3"/>
          <table:table-cell table:style-name="ce23" table:number-columns-repeated="8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3"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148.305497888889" calcext:value-type="float">
            <text:p>148.3054978889</text:p>
          </table:table-cell>
          <table:table-cell table:style-name="ce23" table:formula="of:=AVERAGE([.I23:.I31])" office:value-type="float" office:value="569.888888888889" calcext:value-type="float">
            <text:p>569.8888888889</text:p>
          </table:table-cell>
          <table:table-cell table:style-name="ce23" table:formula="of:=AVERAGE([.J23:.J31])" office:value-type="float" office:value="56.9888888888889" calcext:value-type="float">
            <text:p>56.9888888889</text:p>
          </table:table-cell>
          <table:table-cell table:style-name="ce23" table:formula="of:=AVERAGE([.K23:.K31])" office:value-type="float" office:value="138.836331111111" calcext:value-type="float">
            <text:p>138.8363311111</text:p>
          </table:table-cell>
          <table:table-cell table:formula="of:=AVERAGE([.L23:.L31])" office:value-type="float" office:value="9.46916677777777" calcext:value-type="float">
            <text:p>9.4691667778</text:p>
          </table:table-cell>
          <table:table-cell table:formula="of:=AVERAGE([.M23:.M31])" office:value-type="float" office:value="4.04536666666666" calcext:value-type="float">
            <text:p>4.0453666667</text:p>
          </table:table-cell>
          <table:table-cell table:style-name="ce23" table:formula="of:=AVERAGE([.N23:.N31])" office:value-type="float" office:value="0.0202268333333333" calcext:value-type="float">
            <text:p>0.0202268333</text:p>
          </table:table-cell>
          <table:table-cell table:style-name="ce30" table:formula="of:=AVERAGE([.O23:.O31])" office:value-type="float" office:value="0.000000000109753479723164" calcext:value-type="float">
            <text:p>1.09753479723164E-010</text:p>
          </table:table-cell>
          <table:table-cell table:style-name="ce38" table:formula="of:=AVERAGE([.P23:.P31])" office:value-type="float" office:value="0.15365487161243" calcext:value-type="float">
            <text:p>0.1536548716</text:p>
          </table:table-cell>
          <table:table-cell table:style-name="ce10" table:formula="of:=[.O33]/[.$O$15]*100" office:value-type="float" office:value="86.2807824919826" calcext:value-type="float">
            <text:p>86.280782492</text:p>
          </table:table-cell>
          <table:table-cell office:value-type="string" calcext:value-type="string">
            <text:p>%age of average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23:.H31])" office:value-type="float" office:value="0.682095948074107" calcext:value-type="float">
            <text:p>0.6820959481</text:p>
          </table:table-cell>
          <table:table-cell table:style-name="ce24" table:formula="of:=STDEV([.I23:.I31])" office:value-type="float" office:value="2.89155859548291" calcext:value-type="float">
            <text:p>2.8915585955</text:p>
          </table:table-cell>
          <table:table-cell table:style-name="ce24" table:formula="of:=STDEV([.J23:.J31])" office:value-type="float" office:value="0.28915585954829" calcext:value-type="float">
            <text:p>0.2891558595</text:p>
          </table:table-cell>
          <table:table-cell table:style-name="ce24" table:formula="of:=STDEV([.K23:.K31])" office:value-type="float" office:value="0.704441505031545" calcext:value-type="float">
            <text:p>0.704441505</text:p>
          </table:table-cell>
          <table:table-cell table:style-name="ce24" table:formula="of:=STDEV([.L23:.L31])" office:value-type="float" office:value="0.304886758112649" calcext:value-type="float">
            <text:p>0.3048867581</text:p>
          </table:table-cell>
          <table:table-cell table:style-name="ce24" table:formula="of:=STDEV([.M23:.M31])" office:value-type="float" office:value="0.304886758112649" calcext:value-type="float">
            <text:p>0.3048867581</text:p>
          </table:table-cell>
          <table:table-cell table:style-name="ce24" table:formula="of:=STDEV([.N23:.N31])" office:value-type="float" office:value="0.00152443379056324" calcext:value-type="float">
            <text:p>0.0015244338</text:p>
          </table:table-cell>
          <table:table-cell table:style-name="ce31" table:formula="of:=STDEV([.O23:.O31])" office:value-type="float" office:value="0.00000000000827177988588868" calcext:value-type="float">
            <text:p>8.27177988588868E-012</text:p>
          </table:table-cell>
          <table:table-cell table:style-name="ce39" table:formula="of:=STDEV([.P23:.P31])" office:value-type="float" office:value="0.0115804918402442" calcext:value-type="float">
            <text:p>0.0115804918</text:p>
          </table:table-cell>
          <table:table-cell table:formula="of:=[.O34]/[.O33]*100" office:value-type="float" office:value="7.53669032339836" calcext:value-type="float">
            <text:p>7.5366903234</text:p>
          </table:table-cell>
          <table:table-cell office:value-type="string" calcext:value-type="string">
            <text:p>%age of stdev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number-columns-repeated="6"/>
          <table:table-cell table:style-name="ce14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3"/>
          <table:table-cell table:style-name="ce10" table:number-columns-repeated="11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48" table:number-columns-repeated="7"/>
          <table:table-cell table:style-name="ce23"/>
          <table:table-cell table:style-name="ce48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29.282166" calcext:value-type="float">
            <text:p>129.282166</text:p>
          </table:table-cell>
          <table:table-cell office:value-type="float" office:value="493" calcext:value-type="float">
            <text:p>493</text:p>
          </table:table-cell>
          <table:table-cell table:formula="of:=[.I38]*[.$J$2]" office:value-type="float" office:value="49.3" calcext:value-type="float">
            <text:p>49.3</text:p>
          </table:table-cell>
          <table:table-cell table:formula="of:=[.J38]*[.$I$17]" office:value-type="float" office:value="120.10466" calcext:value-type="float">
            <text:p>120.10466</text:p>
          </table:table-cell>
          <table:table-cell table:formula="of:=[.H38]-[.K38]" office:value-type="float" office:value="9.17750599999998" calcext:value-type="float">
            <text:p>9.177506</text:p>
          </table:table-cell>
          <table:table-cell table:formula="of:=[.L38]-[.$M$15]" office:value-type="float" office:value="3.75370588888886" calcext:value-type="float">
            <text:p>3.7537058889</text:p>
          </table:table-cell>
          <table:table-cell table:formula="of:=[.M38]/([.$L$36]*[.$I$18])" office:value-type="float" office:value="0.0150148235555555" calcext:value-type="float">
            <text:p>0.0150148236</text:p>
          </table:table-cell>
          <table:table-cell table:formula="of:=[.N38]/[.$C$5]" office:value-type="float" office:value="0.000000000125782800922719" calcext:value-type="float">
            <text:p>1.25782800922719E-010</text:p>
          </table:table-cell>
          <table:table-cell table:formula="of:=[.N38]/[.$B$5]" office:value-type="float" office:value="0.176095921291807" calcext:value-type="float">
            <text:p>0.176095921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28.96019" calcext:value-type="float">
            <text:p>128.96019</text:p>
          </table:table-cell>
          <table:table-cell office:value-type="float" office:value="492" calcext:value-type="float">
            <text:p>492</text:p>
          </table:table-cell>
          <table:table-cell table:formula="of:=[.I38]*[.$J$2]" office:value-type="float" office:value="49.3" calcext:value-type="float">
            <text:p>49.3</text:p>
          </table:table-cell>
          <table:table-cell table:formula="of:=[.J39]*[.$I$17]" office:value-type="float" office:value="120.10466" calcext:value-type="float">
            <text:p>120.10466</text:p>
          </table:table-cell>
          <table:table-cell table:formula="of:=[.H39]-[.K39]" office:value-type="float" office:value="8.85553" calcext:value-type="float">
            <text:p>8.85553</text:p>
          </table:table-cell>
          <table:table-cell table:formula="of:=[.L39]-[.$M$15]" office:value-type="float" office:value="3.43172988888888" calcext:value-type="float">
            <text:p>3.4317298889</text:p>
          </table:table-cell>
          <table:table-cell table:formula="of:=[.M39]/([.$L$36]*[.$I$18])" office:value-type="float" office:value="0.0137269195555555" calcext:value-type="float">
            <text:p>0.0137269196</text:p>
          </table:table-cell>
          <table:table-cell table:formula="of:=[.N39]/[.$C$5]" office:value-type="float" office:value="0.000000000114993718264494" calcext:value-type="float">
            <text:p>1.14993718264494E-010</text:p>
          </table:table-cell>
          <table:table-cell table:formula="of:=[.N39]/[.$B$5]" office:value-type="float" office:value="0.160991205570291" calcext:value-type="float">
            <text:p>0.160991205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29.058334" calcext:value-type="float">
            <text:p>129.058334</text:p>
          </table:table-cell>
          <table:table-cell office:value-type="float" office:value="492" calcext:value-type="float">
            <text:p>492</text:p>
          </table:table-cell>
          <table:table-cell table:formula="of:=[.I39]*[.$J$2]" office:value-type="float" office:value="49.2" calcext:value-type="float">
            <text:p>49.2</text:p>
          </table:table-cell>
          <table:table-cell table:formula="of:=[.J40]*[.$I$17]" office:value-type="float" office:value="119.86104" calcext:value-type="float">
            <text:p>119.86104</text:p>
          </table:table-cell>
          <table:table-cell table:formula="of:=[.H40]-[.K40]" office:value-type="float" office:value="9.197294" calcext:value-type="float">
            <text:p>9.197294</text:p>
          </table:table-cell>
          <table:table-cell table:formula="of:=[.L40]-[.$M$15]" office:value-type="float" office:value="3.77349388888888" calcext:value-type="float">
            <text:p>3.7734938889</text:p>
          </table:table-cell>
          <table:table-cell table:formula="of:=[.M40]/([.$L$36]*[.$I$18])" office:value-type="float" office:value="0.0150939755555555" calcext:value-type="float">
            <text:p>0.0150939756</text:p>
          </table:table-cell>
          <table:table-cell table:formula="of:=[.N40]/[.$C$5]" office:value-type="float" office:value="0.000000000126445876330952" calcext:value-type="float">
            <text:p>1.26445876330952E-010</text:p>
          </table:table-cell>
          <table:table-cell table:formula="of:=[.N40]/[.$B$5]" office:value-type="float" office:value="0.177024226863333" calcext:value-type="float">
            <text:p>0.1770242269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28.954025" calcext:value-type="float">
            <text:p>128.954025</text:p>
          </table:table-cell>
          <table:table-cell office:value-type="float" office:value="493" calcext:value-type="float">
            <text:p>493</text:p>
          </table:table-cell>
          <table:table-cell table:formula="of:=[.I40]*[.$J$2]" office:value-type="float" office:value="49.2" calcext:value-type="float">
            <text:p>49.2</text:p>
          </table:table-cell>
          <table:table-cell table:formula="of:=[.J41]*[.$I$17]" office:value-type="float" office:value="119.86104" calcext:value-type="float">
            <text:p>119.86104</text:p>
          </table:table-cell>
          <table:table-cell table:formula="of:=[.H41]-[.K41]" office:value-type="float" office:value="9.092985" calcext:value-type="float">
            <text:p>9.092985</text:p>
          </table:table-cell>
          <table:table-cell table:formula="of:=[.L41]-[.$M$15]" office:value-type="float" office:value="3.66918488888888" calcext:value-type="float">
            <text:p>3.6691848889</text:p>
          </table:table-cell>
          <table:table-cell table:formula="of:=[.M41]/([.$L$36]*[.$I$18])" office:value-type="float" office:value="0.0146767395555555" calcext:value-type="float">
            <text:p>0.0146767396</text:p>
          </table:table-cell>
          <table:table-cell table:formula="of:=[.N41]/[.$C$5]" office:value-type="float" office:value="0.000000000122950589654315" calcext:value-type="float">
            <text:p>1.22950589654315E-010</text:p>
          </table:table-cell>
          <table:table-cell table:formula="of:=[.N41]/[.$B$5]" office:value-type="float" office:value="0.172130825516041" calcext:value-type="float">
            <text:p>0.1721308255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28.929657" calcext:value-type="float">
            <text:p>128.929657</text:p>
          </table:table-cell>
          <table:table-cell office:value-type="float" office:value="493" calcext:value-type="float">
            <text:p>493</text:p>
          </table:table-cell>
          <table:table-cell table:formula="of:=[.I41]*[.$J$2]" office:value-type="float" office:value="49.3" calcext:value-type="float">
            <text:p>49.3</text:p>
          </table:table-cell>
          <table:table-cell table:formula="of:=[.J42]*[.$I$17]" office:value-type="float" office:value="120.10466" calcext:value-type="float">
            <text:p>120.10466</text:p>
          </table:table-cell>
          <table:table-cell table:formula="of:=[.H42]-[.K42]" office:value-type="float" office:value="8.82499699999998" calcext:value-type="float">
            <text:p>8.824997</text:p>
          </table:table-cell>
          <table:table-cell table:formula="of:=[.L42]-[.$M$15]" office:value-type="float" office:value="3.40119688888887" calcext:value-type="float">
            <text:p>3.4011968889</text:p>
          </table:table-cell>
          <table:table-cell table:formula="of:=[.M42]/([.$L$36]*[.$I$18])" office:value-type="float" office:value="0.0136047875555555" calcext:value-type="float">
            <text:p>0.0136047876</text:p>
          </table:table-cell>
          <table:table-cell table:formula="of:=[.N42]/[.$C$5]" office:value-type="float" office:value="0.000000000113970589022551" calcext:value-type="float">
            <text:p>1.13970589022551E-010</text:p>
          </table:table-cell>
          <table:table-cell table:formula="of:=[.N42]/[.$B$5]" office:value-type="float" office:value="0.159558824631571" calcext:value-type="float">
            <text:p>0.159558824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29.017181" calcext:value-type="float">
            <text:p>129.017181</text:p>
          </table:table-cell>
          <table:table-cell office:value-type="float" office:value="494" calcext:value-type="float">
            <text:p>494</text:p>
          </table:table-cell>
          <table:table-cell table:formula="of:=[.I42]*[.$J$2]" office:value-type="float" office:value="49.3" calcext:value-type="float">
            <text:p>49.3</text:p>
          </table:table-cell>
          <table:table-cell table:formula="of:=[.J43]*[.$I$17]" office:value-type="float" office:value="120.10466" calcext:value-type="float">
            <text:p>120.10466</text:p>
          </table:table-cell>
          <table:table-cell table:formula="of:=[.H43]-[.K43]" office:value-type="float" office:value="8.91252099999998" calcext:value-type="float">
            <text:p>8.912521</text:p>
          </table:table-cell>
          <table:table-cell table:formula="of:=[.L43]-[.$M$15]" office:value-type="float" office:value="3.48872088888887" calcext:value-type="float">
            <text:p>3.4887208889</text:p>
          </table:table-cell>
          <table:table-cell table:formula="of:=[.M43]/([.$L$36]*[.$I$18])" office:value-type="float" office:value="0.0139548835555555" calcext:value-type="float">
            <text:p>0.0139548836</text:p>
          </table:table-cell>
          <table:table-cell table:formula="of:=[.N43]/[.$C$5]" office:value-type="float" office:value="0.000000000116903427714188" calcext:value-type="float">
            <text:p>1.16903427714188E-010</text:p>
          </table:table-cell>
          <table:table-cell table:formula="of:=[.N43]/[.$B$5]" office:value-type="float" office:value="0.163664798799863" calcext:value-type="float">
            <text:p>0.1636647988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28.737595" calcext:value-type="float">
            <text:p>128.737595</text:p>
          </table:table-cell>
          <table:table-cell office:value-type="float" office:value="493" calcext:value-type="float">
            <text:p>493</text:p>
          </table:table-cell>
          <table:table-cell table:formula="of:=[.I43]*[.$J$2]" office:value-type="float" office:value="49.4" calcext:value-type="float">
            <text:p>49.4</text:p>
          </table:table-cell>
          <table:table-cell table:formula="of:=[.J44]*[.$I$17]" office:value-type="float" office:value="120.34828" calcext:value-type="float">
            <text:p>120.34828</text:p>
          </table:table-cell>
          <table:table-cell table:formula="of:=[.H44]-[.K44]" office:value-type="float" office:value="8.38931499999998" calcext:value-type="float">
            <text:p>8.389315</text:p>
          </table:table-cell>
          <table:table-cell table:formula="of:=[.L44]-[.$M$15]" office:value-type="float" office:value="2.96551488888887" calcext:value-type="float">
            <text:p>2.9655148889</text:p>
          </table:table-cell>
          <table:table-cell table:formula="of:=[.M44]/([.$L$36]*[.$I$18])" office:value-type="float" office:value="0.0118620595555555" calcext:value-type="float">
            <text:p>0.0118620596</text:p>
          </table:table-cell>
          <table:table-cell table:formula="of:=[.N44]/[.$C$5]" office:value-type="float" office:value="0.0000000000993713359393971" calcext:value-type="float">
            <text:p>9.93713359393971E-011</text:p>
          </table:table-cell>
          <table:table-cell table:formula="of:=[.N44]/[.$B$5]" office:value-type="float" office:value="0.139119870315156" calcext:value-type="float">
            <text:p>0.139119870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29.551254" calcext:value-type="float">
            <text:p>129.551254</text:p>
          </table:table-cell>
          <table:table-cell table:style-name="ce23" office:value-type="float" office:value="493" calcext:value-type="float">
            <text:p>493</text:p>
          </table:table-cell>
          <table:table-cell table:formula="of:=[.I44]*[.$J$2]" office:value-type="float" office:value="49.3" calcext:value-type="float">
            <text:p>49.3</text:p>
          </table:table-cell>
          <table:table-cell table:formula="of:=[.J45]*[.$I$17]" office:value-type="float" office:value="120.10466" calcext:value-type="float">
            <text:p>120.10466</text:p>
          </table:table-cell>
          <table:table-cell table:formula="of:=[.H45]-[.K45]" office:value-type="float" office:value="9.44659399999999" calcext:value-type="float">
            <text:p>9.446594</text:p>
          </table:table-cell>
          <table:table-cell table:formula="of:=[.L45]-[.$M$15]" office:value-type="float" office:value="4.02279388888887" calcext:value-type="float">
            <text:p>4.0227938889</text:p>
          </table:table-cell>
          <table:table-cell table:formula="of:=[.M45]/([.$L$36]*[.$I$18])" office:value-type="float" office:value="0.0160911755555555" calcext:value-type="float">
            <text:p>0.0160911756</text:p>
          </table:table-cell>
          <table:table-cell table:formula="of:=[.N45]/[.$C$5]" office:value-type="float" office:value="0.000000000134799661416473" calcext:value-type="float">
            <text:p>1.34799661416473E-010</text:p>
          </table:table-cell>
          <table:table-cell table:formula="of:=[.N45]/[.$B$5]" office:value-type="float" office:value="0.188719525983063" calcext:value-type="float">
            <text:p>0.188719526</text:p>
          </table:table-cell>
          <table:table-cell table:number-columns-repeated="3"/>
          <table:table-cell table:style-name="ce23" table:number-columns-repeated="2"/>
          <table:table-cell table:style-name="ce10" table:number-columns-repeated="2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29.388718" calcext:value-type="float">
            <text:p>129.388718</text:p>
          </table:table-cell>
          <table:table-cell table:style-name="ce23" office:value-type="float" office:value="492" calcext:value-type="float">
            <text:p>492</text:p>
          </table:table-cell>
          <table:table-cell table:style-name="ce23" table:formula="of:=[.I45]*[.$J$2]" office:value-type="float" office:value="49.3" calcext:value-type="float">
            <text:p>49.3</text:p>
          </table:table-cell>
          <table:table-cell table:style-name="ce23" table:formula="of:=[.J46]*[.$I$17]" office:value-type="float" office:value="120.10466" calcext:value-type="float">
            <text:p>120.10466</text:p>
          </table:table-cell>
          <table:table-cell table:formula="of:=[.H46]-[.K46]" office:value-type="float" office:value="9.284058" calcext:value-type="float">
            <text:p>9.284058</text:p>
          </table:table-cell>
          <table:table-cell table:formula="of:=[.L46]-[.$M$15]" office:value-type="float" office:value="3.86025788888888" calcext:value-type="float">
            <text:p>3.8602578889</text:p>
          </table:table-cell>
          <table:table-cell table:formula="of:=[.M46]/([.$L$36]*[.$I$18])" office:value-type="float" office:value="0.0154410315555555" calcext:value-type="float">
            <text:p>0.0154410316</text:p>
          </table:table-cell>
          <table:table-cell table:formula="of:=[.N46]/[.$C$5]" office:value-type="float" office:value="0.000000000129353248208851" calcext:value-type="float">
            <text:p>1.29353248208851E-010</text:p>
          </table:table-cell>
          <table:table-cell table:formula="of:=[.N46]/[.$B$5]" office:value-type="float" office:value="0.181094547492392" calcext:value-type="float">
            <text:p>0.1810945475</text:p>
          </table:table-cell>
          <table:table-cell table:number-columns-repeated="3"/>
          <table:table-cell table:style-name="ce23" table:number-columns-repeated="8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37"/>
          <table:table-cell table:number-columns-repeated="3"/>
          <table:table-cell table:style-name="ce23"/>
          <table:table-cell table:style-name="ce10"/>
          <table:table-cell table:style-name="ce23" table:number-columns-repeated="7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129.09768" calcext:value-type="float">
            <text:p>129.09768</text:p>
          </table:table-cell>
          <table:table-cell table:style-name="ce23" table:formula="of:=AVERAGE([.I38:.I46])" office:value-type="float" office:value="492.777777777778" calcext:value-type="float">
            <text:p>492.7777777778</text:p>
          </table:table-cell>
          <table:table-cell table:style-name="ce23" table:formula="of:=AVERAGE([.J38:.J46])" office:value-type="float" office:value="49.2888888888889" calcext:value-type="float">
            <text:p>49.2888888889</text:p>
          </table:table-cell>
          <table:table-cell table:style-name="ce23" table:formula="of:=AVERAGE([.K38:.K46])" office:value-type="float" office:value="120.077591111111" calcext:value-type="float">
            <text:p>120.0775911111</text:p>
          </table:table-cell>
          <table:table-cell table:formula="of:=AVERAGE([.L38:.L46])" office:value-type="float" office:value="9.02008888888888" calcext:value-type="float">
            <text:p>9.0200888889</text:p>
          </table:table-cell>
          <table:table-cell table:formula="of:=AVERAGE([.M38:.M46])" office:value-type="float" office:value="3.59628877777776" calcext:value-type="float">
            <text:p>3.5962887778</text:p>
          </table:table-cell>
          <table:table-cell table:style-name="ce23" table:formula="of:=AVERAGE([.N38:.N46])" office:value-type="float" office:value="0.0143851551111111" calcext:value-type="float">
            <text:p>0.0143851551</text:p>
          </table:table-cell>
          <table:table-cell table:style-name="ce30" table:formula="of:=AVERAGE([.O38:.O46])" office:value-type="float" office:value="0.000000000120507916385993" calcext:value-type="float">
            <text:p>1.20507916385993E-010</text:p>
          </table:table-cell>
          <table:table-cell table:style-name="ce38" table:formula="of:=AVERAGE([.P38:.P46])" office:value-type="float" office:value="0.168711082940391" calcext:value-type="float">
            <text:p>0.1687110829</text:p>
          </table:table-cell>
          <table:table-cell table:formula="of:=[.O48]/[.$O$15]*100" office:value-type="float" office:value="94.7351951709234" calcext:value-type="float">
            <text:p>94.7351951709</text:p>
          </table:table-cell>
          <table:table-cell office:value-type="string" calcext:value-type="string">
            <text:p>%age of average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38:.H46])" office:value-type="float" office:value="0.25737350453961" calcext:value-type="float">
            <text:p>0.2573735045</text:p>
          </table:table-cell>
          <table:table-cell table:style-name="ce24" table:formula="of:=STDEV([.I38:.I46])" office:value-type="float" office:value="0.666666666666667" calcext:value-type="float">
            <text:p>0.6666666667</text:p>
          </table:table-cell>
          <table:table-cell table:style-name="ce24" table:formula="of:=STDEV([.J38:.J46])" office:value-type="float" office:value="0.060092521257734" calcext:value-type="float">
            <text:p>0.0600925213</text:p>
          </table:table-cell>
          <table:table-cell table:style-name="ce24" table:formula="of:=STDEV([.K38:.K46])" office:value-type="float" office:value="0.146397400288094" calcext:value-type="float">
            <text:p>0.1463974003</text:p>
          </table:table-cell>
          <table:table-cell table:style-name="ce24" table:formula="of:=STDEV([.L38:.L46])" office:value-type="float" office:value="0.313781166850583" calcext:value-type="float">
            <text:p>0.3137811669</text:p>
          </table:table-cell>
          <table:table-cell table:style-name="ce24" table:formula="of:=STDEV([.M38:.M46])" office:value-type="float" office:value="0.313781166850583" calcext:value-type="float">
            <text:p>0.3137811669</text:p>
          </table:table-cell>
          <table:table-cell table:style-name="ce24" table:formula="of:=STDEV([.N38:.N46])" office:value-type="float" office:value="0.00125512466740233" calcext:value-type="float">
            <text:p>0.0012551247</text:p>
          </table:table-cell>
          <table:table-cell table:style-name="ce31" table:formula="of:=STDEV([.O38:.O46])" office:value-type="float" office:value="0.0000000000105144822773924" calcext:value-type="float">
            <text:p>1.05144822773924E-011</text:p>
          </table:table-cell>
          <table:table-cell table:style-name="ce39" table:formula="of:=STDEV([.P38:.P46])" office:value-type="float" office:value="0.0147202751883494" calcext:value-type="float">
            <text:p>0.0147202752</text:p>
          </table:table-cell>
          <table:table-cell table:formula="of:=[.O49]/[.O48]*100" office:value-type="float" office:value="8.72513822553694" calcext:value-type="float">
            <text:p>8.7251382255</text:p>
          </table:table-cell>
          <table:table-cell office:value-type="string" calcext:value-type="string">
            <text:p>%age of stdev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number-columns-repeated="6"/>
          <table:table-cell table:style-name="ce14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3"/>
          <table:table-cell table:style-name="ce7"/>
          <table:table-cell table:style-name="ce10" table:number-columns-repeated="10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48" table:number-columns-repeated="7"/>
          <table:table-cell table:style-name="ce23"/>
          <table:table-cell table:style-name="ce48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30.730362" calcext:value-type="float">
            <text:p>130.730362</text:p>
          </table:table-cell>
          <table:table-cell office:value-type="float" office:value="500" calcext:value-type="float">
            <text:p>500</text:p>
          </table:table-cell>
          <table:table-cell table:formula="of:=[.I53]*[.$J$2]" office:value-type="float" office:value="50" calcext:value-type="float">
            <text:p>50</text:p>
          </table:table-cell>
          <table:table-cell table:formula="of:=[.J53]*[.$I$17]" office:value-type="float" office:value="121.81" calcext:value-type="float">
            <text:p>121.81</text:p>
          </table:table-cell>
          <table:table-cell table:formula="of:=[.H53]-[.K53]" office:value-type="float" office:value="8.92036200000001" calcext:value-type="float">
            <text:p>8.920362</text:p>
          </table:table-cell>
          <table:table-cell table:formula="of:=[.L53]-[.$M$15]" office:value-type="float" office:value="3.49656188888889" calcext:value-type="float">
            <text:p>3.4965618889</text:p>
          </table:table-cell>
          <table:table-cell table:formula="of:=[.M53]/([.$L$51]*[.$I$18])" office:value-type="float" office:value="0.0139862475555556" calcext:value-type="float">
            <text:p>0.0139862476</text:p>
          </table:table-cell>
          <table:table-cell table:formula="of:=[.N53]/[.$C$6]" office:value-type="float" office:value="0.000000000117166171512246" calcext:value-type="float">
            <text:p>1.17166171512246E-010</text:p>
          </table:table-cell>
          <table:table-cell table:formula="of:=[.N53]/[.$B$6]" office:value-type="float" office:value="0.164032640117144" calcext:value-type="float">
            <text:p>0.164032640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30.759888" calcext:value-type="float">
            <text:p>130.759888</text:p>
          </table:table-cell>
          <table:table-cell office:value-type="float" office:value="500" calcext:value-type="float">
            <text:p>500</text:p>
          </table:table-cell>
          <table:table-cell table:formula="of:=[.I54]*[.$J$2]" office:value-type="float" office:value="50" calcext:value-type="float">
            <text:p>50</text:p>
          </table:table-cell>
          <table:table-cell table:formula="of:=[.J54]*[.$I$17]" office:value-type="float" office:value="121.81" calcext:value-type="float">
            <text:p>121.81</text:p>
          </table:table-cell>
          <table:table-cell table:formula="of:=[.H54]-[.K54]" office:value-type="float" office:value="8.94988799999999" calcext:value-type="float">
            <text:p>8.949888</text:p>
          </table:table-cell>
          <table:table-cell table:formula="of:=[.L54]-[.$M$15]" office:value-type="float" office:value="3.52608788888887" calcext:value-type="float">
            <text:p>3.5260878889</text:p>
          </table:table-cell>
          <table:table-cell table:formula="of:=[.M54]/([.$L$51]*[.$I$18])" office:value-type="float" office:value="0.0141043515555555" calcext:value-type="float">
            <text:p>0.0141043516</text:p>
          </table:table-cell>
          <table:table-cell table:formula="of:=[.N54]/[.$C$6]" office:value-type="float" office:value="0.000000000118155557225984" calcext:value-type="float">
            <text:p>1.18155557225984E-010</text:p>
          </table:table-cell>
          <table:table-cell table:formula="of:=[.N54]/[.$B$6]" office:value-type="float" office:value="0.165417780116377" calcext:value-type="float">
            <text:p>0.165417780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31.080963" calcext:value-type="float">
            <text:p>131.080963</text:p>
          </table:table-cell>
          <table:table-cell office:value-type="float" office:value="500" calcext:value-type="float">
            <text:p>500</text:p>
          </table:table-cell>
          <table:table-cell table:formula="of:=[.I55]*[.$J$2]" office:value-type="float" office:value="50" calcext:value-type="float">
            <text:p>50</text:p>
          </table:table-cell>
          <table:table-cell table:formula="of:=[.J55]*[.$I$17]" office:value-type="float" office:value="121.81" calcext:value-type="float">
            <text:p>121.81</text:p>
          </table:table-cell>
          <table:table-cell table:formula="of:=[.H55]-[.K55]" office:value-type="float" office:value="9.270963" calcext:value-type="float">
            <text:p>9.270963</text:p>
          </table:table-cell>
          <table:table-cell table:formula="of:=[.L55]-[.$M$15]" office:value-type="float" office:value="3.84716288888888" calcext:value-type="float">
            <text:p>3.8471628889</text:p>
          </table:table-cell>
          <table:table-cell table:formula="of:=[.M55]/([.$L$51]*[.$I$18])" office:value-type="float" office:value="0.0153886515555555" calcext:value-type="float">
            <text:p>0.0153886516</text:p>
          </table:table-cell>
          <table:table-cell table:formula="of:=[.N55]/[.$C$6]" office:value-type="float" office:value="0.000000000128914448306344" calcext:value-type="float">
            <text:p>1.28914448306344E-010</text:p>
          </table:table-cell>
          <table:table-cell table:formula="of:=[.N55]/[.$B$6]" office:value-type="float" office:value="0.180480227628882" calcext:value-type="float">
            <text:p>0.180480227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31.084503" calcext:value-type="float">
            <text:p>131.084503</text:p>
          </table:table-cell>
          <table:table-cell office:value-type="float" office:value="500" calcext:value-type="float">
            <text:p>500</text:p>
          </table:table-cell>
          <table:table-cell table:formula="of:=[.I56]*[.$J$2]" office:value-type="float" office:value="50" calcext:value-type="float">
            <text:p>50</text:p>
          </table:table-cell>
          <table:table-cell table:formula="of:=[.J56]*[.$I$17]" office:value-type="float" office:value="121.81" calcext:value-type="float">
            <text:p>121.81</text:p>
          </table:table-cell>
          <table:table-cell table:formula="of:=[.H56]-[.K56]" office:value-type="float" office:value="9.27450300000001" calcext:value-type="float">
            <text:p>9.274503</text:p>
          </table:table-cell>
          <table:table-cell table:formula="of:=[.L56]-[.$M$15]" office:value-type="float" office:value="3.85070288888889" calcext:value-type="float">
            <text:p>3.8507028889</text:p>
          </table:table-cell>
          <table:table-cell table:formula="of:=[.M56]/([.$L$51]*[.$I$18])" office:value-type="float" office:value="0.0154028115555556" calcext:value-type="float">
            <text:p>0.0154028116</text:p>
          </table:table-cell>
          <table:table-cell table:formula="of:=[.N56]/[.$C$6]" office:value-type="float" office:value="0.000000000129033070044021" calcext:value-type="float">
            <text:p>1.29033070044021E-010</text:p>
          </table:table-cell>
          <table:table-cell table:formula="of:=[.N56]/[.$B$6]" office:value-type="float" office:value="0.18064629806163" calcext:value-type="float">
            <text:p>0.180646298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30.908524" calcext:value-type="float">
            <text:p>130.908524</text:p>
          </table:table-cell>
          <table:table-cell office:value-type="float" office:value="500" calcext:value-type="float">
            <text:p>500</text:p>
          </table:table-cell>
          <table:table-cell table:formula="of:=[.I57]*[.$J$2]" office:value-type="float" office:value="50" calcext:value-type="float">
            <text:p>50</text:p>
          </table:table-cell>
          <table:table-cell table:formula="of:=[.J57]*[.$I$17]" office:value-type="float" office:value="121.81" calcext:value-type="float">
            <text:p>121.81</text:p>
          </table:table-cell>
          <table:table-cell table:formula="of:=[.H57]-[.K57]" office:value-type="float" office:value="9.098524" calcext:value-type="float">
            <text:p>9.098524</text:p>
          </table:table-cell>
          <table:table-cell table:formula="of:=[.L57]-[.$M$15]" office:value-type="float" office:value="3.67472388888888" calcext:value-type="float">
            <text:p>3.6747238889</text:p>
          </table:table-cell>
          <table:table-cell table:formula="of:=[.M57]/([.$L$51]*[.$I$18])" office:value-type="float" office:value="0.0146988955555555" calcext:value-type="float">
            <text:p>0.0146988956</text:p>
          </table:table-cell>
          <table:table-cell table:formula="of:=[.N57]/[.$C$6]" office:value-type="float" office:value="0.000000000123136195813917" calcext:value-type="float">
            <text:p>1.23136195813917E-010</text:p>
          </table:table-cell>
          <table:table-cell table:formula="of:=[.N57]/[.$B$6]" office:value-type="float" office:value="0.172390674139483" calcext:value-type="float">
            <text:p>0.172390674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30.914139" calcext:value-type="float">
            <text:p>130.914139</text:p>
          </table:table-cell>
          <table:table-cell office:value-type="float" office:value="501" calcext:value-type="float">
            <text:p>501</text:p>
          </table:table-cell>
          <table:table-cell table:formula="of:=[.I58]*[.$J$2]" office:value-type="float" office:value="50.1" calcext:value-type="float">
            <text:p>50.1</text:p>
          </table:table-cell>
          <table:table-cell table:formula="of:=[.J58]*[.$I$17]" office:value-type="float" office:value="122.05362" calcext:value-type="float">
            <text:p>122.05362</text:p>
          </table:table-cell>
          <table:table-cell table:formula="of:=[.H58]-[.K58]" office:value-type="float" office:value="8.86051900000001" calcext:value-type="float">
            <text:p>8.860519</text:p>
          </table:table-cell>
          <table:table-cell table:formula="of:=[.L58]-[.$M$15]" office:value-type="float" office:value="3.43671888888889" calcext:value-type="float">
            <text:p>3.4367188889</text:p>
          </table:table-cell>
          <table:table-cell table:formula="of:=[.M58]/([.$L$51]*[.$I$18])" office:value-type="float" office:value="0.0137468755555556" calcext:value-type="float">
            <text:p>0.0137468756</text:p>
          </table:table-cell>
          <table:table-cell table:formula="of:=[.N58]/[.$C$6]" office:value-type="float" office:value="0.000000000115160894493101" calcext:value-type="float">
            <text:p>1.15160894493101E-010</text:p>
          </table:table-cell>
          <table:table-cell table:formula="of:=[.N58]/[.$B$6]" office:value-type="float" office:value="0.161225252290341" calcext:value-type="float">
            <text:p>0.161225252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31.565536" calcext:value-type="float">
            <text:p>131.565536</text:p>
          </table:table-cell>
          <table:table-cell office:value-type="float" office:value="501" calcext:value-type="float">
            <text:p>501</text:p>
          </table:table-cell>
          <table:table-cell table:formula="of:=[.I59]*[.$J$2]" office:value-type="float" office:value="50.1" calcext:value-type="float">
            <text:p>50.1</text:p>
          </table:table-cell>
          <table:table-cell table:formula="of:=[.J59]*[.$I$17]" office:value-type="float" office:value="122.05362" calcext:value-type="float">
            <text:p>122.05362</text:p>
          </table:table-cell>
          <table:table-cell table:formula="of:=[.H59]-[.K59]" office:value-type="float" office:value="9.51191600000001" calcext:value-type="float">
            <text:p>9.511916</text:p>
          </table:table-cell>
          <table:table-cell table:formula="of:=[.L59]-[.$M$15]" office:value-type="float" office:value="4.0881158888889" calcext:value-type="float">
            <text:p>4.0881158889</text:p>
          </table:table-cell>
          <table:table-cell table:formula="of:=[.M59]/([.$L$51]*[.$I$18])" office:value-type="float" office:value="0.0163524635555556" calcext:value-type="float">
            <text:p>0.0163524636</text:p>
          </table:table-cell>
          <table:table-cell table:formula="of:=[.N59]/[.$C$6]" office:value-type="float" office:value="0.000000000136988534057294" calcext:value-type="float">
            <text:p>1.36988534057294E-010</text:p>
          </table:table-cell>
          <table:table-cell table:formula="of:=[.N59]/[.$B$6]" office:value-type="float" office:value="0.191783947680212" calcext:value-type="float">
            <text:p>0.1917839477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31.430573" calcext:value-type="float">
            <text:p>131.430573</text:p>
          </table:table-cell>
          <table:table-cell office:value-type="float" office:value="501" calcext:value-type="float">
            <text:p>501</text:p>
          </table:table-cell>
          <table:table-cell table:formula="of:=[.I60]*[.$J$2]" office:value-type="float" office:value="50.1" calcext:value-type="float">
            <text:p>50.1</text:p>
          </table:table-cell>
          <table:table-cell table:formula="of:=[.J60]*[.$I$17]" office:value-type="float" office:value="122.05362" calcext:value-type="float">
            <text:p>122.05362</text:p>
          </table:table-cell>
          <table:table-cell table:formula="of:=[.H60]-[.K60]" office:value-type="float" office:value="9.37695300000001" calcext:value-type="float">
            <text:p>9.376953</text:p>
          </table:table-cell>
          <table:table-cell table:formula="of:=[.L60]-[.$M$15]" office:value-type="float" office:value="3.9531528888889" calcext:value-type="float">
            <text:p>3.9531528889</text:p>
          </table:table-cell>
          <table:table-cell table:formula="of:=[.M60]/([.$L$51]*[.$I$18])" office:value-type="float" office:value="0.0158126115555556" calcext:value-type="float">
            <text:p>0.0158126116</text:p>
          </table:table-cell>
          <table:table-cell table:formula="of:=[.N60]/[.$C$6]" office:value-type="float" office:value="0.000000000132466063553896" calcext:value-type="float">
            <text:p>1.32466063553896E-010</text:p>
          </table:table-cell>
          <table:table-cell table:formula="of:=[.N60]/[.$B$6]" office:value-type="float" office:value="0.185452488975454" calcext:value-type="float">
            <text:p>0.185452489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31.146835" calcext:value-type="float">
            <text:p>131.146835</text:p>
          </table:table-cell>
          <table:table-cell table:style-name="ce23" office:value-type="float" office:value="501" calcext:value-type="float">
            <text:p>501</text:p>
          </table:table-cell>
          <table:table-cell table:style-name="ce23" table:formula="of:=[.I61]*[.$J$2]" office:value-type="float" office:value="50.1" calcext:value-type="float">
            <text:p>50.1</text:p>
          </table:table-cell>
          <table:table-cell table:style-name="ce23" table:formula="of:=[.J61]*[.$I$17]" office:value-type="float" office:value="122.05362" calcext:value-type="float">
            <text:p>122.05362</text:p>
          </table:table-cell>
          <table:table-cell table:formula="of:=[.H61]-[.K61]" office:value-type="float" office:value="9.09321500000002" calcext:value-type="float">
            <text:p>9.093215</text:p>
          </table:table-cell>
          <table:table-cell table:formula="of:=[.L61]-[.$M$15]" office:value-type="float" office:value="3.6694148888889" calcext:value-type="float">
            <text:p>3.6694148889</text:p>
          </table:table-cell>
          <table:table-cell table:formula="of:=[.M61]/([.$L$51]*[.$I$18])" office:value-type="float" office:value="0.0146776595555556" calcext:value-type="float">
            <text:p>0.0146776596</text:p>
          </table:table-cell>
          <table:table-cell table:formula="of:=[.N61]/[.$C$6]" office:value-type="float" office:value="0.000000000122958296716368" calcext:value-type="float">
            <text:p>1.22958296716368E-010</text:p>
          </table:table-cell>
          <table:table-cell table:formula="of:=[.N61]/[.$B$6]" office:value-type="float" office:value="0.172141615402915" calcext:value-type="float">
            <text:p>0.1721416154</text:p>
          </table:table-cell>
          <table:table-cell table:number-columns-repeated="3"/>
          <table:table-cell table:style-name="ce23" table:number-columns-repeated="8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3"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131.069035888889" calcext:value-type="float">
            <text:p>131.0690358889</text:p>
          </table:table-cell>
          <table:table-cell table:style-name="ce23" table:formula="of:=AVERAGE([.I53:.I61])" office:value-type="float" office:value="500.444444444444" calcext:value-type="float">
            <text:p>500.4444444444</text:p>
          </table:table-cell>
          <table:table-cell table:style-name="ce23" table:formula="of:=AVERAGE([.J53:.J61])" office:value-type="float" office:value="50.0444444444445" calcext:value-type="float">
            <text:p>50.0444444444</text:p>
          </table:table-cell>
          <table:table-cell table:style-name="ce23" table:formula="of:=AVERAGE([.K53:.K61])" office:value-type="float" office:value="121.918275555556" calcext:value-type="float">
            <text:p>121.9182755556</text:p>
          </table:table-cell>
          <table:table-cell table:formula="of:=AVERAGE([.L53:.L61])" office:value-type="float" office:value="9.15076033333334" calcext:value-type="float">
            <text:p>9.1507603333</text:p>
          </table:table-cell>
          <table:table-cell table:formula="of:=AVERAGE([.M53:.M61])" office:value-type="float" office:value="3.72696022222222" calcext:value-type="float">
            <text:p>3.7269602222</text:p>
          </table:table-cell>
          <table:table-cell table:style-name="ce23" table:formula="of:=AVERAGE([.N53:.N61])" office:value-type="float" office:value="0.0149078408888889" calcext:value-type="float">
            <text:p>0.0149078409</text:p>
          </table:table-cell>
          <table:table-cell table:style-name="ce30" table:formula="of:=AVERAGE([.O53:.O61])" office:value-type="float" office:value="0.000000000124886581302575" calcext:value-type="float">
            <text:p>1.24886581302575E-010</text:p>
          </table:table-cell>
          <table:table-cell table:style-name="ce38" table:formula="of:=AVERAGE([.P53:.P61])" office:value-type="float" office:value="0.174841213823604" calcext:value-type="float">
            <text:p>0.1748412138</text:p>
          </table:table-cell>
          <table:table-cell table:formula="of:=[.O63]/[.$O$15]*100" office:value-type="float" office:value="98.1774061716656" calcext:value-type="float">
            <text:p>98.1774061717</text:p>
          </table:table-cell>
          <table:table-cell office:value-type="string" calcext:value-type="string">
            <text:p>%age of average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53:.H61])" office:value-type="float" office:value="0.283655857757446" calcext:value-type="float">
            <text:p>0.2836558578</text:p>
          </table:table-cell>
          <table:table-cell table:style-name="ce24" table:formula="of:=STDEV([.I53:.I61])" office:value-type="float" office:value="0.52704627669473" calcext:value-type="float">
            <text:p>0.5270462767</text:p>
          </table:table-cell>
          <table:table-cell table:style-name="ce24" table:formula="of:=STDEV([.J53:.J61])" office:value-type="float" office:value="0.0527046276694737" calcext:value-type="float">
            <text:p>0.0527046277</text:p>
          </table:table-cell>
          <table:table-cell table:style-name="ce24" table:formula="of:=STDEV([.K53:.K61])" office:value-type="float" office:value="0.128399013928366" calcext:value-type="float">
            <text:p>0.1283990139</text:p>
          </table:table-cell>
          <table:table-cell table:style-name="ce24" table:formula="of:=STDEV([.L53:.L61])" office:value-type="float" office:value="0.222224741093338" calcext:value-type="float">
            <text:p>0.2222247411</text:p>
          </table:table-cell>
          <table:table-cell table:style-name="ce24" table:formula="of:=STDEV([.M53:.M61])" office:value-type="float" office:value="0.222224741093338" calcext:value-type="float">
            <text:p>0.2222247411</text:p>
          </table:table-cell>
          <table:table-cell table:style-name="ce24" table:formula="of:=STDEV([.N53:.N61])" office:value-type="float" office:value="0.000888898964373353" calcext:value-type="float">
            <text:p>0.000888899</text:p>
          </table:table-cell>
          <table:table-cell table:style-name="ce31" table:formula="of:=STDEV([.O53:.O61])" office:value-type="float" office:value="0.00000000000744652117039472" calcext:value-type="float">
            <text:p>7.44652117039472E-012</text:p>
          </table:table-cell>
          <table:table-cell table:style-name="ce39" table:formula="of:=STDEV([.P53:.P61])" office:value-type="float" office:value="0.0104251296385526" calcext:value-type="float">
            <text:p>0.0104251296</text:p>
          </table:table-cell>
          <table:table-cell table:formula="of:=[.O64]/[.O63]*100" office:value-type="float" office:value="5.96262712352845" calcext:value-type="float">
            <text:p>5.9626271235</text:p>
          </table:table-cell>
          <table:table-cell office:value-type="string" calcext:value-type="string">
            <text:p>%age of stdev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number-columns-repeated="6"/>
          <table:table-cell table:style-name="ce14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3"/>
          <table:table-cell table:style-name="ce10" table:number-columns-repeated="11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Iterations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124.910774" calcext:value-type="float">
            <text:p>124.910774</text:p>
          </table:table-cell>
          <table:table-cell office:value-type="float" office:value="476" calcext:value-type="float">
            <text:p>476</text:p>
          </table:table-cell>
          <table:table-cell table:formula="of:=[.I68]*[.$J$2]" office:value-type="float" office:value="47.6" calcext:value-type="float">
            <text:p>47.6</text:p>
          </table:table-cell>
          <table:table-cell table:formula="of:=[.J68]*[.$I$17]" office:value-type="float" office:value="115.96312" calcext:value-type="float">
            <text:p>115.96312</text:p>
          </table:table-cell>
          <table:table-cell table:formula="of:=[.H68]-[.K68]" office:value-type="float" office:value="8.947654" calcext:value-type="float">
            <text:p>8.947654</text:p>
          </table:table-cell>
          <table:table-cell table:formula="of:=[.L68]-[.$M$15]" office:value-type="float" office:value="3.52385388888888" calcext:value-type="float">
            <text:p>3.5238538889</text:p>
          </table:table-cell>
          <table:table-cell table:formula="of:=[.M68]/([.$L$66]*[.$I$18])" office:value-type="float" office:value="0.0140954155555555" calcext:value-type="float">
            <text:p>0.0140954156</text:p>
          </table:table-cell>
          <table:table-cell table:formula="of:=[.N68]/[.$C$7]" office:value-type="float" office:value="0.000000000132019909699307" calcext:value-type="float">
            <text:p>1.32019909699307E-010</text:p>
          </table:table-cell>
          <table:table-cell table:formula="of:=[.N68]/[.$B$7]" office:value-type="float" office:value="0.184827873579029" calcext:value-type="float">
            <text:p>0.1848278736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124.656769" calcext:value-type="float">
            <text:p>124.656769</text:p>
          </table:table-cell>
          <table:table-cell office:value-type="float" office:value="476" calcext:value-type="float">
            <text:p>476</text:p>
          </table:table-cell>
          <table:table-cell table:formula="of:=[.I69]*[.$J$2]" office:value-type="float" office:value="47.6" calcext:value-type="float">
            <text:p>47.6</text:p>
          </table:table-cell>
          <table:table-cell table:formula="of:=[.J69]*[.$I$17]" office:value-type="float" office:value="115.96312" calcext:value-type="float">
            <text:p>115.96312</text:p>
          </table:table-cell>
          <table:table-cell table:formula="of:=[.H69]-[.K69]" office:value-type="float" office:value="8.69364899999999" calcext:value-type="float">
            <text:p>8.693649</text:p>
          </table:table-cell>
          <table:table-cell table:formula="of:=[.L69]-[.$M$15]" office:value-type="float" office:value="3.26984888888888" calcext:value-type="float">
            <text:p>3.2698488889</text:p>
          </table:table-cell>
          <table:table-cell table:formula="of:=[.M69]/([.$L$66]*[.$I$18])" office:value-type="float" office:value="0.0130793955555555" calcext:value-type="float">
            <text:p>0.0130793956</text:p>
          </table:table-cell>
          <table:table-cell table:formula="of:=[.N69]/[.$C$7]" office:value-type="float" office:value="0.000000000122503704368289" calcext:value-type="float">
            <text:p>1.22503704368289E-010</text:p>
          </table:table-cell>
          <table:table-cell table:formula="of:=[.N69]/[.$B$7]" office:value-type="float" office:value="0.171505186115604" calcext:value-type="float">
            <text:p>0.1715051861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124.641357" calcext:value-type="float">
            <text:p>124.641357</text:p>
          </table:table-cell>
          <table:table-cell office:value-type="float" office:value="476" calcext:value-type="float">
            <text:p>476</text:p>
          </table:table-cell>
          <table:table-cell table:formula="of:=[.I70]*[.$J$2]" office:value-type="float" office:value="47.6" calcext:value-type="float">
            <text:p>47.6</text:p>
          </table:table-cell>
          <table:table-cell table:formula="of:=[.J70]*[.$I$17]" office:value-type="float" office:value="115.96312" calcext:value-type="float">
            <text:p>115.96312</text:p>
          </table:table-cell>
          <table:table-cell table:formula="of:=[.H70]-[.K70]" office:value-type="float" office:value="8.678237" calcext:value-type="float">
            <text:p>8.678237</text:p>
          </table:table-cell>
          <table:table-cell table:formula="of:=[.L70]-[.$M$15]" office:value-type="float" office:value="3.25443688888888" calcext:value-type="float">
            <text:p>3.2544368889</text:p>
          </table:table-cell>
          <table:table-cell table:formula="of:=[.M70]/([.$L$66]*[.$I$18])" office:value-type="float" office:value="0.0130177475555555" calcext:value-type="float">
            <text:p>0.0130177476</text:p>
          </table:table-cell>
          <table:table-cell table:formula="of:=[.N70]/[.$C$7]" office:value-type="float" office:value="0.000000000121926299370113" calcext:value-type="float">
            <text:p>1.21926299370113E-010</text:p>
          </table:table-cell>
          <table:table-cell table:formula="of:=[.N70]/[.$B$7]" office:value-type="float" office:value="0.170696819118158" calcext:value-type="float">
            <text:p>0.1706968191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124.043419" calcext:value-type="float">
            <text:p>124.043419</text:p>
          </table:table-cell>
          <table:table-cell office:value-type="float" office:value="476" calcext:value-type="float">
            <text:p>476</text:p>
          </table:table-cell>
          <table:table-cell table:formula="of:=[.I71]*[.$J$2]" office:value-type="float" office:value="47.6" calcext:value-type="float">
            <text:p>47.6</text:p>
          </table:table-cell>
          <table:table-cell table:formula="of:=[.J71]*[.$I$17]" office:value-type="float" office:value="115.96312" calcext:value-type="float">
            <text:p>115.96312</text:p>
          </table:table-cell>
          <table:table-cell table:formula="of:=[.H71]-[.K71]" office:value-type="float" office:value="8.080299" calcext:value-type="float">
            <text:p>8.080299</text:p>
          </table:table-cell>
          <table:table-cell table:formula="of:=[.L71]-[.$M$15]" office:value-type="float" office:value="2.65649888888888" calcext:value-type="float">
            <text:p>2.6564988889</text:p>
          </table:table-cell>
          <table:table-cell table:formula="of:=[.M71]/([.$L$66]*[.$I$18])" office:value-type="float" office:value="0.0106259955555555" calcext:value-type="float">
            <text:p>0.0106259956</text:p>
          </table:table-cell>
          <table:table-cell table:formula="of:=[.N71]/[.$C$7]" office:value-type="float" office:value="0.0000000000995247687576519" calcext:value-type="float">
            <text:p>9.95247687576519E-011</text:p>
          </table:table-cell>
          <table:table-cell table:formula="of:=[.N71]/[.$B$7]" office:value-type="float" office:value="0.139334676260713" calcext:value-type="float">
            <text:p>0.139334676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24.092903" calcext:value-type="float">
            <text:p>124.092903</text:p>
          </table:table-cell>
          <table:table-cell office:value-type="float" office:value="476" calcext:value-type="float">
            <text:p>476</text:p>
          </table:table-cell>
          <table:table-cell table:formula="of:=[.I72]*[.$J$2]" office:value-type="float" office:value="47.6" calcext:value-type="float">
            <text:p>47.6</text:p>
          </table:table-cell>
          <table:table-cell table:formula="of:=[.J72]*[.$I$17]" office:value-type="float" office:value="115.96312" calcext:value-type="float">
            <text:p>115.96312</text:p>
          </table:table-cell>
          <table:table-cell table:formula="of:=[.H72]-[.K72]" office:value-type="float" office:value="8.129783" calcext:value-type="float">
            <text:p>8.129783</text:p>
          </table:table-cell>
          <table:table-cell table:formula="of:=[.L72]-[.$M$15]" office:value-type="float" office:value="2.70598288888889" calcext:value-type="float">
            <text:p>2.7059828889</text:p>
          </table:table-cell>
          <table:table-cell table:formula="of:=[.M72]/([.$L$66]*[.$I$18])" office:value-type="float" office:value="0.0108239315555555" calcext:value-type="float">
            <text:p>0.0108239316</text:p>
          </table:table-cell>
          <table:table-cell table:formula="of:=[.N72]/[.$C$7]" office:value-type="float" office:value="0.000000000101378668895839" calcext:value-type="float">
            <text:p>1.01378668895839E-010</text:p>
          </table:table-cell>
          <table:table-cell table:formula="of:=[.N72]/[.$B$7]" office:value-type="float" office:value="0.141930136454174" calcext:value-type="float">
            <text:p>0.141930136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24.475113" calcext:value-type="float">
            <text:p>124.475113</text:p>
          </table:table-cell>
          <table:table-cell office:value-type="float" office:value="476" calcext:value-type="float">
            <text:p>476</text:p>
          </table:table-cell>
          <table:table-cell table:formula="of:=[.I73]*[.$J$2]" office:value-type="float" office:value="47.6" calcext:value-type="float">
            <text:p>47.6</text:p>
          </table:table-cell>
          <table:table-cell table:formula="of:=[.J73]*[.$I$17]" office:value-type="float" office:value="115.96312" calcext:value-type="float">
            <text:p>115.96312</text:p>
          </table:table-cell>
          <table:table-cell table:formula="of:=[.H73]-[.K73]" office:value-type="float" office:value="8.51199299999999" calcext:value-type="float">
            <text:p>8.511993</text:p>
          </table:table-cell>
          <table:table-cell table:formula="of:=[.L73]-[.$M$15]" office:value-type="float" office:value="3.08819288888887" calcext:value-type="float">
            <text:p>3.0881928889</text:p>
          </table:table-cell>
          <table:table-cell table:formula="of:=[.M73]/([.$L$66]*[.$I$18])" office:value-type="float" office:value="0.0123527715555555" calcext:value-type="float">
            <text:p>0.0123527716</text:p>
          </table:table-cell>
          <table:table-cell table:formula="of:=[.N73]/[.$C$7]" office:value-type="float" office:value="0.000000000115698028119351" calcext:value-type="float">
            <text:p>1.15698028119351E-010</text:p>
          </table:table-cell>
          <table:table-cell table:formula="of:=[.N73]/[.$B$7]" office:value-type="float" office:value="0.161977239367091" calcext:value-type="float">
            <text:p>0.161977239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24.23233" calcext:value-type="float">
            <text:p>124.23233</text:p>
          </table:table-cell>
          <table:table-cell office:value-type="float" office:value="476" calcext:value-type="float">
            <text:p>476</text:p>
          </table:table-cell>
          <table:table-cell table:formula="of:=[.I74]*[.$J$2]" office:value-type="float" office:value="47.6" calcext:value-type="float">
            <text:p>47.6</text:p>
          </table:table-cell>
          <table:table-cell table:formula="of:=[.J74]*[.$I$17]" office:value-type="float" office:value="115.96312" calcext:value-type="float">
            <text:p>115.96312</text:p>
          </table:table-cell>
          <table:table-cell table:formula="of:=[.H74]-[.K74]" office:value-type="float" office:value="8.26921" calcext:value-type="float">
            <text:p>8.26921</text:p>
          </table:table-cell>
          <table:table-cell table:formula="of:=[.L74]-[.$M$15]" office:value-type="float" office:value="2.84540988888888" calcext:value-type="float">
            <text:p>2.8454098889</text:p>
          </table:table-cell>
          <table:table-cell table:formula="of:=[.M74]/([.$L$66]*[.$I$18])" office:value-type="float" office:value="0.0113816395555555" calcext:value-type="float">
            <text:p>0.0113816396</text:p>
          </table:table-cell>
          <table:table-cell table:formula="of:=[.N74]/[.$C$7]" office:value-type="float" office:value="0.000000000106602250954018" calcext:value-type="float">
            <text:p>1.06602250954018E-010</text:p>
          </table:table-cell>
          <table:table-cell table:formula="of:=[.N74]/[.$B$7]" office:value-type="float" office:value="0.149243151335625" calcext:value-type="float">
            <text:p>0.149243151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24.808899" calcext:value-type="float">
            <text:p>124.808899</text:p>
          </table:table-cell>
          <table:table-cell office:value-type="float" office:value="476" calcext:value-type="float">
            <text:p>476</text:p>
          </table:table-cell>
          <table:table-cell table:formula="of:=[.I75]*[.$J$2]" office:value-type="float" office:value="47.6" calcext:value-type="float">
            <text:p>47.6</text:p>
          </table:table-cell>
          <table:table-cell table:formula="of:=[.J75]*[.$I$17]" office:value-type="float" office:value="115.96312" calcext:value-type="float">
            <text:p>115.96312</text:p>
          </table:table-cell>
          <table:table-cell table:formula="of:=[.H75]-[.K75]" office:value-type="float" office:value="8.84577899999999" calcext:value-type="float">
            <text:p>8.845779</text:p>
          </table:table-cell>
          <table:table-cell table:formula="of:=[.L75]-[.$M$15]" office:value-type="float" office:value="3.42197888888888" calcext:value-type="float">
            <text:p>3.4219788889</text:p>
          </table:table-cell>
          <table:table-cell table:formula="of:=[.M75]/([.$L$66]*[.$I$18])" office:value-type="float" office:value="0.0136879155555555" calcext:value-type="float">
            <text:p>0.0136879156</text:p>
          </table:table-cell>
          <table:table-cell table:formula="of:=[.N75]/[.$C$7]" office:value-type="float" office:value="0.000000000128203199720773" calcext:value-type="float">
            <text:p>1.28203199720773E-010</text:p>
          </table:table-cell>
          <table:table-cell table:formula="of:=[.N75]/[.$B$7]" office:value-type="float" office:value="0.179484479609082" calcext:value-type="float">
            <text:p>0.179484479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24.944534" calcext:value-type="float">
            <text:p>124.944534</text:p>
          </table:table-cell>
          <table:table-cell table:style-name="ce23" office:value-type="float" office:value="475" calcext:value-type="float">
            <text:p>475</text:p>
          </table:table-cell>
          <table:table-cell table:style-name="ce23" table:formula="of:=[.I76]*[.$J$2]" office:value-type="float" office:value="47.5" calcext:value-type="float">
            <text:p>47.5</text:p>
          </table:table-cell>
          <table:table-cell table:style-name="ce23" table:formula="of:=[.J76]*[.$I$17]" office:value-type="float" office:value="115.7195" calcext:value-type="float">
            <text:p>115.7195</text:p>
          </table:table-cell>
          <table:table-cell table:formula="of:=[.H76]-[.K76]" office:value-type="float" office:value="9.22503400000001" calcext:value-type="float">
            <text:p>9.225034</text:p>
          </table:table-cell>
          <table:table-cell table:formula="of:=[.L76]-[.$M$15]" office:value-type="float" office:value="3.80123388888889" calcext:value-type="float">
            <text:p>3.8012338889</text:p>
          </table:table-cell>
          <table:table-cell table:formula="of:=[.M76]/([.$L$66]*[.$I$18])" office:value-type="float" office:value="0.0152049355555556" calcext:value-type="float">
            <text:p>0.0152049356</text:p>
          </table:table-cell>
          <table:table-cell table:formula="of:=[.N76]/[.$C$7]" office:value-type="float" office:value="0.00000000014241185093951" calcext:value-type="float">
            <text:p>1.4241185093951E-010</text:p>
          </table:table-cell>
          <table:table-cell table:formula="of:=[.N76]/[.$B$7]" office:value-type="float" office:value="0.199376591315314" calcext:value-type="float">
            <text:p>0.199376591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124.534010888889" calcext:value-type="float">
            <text:p>124.5340108889</text:p>
          </table:table-cell>
          <table:table-cell table:style-name="ce23" table:formula="of:=AVERAGE([.I68:.I76])" office:value-type="float" office:value="475.888888888889" calcext:value-type="float">
            <text:p>475.8888888889</text:p>
          </table:table-cell>
          <table:table-cell table:style-name="ce23" table:formula="of:=AVERAGE([.J68:.J76])" office:value-type="float" office:value="47.5888888888889" calcext:value-type="float">
            <text:p>47.5888888889</text:p>
          </table:table-cell>
          <table:table-cell table:style-name="ce23" table:formula="of:=AVERAGE([.K68:.K76])" office:value-type="float" office:value="115.936051111111" calcext:value-type="float">
            <text:p>115.9360511111</text:p>
          </table:table-cell>
          <table:table-cell table:formula="of:=AVERAGE([.L68:.L76])" office:value-type="float" office:value="8.59795977777778" calcext:value-type="float">
            <text:p>8.5979597778</text:p>
          </table:table-cell>
          <table:table-cell table:formula="of:=AVERAGE([.M68:.M76])" office:value-type="float" office:value="3.17415966666666" calcext:value-type="float">
            <text:p>3.1741596667</text:p>
          </table:table-cell>
          <table:table-cell table:style-name="ce23" table:formula="of:=AVERAGE([.N68:.N76])" office:value-type="float" office:value="0.0126966386666666" calcext:value-type="float">
            <text:p>0.0126966387</text:p>
          </table:table-cell>
          <table:table-cell table:style-name="ce34" table:formula="of:=AVERAGE([.O68:.O76])" office:value-type="float" office:value="0.000000000118918742313872" calcext:value-type="float">
            <text:p>1.18918742313872E-010</text:p>
          </table:table-cell>
          <table:table-cell table:style-name="ce38" table:formula="of:=AVERAGE([.P68:.P76])" office:value-type="float" office:value="0.166486239239421" calcext:value-type="float">
            <text:p>0.1664862392</text:p>
          </table:table-cell>
          <table:table-cell table:formula="of:=[.O78]/[.$O$15]*100" office:value-type="float" office:value="93.4858937109201" calcext:value-type="float">
            <text:p>93.4858937109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68:.H76])" office:value-type="float" office:value="0.343215087957771" calcext:value-type="float">
            <text:p>0.343215088</text:p>
          </table:table-cell>
          <table:table-cell table:style-name="ce24" table:formula="of:=STDEV([.I68:.I76])" office:value-type="float" office:value="0.333333333333333" calcext:value-type="float">
            <text:p>0.3333333333</text:p>
          </table:table-cell>
          <table:table-cell table:style-name="ce24" table:formula="of:=STDEV([.J68:.J76])" office:value-type="float" office:value="0.0333333333333338" calcext:value-type="float">
            <text:p>0.0333333333</text:p>
          </table:table-cell>
          <table:table-cell table:style-name="ce24" table:formula="of:=STDEV([.K68:.K76])" office:value-type="float" office:value="0.081206666666669" calcext:value-type="float">
            <text:p>0.0812066667</text:p>
          </table:table-cell>
          <table:table-cell table:style-name="ce24" table:formula="of:=STDEV([.L68:.L76])" office:value-type="float" office:value="0.38651523824449" calcext:value-type="float">
            <text:p>0.3865152382</text:p>
          </table:table-cell>
          <table:table-cell table:style-name="ce24" table:formula="of:=STDEV([.M68:.M76])" office:value-type="float" office:value="0.38651523824449" calcext:value-type="float">
            <text:p>0.3865152382</text:p>
          </table:table-cell>
          <table:table-cell table:style-name="ce24" table:formula="of:=STDEV([.N68:.N76])" office:value-type="float" office:value="0.00154606095297796" calcext:value-type="float">
            <text:p>0.001546061</text:p>
          </table:table-cell>
          <table:table-cell table:style-name="ce31" table:formula="of:=STDEV([.O68:.O76])" office:value-type="float" office:value="0.0000000000144806534150976" calcext:value-type="float">
            <text:p>1.44806534150976E-011</text:p>
          </table:table-cell>
          <table:table-cell table:style-name="ce39" table:formula="of:=STDEV([.P68:.P76])" office:value-type="float" office:value="0.0202729147811366" calcext:value-type="float">
            <text:p>0.0202729148</text:p>
          </table:table-cell>
          <table:table-cell table:formula="of:=[.O79]/[.O78]*100" office:value-type="float" office:value="12.1769311828724" calcext:value-type="float">
            <text:p>12.1769311829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39.579254" calcext:value-type="float">
            <text:p>139.579254</text:p>
          </table:table-cell>
          <table:table-cell office:value-type="float" office:value="536" calcext:value-type="float">
            <text:p>536</text:p>
          </table:table-cell>
          <table:table-cell table:formula="of:=[.I83]*[.$J$2]" office:value-type="float" office:value="53.6" calcext:value-type="float">
            <text:p>53.6</text:p>
          </table:table-cell>
          <table:table-cell table:formula="of:=[.J83]*[.$I$17]" office:value-type="float" office:value="130.58032" calcext:value-type="float">
            <text:p>130.58032</text:p>
          </table:table-cell>
          <table:table-cell table:formula="of:=[.H83]-[.K83]" office:value-type="float" office:value="8.99893399999999" calcext:value-type="float">
            <text:p>8.998934</text:p>
          </table:table-cell>
          <table:table-cell table:formula="of:=[.L83]-[.$M$15]" office:value-type="float" office:value="3.57513388888887" calcext:value-type="float">
            <text:p>3.5751338889</text:p>
          </table:table-cell>
          <table:table-cell table:formula="of:=[.M83]/([.$L$81]*[.$I$18])" office:value-type="float" office:value="0.00178756694444444" calcext:value-type="float">
            <text:p>0.0017875669</text:p>
          </table:table-cell>
          <table:table-cell table:formula="of:=[.N83]/[.$C$8]" office:value-type="float" office:value="0.000000000096430392813422" calcext:value-type="float">
            <text:p>9.6430392813422E-011</text:p>
          </table:table-cell>
          <table:table-cell table:formula="of:=[.N83]/[.$B$8]" office:value-type="float" office:value="0.135002549938791" calcext:value-type="float">
            <text:p>0.135002549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40.315842" calcext:value-type="float">
            <text:p>140.315842</text:p>
          </table:table-cell>
          <table:table-cell office:value-type="float" office:value="536" calcext:value-type="float">
            <text:p>536</text:p>
          </table:table-cell>
          <table:table-cell table:formula="of:=[.I84]*[.$J$2]" office:value-type="float" office:value="53.6" calcext:value-type="float">
            <text:p>53.6</text:p>
          </table:table-cell>
          <table:table-cell table:formula="of:=[.J84]*[.$I$17]" office:value-type="float" office:value="130.58032" calcext:value-type="float">
            <text:p>130.58032</text:p>
          </table:table-cell>
          <table:table-cell table:formula="of:=[.H84]-[.K84]" office:value-type="float" office:value="9.735522" calcext:value-type="float">
            <text:p>9.735522</text:p>
          </table:table-cell>
          <table:table-cell table:formula="of:=[.L84]-[.$M$15]" office:value-type="float" office:value="4.31172188888889" calcext:value-type="float">
            <text:p>4.3117218889</text:p>
          </table:table-cell>
          <table:table-cell table:formula="of:=[.M84]/([.$L$81]*[.$I$18])" office:value-type="float" office:value="0.00215586094444444" calcext:value-type="float">
            <text:p>0.0021558609</text:p>
          </table:table-cell>
          <table:table-cell table:formula="of:=[.N84]/[.$C$8]" office:value-type="float" office:value="0.000000000116298032009371" calcext:value-type="float">
            <text:p>1.16298032009371E-010</text:p>
          </table:table-cell>
          <table:table-cell table:formula="of:=[.N84]/[.$B$8]" office:value-type="float" office:value="0.162817244813119" calcext:value-type="float">
            <text:p>0.162817244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39.303604" calcext:value-type="float">
            <text:p>139.303604</text:p>
          </table:table-cell>
          <table:table-cell office:value-type="float" office:value="536" calcext:value-type="float">
            <text:p>536</text:p>
          </table:table-cell>
          <table:table-cell table:formula="of:=[.I85]*[.$J$2]" office:value-type="float" office:value="53.6" calcext:value-type="float">
            <text:p>53.6</text:p>
          </table:table-cell>
          <table:table-cell table:formula="of:=[.J85]*[.$I$17]" office:value-type="float" office:value="130.58032" calcext:value-type="float">
            <text:p>130.58032</text:p>
          </table:table-cell>
          <table:table-cell table:formula="of:=[.H85]-[.K85]" office:value-type="float" office:value="8.72328400000001" calcext:value-type="float">
            <text:p>8.723284</text:p>
          </table:table-cell>
          <table:table-cell table:formula="of:=[.L85]-[.$M$15]" office:value-type="float" office:value="3.29948388888889" calcext:value-type="float">
            <text:p>3.2994838889</text:p>
          </table:table-cell>
          <table:table-cell table:formula="of:=[.M85]/([.$L$81]*[.$I$18])" office:value-type="float" office:value="0.00164974194444445" calcext:value-type="float">
            <text:p>0.0016497419</text:p>
          </table:table-cell>
          <table:table-cell table:formula="of:=[.N85]/[.$C$8]" office:value-type="float" office:value="0.0000000000889954159411909" calcext:value-type="float">
            <text:p>8.89954159411909E-011</text:p>
          </table:table-cell>
          <table:table-cell table:formula="of:=[.N85]/[.$B$8]" office:value-type="float" office:value="0.124593582317667" calcext:value-type="float">
            <text:p>0.124593582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39.668091" calcext:value-type="float">
            <text:p>139.668091</text:p>
          </table:table-cell>
          <table:table-cell office:value-type="float" office:value="536" calcext:value-type="float">
            <text:p>536</text:p>
          </table:table-cell>
          <table:table-cell table:formula="of:=[.I86]*[.$J$2]" office:value-type="float" office:value="53.6" calcext:value-type="float">
            <text:p>53.6</text:p>
          </table:table-cell>
          <table:table-cell table:formula="of:=[.J86]*[.$I$17]" office:value-type="float" office:value="130.58032" calcext:value-type="float">
            <text:p>130.58032</text:p>
          </table:table-cell>
          <table:table-cell table:formula="of:=[.H86]-[.K86]" office:value-type="float" office:value="9.087771" calcext:value-type="float">
            <text:p>9.087771</text:p>
          </table:table-cell>
          <table:table-cell table:formula="of:=[.L86]-[.$M$15]" office:value-type="float" office:value="3.66397088888889" calcext:value-type="float">
            <text:p>3.6639708889</text:p>
          </table:table-cell>
          <table:table-cell table:formula="of:=[.M86]/([.$L$81]*[.$I$18])" office:value-type="float" office:value="0.00183198544444444" calcext:value-type="float">
            <text:p>0.0018319854</text:p>
          </table:table-cell>
          <table:table-cell table:formula="of:=[.N86]/[.$C$8]" office:value-type="float" office:value="0.0000000000988265511315737" calcext:value-type="float">
            <text:p>9.88265511315737E-011</text:p>
          </table:table-cell>
          <table:table-cell table:formula="of:=[.N86]/[.$B$8]" office:value-type="float" office:value="0.138357171584203" calcext:value-type="float">
            <text:p>0.138357171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40.041153" calcext:value-type="float">
            <text:p>140.041153</text:p>
          </table:table-cell>
          <table:table-cell office:value-type="float" office:value="536" calcext:value-type="float">
            <text:p>536</text:p>
          </table:table-cell>
          <table:table-cell table:formula="of:=[.I87]*[.$J$2]" office:value-type="float" office:value="53.6" calcext:value-type="float">
            <text:p>53.6</text:p>
          </table:table-cell>
          <table:table-cell table:formula="of:=[.J87]*[.$I$17]" office:value-type="float" office:value="130.58032" calcext:value-type="float">
            <text:p>130.58032</text:p>
          </table:table-cell>
          <table:table-cell table:formula="of:=[.H87]-[.K87]" office:value-type="float" office:value="9.46083300000001" calcext:value-type="float">
            <text:p>9.460833</text:p>
          </table:table-cell>
          <table:table-cell table:formula="of:=[.L87]-[.$M$15]" office:value-type="float" office:value="4.03703288888889" calcext:value-type="float">
            <text:p>4.0370328889</text:p>
          </table:table-cell>
          <table:table-cell table:formula="of:=[.M87]/([.$L$81]*[.$I$18])" office:value-type="float" office:value="0.00201851644444445" calcext:value-type="float">
            <text:p>0.0020185164</text:p>
          </table:table-cell>
          <table:table-cell table:formula="of:=[.N87]/[.$C$8]" office:value-type="float" office:value="0.000000000108888975734906" calcext:value-type="float">
            <text:p>1.08888975734906E-010</text:p>
          </table:table-cell>
          <table:table-cell table:formula="of:=[.N87]/[.$B$8]" office:value-type="float" office:value="0.152444566028868" calcext:value-type="float">
            <text:p>0.15244456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40.256058" calcext:value-type="float">
            <text:p>140.256058</text:p>
          </table:table-cell>
          <table:table-cell office:value-type="float" office:value="537" calcext:value-type="float">
            <text:p>537</text:p>
          </table:table-cell>
          <table:table-cell table:formula="of:=[.I88]*[.$J$2]" office:value-type="float" office:value="53.7" calcext:value-type="float">
            <text:p>53.7</text:p>
          </table:table-cell>
          <table:table-cell table:formula="of:=[.J88]*[.$I$17]" office:value-type="float" office:value="130.82394" calcext:value-type="float">
            <text:p>130.82394</text:p>
          </table:table-cell>
          <table:table-cell table:formula="of:=[.H88]-[.K88]" office:value-type="float" office:value="9.432118" calcext:value-type="float">
            <text:p>9.432118</text:p>
          </table:table-cell>
          <table:table-cell table:formula="of:=[.L88]-[.$M$15]" office:value-type="float" office:value="4.00831788888889" calcext:value-type="float">
            <text:p>4.0083178889</text:p>
          </table:table-cell>
          <table:table-cell table:formula="of:=[.M88]/([.$L$81]*[.$I$18])" office:value-type="float" office:value="0.00200415894444444" calcext:value-type="float">
            <text:p>0.0020041589</text:p>
          </table:table-cell>
          <table:table-cell table:formula="of:=[.N88]/[.$C$8]" office:value-type="float" office:value="0.000000000108114459642447" calcext:value-type="float">
            <text:p>1.08114459642447E-010</text:p>
          </table:table-cell>
          <table:table-cell table:formula="of:=[.N88]/[.$B$8]" office:value-type="float" office:value="0.151360243499426" calcext:value-type="float">
            <text:p>0.151360243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40.028168" calcext:value-type="float">
            <text:p>140.028168</text:p>
          </table:table-cell>
          <table:table-cell office:value-type="float" office:value="537" calcext:value-type="float">
            <text:p>537</text:p>
          </table:table-cell>
          <table:table-cell table:formula="of:=[.I89]*[.$J$2]" office:value-type="float" office:value="53.7" calcext:value-type="float">
            <text:p>53.7</text:p>
          </table:table-cell>
          <table:table-cell table:formula="of:=[.J89]*[.$I$17]" office:value-type="float" office:value="130.82394" calcext:value-type="float">
            <text:p>130.82394</text:p>
          </table:table-cell>
          <table:table-cell table:formula="of:=[.H89]-[.K89]" office:value-type="float" office:value="9.204228" calcext:value-type="float">
            <text:p>9.204228</text:p>
          </table:table-cell>
          <table:table-cell table:formula="of:=[.L89]-[.$M$15]" office:value-type="float" office:value="3.78042788888888" calcext:value-type="float">
            <text:p>3.7804278889</text:p>
          </table:table-cell>
          <table:table-cell table:formula="of:=[.M89]/([.$L$81]*[.$I$18])" office:value-type="float" office:value="0.00189021394444444" calcext:value-type="float">
            <text:p>0.0018902139</text:p>
          </table:table-cell>
          <table:table-cell table:formula="of:=[.N89]/[.$C$8]" office:value-type="float" office:value="0.000000000101967690625894" calcext:value-type="float">
            <text:p>1.01967690625894E-010</text:p>
          </table:table-cell>
          <table:table-cell table:formula="of:=[.N89]/[.$B$8]" office:value-type="float" office:value="0.142754766876252" calcext:value-type="float">
            <text:p>0.142754766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39.482651" calcext:value-type="float">
            <text:p>139.482651</text:p>
          </table:table-cell>
          <table:table-cell office:value-type="float" office:value="535" calcext:value-type="float">
            <text:p>535</text:p>
          </table:table-cell>
          <table:table-cell table:formula="of:=[.I90]*[.$J$2]" office:value-type="float" office:value="53.5" calcext:value-type="float">
            <text:p>53.5</text:p>
          </table:table-cell>
          <table:table-cell table:formula="of:=[.J90]*[.$I$17]" office:value-type="float" office:value="130.3367" calcext:value-type="float">
            <text:p>130.3367</text:p>
          </table:table-cell>
          <table:table-cell table:formula="of:=[.H90]-[.K90]" office:value-type="float" office:value="9.145951" calcext:value-type="float">
            <text:p>9.145951</text:p>
          </table:table-cell>
          <table:table-cell table:formula="of:=[.L90]-[.$M$15]" office:value-type="float" office:value="3.72215088888888" calcext:value-type="float">
            <text:p>3.7221508889</text:p>
          </table:table-cell>
          <table:table-cell table:formula="of:=[.M90]/([.$L$81]*[.$I$18])" office:value-type="float" office:value="0.00186107544444444" calcext:value-type="float">
            <text:p>0.0018610754</text:p>
          </table:table-cell>
          <table:table-cell table:formula="of:=[.N90]/[.$C$8]" office:value-type="float" office:value="0.000000000100395812711209" calcext:value-type="float">
            <text:p>1.00395812711209E-010</text:p>
          </table:table-cell>
          <table:table-cell table:formula="of:=[.N90]/[.$B$8]" office:value-type="float" office:value="0.140554137795692" calcext:value-type="float">
            <text:p>0.140554137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40.337082" calcext:value-type="float">
            <text:p>140.337082</text:p>
          </table:table-cell>
          <table:table-cell table:style-name="ce23" office:value-type="float" office:value="538" calcext:value-type="float">
            <text:p>538</text:p>
          </table:table-cell>
          <table:table-cell table:style-name="ce23" table:formula="of:=[.I91]*[.$J$2]" office:value-type="float" office:value="53.8" calcext:value-type="float">
            <text:p>53.8</text:p>
          </table:table-cell>
          <table:table-cell table:style-name="ce23" table:formula="of:=[.J91]*[.$I$17]" office:value-type="float" office:value="131.06756" calcext:value-type="float">
            <text:p>131.06756</text:p>
          </table:table-cell>
          <table:table-cell table:formula="of:=[.H91]-[.K91]" office:value-type="float" office:value="9.269522" calcext:value-type="float">
            <text:p>9.269522</text:p>
          </table:table-cell>
          <table:table-cell table:formula="of:=[.L91]-[.$M$15]" office:value-type="float" office:value="3.84572188888888" calcext:value-type="float">
            <text:p>3.8457218889</text:p>
          </table:table-cell>
          <table:table-cell table:formula="of:=[.M91]/([.$L$81]*[.$I$18])" office:value-type="float" office:value="0.00192286094444444" calcext:value-type="float">
            <text:p>0.0019228609</text:p>
          </table:table-cell>
          <table:table-cell table:formula="of:=[.N91]/[.$C$8]" office:value-type="float" office:value="0.000000000103728834757566" calcext:value-type="float">
            <text:p>1.03728834757566E-010</text:p>
          </table:table-cell>
          <table:table-cell table:formula="of:=[.N91]/[.$B$8]" office:value-type="float" office:value="0.145220368660593" calcext:value-type="float">
            <text:p>0.145220368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139.890211444444" calcext:value-type="float">
            <text:p>139.8902114444</text:p>
          </table:table-cell>
          <table:table-cell table:style-name="ce23" table:formula="of:=AVERAGE([.I83:.I91])" office:value-type="float" office:value="536.333333333333" calcext:value-type="float">
            <text:p>536.3333333333</text:p>
          </table:table-cell>
          <table:table-cell table:style-name="ce23" table:formula="of:=AVERAGE([.J83:.J91])" office:value-type="float" office:value="53.6333333333333" calcext:value-type="float">
            <text:p>53.6333333333</text:p>
          </table:table-cell>
          <table:table-cell table:style-name="ce23" table:formula="of:=AVERAGE([.K83:.K91])" office:value-type="float" office:value="130.661526666667" calcext:value-type="float">
            <text:p>130.6615266667</text:p>
          </table:table-cell>
          <table:table-cell table:formula="of:=AVERAGE([.L83:.L91])" office:value-type="float" office:value="9.22868477777778" calcext:value-type="float">
            <text:p>9.2286847778</text:p>
          </table:table-cell>
          <table:table-cell table:formula="of:=AVERAGE([.M83:.M91])" office:value-type="float" office:value="3.80488466666666" calcext:value-type="float">
            <text:p>3.8048846667</text:p>
          </table:table-cell>
          <table:table-cell table:style-name="ce23" table:formula="of:=AVERAGE([.N83:.N91])" office:value-type="float" office:value="0.00190244233333333" calcext:value-type="float">
            <text:p>0.0019024423</text:p>
          </table:table-cell>
          <table:table-cell table:style-name="ce30" table:formula="of:=AVERAGE([.O83:.O91])" office:value-type="float" office:value="0.000000000102627351707509" calcext:value-type="float">
            <text:p>1.02627351707509E-010</text:p>
          </table:table-cell>
          <table:table-cell table:style-name="ce38" table:formula="of:=AVERAGE([.P83:.P91])" office:value-type="float" office:value="0.143678292390512" calcext:value-type="float">
            <text:p>0.1436782924</text:p>
          </table:table-cell>
          <table:table-cell table:formula="of:=[.O93]/[.$O$15]*100" office:value-type="float" office:value="80.6787013290015" calcext:value-type="float">
            <text:p>80.678701329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83:.H91])" office:value-type="float" office:value="0.389351955773986" calcext:value-type="float">
            <text:p>0.3893519558</text:p>
          </table:table-cell>
          <table:table-cell table:style-name="ce24" table:formula="of:=STDEV([.I83:.I91])" office:value-type="float" office:value="0.866025403784439" calcext:value-type="float">
            <text:p>0.8660254038</text:p>
          </table:table-cell>
          <table:table-cell table:style-name="ce24" table:formula="of:=STDEV([.J83:.J91])" office:value-type="float" office:value="0.0866025403784451" calcext:value-type="float">
            <text:p>0.0866025404</text:p>
          </table:table-cell>
          <table:table-cell table:style-name="ce24" table:formula="of:=STDEV([.K83:.K91])" office:value-type="float" office:value="0.210981108869966" calcext:value-type="float">
            <text:p>0.2109811089</text:p>
          </table:table-cell>
          <table:table-cell table:style-name="ce24" table:formula="of:=STDEV([.L83:.L91])" office:value-type="float" office:value="0.293543989960099" calcext:value-type="float">
            <text:p>0.29354399</text:p>
          </table:table-cell>
          <table:table-cell table:style-name="ce24" table:formula="of:=STDEV([.M83:.M91])" office:value-type="float" office:value="0.293543989960099" calcext:value-type="float">
            <text:p>0.29354399</text:p>
          </table:table-cell>
          <table:table-cell table:style-name="ce24" table:formula="of:=STDEV([.N83:.N91])" office:value-type="float" office:value="0.00014677199498005" calcext:value-type="float">
            <text:p>0.000146772</text:p>
          </table:table-cell>
          <table:table-cell table:style-name="ce31" table:formula="of:=STDEV([.O83:.O91])" office:value-type="float" office:value="0.00000000000791762298688877" calcext:value-type="float">
            <text:p>7.91762298688877E-012</text:p>
          </table:table-cell>
          <table:table-cell table:style-name="ce39" table:formula="of:=STDEV([.P83:.P91])" office:value-type="float" office:value="0.0110846721816443" calcext:value-type="float">
            <text:p>0.0110846722</text:p>
          </table:table-cell>
          <table:table-cell table:formula="of:=[.O94]/[.O93]*100" office:value-type="float" office:value="7.71492477897534" calcext:value-type="float">
            <text:p>7.714924779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1.73011" calcext:value-type="float">
            <text:p>111.73011</text:p>
          </table:table-cell>
          <table:table-cell table:style-name="ce25" office:value-type="float" office:value="425" calcext:value-type="float">
            <text:p>425</text:p>
          </table:table-cell>
          <table:table-cell table:formula="of:=[.I98]*[.$J$2]" office:value-type="float" office:value="42.5" calcext:value-type="float">
            <text:p>42.5</text:p>
          </table:table-cell>
          <table:table-cell table:formula="of:=[.J98]*[.$I$17]" office:value-type="float" office:value="103.5385" calcext:value-type="float">
            <text:p>103.5385</text:p>
          </table:table-cell>
          <table:table-cell table:formula="of:=[.H98]-[.K98]" office:value-type="float" office:value="8.19161" calcext:value-type="float">
            <text:p>8.19161</text:p>
          </table:table-cell>
          <table:table-cell table:formula="of:=[.L98]-[.$M$15]" office:value-type="float" office:value="2.76780988888888" calcext:value-type="float">
            <text:p>2.7678098889</text:p>
          </table:table-cell>
          <table:table-cell table:formula="of:=[.M98]/([.$L$96]*[.$I$18])" office:value-type="float" office:value="0.00138390494444444" calcext:value-type="float">
            <text:p>0.0013839049</text:p>
          </table:table-cell>
          <table:table-cell table:formula="of:=[.N98]/[.$C$9]" office:value-type="float" office:value="0.000000000144377897451597" calcext:value-type="float">
            <text:p>1.44377897451597E-010</text:p>
          </table:table-cell>
          <table:table-cell table:formula="of:=[.N98]/[.$B$9]" office:value-type="float" office:value="0.202129056432236" calcext:value-type="float">
            <text:p>0.202129056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1.361588" calcext:value-type="float">
            <text:p>111.361588</text:p>
          </table:table-cell>
          <table:table-cell office:value-type="float" office:value="424" calcext:value-type="float">
            <text:p>424</text:p>
          </table:table-cell>
          <table:table-cell table:formula="of:=[.I99]*[.$J$2]" office:value-type="float" office:value="42.4" calcext:value-type="float">
            <text:p>42.4</text:p>
          </table:table-cell>
          <table:table-cell table:formula="of:=[.J99]*[.$I$17]" office:value-type="float" office:value="103.29488" calcext:value-type="float">
            <text:p>103.29488</text:p>
          </table:table-cell>
          <table:table-cell table:formula="of:=[.H99]-[.K99]" office:value-type="float" office:value="8.06670799999999" calcext:value-type="float">
            <text:p>8.066708</text:p>
          </table:table-cell>
          <table:table-cell table:formula="of:=[.L99]-[.$M$15]" office:value-type="float" office:value="2.64290788888887" calcext:value-type="float">
            <text:p>2.6429078889</text:p>
          </table:table-cell>
          <table:table-cell table:formula="of:=[.M99]/([.$L$96]*[.$I$18])" office:value-type="float" office:value="0.00132145394444444" calcext:value-type="float">
            <text:p>0.0013214539</text:p>
          </table:table-cell>
          <table:table-cell table:formula="of:=[.N99]/[.$C$9]" office:value-type="float" office:value="0.00000000013786260598599" calcext:value-type="float">
            <text:p>1.3786260598599E-010</text:p>
          </table:table-cell>
          <table:table-cell table:formula="of:=[.N99]/[.$B$9]" office:value-type="float" office:value="0.193007648380386" calcext:value-type="float">
            <text:p>0.193007648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1.352448" calcext:value-type="float">
            <text:p>111.352448</text:p>
          </table:table-cell>
          <table:table-cell office:value-type="float" office:value="425" calcext:value-type="float">
            <text:p>425</text:p>
          </table:table-cell>
          <table:table-cell table:formula="of:=[.I100]*[.$J$2]" office:value-type="float" office:value="42.5" calcext:value-type="float">
            <text:p>42.5</text:p>
          </table:table-cell>
          <table:table-cell table:formula="of:=[.J100]*[.$I$17]" office:value-type="float" office:value="103.5385" calcext:value-type="float">
            <text:p>103.5385</text:p>
          </table:table-cell>
          <table:table-cell table:formula="of:=[.H100]-[.K100]" office:value-type="float" office:value="7.813948" calcext:value-type="float">
            <text:p>7.813948</text:p>
          </table:table-cell>
          <table:table-cell table:formula="of:=[.L100]-[.$M$15]" office:value-type="float" office:value="2.39014788888888" calcext:value-type="float">
            <text:p>2.3901478889</text:p>
          </table:table-cell>
          <table:table-cell table:formula="of:=[.M100]/([.$L$96]*[.$I$18])" office:value-type="float" office:value="0.00119507394444444" calcext:value-type="float">
            <text:p>0.0011950739</text:p>
          </table:table-cell>
          <table:table-cell table:formula="of:=[.N100]/[.$C$9]" office:value-type="float" office:value="0.00000000012467782855371" calcext:value-type="float">
            <text:p>1.2467782855371E-010</text:p>
          </table:table-cell>
          <table:table-cell table:formula="of:=[.N100]/[.$B$9]" office:value-type="float" office:value="0.174548959975194" calcext:value-type="float">
            <text:p>0.1745489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1.628639" calcext:value-type="float">
            <text:p>111.628639</text:p>
          </table:table-cell>
          <table:table-cell office:value-type="float" office:value="425" calcext:value-type="float">
            <text:p>425</text:p>
          </table:table-cell>
          <table:table-cell table:formula="of:=[.I101]*[.$J$2]" office:value-type="float" office:value="42.5" calcext:value-type="float">
            <text:p>42.5</text:p>
          </table:table-cell>
          <table:table-cell table:formula="of:=[.J101]*[.$I$17]" office:value-type="float" office:value="103.5385" calcext:value-type="float">
            <text:p>103.5385</text:p>
          </table:table-cell>
          <table:table-cell table:formula="of:=[.H101]-[.K101]" office:value-type="float" office:value="8.09013900000001" calcext:value-type="float">
            <text:p>8.090139</text:p>
          </table:table-cell>
          <table:table-cell table:formula="of:=[.L101]-[.$M$15]" office:value-type="float" office:value="2.66633888888889" calcext:value-type="float">
            <text:p>2.6663388889</text:p>
          </table:table-cell>
          <table:table-cell table:formula="of:=[.M101]/([.$L$96]*[.$I$18])" office:value-type="float" office:value="0.00133316944444445" calcext:value-type="float">
            <text:p>0.0013331694</text:p>
          </table:table-cell>
          <table:table-cell table:formula="of:=[.N101]/[.$C$9]" office:value-type="float" office:value="0.000000000139084842574121" calcext:value-type="float">
            <text:p>1.39084842574121E-010</text:p>
          </table:table-cell>
          <table:table-cell table:formula="of:=[.N101]/[.$B$9]" office:value-type="float" office:value="0.19471877960377" calcext:value-type="float">
            <text:p>0.194718779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1.684212" calcext:value-type="float">
            <text:p>111.684212</text:p>
          </table:table-cell>
          <table:table-cell office:value-type="float" office:value="425" calcext:value-type="float">
            <text:p>425</text:p>
          </table:table-cell>
          <table:table-cell table:formula="of:=[.I102]*[.$J$2]" office:value-type="float" office:value="42.5" calcext:value-type="float">
            <text:p>42.5</text:p>
          </table:table-cell>
          <table:table-cell table:formula="of:=[.J102]*[.$I$17]" office:value-type="float" office:value="103.5385" calcext:value-type="float">
            <text:p>103.5385</text:p>
          </table:table-cell>
          <table:table-cell table:formula="of:=[.H102]-[.K102]" office:value-type="float" office:value="8.145712" calcext:value-type="float">
            <text:p>8.145712</text:p>
          </table:table-cell>
          <table:table-cell table:formula="of:=[.L102]-[.$M$15]" office:value-type="float" office:value="2.72191188888889" calcext:value-type="float">
            <text:p>2.7219118889</text:p>
          </table:table-cell>
          <table:table-cell table:formula="of:=[.M102]/([.$L$96]*[.$I$18])" office:value-type="float" office:value="0.00136095594444444" calcext:value-type="float">
            <text:p>0.0013609559</text:p>
          </table:table-cell>
          <table:table-cell table:formula="of:=[.N102]/[.$C$9]" office:value-type="float" office:value="0.000000000141983709626836" calcext:value-type="float">
            <text:p>1.41983709626836E-010</text:p>
          </table:table-cell>
          <table:table-cell table:formula="of:=[.N102]/[.$B$9]" office:value-type="float" office:value="0.19877719347757" calcext:value-type="float">
            <text:p>0.198777193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1.163849" calcext:value-type="float">
            <text:p>111.163849</text:p>
          </table:table-cell>
          <table:table-cell office:value-type="float" office:value="425" calcext:value-type="float">
            <text:p>425</text:p>
          </table:table-cell>
          <table:table-cell table:formula="of:=[.I103]*[.$J$2]" office:value-type="float" office:value="42.5" calcext:value-type="float">
            <text:p>42.5</text:p>
          </table:table-cell>
          <table:table-cell table:formula="of:=[.J103]*[.$I$17]" office:value-type="float" office:value="103.5385" calcext:value-type="float">
            <text:p>103.5385</text:p>
          </table:table-cell>
          <table:table-cell table:formula="of:=[.H103]-[.K103]" office:value-type="float" office:value="7.625349" calcext:value-type="float">
            <text:p>7.625349</text:p>
          </table:table-cell>
          <table:table-cell table:formula="of:=[.L103]-[.$M$15]" office:value-type="float" office:value="2.20154888888888" calcext:value-type="float">
            <text:p>2.2015488889</text:p>
          </table:table-cell>
          <table:table-cell table:formula="of:=[.M103]/([.$L$96]*[.$I$18])" office:value-type="float" office:value="0.00110077444444444" calcext:value-type="float">
            <text:p>0.0011007744</text:p>
          </table:table-cell>
          <table:table-cell table:formula="of:=[.N103]/[.$C$9]" office:value-type="float" office:value="0.000000000114839895973592" calcext:value-type="float">
            <text:p>1.14839895973592E-010</text:p>
          </table:table-cell>
          <table:table-cell table:formula="of:=[.N103]/[.$B$9]" office:value-type="float" office:value="0.160775854363028" calcext:value-type="float">
            <text:p>0.160775854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1.3283" calcext:value-type="float">
            <text:p>111.3283</text:p>
          </table:table-cell>
          <table:table-cell office:value-type="float" office:value="425" calcext:value-type="float">
            <text:p>425</text:p>
          </table:table-cell>
          <table:table-cell table:formula="of:=[.I104]*[.$J$2]" office:value-type="float" office:value="42.5" calcext:value-type="float">
            <text:p>42.5</text:p>
          </table:table-cell>
          <table:table-cell table:formula="of:=[.J104]*[.$I$17]" office:value-type="float" office:value="103.5385" calcext:value-type="float">
            <text:p>103.5385</text:p>
          </table:table-cell>
          <table:table-cell table:formula="of:=[.H104]-[.K104]" office:value-type="float" office:value="7.7898" calcext:value-type="float">
            <text:p>7.7898</text:p>
          </table:table-cell>
          <table:table-cell table:formula="of:=[.L104]-[.$M$15]" office:value-type="float" office:value="2.36599988888888" calcext:value-type="float">
            <text:p>2.3659998889</text:p>
          </table:table-cell>
          <table:table-cell table:formula="of:=[.M104]/([.$L$96]*[.$I$18])" office:value-type="float" office:value="0.00118299994444444" calcext:value-type="float">
            <text:p>0.0011829999</text:p>
          </table:table-cell>
          <table:table-cell table:formula="of:=[.N104]/[.$C$9]" office:value-type="float" office:value="0.000000000123418190931322" calcext:value-type="float">
            <text:p>1.23418190931322E-010</text:p>
          </table:table-cell>
          <table:table-cell table:formula="of:=[.N104]/[.$B$9]" office:value-type="float" office:value="0.172785467303851" calcext:value-type="float">
            <text:p>0.172785467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1.612083" calcext:value-type="float">
            <text:p>111.612083</text:p>
          </table:table-cell>
          <table:table-cell office:value-type="float" office:value="424" calcext:value-type="float">
            <text:p>424</text:p>
          </table:table-cell>
          <table:table-cell table:formula="of:=[.I105]*[.$J$2]" office:value-type="float" office:value="42.4" calcext:value-type="float">
            <text:p>42.4</text:p>
          </table:table-cell>
          <table:table-cell table:formula="of:=[.J105]*[.$I$17]" office:value-type="float" office:value="103.29488" calcext:value-type="float">
            <text:p>103.29488</text:p>
          </table:table-cell>
          <table:table-cell table:formula="of:=[.H105]-[.K105]" office:value-type="float" office:value="8.31720299999999" calcext:value-type="float">
            <text:p>8.317203</text:p>
          </table:table-cell>
          <table:table-cell table:formula="of:=[.L105]-[.$M$15]" office:value-type="float" office:value="2.89340288888888" calcext:value-type="float">
            <text:p>2.8934028889</text:p>
          </table:table-cell>
          <table:table-cell table:formula="of:=[.M105]/([.$L$96]*[.$I$18])" office:value-type="float" office:value="0.00144670144444444" calcext:value-type="float">
            <text:p>0.0014467014</text:p>
          </table:table-cell>
          <table:table-cell table:formula="of:=[.N105]/[.$C$9]" office:value-type="float" office:value="0.000000000150929233707541" calcext:value-type="float">
            <text:p>1.50929233707541E-010</text:p>
          </table:table-cell>
          <table:table-cell table:formula="of:=[.N105]/[.$B$9]" office:value-type="float" office:value="0.211300927190558" calcext:value-type="float">
            <text:p>0.211300927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1.150795" calcext:value-type="float">
            <text:p>111.150795</text:p>
          </table:table-cell>
          <table:table-cell table:style-name="ce23" office:value-type="float" office:value="425" calcext:value-type="float">
            <text:p>425</text:p>
          </table:table-cell>
          <table:table-cell table:style-name="ce23" table:formula="of:=[.I106]*[.$J$2]" office:value-type="float" office:value="42.5" calcext:value-type="float">
            <text:p>42.5</text:p>
          </table:table-cell>
          <table:table-cell table:style-name="ce23" table:formula="of:=[.J106]*[.$I$17]" office:value-type="float" office:value="103.5385" calcext:value-type="float">
            <text:p>103.5385</text:p>
          </table:table-cell>
          <table:table-cell table:formula="of:=[.H106]-[.K106]" office:value-type="float" office:value="7.612295" calcext:value-type="float">
            <text:p>7.612295</text:p>
          </table:table-cell>
          <table:table-cell table:formula="of:=[.L106]-[.$M$15]" office:value-type="float" office:value="2.18849488888889" calcext:value-type="float">
            <text:p>2.1884948889</text:p>
          </table:table-cell>
          <table:table-cell table:formula="of:=[.M106]/([.$L$96]*[.$I$18])" office:value-type="float" office:value="0.00109424744444444" calcext:value-type="float">
            <text:p>0.0010942474</text:p>
          </table:table-cell>
          <table:table-cell table:formula="of:=[.N106]/[.$C$9]" office:value-type="float" office:value="0.000000000114158957199256" calcext:value-type="float">
            <text:p>1.14158957199256E-010</text:p>
          </table:table-cell>
          <table:table-cell table:formula="of:=[.N106]/[.$B$9]" office:value-type="float" office:value="0.159822540078959" calcext:value-type="float">
            <text:p>0.159822540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111.445780444444" calcext:value-type="float">
            <text:p>111.4457804444</text:p>
          </table:table-cell>
          <table:table-cell table:style-name="ce23" table:formula="of:=AVERAGE([.I98:.I106])" office:value-type="float" office:value="424.777777777778" calcext:value-type="float">
            <text:p>424.7777777778</text:p>
          </table:table-cell>
          <table:table-cell table:style-name="ce23" table:formula="of:=AVERAGE([.J98:.J106])" office:value-type="float" office:value="42.4777777777778" calcext:value-type="float">
            <text:p>42.4777777778</text:p>
          </table:table-cell>
          <table:table-cell table:style-name="ce23" table:formula="of:=AVERAGE([.K98:.K106])" office:value-type="float" office:value="103.484362222222" calcext:value-type="float">
            <text:p>103.4843622222</text:p>
          </table:table-cell>
          <table:table-cell table:formula="of:=AVERAGE([.L98:.L106])" office:value-type="float" office:value="7.96141822222222" calcext:value-type="float">
            <text:p>7.9614182222</text:p>
          </table:table-cell>
          <table:table-cell table:formula="of:=AVERAGE([.M98:.M106])" office:value-type="float" office:value="2.5376181111111" calcext:value-type="float">
            <text:p>2.5376181111</text:p>
          </table:table-cell>
          <table:table-cell table:style-name="ce23" table:formula="of:=AVERAGE([.N98:.N106])" office:value-type="float" office:value="0.00126880905555555" calcext:value-type="float">
            <text:p>0.0012688091</text:p>
          </table:table-cell>
          <table:table-cell table:style-name="ce30" table:formula="of:=AVERAGE([.O98:.O106])" office:value-type="float" office:value="0.000000000132370351333774" calcext:value-type="float">
            <text:p>1.32370351333774E-010</text:p>
          </table:table-cell>
          <table:table-cell table:style-name="ce38" table:formula="of:=AVERAGE([.P98:.P106])" office:value-type="float" office:value="0.185318491867284" calcext:value-type="float">
            <text:p>0.1853184919</text:p>
          </table:table-cell>
          <table:table-cell table:formula="of:=[.O108]/[.$O$15]*100" office:value-type="float" office:value="104.060641363029" calcext:value-type="float">
            <text:p>104.060641363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98:.H106])" office:value-type="float" office:value="0.222173753424607" calcext:value-type="float">
            <text:p>0.2221737534</text:p>
          </table:table-cell>
          <table:table-cell table:style-name="ce24" table:formula="of:=STDEV([.I98:.I106])" office:value-type="float" office:value="0.440958551844098" calcext:value-type="float">
            <text:p>0.4409585518</text:p>
          </table:table-cell>
          <table:table-cell table:style-name="ce24" table:formula="of:=STDEV([.J98:.J106])" office:value-type="float" office:value="0.0440958551844073" calcext:value-type="float">
            <text:p>0.0440958552</text:p>
          </table:table-cell>
          <table:table-cell table:style-name="ce24" table:formula="of:=STDEV([.K98:.K106])" office:value-type="float" office:value="0.107426322400256" calcext:value-type="float">
            <text:p>0.1074263224</text:p>
          </table:table-cell>
          <table:table-cell table:style-name="ce24" table:formula="of:=STDEV([.L98:.L106])" office:value-type="float" office:value="0.256714837460642" calcext:value-type="float">
            <text:p>0.2567148375</text:p>
          </table:table-cell>
          <table:table-cell table:style-name="ce24" table:formula="of:=STDEV([.M98:.M106])" office:value-type="float" office:value="0.256714837460642" calcext:value-type="float">
            <text:p>0.2567148375</text:p>
          </table:table-cell>
          <table:table-cell table:style-name="ce24" table:formula="of:=STDEV([.N98:.N106])" office:value-type="float" office:value="0.000128357418730321" calcext:value-type="float">
            <text:p>0.0001283574</text:p>
          </table:table-cell>
          <table:table-cell table:style-name="ce31" table:formula="of:=STDEV([.O98:.O106])" office:value-type="float" office:value="0.0000000000133910745192384" calcext:value-type="float">
            <text:p>1.33910745192384E-011</text:p>
          </table:table-cell>
          <table:table-cell table:style-name="ce39" table:formula="of:=STDEV([.P98:.P106])" office:value-type="float" office:value="0.0187475043269338" calcext:value-type="float">
            <text:p>0.0187475043</text:p>
          </table:table-cell>
          <table:table-cell table:formula="of:=[.O109]/[.O108]*100" office:value-type="float" office:value="10.1163700060541" calcext:value-type="float">
            <text:p>10.1163700061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4"/>
          <table:table-cell table:style-name="ce10" table:number-columns-repeated="2"/>
          <table:table-cell table:style-name="ce14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4"/>
          <table:table-cell table:style-name="ce10" table:number-columns-repeated="2"/>
          <table:table-cell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8.435356" calcext:value-type="float">
            <text:p>108.435356</text:p>
          </table:table-cell>
          <table:table-cell office:value-type="float" office:value="418" calcext:value-type="float">
            <text:p>418</text:p>
          </table:table-cell>
          <table:table-cell table:formula="of:=[.I113]*[.$J$2]" office:value-type="float" office:value="41.8" calcext:value-type="float">
            <text:p>41.8</text:p>
          </table:table-cell>
          <table:table-cell table:formula="of:=[.J113]*[.$I$17]" office:value-type="float" office:value="101.83316" calcext:value-type="float">
            <text:p>101.83316</text:p>
          </table:table-cell>
          <table:table-cell table:formula="of:=[.H113]-[.K113]" office:value-type="float" office:value="6.60219599999999" calcext:value-type="float">
            <text:p>6.602196</text:p>
          </table:table-cell>
          <table:table-cell table:formula="of:=[.L113]-[.$M$15]" office:value-type="float" office:value="1.17839588888888" calcext:value-type="float">
            <text:p>1.1783958889</text:p>
          </table:table-cell>
          <table:table-cell table:formula="of:=[.M113]/([.$L$111]*[.$I$18])" office:value-type="float" office:value="0.000589197944444438" calcext:value-type="float">
            <text:p>0.0005891979</text:p>
          </table:table-cell>
          <table:table-cell table:formula="of:=[.N113]/[.$C$11]" office:value-type="float" office:value="0.0000000000629817338682539" calcext:value-type="float">
            <text:p>6.29817338682539E-011</text:p>
          </table:table-cell>
          <table:table-cell table:formula="of:=[.N113]/[.$B$11]" office:value-type="float" office:value="0.0881744274155555" calcext:value-type="float">
            <text:p>0.088174427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108.973854" calcext:value-type="float">
            <text:p>108.973854</text:p>
          </table:table-cell>
          <table:table-cell office:value-type="float" office:value="418" calcext:value-type="float">
            <text:p>418</text:p>
          </table:table-cell>
          <table:table-cell table:formula="of:=[.I114]*[.$J$2]" office:value-type="float" office:value="41.8" calcext:value-type="float">
            <text:p>41.8</text:p>
          </table:table-cell>
          <table:table-cell table:formula="of:=[.J114]*[.$I$17]" office:value-type="float" office:value="101.83316" calcext:value-type="float">
            <text:p>101.83316</text:p>
          </table:table-cell>
          <table:table-cell table:formula="of:=[.H114]-[.K114]" office:value-type="float" office:value="7.140694" calcext:value-type="float">
            <text:p>7.140694</text:p>
          </table:table-cell>
          <table:table-cell table:formula="of:=[.L114]-[.$M$15]" office:value-type="float" office:value="1.71689388888888" calcext:value-type="float">
            <text:p>1.7168938889</text:p>
          </table:table-cell>
          <table:table-cell table:formula="of:=[.M114]/([.$L$111]*[.$I$18])" office:value-type="float" office:value="0.00085844694444444" calcext:value-type="float">
            <text:p>0.0008584469</text:p>
          </table:table-cell>
          <table:table-cell table:formula="of:=[.N114]/[.$C$11]" office:value-type="float" office:value="0.0000000000917628404932665" calcext:value-type="float">
            <text:p>9.17628404932665E-011</text:p>
          </table:table-cell>
          <table:table-cell table:formula="of:=[.N114]/[.$B$11]" office:value-type="float" office:value="0.128467976690573" calcext:value-type="float">
            <text:p>0.1284679767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9.022507" calcext:value-type="float">
            <text:p>109.022507</text:p>
          </table:table-cell>
          <table:table-cell office:value-type="float" office:value="418" calcext:value-type="float">
            <text:p>418</text:p>
          </table:table-cell>
          <table:table-cell table:formula="of:=[.I115]*[.$J$2]" office:value-type="float" office:value="41.8" calcext:value-type="float">
            <text:p>41.8</text:p>
          </table:table-cell>
          <table:table-cell table:formula="of:=[.J115]*[.$I$17]" office:value-type="float" office:value="101.83316" calcext:value-type="float">
            <text:p>101.83316</text:p>
          </table:table-cell>
          <table:table-cell table:formula="of:=[.H115]-[.K115]" office:value-type="float" office:value="7.189347" calcext:value-type="float">
            <text:p>7.189347</text:p>
          </table:table-cell>
          <table:table-cell table:formula="of:=[.L115]-[.$M$15]" office:value-type="float" office:value="1.76554688888888" calcext:value-type="float">
            <text:p>1.7655468889</text:p>
          </table:table-cell>
          <table:table-cell table:formula="of:=[.M115]/([.$L$111]*[.$I$18])" office:value-type="float" office:value="0.00088277344444444" calcext:value-type="float">
            <text:p>0.0008827734</text:p>
          </table:table-cell>
          <table:table-cell table:formula="of:=[.N115]/[.$C$11]" office:value-type="float" office:value="0.0000000000943631977473822" calcext:value-type="float">
            <text:p>9.43631977473822E-011</text:p>
          </table:table-cell>
          <table:table-cell table:formula="of:=[.N115]/[.$B$11]" office:value-type="float" office:value="0.132108476846335" calcext:value-type="float">
            <text:p>0.1321084768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9.649467" calcext:value-type="float">
            <text:p>109.649467</text:p>
          </table:table-cell>
          <table:table-cell office:value-type="float" office:value="419" calcext:value-type="float">
            <text:p>419</text:p>
          </table:table-cell>
          <table:table-cell table:formula="of:=[.I116]*[.$J$2]" office:value-type="float" office:value="41.9" calcext:value-type="float">
            <text:p>41.9</text:p>
          </table:table-cell>
          <table:table-cell table:formula="of:=[.J116]*[.$I$17]" office:value-type="float" office:value="102.07678" calcext:value-type="float">
            <text:p>102.07678</text:p>
          </table:table-cell>
          <table:table-cell table:formula="of:=[.H116]-[.K116]" office:value-type="float" office:value="7.57268699999999" calcext:value-type="float">
            <text:p>7.572687</text:p>
          </table:table-cell>
          <table:table-cell table:formula="of:=[.L116]-[.$M$15]" office:value-type="float" office:value="2.14888688888887" calcext:value-type="float">
            <text:p>2.1488868889</text:p>
          </table:table-cell>
          <table:table-cell table:formula="of:=[.M116]/([.$L$111]*[.$I$18])" office:value-type="float" office:value="0.00107444344444444" calcext:value-type="float">
            <text:p>0.0010744434</text:p>
          </table:table-cell>
          <table:table-cell table:formula="of:=[.N116]/[.$C$11]" office:value-type="float" office:value="0.000000000114851573588392" calcext:value-type="float">
            <text:p>1.14851573588392E-010</text:p>
          </table:table-cell>
          <table:table-cell table:formula="of:=[.N116]/[.$B$11]" office:value-type="float" office:value="0.160792203023748" calcext:value-type="float">
            <text:p>0.16079220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108.860481" calcext:value-type="float">
            <text:p>108.860481</text:p>
          </table:table-cell>
          <table:table-cell office:value-type="float" office:value="419" calcext:value-type="float">
            <text:p>419</text:p>
          </table:table-cell>
          <table:table-cell table:formula="of:=[.I117]*[.$J$2]" office:value-type="float" office:value="41.9" calcext:value-type="float">
            <text:p>41.9</text:p>
          </table:table-cell>
          <table:table-cell table:formula="of:=[.J117]*[.$I$17]" office:value-type="float" office:value="102.07678" calcext:value-type="float">
            <text:p>102.07678</text:p>
          </table:table-cell>
          <table:table-cell table:formula="of:=[.H117]-[.K117]" office:value-type="float" office:value="6.78370099999998" calcext:value-type="float">
            <text:p>6.783701</text:p>
          </table:table-cell>
          <table:table-cell table:formula="of:=[.L117]-[.$M$15]" office:value-type="float" office:value="1.35990088888886" calcext:value-type="float">
            <text:p>1.3599008889</text:p>
          </table:table-cell>
          <table:table-cell table:formula="of:=[.M117]/([.$L$111]*[.$I$18])" office:value-type="float" office:value="0.000679950444444431" calcext:value-type="float">
            <text:p>0.0006799504</text:p>
          </table:table-cell>
          <table:table-cell table:formula="of:=[.N117]/[.$C$11]" office:value-type="float" office:value="0.0000000000726826329578931" calcext:value-type="float">
            <text:p>7.26826329578931E-011</text:p>
          </table:table-cell>
          <table:table-cell table:formula="of:=[.N117]/[.$B$11]" office:value-type="float" office:value="0.10175568614105" calcext:value-type="float">
            <text:p>0.101755686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9.486435" calcext:value-type="float">
            <text:p>109.486435</text:p>
          </table:table-cell>
          <table:table-cell office:value-type="float" office:value="418" calcext:value-type="float">
            <text:p>418</text:p>
          </table:table-cell>
          <table:table-cell table:formula="of:=[.I118]*[.$J$2]" office:value-type="float" office:value="41.8" calcext:value-type="float">
            <text:p>41.8</text:p>
          </table:table-cell>
          <table:table-cell table:formula="of:=[.J118]*[.$I$17]" office:value-type="float" office:value="101.83316" calcext:value-type="float">
            <text:p>101.83316</text:p>
          </table:table-cell>
          <table:table-cell table:formula="of:=[.H118]-[.K118]" office:value-type="float" office:value="7.65327499999999" calcext:value-type="float">
            <text:p>7.653275</text:p>
          </table:table-cell>
          <table:table-cell table:formula="of:=[.L118]-[.$M$15]" office:value-type="float" office:value="2.22947488888888" calcext:value-type="float">
            <text:p>2.2294748889</text:p>
          </table:table-cell>
          <table:table-cell table:formula="of:=[.M118]/([.$L$111]*[.$I$18])" office:value-type="float" office:value="0.00111473744444444" calcext:value-type="float">
            <text:p>0.0011147374</text:p>
          </table:table-cell>
          <table:table-cell table:formula="of:=[.N118]/[.$C$11]" office:value-type="float" office:value="0.00000000011915876102585" calcext:value-type="float">
            <text:p>1.1915876102585E-010</text:p>
          </table:table-cell>
          <table:table-cell table:formula="of:=[.N118]/[.$B$11]" office:value-type="float" office:value="0.166822265436191" calcext:value-type="float">
            <text:p>0.1668222654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9.245842" calcext:value-type="float">
            <text:p>109.245842</text:p>
          </table:table-cell>
          <table:table-cell office:value-type="float" office:value="419" calcext:value-type="float">
            <text:p>419</text:p>
          </table:table-cell>
          <table:table-cell table:formula="of:=[.I119]*[.$J$2]" office:value-type="float" office:value="41.9" calcext:value-type="float">
            <text:p>41.9</text:p>
          </table:table-cell>
          <table:table-cell table:formula="of:=[.J119]*[.$I$17]" office:value-type="float" office:value="102.07678" calcext:value-type="float">
            <text:p>102.07678</text:p>
          </table:table-cell>
          <table:table-cell table:formula="of:=[.H119]-[.K119]" office:value-type="float" office:value="7.16906199999998" calcext:value-type="float">
            <text:p>7.169062</text:p>
          </table:table-cell>
          <table:table-cell table:formula="of:=[.L119]-[.$M$15]" office:value-type="float" office:value="1.74526188888887" calcext:value-type="float">
            <text:p>1.7452618889</text:p>
          </table:table-cell>
          <table:table-cell table:formula="of:=[.M119]/([.$L$111]*[.$I$18])" office:value-type="float" office:value="0.000872630944444433" calcext:value-type="float">
            <text:p>0.0008726309</text:p>
          </table:table-cell>
          <table:table-cell table:formula="of:=[.N119]/[.$C$11]" office:value-type="float" office:value="0.0000000000932790252009868" calcext:value-type="float">
            <text:p>9.32790252009868E-011</text:p>
          </table:table-cell>
          <table:table-cell table:formula="of:=[.N119]/[.$B$11]" office:value-type="float" office:value="0.130590635281381" calcext:value-type="float">
            <text:p>0.1305906353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9.393829" calcext:value-type="float">
            <text:p>109.393829</text:p>
          </table:table-cell>
          <table:table-cell office:value-type="float" office:value="419" calcext:value-type="float">
            <text:p>419</text:p>
          </table:table-cell>
          <table:table-cell table:formula="of:=[.I120]*[.$J$2]" office:value-type="float" office:value="41.9" calcext:value-type="float">
            <text:p>41.9</text:p>
          </table:table-cell>
          <table:table-cell table:formula="of:=[.J120]*[.$I$17]" office:value-type="float" office:value="102.07678" calcext:value-type="float">
            <text:p>102.07678</text:p>
          </table:table-cell>
          <table:table-cell table:formula="of:=[.H120]-[.K120]" office:value-type="float" office:value="7.31704899999998" calcext:value-type="float">
            <text:p>7.317049</text:p>
          </table:table-cell>
          <table:table-cell table:formula="of:=[.L120]-[.$M$15]" office:value-type="float" office:value="1.89324888888887" calcext:value-type="float">
            <text:p>1.8932488889</text:p>
          </table:table-cell>
          <table:table-cell table:formula="of:=[.M120]/([.$L$111]*[.$I$18])" office:value-type="float" office:value="0.000946624444444433" calcext:value-type="float">
            <text:p>0.0009466244</text:p>
          </table:table-cell>
          <table:table-cell table:formula="of:=[.N120]/[.$C$11]" office:value-type="float" office:value="0.000000000101188487494469" calcext:value-type="float">
            <text:p>1.01188487494469E-010</text:p>
          </table:table-cell>
          <table:table-cell table:formula="of:=[.N120]/[.$B$11]" office:value-type="float" office:value="0.141663882492257" calcext:value-type="float">
            <text:p>0.141663882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109.713806" calcext:value-type="float">
            <text:p>109.713806</text:p>
          </table:table-cell>
          <table:table-cell table:style-name="ce23" office:value-type="float" office:value="419" calcext:value-type="float">
            <text:p>419</text:p>
          </table:table-cell>
          <table:table-cell table:style-name="ce23" table:formula="of:=[.I121]*[.$J$2]" office:value-type="float" office:value="41.9" calcext:value-type="float">
            <text:p>41.9</text:p>
          </table:table-cell>
          <table:table-cell table:style-name="ce23" table:formula="of:=[.J121]*[.$I$17]" office:value-type="float" office:value="102.07678" calcext:value-type="float">
            <text:p>102.07678</text:p>
          </table:table-cell>
          <table:table-cell table:formula="of:=[.H121]-[.K121]" office:value-type="float" office:value="7.63702599999999" calcext:value-type="float">
            <text:p>7.637026</text:p>
          </table:table-cell>
          <table:table-cell table:formula="of:=[.L121]-[.$M$15]" office:value-type="float" office:value="2.21322588888887" calcext:value-type="float">
            <text:p>2.2132258889</text:p>
          </table:table-cell>
          <table:table-cell table:formula="of:=[.M121]/([.$L$111]*[.$I$18])" office:value-type="float" office:value="0.00110661294444444" calcext:value-type="float">
            <text:p>0.0011066129</text:p>
          </table:table-cell>
          <table:table-cell table:formula="of:=[.N121]/[.$C$11]" office:value-type="float" office:value="0.000000000118290300601578" calcext:value-type="float">
            <text:p>1.18290300601578E-010</text:p>
          </table:table-cell>
          <table:table-cell table:formula="of:=[.N121]/[.$B$11]" office:value-type="float" office:value="0.165606420842209" calcext:value-type="float">
            <text:p>0.1656064208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2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109.197953" calcext:value-type="float">
            <text:p>109.197953</text:p>
          </table:table-cell>
          <table:table-cell table:style-name="ce23" table:formula="of:=AVERAGE([.I113:.I121])" office:value-type="float" office:value="418.555555555556" calcext:value-type="float">
            <text:p>418.5555555556</text:p>
          </table:table-cell>
          <table:table-cell table:style-name="ce23" table:formula="of:=AVERAGE([.J113:.J121])" office:value-type="float" office:value="41.8555555555556" calcext:value-type="float">
            <text:p>41.8555555556</text:p>
          </table:table-cell>
          <table:table-cell table:style-name="ce23" table:formula="of:=AVERAGE([.K113:.K121])" office:value-type="float" office:value="101.968504444444" calcext:value-type="float">
            <text:p>101.9685044444</text:p>
          </table:table-cell>
          <table:table-cell table:formula="of:=AVERAGE([.L113:.L121])" office:value-type="float" office:value="7.22944855555555" calcext:value-type="float">
            <text:p>7.2294485556</text:p>
          </table:table-cell>
          <table:table-cell table:formula="of:=AVERAGE([.M113:.M121])" office:value-type="float" office:value="1.80564844444443" calcext:value-type="float">
            <text:p>1.8056484444</text:p>
          </table:table-cell>
          <table:table-cell table:style-name="ce23" table:formula="of:=AVERAGE([.N113:.N121])" office:value-type="float" office:value="0.000902824222222214" calcext:value-type="float">
            <text:p>0.0009028242</text:p>
          </table:table-cell>
          <table:table-cell table:style-name="ce30" table:formula="of:=AVERAGE([.O113:.O121])" office:value-type="float" office:value="0.0000000000965065058864524" calcext:value-type="float">
            <text:p>9.65065058864524E-011</text:p>
          </table:table-cell>
          <table:table-cell table:style-name="ce38" table:formula="of:=AVERAGE([.P113:.P121])" office:value-type="float" office:value="0.135109108241033" calcext:value-type="float">
            <text:p>0.1351091082</text:p>
          </table:table-cell>
          <table:table-cell table:formula="of:=[.O123]/[.$O$15]*100" office:value-type="float" office:value="75.8669052175195" calcext:value-type="float">
            <text:p>75.8669052175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13:.H121])" office:value-type="float" office:value="0.413868190631995" calcext:value-type="float">
            <text:p>0.4138681906</text:p>
          </table:table-cell>
          <table:table-cell table:style-name="ce24" table:formula="of:=STDEV([.I113:.I121])" office:value-type="float" office:value="0.52704627669473" calcext:value-type="float">
            <text:p>0.5270462767</text:p>
          </table:table-cell>
          <table:table-cell table:style-name="ce24" table:formula="of:=STDEV([.J113:.J121])" office:value-type="float" office:value="0.0527046276694737" calcext:value-type="float">
            <text:p>0.0527046277</text:p>
          </table:table-cell>
          <table:table-cell table:style-name="ce24" table:formula="of:=STDEV([.K113:.K121])" office:value-type="float" office:value="0.128399013928374" calcext:value-type="float">
            <text:p>0.1283990139</text:p>
          </table:table-cell>
          <table:table-cell table:style-name="ce24" table:formula="of:=STDEV([.L113:.L121])" office:value-type="float" office:value="0.366828193702145" calcext:value-type="float">
            <text:p>0.3668281937</text:p>
          </table:table-cell>
          <table:table-cell table:style-name="ce24" table:formula="of:=STDEV([.M113:.M121])" office:value-type="float" office:value="0.366828193702145" calcext:value-type="float">
            <text:p>0.3668281937</text:p>
          </table:table-cell>
          <table:table-cell table:style-name="ce24" table:formula="of:=STDEV([.N113:.N121])" office:value-type="float" office:value="0.000183414096851073" calcext:value-type="float">
            <text:p>0.0001834141</text:p>
          </table:table-cell>
          <table:table-cell table:style-name="ce31" table:formula="of:=STDEV([.O113:.O121])" office:value-type="float" office:value="0.0000000000196058692065749" calcext:value-type="float">
            <text:p>1.96058692065749E-011</text:p>
          </table:table-cell>
          <table:table-cell table:style-name="ce39" table:formula="of:=STDEV([.P113:.P121])" office:value-type="float" office:value="0.0274482168892048" calcext:value-type="float">
            <text:p>0.0274482169</text:p>
          </table:table-cell>
          <table:table-cell table:formula="of:=[.O124]/[.O123]*100" office:value-type="float" office:value="20.3155932612903" calcext:value-type="float">
            <text:p>20.3155932613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Disparity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9.505997" calcext:value-type="float">
            <text:p>109.505997</text:p>
          </table:table-cell>
          <table:table-cell office:value-type="float" office:value="420" calcext:value-type="float">
            <text:p>420</text:p>
          </table:table-cell>
          <table:table-cell table:formula="of:=[.I128]*[.$J$2]" office:value-type="float" office:value="42" calcext:value-type="float">
            <text:p>42</text:p>
          </table:table-cell>
          <table:table-cell table:formula="of:=[.J128]*[.$I$17]" office:value-type="float" office:value="102.3204" calcext:value-type="float">
            <text:p>102.3204</text:p>
          </table:table-cell>
          <table:table-cell table:formula="of:=[.H128]-[.K128]" office:value-type="float" office:value="7.185597" calcext:value-type="float">
            <text:p>7.185597</text:p>
          </table:table-cell>
          <table:table-cell table:formula="of:=[.L128]-[.$M$15]" office:value-type="float" office:value="1.76179688888888" calcext:value-type="float">
            <text:p>1.7617968889</text:p>
          </table:table-cell>
          <table:table-cell table:formula="of:=[.M128]/([.$L$126]*[.$I$18])" office:value-type="float" office:value="0.000880898444444442" calcext:value-type="float">
            <text:p>0.0008808984</text:p>
          </table:table-cell>
          <table:table-cell table:formula="of:=[.N128]/[.$C$13]" office:value-type="float" office:value="0.000000000101600822172756" calcext:value-type="float">
            <text:p>1.01600822172756E-010</text:p>
          </table:table-cell>
          <table:table-cell table:formula="of:=[.N128]/[.$B$13]" office:value-type="float" office:value="0.142241151041858" calcext:value-type="float">
            <text:p>0.14224115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0.295578" calcext:value-type="float">
            <text:p>110.295578</text:p>
          </table:table-cell>
          <table:table-cell office:value-type="float" office:value="421" calcext:value-type="float">
            <text:p>421</text:p>
          </table:table-cell>
          <table:table-cell table:formula="of:=[.I129]*[.$J$2]" office:value-type="float" office:value="42.1" calcext:value-type="float">
            <text:p>42.1</text:p>
          </table:table-cell>
          <table:table-cell table:formula="of:=[.J129]*[.$I$17]" office:value-type="float" office:value="102.56402" calcext:value-type="float">
            <text:p>102.56402</text:p>
          </table:table-cell>
          <table:table-cell table:formula="of:=[.H129]-[.K129]" office:value-type="float" office:value="7.73155800000001" calcext:value-type="float">
            <text:p>7.731558</text:p>
          </table:table-cell>
          <table:table-cell table:formula="of:=[.L129]-[.$M$15]" office:value-type="float" office:value="2.30775788888889" calcext:value-type="float">
            <text:p>2.3077578889</text:p>
          </table:table-cell>
          <table:table-cell table:formula="of:=[.M129]/([.$L$126]*[.$I$18])" office:value-type="float" office:value="0.00115387894444445" calcext:value-type="float">
            <text:p>0.0011538789</text:p>
          </table:table-cell>
          <table:table-cell table:formula="of:=[.N129]/[.$C$13]" office:value-type="float" office:value="0.000000000133085771898853" calcext:value-type="float">
            <text:p>1.33085771898853E-010</text:p>
          </table:table-cell>
          <table:table-cell table:formula="of:=[.N129]/[.$B$13]" office:value-type="float" office:value="0.186320080658394" calcext:value-type="float">
            <text:p>0.186320080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0.272484" calcext:value-type="float">
            <text:p>110.272484</text:p>
          </table:table-cell>
          <table:table-cell office:value-type="float" office:value="421" calcext:value-type="float">
            <text:p>421</text:p>
          </table:table-cell>
          <table:table-cell table:formula="of:=[.I130]*[.$J$2]" office:value-type="float" office:value="42.1" calcext:value-type="float">
            <text:p>42.1</text:p>
          </table:table-cell>
          <table:table-cell table:formula="of:=[.J130]*[.$I$17]" office:value-type="float" office:value="102.56402" calcext:value-type="float">
            <text:p>102.56402</text:p>
          </table:table-cell>
          <table:table-cell table:formula="of:=[.H130]-[.K130]" office:value-type="float" office:value="7.70846400000001" calcext:value-type="float">
            <text:p>7.708464</text:p>
          </table:table-cell>
          <table:table-cell table:formula="of:=[.L130]-[.$M$15]" office:value-type="float" office:value="2.28466388888889" calcext:value-type="float">
            <text:p>2.2846638889</text:p>
          </table:table-cell>
          <table:table-cell table:formula="of:=[.M130]/([.$L$126]*[.$I$18])" office:value-type="float" office:value="0.00114233194444444" calcext:value-type="float">
            <text:p>0.0011423319</text:p>
          </table:table-cell>
          <table:table-cell table:formula="of:=[.N130]/[.$C$13]" office:value-type="float" office:value="0.000000000131753967193069" calcext:value-type="float">
            <text:p>1.31753967193069E-010</text:p>
          </table:table-cell>
          <table:table-cell table:formula="of:=[.N130]/[.$B$13]" office:value-type="float" office:value="0.184455554070296" calcext:value-type="float">
            <text:p>0.184455554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0.417587" calcext:value-type="float">
            <text:p>110.417587</text:p>
          </table:table-cell>
          <table:table-cell office:value-type="float" office:value="422" calcext:value-type="float">
            <text:p>422</text:p>
          </table:table-cell>
          <table:table-cell table:formula="of:=[.I131]*[.$J$2]" office:value-type="float" office:value="42.2" calcext:value-type="float">
            <text:p>42.2</text:p>
          </table:table-cell>
          <table:table-cell table:formula="of:=[.J131]*[.$I$17]" office:value-type="float" office:value="102.80764" calcext:value-type="float">
            <text:p>102.80764</text:p>
          </table:table-cell>
          <table:table-cell table:formula="of:=[.H131]-[.K131]" office:value-type="float" office:value="7.60994699999999" calcext:value-type="float">
            <text:p>7.609947</text:p>
          </table:table-cell>
          <table:table-cell table:formula="of:=[.L131]-[.$M$15]" office:value-type="float" office:value="2.18614688888887" calcext:value-type="float">
            <text:p>2.1861468889</text:p>
          </table:table-cell>
          <table:table-cell table:formula="of:=[.M131]/([.$L$126]*[.$I$18])" office:value-type="float" office:value="0.00109307344444444" calcext:value-type="float">
            <text:p>0.0010930734</text:p>
          </table:table-cell>
          <table:table-cell table:formula="of:=[.N131]/[.$C$13]" office:value-type="float" office:value="0.000000000126072603886594" calcext:value-type="float">
            <text:p>1.26072603886594E-010</text:p>
          </table:table-cell>
          <table:table-cell table:formula="of:=[.N131]/[.$B$13]" office:value-type="float" office:value="0.176501645441231" calcext:value-type="float">
            <text:p>0.176501645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0.091171" calcext:value-type="float">
            <text:p>110.091171</text:p>
          </table:table-cell>
          <table:table-cell office:value-type="float" office:value="421" calcext:value-type="float">
            <text:p>421</text:p>
          </table:table-cell>
          <table:table-cell table:formula="of:=[.I132]*[.$J$2]" office:value-type="float" office:value="42.1" calcext:value-type="float">
            <text:p>42.1</text:p>
          </table:table-cell>
          <table:table-cell table:formula="of:=[.J132]*[.$I$17]" office:value-type="float" office:value="102.56402" calcext:value-type="float">
            <text:p>102.56402</text:p>
          </table:table-cell>
          <table:table-cell table:formula="of:=[.H132]-[.K132]" office:value-type="float" office:value="7.527151" calcext:value-type="float">
            <text:p>7.527151</text:p>
          </table:table-cell>
          <table:table-cell table:formula="of:=[.L132]-[.$M$15]" office:value-type="float" office:value="2.10335088888889" calcext:value-type="float">
            <text:p>2.1033508889</text:p>
          </table:table-cell>
          <table:table-cell table:formula="of:=[.M132]/([.$L$126]*[.$I$18])" office:value-type="float" office:value="0.00105167544444444" calcext:value-type="float">
            <text:p>0.0010516754</text:p>
          </table:table-cell>
          <table:table-cell table:formula="of:=[.N132]/[.$C$13]" office:value-type="float" office:value="0.000000000121297852764222" calcext:value-type="float">
            <text:p>1.21297852764222E-010</text:p>
          </table:table-cell>
          <table:table-cell table:formula="of:=[.N132]/[.$B$13]" office:value-type="float" office:value="0.16981699386991" calcext:value-type="float">
            <text:p>0.169816993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0.255692" calcext:value-type="float">
            <text:p>110.255692</text:p>
          </table:table-cell>
          <table:table-cell office:value-type="float" office:value="422" calcext:value-type="float">
            <text:p>422</text:p>
          </table:table-cell>
          <table:table-cell table:formula="of:=[.I133]*[.$J$2]" office:value-type="float" office:value="42.2" calcext:value-type="float">
            <text:p>42.2</text:p>
          </table:table-cell>
          <table:table-cell table:formula="of:=[.J133]*[.$I$17]" office:value-type="float" office:value="102.80764" calcext:value-type="float">
            <text:p>102.80764</text:p>
          </table:table-cell>
          <table:table-cell table:formula="of:=[.H133]-[.K133]" office:value-type="float" office:value="7.44805199999999" calcext:value-type="float">
            <text:p>7.448052</text:p>
          </table:table-cell>
          <table:table-cell table:formula="of:=[.L133]-[.$M$15]" office:value-type="float" office:value="2.02425188888887" calcext:value-type="float">
            <text:p>2.0242518889</text:p>
          </table:table-cell>
          <table:table-cell table:formula="of:=[.M133]/([.$L$126]*[.$I$18])" office:value-type="float" office:value="0.00101212594444444" calcext:value-type="float">
            <text:p>0.0010121259</text:p>
          </table:table-cell>
          <table:table-cell table:formula="of:=[.N133]/[.$C$13]" office:value-type="float" office:value="0.000000000116736303425743" calcext:value-type="float">
            <text:p>1.16736303425743E-010</text:p>
          </table:table-cell>
          <table:table-cell table:formula="of:=[.N133]/[.$B$13]" office:value-type="float" office:value="0.16343082479604" calcext:value-type="float">
            <text:p>0.163430824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9.81871" calcext:value-type="float">
            <text:p>109.81871</text:p>
          </table:table-cell>
          <table:table-cell office:value-type="float" office:value="421" calcext:value-type="float">
            <text:p>421</text:p>
          </table:table-cell>
          <table:table-cell table:formula="of:=[.I134]*[.$J$2]" office:value-type="float" office:value="42.1" calcext:value-type="float">
            <text:p>42.1</text:p>
          </table:table-cell>
          <table:table-cell table:formula="of:=[.J134]*[.$I$17]" office:value-type="float" office:value="102.56402" calcext:value-type="float">
            <text:p>102.56402</text:p>
          </table:table-cell>
          <table:table-cell table:formula="of:=[.H134]-[.K134]" office:value-type="float" office:value="7.25469" calcext:value-type="float">
            <text:p>7.25469</text:p>
          </table:table-cell>
          <table:table-cell table:formula="of:=[.L134]-[.$M$15]" office:value-type="float" office:value="1.83088988888888" calcext:value-type="float">
            <text:p>1.8308898889</text:p>
          </table:table-cell>
          <table:table-cell table:formula="of:=[.M134]/([.$L$126]*[.$I$18])" office:value-type="float" office:value="0.00091544494444444" calcext:value-type="float">
            <text:p>0.0009154449</text:p>
          </table:table-cell>
          <table:table-cell table:formula="of:=[.N134]/[.$C$13]" office:value-type="float" office:value="0.000000000105585336875134" calcext:value-type="float">
            <text:p>1.05585336875134E-010</text:p>
          </table:table-cell>
          <table:table-cell table:formula="of:=[.N134]/[.$B$13]" office:value-type="float" office:value="0.147819471625187" calcext:value-type="float">
            <text:p>0.147819471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9.993668" calcext:value-type="float">
            <text:p>109.993668</text:p>
          </table:table-cell>
          <table:table-cell office:value-type="float" office:value="421" calcext:value-type="float">
            <text:p>421</text:p>
          </table:table-cell>
          <table:table-cell table:formula="of:=[.I135]*[.$J$2]" office:value-type="float" office:value="42.1" calcext:value-type="float">
            <text:p>42.1</text:p>
          </table:table-cell>
          <table:table-cell table:formula="of:=[.J135]*[.$I$17]" office:value-type="float" office:value="102.56402" calcext:value-type="float">
            <text:p>102.56402</text:p>
          </table:table-cell>
          <table:table-cell table:formula="of:=[.H135]-[.K135]" office:value-type="float" office:value="7.429648" calcext:value-type="float">
            <text:p>7.429648</text:p>
          </table:table-cell>
          <table:table-cell table:formula="of:=[.L135]-[.$M$15]" office:value-type="float" office:value="2.00584788888888" calcext:value-type="float">
            <text:p>2.0058478889</text:p>
          </table:table-cell>
          <table:table-cell table:formula="of:=[.M135]/([.$L$126]*[.$I$18])" office:value-type="float" office:value="0.00100292394444444" calcext:value-type="float">
            <text:p>0.0010029239</text:p>
          </table:table-cell>
          <table:table-cell table:formula="of:=[.N135]/[.$C$13]" office:value-type="float" office:value="0.000000000115674965684112" calcext:value-type="float">
            <text:p>1.15674965684112E-010</text:p>
          </table:table-cell>
          <table:table-cell table:formula="of:=[.N135]/[.$B$13]" office:value-type="float" office:value="0.161944951957757" calcext:value-type="float">
            <text:p>0.16194495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10.10598" calcext:value-type="float">
            <text:p>110.10598</text:p>
          </table:table-cell>
          <table:table-cell table:style-name="ce23" office:value-type="float" office:value="420" calcext:value-type="float">
            <text:p>420</text:p>
          </table:table-cell>
          <table:table-cell table:style-name="ce23" table:formula="of:=[.I136]*[.$J$2]" office:value-type="float" office:value="42" calcext:value-type="float">
            <text:p>42</text:p>
          </table:table-cell>
          <table:table-cell table:style-name="ce23" table:formula="of:=[.J136]*[.$I$17]" office:value-type="float" office:value="102.3204" calcext:value-type="float">
            <text:p>102.3204</text:p>
          </table:table-cell>
          <table:table-cell table:formula="of:=[.H136]-[.K136]" office:value-type="float" office:value="7.78558000000001" calcext:value-type="float">
            <text:p>7.78558</text:p>
          </table:table-cell>
          <table:table-cell table:formula="of:=[.L136]-[.$M$15]" office:value-type="float" office:value="2.36177988888889" calcext:value-type="float">
            <text:p>2.3617798889</text:p>
          </table:table-cell>
          <table:table-cell table:formula="of:=[.M136]/([.$L$126]*[.$I$18])" office:value-type="float" office:value="0.00118088994444445" calcext:value-type="float">
            <text:p>0.0011808899</text:p>
          </table:table-cell>
          <table:table-cell table:formula="of:=[.N136]/[.$C$13]" office:value-type="float" office:value="0.00000000013620115917762" calcext:value-type="float">
            <text:p>1.3620115917762E-010</text:p>
          </table:table-cell>
          <table:table-cell table:formula="of:=[.N136]/[.$B$13]" office:value-type="float" office:value="0.190681622848668" calcext:value-type="float">
            <text:p>0.190681622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110.084096333333" calcext:value-type="float">
            <text:p>110.0840963333</text:p>
          </table:table-cell>
          <table:table-cell table:style-name="ce23" table:formula="of:=AVERAGE([.I128:.I136])" office:value-type="float" office:value="421" calcext:value-type="float">
            <text:p>421</text:p>
          </table:table-cell>
          <table:table-cell table:style-name="ce23" table:formula="of:=AVERAGE([.J128:.J136])" office:value-type="float" office:value="42.1" calcext:value-type="float">
            <text:p>42.1</text:p>
          </table:table-cell>
          <table:table-cell table:style-name="ce23" table:formula="of:=AVERAGE([.K128:.K136])" office:value-type="float" office:value="102.56402" calcext:value-type="float">
            <text:p>102.56402</text:p>
          </table:table-cell>
          <table:table-cell table:formula="of:=AVERAGE([.L128:.L136])" office:value-type="float" office:value="7.52007633333333" calcext:value-type="float">
            <text:p>7.5200763333</text:p>
          </table:table-cell>
          <table:table-cell table:formula="of:=AVERAGE([.M128:.M136])" office:value-type="float" office:value="2.09627622222222" calcext:value-type="float">
            <text:p>2.0962762222</text:p>
          </table:table-cell>
          <table:table-cell table:style-name="ce23" table:formula="of:=AVERAGE([.N128:.N136])" office:value-type="float" office:value="0.00104813811111111" calcext:value-type="float">
            <text:p>0.0010481381</text:p>
          </table:table-cell>
          <table:table-cell table:style-name="ce34" table:formula="of:=AVERAGE([.O128:.O136])" office:value-type="float" office:value="0.000000000120889864786456" calcext:value-type="float">
            <text:p>1.20889864786456E-010</text:p>
          </table:table-cell>
          <table:table-cell table:style-name="ce38" table:formula="of:=AVERAGE([.P128:.P136])" office:value-type="float" office:value="0.169245810701038" calcext:value-type="float">
            <text:p>0.1692458107</text:p>
          </table:table-cell>
          <table:table-cell table:formula="of:=[.O138]/[.$O$15]*100" office:value-type="float" office:value="95.0354572395755" calcext:value-type="float">
            <text:p>95.0354572396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28:.H136])" office:value-type="float" office:value="0.281560490886508" calcext:value-type="float">
            <text:p>0.2815604909</text:p>
          </table:table-cell>
          <table:table-cell table:style-name="ce24" table:formula="of:=STDEV([.I128:.I136])" office:value-type="float" office:value="0.707106781186548" calcext:value-type="float">
            <text:p>0.7071067812</text:p>
          </table:table-cell>
          <table:table-cell table:style-name="ce24" table:formula="of:=STDEV([.J128:.J136])" office:value-type="float" office:value="0.0707106781186558" calcext:value-type="float">
            <text:p>0.0707106781</text:p>
          </table:table-cell>
          <table:table-cell table:style-name="ce24" table:formula="of:=STDEV([.K128:.K136])" office:value-type="float" office:value="0.172265354032672" calcext:value-type="float">
            <text:p>0.172265354</text:p>
          </table:table-cell>
          <table:table-cell table:style-name="ce24" table:formula="of:=STDEV([.L128:.L136])" office:value-type="float" office:value="0.210506683785222" calcext:value-type="float">
            <text:p>0.2105066838</text:p>
          </table:table-cell>
          <table:table-cell table:style-name="ce24" table:formula="of:=STDEV([.M128:.M136])" office:value-type="float" office:value="0.210506683785222" calcext:value-type="float">
            <text:p>0.2105066838</text:p>
          </table:table-cell>
          <table:table-cell table:style-name="ce24" table:formula="of:=STDEV([.N128:.N136])" office:value-type="float" office:value="0.000105253341892611" calcext:value-type="float">
            <text:p>0.0001052533</text:p>
          </table:table-cell>
          <table:table-cell table:style-name="ce31" table:formula="of:=STDEV([.O128:.O136])" office:value-type="float" office:value="0.0000000000121396809588689" calcext:value-type="float">
            <text:p>1.21396809588689E-011</text:p>
          </table:table-cell>
          <table:table-cell table:style-name="ce39" table:formula="of:=STDEV([.P128:.P136])" office:value-type="float" office:value="0.0169955533424165" calcext:value-type="float">
            <text:p>0.0169955533</text:p>
          </table:table-cell>
          <table:table-cell table:formula="of:=[.O139]/[.O138]*100" office:value-type="float" office:value="10.0419344337202" calcext:value-type="float">
            <text:p>10.0419344337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4.250389" calcext:value-type="float">
            <text:p>104.250389</text:p>
          </table:table-cell>
          <table:table-cell office:value-type="float" office:value="397" calcext:value-type="float">
            <text:p>397</text:p>
          </table:table-cell>
          <table:table-cell table:formula="of:=[.I143]*[.$J$2]" office:value-type="float" office:value="39.7" calcext:value-type="float">
            <text:p>39.7</text:p>
          </table:table-cell>
          <table:table-cell table:formula="of:=[.J143]*[.$I$17]" office:value-type="float" office:value="96.71714" calcext:value-type="float">
            <text:p>96.71714</text:p>
          </table:table-cell>
          <table:table-cell table:formula="of:=[.H143]-[.K143]" office:value-type="float" office:value="7.533249" calcext:value-type="float">
            <text:p>7.533249</text:p>
          </table:table-cell>
          <table:table-cell table:formula="of:=[.L143]-[.$M$15]" office:value-type="float" office:value="2.10944888888888" calcext:value-type="float">
            <text:p>2.1094488889</text:p>
          </table:table-cell>
          <table:table-cell table:formula="of:=[.M143]/([.$L$141]*[.$I$18])" office:value-type="float" office:value="0.00105472444444444" calcext:value-type="float">
            <text:p>0.0010547244</text:p>
          </table:table-cell>
          <table:table-cell table:formula="of:=[.N143]/[.$C$14]" office:value-type="float" office:value="0.000000000153008392222983" calcext:value-type="float">
            <text:p>1.53008392222983E-010</text:p>
          </table:table-cell>
          <table:table-cell table:formula="of:=[.N143]/[.$B$14]" office:value-type="float" office:value="0.214211749112176" calcext:value-type="float">
            <text:p>0.214211749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3.58886" calcext:value-type="float">
            <text:p>103.58886</text:p>
          </table:table-cell>
          <table:table-cell office:value-type="float" office:value="397" calcext:value-type="float">
            <text:p>397</text:p>
          </table:table-cell>
          <table:table-cell table:formula="of:=[.I144]*[.$J$2]" office:value-type="float" office:value="39.7" calcext:value-type="float">
            <text:p>39.7</text:p>
          </table:table-cell>
          <table:table-cell table:formula="of:=[.J144]*[.$I$17]" office:value-type="float" office:value="96.71714" calcext:value-type="float">
            <text:p>96.71714</text:p>
          </table:table-cell>
          <table:table-cell table:formula="of:=[.H144]-[.K144]" office:value-type="float" office:value="6.87172" calcext:value-type="float">
            <text:p>6.87172</text:p>
          </table:table-cell>
          <table:table-cell table:formula="of:=[.L144]-[.$M$15]" office:value-type="float" office:value="1.44791988888888" calcext:value-type="float">
            <text:p>1.4479198889</text:p>
          </table:table-cell>
          <table:table-cell table:formula="of:=[.M144]/([.$L$141]*[.$I$18])" office:value-type="float" office:value="0.00072395994444444" calcext:value-type="float">
            <text:p>0.0007239599</text:p>
          </table:table-cell>
          <table:table-cell table:formula="of:=[.N144]/[.$C$14]" office:value-type="float" office:value="0.000000000105024537656972" calcext:value-type="float">
            <text:p>1.05024537656972E-010</text:p>
          </table:table-cell>
          <table:table-cell table:formula="of:=[.N144]/[.$B$14]" office:value-type="float" office:value="0.14703435271976" calcext:value-type="float">
            <text:p>0.147034352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4.262741" calcext:value-type="float">
            <text:p>104.262741</text:p>
          </table:table-cell>
          <table:table-cell office:value-type="float" office:value="397" calcext:value-type="float">
            <text:p>397</text:p>
          </table:table-cell>
          <table:table-cell table:formula="of:=[.I145]*[.$J$2]" office:value-type="float" office:value="39.7" calcext:value-type="float">
            <text:p>39.7</text:p>
          </table:table-cell>
          <table:table-cell table:formula="of:=[.J145]*[.$I$17]" office:value-type="float" office:value="96.71714" calcext:value-type="float">
            <text:p>96.71714</text:p>
          </table:table-cell>
          <table:table-cell table:formula="of:=[.H145]-[.K145]" office:value-type="float" office:value="7.54560100000001" calcext:value-type="float">
            <text:p>7.545601</text:p>
          </table:table-cell>
          <table:table-cell table:formula="of:=[.L145]-[.$M$15]" office:value-type="float" office:value="2.12180088888889" calcext:value-type="float">
            <text:p>2.1218008889</text:p>
          </table:table-cell>
          <table:table-cell table:formula="of:=[.M145]/([.$L$141]*[.$I$18])" office:value-type="float" office:value="0.00106090044444444" calcext:value-type="float">
            <text:p>0.0010609004</text:p>
          </table:table-cell>
          <table:table-cell table:formula="of:=[.N145]/[.$C$14]" office:value-type="float" office:value="0.000000000153904341715144" calcext:value-type="float">
            <text:p>1.53904341715144E-010</text:p>
          </table:table-cell>
          <table:table-cell table:formula="of:=[.N145]/[.$B$14]" office:value-type="float" office:value="0.215466078401201" calcext:value-type="float">
            <text:p>0.215466078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4.275497" calcext:value-type="float">
            <text:p>104.275497</text:p>
          </table:table-cell>
          <table:table-cell office:value-type="float" office:value="398" calcext:value-type="float">
            <text:p>398</text:p>
          </table:table-cell>
          <table:table-cell table:formula="of:=[.I146]*[.$J$2]" office:value-type="float" office:value="39.8" calcext:value-type="float">
            <text:p>39.8</text:p>
          </table:table-cell>
          <table:table-cell table:formula="of:=[.J146]*[.$I$17]" office:value-type="float" office:value="96.96076" calcext:value-type="float">
            <text:p>96.96076</text:p>
          </table:table-cell>
          <table:table-cell table:formula="of:=[.H146]-[.K146]" office:value-type="float" office:value="7.31473699999999" calcext:value-type="float">
            <text:p>7.314737</text:p>
          </table:table-cell>
          <table:table-cell table:formula="of:=[.L146]-[.$M$15]" office:value-type="float" office:value="1.89093688888888" calcext:value-type="float">
            <text:p>1.8909368889</text:p>
          </table:table-cell>
          <table:table-cell table:formula="of:=[.M146]/([.$L$141]*[.$I$18])" office:value-type="float" office:value="0.000945468444444439" calcext:value-type="float">
            <text:p>0.0009454684</text:p>
          </table:table-cell>
          <table:table-cell table:formula="of:=[.N146]/[.$C$14]" office:value-type="float" office:value="0.000000000137158674328638" calcext:value-type="float">
            <text:p>1.37158674328638E-010</text:p>
          </table:table-cell>
          <table:table-cell table:formula="of:=[.N146]/[.$B$14]" office:value-type="float" office:value="0.192022144060093" calcext:value-type="float">
            <text:p>0.192022144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4.775604" calcext:value-type="float">
            <text:p>104.775604</text:p>
          </table:table-cell>
          <table:table-cell office:value-type="float" office:value="399" calcext:value-type="float">
            <text:p>399</text:p>
          </table:table-cell>
          <table:table-cell table:formula="of:=[.I147]*[.$J$2]" office:value-type="float" office:value="39.9" calcext:value-type="float">
            <text:p>39.9</text:p>
          </table:table-cell>
          <table:table-cell table:formula="of:=[.J147]*[.$I$17]" office:value-type="float" office:value="97.20438" calcext:value-type="float">
            <text:p>97.20438</text:p>
          </table:table-cell>
          <table:table-cell table:formula="of:=[.H147]-[.K147]" office:value-type="float" office:value="7.57122399999999" calcext:value-type="float">
            <text:p>7.571224</text:p>
          </table:table-cell>
          <table:table-cell table:formula="of:=[.L147]-[.$M$15]" office:value-type="float" office:value="2.14742388888887" calcext:value-type="float">
            <text:p>2.1474238889</text:p>
          </table:table-cell>
          <table:table-cell table:formula="of:=[.M147]/([.$L$141]*[.$I$18])" office:value-type="float" office:value="0.00107371194444444" calcext:value-type="float">
            <text:p>0.0010737119</text:p>
          </table:table-cell>
          <table:table-cell table:formula="of:=[.N147]/[.$C$14]" office:value-type="float" office:value="0.000000000155762900154069" calcext:value-type="float">
            <text:p>1.55762900154069E-010</text:p>
          </table:table-cell>
          <table:table-cell table:formula="of:=[.N147]/[.$B$14]" office:value-type="float" office:value="0.218068060215697" calcext:value-type="float">
            <text:p>0.218068060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4.333862" calcext:value-type="float">
            <text:p>104.333862</text:p>
          </table:table-cell>
          <table:table-cell office:value-type="float" office:value="398" calcext:value-type="float">
            <text:p>398</text:p>
          </table:table-cell>
          <table:table-cell table:formula="of:=[.I148]*[.$J$2]" office:value-type="float" office:value="39.8" calcext:value-type="float">
            <text:p>39.8</text:p>
          </table:table-cell>
          <table:table-cell table:formula="of:=[.J148]*[.$I$17]" office:value-type="float" office:value="96.96076" calcext:value-type="float">
            <text:p>96.96076</text:p>
          </table:table-cell>
          <table:table-cell table:formula="of:=[.H148]-[.K148]" office:value-type="float" office:value="7.37310199999999" calcext:value-type="float">
            <text:p>7.373102</text:p>
          </table:table-cell>
          <table:table-cell table:formula="of:=[.L148]-[.$M$15]" office:value-type="float" office:value="1.94930188888887" calcext:value-type="float">
            <text:p>1.9493018889</text:p>
          </table:table-cell>
          <table:table-cell table:formula="of:=[.M148]/([.$L$141]*[.$I$18])" office:value-type="float" office:value="0.000974650944444436" calcext:value-type="float">
            <text:p>0.0009746509</text:p>
          </table:table-cell>
          <table:table-cell table:formula="of:=[.N148]/[.$C$14]" office:value-type="float" office:value="0.000000000141392166241683" calcext:value-type="float">
            <text:p>1.41392166241683E-010</text:p>
          </table:table-cell>
          <table:table-cell table:formula="of:=[.N148]/[.$B$14]" office:value-type="float" office:value="0.197949032738356" calcext:value-type="float">
            <text:p>0.197949032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4.419777" calcext:value-type="float">
            <text:p>104.419777</text:p>
          </table:table-cell>
          <table:table-cell office:value-type="float" office:value="398" calcext:value-type="float">
            <text:p>398</text:p>
          </table:table-cell>
          <table:table-cell table:formula="of:=[.I149]*[.$J$2]" office:value-type="float" office:value="39.8" calcext:value-type="float">
            <text:p>39.8</text:p>
          </table:table-cell>
          <table:table-cell table:formula="of:=[.J149]*[.$I$17]" office:value-type="float" office:value="96.96076" calcext:value-type="float">
            <text:p>96.96076</text:p>
          </table:table-cell>
          <table:table-cell table:formula="of:=[.H149]-[.K149]" office:value-type="float" office:value="7.45901699999999" calcext:value-type="float">
            <text:p>7.459017</text:p>
          </table:table-cell>
          <table:table-cell table:formula="of:=[.L149]-[.$M$15]" office:value-type="float" office:value="2.03521688888887" calcext:value-type="float">
            <text:p>2.0352168889</text:p>
          </table:table-cell>
          <table:table-cell table:formula="of:=[.M149]/([.$L$141]*[.$I$18])" office:value-type="float" office:value="0.00101760844444444" calcext:value-type="float">
            <text:p>0.0010176084</text:p>
          </table:table-cell>
          <table:table-cell table:formula="of:=[.N149]/[.$C$14]" office:value-type="float" office:value="0.000000000147623991097492" calcext:value-type="float">
            <text:p>1.47623991097492E-010</text:p>
          </table:table-cell>
          <table:table-cell table:formula="of:=[.N149]/[.$B$14]" office:value-type="float" office:value="0.206673587536489" calcext:value-type="float">
            <text:p>0.206673587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4.354095" calcext:value-type="float">
            <text:p>104.354095</text:p>
          </table:table-cell>
          <table:table-cell office:value-type="float" office:value="398" calcext:value-type="float">
            <text:p>398</text:p>
          </table:table-cell>
          <table:table-cell table:formula="of:=[.I150]*[.$J$2]" office:value-type="float" office:value="39.8" calcext:value-type="float">
            <text:p>39.8</text:p>
          </table:table-cell>
          <table:table-cell table:formula="of:=[.J150]*[.$I$17]" office:value-type="float" office:value="96.96076" calcext:value-type="float">
            <text:p>96.96076</text:p>
          </table:table-cell>
          <table:table-cell table:formula="of:=[.H150]-[.K150]" office:value-type="float" office:value="7.39333499999999" calcext:value-type="float">
            <text:p>7.393335</text:p>
          </table:table-cell>
          <table:table-cell table:formula="of:=[.L150]-[.$M$15]" office:value-type="float" office:value="1.96953488888888" calcext:value-type="float">
            <text:p>1.9695348889</text:p>
          </table:table-cell>
          <table:table-cell table:formula="of:=[.M150]/([.$L$141]*[.$I$18])" office:value-type="float" office:value="0.000984767444444438" calcext:value-type="float">
            <text:p>0.0009847674</text:p>
          </table:table-cell>
          <table:table-cell table:formula="of:=[.N150]/[.$C$14]" office:value-type="float" office:value="0.000000000142859762264585" calcext:value-type="float">
            <text:p>1.42859762264585E-010</text:p>
          </table:table-cell>
          <table:table-cell table:formula="of:=[.N150]/[.$B$14]" office:value-type="float" office:value="0.200003667170419" calcext:value-type="float">
            <text:p>0.200003667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4.502357" calcext:value-type="float">
            <text:p>104.502357</text:p>
          </table:table-cell>
          <table:table-cell table:style-name="ce23" office:value-type="float" office:value="398" calcext:value-type="float">
            <text:p>398</text:p>
          </table:table-cell>
          <table:table-cell table:style-name="ce23" table:formula="of:=[.I151]*[.$J$2]" office:value-type="float" office:value="39.8" calcext:value-type="float">
            <text:p>39.8</text:p>
          </table:table-cell>
          <table:table-cell table:style-name="ce23" table:formula="of:=[.J151]*[.$I$17]" office:value-type="float" office:value="96.96076" calcext:value-type="float">
            <text:p>96.96076</text:p>
          </table:table-cell>
          <table:table-cell table:formula="of:=[.H151]-[.K151]" office:value-type="float" office:value="7.541597" calcext:value-type="float">
            <text:p>7.541597</text:p>
          </table:table-cell>
          <table:table-cell table:formula="of:=[.L151]-[.$M$15]" office:value-type="float" office:value="2.11779688888888" calcext:value-type="float">
            <text:p>2.1177968889</text:p>
          </table:table-cell>
          <table:table-cell table:formula="of:=[.M151]/([.$L$141]*[.$I$18])" office:value-type="float" office:value="0.00105889844444444" calcext:value-type="float">
            <text:p>0.0010588984</text:p>
          </table:table-cell>
          <table:table-cell table:formula="of:=[.N151]/[.$C$14]" office:value-type="float" office:value="0.00000000015361391249181" calcext:value-type="float">
            <text:p>1.5361391249181E-010</text:p>
          </table:table-cell>
          <table:table-cell table:formula="of:=[.N151]/[.$B$14]" office:value-type="float" office:value="0.215059477488534" calcext:value-type="float">
            <text:p>0.215059477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104.307020222222" calcext:value-type="float">
            <text:p>104.3070202222</text:p>
          </table:table-cell>
          <table:table-cell table:style-name="ce23" table:formula="of:=AVERAGE([.I143:.I151])" office:value-type="float" office:value="397.777777777778" calcext:value-type="float">
            <text:p>397.7777777778</text:p>
          </table:table-cell>
          <table:table-cell table:style-name="ce23" table:formula="of:=AVERAGE([.J143:.J151])" office:value-type="float" office:value="39.7777777777778" calcext:value-type="float">
            <text:p>39.7777777778</text:p>
          </table:table-cell>
          <table:table-cell table:style-name="ce23" table:formula="of:=AVERAGE([.K143:.K151])" office:value-type="float" office:value="96.9066222222222" calcext:value-type="float">
            <text:p>96.9066222222</text:p>
          </table:table-cell>
          <table:table-cell table:formula="of:=AVERAGE([.L143:.L151])" office:value-type="float" office:value="7.40039799999999" calcext:value-type="float">
            <text:p>7.400398</text:p>
          </table:table-cell>
          <table:table-cell table:formula="of:=AVERAGE([.M143:.M151])" office:value-type="float" office:value="1.97659788888888" calcext:value-type="float">
            <text:p>1.9765978889</text:p>
          </table:table-cell>
          <table:table-cell table:style-name="ce23" table:formula="of:=AVERAGE([.N143:.N151])" office:value-type="float" office:value="0.000988298944444439" calcext:value-type="float">
            <text:p>0.0009882989</text:p>
          </table:table-cell>
          <table:table-cell table:style-name="ce30" table:formula="of:=AVERAGE([.O143:.O151])" office:value-type="float" office:value="0.000000000143372075352597" calcext:value-type="float">
            <text:p>1.43372075352597E-010</text:p>
          </table:table-cell>
          <table:table-cell table:style-name="ce45" table:formula="of:=AVERAGE([.P143:.P151])" office:value-type="float" office:value="0.200720905493636" calcext:value-type="float">
            <text:p>0.2007209055</text:p>
          </table:table-cell>
          <table:table-cell table:formula="of:=[.O153]/[.$O$15]*100" office:value-type="float" office:value="112.709454680832" calcext:value-type="float">
            <text:p>112.7094546808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43:.H151])" office:value-type="float" office:value="0.315296166998895" calcext:value-type="float">
            <text:p>0.315296167</text:p>
          </table:table-cell>
          <table:table-cell table:style-name="ce24" table:formula="of:=STDEV([.I143:.I151])" office:value-type="float" office:value="0.666666666666667" calcext:value-type="float">
            <text:p>0.6666666667</text:p>
          </table:table-cell>
          <table:table-cell table:style-name="ce24" table:formula="of:=STDEV([.J143:.J151])" office:value-type="float" office:value="0.0666666666666676" calcext:value-type="float">
            <text:p>0.0666666667</text:p>
          </table:table-cell>
          <table:table-cell table:style-name="ce24" table:formula="of:=STDEV([.K143:.K151])" office:value-type="float" office:value="0.162413333333338" calcext:value-type="float">
            <text:p>0.1624133333</text:p>
          </table:table-cell>
          <table:table-cell table:style-name="ce24" table:formula="of:=STDEV([.L143:.L151])" office:value-type="float" office:value="0.217635405735717" calcext:value-type="float">
            <text:p>0.2176354057</text:p>
          </table:table-cell>
          <table:table-cell table:style-name="ce24" table:formula="of:=STDEV([.M143:.M151])" office:value-type="float" office:value="0.217635405735716" calcext:value-type="float">
            <text:p>0.2176354057</text:p>
          </table:table-cell>
          <table:table-cell table:style-name="ce24" table:formula="of:=STDEV([.N143:.N151])" office:value-type="float" office:value="0.000108817702867858" calcext:value-type="float">
            <text:p>0.0001088177</text:p>
          </table:table-cell>
          <table:table-cell table:style-name="ce31" table:formula="of:=STDEV([.O143:.O151])" office:value-type="float" office:value="0.0000000000157861343300708" calcext:value-type="float">
            <text:p>1.57861343300708E-011</text:p>
          </table:table-cell>
          <table:table-cell table:style-name="ce39" table:formula="of:=STDEV([.P143:.P151])" office:value-type="float" office:value="0.0221005880620992" calcext:value-type="float">
            <text:p>0.0221005881</text:p>
          </table:table-cell>
          <table:table-cell table:formula="of:=[.O154]/[.O153]*100" office:value-type="float" office:value="11.0106059992838" calcext:value-type="float">
            <text:p>11.0106059993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8.093727" calcext:value-type="float">
            <text:p>108.093727</text:p>
          </table:table-cell>
          <table:table-cell office:value-type="float" office:value="410" calcext:value-type="float">
            <text:p>410</text:p>
          </table:table-cell>
          <table:table-cell table:formula="of:=[.I158]*[.$J$2]" office:value-type="float" office:value="41" calcext:value-type="float">
            <text:p>41</text:p>
          </table:table-cell>
          <table:table-cell table:formula="of:=[.J158]*[.$I$17]" office:value-type="float" office:value="99.8842" calcext:value-type="float">
            <text:p>99.8842</text:p>
          </table:table-cell>
          <table:table-cell table:formula="of:=[.H158]-[.K158]" office:value-type="float" office:value="8.20952700000001" calcext:value-type="float">
            <text:p>8.209527</text:p>
          </table:table-cell>
          <table:table-cell table:formula="of:=[.L158]-[.$M$15]" office:value-type="float" office:value="2.78572688888889" calcext:value-type="float">
            <text:p>2.7857268889</text:p>
          </table:table-cell>
          <table:table-cell table:formula="of:=[.M158]/([.$L$156]*[.$I$18])" office:value-type="float" office:value="0.000348215861111111" calcext:value-type="float">
            <text:p>0.0003482159</text:p>
          </table:table-cell>
          <table:table-cell table:formula="of:=[.N158]/[.$C$15]" office:value-type="float" office:value="0.000000000137154088227349" calcext:value-type="float">
            <text:p>1.37154088227349E-010</text:p>
          </table:table-cell>
          <table:table-cell table:formula="of:=[.N158]/[.$B$15]" office:value-type="float" office:value="0.192015723518288" calcext:value-type="float">
            <text:p>0.192015723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7.901711" calcext:value-type="float">
            <text:p>107.901711</text:p>
          </table:table-cell>
          <table:table-cell office:value-type="float" office:value="411" calcext:value-type="float">
            <text:p>411</text:p>
          </table:table-cell>
          <table:table-cell table:formula="of:=[.I159]*[.$J$2]" office:value-type="float" office:value="41.1" calcext:value-type="float">
            <text:p>41.1</text:p>
          </table:table-cell>
          <table:table-cell table:formula="of:=[.J159]*[.$I$17]" office:value-type="float" office:value="100.12782" calcext:value-type="float">
            <text:p>100.12782</text:p>
          </table:table-cell>
          <table:table-cell table:formula="of:=[.H159]-[.K159]" office:value-type="float" office:value="7.77389100000001" calcext:value-type="float">
            <text:p>7.773891</text:p>
          </table:table-cell>
          <table:table-cell table:formula="of:=[.L159]-[.$M$15]" office:value-type="float" office:value="2.35009088888889" calcext:value-type="float">
            <text:p>2.3500908889</text:p>
          </table:table-cell>
          <table:table-cell table:formula="of:=[.M159]/([.$L$156]*[.$I$18])" office:value-type="float" office:value="0.000293761361111111" calcext:value-type="float">
            <text:p>0.0002937614</text:p>
          </table:table-cell>
          <table:table-cell table:formula="of:=[.N159]/[.$C$15]" office:value-type="float" office:value="0.000000000115705733538551" calcext:value-type="float">
            <text:p>1.15705733538551E-010</text:p>
          </table:table-cell>
          <table:table-cell table:formula="of:=[.N159]/[.$B$15]" office:value-type="float" office:value="0.161988026953972" calcext:value-type="float">
            <text:p>0.16198802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8.173874" calcext:value-type="float">
            <text:p>108.173874</text:p>
          </table:table-cell>
          <table:table-cell office:value-type="float" office:value="411" calcext:value-type="float">
            <text:p>411</text:p>
          </table:table-cell>
          <table:table-cell table:formula="of:=[.I160]*[.$J$2]" office:value-type="float" office:value="41.1" calcext:value-type="float">
            <text:p>41.1</text:p>
          </table:table-cell>
          <table:table-cell table:formula="of:=[.J160]*[.$I$17]" office:value-type="float" office:value="100.12782" calcext:value-type="float">
            <text:p>100.12782</text:p>
          </table:table-cell>
          <table:table-cell table:formula="of:=[.H160]-[.K160]" office:value-type="float" office:value="8.046054" calcext:value-type="float">
            <text:p>8.046054</text:p>
          </table:table-cell>
          <table:table-cell table:formula="of:=[.L160]-[.$M$15]" office:value-type="float" office:value="2.62225388888888" calcext:value-type="float">
            <text:p>2.6222538889</text:p>
          </table:table-cell>
          <table:table-cell table:formula="of:=[.M160]/([.$L$156]*[.$I$18])" office:value-type="float" office:value="0.00032778173611111" calcext:value-type="float">
            <text:p>0.0003277817</text:p>
          </table:table-cell>
          <table:table-cell table:formula="of:=[.N160]/[.$C$15]" office:value-type="float" office:value="0.000000000129105564032741" calcext:value-type="float">
            <text:p>1.29105564032741E-010</text:p>
          </table:table-cell>
          <table:table-cell table:formula="of:=[.N160]/[.$B$15]" office:value-type="float" office:value="0.180747789645838" calcext:value-type="float">
            <text:p>0.180747789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7.100235" calcext:value-type="float">
            <text:p>107.100235</text:p>
          </table:table-cell>
          <table:table-cell office:value-type="float" office:value="411" calcext:value-type="float">
            <text:p>411</text:p>
          </table:table-cell>
          <table:table-cell table:formula="of:=[.I161]*[.$J$2]" office:value-type="float" office:value="41.1" calcext:value-type="float">
            <text:p>41.1</text:p>
          </table:table-cell>
          <table:table-cell table:formula="of:=[.J161]*[.$I$17]" office:value-type="float" office:value="100.12782" calcext:value-type="float">
            <text:p>100.12782</text:p>
          </table:table-cell>
          <table:table-cell table:formula="of:=[.H161]-[.K161]" office:value-type="float" office:value="6.972415" calcext:value-type="float">
            <text:p>6.972415</text:p>
          </table:table-cell>
          <table:table-cell table:formula="of:=[.L161]-[.$M$15]" office:value-type="float" office:value="1.54861488888888" calcext:value-type="float">
            <text:p>1.5486148889</text:p>
          </table:table-cell>
          <table:table-cell table:formula="of:=[.M161]/([.$L$156]*[.$I$18])" office:value-type="float" office:value="0.00019357686111111" calcext:value-type="float">
            <text:p>0.0001935769</text:p>
          </table:table-cell>
          <table:table-cell table:formula="of:=[.N161]/[.$C$15]" office:value-type="float" office:value="0.0000000000762454007778086" calcext:value-type="float">
            <text:p>7.62454007778086E-011</text:p>
          </table:table-cell>
          <table:table-cell table:formula="of:=[.N161]/[.$B$15]" office:value-type="float" office:value="0.106743561088932" calcext:value-type="float">
            <text:p>0.106743561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8.1147" calcext:value-type="float">
            <text:p>108.1147</text:p>
          </table:table-cell>
          <table:table-cell office:value-type="float" office:value="411" calcext:value-type="float">
            <text:p>411</text:p>
          </table:table-cell>
          <table:table-cell table:formula="of:=[.I162]*[.$J$2]" office:value-type="float" office:value="41.1" calcext:value-type="float">
            <text:p>41.1</text:p>
          </table:table-cell>
          <table:table-cell table:formula="of:=[.J162]*[.$I$17]" office:value-type="float" office:value="100.12782" calcext:value-type="float">
            <text:p>100.12782</text:p>
          </table:table-cell>
          <table:table-cell table:formula="of:=[.H162]-[.K162]" office:value-type="float" office:value="7.98688" calcext:value-type="float">
            <text:p>7.98688</text:p>
          </table:table-cell>
          <table:table-cell table:formula="of:=[.L162]-[.$M$15]" office:value-type="float" office:value="2.56307988888888" calcext:value-type="float">
            <text:p>2.5630798889</text:p>
          </table:table-cell>
          <table:table-cell table:formula="of:=[.M162]/([.$L$156]*[.$I$18])" office:value-type="float" office:value="0.00032038498611111" calcext:value-type="float">
            <text:p>0.000320385</text:p>
          </table:table-cell>
          <table:table-cell table:formula="of:=[.N162]/[.$C$15]" office:value-type="float" office:value="0.000000000126192157105043" calcext:value-type="float">
            <text:p>1.26192157105043E-010</text:p>
          </table:table-cell>
          <table:table-cell table:formula="of:=[.N162]/[.$B$15]" office:value-type="float" office:value="0.17666901994706" calcext:value-type="float">
            <text:p>0.176669019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8.00634" calcext:value-type="float">
            <text:p>108.00634</text:p>
          </table:table-cell>
          <table:table-cell office:value-type="float" office:value="411" calcext:value-type="float">
            <text:p>411</text:p>
          </table:table-cell>
          <table:table-cell table:formula="of:=[.I163]*[.$J$2]" office:value-type="float" office:value="41.1" calcext:value-type="float">
            <text:p>41.1</text:p>
          </table:table-cell>
          <table:table-cell table:formula="of:=[.J163]*[.$I$17]" office:value-type="float" office:value="100.12782" calcext:value-type="float">
            <text:p>100.12782</text:p>
          </table:table-cell>
          <table:table-cell table:formula="of:=[.H163]-[.K163]" office:value-type="float" office:value="7.87851999999999" calcext:value-type="float">
            <text:p>7.87852</text:p>
          </table:table-cell>
          <table:table-cell table:formula="of:=[.L163]-[.$M$15]" office:value-type="float" office:value="2.45471988888888" calcext:value-type="float">
            <text:p>2.4547198889</text:p>
          </table:table-cell>
          <table:table-cell table:formula="of:=[.M163]/([.$L$156]*[.$I$18])" office:value-type="float" office:value="0.00030683998611111" calcext:value-type="float">
            <text:p>0.00030684</text:p>
          </table:table-cell>
          <table:table-cell table:formula="of:=[.N163]/[.$C$15]" office:value-type="float" office:value="0.00000000012085709821625" calcext:value-type="float">
            <text:p>1.2085709821625E-010</text:p>
          </table:table-cell>
          <table:table-cell table:formula="of:=[.N163]/[.$B$15]" office:value-type="float" office:value="0.16919993750275" calcext:value-type="float">
            <text:p>0.169199937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7.743233" calcext:value-type="float">
            <text:p>107.743233</text:p>
          </table:table-cell>
          <table:table-cell office:value-type="float" office:value="410" calcext:value-type="float">
            <text:p>410</text:p>
          </table:table-cell>
          <table:table-cell table:formula="of:=[.I164]*[.$J$2]" office:value-type="float" office:value="41" calcext:value-type="float">
            <text:p>41</text:p>
          </table:table-cell>
          <table:table-cell table:formula="of:=[.J164]*[.$I$17]" office:value-type="float" office:value="99.8842" calcext:value-type="float">
            <text:p>99.8842</text:p>
          </table:table-cell>
          <table:table-cell table:formula="of:=[.H164]-[.K164]" office:value-type="float" office:value="7.85903300000001" calcext:value-type="float">
            <text:p>7.859033</text:p>
          </table:table-cell>
          <table:table-cell table:formula="of:=[.L164]-[.$M$15]" office:value-type="float" office:value="2.43523288888889" calcext:value-type="float">
            <text:p>2.4352328889</text:p>
          </table:table-cell>
          <table:table-cell table:formula="of:=[.M164]/([.$L$156]*[.$I$18])" office:value-type="float" office:value="0.000304404111111112" calcext:value-type="float">
            <text:p>0.0003044041</text:p>
          </table:table-cell>
          <table:table-cell table:formula="of:=[.N164]/[.$C$15]" office:value-type="float" office:value="0.000000000119897663991759" calcext:value-type="float">
            <text:p>1.19897663991759E-010</text:p>
          </table:table-cell>
          <table:table-cell table:formula="of:=[.N164]/[.$B$15]" office:value-type="float" office:value="0.167856729588463" calcext:value-type="float">
            <text:p>0.167856729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7.878006" calcext:value-type="float">
            <text:p>107.878006</text:p>
          </table:table-cell>
          <table:table-cell table:style-name="ce23" office:value-type="float" office:value="411" calcext:value-type="float">
            <text:p>411</text:p>
          </table:table-cell>
          <table:table-cell table:formula="of:=[.I165]*[.$J$2]" office:value-type="float" office:value="41.1" calcext:value-type="float">
            <text:p>41.1</text:p>
          </table:table-cell>
          <table:table-cell table:formula="of:=[.J165]*[.$I$17]" office:value-type="float" office:value="100.12782" calcext:value-type="float">
            <text:p>100.12782</text:p>
          </table:table-cell>
          <table:table-cell table:formula="of:=[.H165]-[.K165]" office:value-type="float" office:value="7.750186" calcext:value-type="float">
            <text:p>7.750186</text:p>
          </table:table-cell>
          <table:table-cell table:formula="of:=[.L165]-[.$M$15]" office:value-type="float" office:value="2.32638588888888" calcext:value-type="float">
            <text:p>2.3263858889</text:p>
          </table:table-cell>
          <table:table-cell table:formula="of:=[.M165]/([.$L$156]*[.$I$18])" office:value-type="float" office:value="0.00029079823611111" calcext:value-type="float">
            <text:p>0.0002907982</text:p>
          </table:table-cell>
          <table:table-cell table:formula="of:=[.N165]/[.$C$15]" office:value-type="float" office:value="0.000000000114538627863405" calcext:value-type="float">
            <text:p>1.14538627863405E-010</text:p>
          </table:table-cell>
          <table:table-cell table:formula="of:=[.N165]/[.$B$15]" office:value-type="float" office:value="0.160354079008767" calcext:value-type="float">
            <text:p>0.16035407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107.652077" calcext:value-type="float">
            <text:p>107.652077</text:p>
          </table:table-cell>
          <table:table-cell table:style-name="ce23" office:value-type="float" office:value="411" calcext:value-type="float">
            <text:p>411</text:p>
          </table:table-cell>
          <table:table-cell table:formula="of:=[.I166]*[.$J$2]" office:value-type="float" office:value="41.1" calcext:value-type="float">
            <text:p>41.1</text:p>
          </table:table-cell>
          <table:table-cell table:formula="of:=[.J166]*[.$I$17]" office:value-type="float" office:value="100.12782" calcext:value-type="float">
            <text:p>100.12782</text:p>
          </table:table-cell>
          <table:table-cell table:formula="of:=[.H166]-[.K166]" office:value-type="float" office:value="7.52425700000001" calcext:value-type="float">
            <text:p>7.524257</text:p>
          </table:table-cell>
          <table:table-cell table:formula="of:=[.L166]-[.$M$15]" office:value-type="float" office:value="2.10045688888889" calcext:value-type="float">
            <text:p>2.1004568889</text:p>
          </table:table-cell>
          <table:table-cell table:formula="of:=[.M166]/([.$L$156]*[.$I$18])" office:value-type="float" office:value="0.000262557111111111" calcext:value-type="float">
            <text:p>0.0002625571</text:p>
          </table:table-cell>
          <table:table-cell table:formula="of:=[.N166]/[.$C$15]" office:value-type="float" office:value="0.000000000103415108855597" calcext:value-type="float">
            <text:p>1.03415108855597E-010</text:p>
          </table:table-cell>
          <table:table-cell table:formula="of:=[.N166]/[.$B$15]" office:value-type="float" office:value="0.144781152397836" calcext:value-type="float">
            <text:p>0.144781152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107.851544777778" calcext:value-type="float">
            <text:p>107.8515447778</text:p>
          </table:table-cell>
          <table:table-cell table:style-name="ce23" table:formula="of:=AVERAGE([.I158:.I166])" office:value-type="float" office:value="410.777777777778" calcext:value-type="float">
            <text:p>410.7777777778</text:p>
          </table:table-cell>
          <table:table-cell table:style-name="ce23" table:formula="of:=AVERAGE([.J158:.J166])" office:value-type="float" office:value="41.0777777777778" calcext:value-type="float">
            <text:p>41.0777777778</text:p>
          </table:table-cell>
          <table:table-cell table:style-name="ce23" table:formula="of:=AVERAGE([.K158:.K166])" office:value-type="float" office:value="100.073682222222" calcext:value-type="float">
            <text:p>100.0736822222</text:p>
          </table:table-cell>
          <table:table-cell table:formula="of:=AVERAGE([.L158:.L166])" office:value-type="float" office:value="7.77786255555556" calcext:value-type="float">
            <text:p>7.7778625556</text:p>
          </table:table-cell>
          <table:table-cell table:formula="of:=AVERAGE([.M158:.M166])" office:value-type="float" office:value="2.35406244444444" calcext:value-type="float">
            <text:p>2.3540624444</text:p>
          </table:table-cell>
          <table:table-cell table:style-name="ce23" table:formula="of:=AVERAGE([.N158:.N166])" office:value-type="float" office:value="0.000294257805555555" calcext:value-type="float">
            <text:p>0.0002942578</text:p>
          </table:table-cell>
          <table:table-cell table:style-name="ce30" table:formula="of:=AVERAGE([.O158:.O166])" office:value-type="float" office:value="0.000000000115901271400945" calcext:value-type="float">
            <text:p>1.15901271400945E-010</text:p>
          </table:table-cell>
          <table:table-cell table:style-name="ce38" table:formula="of:=AVERAGE([.P158:.P166])" office:value-type="float" office:value="0.162261779961323" calcext:value-type="float">
            <text:p>0.16226178</text:p>
          </table:table-cell>
          <table:table-cell table:formula="of:=[.O168]/[.$O$15]*100" office:value-type="float" office:value="91.1137616184264" calcext:value-type="float">
            <text:p>91.1137616184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58:.H166])" office:value-type="float" office:value="0.330711855691543" calcext:value-type="float">
            <text:p>0.3307118557</text:p>
          </table:table-cell>
          <table:table-cell table:style-name="ce24" table:formula="of:=STDEV([.I158:.I166])" office:value-type="float" office:value="0.440958551844098" calcext:value-type="float">
            <text:p>0.4409585518</text:p>
          </table:table-cell>
          <table:table-cell table:style-name="ce24" table:formula="of:=STDEV([.J158:.J166])" office:value-type="float" office:value="0.0440958551844105" calcext:value-type="float">
            <text:p>0.0440958552</text:p>
          </table:table-cell>
          <table:table-cell table:style-name="ce24" table:formula="of:=STDEV([.K158:.K166])" office:value-type="float" office:value="0.107426322400262" calcext:value-type="float">
            <text:p>0.1074263224</text:p>
          </table:table-cell>
          <table:table-cell table:style-name="ce24" table:formula="of:=STDEV([.L158:.L166])" office:value-type="float" office:value="0.359254959128303" calcext:value-type="float">
            <text:p>0.3592549591</text:p>
          </table:table-cell>
          <table:table-cell table:style-name="ce24" table:formula="of:=STDEV([.M158:.M166])" office:value-type="float" office:value="0.359254959128303" calcext:value-type="float">
            <text:p>0.3592549591</text:p>
          </table:table-cell>
          <table:table-cell table:style-name="ce24" table:formula="of:=STDEV([.N158:.N166])" office:value-type="float" office:value="0.0000449068698910379" calcext:value-type="float">
            <text:p>4.49068698910379E-005</text:p>
          </table:table-cell>
          <table:table-cell table:style-name="ce31" table:formula="of:=STDEV([.O158:.O166])" office:value-type="float" office:value="0.0000000000176877663624983" calcext:value-type="float">
            <text:p>1.76877663624983E-011</text:p>
          </table:table-cell>
          <table:table-cell table:style-name="ce39" table:formula="of:=STDEV([.P158:.P166])" office:value-type="float" office:value="0.0247628729074975" calcext:value-type="float">
            <text:p>0.0247628729</text:p>
          </table:table-cell>
          <table:table-cell table:formula="of:=[.O169]/[.O168]*100" office:value-type="float" office:value="15.2610632728176" calcext:value-type="float">
            <text:p>15.2610632728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</table:table>
      <table:table table:name="Image 90x75, NbIterations=4, maxDisparity=60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column table:style-name="co7" table:number-columns-repeated="2" table:default-cell-style-name="ce23"/>
        <table:table-column table:style-name="co11" table:default-cell-style-name="ce27"/>
        <table:table-column table:style-name="co7" table:default-cell-style-name="ce29"/>
        <table:table-column table:style-name="co7" table:default-cell-style-name="ce36"/>
        <table:table-column table:style-name="co7" table:number-columns-repeated="14" table:default-cell-style-name="Default"/>
        <table:table-row table:style-name="ro1">
          <table:table-cell office:value-type="string" calcext:value-type="string">
            <text:p>Scenario 344 (core 1)</text:p>
          </table:table-cell>
          <table:table-cell table:number-columns-repeated="6"/>
          <table:table-cell table:style-name="Default" office:value-type="string" calcext:value-type="string">
            <text:p>On A7_Core1</text:p>
          </table:table-cell>
          <table:table-cell table:style-name="Default" table:number-columns-repeated="8"/>
          <table:table-cell table:number-columns-repeated="3"/>
          <table:table-cell table:style-name="ce10" table:number-columns-repeated="11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1" office:value-type="float" office:value="0.1" calcext:value-type="float">
            <text:p>0.1</text:p>
          </table:table-cell>
          <table:table-cell table:style-name="ce21"/>
          <table:table-cell table:style-name="Default" table:number-columns-repeated="5"/>
          <table:table-cell table:number-columns-repeated="3"/>
          <table:table-cell table:style-name="ce10" table:number-columns-repeated="11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/>
          <table:table-cell table:style-name="ce1"/>
          <table:table-cell table:style-name="ce19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2" office:value-type="string" calcext:value-type="string">
            <text:p>Dynamic average P (W)</text:p>
          </table:table-cell>
          <table:table-cell table:style-name="ce28" office:value-type="string" calcext:value-type="string">
            <text:p>Dynamic E/cycle (J)</text:p>
          </table:table-cell>
          <table:table-cell table:style-name="ce44"/>
          <table:table-cell table:number-columns-repeated="3"/>
          <table:table-cell table:style-name="ce23"/>
          <table:table-cell table:style-name="ce48"/>
          <table:table-cell table:style-name="ce23" table:number-columns-repeated="4"/>
          <table:table-cell table:style-name="ce48" table:number-columns-repeated="2"/>
          <table:table-cell table:style-name="ce51"/>
          <table:table-cell table:style-name="ce10" table:number-columns-repeated="2"/>
        </table:table-row>
        <table:table-row table:style-name="ro3">
          <table:table-cell table:style-name="ce2" office:value-type="float" office:value="5842344442.31111" calcext:value-type="float">
            <text:p>5842344442.31111</text:p>
          </table:table-cell>
          <table:table-cell table:formula="of:=[.A4]/1000000000000" office:value-type="float" office:value="0.00584234444231111" calcext:value-type="float">
            <text:p>0.0058423444</text:p>
          </table:table-cell>
          <table:table-cell table:formula="of:=[.B4]*[.$L$17]" office:value-type="float" office:value="8179282.21923555" calcext:value-type="float">
            <text:p>8179282.21923555</text:p>
          </table:table-cell>
          <table:table-cell table:style-name="ce7" office:value-type="string" calcext:value-type="string">
            <text:p>Write_PPM</text:p>
          </table:table-cell>
          <table:table-cell table:style-name="ce9" table:formula="of:=[.P33]" office:value-type="float" office:value="0.160457360212715" calcext:value-type="float">
            <text:p>0.160</text:p>
          </table:table-cell>
          <table:table-cell table:style-name="ce12"/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3" office:value-type="float" office:value="3385880558.22222" calcext:value-type="float">
            <text:p>3385880558.22222</text:p>
          </table:table-cell>
          <table:table-cell table:formula="of:=[.A5]/1000000000000" office:value-type="float" office:value="0.00338588055822222" calcext:value-type="float">
            <text:p>0.0033858806</text:p>
          </table:table-cell>
          <table:table-cell table:formula="of:=[.B5]*[.$L$17]" office:value-type="float" office:value="4740232.78151111" calcext:value-type="float">
            <text:p>4740232.78151111</text:p>
          </table:table-cell>
          <table:table-cell table:style-name="ce7" office:value-type="string" calcext:value-type="string">
            <text:p>ComputeHorWeights</text:p>
          </table:table-cell>
          <table:table-cell table:style-name="ce9" table:formula="of:=[.P48]" office:value-type="float" office:value="0.172570752425581" calcext:value-type="float">
            <text:p>0.173</text:p>
          </table:table-cell>
          <table:table-cell table:style-name="ce12"/>
          <table:table-cell/>
          <table:table-cell table:style-name="ce2"/>
          <table:table-cell table:style-name="ce3" office:value-type="float" office:value="52.652424" calcext:value-type="float">
            <text:p>52.652424</text:p>
          </table:table-cell>
          <table:table-cell office:value-type="float" office:value="203" calcext:value-type="float">
            <text:p>203</text:p>
          </table:table-cell>
          <table:table-cell table:style-name="Default" table:formula="of:=[.J5]*[.$J$2]" office:value-type="float" office:value="20.3" calcext:value-type="float">
            <text:p>20.3</text:p>
          </table:table-cell>
          <table:table-cell table:style-name="Default" table:formula="of:=[.$I$17]*[.K5]" office:value-type="float" office:value="49.45486" calcext:value-type="float">
            <text:p>49.45486</text:p>
          </table:table-cell>
          <table:table-cell table:style-name="Default" table:formula="of:=[.I5]-[.L5]" office:value-type="float" office:value="3.197564" calcext:value-type="float">
            <text:p>3.197564</text:p>
          </table:table-cell>
          <table:table-cell table:style-name="Default" table:formula="of:=[.M5]/[.K5]" office:value-type="float" office:value="0.157515467980296" calcext:value-type="float">
            <text:p>0.157515468</text:p>
          </table:table-cell>
          <table:table-cell table:formula="of:=[.M5]/([.K5]*[.$L$17])" office:value-type="float" office:value="0.000000000112511048557354" calcext:value-type="float">
            <text:p>1.12511048557354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3" office:value-type="float" office:value="3385880558.22222" calcext:value-type="float">
            <text:p>3385880558.22222</text:p>
          </table:table-cell>
          <table:table-cell table:formula="of:=[.A6]/1000000000000" office:value-type="float" office:value="0.00338588055822222" calcext:value-type="float">
            <text:p>0.0033858806</text:p>
          </table:table-cell>
          <table:table-cell table:formula="of:=[.B6]*[.$L$17]" office:value-type="float" office:value="4740232.78151111" calcext:value-type="float">
            <text:p>4740232.78151111</text:p>
          </table:table-cell>
          <table:table-cell table:style-name="ce7" office:value-type="string" calcext:value-type="string">
            <text:p>ComputeVertWeights</text:p>
          </table:table-cell>
          <table:table-cell table:style-name="ce9" table:formula="of:=[.P63]" office:value-type="float" office:value="0.180458941689024" calcext:value-type="float">
            <text:p>0.180</text:p>
          </table:table-cell>
          <table:table-cell table:style-name="ce12"/>
          <table:table-cell/>
          <table:table-cell table:style-name="ce2"/>
          <table:table-cell table:style-name="ce3" office:value-type="float" office:value="52.472946" calcext:value-type="float">
            <text:p>52.472946</text:p>
          </table:table-cell>
          <table:table-cell office:value-type="float" office:value="204" calcext:value-type="float">
            <text:p>204</text:p>
          </table:table-cell>
          <table:table-cell table:style-name="Default" table:formula="of:=[.J6]*[.$J$2]" office:value-type="float" office:value="20.4" calcext:value-type="float">
            <text:p>20.4</text:p>
          </table:table-cell>
          <table:table-cell table:style-name="Default" table:formula="of:=[.$I$17]*[.K6]" office:value-type="float" office:value="49.69848" calcext:value-type="float">
            <text:p>49.69848</text:p>
          </table:table-cell>
          <table:table-cell table:style-name="Default" table:formula="of:=[.I6]-[.L6]" office:value-type="float" office:value="2.774466" calcext:value-type="float">
            <text:p>2.774466</text:p>
          </table:table-cell>
          <table:table-cell table:style-name="Default" table:formula="of:=[.M6]/[.K6]" office:value-type="float" office:value="0.136003235294117" calcext:value-type="float">
            <text:p>0.1360032353</text:p>
          </table:table-cell>
          <table:table-cell table:formula="of:=[.M6]/([.K6]*[.$L$17])" office:value-type="float" office:value="0.0000000000971451680672268" calcext:value-type="float">
            <text:p>9.71451680672268E-011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3" office:value-type="float" office:value="2334235000.9837" calcext:value-type="float">
            <text:p>2334235000.9837</text:p>
          </table:table-cell>
          <table:table-cell table:formula="of:=[.A7]/1000000000000" office:value-type="float" office:value="0.0023342350009837" calcext:value-type="float">
            <text:p>0.002334235</text:p>
          </table:table-cell>
          <table:table-cell table:formula="of:=[.B7]*[.$L$17]" office:value-type="float" office:value="3267929.00137718" calcext:value-type="float">
            <text:p>3267929.00137718</text:p>
          </table:table-cell>
          <table:table-cell table:style-name="ce7" office:value-type="string" calcext:value-type="string">
            <text:p>AggregateCost</text:p>
          </table:table-cell>
          <table:table-cell table:style-name="ce9" table:formula="of:=[.P78]" office:value-type="float" office:value="0.16047704416028" calcext:value-type="float">
            <text:p>0.160</text:p>
          </table:table-cell>
          <table:table-cell table:style-name="ce12"/>
          <table:table-cell/>
          <table:table-cell table:style-name="ce2"/>
          <table:table-cell table:style-name="ce3" office:value-type="float" office:value="52.347294" calcext:value-type="float">
            <text:p>52.347294</text:p>
          </table:table-cell>
          <table:table-cell office:value-type="float" office:value="203" calcext:value-type="float">
            <text:p>203</text:p>
          </table:table-cell>
          <table:table-cell table:style-name="Default" table:formula="of:=[.J7]*[.$J$2]" office:value-type="float" office:value="20.3" calcext:value-type="float">
            <text:p>20.3</text:p>
          </table:table-cell>
          <table:table-cell table:style-name="Default" table:formula="of:=[.$I$17]*[.K7]" office:value-type="float" office:value="49.45486" calcext:value-type="float">
            <text:p>49.45486</text:p>
          </table:table-cell>
          <table:table-cell table:style-name="Default" table:formula="of:=[.I7]-[.L7]" office:value-type="float" office:value="2.89243399999999" calcext:value-type="float">
            <text:p>2.892434</text:p>
          </table:table-cell>
          <table:table-cell table:style-name="Default" table:formula="of:=[.M7]/[.K7]" office:value-type="float" office:value="0.142484433497537" calcext:value-type="float">
            <text:p>0.1424844335</text:p>
          </table:table-cell>
          <table:table-cell table:formula="of:=[.M7]/([.K7]*[.$L$17])" office:value-type="float" office:value="0.000000000101774595355383" calcext:value-type="float">
            <text:p>1.01774595355383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470651851.851852" calcext:value-type="float">
            <text:p>470651851.851852</text:p>
          </table:table-cell>
          <table:table-cell table:formula="of:=[.A8]/1000000000000" office:value-type="float" office:value="0.000470651851851852" calcext:value-type="float">
            <text:p>0.0004706519</text:p>
          </table:table-cell>
          <table:table-cell table:formula="of:=[.B8]*[.$L$17]" office:value-type="float" office:value="658912.592592593" calcext:value-type="float">
            <text:p>658912.592592593</text:p>
          </table:table-cell>
          <table:table-cell table:style-name="ce7" office:value-type="string" calcext:value-type="string">
            <text:p>CostConstruction</text:p>
          </table:table-cell>
          <table:table-cell table:style-name="ce9" table:formula="of:=[.P93]" office:value-type="float" office:value="0.13281588380182" calcext:value-type="float">
            <text:p>0.133</text:p>
          </table:table-cell>
          <table:table-cell table:style-name="ce12"/>
          <table:table-cell/>
          <table:table-cell table:style-name="ce2"/>
          <table:table-cell table:style-name="ce3" office:value-type="float" office:value="52.623421" calcext:value-type="float">
            <text:p>52.623421</text:p>
          </table:table-cell>
          <table:table-cell office:value-type="float" office:value="203" calcext:value-type="float">
            <text:p>203</text:p>
          </table:table-cell>
          <table:table-cell table:style-name="Default" table:formula="of:=[.J8]*[.$J$2]" office:value-type="float" office:value="20.3" calcext:value-type="float">
            <text:p>20.3</text:p>
          </table:table-cell>
          <table:table-cell table:style-name="Default" table:formula="of:=[.$I$17]*[.K8]" office:value-type="float" office:value="49.45486" calcext:value-type="float">
            <text:p>49.45486</text:p>
          </table:table-cell>
          <table:table-cell table:style-name="Default" table:formula="of:=[.I8]-[.L8]" office:value-type="float" office:value="3.168561" calcext:value-type="float">
            <text:p>3.168561</text:p>
          </table:table-cell>
          <table:table-cell table:style-name="Default" table:formula="of:=[.M8]/[.K8]" office:value-type="float" office:value="0.156086748768473" calcext:value-type="float">
            <text:p>0.1560867488</text:p>
          </table:table-cell>
          <table:table-cell table:formula="of:=[.M8]/([.K8]*[.$L$17])" office:value-type="float" office:value="0.000000000111490534834623" calcext:value-type="float">
            <text:p>1.11490534834623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68266666.666667" calcext:value-type="float">
            <text:p>268266666.666667</text:p>
          </table:table-cell>
          <table:table-cell table:formula="of:=[.A9]/1000000000000" office:value-type="float" office:value="0.000268266666666667" calcext:value-type="float">
            <text:p>0.0002682667</text:p>
          </table:table-cell>
          <table:table-cell table:formula="of:=[.B9]*[.$L$17]" office:value-type="float" office:value="375573.333333334" calcext:value-type="float">
            <text:p>375573.333333334</text:p>
          </table:table-cell>
          <table:table-cell table:style-name="ce7" office:value-type="string" calcext:value-type="string">
            <text:p>Census_L</text:p>
          </table:table-cell>
          <table:table-cell table:style-name="ce9" table:formula="of:=[.P108]" office:value-type="float" office:value="0.189373467528164" calcext:value-type="float">
            <text:p>0.189</text:p>
          </table:table-cell>
          <table:table-cell table:style-name="ce12"/>
          <table:table-cell/>
          <table:table-cell table:style-name="ce2"/>
          <table:table-cell table:style-name="ce3" office:value-type="float" office:value="53.21793" calcext:value-type="float">
            <text:p>53.21793</text:p>
          </table:table-cell>
          <table:table-cell office:value-type="float" office:value="203" calcext:value-type="float">
            <text:p>203</text:p>
          </table:table-cell>
          <table:table-cell table:style-name="Default" table:formula="of:=[.J9]*[.$J$2]" office:value-type="float" office:value="20.3" calcext:value-type="float">
            <text:p>20.3</text:p>
          </table:table-cell>
          <table:table-cell table:style-name="Default" table:formula="of:=[.$I$17]*[.K9]" office:value-type="float" office:value="49.45486" calcext:value-type="float">
            <text:p>49.45486</text:p>
          </table:table-cell>
          <table:table-cell table:style-name="Default" table:formula="of:=[.I9]-[.L9]" office:value-type="float" office:value="3.76307" calcext:value-type="float">
            <text:p>3.76307</text:p>
          </table:table-cell>
          <table:table-cell table:style-name="Default" table:formula="of:=[.M9]/[.K9]" office:value-type="float" office:value="0.185372906403941" calcext:value-type="float">
            <text:p>0.1853729064</text:p>
          </table:table-cell>
          <table:table-cell table:formula="of:=[.M9]/([.K9]*[.$L$17])" office:value-type="float" office:value="0.000000000132409218859958" calcext:value-type="float">
            <text:p>1.32409218859958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68266666.666667" calcext:value-type="float">
            <text:p>268266666.666667</text:p>
          </table:table-cell>
          <table:table-cell table:formula="of:=[.A10]/1000000000000" office:value-type="float" office:value="0.000268266666666667" calcext:value-type="float">
            <text:p>0.0002682667</text:p>
          </table:table-cell>
          <table:table-cell table:formula="of:=[.B10]*[.$L$17]" office:value-type="float" office:value="375573.333333334" calcext:value-type="float">
            <text:p>375573.333333334</text:p>
          </table:table-cell>
          <table:table-cell table:style-name="ce7" office:value-type="string" calcext:value-type="string">
            <text:p>Census_R</text:p>
          </table:table-cell>
          <table:table-cell table:style-name="ce9" table:formula="of:=[.P108]" office:value-type="float" office:value="0.189373467528164" calcext:value-type="float">
            <text:p>0.189</text:p>
          </table:table-cell>
          <table:table-cell table:style-name="ce12"/>
          <table:table-cell/>
          <table:table-cell table:style-name="ce2"/>
          <table:table-cell table:style-name="ce3" office:value-type="float" office:value="52.860157" calcext:value-type="float">
            <text:p>52.860157</text:p>
          </table:table-cell>
          <table:table-cell office:value-type="float" office:value="203" calcext:value-type="float">
            <text:p>203</text:p>
          </table:table-cell>
          <table:table-cell table:style-name="Default" table:formula="of:=[.J10]*[.$J$2]" office:value-type="float" office:value="20.3" calcext:value-type="float">
            <text:p>20.3</text:p>
          </table:table-cell>
          <table:table-cell table:style-name="Default" table:formula="of:=[.$I$17]*[.K10]" office:value-type="float" office:value="49.45486" calcext:value-type="float">
            <text:p>49.45486</text:p>
          </table:table-cell>
          <table:table-cell table:style-name="Default" table:formula="of:=[.I10]-[.L10]" office:value-type="float" office:value="3.405297" calcext:value-type="float">
            <text:p>3.405297</text:p>
          </table:table-cell>
          <table:table-cell table:style-name="Default" table:formula="of:=[.M10]/[.K10]" office:value-type="float" office:value="0.167748620689655" calcext:value-type="float">
            <text:p>0.1677486207</text:p>
          </table:table-cell>
          <table:table-cell table:formula="of:=[.M10]/([.K10]*[.$L$17])" office:value-type="float" office:value="0.000000000119820443349754" calcext:value-type="float">
            <text:p>1.19820443349754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62650000" calcext:value-type="float">
            <text:p>262650000</text:p>
          </table:table-cell>
          <table:table-cell table:formula="of:=[.A11]/1000000000000" office:value-type="float" office:value="0.00026265" calcext:value-type="float">
            <text:p>0.00026265</text:p>
          </table:table-cell>
          <table:table-cell table:formula="of:=[.B11]*[.$L$17]" office:value-type="float" office:value="367710" calcext:value-type="float">
            <text:p>367710</text:p>
          </table:table-cell>
          <table:table-cell table:style-name="ce7" office:value-type="string" calcext:value-type="string">
            <text:p>RGB2Gray_L</text:p>
          </table:table-cell>
          <table:table-cell table:style-name="ce9" table:formula="of:=[.P123]" office:value-type="float" office:value="0.121483638978785" calcext:value-type="float">
            <text:p>0.121</text:p>
          </table:table-cell>
          <table:table-cell table:style-name="ce12"/>
          <table:table-cell/>
          <table:table-cell table:style-name="ce2"/>
          <table:table-cell table:style-name="ce3" office:value-type="float" office:value="53.123238" calcext:value-type="float">
            <text:p>53.123238</text:p>
          </table:table-cell>
          <table:table-cell office:value-type="float" office:value="203" calcext:value-type="float">
            <text:p>203</text:p>
          </table:table-cell>
          <table:table-cell table:style-name="Default" table:formula="of:=[.J11]*[.$J$2]" office:value-type="float" office:value="20.3" calcext:value-type="float">
            <text:p>20.3</text:p>
          </table:table-cell>
          <table:table-cell table:style-name="Default" table:formula="of:=[.$I$17]*[.K11]" office:value-type="float" office:value="49.45486" calcext:value-type="float">
            <text:p>49.45486</text:p>
          </table:table-cell>
          <table:table-cell table:style-name="Default" table:formula="of:=[.I11]-[.L11]" office:value-type="float" office:value="3.668378" calcext:value-type="float">
            <text:p>3.668378</text:p>
          </table:table-cell>
          <table:table-cell table:style-name="Default" table:formula="of:=[.M11]/[.K11]" office:value-type="float" office:value="0.180708275862069" calcext:value-type="float">
            <text:p>0.1807082759</text:p>
          </table:table-cell>
          <table:table-cell table:formula="of:=[.M11]/([.K11]*[.$L$17])" office:value-type="float" office:value="0.000000000129077339901478" calcext:value-type="float">
            <text:p>1.29077339901478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62650000" calcext:value-type="float">
            <text:p>262650000</text:p>
          </table:table-cell>
          <table:table-cell table:formula="of:=[.A12]/1000000000000" office:value-type="float" office:value="0.00026265" calcext:value-type="float">
            <text:p>0.00026265</text:p>
          </table:table-cell>
          <table:table-cell table:formula="of:=[.B12]*[.$L$17]" office:value-type="float" office:value="367710" calcext:value-type="float">
            <text:p>367710</text:p>
          </table:table-cell>
          <table:table-cell table:style-name="ce7" office:value-type="string" calcext:value-type="string">
            <text:p>RGB2Gray_R</text:p>
          </table:table-cell>
          <table:table-cell table:style-name="ce9" table:formula="of:=[.P123]" office:value-type="float" office:value="0.121483638978785" calcext:value-type="float">
            <text:p>0.121</text:p>
          </table:table-cell>
          <table:table-cell table:style-name="ce12"/>
          <table:table-cell/>
          <table:table-cell table:style-name="ce2"/>
          <table:table-cell table:style-name="ce3" office:value-type="float" office:value="52.664768" calcext:value-type="float">
            <text:p>52.664768</text:p>
          </table:table-cell>
          <table:table-cell office:value-type="float" office:value="203" calcext:value-type="float">
            <text:p>203</text:p>
          </table:table-cell>
          <table:table-cell table:style-name="Default" table:formula="of:=[.J12]*[.$J$2]" office:value-type="float" office:value="20.3" calcext:value-type="float">
            <text:p>20.3</text:p>
          </table:table-cell>
          <table:table-cell table:style-name="Default" table:formula="of:=[.$I$17]*[.K12]" office:value-type="float" office:value="49.45486" calcext:value-type="float">
            <text:p>49.45486</text:p>
          </table:table-cell>
          <table:table-cell table:style-name="Default" table:formula="of:=[.I12]-[.L12]" office:value-type="float" office:value="3.209908" calcext:value-type="float">
            <text:p>3.209908</text:p>
          </table:table-cell>
          <table:table-cell table:style-name="Default" table:formula="of:=[.M12]/[.K12]" office:value-type="float" office:value="0.158123546798029" calcext:value-type="float">
            <text:p>0.1581235468</text:p>
          </table:table-cell>
          <table:table-cell table:formula="of:=[.M12]/([.K12]*[.$L$17])" office:value-type="float" office:value="0.000000000112945390570021" calcext:value-type="float">
            <text:p>1.12945390570021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24012222.222222" calcext:value-type="float">
            <text:p>224012222.222222</text:p>
          </table:table-cell>
          <table:table-cell table:formula="of:=[.A13]/1000000000000" office:value-type="float" office:value="0.000224012222222222" calcext:value-type="float">
            <text:p>0.0002240122</text:p>
          </table:table-cell>
          <table:table-cell table:formula="of:=[.B13]*[.$L$17]" office:value-type="float" office:value="313617.111111111" calcext:value-type="float">
            <text:p>313617.111111111</text:p>
          </table:table-cell>
          <table:table-cell table:style-name="ce7" office:value-type="string" calcext:value-type="string">
            <text:p>disparitySelect</text:p>
          </table:table-cell>
          <table:table-cell table:style-name="ce9" table:formula="of:=[.P138]" office:value-type="float" office:value="0.142419114036436" calcext:value-type="float">
            <text:p>0.142</text:p>
          </table:table-cell>
          <table:table-cell table:style-name="ce12"/>
          <table:table-cell/>
          <table:table-cell table:style-name="ce2"/>
          <table:table-cell table:style-name="ce3" office:value-type="float" office:value="52.901466" calcext:value-type="float">
            <text:p>52.901466</text:p>
          </table:table-cell>
          <table:table-cell table:style-name="ce23" office:value-type="float" office:value="203" calcext:value-type="float">
            <text:p>203</text:p>
          </table:table-cell>
          <table:table-cell table:style-name="Default" table:formula="of:=[.J13]*[.$J$2]" office:value-type="float" office:value="20.3" calcext:value-type="float">
            <text:p>20.3</text:p>
          </table:table-cell>
          <table:table-cell table:style-name="Default" table:formula="of:=[.$I$17]*[.K13]" office:value-type="float" office:value="49.45486" calcext:value-type="float">
            <text:p>49.45486</text:p>
          </table:table-cell>
          <table:table-cell table:style-name="Default" table:formula="of:=[.I13]-[.L13]" office:value-type="float" office:value="3.446606" calcext:value-type="float">
            <text:p>3.446606</text:p>
          </table:table-cell>
          <table:table-cell table:style-name="Default" table:formula="of:=[.M13]/[.K13]" office:value-type="float" office:value="0.169783546798029" calcext:value-type="float">
            <text:p>0.1697835468</text:p>
          </table:table-cell>
          <table:table-cell table:formula="of:=[.M13]/([.K13]*[.$L$17])" office:value-type="float" office:value="0.000000000121273961998592" calcext:value-type="float">
            <text:p>1.21273961998592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190051111.111111" calcext:value-type="float">
            <text:p>190051111.111111</text:p>
          </table:table-cell>
          <table:table-cell table:formula="of:=[.A14]/1000000000000" office:value-type="float" office:value="0.000190051111111111" calcext:value-type="float">
            <text:p>0.0001900511</text:p>
          </table:table-cell>
          <table:table-cell table:formula="of:=[.B14]*[.$L$17]" office:value-type="float" office:value="266071.555555555" calcext:value-type="float">
            <text:p>266071.555555555</text:p>
          </table:table-cell>
          <table:table-cell table:style-name="ce7" office:value-type="string" calcext:value-type="string">
            <text:p>Median_Filter</text:p>
          </table:table-cell>
          <table:table-cell table:style-name="ce9" table:formula="of:=[.P153]" office:value-type="float" office:value="0.187255898997931" calcext:value-type="float">
            <text:p>0.187</text:p>
          </table:table-cell>
          <table:table-cell table:style-name="ce12"/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105711111.111111" calcext:value-type="float">
            <text:p>105711111.111111</text:p>
          </table:table-cell>
          <table:table-cell table:formula="of:=[.A15]/1000000000000" office:value-type="float" office:value="0.000105711111111111" calcext:value-type="float">
            <text:p>0.0001057111</text:p>
          </table:table-cell>
          <table:table-cell table:formula="of:=[.B15]*[.$L$17]" office:value-type="float" office:value="147995.555555555" calcext:value-type="float">
            <text:p>147995.555555555</text:p>
          </table:table-cell>
          <table:table-cell table:style-name="ce7" office:value-type="string" calcext:value-type="string">
            <text:p>Read_PPM1</text:p>
          </table:table-cell>
          <table:table-cell table:style-name="ce9" table:formula="of:=[.P168]" office:value-type="float" office:value="0.0764277446394789" calcext:value-type="float">
            <text:p>0.076</text:p>
          </table:table-cell>
          <table:table-cell table:style-name="ce12"/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52.7626271111111" calcext:value-type="float">
            <text:p>52.7626271111</text:p>
          </table:table-cell>
          <table:table-cell table:style-name="Default" table:formula="of:=AVERAGE([.J5:.J14])" office:value-type="float" office:value="203.111111111111" calcext:value-type="float">
            <text:p>203.1111111111</text:p>
          </table:table-cell>
          <table:table-cell table:style-name="Default" table:formula="of:=AVERAGE([.K5:.K14])" office:value-type="float" office:value="20.3111111111111" calcext:value-type="float">
            <text:p>20.3111111111</text:p>
          </table:table-cell>
          <table:table-cell table:style-name="Default" table:formula="of:=AVERAGE([.L5:.L14])" office:value-type="float" office:value="49.4819288888889" calcext:value-type="float">
            <text:p>49.4819288889</text:p>
          </table:table-cell>
          <table:table-cell table:style-name="Default" table:formula="of:=AVERAGE([.M5:.M14])" office:value-type="float" office:value="3.28069822222222" calcext:value-type="float">
            <text:p>3.2806982222</text:p>
          </table:table-cell>
          <table:table-cell table:style-name="ce26" table:formula="of:=AVERAGE([.N5:.N14])" office:value-type="float" office:value="0.16153630912135" calcext:value-type="float">
            <text:p>0.1615363091</text:p>
          </table:table-cell>
          <table:table-cell table:style-name="ce30" table:formula="of:=AVERAGE([.O4:.O13])" office:value-type="float" office:value="0.000000000115383077943821" calcext:value-type="float">
            <text:p>1.15383077943821E-010</text:p>
          </table:table-cell>
          <table:table-cell table:style-name="ce23"/>
          <table:table-cell table:number-columns-repeated="3"/>
          <table:table-cell table:style-name="ce23"/>
          <table:table-cell table:style-name="ce10" table:number-columns-repeated="6"/>
          <table:table-cell table:style-name="ce23" table:number-columns-repeated="2"/>
          <table:table-cell table:style-name="ce10" table:number-columns-repeated="2"/>
        </table:table-row>
        <table:table-row table:style-name="ro3">
          <table:table-cell table:style-name="ce2" office:value-type="float" office:value="105711111.111111" calcext:value-type="float">
            <text:p>105711111.111111</text:p>
          </table:table-cell>
          <table:table-cell table:formula="of:=[.A16]/1000000000000" office:value-type="float" office:value="0.000105711111111111" calcext:value-type="float">
            <text:p>0.0001057111</text:p>
          </table:table-cell>
          <table:table-cell table:formula="of:=[.B16]*[.$L$17]" office:value-type="float" office:value="147995.555555555" calcext:value-type="float">
            <text:p>147995.555555555</text:p>
          </table:table-cell>
          <table:table-cell table:style-name="ce7" office:value-type="string" calcext:value-type="string">
            <text:p>Read_PPM0</text:p>
          </table:table-cell>
          <table:table-cell table:style-name="ce9" table:formula="of:=[.P168]" office:value-type="float" office:value="0.0764277446394789" calcext:value-type="float">
            <text:p>0.076</text:p>
          </table:table-cell>
          <table:table-cell table:style-name="ce12"/>
          <table:table-cell/>
          <table:table-cell table:style-name="ce4" office:value-type="string" calcext:value-type="string">
            <text:p>stdev</text:p>
          </table:table-cell>
          <table:table-cell table:style-name="ce20" table:formula="of:=STDEV([.I5:.I13])" office:value-type="float" office:value="0.288020281865464" calcext:value-type="float">
            <text:p>0.2880202819</text:p>
          </table:table-cell>
          <table:table-cell table:style-name="ce20" table:formula="of:=STDEV([.J5:.J13])" office:value-type="float" office:value="0.333333333333333" calcext:value-type="float">
            <text:p>0.3333333333</text:p>
          </table:table-cell>
          <table:table-cell table:style-name="ce20" table:formula="of:=STDEV([.K5:.K13])" office:value-type="float" office:value="0.0333333333333338" calcext:value-type="float">
            <text:p>0.0333333333</text:p>
          </table:table-cell>
          <table:table-cell table:style-name="ce20" table:formula="of:=STDEV([.L5:.L13])" office:value-type="float" office:value="0.0812066666666667" calcext:value-type="float">
            <text:p>0.0812066667</text:p>
          </table:table-cell>
          <table:table-cell table:style-name="ce20" table:formula="of:=STDEV([.M5:.M13])" office:value-type="float" office:value="0.327403777542647" calcext:value-type="float">
            <text:p>0.3274037775</text:p>
          </table:table-cell>
          <table:table-cell table:style-name="ce20" table:formula="of:=STDEV([.N5:.N13])" office:value-type="float" office:value="0.0162587709601843" calcext:value-type="float">
            <text:p>0.016258771</text:p>
          </table:table-cell>
          <table:table-cell table:style-name="ce40" table:formula="of:=STDEV([.O4:.O13])" office:value-type="float" office:value="0.0000000000116134078287031" calcext:value-type="float">
            <text:p>1.16134078287031E-011</text:p>
          </table:table-cell>
          <table:table-cell table:style-name="ce23" office:value-type="string" calcext:value-type="string">
            <text:p>10% error!!</text:p>
          </table:table-cell>
          <table:table-cell table:number-columns-repeated="3"/>
          <table:table-cell table:style-name="ce23" table:number-columns-repeated="9"/>
          <table:table-cell table:style-name="ce10" table:number-columns-repeated="2"/>
        </table:table-row>
        <table:table-row table:style-name="ro3">
          <table:table-cell table:style-name="ce2" office:value-type="float" office:value="6611111.11111111" calcext:value-type="float">
            <text:p>6611111.11111111</text:p>
          </table:table-cell>
          <table:table-cell table:formula="of:=[.A17]/1000000000000" office:value-type="float" office:value="0.00000661111111111111" calcext:value-type="float">
            <text:p>6.61111111111111E-006</text:p>
          </table:table-cell>
          <table:table-cell table:formula="of:=[.B17]*[.$L$17]" office:value-type="float" office:value="9255.55555555555" calcext:value-type="float">
            <text:p>9255.5555555556</text:p>
          </table:table-cell>
          <table:table-cell table:style-name="ce7" office:value-type="string" calcext:value-type="string">
            <text:p>Split</text:p>
          </table:table-cell>
          <table:table-cell table:style-name="ce9" table:formula="of:=AVERAGE([.$E$4:.$E$16])" office:value-type="float" office:value="0.147001899816665" calcext:value-type="float">
            <text:p>0.147</text:p>
          </table:table-cell>
          <table:table-cell table:style-name="ce12"/>
          <table:table-cell/>
          <table:table-cell table:style-name="Default" office:value-type="string" calcext:value-type="string">
            <text:p>Static power</text:p>
          </table:table-cell>
          <table:table-cell table:style-name="ce21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1" office:value-type="float" office:value="1400000000" calcext:value-type="float">
            <text:p>1400000000</text:p>
          </table:table-cell>
          <table:table-cell table:style-name="Default" table:number-columns-repeated="4"/>
          <table:table-cell table:number-columns-repeated="3"/>
          <table:table-cell table:style-name="ce10"/>
          <table:table-cell table:style-name="ce49"/>
          <table:table-cell table:style-name="ce10" table:number-columns-repeated="2"/>
          <table:table-cell table:style-name="ce49"/>
          <table:table-cell table:style-name="ce10" table:number-columns-repeated="6"/>
        </table:table-row>
        <table:table-row table:style-name="ro3">
          <table:table-cell table:style-name="ce2" office:value-type="float" office:value="6766666.66666667" calcext:value-type="float">
            <text:p>6766666.66666667</text:p>
          </table:table-cell>
          <table:table-cell table:formula="of:=[.A18]/1000000000000" office:value-type="float" office:value="0.00000676666666666667" calcext:value-type="float">
            <text:p>6.76666666666667E-006</text:p>
          </table:table-cell>
          <table:table-cell table:formula="of:=[.B18]*[.$L$17]" office:value-type="float" office:value="9473.33333333334" calcext:value-type="float">
            <text:p>9473.3333333333</text:p>
          </table:table-cell>
          <table:table-cell table:style-name="ce7" office:value-type="string" calcext:value-type="string">
            <text:p>DisparityGen</text:p>
          </table:table-cell>
          <table:table-cell table:style-name="ce9" table:formula="of:=AVERAGE([.$E$4:.$E$16])" office:value-type="float" office:value="0.147001899816665" calcext:value-type="float">
            <text:p>0.147</text:p>
          </table:table-cell>
          <table:table-cell table:style-name="ce12"/>
          <table:table-cell/>
          <table:table-cell table:style-name="Default" office:value-type="string" calcext:value-type="string">
            <text:p>Repeat appli</text:p>
          </table:table-cell>
          <table:table-cell table:style-name="ce46" office:value-type="float" office:value="100" calcext:value-type="float">
            <text:p>10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3"/>
          <table:table-cell table:style-name="ce10"/>
          <table:table-cell table:style-name="ce49"/>
          <table:table-cell table:style-name="ce10" table:number-columns-repeated="9"/>
        </table:table-row>
        <table:table-row table:style-name="ro3">
          <table:table-cell table:style-name="ce2" office:value-type="float" office:value="5822222.22222222" calcext:value-type="float">
            <text:p>5822222.22222222</text:p>
          </table:table-cell>
          <table:table-cell table:formula="of:=[.A19]/1000000000000" office:value-type="float" office:value="0.00000582222222222222" calcext:value-type="float">
            <text:p>5.82222222222222E-006</text:p>
          </table:table-cell>
          <table:table-cell table:formula="of:=[.B19]*[.$L$17]" office:value-type="float" office:value="8151.11111111111" calcext:value-type="float">
            <text:p>8151.1111111111</text:p>
          </table:table-cell>
          <table:table-cell table:style-name="ce7" office:value-type="string" calcext:value-type="string">
            <text:p>Display_rgb0</text:p>
          </table:table-cell>
          <table:table-cell table:style-name="ce9" table:formula="of:=AVERAGE([.$E$4:.$E$16])" office:value-type="float" office:value="0.147001899816665" calcext:value-type="float">
            <text:p>0.147</text:p>
          </table:table-cell>
          <table:table-cell table:style-name="ce12"/>
          <table:table-cell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style-name="ce2" office:value-type="float" office:value="5822222.22222222" calcext:value-type="float">
            <text:p>5822222.22222222</text:p>
          </table:table-cell>
          <table:table-cell table:formula="of:=[.A20]/1000000000000" office:value-type="float" office:value="0.00000582222222222222" calcext:value-type="float">
            <text:p>5.82222222222222E-006</text:p>
          </table:table-cell>
          <table:table-cell table:formula="of:=[.B20]*[.$L$17]" office:value-type="float" office:value="8151.11111111111" calcext:value-type="float">
            <text:p>8151.1111111111</text:p>
          </table:table-cell>
          <table:table-cell table:style-name="ce7" office:value-type="string" calcext:value-type="string">
            <text:p>Display_RGB1</text:p>
          </table:table-cell>
          <table:table-cell table:style-name="ce9" table:formula="of:=AVERAGE([.$E$4:.$E$16])" office:value-type="float" office:value="0.147001899816665" calcext:value-type="float">
            <text:p>0.147</text:p>
          </table:table-cell>
          <table:table-cell table:style-name="ce12"/>
          <table:table-cell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style-name="ce4" office:value-type="float" office:value="5644444.44444444" calcext:value-type="float">
            <text:p>5644444.44444444</text:p>
          </table:table-cell>
          <table:table-cell table:formula="of:=[.A21]/1000000000000" office:value-type="float" office:value="0.00000564444444444444" calcext:value-type="float">
            <text:p>5.64444444444444E-006</text:p>
          </table:table-cell>
          <table:table-cell table:formula="of:=[.B21]*[.$L$17]" office:value-type="float" office:value="7902.22222222222" calcext:value-type="float">
            <text:p>7902.2222222222</text:p>
          </table:table-cell>
          <table:table-cell table:style-name="ce8" office:value-type="string" calcext:value-type="string">
            <text:p>OffsetGen</text:p>
          </table:table-cell>
          <table:table-cell table:style-name="ce9" table:formula="of:=AVERAGE([.$E$4:.$E$16])" office:value-type="float" office:value="0.147001899816665" calcext:value-type="float">
            <text:p>0.147</text:p>
          </table:table-cell>
          <table:table-cell table:style-name="ce13"/>
          <table:table-cell/>
          <table:table-cell table:style-name="ce16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4"/>
          <table:table-cell table:number-columns-repeated="3"/>
          <table:table-cell table:style-name="ce23"/>
          <table:table-cell table:style-name="ce10" table:number-columns-repeated="10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47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48" table:number-columns-repeated="7"/>
          <table:table-cell table:style-name="ce50"/>
          <table:table-cell table:style-name="ce48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17.851234" calcext:value-type="float">
            <text:p>117.851234</text:p>
          </table:table-cell>
          <table:table-cell office:value-type="float" office:value="454" calcext:value-type="float">
            <text:p>454</text:p>
          </table:table-cell>
          <table:table-cell table:formula="of:=[.I23]*[.$J$2]" office:value-type="float" office:value="45.4" calcext:value-type="float">
            <text:p>45.4</text:p>
          </table:table-cell>
          <table:table-cell table:formula="of:=[.J23]*[.$I$17]" office:value-type="float" office:value="110.60348" calcext:value-type="float">
            <text:p>110.60348</text:p>
          </table:table-cell>
          <table:table-cell table:formula="of:=[.H23]-[.K23]" office:value-type="float" office:value="7.247754" calcext:value-type="float">
            <text:p>7.247754</text:p>
          </table:table-cell>
          <table:table-cell table:formula="of:=[.L23]-[.$M$15]" office:value-type="float" office:value="3.96705577777778" calcext:value-type="float">
            <text:p>3.9670557778</text:p>
          </table:table-cell>
          <table:table-cell table:formula="of:=[.M23]/([.$L$21]*[.$I$18])" office:value-type="float" office:value="0.000991763944444445" calcext:value-type="float">
            <text:p>0.0009917639</text:p>
          </table:table-cell>
          <table:table-cell table:formula="of:=[.N23]/[.$C$4]" office:value-type="float" office:value="0.00000000012125317575081" calcext:value-type="float">
            <text:p>1.2125317575081E-010</text:p>
          </table:table-cell>
          <table:table-cell table:formula="of:=[.N23]/[.$B$4]" office:value-type="float" office:value="0.169754446051134" calcext:value-type="float">
            <text:p>0.169754446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17.699562" calcext:value-type="float">
            <text:p>117.699562</text:p>
          </table:table-cell>
          <table:table-cell office:value-type="float" office:value="454" calcext:value-type="float">
            <text:p>454</text:p>
          </table:table-cell>
          <table:table-cell table:formula="of:=[.I24]*[.$J$2]" office:value-type="float" office:value="45.4" calcext:value-type="float">
            <text:p>45.4</text:p>
          </table:table-cell>
          <table:table-cell table:formula="of:=[.J24]*[.$I$17]" office:value-type="float" office:value="110.60348" calcext:value-type="float">
            <text:p>110.60348</text:p>
          </table:table-cell>
          <table:table-cell table:formula="of:=[.H24]-[.K24]" office:value-type="float" office:value="7.096082" calcext:value-type="float">
            <text:p>7.096082</text:p>
          </table:table-cell>
          <table:table-cell table:formula="of:=[.L24]-[.$M$15]" office:value-type="float" office:value="3.81538377777778" calcext:value-type="float">
            <text:p>3.8153837778</text:p>
          </table:table-cell>
          <table:table-cell table:formula="of:=[.M24]/([.$L$21]*[.$I$18])" office:value-type="float" office:value="0.000953845944444444" calcext:value-type="float">
            <text:p>0.0009538459</text:p>
          </table:table-cell>
          <table:table-cell table:formula="of:=[.N24]/[.$C$4]" office:value-type="float" office:value="0.000000000116617316639502" calcext:value-type="float">
            <text:p>1.16617316639502E-010</text:p>
          </table:table-cell>
          <table:table-cell table:formula="of:=[.N24]/[.$B$4]" office:value-type="float" office:value="0.163264243295303" calcext:value-type="float">
            <text:p>0.163264243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17.163704" calcext:value-type="float">
            <text:p>117.163704</text:p>
          </table:table-cell>
          <table:table-cell office:value-type="float" office:value="455" calcext:value-type="float">
            <text:p>455</text:p>
          </table:table-cell>
          <table:table-cell table:formula="of:=[.I25]*[.$J$2]" office:value-type="float" office:value="45.5" calcext:value-type="float">
            <text:p>45.5</text:p>
          </table:table-cell>
          <table:table-cell table:formula="of:=[.J25]*[.$I$17]" office:value-type="float" office:value="110.8471" calcext:value-type="float">
            <text:p>110.8471</text:p>
          </table:table-cell>
          <table:table-cell table:formula="of:=[.H25]-[.K25]" office:value-type="float" office:value="6.316604" calcext:value-type="float">
            <text:p>6.316604</text:p>
          </table:table-cell>
          <table:table-cell table:formula="of:=[.L25]-[.$M$15]" office:value-type="float" office:value="3.03590577777778" calcext:value-type="float">
            <text:p>3.0359057778</text:p>
          </table:table-cell>
          <table:table-cell table:formula="of:=[.M25]/([.$L$21]*[.$I$18])" office:value-type="float" office:value="0.000758976444444445" calcext:value-type="float">
            <text:p>0.0007589764</text:p>
          </table:table-cell>
          <table:table-cell table:formula="of:=[.N25]/[.$C$4]" office:value-type="float" office:value="0.0000000000927925487959724" calcext:value-type="float">
            <text:p>9.27925487959724E-011</text:p>
          </table:table-cell>
          <table:table-cell table:formula="of:=[.N25]/[.$B$4]" office:value-type="float" office:value="0.129909568314361" calcext:value-type="float">
            <text:p>0.129909568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18.335388" calcext:value-type="float">
            <text:p>118.335388</text:p>
          </table:table-cell>
          <table:table-cell office:value-type="float" office:value="455" calcext:value-type="float">
            <text:p>455</text:p>
          </table:table-cell>
          <table:table-cell table:formula="of:=[.I26]*[.$J$2]" office:value-type="float" office:value="45.5" calcext:value-type="float">
            <text:p>45.5</text:p>
          </table:table-cell>
          <table:table-cell table:formula="of:=[.J26]*[.$I$17]" office:value-type="float" office:value="110.8471" calcext:value-type="float">
            <text:p>110.8471</text:p>
          </table:table-cell>
          <table:table-cell table:formula="of:=[.H26]-[.K26]" office:value-type="float" office:value="7.488288" calcext:value-type="float">
            <text:p>7.488288</text:p>
          </table:table-cell>
          <table:table-cell table:formula="of:=[.L26]-[.$M$15]" office:value-type="float" office:value="4.20758977777778" calcext:value-type="float">
            <text:p>4.2075897778</text:p>
          </table:table-cell>
          <table:table-cell table:formula="of:=[.M26]/([.$L$21]*[.$I$18])" office:value-type="float" office:value="0.00105189744444444" calcext:value-type="float">
            <text:p>0.0010518974</text:p>
          </table:table-cell>
          <table:table-cell table:formula="of:=[.N26]/[.$C$4]" office:value-type="float" office:value="0.000000000128605104488344" calcext:value-type="float">
            <text:p>1.28605104488344E-010</text:p>
          </table:table-cell>
          <table:table-cell table:formula="of:=[.N26]/[.$B$4]" office:value-type="float" office:value="0.180047146283682" calcext:value-type="float">
            <text:p>0.1800471463</text:p>
          </table:table-cell>
          <table:table-cell office:value-type="string" calcext:value-type="string">
            <text:p>Eliminating the worst outlier</text:p>
          </table:table-cell>
          <table:table-cell table:number-columns-repeated="2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18.04763" calcext:value-type="float">
            <text:p>118.04763</text:p>
          </table:table-cell>
          <table:table-cell office:value-type="float" office:value="455" calcext:value-type="float">
            <text:p>455</text:p>
          </table:table-cell>
          <table:table-cell table:formula="of:=[.I27]*[.$J$2]" office:value-type="float" office:value="45.5" calcext:value-type="float">
            <text:p>45.5</text:p>
          </table:table-cell>
          <table:table-cell table:formula="of:=[.J27]*[.$I$17]" office:value-type="float" office:value="110.8471" calcext:value-type="float">
            <text:p>110.8471</text:p>
          </table:table-cell>
          <table:table-cell table:formula="of:=[.H27]-[.K27]" office:value-type="float" office:value="7.20053" calcext:value-type="float">
            <text:p>7.20053</text:p>
          </table:table-cell>
          <table:table-cell table:formula="of:=[.L27]-[.$M$15]" office:value-type="float" office:value="3.91983177777778" calcext:value-type="float">
            <text:p>3.9198317778</text:p>
          </table:table-cell>
          <table:table-cell table:formula="of:=[.M27]/([.$L$21]*[.$I$18])" office:value-type="float" office:value="0.000979957944444445" calcext:value-type="float">
            <text:p>0.0009799579</text:p>
          </table:table-cell>
          <table:table-cell table:formula="of:=[.N27]/[.$C$4]" office:value-type="float" office:value="0.000000000119809772811096" calcext:value-type="float">
            <text:p>1.19809772811096E-010</text:p>
          </table:table-cell>
          <table:table-cell table:formula="of:=[.N27]/[.$B$4]" office:value-type="float" office:value="0.167733681935534" calcext:value-type="float">
            <text:p>0.1677336819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18.035141" calcext:value-type="float">
            <text:p>118.035141</text:p>
          </table:table-cell>
          <table:table-cell office:value-type="float" office:value="454" calcext:value-type="float">
            <text:p>454</text:p>
          </table:table-cell>
          <table:table-cell table:formula="of:=[.I28]*[.$J$2]" office:value-type="float" office:value="45.4" calcext:value-type="float">
            <text:p>45.4</text:p>
          </table:table-cell>
          <table:table-cell table:formula="of:=[.J28]*[.$I$17]" office:value-type="float" office:value="110.60348" calcext:value-type="float">
            <text:p>110.60348</text:p>
          </table:table-cell>
          <table:table-cell table:formula="of:=[.H28]-[.K28]" office:value-type="float" office:value="7.43166099999999" calcext:value-type="float">
            <text:p>7.431661</text:p>
          </table:table-cell>
          <table:table-cell table:formula="of:=[.L28]-[.$M$15]" office:value-type="float" office:value="4.15096277777777" calcext:value-type="float">
            <text:p>4.1509627778</text:p>
          </table:table-cell>
          <table:table-cell table:formula="of:=[.M28]/([.$L$21]*[.$I$18])" office:value-type="float" office:value="0.00103774069444444" calcext:value-type="float">
            <text:p>0.0010377407</text:p>
          </table:table-cell>
          <table:table-cell table:formula="of:=[.N28]/[.$C$4]" office:value-type="float" office:value="0.000000000126874298578908" calcext:value-type="float">
            <text:p>1.26874298578908E-010</text:p>
          </table:table-cell>
          <table:table-cell table:formula="of:=[.N28]/[.$B$4]" office:value-type="float" office:value="0.177624018010471" calcext:value-type="float">
            <text:p>0.177624018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17.064644" calcext:value-type="float">
            <text:p>117.064644</text:p>
          </table:table-cell>
          <table:table-cell office:value-type="float" office:value="454" calcext:value-type="float">
            <text:p>454</text:p>
          </table:table-cell>
          <table:table-cell table:formula="of:=[.I29]*[.$J$2]" office:value-type="float" office:value="45.4" calcext:value-type="float">
            <text:p>45.4</text:p>
          </table:table-cell>
          <table:table-cell table:formula="of:=[.J29]*[.$I$17]" office:value-type="float" office:value="110.60348" calcext:value-type="float">
            <text:p>110.60348</text:p>
          </table:table-cell>
          <table:table-cell table:formula="of:=[.H29]-[.K29]" office:value-type="float" office:value="6.461164" calcext:value-type="float">
            <text:p>6.461164</text:p>
          </table:table-cell>
          <table:table-cell table:formula="of:=[.L29]-[.$M$15]" office:value-type="float" office:value="3.18046577777778" calcext:value-type="float">
            <text:p>3.1804657778</text:p>
          </table:table-cell>
          <table:table-cell table:formula="of:=[.M29]/([.$L$21]*[.$I$18])" office:value-type="float" office:value="0.000795116444444444" calcext:value-type="float">
            <text:p>0.0007951164</text:p>
          </table:table-cell>
          <table:table-cell table:formula="of:=[.N29]/[.$C$4]" office:value-type="float" office:value="0.0000000000972110294194931" calcext:value-type="float">
            <text:p>9.72110294194931E-011</text:p>
          </table:table-cell>
          <table:table-cell table:formula="of:=[.N29]/[.$B$4]" office:value-type="float" office:value="0.13609544118729" calcext:value-type="float">
            <text:p>0.1360954412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17.288345" calcext:value-type="float">
            <text:p>117.288345</text:p>
          </table:table-cell>
          <table:table-cell office:value-type="float" office:value="454" calcext:value-type="float">
            <text:p>454</text:p>
          </table:table-cell>
          <table:table-cell table:formula="of:=[.I30]*[.$J$2]" office:value-type="float" office:value="45.4" calcext:value-type="float">
            <text:p>45.4</text:p>
          </table:table-cell>
          <table:table-cell table:formula="of:=[.J30]*[.$I$17]" office:value-type="float" office:value="110.60348" calcext:value-type="float">
            <text:p>110.60348</text:p>
          </table:table-cell>
          <table:table-cell table:formula="of:=[.H30]-[.K30]" office:value-type="float" office:value="6.684865" calcext:value-type="float">
            <text:p>6.684865</text:p>
          </table:table-cell>
          <table:table-cell table:formula="of:=[.L30]-[.$M$15]" office:value-type="float" office:value="3.40416677777778" calcext:value-type="float">
            <text:p>3.4041667778</text:p>
          </table:table-cell>
          <table:table-cell table:formula="of:=[.M30]/([.$L$21]*[.$I$18])" office:value-type="float" office:value="0.000851041694444446" calcext:value-type="float">
            <text:p>0.0008510417</text:p>
          </table:table-cell>
          <table:table-cell table:formula="of:=[.N30]/[.$C$4]" office:value-type="float" office:value="0.000000000104048457020228" calcext:value-type="float">
            <text:p>1.04048457020228E-010</text:p>
          </table:table-cell>
          <table:table-cell table:formula="of:=[.N30]/[.$B$4]" office:value-type="float" office:value="0.145667839828319" calcext:value-type="float">
            <text:p>0.1456678398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18.194534" calcext:value-type="float">
            <text:p>118.194534</text:p>
          </table:table-cell>
          <table:table-cell table:style-name="ce23" office:value-type="float" office:value="455" calcext:value-type="float">
            <text:p>455</text:p>
          </table:table-cell>
          <table:table-cell table:style-name="ce23" table:formula="of:=[.I31]*[.$J$2]" office:value-type="float" office:value="45.5" calcext:value-type="float">
            <text:p>45.5</text:p>
          </table:table-cell>
          <table:table-cell table:style-name="ce23" table:formula="of:=[.J31]*[.$I$17]" office:value-type="float" office:value="110.8471" calcext:value-type="float">
            <text:p>110.8471</text:p>
          </table:table-cell>
          <table:table-cell table:formula="of:=[.H31]-[.K31]" office:value-type="float" office:value="7.34743400000001" calcext:value-type="float">
            <text:p>7.347434</text:p>
          </table:table-cell>
          <table:table-cell table:formula="of:=[.L31]-[.$M$15]" office:value-type="float" office:value="4.06673577777779" calcext:value-type="float">
            <text:p>4.0667357778</text:p>
          </table:table-cell>
          <table:table-cell table:formula="of:=[.M31]/([.$L$21]*[.$I$18])" office:value-type="float" office:value="0.00101668394444445" calcext:value-type="float">
            <text:p>0.0010166839</text:p>
          </table:table-cell>
          <table:table-cell table:formula="of:=[.N31]/[.$C$4]" office:value-type="float" office:value="0.0000000001242998978631" calcext:value-type="float">
            <text:p>1.242998978631E-010</text:p>
          </table:table-cell>
          <table:table-cell table:formula="of:=[.N31]/[.$B$4]" office:value-type="float" office:value="0.17401985700834" calcext:value-type="float">
            <text:p>0.174019857</text:p>
          </table:table-cell>
          <table:table-cell table:number-columns-repeated="3"/>
          <table:table-cell table:style-name="ce23" table:number-columns-repeated="8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3"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117.742242444444" calcext:value-type="float">
            <text:p>117.7422424444</text:p>
          </table:table-cell>
          <table:table-cell table:style-name="ce23" table:formula="of:=AVERAGE([.I23:.I31])" office:value-type="float" office:value="454.444444444444" calcext:value-type="float">
            <text:p>454.4444444444</text:p>
          </table:table-cell>
          <table:table-cell table:style-name="ce23" table:formula="of:=AVERAGE([.J23:.J31])" office:value-type="float" office:value="45.4444444444444" calcext:value-type="float">
            <text:p>45.4444444444</text:p>
          </table:table-cell>
          <table:table-cell table:style-name="ce23" table:formula="of:=AVERAGE([.K23:.K31])" office:value-type="float" office:value="110.711755555556" calcext:value-type="float">
            <text:p>110.7117555556</text:p>
          </table:table-cell>
          <table:table-cell table:formula="of:=AVERAGE([.L23:.L31])" office:value-type="float" office:value="7.03048688888889" calcext:value-type="float">
            <text:p>7.0304868889</text:p>
          </table:table-cell>
          <table:table-cell table:formula="of:=AVERAGE([.M23:.M31])" office:value-type="float" office:value="3.74978866666667" calcext:value-type="float">
            <text:p>3.7497886667</text:p>
          </table:table-cell>
          <table:table-cell table:style-name="ce23" table:formula="of:=AVERAGE([.N23:.N31])" office:value-type="float" office:value="0.000937447166666667" calcext:value-type="float">
            <text:p>0.0009374472</text:p>
          </table:table-cell>
          <table:table-cell table:style-name="ce30" table:formula="of:=AVERAGE([.O23:.O31])" office:value-type="float" office:value="0.000000000114612400151939" calcext:value-type="float">
            <text:p>1.14612400151939E-010</text:p>
          </table:table-cell>
          <table:table-cell table:style-name="ce38" table:formula="of:=AVERAGE([.P23:.P31])" office:value-type="float" office:value="0.160457360212715" calcext:value-type="float">
            <text:p>0.1604573602</text:p>
          </table:table-cell>
          <table:table-cell table:style-name="ce10" table:formula="of:=[.O33]/[.$O$15]*100" office:value-type="float" office:value="99.3320703472158" calcext:value-type="float">
            <text:p>99.3320703472</text:p>
          </table:table-cell>
          <table:table-cell office:value-type="string" calcext:value-type="string">
            <text:p>%age of average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23:.H31])" office:value-type="float" office:value="0.467574924135723" calcext:value-type="float">
            <text:p>0.4675749241</text:p>
          </table:table-cell>
          <table:table-cell table:style-name="ce24" table:formula="of:=STDEV([.I23:.I31])" office:value-type="float" office:value="0.52704627669473" calcext:value-type="float">
            <text:p>0.5270462767</text:p>
          </table:table-cell>
          <table:table-cell table:style-name="ce24" table:formula="of:=STDEV([.J23:.J31])" office:value-type="float" office:value="0.05270462766947" calcext:value-type="float">
            <text:p>0.0527046277</text:p>
          </table:table-cell>
          <table:table-cell table:style-name="ce24" table:formula="of:=STDEV([.K23:.K31])" office:value-type="float" office:value="0.128399013928366" calcext:value-type="float">
            <text:p>0.1283990139</text:p>
          </table:table-cell>
          <table:table-cell table:style-name="ce24" table:formula="of:=STDEV([.L23:.L31])" office:value-type="float" office:value="0.433677903626483" calcext:value-type="float">
            <text:p>0.4336779036</text:p>
          </table:table-cell>
          <table:table-cell table:style-name="ce24" table:formula="of:=STDEV([.M23:.M31])" office:value-type="float" office:value="0.433677903626483" calcext:value-type="float">
            <text:p>0.4336779036</text:p>
          </table:table-cell>
          <table:table-cell table:style-name="ce24" table:formula="of:=STDEV([.N23:.N31])" office:value-type="float" office:value="0.000108419475906621" calcext:value-type="float">
            <text:p>0.0001084195</text:p>
          </table:table-cell>
          <table:table-cell table:style-name="ce31" table:formula="of:=STDEV([.O23:.O31])" office:value-type="float" office:value="0.0000000000132553777948444" calcext:value-type="float">
            <text:p>1.32553777948444E-011</text:p>
          </table:table-cell>
          <table:table-cell table:style-name="ce39" table:formula="of:=STDEV([.P23:.P31])" office:value-type="float" office:value="0.0185575289127822" calcext:value-type="float">
            <text:p>0.0185575289</text:p>
          </table:table-cell>
          <table:table-cell table:formula="of:=[.O34]/[.O33]*100" office:value-type="float" office:value="11.5653958710157" calcext:value-type="float">
            <text:p>11.565395871</text:p>
          </table:table-cell>
          <table:table-cell office:value-type="string" calcext:value-type="string">
            <text:p>%age of stdev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number-columns-repeated="6"/>
          <table:table-cell table:style-name="ce14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3"/>
          <table:table-cell table:style-name="ce10" table:number-columns-repeated="11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48" table:number-columns-repeated="7"/>
          <table:table-cell table:style-name="ce23"/>
          <table:table-cell table:style-name="ce48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747025" calcext:value-type="float">
            <text:p>92.747025</text:p>
          </table:table-cell>
          <table:table-cell office:value-type="float" office:value="355" calcext:value-type="float">
            <text:p>355</text:p>
          </table:table-cell>
          <table:table-cell table:formula="of:=[.I38]*[.$J$2]" office:value-type="float" office:value="35.5" calcext:value-type="float">
            <text:p>35.5</text:p>
          </table:table-cell>
          <table:table-cell table:formula="of:=[.J38]*[.$I$17]" office:value-type="float" office:value="86.4851" calcext:value-type="float">
            <text:p>86.4851</text:p>
          </table:table-cell>
          <table:table-cell table:formula="of:=[.H38]-[.K38]" office:value-type="float" office:value="6.26192499999999" calcext:value-type="float">
            <text:p>6.261925</text:p>
          </table:table-cell>
          <table:table-cell table:formula="of:=[.L38]-[.$M$15]" office:value-type="float" office:value="2.98122677777777" calcext:value-type="float">
            <text:p>2.9812267778</text:p>
          </table:table-cell>
          <table:table-cell table:formula="of:=[.M38]/([.$L$36]*[.$I$18])" office:value-type="float" office:value="0.000596245355555554" calcext:value-type="float">
            <text:p>0.0005962454</text:p>
          </table:table-cell>
          <table:table-cell table:formula="of:=[.N38]/[.$C$5]" office:value-type="float" office:value="0.000000000125783982145594" calcext:value-type="float">
            <text:p>1.25783982145594E-010</text:p>
          </table:table-cell>
          <table:table-cell table:formula="of:=[.N38]/[.$B$5]" office:value-type="float" office:value="0.176097575003832" calcext:value-type="float">
            <text:p>0.176097575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259552" calcext:value-type="float">
            <text:p>92.259552</text:p>
          </table:table-cell>
          <table:table-cell office:value-type="float" office:value="353" calcext:value-type="float">
            <text:p>353</text:p>
          </table:table-cell>
          <table:table-cell table:formula="of:=[.I38]*[.$J$2]" office:value-type="float" office:value="35.5" calcext:value-type="float">
            <text:p>35.5</text:p>
          </table:table-cell>
          <table:table-cell table:formula="of:=[.J39]*[.$I$17]" office:value-type="float" office:value="86.4851" calcext:value-type="float">
            <text:p>86.4851</text:p>
          </table:table-cell>
          <table:table-cell table:formula="of:=[.H39]-[.K39]" office:value-type="float" office:value="5.774452" calcext:value-type="float">
            <text:p>5.774452</text:p>
          </table:table-cell>
          <table:table-cell table:formula="of:=[.L39]-[.$M$15]" office:value-type="float" office:value="2.49375377777778" calcext:value-type="float">
            <text:p>2.4937537778</text:p>
          </table:table-cell>
          <table:table-cell table:formula="of:=[.M39]/([.$L$36]*[.$I$18])" office:value-type="float" office:value="0.000498750755555555" calcext:value-type="float">
            <text:p>0.0004987508</text:p>
          </table:table-cell>
          <table:table-cell table:formula="of:=[.N39]/[.$C$5]" office:value-type="float" office:value="0.000000000105216511201917" calcext:value-type="float">
            <text:p>1.05216511201917E-010</text:p>
          </table:table-cell>
          <table:table-cell table:formula="of:=[.N39]/[.$B$5]" office:value-type="float" office:value="0.147303115682683" calcext:value-type="float">
            <text:p>0.1473031157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586105" calcext:value-type="float">
            <text:p>92.586105</text:p>
          </table:table-cell>
          <table:table-cell office:value-type="float" office:value="354" calcext:value-type="float">
            <text:p>354</text:p>
          </table:table-cell>
          <table:table-cell table:formula="of:=[.I39]*[.$J$2]" office:value-type="float" office:value="35.3" calcext:value-type="float">
            <text:p>35.3</text:p>
          </table:table-cell>
          <table:table-cell table:formula="of:=[.J40]*[.$I$17]" office:value-type="float" office:value="85.99786" calcext:value-type="float">
            <text:p>85.99786</text:p>
          </table:table-cell>
          <table:table-cell table:formula="of:=[.H40]-[.K40]" office:value-type="float" office:value="6.588245" calcext:value-type="float">
            <text:p>6.588245</text:p>
          </table:table-cell>
          <table:table-cell table:formula="of:=[.L40]-[.$M$15]" office:value-type="float" office:value="3.30754677777778" calcext:value-type="float">
            <text:p>3.3075467778</text:p>
          </table:table-cell>
          <table:table-cell table:formula="of:=[.M40]/([.$L$36]*[.$I$18])" office:value-type="float" office:value="0.000661509355555556" calcext:value-type="float">
            <text:p>0.0006615094</text:p>
          </table:table-cell>
          <table:table-cell table:formula="of:=[.N40]/[.$C$5]" office:value-type="float" office:value="0.000000000139552082365178" calcext:value-type="float">
            <text:p>1.39552082365178E-010</text:p>
          </table:table-cell>
          <table:table-cell table:formula="of:=[.N40]/[.$B$5]" office:value-type="float" office:value="0.19537291531125" calcext:value-type="float">
            <text:p>0.195372915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352142" calcext:value-type="float">
            <text:p>92.352142</text:p>
          </table:table-cell>
          <table:table-cell office:value-type="float" office:value="354" calcext:value-type="float">
            <text:p>354</text:p>
          </table:table-cell>
          <table:table-cell table:formula="of:=[.I40]*[.$J$2]" office:value-type="float" office:value="35.4" calcext:value-type="float">
            <text:p>35.4</text:p>
          </table:table-cell>
          <table:table-cell table:formula="of:=[.J41]*[.$I$17]" office:value-type="float" office:value="86.24148" calcext:value-type="float">
            <text:p>86.24148</text:p>
          </table:table-cell>
          <table:table-cell table:formula="of:=[.H41]-[.K41]" office:value-type="float" office:value="6.11066200000001" calcext:value-type="float">
            <text:p>6.110662</text:p>
          </table:table-cell>
          <table:table-cell table:formula="of:=[.L41]-[.$M$15]" office:value-type="float" office:value="2.82996377777779" calcext:value-type="float">
            <text:p>2.8299637778</text:p>
          </table:table-cell>
          <table:table-cell table:formula="of:=[.M41]/([.$L$36]*[.$I$18])" office:value-type="float" office:value="0.000565992755555557" calcext:value-type="float">
            <text:p>0.0005659928</text:p>
          </table:table-cell>
          <table:table-cell table:formula="of:=[.N41]/[.$C$5]" office:value-type="float" office:value="0.000000000119401890506974" calcext:value-type="float">
            <text:p>1.19401890506974E-010</text:p>
          </table:table-cell>
          <table:table-cell table:formula="of:=[.N41]/[.$B$5]" office:value-type="float" office:value="0.167162646709763" calcext:value-type="float">
            <text:p>0.1671626467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033264" calcext:value-type="float">
            <text:p>92.033264</text:p>
          </table:table-cell>
          <table:table-cell office:value-type="float" office:value="353" calcext:value-type="float">
            <text:p>353</text:p>
          </table:table-cell>
          <table:table-cell table:formula="of:=[.I41]*[.$J$2]" office:value-type="float" office:value="35.4" calcext:value-type="float">
            <text:p>35.4</text:p>
          </table:table-cell>
          <table:table-cell table:formula="of:=[.J42]*[.$I$17]" office:value-type="float" office:value="86.24148" calcext:value-type="float">
            <text:p>86.24148</text:p>
          </table:table-cell>
          <table:table-cell table:formula="of:=[.H42]-[.K42]" office:value-type="float" office:value="5.79178400000001" calcext:value-type="float">
            <text:p>5.791784</text:p>
          </table:table-cell>
          <table:table-cell table:formula="of:=[.L42]-[.$M$15]" office:value-type="float" office:value="2.51108577777779" calcext:value-type="float">
            <text:p>2.5110857778</text:p>
          </table:table-cell>
          <table:table-cell table:formula="of:=[.M42]/([.$L$36]*[.$I$18])" office:value-type="float" office:value="0.000502217155555557" calcext:value-type="float">
            <text:p>0.0005022172</text:p>
          </table:table-cell>
          <table:table-cell table:formula="of:=[.N42]/[.$C$5]" office:value-type="float" office:value="0.000000000105947783306004" calcext:value-type="float">
            <text:p>1.05947783306004E-010</text:p>
          </table:table-cell>
          <table:table-cell table:formula="of:=[.N42]/[.$B$5]" office:value-type="float" office:value="0.148326896628406" calcext:value-type="float">
            <text:p>0.148326896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1.871437" calcext:value-type="float">
            <text:p>91.871437</text:p>
          </table:table-cell>
          <table:table-cell office:value-type="float" office:value="353" calcext:value-type="float">
            <text:p>353</text:p>
          </table:table-cell>
          <table:table-cell table:formula="of:=[.I42]*[.$J$2]" office:value-type="float" office:value="35.3" calcext:value-type="float">
            <text:p>35.3</text:p>
          </table:table-cell>
          <table:table-cell table:formula="of:=[.J43]*[.$I$17]" office:value-type="float" office:value="85.99786" calcext:value-type="float">
            <text:p>85.99786</text:p>
          </table:table-cell>
          <table:table-cell table:formula="of:=[.H43]-[.K43]" office:value-type="float" office:value="5.873577" calcext:value-type="float">
            <text:p>5.873577</text:p>
          </table:table-cell>
          <table:table-cell table:formula="of:=[.L43]-[.$M$15]" office:value-type="float" office:value="2.59287877777778" calcext:value-type="float">
            <text:p>2.5928787778</text:p>
          </table:table-cell>
          <table:table-cell table:formula="of:=[.M43]/([.$L$36]*[.$I$18])" office:value-type="float" office:value="0.000518575755555556" calcext:value-type="float">
            <text:p>0.0005185758</text:p>
          </table:table-cell>
          <table:table-cell table:formula="of:=[.N43]/[.$C$5]" office:value-type="float" office:value="0.000000000109398795261325" calcext:value-type="float">
            <text:p>1.09398795261325E-010</text:p>
          </table:table-cell>
          <table:table-cell table:formula="of:=[.N43]/[.$B$5]" office:value-type="float" office:value="0.153158313365855" calcext:value-type="float">
            <text:p>0.1531583134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394409" calcext:value-type="float">
            <text:p>92.394409</text:p>
          </table:table-cell>
          <table:table-cell office:value-type="float" office:value="353" calcext:value-type="float">
            <text:p>353</text:p>
          </table:table-cell>
          <table:table-cell table:formula="of:=[.I43]*[.$J$2]" office:value-type="float" office:value="35.3" calcext:value-type="float">
            <text:p>35.3</text:p>
          </table:table-cell>
          <table:table-cell table:formula="of:=[.J44]*[.$I$17]" office:value-type="float" office:value="85.99786" calcext:value-type="float">
            <text:p>85.99786</text:p>
          </table:table-cell>
          <table:table-cell table:formula="of:=[.H44]-[.K44]" office:value-type="float" office:value="6.39654899999999" calcext:value-type="float">
            <text:p>6.396549</text:p>
          </table:table-cell>
          <table:table-cell table:formula="of:=[.L44]-[.$M$15]" office:value-type="float" office:value="3.11585077777777" calcext:value-type="float">
            <text:p>3.1158507778</text:p>
          </table:table-cell>
          <table:table-cell table:formula="of:=[.M44]/([.$L$36]*[.$I$18])" office:value-type="float" office:value="0.000623170155555555" calcext:value-type="float">
            <text:p>0.0006231702</text:p>
          </table:table-cell>
          <table:table-cell table:formula="of:=[.N44]/[.$C$5]" office:value-type="float" office:value="0.000000000131464040750526" calcext:value-type="float">
            <text:p>1.31464040750526E-010</text:p>
          </table:table-cell>
          <table:table-cell table:formula="of:=[.N44]/[.$B$5]" office:value-type="float" office:value="0.184049657050736" calcext:value-type="float">
            <text:p>0.184049657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240799" calcext:value-type="float">
            <text:p>92.240799</text:p>
          </table:table-cell>
          <table:table-cell table:style-name="ce23" office:value-type="float" office:value="354" calcext:value-type="float">
            <text:p>354</text:p>
          </table:table-cell>
          <table:table-cell table:formula="of:=[.I44]*[.$J$2]" office:value-type="float" office:value="35.3" calcext:value-type="float">
            <text:p>35.3</text:p>
          </table:table-cell>
          <table:table-cell table:formula="of:=[.J45]*[.$I$17]" office:value-type="float" office:value="85.99786" calcext:value-type="float">
            <text:p>85.99786</text:p>
          </table:table-cell>
          <table:table-cell table:formula="of:=[.H45]-[.K45]" office:value-type="float" office:value="6.24293899999999" calcext:value-type="float">
            <text:p>6.242939</text:p>
          </table:table-cell>
          <table:table-cell table:formula="of:=[.L45]-[.$M$15]" office:value-type="float" office:value="2.96224077777777" calcext:value-type="float">
            <text:p>2.9622407778</text:p>
          </table:table-cell>
          <table:table-cell table:formula="of:=[.M45]/([.$L$36]*[.$I$18])" office:value-type="float" office:value="0.000592448155555555" calcext:value-type="float">
            <text:p>0.0005924482</text:p>
          </table:table-cell>
          <table:table-cell table:formula="of:=[.N45]/[.$C$5]" office:value-type="float" office:value="0.000000000124982924439144" calcext:value-type="float">
            <text:p>1.24982924439144E-010</text:p>
          </table:table-cell>
          <table:table-cell table:formula="of:=[.N45]/[.$B$5]" office:value-type="float" office:value="0.174976094214801" calcext:value-type="float">
            <text:p>0.1749760942</text:p>
          </table:table-cell>
          <table:table-cell table:number-columns-repeated="3"/>
          <table:table-cell table:style-name="ce23" table:number-columns-repeated="2"/>
          <table:table-cell table:style-name="ce10" table:number-columns-repeated="2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3.021309" calcext:value-type="float">
            <text:p>93.021309</text:p>
          </table:table-cell>
          <table:table-cell table:style-name="ce23" office:value-type="float" office:value="354" calcext:value-type="float">
            <text:p>354</text:p>
          </table:table-cell>
          <table:table-cell table:style-name="ce23" table:formula="of:=[.I45]*[.$J$2]" office:value-type="float" office:value="35.4" calcext:value-type="float">
            <text:p>35.4</text:p>
          </table:table-cell>
          <table:table-cell table:style-name="ce23" table:formula="of:=[.J46]*[.$I$17]" office:value-type="float" office:value="86.24148" calcext:value-type="float">
            <text:p>86.24148</text:p>
          </table:table-cell>
          <table:table-cell table:formula="of:=[.H46]-[.K46]" office:value-type="float" office:value="6.77982900000001" calcext:value-type="float">
            <text:p>6.779829</text:p>
          </table:table-cell>
          <table:table-cell table:formula="of:=[.L46]-[.$M$15]" office:value-type="float" office:value="3.49913077777779" calcext:value-type="float">
            <text:p>3.4991307778</text:p>
          </table:table-cell>
          <table:table-cell table:formula="of:=[.M46]/([.$L$36]*[.$I$18])" office:value-type="float" office:value="0.000699826155555557" calcext:value-type="float">
            <text:p>0.0006998262</text:p>
          </table:table-cell>
          <table:table-cell table:formula="of:=[.N46]/[.$C$5]" office:value-type="float" office:value="0.000000000147635398473504" calcext:value-type="float">
            <text:p>1.47635398473504E-010</text:p>
          </table:table-cell>
          <table:table-cell table:formula="of:=[.N46]/[.$B$5]" office:value-type="float" office:value="0.206689557862905" calcext:value-type="float">
            <text:p>0.2066895579</text:p>
          </table:table-cell>
          <table:table-cell table:number-columns-repeated="3"/>
          <table:table-cell table:style-name="ce23" table:number-columns-repeated="8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37"/>
          <table:table-cell table:number-columns-repeated="3"/>
          <table:table-cell table:style-name="ce23"/>
          <table:table-cell table:style-name="ce10"/>
          <table:table-cell table:style-name="ce23" table:number-columns-repeated="7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92.3895602222222" calcext:value-type="float">
            <text:p>92.3895602222</text:p>
          </table:table-cell>
          <table:table-cell table:style-name="ce23" table:formula="of:=AVERAGE([.I38:.I46])" office:value-type="float" office:value="353.666666666667" calcext:value-type="float">
            <text:p>353.6666666667</text:p>
          </table:table-cell>
          <table:table-cell table:style-name="ce23" table:formula="of:=AVERAGE([.J38:.J46])" office:value-type="float" office:value="35.3777777777778" calcext:value-type="float">
            <text:p>35.3777777778</text:p>
          </table:table-cell>
          <table:table-cell table:style-name="ce23" table:formula="of:=AVERAGE([.K38:.K46])" office:value-type="float" office:value="86.1873422222222" calcext:value-type="float">
            <text:p>86.1873422222</text:p>
          </table:table-cell>
          <table:table-cell table:formula="of:=AVERAGE([.L38:.L46])" office:value-type="float" office:value="6.202218" calcext:value-type="float">
            <text:p>6.202218</text:p>
          </table:table-cell>
          <table:table-cell table:formula="of:=AVERAGE([.M38:.M46])" office:value-type="float" office:value="2.92151977777778" calcext:value-type="float">
            <text:p>2.9215197778</text:p>
          </table:table-cell>
          <table:table-cell table:style-name="ce23" table:formula="of:=AVERAGE([.N38:.N46])" office:value-type="float" office:value="0.000584303955555556" calcext:value-type="float">
            <text:p>0.000584304</text:p>
          </table:table-cell>
          <table:table-cell table:style-name="ce30" table:formula="of:=AVERAGE([.O38:.O46])" office:value-type="float" office:value="0.00000000012326482316113" calcext:value-type="float">
            <text:p>1.2326482316113E-010</text:p>
          </table:table-cell>
          <table:table-cell table:style-name="ce38" table:formula="of:=AVERAGE([.P38:.P46])" office:value-type="float" office:value="0.172570752425581" calcext:value-type="float">
            <text:p>0.1725707524</text:p>
          </table:table-cell>
          <table:table-cell table:formula="of:=[.O48]/[.$O$15]*100" office:value-type="float" office:value="106.830936873729" calcext:value-type="float">
            <text:p>106.8309368737</text:p>
          </table:table-cell>
          <table:table-cell office:value-type="string" calcext:value-type="string">
            <text:p>%age of average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38:.H46])" office:value-type="float" office:value="0.353795806169596" calcext:value-type="float">
            <text:p>0.3537958062</text:p>
          </table:table-cell>
          <table:table-cell table:style-name="ce24" table:formula="of:=STDEV([.I38:.I46])" office:value-type="float" office:value="0.707106781186547" calcext:value-type="float">
            <text:p>0.7071067812</text:p>
          </table:table-cell>
          <table:table-cell table:style-name="ce24" table:formula="of:=STDEV([.J38:.J46])" office:value-type="float" office:value="0.0833333333333312" calcext:value-type="float">
            <text:p>0.0833333333</text:p>
          </table:table-cell>
          <table:table-cell table:style-name="ce24" table:formula="of:=STDEV([.K38:.K46])" office:value-type="float" office:value="0.203016666666666" calcext:value-type="float">
            <text:p>0.2030166667</text:p>
          </table:table-cell>
          <table:table-cell table:style-name="ce24" table:formula="of:=STDEV([.L38:.L46])" office:value-type="float" office:value="0.352396474590411" calcext:value-type="float">
            <text:p>0.3523964746</text:p>
          </table:table-cell>
          <table:table-cell table:style-name="ce24" table:formula="of:=STDEV([.M38:.M46])" office:value-type="float" office:value="0.352396474590411" calcext:value-type="float">
            <text:p>0.3523964746</text:p>
          </table:table-cell>
          <table:table-cell table:style-name="ce24" table:formula="of:=STDEV([.N38:.N46])" office:value-type="float" office:value="0.0000704792949180822" calcext:value-type="float">
            <text:p>7.04792949180822E-005</text:p>
          </table:table-cell>
          <table:table-cell table:style-name="ce31" table:formula="of:=STDEV([.O38:.O46])" office:value-type="float" office:value="0.0000000000148683193772637" calcext:value-type="float">
            <text:p>1.48683193772637E-011</text:p>
          </table:table-cell>
          <table:table-cell table:style-name="ce39" table:formula="of:=STDEV([.P38:.P46])" office:value-type="float" office:value="0.0208156471281692" calcext:value-type="float">
            <text:p>0.0208156471</text:p>
          </table:table-cell>
          <table:table-cell table:formula="of:=[.O49]/[.O48]*100" office:value-type="float" office:value="12.0620944369734" calcext:value-type="float">
            <text:p>12.062094437</text:p>
          </table:table-cell>
          <table:table-cell office:value-type="string" calcext:value-type="string">
            <text:p>%age of stdev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number-columns-repeated="6"/>
          <table:table-cell table:style-name="ce14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3"/>
          <table:table-cell table:style-name="ce7"/>
          <table:table-cell table:style-name="ce10" table:number-columns-repeated="10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48" table:number-columns-repeated="7"/>
          <table:table-cell table:style-name="ce23"/>
          <table:table-cell table:style-name="ce48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776199" calcext:value-type="float">
            <text:p>92.776199</text:p>
          </table:table-cell>
          <table:table-cell office:value-type="float" office:value="357" calcext:value-type="float">
            <text:p>357</text:p>
          </table:table-cell>
          <table:table-cell table:formula="of:=[.I53]*[.$J$2]" office:value-type="float" office:value="35.7" calcext:value-type="float">
            <text:p>35.7</text:p>
          </table:table-cell>
          <table:table-cell table:formula="of:=[.J53]*[.$I$17]" office:value-type="float" office:value="86.97234" calcext:value-type="float">
            <text:p>86.97234</text:p>
          </table:table-cell>
          <table:table-cell table:formula="of:=[.H53]-[.K53]" office:value-type="float" office:value="5.803859" calcext:value-type="float">
            <text:p>5.803859</text:p>
          </table:table-cell>
          <table:table-cell table:formula="of:=[.L53]-[.$M$15]" office:value-type="float" office:value="2.52316077777778" calcext:value-type="float">
            <text:p>2.5231607778</text:p>
          </table:table-cell>
          <table:table-cell table:formula="of:=[.M53]/([.$L$51]*[.$I$18])" office:value-type="float" office:value="0.000504632155555557" calcext:value-type="float">
            <text:p>0.0005046322</text:p>
          </table:table-cell>
          <table:table-cell table:formula="of:=[.N53]/[.$C$6]" office:value-type="float" office:value="0.000000000106457251956873" calcext:value-type="float">
            <text:p>1.06457251956873E-010</text:p>
          </table:table-cell>
          <table:table-cell table:formula="of:=[.N53]/[.$B$6]" office:value-type="float" office:value="0.149040152739622" calcext:value-type="float">
            <text:p>0.1490401527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746559" calcext:value-type="float">
            <text:p>92.746559</text:p>
          </table:table-cell>
          <table:table-cell office:value-type="float" office:value="356" calcext:value-type="float">
            <text:p>356</text:p>
          </table:table-cell>
          <table:table-cell table:formula="of:=[.I54]*[.$J$2]" office:value-type="float" office:value="35.6" calcext:value-type="float">
            <text:p>35.6</text:p>
          </table:table-cell>
          <table:table-cell table:formula="of:=[.J54]*[.$I$17]" office:value-type="float" office:value="86.72872" calcext:value-type="float">
            <text:p>86.72872</text:p>
          </table:table-cell>
          <table:table-cell table:formula="of:=[.H54]-[.K54]" office:value-type="float" office:value="6.01783900000001" calcext:value-type="float">
            <text:p>6.017839</text:p>
          </table:table-cell>
          <table:table-cell table:formula="of:=[.L54]-[.$M$15]" office:value-type="float" office:value="2.73714077777779" calcext:value-type="float">
            <text:p>2.7371407778</text:p>
          </table:table-cell>
          <table:table-cell table:formula="of:=[.M54]/([.$L$51]*[.$I$18])" office:value-type="float" office:value="0.000547428155555558" calcext:value-type="float">
            <text:p>0.0005474282</text:p>
          </table:table-cell>
          <table:table-cell table:formula="of:=[.N54]/[.$C$6]" office:value-type="float" office:value="0.000000000115485500562495" calcext:value-type="float">
            <text:p>1.15485500562495E-010</text:p>
          </table:table-cell>
          <table:table-cell table:formula="of:=[.N54]/[.$B$6]" office:value-type="float" office:value="0.161679700787493" calcext:value-type="float">
            <text:p>0.1616797008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3.671227" calcext:value-type="float">
            <text:p>93.671227</text:p>
          </table:table-cell>
          <table:table-cell office:value-type="float" office:value="357" calcext:value-type="float">
            <text:p>357</text:p>
          </table:table-cell>
          <table:table-cell table:formula="of:=[.I55]*[.$J$2]" office:value-type="float" office:value="35.7" calcext:value-type="float">
            <text:p>35.7</text:p>
          </table:table-cell>
          <table:table-cell table:formula="of:=[.J55]*[.$I$17]" office:value-type="float" office:value="86.97234" calcext:value-type="float">
            <text:p>86.97234</text:p>
          </table:table-cell>
          <table:table-cell table:formula="of:=[.H55]-[.K55]" office:value-type="float" office:value="6.698887" calcext:value-type="float">
            <text:p>6.698887</text:p>
          </table:table-cell>
          <table:table-cell table:formula="of:=[.L55]-[.$M$15]" office:value-type="float" office:value="3.41818877777778" calcext:value-type="float">
            <text:p>3.4181887778</text:p>
          </table:table-cell>
          <table:table-cell table:formula="of:=[.M55]/([.$L$51]*[.$I$18])" office:value-type="float" office:value="0.000683637755555556" calcext:value-type="float">
            <text:p>0.0006836378</text:p>
          </table:table-cell>
          <table:table-cell table:formula="of:=[.N55]/[.$C$6]" office:value-type="float" office:value="0.000000000144220291927863" calcext:value-type="float">
            <text:p>1.44220291927863E-010</text:p>
          </table:table-cell>
          <table:table-cell table:formula="of:=[.N55]/[.$B$6]" office:value-type="float" office:value="0.201908408699008" calcext:value-type="float">
            <text:p>0.2019084087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3.850143" calcext:value-type="float">
            <text:p>93.850143</text:p>
          </table:table-cell>
          <table:table-cell office:value-type="float" office:value="357" calcext:value-type="float">
            <text:p>357</text:p>
          </table:table-cell>
          <table:table-cell table:formula="of:=[.I56]*[.$J$2]" office:value-type="float" office:value="35.7" calcext:value-type="float">
            <text:p>35.7</text:p>
          </table:table-cell>
          <table:table-cell table:formula="of:=[.J56]*[.$I$17]" office:value-type="float" office:value="86.97234" calcext:value-type="float">
            <text:p>86.97234</text:p>
          </table:table-cell>
          <table:table-cell table:formula="of:=[.H56]-[.K56]" office:value-type="float" office:value="6.877803" calcext:value-type="float">
            <text:p>6.877803</text:p>
          </table:table-cell>
          <table:table-cell table:formula="of:=[.L56]-[.$M$15]" office:value-type="float" office:value="3.59710477777778" calcext:value-type="float">
            <text:p>3.5971047778</text:p>
          </table:table-cell>
          <table:table-cell table:formula="of:=[.M56]/([.$L$51]*[.$I$18])" office:value-type="float" office:value="0.000719420955555556" calcext:value-type="float">
            <text:p>0.000719421</text:p>
          </table:table-cell>
          <table:table-cell table:formula="of:=[.N56]/[.$C$6]" office:value-type="float" office:value="0.000000000151769119516999" calcext:value-type="float">
            <text:p>1.51769119516999E-010</text:p>
          </table:table-cell>
          <table:table-cell table:formula="of:=[.N56]/[.$B$6]" office:value-type="float" office:value="0.212476767323799" calcext:value-type="float">
            <text:p>0.212476767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768158" calcext:value-type="float">
            <text:p>92.768158</text:p>
          </table:table-cell>
          <table:table-cell office:value-type="float" office:value="357" calcext:value-type="float">
            <text:p>357</text:p>
          </table:table-cell>
          <table:table-cell table:formula="of:=[.I57]*[.$J$2]" office:value-type="float" office:value="35.7" calcext:value-type="float">
            <text:p>35.7</text:p>
          </table:table-cell>
          <table:table-cell table:formula="of:=[.J57]*[.$I$17]" office:value-type="float" office:value="86.97234" calcext:value-type="float">
            <text:p>86.97234</text:p>
          </table:table-cell>
          <table:table-cell table:formula="of:=[.H57]-[.K57]" office:value-type="float" office:value="5.795818" calcext:value-type="float">
            <text:p>5.795818</text:p>
          </table:table-cell>
          <table:table-cell table:formula="of:=[.L57]-[.$M$15]" office:value-type="float" office:value="2.51511977777778" calcext:value-type="float">
            <text:p>2.5151197778</text:p>
          </table:table-cell>
          <table:table-cell table:formula="of:=[.M57]/([.$L$51]*[.$I$18])" office:value-type="float" office:value="0.000503023955555555" calcext:value-type="float">
            <text:p>0.000503024</text:p>
          </table:table-cell>
          <table:table-cell table:formula="of:=[.N57]/[.$C$6]" office:value-type="float" office:value="0.000000000106117985917814" calcext:value-type="float">
            <text:p>1.06117985917814E-010</text:p>
          </table:table-cell>
          <table:table-cell table:formula="of:=[.N57]/[.$B$6]" office:value-type="float" office:value="0.148565180284939" calcext:value-type="float">
            <text:p>0.148565180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3.180428" calcext:value-type="float">
            <text:p>93.180428</text:p>
          </table:table-cell>
          <table:table-cell office:value-type="float" office:value="356" calcext:value-type="float">
            <text:p>356</text:p>
          </table:table-cell>
          <table:table-cell table:formula="of:=[.I58]*[.$J$2]" office:value-type="float" office:value="35.6" calcext:value-type="float">
            <text:p>35.6</text:p>
          </table:table-cell>
          <table:table-cell table:formula="of:=[.J58]*[.$I$17]" office:value-type="float" office:value="86.72872" calcext:value-type="float">
            <text:p>86.72872</text:p>
          </table:table-cell>
          <table:table-cell table:formula="of:=[.H58]-[.K58]" office:value-type="float" office:value="6.45170800000001" calcext:value-type="float">
            <text:p>6.451708</text:p>
          </table:table-cell>
          <table:table-cell table:formula="of:=[.L58]-[.$M$15]" office:value-type="float" office:value="3.17100977777779" calcext:value-type="float">
            <text:p>3.1710097778</text:p>
          </table:table-cell>
          <table:table-cell table:formula="of:=[.M58]/([.$L$51]*[.$I$18])" office:value-type="float" office:value="0.000634201955555558" calcext:value-type="float">
            <text:p>0.000634202</text:p>
          </table:table-cell>
          <table:table-cell table:formula="of:=[.N58]/[.$C$6]" office:value-type="float" office:value="0.000000000133791310424503" calcext:value-type="float">
            <text:p>1.33791310424503E-010</text:p>
          </table:table-cell>
          <table:table-cell table:formula="of:=[.N58]/[.$B$6]" office:value-type="float" office:value="0.187307834594304" calcext:value-type="float">
            <text:p>0.187307834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3.704376" calcext:value-type="float">
            <text:p>93.704376</text:p>
          </table:table-cell>
          <table:table-cell office:value-type="float" office:value="357" calcext:value-type="float">
            <text:p>357</text:p>
          </table:table-cell>
          <table:table-cell table:formula="of:=[.I59]*[.$J$2]" office:value-type="float" office:value="35.7" calcext:value-type="float">
            <text:p>35.7</text:p>
          </table:table-cell>
          <table:table-cell table:formula="of:=[.J59]*[.$I$17]" office:value-type="float" office:value="86.97234" calcext:value-type="float">
            <text:p>86.97234</text:p>
          </table:table-cell>
          <table:table-cell table:formula="of:=[.H59]-[.K59]" office:value-type="float" office:value="6.73203599999999" calcext:value-type="float">
            <text:p>6.732036</text:p>
          </table:table-cell>
          <table:table-cell table:formula="of:=[.L59]-[.$M$15]" office:value-type="float" office:value="3.45133777777777" calcext:value-type="float">
            <text:p>3.4513377778</text:p>
          </table:table-cell>
          <table:table-cell table:formula="of:=[.M59]/([.$L$51]*[.$I$18])" office:value-type="float" office:value="0.000690267555555555" calcext:value-type="float">
            <text:p>0.0006902676</text:p>
          </table:table-cell>
          <table:table-cell table:formula="of:=[.N59]/[.$C$6]" office:value-type="float" office:value="0.000000000145618915224562" calcext:value-type="float">
            <text:p>1.45618915224562E-010</text:p>
          </table:table-cell>
          <table:table-cell table:formula="of:=[.N59]/[.$B$6]" office:value-type="float" office:value="0.203866481314387" calcext:value-type="float">
            <text:p>0.2038664813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950813" calcext:value-type="float">
            <text:p>92.950813</text:p>
          </table:table-cell>
          <table:table-cell office:value-type="float" office:value="356" calcext:value-type="float">
            <text:p>356</text:p>
          </table:table-cell>
          <table:table-cell table:formula="of:=[.I60]*[.$J$2]" office:value-type="float" office:value="35.6" calcext:value-type="float">
            <text:p>35.6</text:p>
          </table:table-cell>
          <table:table-cell table:formula="of:=[.J60]*[.$I$17]" office:value-type="float" office:value="86.72872" calcext:value-type="float">
            <text:p>86.72872</text:p>
          </table:table-cell>
          <table:table-cell table:formula="of:=[.H60]-[.K60]" office:value-type="float" office:value="6.222093" calcext:value-type="float">
            <text:p>6.222093</text:p>
          </table:table-cell>
          <table:table-cell table:formula="of:=[.L60]-[.$M$15]" office:value-type="float" office:value="2.94139477777778" calcext:value-type="float">
            <text:p>2.9413947778</text:p>
          </table:table-cell>
          <table:table-cell table:formula="of:=[.M60]/([.$L$51]*[.$I$18])" office:value-type="float" office:value="0.000588278955555556" calcext:value-type="float">
            <text:p>0.000588279</text:p>
          </table:table-cell>
          <table:table-cell table:formula="of:=[.N60]/[.$C$6]" office:value-type="float" office:value="0.00000000012410338957405" calcext:value-type="float">
            <text:p>1.2410338957405E-010</text:p>
          </table:table-cell>
          <table:table-cell table:formula="of:=[.N60]/[.$B$6]" office:value-type="float" office:value="0.17374474540367" calcext:value-type="float">
            <text:p>0.1737447454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3.15052" calcext:value-type="float">
            <text:p>93.15052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table:formula="of:=[.I61]*[.$J$2]" office:value-type="float" office:value="35.6" calcext:value-type="float">
            <text:p>35.6</text:p>
          </table:table-cell>
          <table:table-cell table:style-name="ce23" table:formula="of:=[.J61]*[.$I$17]" office:value-type="float" office:value="86.72872" calcext:value-type="float">
            <text:p>86.72872</text:p>
          </table:table-cell>
          <table:table-cell table:formula="of:=[.H61]-[.K61]" office:value-type="float" office:value="6.4218" calcext:value-type="float">
            <text:p>6.4218</text:p>
          </table:table-cell>
          <table:table-cell table:formula="of:=[.L61]-[.$M$15]" office:value-type="float" office:value="3.14110177777779" calcext:value-type="float">
            <text:p>3.1411017778</text:p>
          </table:table-cell>
          <table:table-cell table:formula="of:=[.M61]/([.$L$51]*[.$I$18])" office:value-type="float" office:value="0.000628220355555557" calcext:value-type="float">
            <text:p>0.0006282204</text:p>
          </table:table-cell>
          <table:table-cell table:formula="of:=[.N61]/[.$C$6]" office:value-type="float" office:value="0.000000000132529431467138" calcext:value-type="float">
            <text:p>1.32529431467138E-010</text:p>
          </table:table-cell>
          <table:table-cell table:formula="of:=[.N61]/[.$B$6]" office:value-type="float" office:value="0.185541204053993" calcext:value-type="float">
            <text:p>0.1855412041</text:p>
          </table:table-cell>
          <table:table-cell table:number-columns-repeated="3"/>
          <table:table-cell table:style-name="ce23" table:number-columns-repeated="8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3"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93.1998247777778" calcext:value-type="float">
            <text:p>93.1998247778</text:p>
          </table:table-cell>
          <table:table-cell table:style-name="ce23" table:formula="of:=AVERAGE([.I53:.I61])" office:value-type="float" office:value="356.555555555556" calcext:value-type="float">
            <text:p>356.5555555556</text:p>
          </table:table-cell>
          <table:table-cell table:style-name="ce23" table:formula="of:=AVERAGE([.J53:.J61])" office:value-type="float" office:value="35.6555555555556" calcext:value-type="float">
            <text:p>35.6555555556</text:p>
          </table:table-cell>
          <table:table-cell table:style-name="ce23" table:formula="of:=AVERAGE([.K53:.K61])" office:value-type="float" office:value="86.8640644444444" calcext:value-type="float">
            <text:p>86.8640644444</text:p>
          </table:table-cell>
          <table:table-cell table:formula="of:=AVERAGE([.L53:.L61])" office:value-type="float" office:value="6.33576033333334" calcext:value-type="float">
            <text:p>6.3357603333</text:p>
          </table:table-cell>
          <table:table-cell table:formula="of:=AVERAGE([.M53:.M61])" office:value-type="float" office:value="3.05506211111112" calcext:value-type="float">
            <text:p>3.0550621111</text:p>
          </table:table-cell>
          <table:table-cell table:style-name="ce23" table:formula="of:=AVERAGE([.N53:.N61])" office:value-type="float" office:value="0.000611012422222223" calcext:value-type="float">
            <text:p>0.0006110124</text:p>
          </table:table-cell>
          <table:table-cell table:style-name="ce30" table:formula="of:=AVERAGE([.O53:.O61])" office:value-type="float" office:value="0.000000000128899244063588" calcext:value-type="float">
            <text:p>1.28899244063588E-010</text:p>
          </table:table-cell>
          <table:table-cell table:style-name="ce38" table:formula="of:=AVERAGE([.P53:.P61])" office:value-type="float" office:value="0.180458941689024" calcext:value-type="float">
            <text:p>0.1804589417</text:p>
          </table:table-cell>
          <table:table-cell table:formula="of:=[.O63]/[.$O$15]*100" office:value-type="float" office:value="111.714166722393" calcext:value-type="float">
            <text:p>111.7141667224</text:p>
          </table:table-cell>
          <table:table-cell office:value-type="string" calcext:value-type="string">
            <text:p>%age of average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53:.H61])" office:value-type="float" office:value="0.438144484535003" calcext:value-type="float">
            <text:p>0.4381444845</text:p>
          </table:table-cell>
          <table:table-cell table:style-name="ce24" table:formula="of:=STDEV([.I53:.I61])" office:value-type="float" office:value="0.52704627669473" calcext:value-type="float">
            <text:p>0.5270462767</text:p>
          </table:table-cell>
          <table:table-cell table:style-name="ce24" table:formula="of:=STDEV([.J53:.J61])" office:value-type="float" office:value="0.0527046276694737" calcext:value-type="float">
            <text:p>0.0527046277</text:p>
          </table:table-cell>
          <table:table-cell table:style-name="ce24" table:formula="of:=STDEV([.K53:.K61])" office:value-type="float" office:value="0.128399013928374" calcext:value-type="float">
            <text:p>0.1283990139</text:p>
          </table:table-cell>
          <table:table-cell table:style-name="ce24" table:formula="of:=STDEV([.L53:.L61])" office:value-type="float" office:value="0.401871140222832" calcext:value-type="float">
            <text:p>0.4018711402</text:p>
          </table:table-cell>
          <table:table-cell table:style-name="ce24" table:formula="of:=STDEV([.M53:.M61])" office:value-type="float" office:value="0.401871140222832" calcext:value-type="float">
            <text:p>0.4018711402</text:p>
          </table:table-cell>
          <table:table-cell table:style-name="ce24" table:formula="of:=STDEV([.N53:.N61])" office:value-type="float" office:value="0.0000803742280445664" calcext:value-type="float">
            <text:p>8.03742280445664E-005</text:p>
          </table:table-cell>
          <table:table-cell table:style-name="ce31" table:formula="of:=STDEV([.O53:.O61])" office:value-type="float" office:value="0.0000000000169557554975063" calcext:value-type="float">
            <text:p>1.69557554975063E-011</text:p>
          </table:table-cell>
          <table:table-cell table:style-name="ce39" table:formula="of:=STDEV([.P53:.P61])" office:value-type="float" office:value="0.0237380576965088" calcext:value-type="float">
            <text:p>0.0237380577</text:p>
          </table:table-cell>
          <table:table-cell table:formula="of:=[.O64]/[.O63]*100" office:value-type="float" office:value="13.1542707024268" calcext:value-type="float">
            <text:p>13.1542707024</text:p>
          </table:table-cell>
          <table:table-cell office:value-type="string" calcext:value-type="string">
            <text:p>%age of stdev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number-columns-repeated="6"/>
          <table:table-cell table:style-name="ce14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3"/>
          <table:table-cell table:style-name="ce10" table:number-columns-repeated="11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Iterations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78.87751" calcext:value-type="float">
            <text:p>78.87751</text:p>
          </table:table-cell>
          <table:table-cell office:value-type="float" office:value="302" calcext:value-type="float">
            <text:p>302</text:p>
          </table:table-cell>
          <table:table-cell table:formula="of:=[.I68]*[.$J$2]" office:value-type="float" office:value="30.2" calcext:value-type="float">
            <text:p>30.2</text:p>
          </table:table-cell>
          <table:table-cell table:formula="of:=[.J68]*[.$I$17]" office:value-type="float" office:value="73.57324" calcext:value-type="float">
            <text:p>73.57324</text:p>
          </table:table-cell>
          <table:table-cell table:formula="of:=[.H68]-[.K68]" office:value-type="float" office:value="5.30427" calcext:value-type="float">
            <text:p>5.30427</text:p>
          </table:table-cell>
          <table:table-cell table:formula="of:=[.L68]-[.$M$15]" office:value-type="float" office:value="2.02357177777778" calcext:value-type="float">
            <text:p>2.0235717778</text:p>
          </table:table-cell>
          <table:table-cell table:formula="of:=[.M68]/([.$L$66]*[.$I$18])" office:value-type="float" office:value="0.000404714355555557" calcext:value-type="float">
            <text:p>0.0004047144</text:p>
          </table:table-cell>
          <table:table-cell table:formula="of:=[.N68]/[.$C$7]" office:value-type="float" office:value="0.000000000123844292634571" calcext:value-type="float">
            <text:p>1.23844292634571E-010</text:p>
          </table:table-cell>
          <table:table-cell table:formula="of:=[.N68]/[.$B$7]" office:value-type="float" office:value="0.173382009688399" calcext:value-type="float">
            <text:p>0.1733820097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78.200546" calcext:value-type="float">
            <text:p>78.200546</text:p>
          </table:table-cell>
          <table:table-cell office:value-type="float" office:value="301" calcext:value-type="float">
            <text:p>301</text:p>
          </table:table-cell>
          <table:table-cell table:formula="of:=[.I69]*[.$J$2]" office:value-type="float" office:value="30.1" calcext:value-type="float">
            <text:p>30.1</text:p>
          </table:table-cell>
          <table:table-cell table:formula="of:=[.J69]*[.$I$17]" office:value-type="float" office:value="73.32962" calcext:value-type="float">
            <text:p>73.32962</text:p>
          </table:table-cell>
          <table:table-cell table:formula="of:=[.H69]-[.K69]" office:value-type="float" office:value="4.870926" calcext:value-type="float">
            <text:p>4.870926</text:p>
          </table:table-cell>
          <table:table-cell table:formula="of:=[.L69]-[.$M$15]" office:value-type="float" office:value="1.59022777777778" calcext:value-type="float">
            <text:p>1.5902277778</text:p>
          </table:table-cell>
          <table:table-cell table:formula="of:=[.M69]/([.$L$66]*[.$I$18])" office:value-type="float" office:value="0.000318045555555556" calcext:value-type="float">
            <text:p>0.0003180456</text:p>
          </table:table-cell>
          <table:table-cell table:formula="of:=[.N69]/[.$C$7]" office:value-type="float" office:value="0.0000000000973232758182702" calcext:value-type="float">
            <text:p>9.73232758182702E-011</text:p>
          </table:table-cell>
          <table:table-cell table:formula="of:=[.N69]/[.$B$7]" office:value-type="float" office:value="0.136252586145578" calcext:value-type="float">
            <text:p>0.1362525861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77.596703" calcext:value-type="float">
            <text:p>77.596703</text:p>
          </table:table-cell>
          <table:table-cell office:value-type="float" office:value="300" calcext:value-type="float">
            <text:p>300</text:p>
          </table:table-cell>
          <table:table-cell table:formula="of:=[.I70]*[.$J$2]" office:value-type="float" office:value="30" calcext:value-type="float">
            <text:p>30</text:p>
          </table:table-cell>
          <table:table-cell table:formula="of:=[.J70]*[.$I$17]" office:value-type="float" office:value="73.086" calcext:value-type="float">
            <text:p>73.086</text:p>
          </table:table-cell>
          <table:table-cell table:formula="of:=[.H70]-[.K70]" office:value-type="float" office:value="4.51070300000001" calcext:value-type="float">
            <text:p>4.510703</text:p>
          </table:table-cell>
          <table:table-cell table:formula="of:=[.L70]-[.$M$15]" office:value-type="float" office:value="1.23000477777779" calcext:value-type="float">
            <text:p>1.2300047778</text:p>
          </table:table-cell>
          <table:table-cell table:formula="of:=[.M70]/([.$L$66]*[.$I$18])" office:value-type="float" office:value="0.000246000955555557" calcext:value-type="float">
            <text:p>0.000246001</text:p>
          </table:table-cell>
          <table:table-cell table:formula="of:=[.N70]/[.$C$7]" office:value-type="float" office:value="0.000000000075277325624849" calcext:value-type="float">
            <text:p>7.5277325624849E-011</text:p>
          </table:table-cell>
          <table:table-cell table:formula="of:=[.N70]/[.$B$7]" office:value-type="float" office:value="0.105388255874789" calcext:value-type="float">
            <text:p>0.1053882559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78.668335" calcext:value-type="float">
            <text:p>78.668335</text:p>
          </table:table-cell>
          <table:table-cell office:value-type="float" office:value="301" calcext:value-type="float">
            <text:p>301</text:p>
          </table:table-cell>
          <table:table-cell table:formula="of:=[.I71]*[.$J$2]" office:value-type="float" office:value="30.1" calcext:value-type="float">
            <text:p>30.1</text:p>
          </table:table-cell>
          <table:table-cell table:formula="of:=[.J71]*[.$I$17]" office:value-type="float" office:value="73.32962" calcext:value-type="float">
            <text:p>73.32962</text:p>
          </table:table-cell>
          <table:table-cell table:formula="of:=[.H71]-[.K71]" office:value-type="float" office:value="5.33871499999999" calcext:value-type="float">
            <text:p>5.338715</text:p>
          </table:table-cell>
          <table:table-cell table:formula="of:=[.L71]-[.$M$15]" office:value-type="float" office:value="2.05801677777777" calcext:value-type="float">
            <text:p>2.0580167778</text:p>
          </table:table-cell>
          <table:table-cell table:formula="of:=[.M71]/([.$L$66]*[.$I$18])" office:value-type="float" office:value="0.000411603355555555" calcext:value-type="float">
            <text:p>0.0004116034</text:p>
          </table:table-cell>
          <table:table-cell table:formula="of:=[.N71]/[.$C$7]" office:value-type="float" office:value="0.000000000125952355568954" calcext:value-type="float">
            <text:p>1.25952355568954E-010</text:p>
          </table:table-cell>
          <table:table-cell table:formula="of:=[.N71]/[.$B$7]" office:value-type="float" office:value="0.176333297796535" calcext:value-type="float">
            <text:p>0.176333297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8.530174" calcext:value-type="float">
            <text:p>78.530174</text:p>
          </table:table-cell>
          <table:table-cell office:value-type="float" office:value="302" calcext:value-type="float">
            <text:p>302</text:p>
          </table:table-cell>
          <table:table-cell table:formula="of:=[.I72]*[.$J$2]" office:value-type="float" office:value="30.2" calcext:value-type="float">
            <text:p>30.2</text:p>
          </table:table-cell>
          <table:table-cell table:formula="of:=[.J72]*[.$I$17]" office:value-type="float" office:value="73.57324" calcext:value-type="float">
            <text:p>73.57324</text:p>
          </table:table-cell>
          <table:table-cell table:formula="of:=[.H72]-[.K72]" office:value-type="float" office:value="4.956934" calcext:value-type="float">
            <text:p>4.956934</text:p>
          </table:table-cell>
          <table:table-cell table:formula="of:=[.L72]-[.$M$15]" office:value-type="float" office:value="1.67623577777778" calcext:value-type="float">
            <text:p>1.6762357778</text:p>
          </table:table-cell>
          <table:table-cell table:formula="of:=[.M72]/([.$L$66]*[.$I$18])" office:value-type="float" office:value="0.000335247155555557" calcext:value-type="float">
            <text:p>0.0003352472</text:p>
          </table:table-cell>
          <table:table-cell table:formula="of:=[.N72]/[.$C$7]" office:value-type="float" office:value="0.000000000102587037666448" calcext:value-type="float">
            <text:p>1.02587037666448E-010</text:p>
          </table:table-cell>
          <table:table-cell table:formula="of:=[.N72]/[.$B$7]" office:value-type="float" office:value="0.143621852733027" calcext:value-type="float">
            <text:p>0.143621852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8.54377" calcext:value-type="float">
            <text:p>78.54377</text:p>
          </table:table-cell>
          <table:table-cell office:value-type="float" office:value="300" calcext:value-type="float">
            <text:p>300</text:p>
          </table:table-cell>
          <table:table-cell table:formula="of:=[.I73]*[.$J$2]" office:value-type="float" office:value="30" calcext:value-type="float">
            <text:p>30</text:p>
          </table:table-cell>
          <table:table-cell table:formula="of:=[.J73]*[.$I$17]" office:value-type="float" office:value="73.086" calcext:value-type="float">
            <text:p>73.086</text:p>
          </table:table-cell>
          <table:table-cell table:formula="of:=[.H73]-[.K73]" office:value-type="float" office:value="5.45777" calcext:value-type="float">
            <text:p>5.45777</text:p>
          </table:table-cell>
          <table:table-cell table:formula="of:=[.L73]-[.$M$15]" office:value-type="float" office:value="2.17707177777778" calcext:value-type="float">
            <text:p>2.1770717778</text:p>
          </table:table-cell>
          <table:table-cell table:formula="of:=[.M73]/([.$L$66]*[.$I$18])" office:value-type="float" office:value="0.000435414355555555" calcext:value-type="float">
            <text:p>0.0004354144</text:p>
          </table:table-cell>
          <table:table-cell table:formula="of:=[.N73]/[.$C$7]" office:value-type="float" office:value="0.000000000133238621577171" calcext:value-type="float">
            <text:p>1.33238621577171E-010</text:p>
          </table:table-cell>
          <table:table-cell table:formula="of:=[.N73]/[.$B$7]" office:value-type="float" office:value="0.186534070208039" calcext:value-type="float">
            <text:p>0.186534070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8.589272" calcext:value-type="float">
            <text:p>78.589272</text:p>
          </table:table-cell>
          <table:table-cell office:value-type="float" office:value="301" calcext:value-type="float">
            <text:p>301</text:p>
          </table:table-cell>
          <table:table-cell table:formula="of:=[.I74]*[.$J$2]" office:value-type="float" office:value="30.1" calcext:value-type="float">
            <text:p>30.1</text:p>
          </table:table-cell>
          <table:table-cell table:formula="of:=[.J74]*[.$I$17]" office:value-type="float" office:value="73.32962" calcext:value-type="float">
            <text:p>73.32962</text:p>
          </table:table-cell>
          <table:table-cell table:formula="of:=[.H74]-[.K74]" office:value-type="float" office:value="5.25965199999999" calcext:value-type="float">
            <text:p>5.259652</text:p>
          </table:table-cell>
          <table:table-cell table:formula="of:=[.L74]-[.$M$15]" office:value-type="float" office:value="1.97895377777777" calcext:value-type="float">
            <text:p>1.9789537778</text:p>
          </table:table-cell>
          <table:table-cell table:formula="of:=[.M74]/([.$L$66]*[.$I$18])" office:value-type="float" office:value="0.000395790755555554" calcext:value-type="float">
            <text:p>0.0003957908</text:p>
          </table:table-cell>
          <table:table-cell table:formula="of:=[.N74]/[.$C$7]" office:value-type="float" office:value="0.000000000121113633554694" calcext:value-type="float">
            <text:p>1.21113633554694E-010</text:p>
          </table:table-cell>
          <table:table-cell table:formula="of:=[.N74]/[.$B$7]" office:value-type="float" office:value="0.169559086976572" calcext:value-type="float">
            <text:p>0.16955908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8.117226" calcext:value-type="float">
            <text:p>78.117226</text:p>
          </table:table-cell>
          <table:table-cell office:value-type="float" office:value="301" calcext:value-type="float">
            <text:p>301</text:p>
          </table:table-cell>
          <table:table-cell table:formula="of:=[.I75]*[.$J$2]" office:value-type="float" office:value="30.1" calcext:value-type="float">
            <text:p>30.1</text:p>
          </table:table-cell>
          <table:table-cell table:formula="of:=[.J75]*[.$I$17]" office:value-type="float" office:value="73.32962" calcext:value-type="float">
            <text:p>73.32962</text:p>
          </table:table-cell>
          <table:table-cell table:formula="of:=[.H75]-[.K75]" office:value-type="float" office:value="4.787606" calcext:value-type="float">
            <text:p>4.787606</text:p>
          </table:table-cell>
          <table:table-cell table:formula="of:=[.L75]-[.$M$15]" office:value-type="float" office:value="1.50690777777778" calcext:value-type="float">
            <text:p>1.5069077778</text:p>
          </table:table-cell>
          <table:table-cell table:formula="of:=[.M75]/([.$L$66]*[.$I$18])" office:value-type="float" office:value="0.000301381555555555" calcext:value-type="float">
            <text:p>0.0003013816</text:p>
          </table:table-cell>
          <table:table-cell table:formula="of:=[.N75]/[.$C$7]" office:value-type="float" office:value="0.0000000000922240218280588" calcext:value-type="float">
            <text:p>9.22240218280588E-011</text:p>
          </table:table-cell>
          <table:table-cell table:formula="of:=[.N75]/[.$B$7]" office:value-type="float" office:value="0.129113630559282" calcext:value-type="float">
            <text:p>0.129113630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9.225929" calcext:value-type="float">
            <text:p>79.225929</text:p>
          </table:table-cell>
          <table:table-cell table:style-name="ce23" office:value-type="float" office:value="301" calcext:value-type="float">
            <text:p>301</text:p>
          </table:table-cell>
          <table:table-cell table:style-name="ce23" table:formula="of:=[.I76]*[.$J$2]" office:value-type="float" office:value="30.1" calcext:value-type="float">
            <text:p>30.1</text:p>
          </table:table-cell>
          <table:table-cell table:style-name="ce23" table:formula="of:=[.J76]*[.$I$17]" office:value-type="float" office:value="73.32962" calcext:value-type="float">
            <text:p>73.32962</text:p>
          </table:table-cell>
          <table:table-cell table:formula="of:=[.H76]-[.K76]" office:value-type="float" office:value="5.89630899999999" calcext:value-type="float">
            <text:p>5.896309</text:p>
          </table:table-cell>
          <table:table-cell table:formula="of:=[.L76]-[.$M$15]" office:value-type="float" office:value="2.61561077777777" calcext:value-type="float">
            <text:p>2.6156107778</text:p>
          </table:table-cell>
          <table:table-cell table:formula="of:=[.M76]/([.$L$66]*[.$I$18])" office:value-type="float" office:value="0.000523122155555554" calcext:value-type="float">
            <text:p>0.0005231222</text:p>
          </table:table-cell>
          <table:table-cell table:formula="of:=[.N76]/[.$C$7]" office:value-type="float" office:value="0.000000000160077576757359" calcext:value-type="float">
            <text:p>1.60077576757359E-010</text:p>
          </table:table-cell>
          <table:table-cell table:formula="of:=[.N76]/[.$B$7]" office:value-type="float" office:value="0.224108607460302" calcext:value-type="float">
            <text:p>0.224108607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78.4832738888889" calcext:value-type="float">
            <text:p>78.4832738889</text:p>
          </table:table-cell>
          <table:table-cell table:style-name="ce23" table:formula="of:=AVERAGE([.I68:.I76])" office:value-type="float" office:value="301" calcext:value-type="float">
            <text:p>301</text:p>
          </table:table-cell>
          <table:table-cell table:style-name="ce23" table:formula="of:=AVERAGE([.J68:.J76])" office:value-type="float" office:value="30.1" calcext:value-type="float">
            <text:p>30.1</text:p>
          </table:table-cell>
          <table:table-cell table:style-name="ce23" table:formula="of:=AVERAGE([.K68:.K76])" office:value-type="float" office:value="73.32962" calcext:value-type="float">
            <text:p>73.32962</text:p>
          </table:table-cell>
          <table:table-cell table:formula="of:=AVERAGE([.L68:.L76])" office:value-type="float" office:value="5.15365388888889" calcext:value-type="float">
            <text:p>5.1536538889</text:p>
          </table:table-cell>
          <table:table-cell table:formula="of:=AVERAGE([.M68:.M76])" office:value-type="float" office:value="1.87295566666667" calcext:value-type="float">
            <text:p>1.8729556667</text:p>
          </table:table-cell>
          <table:table-cell table:style-name="ce23" table:formula="of:=AVERAGE([.N68:.N76])" office:value-type="float" office:value="0.000374591133333333" calcext:value-type="float">
            <text:p>0.0003745911</text:p>
          </table:table-cell>
          <table:table-cell table:style-name="ce34" table:formula="of:=AVERAGE([.O68:.O76])" office:value-type="float" office:value="0.000000000114626460114486" calcext:value-type="float">
            <text:p>1.14626460114486E-010</text:p>
          </table:table-cell>
          <table:table-cell table:style-name="ce38" table:formula="of:=AVERAGE([.P68:.P76])" office:value-type="float" office:value="0.16047704416028" calcext:value-type="float">
            <text:p>0.1604770442</text:p>
          </table:table-cell>
          <table:table-cell table:formula="of:=[.O78]/[.$O$15]*100" office:value-type="float" office:value="99.3442558104547" calcext:value-type="float">
            <text:p>99.3442558105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68:.H76])" office:value-type="float" office:value="0.468806382847821" calcext:value-type="float">
            <text:p>0.4688063828</text:p>
          </table:table-cell>
          <table:table-cell table:style-name="ce24" table:formula="of:=STDEV([.I68:.I76])" office:value-type="float" office:value="0.707106781186548" calcext:value-type="float">
            <text:p>0.7071067812</text:p>
          </table:table-cell>
          <table:table-cell table:style-name="ce24" table:formula="of:=STDEV([.J68:.J76])" office:value-type="float" office:value="0.0707106781186558" calcext:value-type="float">
            <text:p>0.0707106781</text:p>
          </table:table-cell>
          <table:table-cell table:style-name="ce24" table:formula="of:=STDEV([.K68:.K76])" office:value-type="float" office:value="0.172265354032667" calcext:value-type="float">
            <text:p>0.172265354</text:p>
          </table:table-cell>
          <table:table-cell table:style-name="ce24" table:formula="of:=STDEV([.L68:.L76])" office:value-type="float" office:value="0.415060586955516" calcext:value-type="float">
            <text:p>0.415060587</text:p>
          </table:table-cell>
          <table:table-cell table:style-name="ce24" table:formula="of:=STDEV([.M68:.M76])" office:value-type="float" office:value="0.415060586955516" calcext:value-type="float">
            <text:p>0.415060587</text:p>
          </table:table-cell>
          <table:table-cell table:style-name="ce24" table:formula="of:=STDEV([.N68:.N76])" office:value-type="float" office:value="0.0000830121173911031" calcext:value-type="float">
            <text:p>8.30121173911031E-005</text:p>
          </table:table-cell>
          <table:table-cell table:style-name="ce31" table:formula="of:=STDEV([.O68:.O76])" office:value-type="float" office:value="0.0000000000254020565796013" calcext:value-type="float">
            <text:p>2.54020565796013E-011</text:p>
          </table:table-cell>
          <table:table-cell table:style-name="ce39" table:formula="of:=STDEV([.P68:.P76])" office:value-type="float" office:value="0.0355628792114419" calcext:value-type="float">
            <text:p>0.0355628792</text:p>
          </table:table-cell>
          <table:table-cell table:formula="of:=[.O79]/[.O78]*100" office:value-type="float" office:value="22.1607267242052" calcext:value-type="float">
            <text:p>22.1607267242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9.117188" calcext:value-type="float">
            <text:p>89.117188</text:p>
          </table:table-cell>
          <table:table-cell office:value-type="float" office:value="344" calcext:value-type="float">
            <text:p>344</text:p>
          </table:table-cell>
          <table:table-cell table:formula="of:=[.I83]*[.$J$2]" office:value-type="float" office:value="34.4" calcext:value-type="float">
            <text:p>34.4</text:p>
          </table:table-cell>
          <table:table-cell table:formula="of:=[.J83]*[.$I$17]" office:value-type="float" office:value="83.80528" calcext:value-type="float">
            <text:p>83.80528</text:p>
          </table:table-cell>
          <table:table-cell table:formula="of:=[.H83]-[.K83]" office:value-type="float" office:value="5.311908" calcext:value-type="float">
            <text:p>5.311908</text:p>
          </table:table-cell>
          <table:table-cell table:formula="of:=[.L83]-[.$M$15]" office:value-type="float" office:value="2.03120977777778" calcext:value-type="float">
            <text:p>2.0312097778</text:p>
          </table:table-cell>
          <table:table-cell table:formula="of:=[.M83]/([.$L$81]*[.$I$18])" office:value-type="float" office:value="0.0000507802444444446" calcext:value-type="float">
            <text:p>5.07802444444446E-005</text:p>
          </table:table-cell>
          <table:table-cell table:formula="of:=[.N83]/[.$C$8]" office:value-type="float" office:value="0.000000000077066738464721" calcext:value-type="float">
            <text:p>7.7066738464721E-011</text:p>
          </table:table-cell>
          <table:table-cell table:formula="of:=[.N83]/[.$B$8]" office:value-type="float" office:value="0.107893433850609" calcext:value-type="float">
            <text:p>0.107893433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9.946533" calcext:value-type="float">
            <text:p>89.946533</text:p>
          </table:table-cell>
          <table:table-cell office:value-type="float" office:value="344" calcext:value-type="float">
            <text:p>344</text:p>
          </table:table-cell>
          <table:table-cell table:formula="of:=[.I84]*[.$J$2]" office:value-type="float" office:value="34.4" calcext:value-type="float">
            <text:p>34.4</text:p>
          </table:table-cell>
          <table:table-cell table:formula="of:=[.J84]*[.$I$17]" office:value-type="float" office:value="83.80528" calcext:value-type="float">
            <text:p>83.80528</text:p>
          </table:table-cell>
          <table:table-cell table:formula="of:=[.H84]-[.K84]" office:value-type="float" office:value="6.14125300000001" calcext:value-type="float">
            <text:p>6.141253</text:p>
          </table:table-cell>
          <table:table-cell table:formula="of:=[.L84]-[.$M$15]" office:value-type="float" office:value="2.86055477777779" calcext:value-type="float">
            <text:p>2.8605547778</text:p>
          </table:table-cell>
          <table:table-cell table:formula="of:=[.M84]/([.$L$81]*[.$I$18])" office:value-type="float" office:value="0.0000715138694444447" calcext:value-type="float">
            <text:p>7.15138694444447E-005</text:p>
          </table:table-cell>
          <table:table-cell table:formula="of:=[.N84]/[.$C$8]" office:value-type="float" office:value="0.00000000010853316547353" calcext:value-type="float">
            <text:p>1.0853316547353E-010</text:p>
          </table:table-cell>
          <table:table-cell table:formula="of:=[.N84]/[.$B$8]" office:value-type="float" office:value="0.151946431662942" calcext:value-type="float">
            <text:p>0.151946431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9.850868" calcext:value-type="float">
            <text:p>89.850868</text:p>
          </table:table-cell>
          <table:table-cell office:value-type="float" office:value="344" calcext:value-type="float">
            <text:p>344</text:p>
          </table:table-cell>
          <table:table-cell table:formula="of:=[.I85]*[.$J$2]" office:value-type="float" office:value="34.4" calcext:value-type="float">
            <text:p>34.4</text:p>
          </table:table-cell>
          <table:table-cell table:formula="of:=[.J85]*[.$I$17]" office:value-type="float" office:value="83.80528" calcext:value-type="float">
            <text:p>83.80528</text:p>
          </table:table-cell>
          <table:table-cell table:formula="of:=[.H85]-[.K85]" office:value-type="float" office:value="6.04558800000001" calcext:value-type="float">
            <text:p>6.045588</text:p>
          </table:table-cell>
          <table:table-cell table:formula="of:=[.L85]-[.$M$15]" office:value-type="float" office:value="2.76488977777779" calcext:value-type="float">
            <text:p>2.7648897778</text:p>
          </table:table-cell>
          <table:table-cell table:formula="of:=[.M85]/([.$L$81]*[.$I$18])" office:value-type="float" office:value="0.0000691222444444447" calcext:value-type="float">
            <text:p>6.91222444444447E-005</text:p>
          </table:table-cell>
          <table:table-cell table:formula="of:=[.N85]/[.$C$8]" office:value-type="float" office:value="0.000000000104903511059749" calcext:value-type="float">
            <text:p>1.04903511059749E-010</text:p>
          </table:table-cell>
          <table:table-cell table:formula="of:=[.N85]/[.$B$8]" office:value-type="float" office:value="0.146864915483648" calcext:value-type="float">
            <text:p>0.146864915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9.657616" calcext:value-type="float">
            <text:p>89.657616</text:p>
          </table:table-cell>
          <table:table-cell office:value-type="float" office:value="344" calcext:value-type="float">
            <text:p>344</text:p>
          </table:table-cell>
          <table:table-cell table:formula="of:=[.I86]*[.$J$2]" office:value-type="float" office:value="34.4" calcext:value-type="float">
            <text:p>34.4</text:p>
          </table:table-cell>
          <table:table-cell table:formula="of:=[.J86]*[.$I$17]" office:value-type="float" office:value="83.80528" calcext:value-type="float">
            <text:p>83.80528</text:p>
          </table:table-cell>
          <table:table-cell table:formula="of:=[.H86]-[.K86]" office:value-type="float" office:value="5.85233600000001" calcext:value-type="float">
            <text:p>5.852336</text:p>
          </table:table-cell>
          <table:table-cell table:formula="of:=[.L86]-[.$M$15]" office:value-type="float" office:value="2.57163777777779" calcext:value-type="float">
            <text:p>2.5716377778</text:p>
          </table:table-cell>
          <table:table-cell table:formula="of:=[.M86]/([.$L$81]*[.$I$18])" office:value-type="float" office:value="0.0000642909444444447" calcext:value-type="float">
            <text:p>6.42909444444447E-005</text:p>
          </table:table-cell>
          <table:table-cell table:formula="of:=[.N86]/[.$C$8]" office:value-type="float" office:value="0.0000000000975712790546044" calcext:value-type="float">
            <text:p>9.75712790546044E-011</text:p>
          </table:table-cell>
          <table:table-cell table:formula="of:=[.N86]/[.$B$8]" office:value-type="float" office:value="0.136599790676446" calcext:value-type="float">
            <text:p>0.136599790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0.194183" calcext:value-type="float">
            <text:p>90.194183</text:p>
          </table:table-cell>
          <table:table-cell office:value-type="float" office:value="344" calcext:value-type="float">
            <text:p>344</text:p>
          </table:table-cell>
          <table:table-cell table:formula="of:=[.I87]*[.$J$2]" office:value-type="float" office:value="34.4" calcext:value-type="float">
            <text:p>34.4</text:p>
          </table:table-cell>
          <table:table-cell table:formula="of:=[.J87]*[.$I$17]" office:value-type="float" office:value="83.80528" calcext:value-type="float">
            <text:p>83.80528</text:p>
          </table:table-cell>
          <table:table-cell table:formula="of:=[.H87]-[.K87]" office:value-type="float" office:value="6.388903" calcext:value-type="float">
            <text:p>6.388903</text:p>
          </table:table-cell>
          <table:table-cell table:formula="of:=[.L87]-[.$M$15]" office:value-type="float" office:value="3.10820477777778" calcext:value-type="float">
            <text:p>3.1082047778</text:p>
          </table:table-cell>
          <table:table-cell table:formula="of:=[.M87]/([.$L$81]*[.$I$18])" office:value-type="float" office:value="0.0000777051194444445" calcext:value-type="float">
            <text:p>7.77051194444445E-005</text:p>
          </table:table-cell>
          <table:table-cell table:formula="of:=[.N87]/[.$C$8]" office:value-type="float" office:value="0.000000000117929328287234" calcext:value-type="float">
            <text:p>1.17929328287234E-010</text:p>
          </table:table-cell>
          <table:table-cell table:formula="of:=[.N87]/[.$B$8]" office:value-type="float" office:value="0.165101059602128" calcext:value-type="float">
            <text:p>0.165101059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9.215721" calcext:value-type="float">
            <text:p>89.215721</text:p>
          </table:table-cell>
          <table:table-cell office:value-type="float" office:value="344" calcext:value-type="float">
            <text:p>344</text:p>
          </table:table-cell>
          <table:table-cell table:formula="of:=[.I88]*[.$J$2]" office:value-type="float" office:value="34.4" calcext:value-type="float">
            <text:p>34.4</text:p>
          </table:table-cell>
          <table:table-cell table:formula="of:=[.J88]*[.$I$17]" office:value-type="float" office:value="83.80528" calcext:value-type="float">
            <text:p>83.80528</text:p>
          </table:table-cell>
          <table:table-cell table:formula="of:=[.H88]-[.K88]" office:value-type="float" office:value="5.41044100000001" calcext:value-type="float">
            <text:p>5.410441</text:p>
          </table:table-cell>
          <table:table-cell table:formula="of:=[.L88]-[.$M$15]" office:value-type="float" office:value="2.12974277777779" calcext:value-type="float">
            <text:p>2.1297427778</text:p>
          </table:table-cell>
          <table:table-cell table:formula="of:=[.M88]/([.$L$81]*[.$I$18])" office:value-type="float" office:value="0.0000532435694444447" calcext:value-type="float">
            <text:p>5.32435694444447E-005</text:p>
          </table:table-cell>
          <table:table-cell table:formula="of:=[.N88]/[.$C$8]" office:value-type="float" office:value="0.0000000000808052085253822" calcext:value-type="float">
            <text:p>8.08052085253822E-011</text:p>
          </table:table-cell>
          <table:table-cell table:formula="of:=[.N88]/[.$B$8]" office:value-type="float" office:value="0.113127291935535" calcext:value-type="float">
            <text:p>0.113127291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9.666962" calcext:value-type="float">
            <text:p>89.666962</text:p>
          </table:table-cell>
          <table:table-cell office:value-type="float" office:value="343" calcext:value-type="float">
            <text:p>343</text:p>
          </table:table-cell>
          <table:table-cell table:formula="of:=[.I89]*[.$J$2]" office:value-type="float" office:value="34.3" calcext:value-type="float">
            <text:p>34.3</text:p>
          </table:table-cell>
          <table:table-cell table:formula="of:=[.J89]*[.$I$17]" office:value-type="float" office:value="83.56166" calcext:value-type="float">
            <text:p>83.56166</text:p>
          </table:table-cell>
          <table:table-cell table:formula="of:=[.H89]-[.K89]" office:value-type="float" office:value="6.105302" calcext:value-type="float">
            <text:p>6.105302</text:p>
          </table:table-cell>
          <table:table-cell table:formula="of:=[.L89]-[.$M$15]" office:value-type="float" office:value="2.82460377777778" calcext:value-type="float">
            <text:p>2.8246037778</text:p>
          </table:table-cell>
          <table:table-cell table:formula="of:=[.M89]/([.$L$81]*[.$I$18])" office:value-type="float" office:value="0.0000706150944444444" calcext:value-type="float">
            <text:p>7.06150944444444E-005</text:p>
          </table:table-cell>
          <table:table-cell table:formula="of:=[.N89]/[.$C$8]" office:value-type="float" office:value="0.00000000010716913781629" calcext:value-type="float">
            <text:p>1.0716913781629E-010</text:p>
          </table:table-cell>
          <table:table-cell table:formula="of:=[.N89]/[.$B$8]" office:value-type="float" office:value="0.150036792942806" calcext:value-type="float">
            <text:p>0.150036792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8.940331" calcext:value-type="float">
            <text:p>88.940331</text:p>
          </table:table-cell>
          <table:table-cell office:value-type="float" office:value="344" calcext:value-type="float">
            <text:p>344</text:p>
          </table:table-cell>
          <table:table-cell table:formula="of:=[.I90]*[.$J$2]" office:value-type="float" office:value="34.4" calcext:value-type="float">
            <text:p>34.4</text:p>
          </table:table-cell>
          <table:table-cell table:formula="of:=[.J90]*[.$I$17]" office:value-type="float" office:value="83.80528" calcext:value-type="float">
            <text:p>83.80528</text:p>
          </table:table-cell>
          <table:table-cell table:formula="of:=[.H90]-[.K90]" office:value-type="float" office:value="5.135051" calcext:value-type="float">
            <text:p>5.135051</text:p>
          </table:table-cell>
          <table:table-cell table:formula="of:=[.L90]-[.$M$15]" office:value-type="float" office:value="1.85435277777778" calcext:value-type="float">
            <text:p>1.8543527778</text:p>
          </table:table-cell>
          <table:table-cell table:formula="of:=[.M90]/([.$L$81]*[.$I$18])" office:value-type="float" office:value="0.0000463588194444446" calcext:value-type="float">
            <text:p>4.63588194444446E-005</text:p>
          </table:table-cell>
          <table:table-cell table:formula="of:=[.N90]/[.$C$8]" office:value-type="float" office:value="0.0000000000703565540643847" calcext:value-type="float">
            <text:p>7.03565540643847E-011</text:p>
          </table:table-cell>
          <table:table-cell table:formula="of:=[.N90]/[.$B$8]" office:value-type="float" office:value="0.0984991756901385" calcext:value-type="float">
            <text:p>0.098499175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9.444397" calcext:value-type="float">
            <text:p>89.444397</text:p>
          </table:table-cell>
          <table:table-cell table:style-name="ce23" office:value-type="float" office:value="344" calcext:value-type="float">
            <text:p>344</text:p>
          </table:table-cell>
          <table:table-cell table:style-name="ce23" table:formula="of:=[.I91]*[.$J$2]" office:value-type="float" office:value="34.4" calcext:value-type="float">
            <text:p>34.4</text:p>
          </table:table-cell>
          <table:table-cell table:style-name="ce23" table:formula="of:=[.J91]*[.$I$17]" office:value-type="float" office:value="83.80528" calcext:value-type="float">
            <text:p>83.80528</text:p>
          </table:table-cell>
          <table:table-cell table:formula="of:=[.H91]-[.K91]" office:value-type="float" office:value="5.639117" calcext:value-type="float">
            <text:p>5.639117</text:p>
          </table:table-cell>
          <table:table-cell table:formula="of:=[.L91]-[.$M$15]" office:value-type="float" office:value="2.35841877777778" calcext:value-type="float">
            <text:p>2.3584187778</text:p>
          </table:table-cell>
          <table:table-cell table:formula="of:=[.M91]/([.$L$81]*[.$I$18])" office:value-type="float" office:value="0.0000589604694444445" calcext:value-type="float">
            <text:p>5.89604694444445E-005</text:p>
          </table:table-cell>
          <table:table-cell table:formula="of:=[.N91]/[.$C$8]" office:value-type="float" office:value="0.0000000000894814731229456" calcext:value-type="float">
            <text:p>8.94814731229456E-011</text:p>
          </table:table-cell>
          <table:table-cell table:formula="of:=[.N91]/[.$B$8]" office:value-type="float" office:value="0.125274062372124" calcext:value-type="float">
            <text:p>0.125274062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89.559311" calcext:value-type="float">
            <text:p>89.559311</text:p>
          </table:table-cell>
          <table:table-cell table:style-name="ce23" table:formula="of:=AVERAGE([.I83:.I91])" office:value-type="float" office:value="343.888888888889" calcext:value-type="float">
            <text:p>343.8888888889</text:p>
          </table:table-cell>
          <table:table-cell table:style-name="ce23" table:formula="of:=AVERAGE([.J83:.J91])" office:value-type="float" office:value="34.3888888888889" calcext:value-type="float">
            <text:p>34.3888888889</text:p>
          </table:table-cell>
          <table:table-cell table:style-name="ce23" table:formula="of:=AVERAGE([.K83:.K91])" office:value-type="float" office:value="83.7782111111111" calcext:value-type="float">
            <text:p>83.7782111111</text:p>
          </table:table-cell>
          <table:table-cell table:formula="of:=AVERAGE([.L83:.L91])" office:value-type="float" office:value="5.78109988888889" calcext:value-type="float">
            <text:p>5.7810998889</text:p>
          </table:table-cell>
          <table:table-cell table:formula="of:=AVERAGE([.M83:.M91])" office:value-type="float" office:value="2.50040166666667" calcext:value-type="float">
            <text:p>2.5004016667</text:p>
          </table:table-cell>
          <table:table-cell table:style-name="ce23" table:formula="of:=AVERAGE([.N83:.N91])" office:value-type="float" office:value="0.0000625100416666668" calcext:value-type="float">
            <text:p>0.00006251</text:p>
          </table:table-cell>
          <table:table-cell table:style-name="ce30" table:formula="of:=AVERAGE([.O83:.O91])" office:value-type="float" office:value="0.0000000000948684884298712" calcext:value-type="float">
            <text:p>9.48684884298712E-011</text:p>
          </table:table-cell>
          <table:table-cell table:style-name="ce38" table:formula="of:=AVERAGE([.P83:.P91])" office:value-type="float" office:value="0.13281588380182" calcext:value-type="float">
            <text:p>0.1328158838</text:p>
          </table:table-cell>
          <table:table-cell table:formula="of:=[.O93]/[.$O$15]*100" office:value-type="float" office:value="82.2204521845584" calcext:value-type="float">
            <text:p>82.2204521846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83:.H91])" office:value-type="float" office:value="0.413692175984753" calcext:value-type="float">
            <text:p>0.413692176</text:p>
          </table:table-cell>
          <table:table-cell table:style-name="ce24" table:formula="of:=STDEV([.I83:.I91])" office:value-type="float" office:value="0.333333333333333" calcext:value-type="float">
            <text:p>0.3333333333</text:p>
          </table:table-cell>
          <table:table-cell table:style-name="ce24" table:formula="of:=STDEV([.J83:.J91])" office:value-type="float" office:value="0.0333333333333314" calcext:value-type="float">
            <text:p>0.0333333333</text:p>
          </table:table-cell>
          <table:table-cell table:style-name="ce24" table:formula="of:=STDEV([.K83:.K91])" office:value-type="float" office:value="0.0812066666666643" calcext:value-type="float">
            <text:p>0.0812066667</text:p>
          </table:table-cell>
          <table:table-cell table:style-name="ce24" table:formula="of:=STDEV([.L83:.L91])" office:value-type="float" office:value="0.429292701239038" calcext:value-type="float">
            <text:p>0.4292927012</text:p>
          </table:table-cell>
          <table:table-cell table:style-name="ce24" table:formula="of:=STDEV([.M83:.M91])" office:value-type="float" office:value="0.429292701239038" calcext:value-type="float">
            <text:p>0.4292927012</text:p>
          </table:table-cell>
          <table:table-cell table:style-name="ce24" table:formula="of:=STDEV([.N83:.N91])" office:value-type="float" office:value="0.000010732317530976" calcext:value-type="float">
            <text:p>1.0732317530976E-005</text:p>
          </table:table-cell>
          <table:table-cell table:style-name="ce31" table:formula="of:=STDEV([.O83:.O91])" office:value-type="float" office:value="0.0000000000162879229379242" calcext:value-type="float">
            <text:p>1.62879229379242E-011</text:p>
          </table:table-cell>
          <table:table-cell table:style-name="ce39" table:formula="of:=STDEV([.P83:.P91])" office:value-type="float" office:value="0.0228030921130938" calcext:value-type="float">
            <text:p>0.0228030921</text:p>
          </table:table-cell>
          <table:table-cell table:formula="of:=[.O94]/[.O93]*100" office:value-type="float" office:value="17.1689495716637" calcext:value-type="float">
            <text:p>17.1689495717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4.046768" calcext:value-type="float">
            <text:p>74.046768</text:p>
          </table:table-cell>
          <table:table-cell table:style-name="ce25" office:value-type="float" office:value="282" calcext:value-type="float">
            <text:p>282</text:p>
          </table:table-cell>
          <table:table-cell table:formula="of:=[.I98]*[.$J$2]" office:value-type="float" office:value="28.2" calcext:value-type="float">
            <text:p>28.2</text:p>
          </table:table-cell>
          <table:table-cell table:formula="of:=[.J98]*[.$I$17]" office:value-type="float" office:value="68.70084" calcext:value-type="float">
            <text:p>68.70084</text:p>
          </table:table-cell>
          <table:table-cell table:formula="of:=[.H98]-[.K98]" office:value-type="float" office:value="5.345928" calcext:value-type="float">
            <text:p>5.345928</text:p>
          </table:table-cell>
          <table:table-cell table:formula="of:=[.L98]-[.$M$15]" office:value-type="float" office:value="2.06522977777778" calcext:value-type="float">
            <text:p>2.0652297778</text:p>
          </table:table-cell>
          <table:table-cell table:formula="of:=[.M98]/([.$L$96]*[.$I$18])" office:value-type="float" office:value="0.0000516307444444445" calcext:value-type="float">
            <text:p>5.16307444444445E-005</text:p>
          </table:table-cell>
          <table:table-cell table:formula="of:=[.N98]/[.$C$9]" office:value-type="float" office:value="0.000000000137471806068352" calcext:value-type="float">
            <text:p>1.37471806068352E-010</text:p>
          </table:table-cell>
          <table:table-cell table:formula="of:=[.N98]/[.$B$9]" office:value-type="float" office:value="0.192460528495693" calcext:value-type="float">
            <text:p>0.192460528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4.11058" calcext:value-type="float">
            <text:p>74.11058</text:p>
          </table:table-cell>
          <table:table-cell office:value-type="float" office:value="283" calcext:value-type="float">
            <text:p>283</text:p>
          </table:table-cell>
          <table:table-cell table:formula="of:=[.I99]*[.$J$2]" office:value-type="float" office:value="28.3" calcext:value-type="float">
            <text:p>28.3</text:p>
          </table:table-cell>
          <table:table-cell table:formula="of:=[.J99]*[.$I$17]" office:value-type="float" office:value="68.94446" calcext:value-type="float">
            <text:p>68.94446</text:p>
          </table:table-cell>
          <table:table-cell table:formula="of:=[.H99]-[.K99]" office:value-type="float" office:value="5.16611999999999" calcext:value-type="float">
            <text:p>5.16612</text:p>
          </table:table-cell>
          <table:table-cell table:formula="of:=[.L99]-[.$M$15]" office:value-type="float" office:value="1.88542177777777" calcext:value-type="float">
            <text:p>1.8854217778</text:p>
          </table:table-cell>
          <table:table-cell table:formula="of:=[.M99]/([.$L$96]*[.$I$18])" office:value-type="float" office:value="0.0000471355444444443" calcext:value-type="float">
            <text:p>4.71355444444443E-005</text:p>
          </table:table-cell>
          <table:table-cell table:formula="of:=[.N99]/[.$C$9]" office:value-type="float" office:value="0.00000000012550290518792" calcext:value-type="float">
            <text:p>1.2550290518792E-010</text:p>
          </table:table-cell>
          <table:table-cell table:formula="of:=[.N99]/[.$B$9]" office:value-type="float" office:value="0.175704067263087" calcext:value-type="float">
            <text:p>0.175704067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4.131409" calcext:value-type="float">
            <text:p>74.131409</text:p>
          </table:table-cell>
          <table:table-cell office:value-type="float" office:value="282" calcext:value-type="float">
            <text:p>282</text:p>
          </table:table-cell>
          <table:table-cell table:formula="of:=[.I100]*[.$J$2]" office:value-type="float" office:value="28.2" calcext:value-type="float">
            <text:p>28.2</text:p>
          </table:table-cell>
          <table:table-cell table:formula="of:=[.J100]*[.$I$17]" office:value-type="float" office:value="68.70084" calcext:value-type="float">
            <text:p>68.70084</text:p>
          </table:table-cell>
          <table:table-cell table:formula="of:=[.H100]-[.K100]" office:value-type="float" office:value="5.43056900000001" calcext:value-type="float">
            <text:p>5.430569</text:p>
          </table:table-cell>
          <table:table-cell table:formula="of:=[.L100]-[.$M$15]" office:value-type="float" office:value="2.14987077777779" calcext:value-type="float">
            <text:p>2.1498707778</text:p>
          </table:table-cell>
          <table:table-cell table:formula="of:=[.M100]/([.$L$96]*[.$I$18])" office:value-type="float" office:value="0.0000537467694444447" calcext:value-type="float">
            <text:p>5.37467694444447E-005</text:p>
          </table:table-cell>
          <table:table-cell table:formula="of:=[.N100]/[.$C$9]" office:value-type="float" office:value="0.00000000014310592545915" calcext:value-type="float">
            <text:p>1.4310592545915E-010</text:p>
          </table:table-cell>
          <table:table-cell table:formula="of:=[.N100]/[.$B$9]" office:value-type="float" office:value="0.20034829564281" calcext:value-type="float">
            <text:p>0.200348295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3.974442" calcext:value-type="float">
            <text:p>73.974442</text:p>
          </table:table-cell>
          <table:table-cell office:value-type="float" office:value="282" calcext:value-type="float">
            <text:p>282</text:p>
          </table:table-cell>
          <table:table-cell table:formula="of:=[.I101]*[.$J$2]" office:value-type="float" office:value="28.2" calcext:value-type="float">
            <text:p>28.2</text:p>
          </table:table-cell>
          <table:table-cell table:formula="of:=[.J101]*[.$I$17]" office:value-type="float" office:value="68.70084" calcext:value-type="float">
            <text:p>68.70084</text:p>
          </table:table-cell>
          <table:table-cell table:formula="of:=[.H101]-[.K101]" office:value-type="float" office:value="5.273602" calcext:value-type="float">
            <text:p>5.273602</text:p>
          </table:table-cell>
          <table:table-cell table:formula="of:=[.L101]-[.$M$15]" office:value-type="float" office:value="1.99290377777778" calcext:value-type="float">
            <text:p>1.9929037778</text:p>
          </table:table-cell>
          <table:table-cell table:formula="of:=[.M101]/([.$L$96]*[.$I$18])" office:value-type="float" office:value="0.0000498225944444444" calcext:value-type="float">
            <text:p>4.98225944444444E-005</text:p>
          </table:table-cell>
          <table:table-cell table:formula="of:=[.N101]/[.$C$9]" office:value-type="float" office:value="0.000000000132657433375935" calcext:value-type="float">
            <text:p>1.32657433375935E-010</text:p>
          </table:table-cell>
          <table:table-cell table:formula="of:=[.N101]/[.$B$9]" office:value-type="float" office:value="0.185720406726309" calcext:value-type="float">
            <text:p>0.185720406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3.767136" calcext:value-type="float">
            <text:p>73.767136</text:p>
          </table:table-cell>
          <table:table-cell office:value-type="float" office:value="282" calcext:value-type="float">
            <text:p>282</text:p>
          </table:table-cell>
          <table:table-cell table:formula="of:=[.I102]*[.$J$2]" office:value-type="float" office:value="28.2" calcext:value-type="float">
            <text:p>28.2</text:p>
          </table:table-cell>
          <table:table-cell table:formula="of:=[.J102]*[.$I$17]" office:value-type="float" office:value="68.70084" calcext:value-type="float">
            <text:p>68.70084</text:p>
          </table:table-cell>
          <table:table-cell table:formula="of:=[.H102]-[.K102]" office:value-type="float" office:value="5.06629599999999" calcext:value-type="float">
            <text:p>5.066296</text:p>
          </table:table-cell>
          <table:table-cell table:formula="of:=[.L102]-[.$M$15]" office:value-type="float" office:value="1.78559777777777" calcext:value-type="float">
            <text:p>1.7855977778</text:p>
          </table:table-cell>
          <table:table-cell table:formula="of:=[.M102]/([.$L$96]*[.$I$18])" office:value-type="float" office:value="0.0000446399444444444" calcext:value-type="float">
            <text:p>4.46399444444444E-005</text:p>
          </table:table-cell>
          <table:table-cell table:formula="of:=[.N102]/[.$C$9]" office:value-type="float" office:value="0.000000000118858130976048" calcext:value-type="float">
            <text:p>1.18858130976048E-010</text:p>
          </table:table-cell>
          <table:table-cell table:formula="of:=[.N102]/[.$B$9]" office:value-type="float" office:value="0.166401383366467" calcext:value-type="float">
            <text:p>0.166401383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4.308464" calcext:value-type="float">
            <text:p>74.308464</text:p>
          </table:table-cell>
          <table:table-cell office:value-type="float" office:value="282" calcext:value-type="float">
            <text:p>282</text:p>
          </table:table-cell>
          <table:table-cell table:formula="of:=[.I103]*[.$J$2]" office:value-type="float" office:value="28.2" calcext:value-type="float">
            <text:p>28.2</text:p>
          </table:table-cell>
          <table:table-cell table:formula="of:=[.J103]*[.$I$17]" office:value-type="float" office:value="68.70084" calcext:value-type="float">
            <text:p>68.70084</text:p>
          </table:table-cell>
          <table:table-cell table:formula="of:=[.H103]-[.K103]" office:value-type="float" office:value="5.607624" calcext:value-type="float">
            <text:p>5.607624</text:p>
          </table:table-cell>
          <table:table-cell table:formula="of:=[.L103]-[.$M$15]" office:value-type="float" office:value="2.32692577777778" calcext:value-type="float">
            <text:p>2.3269257778</text:p>
          </table:table-cell>
          <table:table-cell table:formula="of:=[.M103]/([.$L$96]*[.$I$18])" office:value-type="float" office:value="0.0000581731444444445" calcext:value-type="float">
            <text:p>5.81731444444445E-005</text:p>
          </table:table-cell>
          <table:table-cell table:formula="of:=[.N103]/[.$C$9]" office:value-type="float" office:value="0.000000000154891573179968" calcext:value-type="float">
            <text:p>1.54891573179968E-010</text:p>
          </table:table-cell>
          <table:table-cell table:formula="of:=[.N103]/[.$B$9]" office:value-type="float" office:value="0.216848202451955" calcext:value-type="float">
            <text:p>0.216848202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3.859085" calcext:value-type="float">
            <text:p>73.859085</text:p>
          </table:table-cell>
          <table:table-cell office:value-type="float" office:value="282" calcext:value-type="float">
            <text:p>282</text:p>
          </table:table-cell>
          <table:table-cell table:formula="of:=[.I104]*[.$J$2]" office:value-type="float" office:value="28.2" calcext:value-type="float">
            <text:p>28.2</text:p>
          </table:table-cell>
          <table:table-cell table:formula="of:=[.J104]*[.$I$17]" office:value-type="float" office:value="68.70084" calcext:value-type="float">
            <text:p>68.70084</text:p>
          </table:table-cell>
          <table:table-cell table:formula="of:=[.H104]-[.K104]" office:value-type="float" office:value="5.15824499999999" calcext:value-type="float">
            <text:p>5.158245</text:p>
          </table:table-cell>
          <table:table-cell table:formula="of:=[.L104]-[.$M$15]" office:value-type="float" office:value="1.87754677777777" calcext:value-type="float">
            <text:p>1.8775467778</text:p>
          </table:table-cell>
          <table:table-cell table:formula="of:=[.M104]/([.$L$96]*[.$I$18])" office:value-type="float" office:value="0.0000469386694444444" calcext:value-type="float">
            <text:p>4.69386694444444E-005</text:p>
          </table:table-cell>
          <table:table-cell table:formula="of:=[.N104]/[.$C$9]" office:value-type="float" office:value="0.000000000124978706629272" calcext:value-type="float">
            <text:p>1.24978706629272E-010</text:p>
          </table:table-cell>
          <table:table-cell table:formula="of:=[.N104]/[.$B$9]" office:value-type="float" office:value="0.17497018928098" calcext:value-type="float">
            <text:p>0.174970189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4.566536" calcext:value-type="float">
            <text:p>74.566536</text:p>
          </table:table-cell>
          <table:table-cell office:value-type="float" office:value="283" calcext:value-type="float">
            <text:p>283</text:p>
          </table:table-cell>
          <table:table-cell table:formula="of:=[.I105]*[.$J$2]" office:value-type="float" office:value="28.3" calcext:value-type="float">
            <text:p>28.3</text:p>
          </table:table-cell>
          <table:table-cell table:formula="of:=[.J105]*[.$I$17]" office:value-type="float" office:value="68.94446" calcext:value-type="float">
            <text:p>68.94446</text:p>
          </table:table-cell>
          <table:table-cell table:formula="of:=[.H105]-[.K105]" office:value-type="float" office:value="5.62207599999999" calcext:value-type="float">
            <text:p>5.622076</text:p>
          </table:table-cell>
          <table:table-cell table:formula="of:=[.L105]-[.$M$15]" office:value-type="float" office:value="2.34137777777777" calcext:value-type="float">
            <text:p>2.3413777778</text:p>
          </table:table-cell>
          <table:table-cell table:formula="of:=[.M105]/([.$L$96]*[.$I$18])" office:value-type="float" office:value="0.0000585344444444443" calcext:value-type="float">
            <text:p>5.85344444444443E-005</text:p>
          </table:table-cell>
          <table:table-cell table:formula="of:=[.N105]/[.$C$9]" office:value-type="float" office:value="0.000000000155853569061819" calcext:value-type="float">
            <text:p>1.55853569061819E-010</text:p>
          </table:table-cell>
          <table:table-cell table:formula="of:=[.N105]/[.$B$9]" office:value-type="float" office:value="0.218194996686547" calcext:value-type="float">
            <text:p>0.218194996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3.845596" calcext:value-type="float">
            <text:p>73.845596</text:p>
          </table:table-cell>
          <table:table-cell table:style-name="ce23" office:value-type="float" office:value="282" calcext:value-type="float">
            <text:p>282</text:p>
          </table:table-cell>
          <table:table-cell table:style-name="ce23" table:formula="of:=[.I106]*[.$J$2]" office:value-type="float" office:value="28.2" calcext:value-type="float">
            <text:p>28.2</text:p>
          </table:table-cell>
          <table:table-cell table:style-name="ce23" table:formula="of:=[.J106]*[.$I$17]" office:value-type="float" office:value="68.70084" calcext:value-type="float">
            <text:p>68.70084</text:p>
          </table:table-cell>
          <table:table-cell table:formula="of:=[.H106]-[.K106]" office:value-type="float" office:value="5.144756" calcext:value-type="float">
            <text:p>5.144756</text:p>
          </table:table-cell>
          <table:table-cell table:formula="of:=[.L106]-[.$M$15]" office:value-type="float" office:value="1.86405777777778" calcext:value-type="float">
            <text:p>1.8640577778</text:p>
          </table:table-cell>
          <table:table-cell table:formula="of:=[.M106]/([.$L$96]*[.$I$18])" office:value-type="float" office:value="0.0000466014444444445" calcext:value-type="float">
            <text:p>4.66014444444445E-005</text:p>
          </table:table-cell>
          <table:table-cell table:formula="of:=[.N106]/[.$C$9]" office:value-type="float" office:value="0.000000000124080812742592" calcext:value-type="float">
            <text:p>1.24080812742592E-010</text:p>
          </table:table-cell>
          <table:table-cell table:formula="of:=[.N106]/[.$B$9]" office:value-type="float" office:value="0.173713137839629" calcext:value-type="float">
            <text:p>0.173713137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74.0677795555556" calcext:value-type="float">
            <text:p>74.0677795556</text:p>
          </table:table-cell>
          <table:table-cell table:style-name="ce23" table:formula="of:=AVERAGE([.I98:.I106])" office:value-type="float" office:value="282.222222222222" calcext:value-type="float">
            <text:p>282.2222222222</text:p>
          </table:table-cell>
          <table:table-cell table:style-name="ce23" table:formula="of:=AVERAGE([.J98:.J106])" office:value-type="float" office:value="28.2222222222222" calcext:value-type="float">
            <text:p>28.2222222222</text:p>
          </table:table-cell>
          <table:table-cell table:style-name="ce23" table:formula="of:=AVERAGE([.K98:.K106])" office:value-type="float" office:value="68.7549777777778" calcext:value-type="float">
            <text:p>68.7549777778</text:p>
          </table:table-cell>
          <table:table-cell table:formula="of:=AVERAGE([.L98:.L106])" office:value-type="float" office:value="5.31280177777778" calcext:value-type="float">
            <text:p>5.3128017778</text:p>
          </table:table-cell>
          <table:table-cell table:formula="of:=AVERAGE([.M98:.M106])" office:value-type="float" office:value="2.03210355555556" calcext:value-type="float">
            <text:p>2.0321035556</text:p>
          </table:table-cell>
          <table:table-cell table:style-name="ce23" table:formula="of:=AVERAGE([.N98:.N106])" office:value-type="float" office:value="0.0000508025888888889" calcext:value-type="float">
            <text:p>5.08025888888889E-005</text:p>
          </table:table-cell>
          <table:table-cell table:style-name="ce30" table:formula="of:=AVERAGE([.O98:.O106])" office:value-type="float" office:value="0.000000000135266762520117" calcext:value-type="float">
            <text:p>1.35266762520117E-010</text:p>
          </table:table-cell>
          <table:table-cell table:style-name="ce38" table:formula="of:=AVERAGE([.P98:.P106])" office:value-type="float" office:value="0.189373467528164" calcext:value-type="float">
            <text:p>0.1893734675</text:p>
          </table:table-cell>
          <table:table-cell table:formula="of:=[.O108]/[.$O$15]*100" office:value-type="float" office:value="117.232756250425" calcext:value-type="float">
            <text:p>117.2327562504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98:.H106])" office:value-type="float" office:value="0.251253472373077" calcext:value-type="float">
            <text:p>0.2512534724</text:p>
          </table:table-cell>
          <table:table-cell table:style-name="ce24" table:formula="of:=STDEV([.I98:.I106])" office:value-type="float" office:value="0.440958551844098" calcext:value-type="float">
            <text:p>0.4409585518</text:p>
          </table:table-cell>
          <table:table-cell table:style-name="ce24" table:formula="of:=STDEV([.J98:.J106])" office:value-type="float" office:value="0.0440958551844089" calcext:value-type="float">
            <text:p>0.0440958552</text:p>
          </table:table-cell>
          <table:table-cell table:style-name="ce24" table:formula="of:=STDEV([.K98:.K106])" office:value-type="float" office:value="0.107426322400262" calcext:value-type="float">
            <text:p>0.1074263224</text:p>
          </table:table-cell>
          <table:table-cell table:style-name="ce24" table:formula="of:=STDEV([.L98:.L106])" office:value-type="float" office:value="0.204169536920166" calcext:value-type="float">
            <text:p>0.2041695369</text:p>
          </table:table-cell>
          <table:table-cell table:style-name="ce24" table:formula="of:=STDEV([.M98:.M106])" office:value-type="float" office:value="0.204169536920166" calcext:value-type="float">
            <text:p>0.2041695369</text:p>
          </table:table-cell>
          <table:table-cell table:style-name="ce24" table:formula="of:=STDEV([.N98:.N106])" office:value-type="float" office:value="0.00000510423842300415" calcext:value-type="float">
            <text:p>5.10423842300415E-006</text:p>
          </table:table-cell>
          <table:table-cell table:style-name="ce31" table:formula="of:=STDEV([.O98:.O106])" office:value-type="float" office:value="0.0000000000135905240601147" calcext:value-type="float">
            <text:p>1.35905240601147E-011</text:p>
          </table:table-cell>
          <table:table-cell table:style-name="ce39" table:formula="of:=STDEV([.P98:.P106])" office:value-type="float" office:value="0.0190267336841606" calcext:value-type="float">
            <text:p>0.0190267337</text:p>
          </table:table-cell>
          <table:table-cell table:formula="of:=[.O109]/[.O108]*100" office:value-type="float" office:value="10.0472014018177" calcext:value-type="float">
            <text:p>10.0472014018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4"/>
          <table:table-cell table:style-name="ce10" table:number-columns-repeated="2"/>
          <table:table-cell table:style-name="ce14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4"/>
          <table:table-cell table:style-name="ce10" table:number-columns-repeated="2"/>
          <table:table-cell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3.75444" calcext:value-type="float">
            <text:p>73.75444</text:p>
          </table:table-cell>
          <table:table-cell office:value-type="float" office:value="284" calcext:value-type="float">
            <text:p>284</text:p>
          </table:table-cell>
          <table:table-cell table:formula="of:=[.I113]*[.$J$2]" office:value-type="float" office:value="28.4" calcext:value-type="float">
            <text:p>28.4</text:p>
          </table:table-cell>
          <table:table-cell table:formula="of:=[.J113]*[.$I$17]" office:value-type="float" office:value="69.18808" calcext:value-type="float">
            <text:p>69.18808</text:p>
          </table:table-cell>
          <table:table-cell table:formula="of:=[.H113]-[.K113]" office:value-type="float" office:value="4.56636" calcext:value-type="float">
            <text:p>4.56636</text:p>
          </table:table-cell>
          <table:table-cell table:formula="of:=[.L113]-[.$M$15]" office:value-type="float" office:value="1.28566177777778" calcext:value-type="float">
            <text:p>1.2856617778</text:p>
          </table:table-cell>
          <table:table-cell table:formula="of:=[.M113]/([.$L$111]*[.$I$18])" office:value-type="float" office:value="0.0000321415444444446" calcext:value-type="float">
            <text:p>3.21415444444446E-005</text:p>
          </table:table-cell>
          <table:table-cell table:formula="of:=[.N113]/[.$C$11]" office:value-type="float" office:value="0.0000000000874100362906763" calcext:value-type="float">
            <text:p>8.74100362906763E-011</text:p>
          </table:table-cell>
          <table:table-cell table:formula="of:=[.N113]/[.$B$11]" office:value-type="float" office:value="0.122374050806947" calcext:value-type="float">
            <text:p>0.122374050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74.138008" calcext:value-type="float">
            <text:p>74.138008</text:p>
          </table:table-cell>
          <table:table-cell office:value-type="float" office:value="284" calcext:value-type="float">
            <text:p>284</text:p>
          </table:table-cell>
          <table:table-cell table:formula="of:=[.I114]*[.$J$2]" office:value-type="float" office:value="28.4" calcext:value-type="float">
            <text:p>28.4</text:p>
          </table:table-cell>
          <table:table-cell table:formula="of:=[.J114]*[.$I$17]" office:value-type="float" office:value="69.18808" calcext:value-type="float">
            <text:p>69.18808</text:p>
          </table:table-cell>
          <table:table-cell table:formula="of:=[.H114]-[.K114]" office:value-type="float" office:value="4.949928" calcext:value-type="float">
            <text:p>4.949928</text:p>
          </table:table-cell>
          <table:table-cell table:formula="of:=[.L114]-[.$M$15]" office:value-type="float" office:value="1.66922977777778" calcext:value-type="float">
            <text:p>1.6692297778</text:p>
          </table:table-cell>
          <table:table-cell table:formula="of:=[.M114]/([.$L$111]*[.$I$18])" office:value-type="float" office:value="0.0000417307444444445" calcext:value-type="float">
            <text:p>4.17307444444445E-005</text:p>
          </table:table-cell>
          <table:table-cell table:formula="of:=[.N114]/[.$C$11]" office:value-type="float" office:value="0.000000000113488195709784" calcext:value-type="float">
            <text:p>1.13488195709784E-010</text:p>
          </table:table-cell>
          <table:table-cell table:formula="of:=[.N114]/[.$B$11]" office:value-type="float" office:value="0.158883473993697" calcext:value-type="float">
            <text:p>0.158883474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3.642876" calcext:value-type="float">
            <text:p>73.642876</text:p>
          </table:table-cell>
          <table:table-cell office:value-type="float" office:value="283" calcext:value-type="float">
            <text:p>283</text:p>
          </table:table-cell>
          <table:table-cell table:formula="of:=[.I115]*[.$J$2]" office:value-type="float" office:value="28.3" calcext:value-type="float">
            <text:p>28.3</text:p>
          </table:table-cell>
          <table:table-cell table:formula="of:=[.J115]*[.$I$17]" office:value-type="float" office:value="68.94446" calcext:value-type="float">
            <text:p>68.94446</text:p>
          </table:table-cell>
          <table:table-cell table:formula="of:=[.H115]-[.K115]" office:value-type="float" office:value="4.69841599999999" calcext:value-type="float">
            <text:p>4.698416</text:p>
          </table:table-cell>
          <table:table-cell table:formula="of:=[.L115]-[.$M$15]" office:value-type="float" office:value="1.41771777777778" calcext:value-type="float">
            <text:p>1.4177177778</text:p>
          </table:table-cell>
          <table:table-cell table:formula="of:=[.M115]/([.$L$111]*[.$I$18])" office:value-type="float" office:value="0.0000354429444444444" calcext:value-type="float">
            <text:p>3.54429444444444E-005</text:p>
          </table:table-cell>
          <table:table-cell table:formula="of:=[.N115]/[.$C$11]" office:value-type="float" office:value="0.0000000000963883072106943" calcext:value-type="float">
            <text:p>9.63883072106943E-011</text:p>
          </table:table-cell>
          <table:table-cell table:formula="of:=[.N115]/[.$B$11]" office:value-type="float" office:value="0.134943630094972" calcext:value-type="float">
            <text:p>0.134943630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3.939072" calcext:value-type="float">
            <text:p>73.939072</text:p>
          </table:table-cell>
          <table:table-cell office:value-type="float" office:value="285" calcext:value-type="float">
            <text:p>285</text:p>
          </table:table-cell>
          <table:table-cell table:formula="of:=[.I116]*[.$J$2]" office:value-type="float" office:value="28.5" calcext:value-type="float">
            <text:p>28.5</text:p>
          </table:table-cell>
          <table:table-cell table:formula="of:=[.J116]*[.$I$17]" office:value-type="float" office:value="69.4317" calcext:value-type="float">
            <text:p>69.4317</text:p>
          </table:table-cell>
          <table:table-cell table:formula="of:=[.H116]-[.K116]" office:value-type="float" office:value="4.507372" calcext:value-type="float">
            <text:p>4.507372</text:p>
          </table:table-cell>
          <table:table-cell table:formula="of:=[.L116]-[.$M$15]" office:value-type="float" office:value="1.22667377777778" calcext:value-type="float">
            <text:p>1.2266737778</text:p>
          </table:table-cell>
          <table:table-cell table:formula="of:=[.M116]/([.$L$111]*[.$I$18])" office:value-type="float" office:value="0.0000306668444444446" calcext:value-type="float">
            <text:p>3.06668444444446E-005</text:p>
          </table:table-cell>
          <table:table-cell table:formula="of:=[.N116]/[.$C$11]" office:value-type="float" office:value="0.0000000000833995388878317" calcext:value-type="float">
            <text:p>8.33995388878317E-011</text:p>
          </table:table-cell>
          <table:table-cell table:formula="of:=[.N116]/[.$B$11]" office:value-type="float" office:value="0.116759354442964" calcext:value-type="float">
            <text:p>0.116759354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73.46064" calcext:value-type="float">
            <text:p>73.46064</text:p>
          </table:table-cell>
          <table:table-cell office:value-type="float" office:value="284" calcext:value-type="float">
            <text:p>284</text:p>
          </table:table-cell>
          <table:table-cell table:formula="of:=[.I117]*[.$J$2]" office:value-type="float" office:value="28.4" calcext:value-type="float">
            <text:p>28.4</text:p>
          </table:table-cell>
          <table:table-cell table:formula="of:=[.J117]*[.$I$17]" office:value-type="float" office:value="69.18808" calcext:value-type="float">
            <text:p>69.18808</text:p>
          </table:table-cell>
          <table:table-cell table:formula="of:=[.H117]-[.K117]" office:value-type="float" office:value="4.27256" calcext:value-type="float">
            <text:p>4.27256</text:p>
          </table:table-cell>
          <table:table-cell table:formula="of:=[.L117]-[.$M$15]" office:value-type="float" office:value="0.991861777777779" calcext:value-type="float">
            <text:p>0.9918617778</text:p>
          </table:table-cell>
          <table:table-cell table:formula="of:=[.M117]/([.$L$111]*[.$I$18])" office:value-type="float" office:value="0.0000247965444444445" calcext:value-type="float">
            <text:p>2.47965444444445E-005</text:p>
          </table:table-cell>
          <table:table-cell table:formula="of:=[.N117]/[.$C$11]" office:value-type="float" office:value="0.0000000000674350560073005" calcext:value-type="float">
            <text:p>6.74350560073005E-011</text:p>
          </table:table-cell>
          <table:table-cell table:formula="of:=[.N117]/[.$B$11]" office:value-type="float" office:value="0.0944090784102207" calcext:value-type="float">
            <text:p>0.0944090784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3.935455" calcext:value-type="float">
            <text:p>73.935455</text:p>
          </table:table-cell>
          <table:table-cell office:value-type="float" office:value="285" calcext:value-type="float">
            <text:p>285</text:p>
          </table:table-cell>
          <table:table-cell table:formula="of:=[.I118]*[.$J$2]" office:value-type="float" office:value="28.5" calcext:value-type="float">
            <text:p>28.5</text:p>
          </table:table-cell>
          <table:table-cell table:formula="of:=[.J118]*[.$I$17]" office:value-type="float" office:value="69.4317" calcext:value-type="float">
            <text:p>69.4317</text:p>
          </table:table-cell>
          <table:table-cell table:formula="of:=[.H118]-[.K118]" office:value-type="float" office:value="4.50375500000001" calcext:value-type="float">
            <text:p>4.503755</text:p>
          </table:table-cell>
          <table:table-cell table:formula="of:=[.L118]-[.$M$15]" office:value-type="float" office:value="1.22305677777779" calcext:value-type="float">
            <text:p>1.2230567778</text:p>
          </table:table-cell>
          <table:table-cell table:formula="of:=[.M118]/([.$L$111]*[.$I$18])" office:value-type="float" office:value="0.0000305764194444448" calcext:value-type="float">
            <text:p>3.05764194444448E-005</text:p>
          </table:table-cell>
          <table:table-cell table:formula="of:=[.N118]/[.$C$11]" office:value-type="float" office:value="0.000000000083153624988292" calcext:value-type="float">
            <text:p>8.3153624988292E-011</text:p>
          </table:table-cell>
          <table:table-cell table:formula="of:=[.N118]/[.$B$11]" office:value-type="float" office:value="0.116415074983609" calcext:value-type="float">
            <text:p>0.11641507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3.872345" calcext:value-type="float">
            <text:p>73.872345</text:p>
          </table:table-cell>
          <table:table-cell office:value-type="float" office:value="285" calcext:value-type="float">
            <text:p>285</text:p>
          </table:table-cell>
          <table:table-cell table:formula="of:=[.I119]*[.$J$2]" office:value-type="float" office:value="28.5" calcext:value-type="float">
            <text:p>28.5</text:p>
          </table:table-cell>
          <table:table-cell table:formula="of:=[.J119]*[.$I$17]" office:value-type="float" office:value="69.4317" calcext:value-type="float">
            <text:p>69.4317</text:p>
          </table:table-cell>
          <table:table-cell table:formula="of:=[.H119]-[.K119]" office:value-type="float" office:value="4.440645" calcext:value-type="float">
            <text:p>4.440645</text:p>
          </table:table-cell>
          <table:table-cell table:formula="of:=[.L119]-[.$M$15]" office:value-type="float" office:value="1.15994677777778" calcext:value-type="float">
            <text:p>1.1599467778</text:p>
          </table:table-cell>
          <table:table-cell table:formula="of:=[.M119]/([.$L$111]*[.$I$18])" office:value-type="float" office:value="0.0000289986694444446" calcext:value-type="float">
            <text:p>2.89986694444446E-005</text:p>
          </table:table-cell>
          <table:table-cell table:formula="of:=[.N119]/[.$C$11]" office:value-type="float" office:value="0.000000000078862879563908" calcext:value-type="float">
            <text:p>7.8862879563908E-011</text:p>
          </table:table-cell>
          <table:table-cell table:formula="of:=[.N119]/[.$B$11]" office:value-type="float" office:value="0.110408031389471" calcext:value-type="float">
            <text:p>0.1104080314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3.521873" calcext:value-type="float">
            <text:p>73.521873</text:p>
          </table:table-cell>
          <table:table-cell office:value-type="float" office:value="284" calcext:value-type="float">
            <text:p>284</text:p>
          </table:table-cell>
          <table:table-cell table:formula="of:=[.I120]*[.$J$2]" office:value-type="float" office:value="28.4" calcext:value-type="float">
            <text:p>28.4</text:p>
          </table:table-cell>
          <table:table-cell table:formula="of:=[.J120]*[.$I$17]" office:value-type="float" office:value="69.18808" calcext:value-type="float">
            <text:p>69.18808</text:p>
          </table:table-cell>
          <table:table-cell table:formula="of:=[.H120]-[.K120]" office:value-type="float" office:value="4.333793" calcext:value-type="float">
            <text:p>4.333793</text:p>
          </table:table-cell>
          <table:table-cell table:formula="of:=[.L120]-[.$M$15]" office:value-type="float" office:value="1.05309477777778" calcext:value-type="float">
            <text:p>1.0530947778</text:p>
          </table:table-cell>
          <table:table-cell table:formula="of:=[.M120]/([.$L$111]*[.$I$18])" office:value-type="float" office:value="0.0000263273694444445" calcext:value-type="float">
            <text:p>2.63273694444445E-005</text:p>
          </table:table-cell>
          <table:table-cell table:formula="of:=[.N120]/[.$C$11]" office:value-type="float" office:value="0.0000000000715981872792269" calcext:value-type="float">
            <text:p>7.15981872792269E-011</text:p>
          </table:table-cell>
          <table:table-cell table:formula="of:=[.N120]/[.$B$11]" office:value-type="float" office:value="0.100237462190918" calcext:value-type="float">
            <text:p>0.1002374622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3.928299" calcext:value-type="float">
            <text:p>73.928299</text:p>
          </table:table-cell>
          <table:table-cell table:style-name="ce23" office:value-type="float" office:value="284" calcext:value-type="float">
            <text:p>284</text:p>
          </table:table-cell>
          <table:table-cell table:style-name="ce23" table:formula="of:=[.I121]*[.$J$2]" office:value-type="float" office:value="28.4" calcext:value-type="float">
            <text:p>28.4</text:p>
          </table:table-cell>
          <table:table-cell table:style-name="ce23" table:formula="of:=[.J121]*[.$I$17]" office:value-type="float" office:value="69.18808" calcext:value-type="float">
            <text:p>69.18808</text:p>
          </table:table-cell>
          <table:table-cell table:formula="of:=[.H121]-[.K121]" office:value-type="float" office:value="4.740219" calcext:value-type="float">
            <text:p>4.740219</text:p>
          </table:table-cell>
          <table:table-cell table:formula="of:=[.L121]-[.$M$15]" office:value-type="float" office:value="1.45952077777778" calcext:value-type="float">
            <text:p>1.4595207778</text:p>
          </table:table-cell>
          <table:table-cell table:formula="of:=[.M121]/([.$L$111]*[.$I$18])" office:value-type="float" office:value="0.0000364880194444444" calcext:value-type="float">
            <text:p>0.000036488</text:p>
          </table:table-cell>
          <table:table-cell table:formula="of:=[.N121]/[.$C$11]" office:value-type="float" office:value="0.0000000000992304246401904" calcext:value-type="float">
            <text:p>9.92304246401904E-011</text:p>
          </table:table-cell>
          <table:table-cell table:formula="of:=[.N121]/[.$B$11]" office:value-type="float" office:value="0.138922594496267" calcext:value-type="float">
            <text:p>0.138922594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2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73.7992231111111" calcext:value-type="float">
            <text:p>73.7992231111</text:p>
          </table:table-cell>
          <table:table-cell table:style-name="ce23" table:formula="of:=AVERAGE([.I113:.I121])" office:value-type="float" office:value="284.222222222222" calcext:value-type="float">
            <text:p>284.2222222222</text:p>
          </table:table-cell>
          <table:table-cell table:style-name="ce23" table:formula="of:=AVERAGE([.J113:.J121])" office:value-type="float" office:value="28.4222222222222" calcext:value-type="float">
            <text:p>28.4222222222</text:p>
          </table:table-cell>
          <table:table-cell table:style-name="ce23" table:formula="of:=AVERAGE([.K113:.K121])" office:value-type="float" office:value="69.2422177777778" calcext:value-type="float">
            <text:p>69.2422177778</text:p>
          </table:table-cell>
          <table:table-cell table:formula="of:=AVERAGE([.L113:.L121])" office:value-type="float" office:value="4.55700533333333" calcext:value-type="float">
            <text:p>4.5570053333</text:p>
          </table:table-cell>
          <table:table-cell table:formula="of:=AVERAGE([.M113:.M121])" office:value-type="float" office:value="1.27630711111112" calcext:value-type="float">
            <text:p>1.2763071111</text:p>
          </table:table-cell>
          <table:table-cell table:style-name="ce23" table:formula="of:=AVERAGE([.N113:.N121])" office:value-type="float" office:value="0.0000319076777777779" calcext:value-type="float">
            <text:p>3.19076777777779E-005</text:p>
          </table:table-cell>
          <table:table-cell table:style-name="ce30" table:formula="of:=AVERAGE([.O113:.O121])" office:value-type="float" office:value="0.0000000000867740278419893" calcext:value-type="float">
            <text:p>8.67740278419893E-011</text:p>
          </table:table-cell>
          <table:table-cell table:style-name="ce38" table:formula="of:=AVERAGE([.P113:.P121])" office:value-type="float" office:value="0.121483638978785" calcext:value-type="float">
            <text:p>0.121483639</text:p>
          </table:table-cell>
          <table:table-cell table:formula="of:=[.O123]/[.$O$15]*100" office:value-type="float" office:value="75.2051595332192" calcext:value-type="float">
            <text:p>75.2051595332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13:.H121])" office:value-type="float" office:value="0.221616501359017" calcext:value-type="float">
            <text:p>0.2216165014</text:p>
          </table:table-cell>
          <table:table-cell table:style-name="ce24" table:formula="of:=STDEV([.I113:.I121])" office:value-type="float" office:value="0.666666666666667" calcext:value-type="float">
            <text:p>0.6666666667</text:p>
          </table:table-cell>
          <table:table-cell table:style-name="ce24" table:formula="of:=STDEV([.J113:.J121])" office:value-type="float" office:value="0.0666666666666661" calcext:value-type="float">
            <text:p>0.0666666667</text:p>
          </table:table-cell>
          <table:table-cell table:style-name="ce24" table:formula="of:=STDEV([.K113:.K121])" office:value-type="float" office:value="0.162413333333329" calcext:value-type="float">
            <text:p>0.1624133333</text:p>
          </table:table-cell>
          <table:table-cell table:style-name="ce24" table:formula="of:=STDEV([.L113:.L121])" office:value-type="float" office:value="0.211427186765325" calcext:value-type="float">
            <text:p>0.2114271868</text:p>
          </table:table-cell>
          <table:table-cell table:style-name="ce24" table:formula="of:=STDEV([.M113:.M121])" office:value-type="float" office:value="0.211427186765325" calcext:value-type="float">
            <text:p>0.2114271868</text:p>
          </table:table-cell>
          <table:table-cell table:style-name="ce24" table:formula="of:=STDEV([.N113:.N121])" office:value-type="float" office:value="0.00000528567966913311" calcext:value-type="float">
            <text:p>5.28567966913311E-006</text:p>
          </table:table-cell>
          <table:table-cell table:style-name="ce31" table:formula="of:=STDEV([.O113:.O121])" office:value-type="float" office:value="0.0000000000143745877706157" calcext:value-type="float">
            <text:p>1.43745877706157E-011</text:p>
          </table:table-cell>
          <table:table-cell table:style-name="ce39" table:formula="of:=STDEV([.P113:.P121])" office:value-type="float" office:value="0.020124422878862" calcext:value-type="float">
            <text:p>0.0201244229</text:p>
          </table:table-cell>
          <table:table-cell table:formula="of:=[.O124]/[.O123]*100" office:value-type="float" office:value="16.5655417042425" calcext:value-type="float">
            <text:p>16.5655417042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Disparity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5.781288" calcext:value-type="float">
            <text:p>65.781288</text:p>
          </table:table-cell>
          <table:table-cell office:value-type="float" office:value="252" calcext:value-type="float">
            <text:p>252</text:p>
          </table:table-cell>
          <table:table-cell table:formula="of:=[.I128]*[.$J$2]" office:value-type="float" office:value="25.2" calcext:value-type="float">
            <text:p>25.2</text:p>
          </table:table-cell>
          <table:table-cell table:formula="of:=[.J128]*[.$I$17]" office:value-type="float" office:value="61.39224" calcext:value-type="float">
            <text:p>61.39224</text:p>
          </table:table-cell>
          <table:table-cell table:formula="of:=[.H128]-[.K128]" office:value-type="float" office:value="4.389048" calcext:value-type="float">
            <text:p>4.389048</text:p>
          </table:table-cell>
          <table:table-cell table:formula="of:=[.L128]-[.$M$15]" office:value-type="float" office:value="1.10834977777778" calcext:value-type="float">
            <text:p>1.1083497778</text:p>
          </table:table-cell>
          <table:table-cell table:formula="of:=[.M128]/([.$L$126]*[.$I$18])" office:value-type="float" office:value="0.0000277087444444444" calcext:value-type="float">
            <text:p>2.77087444444444E-005</text:p>
          </table:table-cell>
          <table:table-cell table:formula="of:=[.N128]/[.$C$13]" office:value-type="float" office:value="0.0000000000883521449013907" calcext:value-type="float">
            <text:p>8.83521449013907E-011</text:p>
          </table:table-cell>
          <table:table-cell table:formula="of:=[.N128]/[.$B$13]" office:value-type="float" office:value="0.123693002861947" calcext:value-type="float">
            <text:p>0.123693002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5.395569" calcext:value-type="float">
            <text:p>65.395569</text:p>
          </table:table-cell>
          <table:table-cell office:value-type="float" office:value="252" calcext:value-type="float">
            <text:p>252</text:p>
          </table:table-cell>
          <table:table-cell table:formula="of:=[.I129]*[.$J$2]" office:value-type="float" office:value="25.2" calcext:value-type="float">
            <text:p>25.2</text:p>
          </table:table-cell>
          <table:table-cell table:formula="of:=[.J129]*[.$I$17]" office:value-type="float" office:value="61.39224" calcext:value-type="float">
            <text:p>61.39224</text:p>
          </table:table-cell>
          <table:table-cell table:formula="of:=[.H129]-[.K129]" office:value-type="float" office:value="4.00332899999999" calcext:value-type="float">
            <text:p>4.003329</text:p>
          </table:table-cell>
          <table:table-cell table:formula="of:=[.L129]-[.$M$15]" office:value-type="float" office:value="0.722630777777767" calcext:value-type="float">
            <text:p>0.7226307778</text:p>
          </table:table-cell>
          <table:table-cell table:formula="of:=[.M129]/([.$L$126]*[.$I$18])" office:value-type="float" office:value="0.0000180657694444442" calcext:value-type="float">
            <text:p>1.80657694444442E-005</text:p>
          </table:table-cell>
          <table:table-cell table:formula="of:=[.N129]/[.$C$13]" office:value-type="float" office:value="0.0000000000576045400725718" calcext:value-type="float">
            <text:p>5.76045400725718E-011</text:p>
          </table:table-cell>
          <table:table-cell table:formula="of:=[.N129]/[.$B$13]" office:value-type="float" office:value="0.0806463561016005" calcext:value-type="float">
            <text:p>0.080646356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5.975456" calcext:value-type="float">
            <text:p>65.975456</text:p>
          </table:table-cell>
          <table:table-cell office:value-type="float" office:value="253" calcext:value-type="float">
            <text:p>253</text:p>
          </table:table-cell>
          <table:table-cell table:formula="of:=[.I130]*[.$J$2]" office:value-type="float" office:value="25.3" calcext:value-type="float">
            <text:p>25.3</text:p>
          </table:table-cell>
          <table:table-cell table:formula="of:=[.J130]*[.$I$17]" office:value-type="float" office:value="61.63586" calcext:value-type="float">
            <text:p>61.63586</text:p>
          </table:table-cell>
          <table:table-cell table:formula="of:=[.H130]-[.K130]" office:value-type="float" office:value="4.33959599999999" calcext:value-type="float">
            <text:p>4.339596</text:p>
          </table:table-cell>
          <table:table-cell table:formula="of:=[.L130]-[.$M$15]" office:value-type="float" office:value="1.05889777777777" calcext:value-type="float">
            <text:p>1.0588977778</text:p>
          </table:table-cell>
          <table:table-cell table:formula="of:=[.M130]/([.$L$126]*[.$I$18])" office:value-type="float" office:value="0.0000264724444444443" calcext:value-type="float">
            <text:p>2.64724444444443E-005</text:p>
          </table:table-cell>
          <table:table-cell table:formula="of:=[.N130]/[.$C$13]" office:value-type="float" office:value="0.000000000084410076831125" calcext:value-type="float">
            <text:p>8.4410076831125E-011</text:p>
          </table:table-cell>
          <table:table-cell table:formula="of:=[.N130]/[.$B$13]" office:value-type="float" office:value="0.118174107563575" calcext:value-type="float">
            <text:p>0.118174107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6.11187" calcext:value-type="float">
            <text:p>66.11187</text:p>
          </table:table-cell>
          <table:table-cell office:value-type="float" office:value="252" calcext:value-type="float">
            <text:p>252</text:p>
          </table:table-cell>
          <table:table-cell table:formula="of:=[.I131]*[.$J$2]" office:value-type="float" office:value="25.2" calcext:value-type="float">
            <text:p>25.2</text:p>
          </table:table-cell>
          <table:table-cell table:formula="of:=[.J131]*[.$I$17]" office:value-type="float" office:value="61.39224" calcext:value-type="float">
            <text:p>61.39224</text:p>
          </table:table-cell>
          <table:table-cell table:formula="of:=[.H131]-[.K131]" office:value-type="float" office:value="4.71962999999999" calcext:value-type="float">
            <text:p>4.71963</text:p>
          </table:table-cell>
          <table:table-cell table:formula="of:=[.L131]-[.$M$15]" office:value-type="float" office:value="1.43893177777777" calcext:value-type="float">
            <text:p>1.4389317778</text:p>
          </table:table-cell>
          <table:table-cell table:formula="of:=[.M131]/([.$L$126]*[.$I$18])" office:value-type="float" office:value="0.0000359732944444442" calcext:value-type="float">
            <text:p>3.59732944444442E-005</text:p>
          </table:table-cell>
          <table:table-cell table:formula="of:=[.N131]/[.$C$13]" office:value-type="float" office:value="0.000000000114704501667638" calcext:value-type="float">
            <text:p>1.14704501667638E-010</text:p>
          </table:table-cell>
          <table:table-cell table:formula="of:=[.N131]/[.$B$13]" office:value-type="float" office:value="0.160586302334693" calcext:value-type="float">
            <text:p>0.160586302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5.877777" calcext:value-type="float">
            <text:p>65.877777</text:p>
          </table:table-cell>
          <table:table-cell office:value-type="float" office:value="252" calcext:value-type="float">
            <text:p>252</text:p>
          </table:table-cell>
          <table:table-cell table:formula="of:=[.I132]*[.$J$2]" office:value-type="float" office:value="25.2" calcext:value-type="float">
            <text:p>25.2</text:p>
          </table:table-cell>
          <table:table-cell table:formula="of:=[.J132]*[.$I$17]" office:value-type="float" office:value="61.39224" calcext:value-type="float">
            <text:p>61.39224</text:p>
          </table:table-cell>
          <table:table-cell table:formula="of:=[.H132]-[.K132]" office:value-type="float" office:value="4.48553699999999" calcext:value-type="float">
            <text:p>4.485537</text:p>
          </table:table-cell>
          <table:table-cell table:formula="of:=[.L132]-[.$M$15]" office:value-type="float" office:value="1.20483877777777" calcext:value-type="float">
            <text:p>1.2048387778</text:p>
          </table:table-cell>
          <table:table-cell table:formula="of:=[.M132]/([.$L$126]*[.$I$18])" office:value-type="float" office:value="0.0000301209694444442" calcext:value-type="float">
            <text:p>0.000030121</text:p>
          </table:table-cell>
          <table:table-cell table:formula="of:=[.N132]/[.$C$13]" office:value-type="float" office:value="0.0000000000960437692246093" calcext:value-type="float">
            <text:p>9.60437692246093E-011</text:p>
          </table:table-cell>
          <table:table-cell table:formula="of:=[.N132]/[.$B$13]" office:value-type="float" office:value="0.134461276914453" calcext:value-type="float">
            <text:p>0.134461276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6.086296" calcext:value-type="float">
            <text:p>66.086296</text:p>
          </table:table-cell>
          <table:table-cell office:value-type="float" office:value="251" calcext:value-type="float">
            <text:p>251</text:p>
          </table:table-cell>
          <table:table-cell table:formula="of:=[.I133]*[.$J$2]" office:value-type="float" office:value="25.1" calcext:value-type="float">
            <text:p>25.1</text:p>
          </table:table-cell>
          <table:table-cell table:formula="of:=[.J133]*[.$I$17]" office:value-type="float" office:value="61.14862" calcext:value-type="float">
            <text:p>61.14862</text:p>
          </table:table-cell>
          <table:table-cell table:formula="of:=[.H133]-[.K133]" office:value-type="float" office:value="4.937676" calcext:value-type="float">
            <text:p>4.937676</text:p>
          </table:table-cell>
          <table:table-cell table:formula="of:=[.L133]-[.$M$15]" office:value-type="float" office:value="1.65697777777778" calcext:value-type="float">
            <text:p>1.6569777778</text:p>
          </table:table-cell>
          <table:table-cell table:formula="of:=[.M133]/([.$L$126]*[.$I$18])" office:value-type="float" office:value="0.0000414244444444446" calcext:value-type="float">
            <text:p>4.14244444444446E-005</text:p>
          </table:table-cell>
          <table:table-cell table:formula="of:=[.N133]/[.$C$13]" office:value-type="float" office:value="0.000000000132086046892283" calcext:value-type="float">
            <text:p>1.32086046892283E-010</text:p>
          </table:table-cell>
          <table:table-cell table:formula="of:=[.N133]/[.$B$13]" office:value-type="float" office:value="0.184920465649197" calcext:value-type="float">
            <text:p>0.184920465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6.113297" calcext:value-type="float">
            <text:p>66.113297</text:p>
          </table:table-cell>
          <table:table-cell office:value-type="float" office:value="252" calcext:value-type="float">
            <text:p>252</text:p>
          </table:table-cell>
          <table:table-cell table:formula="of:=[.I134]*[.$J$2]" office:value-type="float" office:value="25.2" calcext:value-type="float">
            <text:p>25.2</text:p>
          </table:table-cell>
          <table:table-cell table:formula="of:=[.J134]*[.$I$17]" office:value-type="float" office:value="61.39224" calcext:value-type="float">
            <text:p>61.39224</text:p>
          </table:table-cell>
          <table:table-cell table:formula="of:=[.H134]-[.K134]" office:value-type="float" office:value="4.721057" calcext:value-type="float">
            <text:p>4.721057</text:p>
          </table:table-cell>
          <table:table-cell table:formula="of:=[.L134]-[.$M$15]" office:value-type="float" office:value="1.44035877777778" calcext:value-type="float">
            <text:p>1.4403587778</text:p>
          </table:table-cell>
          <table:table-cell table:formula="of:=[.M134]/([.$L$126]*[.$I$18])" office:value-type="float" office:value="0.0000360089694444444" calcext:value-type="float">
            <text:p>0.000036009</text:p>
          </table:table-cell>
          <table:table-cell table:formula="of:=[.N134]/[.$C$13]" office:value-type="float" office:value="0.000000000114818255027185" calcext:value-type="float">
            <text:p>1.14818255027185E-010</text:p>
          </table:table-cell>
          <table:table-cell table:formula="of:=[.N134]/[.$B$13]" office:value-type="float" office:value="0.160745557038058" calcext:value-type="float">
            <text:p>0.16074555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6.460693" calcext:value-type="float">
            <text:p>66.460693</text:p>
          </table:table-cell>
          <table:table-cell office:value-type="float" office:value="252" calcext:value-type="float">
            <text:p>252</text:p>
          </table:table-cell>
          <table:table-cell table:formula="of:=[.I135]*[.$J$2]" office:value-type="float" office:value="25.2" calcext:value-type="float">
            <text:p>25.2</text:p>
          </table:table-cell>
          <table:table-cell table:formula="of:=[.J135]*[.$I$17]" office:value-type="float" office:value="61.39224" calcext:value-type="float">
            <text:p>61.39224</text:p>
          </table:table-cell>
          <table:table-cell table:formula="of:=[.H135]-[.K135]" office:value-type="float" office:value="5.068453" calcext:value-type="float">
            <text:p>5.068453</text:p>
          </table:table-cell>
          <table:table-cell table:formula="of:=[.L135]-[.$M$15]" office:value-type="float" office:value="1.78775477777778" calcext:value-type="float">
            <text:p>1.7877547778</text:p>
          </table:table-cell>
          <table:table-cell table:formula="of:=[.M135]/([.$L$126]*[.$I$18])" office:value-type="float" office:value="0.0000446938694444445" calcext:value-type="float">
            <text:p>4.46938694444445E-005</text:p>
          </table:table-cell>
          <table:table-cell table:formula="of:=[.N135]/[.$C$13]" office:value-type="float" office:value="0.000000000142510940446135" calcext:value-type="float">
            <text:p>1.42510940446135E-010</text:p>
          </table:table-cell>
          <table:table-cell table:formula="of:=[.N135]/[.$B$13]" office:value-type="float" office:value="0.199515316624589" calcext:value-type="float">
            <text:p>0.199515316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5.739502" calcext:value-type="float">
            <text:p>65.739502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table:formula="of:=[.I136]*[.$J$2]" office:value-type="float" office:value="25.2" calcext:value-type="float">
            <text:p>25.2</text:p>
          </table:table-cell>
          <table:table-cell table:style-name="ce23" table:formula="of:=[.J136]*[.$I$17]" office:value-type="float" office:value="61.39224" calcext:value-type="float">
            <text:p>61.39224</text:p>
          </table:table-cell>
          <table:table-cell table:formula="of:=[.H136]-[.K136]" office:value-type="float" office:value="4.34726199999999" calcext:value-type="float">
            <text:p>4.347262</text:p>
          </table:table-cell>
          <table:table-cell table:formula="of:=[.L136]-[.$M$15]" office:value-type="float" office:value="1.06656377777777" calcext:value-type="float">
            <text:p>1.0665637778</text:p>
          </table:table-cell>
          <table:table-cell table:formula="of:=[.M136]/([.$L$126]*[.$I$18])" office:value-type="float" office:value="0.0000266640944444443" calcext:value-type="float">
            <text:p>2.66640944444443E-005</text:p>
          </table:table-cell>
          <table:table-cell table:formula="of:=[.N136]/[.$C$13]" office:value-type="float" office:value="0.0000000000850211723141521" calcext:value-type="float">
            <text:p>8.50211723141521E-011</text:p>
          </table:table-cell>
          <table:table-cell table:formula="of:=[.N136]/[.$B$13]" office:value-type="float" office:value="0.119029641239813" calcext:value-type="float">
            <text:p>0.119029641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65.9490831111111" calcext:value-type="float">
            <text:p>65.9490831111</text:p>
          </table:table-cell>
          <table:table-cell table:style-name="ce23" table:formula="of:=AVERAGE([.I128:.I136])" office:value-type="float" office:value="252" calcext:value-type="float">
            <text:p>252</text:p>
          </table:table-cell>
          <table:table-cell table:style-name="ce23" table:formula="of:=AVERAGE([.J128:.J136])" office:value-type="float" office:value="25.2" calcext:value-type="float">
            <text:p>25.2</text:p>
          </table:table-cell>
          <table:table-cell table:style-name="ce23" table:formula="of:=AVERAGE([.K128:.K136])" office:value-type="float" office:value="61.39224" calcext:value-type="float">
            <text:p>61.39224</text:p>
          </table:table-cell>
          <table:table-cell table:formula="of:=AVERAGE([.L128:.L136])" office:value-type="float" office:value="4.5568431111111" calcext:value-type="float">
            <text:p>4.5568431111</text:p>
          </table:table-cell>
          <table:table-cell table:formula="of:=AVERAGE([.M128:.M136])" office:value-type="float" office:value="1.27614488888888" calcext:value-type="float">
            <text:p>1.2761448889</text:p>
          </table:table-cell>
          <table:table-cell table:style-name="ce23" table:formula="of:=AVERAGE([.N128:.N136])" office:value-type="float" office:value="0.0000319036222222221" calcext:value-type="float">
            <text:p>3.19036222222221E-005</text:p>
          </table:table-cell>
          <table:table-cell table:style-name="ce34" table:formula="of:=AVERAGE([.O128:.O136])" office:value-type="float" office:value="0.000000000101727938597454" calcext:value-type="float">
            <text:p>1.01727938597454E-010</text:p>
          </table:table-cell>
          <table:table-cell table:style-name="ce38" table:formula="of:=AVERAGE([.P128:.P136])" office:value-type="float" office:value="0.142419114036436" calcext:value-type="float">
            <text:p>0.142419114</text:p>
          </table:table-cell>
          <table:table-cell table:formula="of:=[.O138]/[.$O$15]*100" office:value-type="float" office:value="88.165388209686" calcext:value-type="float">
            <text:p>88.1653882097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28:.H136])" office:value-type="float" office:value="0.299640457711592" calcext:value-type="float">
            <text:p>0.2996404577</text:p>
          </table:table-cell>
          <table:table-cell table:style-name="ce24" table:formula="of:=STDEV([.I128:.I136])" office:value-type="float" office:value="0.5" calcext:value-type="float">
            <text:p>0.5</text:p>
          </table:table-cell>
          <table:table-cell table:style-name="ce24" table:formula="of:=STDEV([.J128:.J136])" office:value-type="float" office:value="0.0499999999999998" calcext:value-type="float">
            <text:p>0.05</text:p>
          </table:table-cell>
          <table:table-cell table:style-name="ce24" table:formula="of:=STDEV([.K128:.K136])" office:value-type="float" office:value="0.12181" calcext:value-type="float">
            <text:p>0.12181</text:p>
          </table:table-cell>
          <table:table-cell table:style-name="ce24" table:formula="of:=STDEV([.L128:.L136])" office:value-type="float" office:value="0.333725621128515" calcext:value-type="float">
            <text:p>0.3337256211</text:p>
          </table:table-cell>
          <table:table-cell table:style-name="ce24" table:formula="of:=STDEV([.M128:.M136])" office:value-type="float" office:value="0.333725621128515" calcext:value-type="float">
            <text:p>0.3337256211</text:p>
          </table:table-cell>
          <table:table-cell table:style-name="ce24" table:formula="of:=STDEV([.N128:.N136])" office:value-type="float" office:value="0.00000834314052821289" calcext:value-type="float">
            <text:p>8.34314052821289E-006</text:p>
          </table:table-cell>
          <table:table-cell table:style-name="ce31" table:formula="of:=STDEV([.O128:.O136])" office:value-type="float" office:value="0.0000000000266029506446701" calcext:value-type="float">
            <text:p>2.66029506446701E-011</text:p>
          </table:table-cell>
          <table:table-cell table:style-name="ce39" table:formula="of:=STDEV([.P128:.P136])" office:value-type="float" office:value="0.0372441309025381" calcext:value-type="float">
            <text:p>0.0372441309</text:p>
          </table:table-cell>
          <table:table-cell table:formula="of:=[.O139]/[.O138]*100" office:value-type="float" office:value="26.1510761069681" calcext:value-type="float">
            <text:p>26.151076107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424232" calcext:value-type="float">
            <text:p>69.424232</text:p>
          </table:table-cell>
          <table:table-cell office:value-type="float" office:value="266" calcext:value-type="float">
            <text:p>266</text:p>
          </table:table-cell>
          <table:table-cell table:formula="of:=[.I143]*[.$J$2]" office:value-type="float" office:value="26.6" calcext:value-type="float">
            <text:p>26.6</text:p>
          </table:table-cell>
          <table:table-cell table:formula="of:=[.J143]*[.$I$17]" office:value-type="float" office:value="64.80292" calcext:value-type="float">
            <text:p>64.80292</text:p>
          </table:table-cell>
          <table:table-cell table:formula="of:=[.H143]-[.K143]" office:value-type="float" office:value="4.621312" calcext:value-type="float">
            <text:p>4.621312</text:p>
          </table:table-cell>
          <table:table-cell table:formula="of:=[.L143]-[.$M$15]" office:value-type="float" office:value="1.34061377777778" calcext:value-type="float">
            <text:p>1.3406137778</text:p>
          </table:table-cell>
          <table:table-cell table:formula="of:=[.M143]/([.$L$141]*[.$I$18])" office:value-type="float" office:value="0.0000335153444444446" calcext:value-type="float">
            <text:p>3.35153444444446E-005</text:p>
          </table:table-cell>
          <table:table-cell table:formula="of:=[.N143]/[.$C$14]" office:value-type="float" office:value="0.000000000125963650546804" calcext:value-type="float">
            <text:p>1.25963650546804E-010</text:p>
          </table:table-cell>
          <table:table-cell table:formula="of:=[.N143]/[.$B$14]" office:value-type="float" office:value="0.176349110765526" calcext:value-type="float">
            <text:p>0.176349110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484375" calcext:value-type="float">
            <text:p>69.484375</text:p>
          </table:table-cell>
          <table:table-cell office:value-type="float" office:value="267" calcext:value-type="float">
            <text:p>267</text:p>
          </table:table-cell>
          <table:table-cell table:formula="of:=[.I144]*[.$J$2]" office:value-type="float" office:value="26.7" calcext:value-type="float">
            <text:p>26.7</text:p>
          </table:table-cell>
          <table:table-cell table:formula="of:=[.J144]*[.$I$17]" office:value-type="float" office:value="65.04654" calcext:value-type="float">
            <text:p>65.04654</text:p>
          </table:table-cell>
          <table:table-cell table:formula="of:=[.H144]-[.K144]" office:value-type="float" office:value="4.43783499999999" calcext:value-type="float">
            <text:p>4.437835</text:p>
          </table:table-cell>
          <table:table-cell table:formula="of:=[.L144]-[.$M$15]" office:value-type="float" office:value="1.15713677777777" calcext:value-type="float">
            <text:p>1.1571367778</text:p>
          </table:table-cell>
          <table:table-cell table:formula="of:=[.M144]/([.$L$141]*[.$I$18])" office:value-type="float" office:value="0.0000289284194444443" calcext:value-type="float">
            <text:p>2.89284194444443E-005</text:p>
          </table:table-cell>
          <table:table-cell table:formula="of:=[.N144]/[.$C$14]" office:value-type="float" office:value="0.000000000108724209109997" calcext:value-type="float">
            <text:p>1.08724209109997E-010</text:p>
          </table:table-cell>
          <table:table-cell table:formula="of:=[.N144]/[.$B$14]" office:value-type="float" office:value="0.152213892753996" calcext:value-type="float">
            <text:p>0.152213892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859528" calcext:value-type="float">
            <text:p>69.859528</text:p>
          </table:table-cell>
          <table:table-cell office:value-type="float" office:value="267" calcext:value-type="float">
            <text:p>267</text:p>
          </table:table-cell>
          <table:table-cell table:formula="of:=[.I145]*[.$J$2]" office:value-type="float" office:value="26.7" calcext:value-type="float">
            <text:p>26.7</text:p>
          </table:table-cell>
          <table:table-cell table:formula="of:=[.J145]*[.$I$17]" office:value-type="float" office:value="65.04654" calcext:value-type="float">
            <text:p>65.04654</text:p>
          </table:table-cell>
          <table:table-cell table:formula="of:=[.H145]-[.K145]" office:value-type="float" office:value="4.81298799999999" calcext:value-type="float">
            <text:p>4.812988</text:p>
          </table:table-cell>
          <table:table-cell table:formula="of:=[.L145]-[.$M$15]" office:value-type="float" office:value="1.53228977777777" calcext:value-type="float">
            <text:p>1.5322897778</text:p>
          </table:table-cell>
          <table:table-cell table:formula="of:=[.M145]/([.$L$141]*[.$I$18])" office:value-type="float" office:value="0.0000383072444444443" calcext:value-type="float">
            <text:p>3.83072444444443E-005</text:p>
          </table:table-cell>
          <table:table-cell table:formula="of:=[.N145]/[.$C$14]" office:value-type="float" office:value="0.00000000014397346745487" calcext:value-type="float">
            <text:p>1.4397346745487E-010</text:p>
          </table:table-cell>
          <table:table-cell table:formula="of:=[.N145]/[.$B$14]" office:value-type="float" office:value="0.201562854436817" calcext:value-type="float">
            <text:p>0.201562854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319077" calcext:value-type="float">
            <text:p>69.319077</text:p>
          </table:table-cell>
          <table:table-cell office:value-type="float" office:value="266" calcext:value-type="float">
            <text:p>266</text:p>
          </table:table-cell>
          <table:table-cell table:formula="of:=[.I146]*[.$J$2]" office:value-type="float" office:value="26.6" calcext:value-type="float">
            <text:p>26.6</text:p>
          </table:table-cell>
          <table:table-cell table:formula="of:=[.J146]*[.$I$17]" office:value-type="float" office:value="64.80292" calcext:value-type="float">
            <text:p>64.80292</text:p>
          </table:table-cell>
          <table:table-cell table:formula="of:=[.H146]-[.K146]" office:value-type="float" office:value="4.51615699999999" calcext:value-type="float">
            <text:p>4.516157</text:p>
          </table:table-cell>
          <table:table-cell table:formula="of:=[.L146]-[.$M$15]" office:value-type="float" office:value="1.23545877777777" calcext:value-type="float">
            <text:p>1.2354587778</text:p>
          </table:table-cell>
          <table:table-cell table:formula="of:=[.M146]/([.$L$141]*[.$I$18])" office:value-type="float" office:value="0.0000308864694444443" calcext:value-type="float">
            <text:p>3.08864694444443E-005</text:p>
          </table:table-cell>
          <table:table-cell table:formula="of:=[.N146]/[.$C$14]" office:value-type="float" office:value="0.000000000116083319691778" calcext:value-type="float">
            <text:p>1.16083319691778E-010</text:p>
          </table:table-cell>
          <table:table-cell table:formula="of:=[.N146]/[.$B$14]" office:value-type="float" office:value="0.16251664756849" calcext:value-type="float">
            <text:p>0.162516647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668808" calcext:value-type="float">
            <text:p>69.668808</text:p>
          </table:table-cell>
          <table:table-cell office:value-type="float" office:value="266" calcext:value-type="float">
            <text:p>266</text:p>
          </table:table-cell>
          <table:table-cell table:formula="of:=[.I147]*[.$J$2]" office:value-type="float" office:value="26.6" calcext:value-type="float">
            <text:p>26.6</text:p>
          </table:table-cell>
          <table:table-cell table:formula="of:=[.J147]*[.$I$17]" office:value-type="float" office:value="64.80292" calcext:value-type="float">
            <text:p>64.80292</text:p>
          </table:table-cell>
          <table:table-cell table:formula="of:=[.H147]-[.K147]" office:value-type="float" office:value="4.865888" calcext:value-type="float">
            <text:p>4.865888</text:p>
          </table:table-cell>
          <table:table-cell table:formula="of:=[.L147]-[.$M$15]" office:value-type="float" office:value="1.58518977777778" calcext:value-type="float">
            <text:p>1.5851897778</text:p>
          </table:table-cell>
          <table:table-cell table:formula="of:=[.M147]/([.$L$141]*[.$I$18])" office:value-type="float" office:value="0.0000396297444444445" calcext:value-type="float">
            <text:p>3.96297444444445E-005</text:p>
          </table:table-cell>
          <table:table-cell table:formula="of:=[.N147]/[.$C$14]" office:value-type="float" office:value="0.000000000148943934881344" calcext:value-type="float">
            <text:p>1.48943934881344E-010</text:p>
          </table:table-cell>
          <table:table-cell table:formula="of:=[.N147]/[.$B$14]" office:value-type="float" office:value="0.208521508833881" calcext:value-type="float">
            <text:p>0.208521508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876717" calcext:value-type="float">
            <text:p>69.876717</text:p>
          </table:table-cell>
          <table:table-cell office:value-type="float" office:value="266" calcext:value-type="float">
            <text:p>266</text:p>
          </table:table-cell>
          <table:table-cell table:formula="of:=[.I148]*[.$J$2]" office:value-type="float" office:value="26.6" calcext:value-type="float">
            <text:p>26.6</text:p>
          </table:table-cell>
          <table:table-cell table:formula="of:=[.J148]*[.$I$17]" office:value-type="float" office:value="64.80292" calcext:value-type="float">
            <text:p>64.80292</text:p>
          </table:table-cell>
          <table:table-cell table:formula="of:=[.H148]-[.K148]" office:value-type="float" office:value="5.073797" calcext:value-type="float">
            <text:p>5.073797</text:p>
          </table:table-cell>
          <table:table-cell table:formula="of:=[.L148]-[.$M$15]" office:value-type="float" office:value="1.79309877777778" calcext:value-type="float">
            <text:p>1.7930987778</text:p>
          </table:table-cell>
          <table:table-cell table:formula="of:=[.M148]/([.$L$141]*[.$I$18])" office:value-type="float" office:value="0.0000448274694444445" calcext:value-type="float">
            <text:p>4.48274694444445E-005</text:p>
          </table:table-cell>
          <table:table-cell table:formula="of:=[.N148]/[.$C$14]" office:value-type="float" office:value="0.000000000168478999383625" calcext:value-type="float">
            <text:p>1.68478999383625E-010</text:p>
          </table:table-cell>
          <table:table-cell table:formula="of:=[.N148]/[.$B$14]" office:value-type="float" office:value="0.235870599137075" calcext:value-type="float">
            <text:p>0.235870599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552757" calcext:value-type="float">
            <text:p>69.552757</text:p>
          </table:table-cell>
          <table:table-cell office:value-type="float" office:value="266" calcext:value-type="float">
            <text:p>266</text:p>
          </table:table-cell>
          <table:table-cell table:formula="of:=[.I149]*[.$J$2]" office:value-type="float" office:value="26.6" calcext:value-type="float">
            <text:p>26.6</text:p>
          </table:table-cell>
          <table:table-cell table:formula="of:=[.J149]*[.$I$17]" office:value-type="float" office:value="64.80292" calcext:value-type="float">
            <text:p>64.80292</text:p>
          </table:table-cell>
          <table:table-cell table:formula="of:=[.H149]-[.K149]" office:value-type="float" office:value="4.749837" calcext:value-type="float">
            <text:p>4.749837</text:p>
          </table:table-cell>
          <table:table-cell table:formula="of:=[.L149]-[.$M$15]" office:value-type="float" office:value="1.46913877777778" calcext:value-type="float">
            <text:p>1.4691387778</text:p>
          </table:table-cell>
          <table:table-cell table:formula="of:=[.M149]/([.$L$141]*[.$I$18])" office:value-type="float" office:value="0.0000367284694444445" calcext:value-type="float">
            <text:p>3.67284694444445E-005</text:p>
          </table:table-cell>
          <table:table-cell table:formula="of:=[.N149]/[.$C$14]" office:value-type="float" office:value="0.000000000138039819280027" calcext:value-type="float">
            <text:p>1.38039819280027E-010</text:p>
          </table:table-cell>
          <table:table-cell table:formula="of:=[.N149]/[.$B$14]" office:value-type="float" office:value="0.193255746992038" calcext:value-type="float">
            <text:p>0.19325574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169083" calcext:value-type="float">
            <text:p>69.169083</text:p>
          </table:table-cell>
          <table:table-cell office:value-type="float" office:value="266" calcext:value-type="float">
            <text:p>266</text:p>
          </table:table-cell>
          <table:table-cell table:formula="of:=[.I150]*[.$J$2]" office:value-type="float" office:value="26.6" calcext:value-type="float">
            <text:p>26.6</text:p>
          </table:table-cell>
          <table:table-cell table:formula="of:=[.J150]*[.$I$17]" office:value-type="float" office:value="64.80292" calcext:value-type="float">
            <text:p>64.80292</text:p>
          </table:table-cell>
          <table:table-cell table:formula="of:=[.H150]-[.K150]" office:value-type="float" office:value="4.366163" calcext:value-type="float">
            <text:p>4.366163</text:p>
          </table:table-cell>
          <table:table-cell table:formula="of:=[.L150]-[.$M$15]" office:value-type="float" office:value="1.08546477777778" calcext:value-type="float">
            <text:p>1.0854647778</text:p>
          </table:table-cell>
          <table:table-cell table:formula="of:=[.M150]/([.$L$141]*[.$I$18])" office:value-type="float" office:value="0.0000271366194444445" calcext:value-type="float">
            <text:p>2.71366194444445E-005</text:p>
          </table:table-cell>
          <table:table-cell table:formula="of:=[.N150]/[.$C$14]" office:value-type="float" office:value="0.000000000101989930444776" calcext:value-type="float">
            <text:p>1.01989930444776E-010</text:p>
          </table:table-cell>
          <table:table-cell table:formula="of:=[.N150]/[.$B$14]" office:value-type="float" office:value="0.142785902622687" calcext:value-type="float">
            <text:p>0.142785902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696976" calcext:value-type="float">
            <text:p>69.696976</text:p>
          </table:table-cell>
          <table:table-cell table:style-name="ce23" office:value-type="float" office:value="266" calcext:value-type="float">
            <text:p>266</text:p>
          </table:table-cell>
          <table:table-cell table:style-name="ce23" table:formula="of:=[.I151]*[.$J$2]" office:value-type="float" office:value="26.6" calcext:value-type="float">
            <text:p>26.6</text:p>
          </table:table-cell>
          <table:table-cell table:style-name="ce23" table:formula="of:=[.J151]*[.$I$17]" office:value-type="float" office:value="64.80292" calcext:value-type="float">
            <text:p>64.80292</text:p>
          </table:table-cell>
          <table:table-cell table:formula="of:=[.H151]-[.K151]" office:value-type="float" office:value="4.89405600000001" calcext:value-type="float">
            <text:p>4.894056</text:p>
          </table:table-cell>
          <table:table-cell table:formula="of:=[.L151]-[.$M$15]" office:value-type="float" office:value="1.61335777777779" calcext:value-type="float">
            <text:p>1.6133577778</text:p>
          </table:table-cell>
          <table:table-cell table:formula="of:=[.M151]/([.$L$141]*[.$I$18])" office:value-type="float" office:value="0.0000403339444444447" calcext:value-type="float">
            <text:p>4.03339444444447E-005</text:p>
          </table:table-cell>
          <table:table-cell table:formula="of:=[.N151]/[.$C$14]" office:value-type="float" office:value="0.000000000151590591336333" calcext:value-type="float">
            <text:p>1.51590591336333E-010</text:p>
          </table:table-cell>
          <table:table-cell table:formula="of:=[.N151]/[.$B$14]" office:value-type="float" office:value="0.212226827870866" calcext:value-type="float">
            <text:p>0.212226827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69.5612836666667" calcext:value-type="float">
            <text:p>69.5612836667</text:p>
          </table:table-cell>
          <table:table-cell table:style-name="ce23" table:formula="of:=AVERAGE([.I143:.I151])" office:value-type="float" office:value="266.222222222222" calcext:value-type="float">
            <text:p>266.2222222222</text:p>
          </table:table-cell>
          <table:table-cell table:style-name="ce23" table:formula="of:=AVERAGE([.J143:.J151])" office:value-type="float" office:value="26.6222222222222" calcext:value-type="float">
            <text:p>26.6222222222</text:p>
          </table:table-cell>
          <table:table-cell table:style-name="ce23" table:formula="of:=AVERAGE([.K143:.K151])" office:value-type="float" office:value="64.8570577777778" calcext:value-type="float">
            <text:p>64.8570577778</text:p>
          </table:table-cell>
          <table:table-cell table:formula="of:=AVERAGE([.L143:.L151])" office:value-type="float" office:value="4.70422588888889" calcext:value-type="float">
            <text:p>4.7042258889</text:p>
          </table:table-cell>
          <table:table-cell table:formula="of:=AVERAGE([.M143:.M151])" office:value-type="float" office:value="1.42352766666667" calcext:value-type="float">
            <text:p>1.4235276667</text:p>
          </table:table-cell>
          <table:table-cell table:style-name="ce23" table:formula="of:=AVERAGE([.N143:.N151])" office:value-type="float" office:value="0.0000355881916666667" calcext:value-type="float">
            <text:p>3.55881916666667E-005</text:p>
          </table:table-cell>
          <table:table-cell table:style-name="ce30" table:formula="of:=AVERAGE([.O143:.O151])" office:value-type="float" office:value="0.00000000013375421356995" calcext:value-type="float">
            <text:p>1.3375421356995E-010</text:p>
          </table:table-cell>
          <table:table-cell table:style-name="ce45" table:formula="of:=AVERAGE([.P143:.P151])" office:value-type="float" office:value="0.187255898997931" calcext:value-type="float">
            <text:p>0.187255899</text:p>
          </table:table-cell>
          <table:table-cell table:formula="of:=[.O153]/[.$O$15]*100" office:value-type="float" office:value="115.921863026634" calcext:value-type="float">
            <text:p>115.9218630266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43:.H151])" office:value-type="float" office:value="0.238662418603139" calcext:value-type="float">
            <text:p>0.2386624186</text:p>
          </table:table-cell>
          <table:table-cell table:style-name="ce24" table:formula="of:=STDEV([.I143:.I151])" office:value-type="float" office:value="0.440958551844098" calcext:value-type="float">
            <text:p>0.4409585518</text:p>
          </table:table-cell>
          <table:table-cell table:style-name="ce24" table:formula="of:=STDEV([.J143:.J151])" office:value-type="float" office:value="0.0440958551844105" calcext:value-type="float">
            <text:p>0.0440958552</text:p>
          </table:table-cell>
          <table:table-cell table:style-name="ce24" table:formula="of:=STDEV([.K143:.K151])" office:value-type="float" office:value="0.107426322400262" calcext:value-type="float">
            <text:p>0.1074263224</text:p>
          </table:table-cell>
          <table:table-cell table:style-name="ce24" table:formula="of:=STDEV([.L143:.L151])" office:value-type="float" office:value="0.234562818919819" calcext:value-type="float">
            <text:p>0.2345628189</text:p>
          </table:table-cell>
          <table:table-cell table:style-name="ce24" table:formula="of:=STDEV([.M143:.M151])" office:value-type="float" office:value="0.234562818919819" calcext:value-type="float">
            <text:p>0.2345628189</text:p>
          </table:table-cell>
          <table:table-cell table:style-name="ce24" table:formula="of:=STDEV([.N143:.N151])" office:value-type="float" office:value="0.00000586407047299547" calcext:value-type="float">
            <text:p>5.86407047299547E-006</text:p>
          </table:table-cell>
          <table:table-cell table:style-name="ce31" table:formula="of:=STDEV([.O143:.O151])" office:value-type="float" office:value="0.0000000000220394489773675" calcext:value-type="float">
            <text:p>2.20394489773675E-011</text:p>
          </table:table-cell>
          <table:table-cell table:style-name="ce39" table:formula="of:=STDEV([.P143:.P151])" office:value-type="float" office:value="0.0308552285683145" calcext:value-type="float">
            <text:p>0.0308552286</text:p>
          </table:table-cell>
          <table:table-cell table:formula="of:=[.O154]/[.O153]*100" office:value-type="float" office:value="16.4775735949742" calcext:value-type="float">
            <text:p>16.477573595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168655" calcext:value-type="float">
            <text:p>69.168655</text:p>
          </table:table-cell>
          <table:table-cell office:value-type="float" office:value="263" calcext:value-type="float">
            <text:p>263</text:p>
          </table:table-cell>
          <table:table-cell table:formula="of:=[.I158]*[.$J$2]" office:value-type="float" office:value="26.3" calcext:value-type="float">
            <text:p>26.3</text:p>
          </table:table-cell>
          <table:table-cell table:formula="of:=[.J158]*[.$I$17]" office:value-type="float" office:value="64.07206" calcext:value-type="float">
            <text:p>64.07206</text:p>
          </table:table-cell>
          <table:table-cell table:formula="of:=[.H158]-[.K158]" office:value-type="float" office:value="5.09659500000001" calcext:value-type="float">
            <text:p>5.096595</text:p>
          </table:table-cell>
          <table:table-cell table:formula="of:=[.L158]-[.$M$15]" office:value-type="float" office:value="1.81589677777779" calcext:value-type="float">
            <text:p>1.8158967778</text:p>
          </table:table-cell>
          <table:table-cell table:formula="of:=[.M158]/([.$L$156]*[.$I$18])" office:value-type="float" office:value="0.0000113493548611112" calcext:value-type="float">
            <text:p>1.13493548611112E-005</text:p>
          </table:table-cell>
          <table:table-cell table:formula="of:=[.N158]/[.$C$15]" office:value-type="float" office:value="0.0000000000766871330595519" calcext:value-type="float">
            <text:p>7.66871330595519E-011</text:p>
          </table:table-cell>
          <table:table-cell table:formula="of:=[.N158]/[.$B$15]" office:value-type="float" office:value="0.107361986283373" calcext:value-type="float">
            <text:p>0.107361986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009102" calcext:value-type="float">
            <text:p>69.009102</text:p>
          </table:table-cell>
          <table:table-cell office:value-type="float" office:value="263" calcext:value-type="float">
            <text:p>263</text:p>
          </table:table-cell>
          <table:table-cell table:formula="of:=[.I159]*[.$J$2]" office:value-type="float" office:value="26.3" calcext:value-type="float">
            <text:p>26.3</text:p>
          </table:table-cell>
          <table:table-cell table:formula="of:=[.J159]*[.$I$17]" office:value-type="float" office:value="64.07206" calcext:value-type="float">
            <text:p>64.07206</text:p>
          </table:table-cell>
          <table:table-cell table:formula="of:=[.H159]-[.K159]" office:value-type="float" office:value="4.93704200000001" calcext:value-type="float">
            <text:p>4.937042</text:p>
          </table:table-cell>
          <table:table-cell table:formula="of:=[.L159]-[.$M$15]" office:value-type="float" office:value="1.65634377777779" calcext:value-type="float">
            <text:p>1.6563437778</text:p>
          </table:table-cell>
          <table:table-cell table:formula="of:=[.M159]/([.$L$156]*[.$I$18])" office:value-type="float" office:value="0.0000103521486111112" calcext:value-type="float">
            <text:p>1.03521486111112E-005</text:p>
          </table:table-cell>
          <table:table-cell table:formula="of:=[.N159]/[.$C$15]" office:value-type="float" office:value="0.000000000069949050647167" calcext:value-type="float">
            <text:p>6.9949050647167E-011</text:p>
          </table:table-cell>
          <table:table-cell table:formula="of:=[.N159]/[.$B$15]" office:value-type="float" office:value="0.0979286709060338" calcext:value-type="float">
            <text:p>0.097928670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8.102119" calcext:value-type="float">
            <text:p>68.102119</text:p>
          </table:table-cell>
          <table:table-cell office:value-type="float" office:value="262" calcext:value-type="float">
            <text:p>262</text:p>
          </table:table-cell>
          <table:table-cell table:formula="of:=[.I160]*[.$J$2]" office:value-type="float" office:value="26.2" calcext:value-type="float">
            <text:p>26.2</text:p>
          </table:table-cell>
          <table:table-cell table:formula="of:=[.J160]*[.$I$17]" office:value-type="float" office:value="63.82844" calcext:value-type="float">
            <text:p>63.82844</text:p>
          </table:table-cell>
          <table:table-cell table:formula="of:=[.H160]-[.K160]" office:value-type="float" office:value="4.27367899999999" calcext:value-type="float">
            <text:p>4.273679</text:p>
          </table:table-cell>
          <table:table-cell table:formula="of:=[.L160]-[.$M$15]" office:value-type="float" office:value="0.992980777777775" calcext:value-type="float">
            <text:p>0.9929807778</text:p>
          </table:table-cell>
          <table:table-cell table:formula="of:=[.M160]/([.$L$156]*[.$I$18])" office:value-type="float" office:value="0.00000620612986111109" calcext:value-type="float">
            <text:p>6.20612986111109E-006</text:p>
          </table:table-cell>
          <table:table-cell table:formula="of:=[.N160]/[.$C$15]" office:value-type="float" office:value="0.0000000000419345691687437" calcext:value-type="float">
            <text:p>4.19345691687437E-011</text:p>
          </table:table-cell>
          <table:table-cell table:formula="of:=[.N160]/[.$B$15]" office:value-type="float" office:value="0.0587083968362412" calcext:value-type="float">
            <text:p>0.058708396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8.075745" calcext:value-type="float">
            <text:p>68.075745</text:p>
          </table:table-cell>
          <table:table-cell office:value-type="float" office:value="263" calcext:value-type="float">
            <text:p>263</text:p>
          </table:table-cell>
          <table:table-cell table:formula="of:=[.I161]*[.$J$2]" office:value-type="float" office:value="26.3" calcext:value-type="float">
            <text:p>26.3</text:p>
          </table:table-cell>
          <table:table-cell table:formula="of:=[.J161]*[.$I$17]" office:value-type="float" office:value="64.07206" calcext:value-type="float">
            <text:p>64.07206</text:p>
          </table:table-cell>
          <table:table-cell table:formula="of:=[.H161]-[.K161]" office:value-type="float" office:value="4.003685" calcext:value-type="float">
            <text:p>4.003685</text:p>
          </table:table-cell>
          <table:table-cell table:formula="of:=[.L161]-[.$M$15]" office:value-type="float" office:value="0.722986777777785" calcext:value-type="float">
            <text:p>0.7229867778</text:p>
          </table:table-cell>
          <table:table-cell table:formula="of:=[.M161]/([.$L$156]*[.$I$18])" office:value-type="float" office:value="0.00000451866736111116" calcext:value-type="float">
            <text:p>4.51866736111116E-006</text:p>
          </table:table-cell>
          <table:table-cell table:formula="of:=[.N161]/[.$C$15]" office:value-type="float" office:value="0.000000000030532453114208" calcext:value-type="float">
            <text:p>3.0532453114208E-011</text:p>
          </table:table-cell>
          <table:table-cell table:formula="of:=[.N161]/[.$B$15]" office:value-type="float" office:value="0.0427454343598912" calcext:value-type="float">
            <text:p>0.042745434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8.553284" calcext:value-type="float">
            <text:p>68.553284</text:p>
          </table:table-cell>
          <table:table-cell office:value-type="float" office:value="263" calcext:value-type="float">
            <text:p>263</text:p>
          </table:table-cell>
          <table:table-cell table:formula="of:=[.I162]*[.$J$2]" office:value-type="float" office:value="26.3" calcext:value-type="float">
            <text:p>26.3</text:p>
          </table:table-cell>
          <table:table-cell table:formula="of:=[.J162]*[.$I$17]" office:value-type="float" office:value="64.07206" calcext:value-type="float">
            <text:p>64.07206</text:p>
          </table:table-cell>
          <table:table-cell table:formula="of:=[.H162]-[.K162]" office:value-type="float" office:value="4.48122400000001" calcext:value-type="float">
            <text:p>4.481224</text:p>
          </table:table-cell>
          <table:table-cell table:formula="of:=[.L162]-[.$M$15]" office:value-type="float" office:value="1.20052577777779" calcext:value-type="float">
            <text:p>1.2005257778</text:p>
          </table:table-cell>
          <table:table-cell table:formula="of:=[.M162]/([.$L$156]*[.$I$18])" office:value-type="float" office:value="0.0000075032861111112" calcext:value-type="float">
            <text:p>7.5032861111112E-006</text:p>
          </table:table-cell>
          <table:table-cell table:formula="of:=[.N162]/[.$C$15]" office:value-type="float" office:value="0.0000000000506994016336834" calcext:value-type="float">
            <text:p>5.06994016336834E-011</text:p>
          </table:table-cell>
          <table:table-cell table:formula="of:=[.N162]/[.$B$15]" office:value-type="float" office:value="0.0709791622871567" calcext:value-type="float">
            <text:p>0.070979162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8.839714" calcext:value-type="float">
            <text:p>68.839714</text:p>
          </table:table-cell>
          <table:table-cell office:value-type="float" office:value="262" calcext:value-type="float">
            <text:p>262</text:p>
          </table:table-cell>
          <table:table-cell table:formula="of:=[.I163]*[.$J$2]" office:value-type="float" office:value="26.2" calcext:value-type="float">
            <text:p>26.2</text:p>
          </table:table-cell>
          <table:table-cell table:formula="of:=[.J163]*[.$I$17]" office:value-type="float" office:value="63.82844" calcext:value-type="float">
            <text:p>63.82844</text:p>
          </table:table-cell>
          <table:table-cell table:formula="of:=[.H163]-[.K163]" office:value-type="float" office:value="5.01127399999999" calcext:value-type="float">
            <text:p>5.011274</text:p>
          </table:table-cell>
          <table:table-cell table:formula="of:=[.L163]-[.$M$15]" office:value-type="float" office:value="1.73057577777777" calcext:value-type="float">
            <text:p>1.7305757778</text:p>
          </table:table-cell>
          <table:table-cell table:formula="of:=[.M163]/([.$L$156]*[.$I$18])" office:value-type="float" office:value="0.0000108160986111111" calcext:value-type="float">
            <text:p>1.08160986111111E-005</text:p>
          </table:table-cell>
          <table:table-cell table:formula="of:=[.N163]/[.$C$15]" office:value-type="float" office:value="0.0000000000730839420853478" calcext:value-type="float">
            <text:p>7.30839420853478E-011</text:p>
          </table:table-cell>
          <table:table-cell table:formula="of:=[.N163]/[.$B$15]" office:value-type="float" office:value="0.102317518919487" calcext:value-type="float">
            <text:p>0.102317518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7.759438" calcext:value-type="float">
            <text:p>67.759438</text:p>
          </table:table-cell>
          <table:table-cell office:value-type="float" office:value="263" calcext:value-type="float">
            <text:p>263</text:p>
          </table:table-cell>
          <table:table-cell table:formula="of:=[.I164]*[.$J$2]" office:value-type="float" office:value="26.3" calcext:value-type="float">
            <text:p>26.3</text:p>
          </table:table-cell>
          <table:table-cell table:formula="of:=[.J164]*[.$I$17]" office:value-type="float" office:value="64.07206" calcext:value-type="float">
            <text:p>64.07206</text:p>
          </table:table-cell>
          <table:table-cell table:formula="of:=[.H164]-[.K164]" office:value-type="float" office:value="3.68737800000001" calcext:value-type="float">
            <text:p>3.687378</text:p>
          </table:table-cell>
          <table:table-cell table:formula="of:=[.L164]-[.$M$15]" office:value-type="float" office:value="0.40667977777779" calcext:value-type="float">
            <text:p>0.4066797778</text:p>
          </table:table-cell>
          <table:table-cell table:formula="of:=[.M164]/([.$L$156]*[.$I$18])" office:value-type="float" office:value="0.00000254174861111119" calcext:value-type="float">
            <text:p>2.54174861111119E-006</text:p>
          </table:table-cell>
          <table:table-cell table:formula="of:=[.N164]/[.$C$15]" office:value-type="float" office:value="0.0000000000171744928526388" calcext:value-type="float">
            <text:p>1.71744928526388E-011</text:p>
          </table:table-cell>
          <table:table-cell table:formula="of:=[.N164]/[.$B$15]" office:value-type="float" office:value="0.0240442899936943" calcext:value-type="float">
            <text:p>0.0240442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8.539673" calcext:value-type="float">
            <text:p>68.539673</text:p>
          </table:table-cell>
          <table:table-cell table:style-name="ce23" office:value-type="float" office:value="262" calcext:value-type="float">
            <text:p>262</text:p>
          </table:table-cell>
          <table:table-cell table:formula="of:=[.I165]*[.$J$2]" office:value-type="float" office:value="26.2" calcext:value-type="float">
            <text:p>26.2</text:p>
          </table:table-cell>
          <table:table-cell table:formula="of:=[.J165]*[.$I$17]" office:value-type="float" office:value="63.82844" calcext:value-type="float">
            <text:p>63.82844</text:p>
          </table:table-cell>
          <table:table-cell table:formula="of:=[.H165]-[.K165]" office:value-type="float" office:value="4.71123299999999" calcext:value-type="float">
            <text:p>4.711233</text:p>
          </table:table-cell>
          <table:table-cell table:formula="of:=[.L165]-[.$M$15]" office:value-type="float" office:value="1.43053477777777" calcext:value-type="float">
            <text:p>1.4305347778</text:p>
          </table:table-cell>
          <table:table-cell table:formula="of:=[.M165]/([.$L$156]*[.$I$18])" office:value-type="float" office:value="0.00000894084236111104" calcext:value-type="float">
            <text:p>8.94084236111104E-006</text:p>
          </table:table-cell>
          <table:table-cell table:formula="of:=[.N165]/[.$C$15]" office:value-type="float" office:value="0.0000000000604129112360728" calcext:value-type="float">
            <text:p>6.04129112360728E-011</text:p>
          </table:table-cell>
          <table:table-cell table:formula="of:=[.N165]/[.$B$15]" office:value-type="float" office:value="0.0845780757305018" calcext:value-type="float">
            <text:p>0.084578075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8.786751" calcext:value-type="float">
            <text:p>68.786751</text:p>
          </table:table-cell>
          <table:table-cell table:style-name="ce23" office:value-type="float" office:value="262" calcext:value-type="float">
            <text:p>262</text:p>
          </table:table-cell>
          <table:table-cell table:formula="of:=[.I166]*[.$J$2]" office:value-type="float" office:value="26.2" calcext:value-type="float">
            <text:p>26.2</text:p>
          </table:table-cell>
          <table:table-cell table:formula="of:=[.J166]*[.$I$17]" office:value-type="float" office:value="63.82844" calcext:value-type="float">
            <text:p>63.82844</text:p>
          </table:table-cell>
          <table:table-cell table:formula="of:=[.H166]-[.K166]" office:value-type="float" office:value="4.95831099999999" calcext:value-type="float">
            <text:p>4.958311</text:p>
          </table:table-cell>
          <table:table-cell table:formula="of:=[.L166]-[.$M$15]" office:value-type="float" office:value="1.67761277777777" calcext:value-type="float">
            <text:p>1.6776127778</text:p>
          </table:table-cell>
          <table:table-cell table:formula="of:=[.M166]/([.$L$156]*[.$I$18])" office:value-type="float" office:value="0.0000104850798611111" calcext:value-type="float">
            <text:p>1.04850798611111E-005</text:p>
          </table:table-cell>
          <table:table-cell table:formula="of:=[.N166]/[.$C$15]" office:value-type="float" office:value="0.000000000070847261742094" calcext:value-type="float">
            <text:p>7.0847261742094E-011</text:p>
          </table:table-cell>
          <table:table-cell table:formula="of:=[.N166]/[.$B$15]" office:value-type="float" office:value="0.0991861664389316" calcext:value-type="float">
            <text:p>0.099186166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68.5371645555556" calcext:value-type="float">
            <text:p>68.5371645556</text:p>
          </table:table-cell>
          <table:table-cell table:style-name="ce23" table:formula="of:=AVERAGE([.I158:.I166])" office:value-type="float" office:value="262.555555555556" calcext:value-type="float">
            <text:p>262.5555555556</text:p>
          </table:table-cell>
          <table:table-cell table:style-name="ce23" table:formula="of:=AVERAGE([.J158:.J166])" office:value-type="float" office:value="26.2555555555556" calcext:value-type="float">
            <text:p>26.2555555556</text:p>
          </table:table-cell>
          <table:table-cell table:style-name="ce23" table:formula="of:=AVERAGE([.K158:.K166])" office:value-type="float" office:value="63.9637844444444" calcext:value-type="float">
            <text:p>63.9637844444</text:p>
          </table:table-cell>
          <table:table-cell table:formula="of:=AVERAGE([.L158:.L166])" office:value-type="float" office:value="4.57338011111111" calcext:value-type="float">
            <text:p>4.5733801111</text:p>
          </table:table-cell>
          <table:table-cell table:formula="of:=AVERAGE([.M158:.M166])" office:value-type="float" office:value="1.29268188888889" calcext:value-type="float">
            <text:p>1.2926818889</text:p>
          </table:table-cell>
          <table:table-cell table:style-name="ce23" table:formula="of:=AVERAGE([.N158:.N166])" office:value-type="float" office:value="0.00000807926180555557" calcext:value-type="float">
            <text:p>8.07926180555557E-006</text:p>
          </table:table-cell>
          <table:table-cell table:style-name="ce30" table:formula="of:=AVERAGE([.O158:.O166])" office:value-type="float" office:value="0.0000000000545912461710564" calcext:value-type="float">
            <text:p>5.45912461710564E-011</text:p>
          </table:table-cell>
          <table:table-cell table:style-name="ce38" table:formula="of:=AVERAGE([.P158:.P166])" office:value-type="float" office:value="0.0764277446394789" calcext:value-type="float">
            <text:p>0.0764277446</text:p>
          </table:table-cell>
          <table:table-cell table:formula="of:=[.O168]/[.$O$15]*100" office:value-type="float" office:value="47.31304377028" calcext:value-type="float">
            <text:p>47.3130437703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58:.H166])" office:value-type="float" office:value="0.472047674781666" calcext:value-type="float">
            <text:p>0.4720476748</text:p>
          </table:table-cell>
          <table:table-cell table:style-name="ce24" table:formula="of:=STDEV([.I158:.I166])" office:value-type="float" office:value="0.52704627669473" calcext:value-type="float">
            <text:p>0.5270462767</text:p>
          </table:table-cell>
          <table:table-cell table:style-name="ce24" table:formula="of:=STDEV([.J158:.J166])" office:value-type="float" office:value="0.0527046276694719" calcext:value-type="float">
            <text:p>0.0527046277</text:p>
          </table:table-cell>
          <table:table-cell table:style-name="ce24" table:formula="of:=STDEV([.K158:.K166])" office:value-type="float" office:value="0.128399013928363" calcext:value-type="float">
            <text:p>0.1283990139</text:p>
          </table:table-cell>
          <table:table-cell table:style-name="ce24" table:formula="of:=STDEV([.L158:.L166])" office:value-type="float" office:value="0.4965878347333" calcext:value-type="float">
            <text:p>0.4965878347</text:p>
          </table:table-cell>
          <table:table-cell table:style-name="ce24" table:formula="of:=STDEV([.M158:.M166])" office:value-type="float" office:value="0.4965878347333" calcext:value-type="float">
            <text:p>0.4965878347</text:p>
          </table:table-cell>
          <table:table-cell table:style-name="ce24" table:formula="of:=STDEV([.N158:.N166])" office:value-type="float" office:value="0.00000310367396708313" calcext:value-type="float">
            <text:p>3.10367396708313E-006</text:p>
          </table:table-cell>
          <table:table-cell table:style-name="ce31" table:formula="of:=STDEV([.O158:.O166])" office:value-type="float" office:value="0.0000000000209713998196253" calcext:value-type="float">
            <text:p>2.09713998196253E-011</text:p>
          </table:table-cell>
          <table:table-cell table:style-name="ce39" table:formula="of:=STDEV([.P158:.P166])" office:value-type="float" office:value="0.0293599597474755" calcext:value-type="float">
            <text:p>0.0293599597</text:p>
          </table:table-cell>
          <table:table-cell table:formula="of:=[.O169]/[.O168]*100" office:value-type="float" office:value="38.4153161734273" calcext:value-type="float">
            <text:p>38.4153161734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</table:table>
      <table:table table:name="Image 270x225, NbIterations=4, maxDisparity=60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column table:style-name="co7" table:number-columns-repeated="2" table:default-cell-style-name="ce23"/>
        <table:table-column table:style-name="co11" table:default-cell-style-name="ce27"/>
        <table:table-column table:style-name="co7" table:default-cell-style-name="ce29"/>
        <table:table-column table:style-name="co7" table:default-cell-style-name="ce36"/>
        <table:table-column table:style-name="co7" table:number-columns-repeated="14" table:default-cell-style-name="Default"/>
        <table:table-row table:style-name="ro1">
          <table:table-cell office:value-type="string" calcext:value-type="string">
            <text:p>Scenario 352 (core 1)</text:p>
          </table:table-cell>
          <table:table-cell table:number-columns-repeated="6"/>
          <table:table-cell table:style-name="Default" office:value-type="string" calcext:value-type="string">
            <text:p>On A7_Core1</text:p>
          </table:table-cell>
          <table:table-cell table:style-name="Default" table:number-columns-repeated="8"/>
          <table:table-cell table:number-columns-repeated="3"/>
          <table:table-cell table:style-name="ce10" table:number-columns-repeated="11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1" office:value-type="float" office:value="0.1" calcext:value-type="float">
            <text:p>0.1</text:p>
          </table:table-cell>
          <table:table-cell table:style-name="ce21"/>
          <table:table-cell table:style-name="Default" table:number-columns-repeated="5"/>
          <table:table-cell table:number-columns-repeated="3"/>
          <table:table-cell table:style-name="ce10" table:number-columns-repeated="11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/>
          <table:table-cell table:style-name="ce1"/>
          <table:table-cell table:style-name="ce19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2" office:value-type="string" calcext:value-type="string">
            <text:p>Dynamic average P (W)</text:p>
          </table:table-cell>
          <table:table-cell table:style-name="ce28" office:value-type="string" calcext:value-type="string">
            <text:p>Dynamic E/cycle (J)</text:p>
          </table:table-cell>
          <table:table-cell table:style-name="ce44"/>
          <table:table-cell table:number-columns-repeated="3"/>
          <table:table-cell table:style-name="ce23"/>
          <table:table-cell table:style-name="ce48"/>
          <table:table-cell table:style-name="ce23" table:number-columns-repeated="4"/>
          <table:table-cell table:style-name="ce48" table:number-columns-repeated="2"/>
          <table:table-cell table:style-name="ce51"/>
          <table:table-cell table:style-name="ce10" table:number-columns-repeated="2"/>
        </table:table-row>
        <table:table-row table:style-name="ro3">
          <table:table-cell table:style-name="ce2" office:value-type="float" office:value="47740533464.1778" calcext:value-type="float">
            <text:p>47740533464.1778</text:p>
          </table:table-cell>
          <table:table-cell table:formula="of:=[.A4]/1000000000000" office:value-type="float" office:value="0.0477405334641778" calcext:value-type="float">
            <text:p>0.0477405335</text:p>
          </table:table-cell>
          <table:table-cell table:formula="of:=[.B4]*[.$L$17]" office:value-type="float" office:value="66836746.8498489" calcext:value-type="float">
            <text:p>66836746.8498489</text:p>
          </table:table-cell>
          <table:table-cell table:style-name="ce7" office:value-type="string" calcext:value-type="string">
            <text:p>Write_PPM</text:p>
          </table:table-cell>
          <table:table-cell table:style-name="ce9" table:formula="of:=[.P33]" office:value-type="float" office:value="0.157375493209298" calcext:value-type="float">
            <text:p>0.157</text:p>
          </table:table-cell>
          <table:table-cell table:style-name="ce12"/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3" office:value-type="float" office:value="30627661112.8889" calcext:value-type="float">
            <text:p>30627661112.8889</text:p>
          </table:table-cell>
          <table:table-cell table:formula="of:=[.A5]/1000000000000" office:value-type="float" office:value="0.0306276611128889" calcext:value-type="float">
            <text:p>0.0306276611</text:p>
          </table:table-cell>
          <table:table-cell table:formula="of:=[.B5]*[.$L$17]" office:value-type="float" office:value="42878725.5580445" calcext:value-type="float">
            <text:p>42878725.5580445</text:p>
          </table:table-cell>
          <table:table-cell table:style-name="ce7" office:value-type="string" calcext:value-type="string">
            <text:p>ComputeHorWeights</text:p>
          </table:table-cell>
          <table:table-cell table:style-name="ce9" table:formula="of:=[.P48]" office:value-type="float" office:value="0.18442936930124" calcext:value-type="float">
            <text:p>0.184</text:p>
          </table:table-cell>
          <table:table-cell table:style-name="ce12"/>
          <table:table-cell/>
          <table:table-cell table:style-name="ce2"/>
          <table:table-cell table:style-name="ce3" office:value-type="float" office:value="55.254364" calcext:value-type="float">
            <text:p>55.254364</text:p>
          </table:table-cell>
          <table:table-cell office:value-type="float" office:value="214" calcext:value-type="float">
            <text:p>214</text:p>
          </table:table-cell>
          <table:table-cell table:style-name="Default" table:formula="of:=[.J5]*[.$J$2]" office:value-type="float" office:value="21.4" calcext:value-type="float">
            <text:p>21.4</text:p>
          </table:table-cell>
          <table:table-cell table:style-name="Default" table:formula="of:=[.$I$17]*[.K5]" office:value-type="float" office:value="52.13468" calcext:value-type="float">
            <text:p>52.13468</text:p>
          </table:table-cell>
          <table:table-cell table:style-name="Default" table:formula="of:=[.I5]-[.L5]" office:value-type="float" office:value="3.119684" calcext:value-type="float">
            <text:p>3.119684</text:p>
          </table:table-cell>
          <table:table-cell table:style-name="Default" table:formula="of:=[.M5]/[.K5]" office:value-type="float" office:value="0.145779626168224" calcext:value-type="float">
            <text:p>0.1457796262</text:p>
          </table:table-cell>
          <table:table-cell table:formula="of:=[.M5]/([.K5]*[.$L$17])" office:value-type="float" office:value="0.000000000104128304405874" calcext:value-type="float">
            <text:p>1.04128304405874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3" office:value-type="float" office:value="30627661112.8889" calcext:value-type="float">
            <text:p>30627661112.8889</text:p>
          </table:table-cell>
          <table:table-cell table:formula="of:=[.A6]/1000000000000" office:value-type="float" office:value="0.0306276611128889" calcext:value-type="float">
            <text:p>0.0306276611</text:p>
          </table:table-cell>
          <table:table-cell table:formula="of:=[.B6]*[.$L$17]" office:value-type="float" office:value="42878725.5580445" calcext:value-type="float">
            <text:p>42878725.5580445</text:p>
          </table:table-cell>
          <table:table-cell table:style-name="ce7" office:value-type="string" calcext:value-type="string">
            <text:p>ComputeVertWeights</text:p>
          </table:table-cell>
          <table:table-cell table:style-name="ce9" table:formula="of:=[.P63]" office:value-type="float" office:value="0.181053568305278" calcext:value-type="float">
            <text:p>0.181</text:p>
          </table:table-cell>
          <table:table-cell table:style-name="ce12"/>
          <table:table-cell/>
          <table:table-cell table:style-name="ce2"/>
          <table:table-cell table:style-name="ce3" office:value-type="float" office:value="55.382896" calcext:value-type="float">
            <text:p>55.382896</text:p>
          </table:table-cell>
          <table:table-cell office:value-type="float" office:value="214" calcext:value-type="float">
            <text:p>214</text:p>
          </table:table-cell>
          <table:table-cell table:style-name="Default" table:formula="of:=[.J6]*[.$J$2]" office:value-type="float" office:value="21.4" calcext:value-type="float">
            <text:p>21.4</text:p>
          </table:table-cell>
          <table:table-cell table:style-name="Default" table:formula="of:=[.$I$17]*[.K6]" office:value-type="float" office:value="52.13468" calcext:value-type="float">
            <text:p>52.13468</text:p>
          </table:table-cell>
          <table:table-cell table:style-name="Default" table:formula="of:=[.I6]-[.L6]" office:value-type="float" office:value="3.248216" calcext:value-type="float">
            <text:p>3.248216</text:p>
          </table:table-cell>
          <table:table-cell table:style-name="Default" table:formula="of:=[.M6]/[.K6]" office:value-type="float" office:value="0.151785794392523" calcext:value-type="float">
            <text:p>0.1517857944</text:p>
          </table:table-cell>
          <table:table-cell table:formula="of:=[.M6]/([.K6]*[.$L$17])" office:value-type="float" office:value="0.000000000108418424566088" calcext:value-type="float">
            <text:p>1.08418424566088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3" office:value-type="float" office:value="26738325176.32" calcext:value-type="float">
            <text:p>26738325176.32</text:p>
          </table:table-cell>
          <table:table-cell table:formula="of:=[.A7]/1000000000000" office:value-type="float" office:value="0.02673832517632" calcext:value-type="float">
            <text:p>0.0267383252</text:p>
          </table:table-cell>
          <table:table-cell table:formula="of:=[.B7]*[.$L$17]" office:value-type="float" office:value="37433655.246848" calcext:value-type="float">
            <text:p>37433655.246848</text:p>
          </table:table-cell>
          <table:table-cell table:style-name="ce7" office:value-type="string" calcext:value-type="string">
            <text:p>AggregateCost</text:p>
          </table:table-cell>
          <table:table-cell table:style-name="ce9" table:formula="of:=[.P78]" office:value-type="float" office:value="0.157500640207" calcext:value-type="float">
            <text:p>0.158</text:p>
          </table:table-cell>
          <table:table-cell table:style-name="ce12"/>
          <table:table-cell/>
          <table:table-cell table:style-name="ce2"/>
          <table:table-cell table:style-name="ce3" office:value-type="float" office:value="55.551765" calcext:value-type="float">
            <text:p>55.551765</text:p>
          </table:table-cell>
          <table:table-cell office:value-type="float" office:value="214" calcext:value-type="float">
            <text:p>214</text:p>
          </table:table-cell>
          <table:table-cell table:style-name="Default" table:formula="of:=[.J7]*[.$J$2]" office:value-type="float" office:value="21.4" calcext:value-type="float">
            <text:p>21.4</text:p>
          </table:table-cell>
          <table:table-cell table:style-name="Default" table:formula="of:=[.$I$17]*[.K7]" office:value-type="float" office:value="52.13468" calcext:value-type="float">
            <text:p>52.13468</text:p>
          </table:table-cell>
          <table:table-cell table:style-name="Default" table:formula="of:=[.I7]-[.L7]" office:value-type="float" office:value="3.417085" calcext:value-type="float">
            <text:p>3.417085</text:p>
          </table:table-cell>
          <table:table-cell table:style-name="Default" table:formula="of:=[.M7]/[.K7]" office:value-type="float" office:value="0.159676869158878" calcext:value-type="float">
            <text:p>0.1596768692</text:p>
          </table:table-cell>
          <table:table-cell table:formula="of:=[.M7]/([.K7]*[.$L$17])" office:value-type="float" office:value="0.000000000114054906542056" calcext:value-type="float">
            <text:p>1.14054906542056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4632143512.65185" calcext:value-type="float">
            <text:p>4632143512.65185</text:p>
          </table:table-cell>
          <table:table-cell table:formula="of:=[.A8]/1000000000000" office:value-type="float" office:value="0.00463214351265185" calcext:value-type="float">
            <text:p>0.0046321435</text:p>
          </table:table-cell>
          <table:table-cell table:formula="of:=[.B8]*[.$L$17]" office:value-type="float" office:value="6485000.91771259" calcext:value-type="float">
            <text:p>6485000.91771259</text:p>
          </table:table-cell>
          <table:table-cell table:style-name="ce7" office:value-type="string" calcext:value-type="string">
            <text:p>CostConstruction</text:p>
          </table:table-cell>
          <table:table-cell table:style-name="ce9" table:formula="of:=[.P93]" office:value-type="float" office:value="0.138342102413697" calcext:value-type="float">
            <text:p>0.138</text:p>
          </table:table-cell>
          <table:table-cell table:style-name="ce12"/>
          <table:table-cell/>
          <table:table-cell table:style-name="ce2"/>
          <table:table-cell table:style-name="ce3" office:value-type="float" office:value="56.162876" calcext:value-type="float">
            <text:p>56.162876</text:p>
          </table:table-cell>
          <table:table-cell office:value-type="float" office:value="214" calcext:value-type="float">
            <text:p>214</text:p>
          </table:table-cell>
          <table:table-cell table:style-name="Default" table:formula="of:=[.J8]*[.$J$2]" office:value-type="float" office:value="21.4" calcext:value-type="float">
            <text:p>21.4</text:p>
          </table:table-cell>
          <table:table-cell table:style-name="Default" table:formula="of:=[.$I$17]*[.K8]" office:value-type="float" office:value="52.13468" calcext:value-type="float">
            <text:p>52.13468</text:p>
          </table:table-cell>
          <table:table-cell table:style-name="Default" table:formula="of:=[.I8]-[.L8]" office:value-type="float" office:value="4.02819599999999" calcext:value-type="float">
            <text:p>4.028196</text:p>
          </table:table-cell>
          <table:table-cell table:style-name="Default" table:formula="of:=[.M8]/[.K8]" office:value-type="float" office:value="0.188233457943925" calcext:value-type="float">
            <text:p>0.1882334579</text:p>
          </table:table-cell>
          <table:table-cell table:formula="of:=[.M8]/([.K8]*[.$L$17])" office:value-type="float" office:value="0.000000000134452469959946" calcext:value-type="float">
            <text:p>1.34452469959946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460094455.46667" calcext:value-type="float">
            <text:p>2460094455.46667</text:p>
          </table:table-cell>
          <table:table-cell table:formula="of:=[.A9]/1000000000000" office:value-type="float" office:value="0.00246009445546667" calcext:value-type="float">
            <text:p>0.0024600945</text:p>
          </table:table-cell>
          <table:table-cell table:formula="of:=[.B9]*[.$L$17]" office:value-type="float" office:value="3444132.23765334" calcext:value-type="float">
            <text:p>3444132.23765334</text:p>
          </table:table-cell>
          <table:table-cell table:style-name="ce7" office:value-type="string" calcext:value-type="string">
            <text:p>Census_L</text:p>
          </table:table-cell>
          <table:table-cell table:style-name="ce9" table:formula="of:=[.P108]" office:value-type="float" office:value="0.180338626661144" calcext:value-type="float">
            <text:p>0.180</text:p>
          </table:table-cell>
          <table:table-cell table:style-name="ce12"/>
          <table:table-cell/>
          <table:table-cell table:style-name="ce2"/>
          <table:table-cell table:style-name="ce3" office:value-type="float" office:value="55.716534" calcext:value-type="float">
            <text:p>55.716534</text:p>
          </table:table-cell>
          <table:table-cell office:value-type="float" office:value="214" calcext:value-type="float">
            <text:p>214</text:p>
          </table:table-cell>
          <table:table-cell table:style-name="Default" table:formula="of:=[.J9]*[.$J$2]" office:value-type="float" office:value="21.4" calcext:value-type="float">
            <text:p>21.4</text:p>
          </table:table-cell>
          <table:table-cell table:style-name="Default" table:formula="of:=[.$I$17]*[.K9]" office:value-type="float" office:value="52.13468" calcext:value-type="float">
            <text:p>52.13468</text:p>
          </table:table-cell>
          <table:table-cell table:style-name="Default" table:formula="of:=[.I9]-[.L9]" office:value-type="float" office:value="3.581854" calcext:value-type="float">
            <text:p>3.581854</text:p>
          </table:table-cell>
          <table:table-cell table:style-name="Default" table:formula="of:=[.M9]/[.K9]" office:value-type="float" office:value="0.167376355140187" calcext:value-type="float">
            <text:p>0.1673763551</text:p>
          </table:table-cell>
          <table:table-cell table:formula="of:=[.M9]/([.K9]*[.$L$17])" office:value-type="float" office:value="0.000000000119554539385848" calcext:value-type="float">
            <text:p>1.19554539385848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460094455.46667" calcext:value-type="float">
            <text:p>2460094455.46667</text:p>
          </table:table-cell>
          <table:table-cell table:formula="of:=[.A10]/1000000000000" office:value-type="float" office:value="0.00246009445546667" calcext:value-type="float">
            <text:p>0.0024600945</text:p>
          </table:table-cell>
          <table:table-cell table:formula="of:=[.B10]*[.$L$17]" office:value-type="float" office:value="3444132.23765334" calcext:value-type="float">
            <text:p>3444132.23765334</text:p>
          </table:table-cell>
          <table:table-cell table:style-name="ce7" office:value-type="string" calcext:value-type="string">
            <text:p>Census_R</text:p>
          </table:table-cell>
          <table:table-cell table:style-name="ce9" table:formula="of:=[.P108]" office:value-type="float" office:value="0.180338626661144" calcext:value-type="float">
            <text:p>0.180</text:p>
          </table:table-cell>
          <table:table-cell table:style-name="ce12"/>
          <table:table-cell/>
          <table:table-cell table:style-name="ce2"/>
          <table:table-cell table:style-name="ce3" office:value-type="float" office:value="55.57703" calcext:value-type="float">
            <text:p>55.57703</text:p>
          </table:table-cell>
          <table:table-cell office:value-type="float" office:value="214" calcext:value-type="float">
            <text:p>214</text:p>
          </table:table-cell>
          <table:table-cell table:style-name="Default" table:formula="of:=[.J10]*[.$J$2]" office:value-type="float" office:value="21.4" calcext:value-type="float">
            <text:p>21.4</text:p>
          </table:table-cell>
          <table:table-cell table:style-name="Default" table:formula="of:=[.$I$17]*[.K10]" office:value-type="float" office:value="52.13468" calcext:value-type="float">
            <text:p>52.13468</text:p>
          </table:table-cell>
          <table:table-cell table:style-name="Default" table:formula="of:=[.I10]-[.L10]" office:value-type="float" office:value="3.44235" calcext:value-type="float">
            <text:p>3.44235</text:p>
          </table:table-cell>
          <table:table-cell table:style-name="Default" table:formula="of:=[.M10]/[.K10]" office:value-type="float" office:value="0.160857476635514" calcext:value-type="float">
            <text:p>0.1608574766</text:p>
          </table:table-cell>
          <table:table-cell table:formula="of:=[.M10]/([.K10]*[.$L$17])" office:value-type="float" office:value="0.000000000114898197596796" calcext:value-type="float">
            <text:p>1.14898197596796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343177774.93333" calcext:value-type="float">
            <text:p>2343177774.93333</text:p>
          </table:table-cell>
          <table:table-cell table:formula="of:=[.A11]/1000000000000" office:value-type="float" office:value="0.00234317777493333" calcext:value-type="float">
            <text:p>0.0023431778</text:p>
          </table:table-cell>
          <table:table-cell table:formula="of:=[.B11]*[.$L$17]" office:value-type="float" office:value="3280448.88490666" calcext:value-type="float">
            <text:p>3280448.88490666</text:p>
          </table:table-cell>
          <table:table-cell table:style-name="ce7" office:value-type="string" calcext:value-type="string">
            <text:p>RGB2Gray_L</text:p>
          </table:table-cell>
          <table:table-cell table:style-name="ce9" table:formula="of:=[.P123]" office:value-type="float" office:value="0.138000507550659" calcext:value-type="float">
            <text:p>0.138</text:p>
          </table:table-cell>
          <table:table-cell table:style-name="ce12"/>
          <table:table-cell/>
          <table:table-cell table:style-name="ce2"/>
          <table:table-cell table:style-name="ce3" office:value-type="float" office:value="55.740593" calcext:value-type="float">
            <text:p>55.740593</text:p>
          </table:table-cell>
          <table:table-cell office:value-type="float" office:value="214" calcext:value-type="float">
            <text:p>214</text:p>
          </table:table-cell>
          <table:table-cell table:style-name="Default" table:formula="of:=[.J11]*[.$J$2]" office:value-type="float" office:value="21.4" calcext:value-type="float">
            <text:p>21.4</text:p>
          </table:table-cell>
          <table:table-cell table:style-name="Default" table:formula="of:=[.$I$17]*[.K11]" office:value-type="float" office:value="52.13468" calcext:value-type="float">
            <text:p>52.13468</text:p>
          </table:table-cell>
          <table:table-cell table:style-name="Default" table:formula="of:=[.I11]-[.L11]" office:value-type="float" office:value="3.60591299999999" calcext:value-type="float">
            <text:p>3.605913</text:p>
          </table:table-cell>
          <table:table-cell table:style-name="Default" table:formula="of:=[.M11]/[.K11]" office:value-type="float" office:value="0.168500607476635" calcext:value-type="float">
            <text:p>0.1685006075</text:p>
          </table:table-cell>
          <table:table-cell table:formula="of:=[.M11]/([.K11]*[.$L$17])" office:value-type="float" office:value="0.000000000120357576769025" calcext:value-type="float">
            <text:p>1.20357576769025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343177774.93333" calcext:value-type="float">
            <text:p>2343177774.93333</text:p>
          </table:table-cell>
          <table:table-cell table:formula="of:=[.A12]/1000000000000" office:value-type="float" office:value="0.00234317777493333" calcext:value-type="float">
            <text:p>0.0023431778</text:p>
          </table:table-cell>
          <table:table-cell table:formula="of:=[.B12]*[.$L$17]" office:value-type="float" office:value="3280448.88490666" calcext:value-type="float">
            <text:p>3280448.88490666</text:p>
          </table:table-cell>
          <table:table-cell table:style-name="ce7" office:value-type="string" calcext:value-type="string">
            <text:p>RGB2Gray_R</text:p>
          </table:table-cell>
          <table:table-cell table:style-name="ce9" table:formula="of:=[.P123]" office:value-type="float" office:value="0.138000507550659" calcext:value-type="float">
            <text:p>0.138</text:p>
          </table:table-cell>
          <table:table-cell table:style-name="ce12"/>
          <table:table-cell/>
          <table:table-cell table:style-name="ce2"/>
          <table:table-cell table:style-name="ce3" office:value-type="float" office:value="55.458324" calcext:value-type="float">
            <text:p>55.458324</text:p>
          </table:table-cell>
          <table:table-cell office:value-type="float" office:value="214" calcext:value-type="float">
            <text:p>214</text:p>
          </table:table-cell>
          <table:table-cell table:style-name="Default" table:formula="of:=[.J12]*[.$J$2]" office:value-type="float" office:value="21.4" calcext:value-type="float">
            <text:p>21.4</text:p>
          </table:table-cell>
          <table:table-cell table:style-name="Default" table:formula="of:=[.$I$17]*[.K12]" office:value-type="float" office:value="52.13468" calcext:value-type="float">
            <text:p>52.13468</text:p>
          </table:table-cell>
          <table:table-cell table:style-name="Default" table:formula="of:=[.I12]-[.L12]" office:value-type="float" office:value="3.32364399999999" calcext:value-type="float">
            <text:p>3.323644</text:p>
          </table:table-cell>
          <table:table-cell table:style-name="Default" table:formula="of:=[.M12]/[.K12]" office:value-type="float" office:value="0.155310467289719" calcext:value-type="float">
            <text:p>0.1553104673</text:p>
          </table:table-cell>
          <table:table-cell table:formula="of:=[.M12]/([.K12]*[.$L$17])" office:value-type="float" office:value="0.000000000110936048064085" calcext:value-type="float">
            <text:p>1.10936048064085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2226467777.48148" calcext:value-type="float">
            <text:p>2226467777.48148</text:p>
          </table:table-cell>
          <table:table-cell table:formula="of:=[.A13]/1000000000000" office:value-type="float" office:value="0.00222646777748148" calcext:value-type="float">
            <text:p>0.0022264678</text:p>
          </table:table-cell>
          <table:table-cell table:formula="of:=[.B13]*[.$L$17]" office:value-type="float" office:value="3117054.88847407" calcext:value-type="float">
            <text:p>3117054.88847407</text:p>
          </table:table-cell>
          <table:table-cell table:style-name="ce7" office:value-type="string" calcext:value-type="string">
            <text:p>disparitySelect</text:p>
          </table:table-cell>
          <table:table-cell table:style-name="ce9" table:formula="of:=[.P138]" office:value-type="float" office:value="0.124444773277247" calcext:value-type="float">
            <text:p>0.124</text:p>
          </table:table-cell>
          <table:table-cell table:style-name="ce12"/>
          <table:table-cell/>
          <table:table-cell table:style-name="ce2"/>
          <table:table-cell table:style-name="ce3" office:value-type="float" office:value="55.538681" calcext:value-type="float">
            <text:p>55.538681</text:p>
          </table:table-cell>
          <table:table-cell table:style-name="ce23" office:value-type="float" office:value="214" calcext:value-type="float">
            <text:p>214</text:p>
          </table:table-cell>
          <table:table-cell table:style-name="Default" table:formula="of:=[.J13]*[.$J$2]" office:value-type="float" office:value="21.4" calcext:value-type="float">
            <text:p>21.4</text:p>
          </table:table-cell>
          <table:table-cell table:style-name="Default" table:formula="of:=[.$I$17]*[.K13]" office:value-type="float" office:value="52.13468" calcext:value-type="float">
            <text:p>52.13468</text:p>
          </table:table-cell>
          <table:table-cell table:style-name="Default" table:formula="of:=[.I13]-[.L13]" office:value-type="float" office:value="3.40400099999999" calcext:value-type="float">
            <text:p>3.404001</text:p>
          </table:table-cell>
          <table:table-cell table:style-name="Default" table:formula="of:=[.M13]/[.K13]" office:value-type="float" office:value="0.159065467289719" calcext:value-type="float">
            <text:p>0.1590654673</text:p>
          </table:table-cell>
          <table:table-cell table:formula="of:=[.M13]/([.K13]*[.$L$17])" office:value-type="float" office:value="0.000000000113618190921228" calcext:value-type="float">
            <text:p>1.13618190921228E-010</text:p>
          </table:table-cell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1566724445.48741" calcext:value-type="float">
            <text:p>1566724445.48741</text:p>
          </table:table-cell>
          <table:table-cell table:formula="of:=[.A14]/1000000000000" office:value-type="float" office:value="0.00156672444548741" calcext:value-type="float">
            <text:p>0.0015667244</text:p>
          </table:table-cell>
          <table:table-cell table:formula="of:=[.B14]*[.$L$17]" office:value-type="float" office:value="2193414.22368237" calcext:value-type="float">
            <text:p>2193414.22368237</text:p>
          </table:table-cell>
          <table:table-cell table:style-name="ce7" office:value-type="string" calcext:value-type="string">
            <text:p>Median_Filter</text:p>
          </table:table-cell>
          <table:table-cell table:style-name="ce9" table:formula="of:=[.P153]" office:value-type="float" office:value="0.23633190462349" calcext:value-type="float">
            <text:p>0.236</text:p>
          </table:table-cell>
          <table:table-cell table:style-name="ce12"/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3"/>
          <table:table-cell table:style-name="ce23"/>
          <table:table-cell table:style-name="ce10" table:number-columns-repeated="6"/>
          <table:table-cell table:style-name="ce23"/>
          <table:table-cell table:style-name="ce10" table:number-columns-repeated="3"/>
        </table:table-row>
        <table:table-row table:style-name="ro3">
          <table:table-cell table:style-name="ce2" office:value-type="float" office:value="605655555.555556" calcext:value-type="float">
            <text:p>605655555.555556</text:p>
          </table:table-cell>
          <table:table-cell table:formula="of:=[.A15]/1000000000000" office:value-type="float" office:value="0.000605655555555556" calcext:value-type="float">
            <text:p>0.0006056556</text:p>
          </table:table-cell>
          <table:table-cell table:formula="of:=[.B15]*[.$L$17]" office:value-type="float" office:value="847917.777777779" calcext:value-type="float">
            <text:p>847917.777777779</text:p>
          </table:table-cell>
          <table:table-cell table:style-name="ce7" office:value-type="string" calcext:value-type="string">
            <text:p>Read_PPM1</text:p>
          </table:table-cell>
          <table:table-cell table:style-name="ce9" table:formula="of:=[.P168]" office:value-type="float" office:value="0.126848800198133" calcext:value-type="float">
            <text:p>0.127</text:p>
          </table:table-cell>
          <table:table-cell table:style-name="ce12"/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55.5981181111111" calcext:value-type="float">
            <text:p>55.5981181111</text:p>
          </table:table-cell>
          <table:table-cell table:style-name="Default" table:formula="of:=AVERAGE([.J5:.J14])" office:value-type="float" office:value="214" calcext:value-type="float">
            <text:p>214</text:p>
          </table:table-cell>
          <table:table-cell table:style-name="Default" table:formula="of:=AVERAGE([.K5:.K14])" office:value-type="float" office:value="21.4" calcext:value-type="float">
            <text:p>21.4</text:p>
          </table:table-cell>
          <table:table-cell table:style-name="Default" table:formula="of:=AVERAGE([.L5:.L14])" office:value-type="float" office:value="52.13468" calcext:value-type="float">
            <text:p>52.13468</text:p>
          </table:table-cell>
          <table:table-cell table:style-name="Default" table:formula="of:=AVERAGE([.M5:.M14])" office:value-type="float" office:value="3.46343811111111" calcext:value-type="float">
            <text:p>3.4634381111</text:p>
          </table:table-cell>
          <table:table-cell table:style-name="ce26" table:formula="of:=AVERAGE([.N5:.N14])" office:value-type="float" office:value="0.16184290238837" calcext:value-type="float">
            <text:p>0.1618429024</text:p>
          </table:table-cell>
          <table:table-cell table:style-name="ce30" table:formula="of:=AVERAGE([.O4:.O13])" office:value-type="float" office:value="0.00000000011560207313455" calcext:value-type="float">
            <text:p>1.1560207313455E-010</text:p>
          </table:table-cell>
          <table:table-cell table:style-name="ce23"/>
          <table:table-cell table:number-columns-repeated="3"/>
          <table:table-cell table:style-name="ce23"/>
          <table:table-cell table:style-name="ce10" table:number-columns-repeated="6"/>
          <table:table-cell table:style-name="ce23" table:number-columns-repeated="2"/>
          <table:table-cell table:style-name="ce10" table:number-columns-repeated="2"/>
        </table:table-row>
        <table:table-row table:style-name="ro3">
          <table:table-cell table:style-name="ce2" office:value-type="float" office:value="605655555.555556" calcext:value-type="float">
            <text:p>605655555.555556</text:p>
          </table:table-cell>
          <table:table-cell table:formula="of:=[.A16]/1000000000000" office:value-type="float" office:value="0.000605655555555556" calcext:value-type="float">
            <text:p>0.0006056556</text:p>
          </table:table-cell>
          <table:table-cell table:formula="of:=[.B16]*[.$L$17]" office:value-type="float" office:value="847917.777777779" calcext:value-type="float">
            <text:p>847917.777777779</text:p>
          </table:table-cell>
          <table:table-cell table:style-name="ce7" office:value-type="string" calcext:value-type="string">
            <text:p>Read_PPM0</text:p>
          </table:table-cell>
          <table:table-cell table:style-name="ce9" table:formula="of:=[.P168]" office:value-type="float" office:value="0.126848800198133" calcext:value-type="float">
            <text:p>0.127</text:p>
          </table:table-cell>
          <table:table-cell table:style-name="ce12"/>
          <table:table-cell/>
          <table:table-cell table:style-name="ce4" office:value-type="string" calcext:value-type="string">
            <text:p>stdev</text:p>
          </table:table-cell>
          <table:table-cell table:style-name="ce20" table:formula="of:=STDEV([.I5:.I13])" office:value-type="float" office:value="0.260631161510592" calcext:value-type="float">
            <text:p>0.2606311615</text:p>
          </table:table-cell>
          <table:table-cell table:style-name="ce20" table:formula="of:=STDEV([.J5:.J13])" office:value-type="float" office:value="0" calcext:value-type="float">
            <text:p>0</text:p>
          </table:table-cell>
          <table:table-cell table:style-name="ce20" table:formula="of:=STDEV([.K5:.K13])" office:value-type="float" office:value="0" calcext:value-type="float">
            <text:p>0</text:p>
          </table:table-cell>
          <table:table-cell table:style-name="ce20" table:formula="of:=STDEV([.L5:.L13])" office:value-type="float" office:value="0" calcext:value-type="float">
            <text:p>0</text:p>
          </table:table-cell>
          <table:table-cell table:style-name="ce20" table:formula="of:=STDEV([.M5:.M13])" office:value-type="float" office:value="0.260631161510592" calcext:value-type="float">
            <text:p>0.2606311615</text:p>
          </table:table-cell>
          <table:table-cell table:style-name="ce20" table:formula="of:=STDEV([.N5:.N13])" office:value-type="float" office:value="0.0121790262388127" calcext:value-type="float">
            <text:p>0.0121790262</text:p>
          </table:table-cell>
          <table:table-cell table:style-name="ce40" table:formula="of:=STDEV([.O4:.O13])" office:value-type="float" office:value="0.0000000000086993044562948" calcext:value-type="float">
            <text:p>8.6993044562948E-012</text:p>
          </table:table-cell>
          <table:table-cell table:style-name="ce23"/>
          <table:table-cell table:number-columns-repeated="3"/>
          <table:table-cell table:style-name="ce23" table:number-columns-repeated="9"/>
          <table:table-cell table:style-name="ce10" table:number-columns-repeated="2"/>
        </table:table-row>
        <table:table-row table:style-name="ro3">
          <table:table-cell table:style-name="ce2" office:value-type="float" office:value="6988888.88888889" calcext:value-type="float">
            <text:p>6988888.88888889</text:p>
          </table:table-cell>
          <table:table-cell table:formula="of:=[.A17]/1000000000000" office:value-type="float" office:value="0.00000698888888888889" calcext:value-type="float">
            <text:p>6.98888888888889E-006</text:p>
          </table:table-cell>
          <table:table-cell table:formula="of:=[.B17]*[.$L$17]" office:value-type="float" office:value="9784.44444444444" calcext:value-type="float">
            <text:p>9784.4444444445</text:p>
          </table:table-cell>
          <table:table-cell table:style-name="ce7" office:value-type="string" calcext:value-type="string">
            <text:p>Split</text:p>
          </table:table-cell>
          <table:table-cell table:style-name="ce9" table:formula="of:=AVERAGE([.$E$4:.$E$16])" office:value-type="float" office:value="0.159219516935163" calcext:value-type="float">
            <text:p>0.159</text:p>
          </table:table-cell>
          <table:table-cell table:style-name="ce12"/>
          <table:table-cell/>
          <table:table-cell table:style-name="Default" office:value-type="string" calcext:value-type="string">
            <text:p>Static power</text:p>
          </table:table-cell>
          <table:table-cell table:style-name="ce21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1" office:value-type="float" office:value="1400000000" calcext:value-type="float">
            <text:p>1400000000</text:p>
          </table:table-cell>
          <table:table-cell table:style-name="Default" table:number-columns-repeated="4"/>
          <table:table-cell table:number-columns-repeated="3"/>
          <table:table-cell table:style-name="ce10"/>
          <table:table-cell table:style-name="ce49"/>
          <table:table-cell table:style-name="ce10" table:number-columns-repeated="2"/>
          <table:table-cell table:style-name="ce49"/>
          <table:table-cell table:style-name="ce10" table:number-columns-repeated="6"/>
        </table:table-row>
        <table:table-row table:style-name="ro3">
          <table:table-cell table:style-name="ce2" office:value-type="float" office:value="5888888.88888889" calcext:value-type="float">
            <text:p>5888888.88888889</text:p>
          </table:table-cell>
          <table:table-cell table:formula="of:=[.A18]/1000000000000" office:value-type="float" office:value="0.00000588888888888889" calcext:value-type="float">
            <text:p>5.88888888888889E-006</text:p>
          </table:table-cell>
          <table:table-cell table:formula="of:=[.B18]*[.$L$17]" office:value-type="float" office:value="8244.44444444445" calcext:value-type="float">
            <text:p>8244.4444444445</text:p>
          </table:table-cell>
          <table:table-cell table:style-name="ce7" office:value-type="string" calcext:value-type="string">
            <text:p>DisparityGen</text:p>
          </table:table-cell>
          <table:table-cell table:style-name="ce9" table:formula="of:=AVERAGE([.$E$4:.$E$16])" office:value-type="float" office:value="0.159219516935163" calcext:value-type="float">
            <text:p>0.159</text:p>
          </table:table-cell>
          <table:table-cell table:style-name="ce12"/>
          <table:table-cell/>
          <table:table-cell table:style-name="Default" office:value-type="string" calcext:value-type="string">
            <text:p>Repeat appli</text:p>
          </table:table-cell>
          <table:table-cell table:style-name="ce46" office:value-type="float" office:value="10" calcext:value-type="float">
            <text:p>1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3"/>
          <table:table-cell table:style-name="ce10"/>
          <table:table-cell table:style-name="ce49"/>
          <table:table-cell table:style-name="ce10" table:number-columns-repeated="9"/>
        </table:table-row>
        <table:table-row table:style-name="ro3">
          <table:table-cell table:style-name="ce2" office:value-type="float" office:value="7077777.77777778" calcext:value-type="float">
            <text:p>7077777.77777778</text:p>
          </table:table-cell>
          <table:table-cell table:formula="of:=[.A19]/1000000000000" office:value-type="float" office:value="0.00000707777777777778" calcext:value-type="float">
            <text:p>7.07777777777778E-006</text:p>
          </table:table-cell>
          <table:table-cell table:formula="of:=[.B19]*[.$L$17]" office:value-type="float" office:value="9908.88888888889" calcext:value-type="float">
            <text:p>9908.8888888889</text:p>
          </table:table-cell>
          <table:table-cell table:style-name="ce7" office:value-type="string" calcext:value-type="string">
            <text:p>Display_rgb0</text:p>
          </table:table-cell>
          <table:table-cell table:style-name="ce9" table:formula="of:=AVERAGE([.$E$4:.$E$16])" office:value-type="float" office:value="0.159219516935163" calcext:value-type="float">
            <text:p>0.159</text:p>
          </table:table-cell>
          <table:table-cell table:style-name="ce12"/>
          <table:table-cell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style-name="ce2" office:value-type="float" office:value="7077777.77777778" calcext:value-type="float">
            <text:p>7077777.77777778</text:p>
          </table:table-cell>
          <table:table-cell table:formula="of:=[.A20]/1000000000000" office:value-type="float" office:value="0.00000707777777777778" calcext:value-type="float">
            <text:p>7.07777777777778E-006</text:p>
          </table:table-cell>
          <table:table-cell table:formula="of:=[.B20]*[.$L$17]" office:value-type="float" office:value="9908.88888888889" calcext:value-type="float">
            <text:p>9908.8888888889</text:p>
          </table:table-cell>
          <table:table-cell table:style-name="ce7" office:value-type="string" calcext:value-type="string">
            <text:p>Display_RGB1</text:p>
          </table:table-cell>
          <table:table-cell table:style-name="ce9" table:formula="of:=AVERAGE([.$E$4:.$E$16])" office:value-type="float" office:value="0.159219516935163" calcext:value-type="float">
            <text:p>0.159</text:p>
          </table:table-cell>
          <table:table-cell table:style-name="ce12"/>
          <table:table-cell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style-name="ce4" office:value-type="float" office:value="5500000" calcext:value-type="float">
            <text:p>5500000</text:p>
          </table:table-cell>
          <table:table-cell table:formula="of:=[.A21]/1000000000000" office:value-type="float" office:value="0.0000055" calcext:value-type="float">
            <text:p>0.0000055</text:p>
          </table:table-cell>
          <table:table-cell table:formula="of:=[.B21]*[.$L$17]" office:value-type="float" office:value="7700" calcext:value-type="float">
            <text:p>7700</text:p>
          </table:table-cell>
          <table:table-cell table:style-name="ce8" office:value-type="string" calcext:value-type="string">
            <text:p>OffsetGen</text:p>
          </table:table-cell>
          <table:table-cell table:style-name="ce9" table:formula="of:=AVERAGE([.$E$4:.$E$16])" office:value-type="float" office:value="0.159219516935163" calcext:value-type="float">
            <text:p>0.159</text:p>
          </table:table-cell>
          <table:table-cell table:style-name="ce13"/>
          <table:table-cell/>
          <table:table-cell table:style-name="ce16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4"/>
          <table:table-cell table:number-columns-repeated="3"/>
          <table:table-cell table:style-name="ce23"/>
          <table:table-cell table:style-name="ce10" table:number-columns-repeated="10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47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48" table:number-columns-repeated="7"/>
          <table:table-cell table:style-name="ce50"/>
          <table:table-cell table:style-name="ce48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03.916656" calcext:value-type="float">
            <text:p>103.916656</text:p>
          </table:table-cell>
          <table:table-cell office:value-type="float" office:value="400" calcext:value-type="float">
            <text:p>400</text:p>
          </table:table-cell>
          <table:table-cell table:formula="of:=[.I23]*[.$J$2]" office:value-type="float" office:value="40" calcext:value-type="float">
            <text:p>40</text:p>
          </table:table-cell>
          <table:table-cell table:formula="of:=[.J23]*[.$I$17]" office:value-type="float" office:value="97.448" calcext:value-type="float">
            <text:p>97.448</text:p>
          </table:table-cell>
          <table:table-cell table:formula="of:=[.H23]-[.K23]" office:value-type="float" office:value="6.46865600000001" calcext:value-type="float">
            <text:p>6.468656</text:p>
          </table:table-cell>
          <table:table-cell table:formula="of:=[.L23]-[.$M$15]" office:value-type="float" office:value="3.0052178888889" calcext:value-type="float">
            <text:p>3.0052178889</text:p>
          </table:table-cell>
          <table:table-cell table:formula="of:=[.M23]/([.$L$21]*[.$I$18])" office:value-type="float" office:value="0.00751304472222226" calcext:value-type="float">
            <text:p>0.0075130447</text:p>
          </table:table-cell>
          <table:table-cell table:formula="of:=[.N23]/[.$C$4]" office:value-type="float" office:value="0.000000000112408892956753" calcext:value-type="float">
            <text:p>1.12408892956753E-010</text:p>
          </table:table-cell>
          <table:table-cell table:formula="of:=[.N23]/[.$B$4]" office:value-type="float" office:value="0.157372450139454" calcext:value-type="float">
            <text:p>0.157372450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04.238113" calcext:value-type="float">
            <text:p>104.238113</text:p>
          </table:table-cell>
          <table:table-cell office:value-type="float" office:value="402" calcext:value-type="float">
            <text:p>402</text:p>
          </table:table-cell>
          <table:table-cell table:formula="of:=[.I24]*[.$J$2]" office:value-type="float" office:value="40.2" calcext:value-type="float">
            <text:p>40.2</text:p>
          </table:table-cell>
          <table:table-cell table:formula="of:=[.J24]*[.$I$17]" office:value-type="float" office:value="97.93524" calcext:value-type="float">
            <text:p>97.93524</text:p>
          </table:table-cell>
          <table:table-cell table:formula="of:=[.H24]-[.K24]" office:value-type="float" office:value="6.30287299999999" calcext:value-type="float">
            <text:p>6.302873</text:p>
          </table:table-cell>
          <table:table-cell table:formula="of:=[.L24]-[.$M$15]" office:value-type="float" office:value="2.83943488888888" calcext:value-type="float">
            <text:p>2.8394348889</text:p>
          </table:table-cell>
          <table:table-cell table:formula="of:=[.M24]/([.$L$21]*[.$I$18])" office:value-type="float" office:value="0.00709858722222221" calcext:value-type="float">
            <text:p>0.0070985872</text:p>
          </table:table-cell>
          <table:table-cell table:formula="of:=[.N24]/[.$C$4]" office:value-type="float" office:value="0.00000000010620785057312" calcext:value-type="float">
            <text:p>1.0620785057312E-010</text:p>
          </table:table-cell>
          <table:table-cell table:formula="of:=[.N24]/[.$B$4]" office:value-type="float" office:value="0.148690990802368" calcext:value-type="float">
            <text:p>0.1486909908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04.139442" calcext:value-type="float">
            <text:p>104.139442</text:p>
          </table:table-cell>
          <table:table-cell office:value-type="float" office:value="401" calcext:value-type="float">
            <text:p>401</text:p>
          </table:table-cell>
          <table:table-cell table:formula="of:=[.I25]*[.$J$2]" office:value-type="float" office:value="40.1" calcext:value-type="float">
            <text:p>40.1</text:p>
          </table:table-cell>
          <table:table-cell table:formula="of:=[.J25]*[.$I$17]" office:value-type="float" office:value="97.69162" calcext:value-type="float">
            <text:p>97.69162</text:p>
          </table:table-cell>
          <table:table-cell table:formula="of:=[.H25]-[.K25]" office:value-type="float" office:value="6.447822" calcext:value-type="float">
            <text:p>6.447822</text:p>
          </table:table-cell>
          <table:table-cell table:formula="of:=[.L25]-[.$M$15]" office:value-type="float" office:value="2.98438388888889" calcext:value-type="float">
            <text:p>2.9843838889</text:p>
          </table:table-cell>
          <table:table-cell table:formula="of:=[.M25]/([.$L$21]*[.$I$18])" office:value-type="float" office:value="0.00746095972222224" calcext:value-type="float">
            <text:p>0.0074609597</text:p>
          </table:table-cell>
          <table:table-cell table:formula="of:=[.N25]/[.$C$4]" office:value-type="float" office:value="0.000000000111629606075585" calcext:value-type="float">
            <text:p>1.11629606075585E-010</text:p>
          </table:table-cell>
          <table:table-cell table:formula="of:=[.N25]/[.$B$4]" office:value-type="float" office:value="0.156281448505819" calcext:value-type="float">
            <text:p>0.1562814485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03.958282" calcext:value-type="float">
            <text:p>103.958282</text:p>
          </table:table-cell>
          <table:table-cell office:value-type="float" office:value="402" calcext:value-type="float">
            <text:p>402</text:p>
          </table:table-cell>
          <table:table-cell table:formula="of:=[.I26]*[.$J$2]" office:value-type="float" office:value="40.2" calcext:value-type="float">
            <text:p>40.2</text:p>
          </table:table-cell>
          <table:table-cell table:formula="of:=[.J26]*[.$I$17]" office:value-type="float" office:value="97.93524" calcext:value-type="float">
            <text:p>97.93524</text:p>
          </table:table-cell>
          <table:table-cell table:formula="of:=[.H26]-[.K26]" office:value-type="float" office:value="6.02304199999999" calcext:value-type="float">
            <text:p>6.023042</text:p>
          </table:table-cell>
          <table:table-cell table:formula="of:=[.L26]-[.$M$15]" office:value-type="float" office:value="2.55960388888888" calcext:value-type="float">
            <text:p>2.5596038889</text:p>
          </table:table-cell>
          <table:table-cell table:formula="of:=[.M26]/([.$L$21]*[.$I$18])" office:value-type="float" office:value="0.0063990097222222" calcext:value-type="float">
            <text:p>0.0063990097</text:p>
          </table:table-cell>
          <table:table-cell table:formula="of:=[.N26]/[.$C$4]" office:value-type="float" office:value="0.0000000000957408914081022" calcext:value-type="float">
            <text:p>9.57408914081022E-011</text:p>
          </table:table-cell>
          <table:table-cell table:formula="of:=[.N26]/[.$B$4]" office:value-type="float" office:value="0.134037247971343" calcext:value-type="float">
            <text:p>0.134037248</text:p>
          </table:table-cell>
          <table:table-cell office:value-type="string" calcext:value-type="string">
            <text:p>Eliminating the worst outlier</text:p>
          </table:table-cell>
          <table:table-cell table:number-columns-repeated="2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03.646866" calcext:value-type="float">
            <text:p>103.646866</text:p>
          </table:table-cell>
          <table:table-cell office:value-type="float" office:value="399" calcext:value-type="float">
            <text:p>399</text:p>
          </table:table-cell>
          <table:table-cell table:formula="of:=[.I27]*[.$J$2]" office:value-type="float" office:value="39.9" calcext:value-type="float">
            <text:p>39.9</text:p>
          </table:table-cell>
          <table:table-cell table:formula="of:=[.J27]*[.$I$17]" office:value-type="float" office:value="97.20438" calcext:value-type="float">
            <text:p>97.20438</text:p>
          </table:table-cell>
          <table:table-cell table:formula="of:=[.H27]-[.K27]" office:value-type="float" office:value="6.44248599999999" calcext:value-type="float">
            <text:p>6.442486</text:p>
          </table:table-cell>
          <table:table-cell table:formula="of:=[.L27]-[.$M$15]" office:value-type="float" office:value="2.97904788888888" calcext:value-type="float">
            <text:p>2.9790478889</text:p>
          </table:table-cell>
          <table:table-cell table:formula="of:=[.M27]/([.$L$21]*[.$I$18])" office:value-type="float" office:value="0.0074476197222222" calcext:value-type="float">
            <text:p>0.0074476197</text:p>
          </table:table-cell>
          <table:table-cell table:formula="of:=[.N27]/[.$C$4]" office:value-type="float" office:value="0.000000000111430015272191" calcext:value-type="float">
            <text:p>1.11430015272191E-010</text:p>
          </table:table-cell>
          <table:table-cell table:formula="of:=[.N27]/[.$B$4]" office:value-type="float" office:value="0.156002021381067" calcext:value-type="float">
            <text:p>0.1560020214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05.10894" calcext:value-type="float">
            <text:p>105.10894</text:p>
          </table:table-cell>
          <table:table-cell office:value-type="float" office:value="403" calcext:value-type="float">
            <text:p>403</text:p>
          </table:table-cell>
          <table:table-cell table:formula="of:=[.I28]*[.$J$2]" office:value-type="float" office:value="40.3" calcext:value-type="float">
            <text:p>40.3</text:p>
          </table:table-cell>
          <table:table-cell table:formula="of:=[.J28]*[.$I$17]" office:value-type="float" office:value="98.17886" calcext:value-type="float">
            <text:p>98.17886</text:p>
          </table:table-cell>
          <table:table-cell table:formula="of:=[.H28]-[.K28]" office:value-type="float" office:value="6.93008" calcext:value-type="float">
            <text:p>6.93008</text:p>
          </table:table-cell>
          <table:table-cell table:formula="of:=[.L28]-[.$M$15]" office:value-type="float" office:value="3.4666418888889" calcext:value-type="float">
            <text:p>3.4666418889</text:p>
          </table:table-cell>
          <table:table-cell table:formula="of:=[.M28]/([.$L$21]*[.$I$18])" office:value-type="float" office:value="0.00866660472222224" calcext:value-type="float">
            <text:p>0.0086666047</text:p>
          </table:table-cell>
          <table:table-cell table:formula="of:=[.N28]/[.$C$4]" office:value-type="float" office:value="0.000000000129668260810061" calcext:value-type="float">
            <text:p>1.29668260810061E-010</text:p>
          </table:table-cell>
          <table:table-cell table:formula="of:=[.N28]/[.$B$4]" office:value-type="float" office:value="0.181535565134086" calcext:value-type="float">
            <text:p>0.181535565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03.939949" calcext:value-type="float">
            <text:p>103.939949</text:p>
          </table:table-cell>
          <table:table-cell office:value-type="float" office:value="400" calcext:value-type="float">
            <text:p>400</text:p>
          </table:table-cell>
          <table:table-cell table:formula="of:=[.I29]*[.$J$2]" office:value-type="float" office:value="40" calcext:value-type="float">
            <text:p>40</text:p>
          </table:table-cell>
          <table:table-cell table:formula="of:=[.J29]*[.$I$17]" office:value-type="float" office:value="97.448" calcext:value-type="float">
            <text:p>97.448</text:p>
          </table:table-cell>
          <table:table-cell table:formula="of:=[.H29]-[.K29]" office:value-type="float" office:value="6.49194900000001" calcext:value-type="float">
            <text:p>6.491949</text:p>
          </table:table-cell>
          <table:table-cell table:formula="of:=[.L29]-[.$M$15]" office:value-type="float" office:value="3.0285108888889" calcext:value-type="float">
            <text:p>3.0285108889</text:p>
          </table:table-cell>
          <table:table-cell table:formula="of:=[.M29]/([.$L$21]*[.$I$18])" office:value-type="float" office:value="0.00757127722222224" calcext:value-type="float">
            <text:p>0.0075712772</text:p>
          </table:table-cell>
          <table:table-cell table:formula="of:=[.N29]/[.$C$4]" office:value-type="float" office:value="0.000000000113280157683787" calcext:value-type="float">
            <text:p>1.13280157683787E-010</text:p>
          </table:table-cell>
          <table:table-cell table:formula="of:=[.N29]/[.$B$4]" office:value-type="float" office:value="0.158592220757302" calcext:value-type="float">
            <text:p>0.1585922208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03.607346" calcext:value-type="float">
            <text:p>103.607346</text:p>
          </table:table-cell>
          <table:table-cell office:value-type="float" office:value="399" calcext:value-type="float">
            <text:p>399</text:p>
          </table:table-cell>
          <table:table-cell table:formula="of:=[.I30]*[.$J$2]" office:value-type="float" office:value="39.9" calcext:value-type="float">
            <text:p>39.9</text:p>
          </table:table-cell>
          <table:table-cell table:formula="of:=[.J30]*[.$I$17]" office:value-type="float" office:value="97.20438" calcext:value-type="float">
            <text:p>97.20438</text:p>
          </table:table-cell>
          <table:table-cell table:formula="of:=[.H30]-[.K30]" office:value-type="float" office:value="6.40296599999999" calcext:value-type="float">
            <text:p>6.402966</text:p>
          </table:table-cell>
          <table:table-cell table:formula="of:=[.L30]-[.$M$15]" office:value-type="float" office:value="2.93952788888888" calcext:value-type="float">
            <text:p>2.9395278889</text:p>
          </table:table-cell>
          <table:table-cell table:formula="of:=[.M30]/([.$L$21]*[.$I$18])" office:value-type="float" office:value="0.00734881972222221" calcext:value-type="float">
            <text:p>0.0073488197</text:p>
          </table:table-cell>
          <table:table-cell table:formula="of:=[.N30]/[.$C$4]" office:value-type="float" office:value="0.000000000109951786533411" calcext:value-type="float">
            <text:p>1.09951786533411E-010</text:p>
          </table:table-cell>
          <table:table-cell table:formula="of:=[.N30]/[.$B$4]" office:value-type="float" office:value="0.153932501146775" calcext:value-type="float">
            <text:p>0.153932501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103.912933" calcext:value-type="float">
            <text:p>103.912933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table:formula="of:=[.I31]*[.$J$2]" office:value-type="float" office:value="39.9" calcext:value-type="float">
            <text:p>39.9</text:p>
          </table:table-cell>
          <table:table-cell table:style-name="ce23" table:formula="of:=[.J31]*[.$I$17]" office:value-type="float" office:value="97.20438" calcext:value-type="float">
            <text:p>97.20438</text:p>
          </table:table-cell>
          <table:table-cell table:formula="of:=[.H31]-[.K31]" office:value-type="float" office:value="6.70855299999998" calcext:value-type="float">
            <text:p>6.708553</text:p>
          </table:table-cell>
          <table:table-cell table:formula="of:=[.L31]-[.$M$15]" office:value-type="float" office:value="3.24511488888887" calcext:value-type="float">
            <text:p>3.2451148889</text:p>
          </table:table-cell>
          <table:table-cell table:formula="of:=[.M31]/([.$L$21]*[.$I$18])" office:value-type="float" office:value="0.00811278722222218" calcext:value-type="float">
            <text:p>0.0081127872</text:p>
          </table:table-cell>
          <table:table-cell table:formula="of:=[.N31]/[.$C$4]" office:value-type="float" office:value="0.000000000121382137889623" calcext:value-type="float">
            <text:p>1.21382137889623E-010</text:p>
          </table:table-cell>
          <table:table-cell table:formula="of:=[.N31]/[.$B$4]" office:value-type="float" office:value="0.169934993045472" calcext:value-type="float">
            <text:p>0.169934993</text:p>
          </table:table-cell>
          <table:table-cell table:number-columns-repeated="3"/>
          <table:table-cell table:style-name="ce23" table:number-columns-repeated="8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3"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104.052058555556" calcext:value-type="float">
            <text:p>104.0520585556</text:p>
          </table:table-cell>
          <table:table-cell table:style-name="ce23" table:formula="of:=AVERAGE([.I23:.I31])" office:value-type="float" office:value="400.555555555556" calcext:value-type="float">
            <text:p>400.5555555556</text:p>
          </table:table-cell>
          <table:table-cell table:style-name="ce23" table:formula="of:=AVERAGE([.J23:.J31])" office:value-type="float" office:value="40.0555555555556" calcext:value-type="float">
            <text:p>40.0555555556</text:p>
          </table:table-cell>
          <table:table-cell table:style-name="ce23" table:formula="of:=AVERAGE([.K23:.K31])" office:value-type="float" office:value="97.5833444444445" calcext:value-type="float">
            <text:p>97.5833444444</text:p>
          </table:table-cell>
          <table:table-cell table:formula="of:=AVERAGE([.L23:.L31])" office:value-type="float" office:value="6.46871411111111" calcext:value-type="float">
            <text:p>6.4687141111</text:p>
          </table:table-cell>
          <table:table-cell table:formula="of:=AVERAGE([.M23:.M31])" office:value-type="float" office:value="3.005276" calcext:value-type="float">
            <text:p>3.005276</text:p>
          </table:table-cell>
          <table:table-cell table:style-name="ce23" table:formula="of:=AVERAGE([.N23:.N31])" office:value-type="float" office:value="0.00751319" calcext:value-type="float">
            <text:p>0.00751319</text:p>
          </table:table-cell>
          <table:table-cell table:style-name="ce30" table:formula="of:=AVERAGE([.O23:.O31])" office:value-type="float" office:value="0.00000000011241106657807" calcext:value-type="float">
            <text:p>1.1241106657807E-010</text:p>
          </table:table-cell>
          <table:table-cell table:style-name="ce38" table:formula="of:=AVERAGE([.P23:.P31])" office:value-type="float" office:value="0.157375493209298" calcext:value-type="float">
            <text:p>0.1573754932</text:p>
          </table:table-cell>
          <table:table-cell table:style-name="ce10" table:formula="of:=[.O33]/[.$O$15]*100" office:value-type="float" office:value="97.2396632084917" calcext:value-type="float">
            <text:p>97.2396632085</text:p>
          </table:table-cell>
          <table:table-cell office:value-type="string" calcext:value-type="string">
            <text:p>%age of average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23:.H31])" office:value-type="float" office:value="0.444445320244266" calcext:value-type="float">
            <text:p>0.4444453202</text:p>
          </table:table-cell>
          <table:table-cell table:style-name="ce24" table:formula="of:=STDEV([.I23:.I31])" office:value-type="float" office:value="1.50923085635624" calcext:value-type="float">
            <text:p>1.5092308564</text:p>
          </table:table-cell>
          <table:table-cell table:style-name="ce24" table:formula="of:=STDEV([.J23:.J31])" office:value-type="float" office:value="0.150923085635623" calcext:value-type="float">
            <text:p>0.1509230856</text:p>
          </table:table-cell>
          <table:table-cell table:style-name="ce24" table:formula="of:=STDEV([.K23:.K31])" office:value-type="float" office:value="0.367678821225503" calcext:value-type="float">
            <text:p>0.3676788212</text:p>
          </table:table-cell>
          <table:table-cell table:style-name="ce24" table:formula="of:=STDEV([.L23:.L31])" office:value-type="float" office:value="0.250623011833236" calcext:value-type="float">
            <text:p>0.2506230118</text:p>
          </table:table-cell>
          <table:table-cell table:style-name="ce24" table:formula="of:=STDEV([.M23:.M31])" office:value-type="float" office:value="0.250623011833236" calcext:value-type="float">
            <text:p>0.2506230118</text:p>
          </table:table-cell>
          <table:table-cell table:style-name="ce24" table:formula="of:=STDEV([.N23:.N31])" office:value-type="float" office:value="0.000626557529583089" calcext:value-type="float">
            <text:p>0.0006265575</text:p>
          </table:table-cell>
          <table:table-cell table:style-name="ce31" table:formula="of:=STDEV([.O23:.O31])" office:value-type="float" office:value="0.0000000000093744468292371" calcext:value-type="float">
            <text:p>9.3744468292371E-012</text:p>
          </table:table-cell>
          <table:table-cell table:style-name="ce39" table:formula="of:=STDEV([.P23:.P31])" office:value-type="float" office:value="0.0131242255609319" calcext:value-type="float">
            <text:p>0.0131242256</text:p>
          </table:table-cell>
          <table:table-cell table:formula="of:=[.O34]/[.O33]*100" office:value-type="float" office:value="8.33943410965368" calcext:value-type="float">
            <text:p>8.3394341097</text:p>
          </table:table-cell>
          <table:table-cell office:value-type="string" calcext:value-type="string">
            <text:p>%age of stdev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number-columns-repeated="6"/>
          <table:table-cell table:style-name="ce14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3"/>
          <table:table-cell table:style-name="ce10" table:number-columns-repeated="11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48" table:number-columns-repeated="7"/>
          <table:table-cell table:style-name="ce23"/>
          <table:table-cell table:style-name="ce48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1.751373" calcext:value-type="float">
            <text:p>91.751373</text:p>
          </table:table-cell>
          <table:table-cell office:value-type="float" office:value="351" calcext:value-type="float">
            <text:p>351</text:p>
          </table:table-cell>
          <table:table-cell table:formula="of:=[.I38]*[.$J$2]" office:value-type="float" office:value="35.1" calcext:value-type="float">
            <text:p>35.1</text:p>
          </table:table-cell>
          <table:table-cell table:formula="of:=[.J38]*[.$I$17]" office:value-type="float" office:value="85.51062" calcext:value-type="float">
            <text:p>85.51062</text:p>
          </table:table-cell>
          <table:table-cell table:formula="of:=[.H38]-[.K38]" office:value-type="float" office:value="6.240753" calcext:value-type="float">
            <text:p>6.240753</text:p>
          </table:table-cell>
          <table:table-cell table:formula="of:=[.L38]-[.$M$15]" office:value-type="float" office:value="2.77731488888889" calcext:value-type="float">
            <text:p>2.7773148889</text:p>
          </table:table-cell>
          <table:table-cell table:formula="of:=[.M38]/([.$L$36]*[.$I$18])" office:value-type="float" office:value="0.00555462977777778" calcext:value-type="float">
            <text:p>0.0055546298</text:p>
          </table:table-cell>
          <table:table-cell table:formula="of:=[.N38]/[.$C$5]" office:value-type="float" office:value="0.000000000129542790870931" calcext:value-type="float">
            <text:p>1.29542790870931E-010</text:p>
          </table:table-cell>
          <table:table-cell table:formula="of:=[.N38]/[.$B$5]" office:value-type="float" office:value="0.181359907219303" calcext:value-type="float">
            <text:p>0.1813599072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1.770973" calcext:value-type="float">
            <text:p>91.770973</text:p>
          </table:table-cell>
          <table:table-cell office:value-type="float" office:value="351" calcext:value-type="float">
            <text:p>351</text:p>
          </table:table-cell>
          <table:table-cell table:formula="of:=[.I38]*[.$J$2]" office:value-type="float" office:value="35.1" calcext:value-type="float">
            <text:p>35.1</text:p>
          </table:table-cell>
          <table:table-cell table:formula="of:=[.J39]*[.$I$17]" office:value-type="float" office:value="85.51062" calcext:value-type="float">
            <text:p>85.51062</text:p>
          </table:table-cell>
          <table:table-cell table:formula="of:=[.H39]-[.K39]" office:value-type="float" office:value="6.260353" calcext:value-type="float">
            <text:p>6.260353</text:p>
          </table:table-cell>
          <table:table-cell table:formula="of:=[.L39]-[.$M$15]" office:value-type="float" office:value="2.79691488888889" calcext:value-type="float">
            <text:p>2.7969148889</text:p>
          </table:table-cell>
          <table:table-cell table:formula="of:=[.M39]/([.$L$36]*[.$I$18])" office:value-type="float" office:value="0.00559382977777777" calcext:value-type="float">
            <text:p>0.0055938298</text:p>
          </table:table-cell>
          <table:table-cell table:formula="of:=[.N39]/[.$C$5]" office:value-type="float" office:value="0.00000000013045699714665" calcext:value-type="float">
            <text:p>1.3045699714665E-010</text:p>
          </table:table-cell>
          <table:table-cell table:formula="of:=[.N39]/[.$B$5]" office:value-type="float" office:value="0.182639796005309" calcext:value-type="float">
            <text:p>0.18263979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1.408348" calcext:value-type="float">
            <text:p>91.408348</text:p>
          </table:table-cell>
          <table:table-cell office:value-type="float" office:value="350" calcext:value-type="float">
            <text:p>350</text:p>
          </table:table-cell>
          <table:table-cell table:formula="of:=[.I39]*[.$J$2]" office:value-type="float" office:value="35.1" calcext:value-type="float">
            <text:p>35.1</text:p>
          </table:table-cell>
          <table:table-cell table:formula="of:=[.J40]*[.$I$17]" office:value-type="float" office:value="85.51062" calcext:value-type="float">
            <text:p>85.51062</text:p>
          </table:table-cell>
          <table:table-cell table:formula="of:=[.H40]-[.K40]" office:value-type="float" office:value="5.897728" calcext:value-type="float">
            <text:p>5.897728</text:p>
          </table:table-cell>
          <table:table-cell table:formula="of:=[.L40]-[.$M$15]" office:value-type="float" office:value="2.43428988888889" calcext:value-type="float">
            <text:p>2.4342898889</text:p>
          </table:table-cell>
          <table:table-cell table:formula="of:=[.M40]/([.$L$36]*[.$I$18])" office:value-type="float" office:value="0.00486857977777779" calcext:value-type="float">
            <text:p>0.0048685798</text:p>
          </table:table-cell>
          <table:table-cell table:formula="of:=[.N40]/[.$C$5]" office:value-type="float" office:value="0.000000000113543014966414" calcext:value-type="float">
            <text:p>1.13543014966414E-010</text:p>
          </table:table-cell>
          <table:table-cell table:formula="of:=[.N40]/[.$B$5]" office:value-type="float" office:value="0.158960220952979" calcext:value-type="float">
            <text:p>0.15896022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1.680511" calcext:value-type="float">
            <text:p>91.680511</text:p>
          </table:table-cell>
          <table:table-cell office:value-type="float" office:value="350" calcext:value-type="float">
            <text:p>350</text:p>
          </table:table-cell>
          <table:table-cell table:formula="of:=[.I40]*[.$J$2]" office:value-type="float" office:value="35" calcext:value-type="float">
            <text:p>35</text:p>
          </table:table-cell>
          <table:table-cell table:formula="of:=[.J41]*[.$I$17]" office:value-type="float" office:value="85.267" calcext:value-type="float">
            <text:p>85.267</text:p>
          </table:table-cell>
          <table:table-cell table:formula="of:=[.H41]-[.K41]" office:value-type="float" office:value="6.413511" calcext:value-type="float">
            <text:p>6.413511</text:p>
          </table:table-cell>
          <table:table-cell table:formula="of:=[.L41]-[.$M$15]" office:value-type="float" office:value="2.95007288888889" calcext:value-type="float">
            <text:p>2.9500728889</text:p>
          </table:table-cell>
          <table:table-cell table:formula="of:=[.M41]/([.$L$36]*[.$I$18])" office:value-type="float" office:value="0.00590014577777778" calcext:value-type="float">
            <text:p>0.0059001458</text:p>
          </table:table-cell>
          <table:table-cell table:formula="of:=[.N41]/[.$C$5]" office:value-type="float" office:value="0.000000000137600772900557" calcext:value-type="float">
            <text:p>1.37600772900557E-010</text:p>
          </table:table-cell>
          <table:table-cell table:formula="of:=[.N41]/[.$B$5]" office:value-type="float" office:value="0.19264108206078" calcext:value-type="float">
            <text:p>0.1926410821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036827" calcext:value-type="float">
            <text:p>92.036827</text:p>
          </table:table-cell>
          <table:table-cell office:value-type="float" office:value="351" calcext:value-type="float">
            <text:p>351</text:p>
          </table:table-cell>
          <table:table-cell table:formula="of:=[.I41]*[.$J$2]" office:value-type="float" office:value="35" calcext:value-type="float">
            <text:p>35</text:p>
          </table:table-cell>
          <table:table-cell table:formula="of:=[.J42]*[.$I$17]" office:value-type="float" office:value="85.267" calcext:value-type="float">
            <text:p>85.267</text:p>
          </table:table-cell>
          <table:table-cell table:formula="of:=[.H42]-[.K42]" office:value-type="float" office:value="6.76982700000001" calcext:value-type="float">
            <text:p>6.769827</text:p>
          </table:table-cell>
          <table:table-cell table:formula="of:=[.L42]-[.$M$15]" office:value-type="float" office:value="3.3063888888889" calcext:value-type="float">
            <text:p>3.3063888889</text:p>
          </table:table-cell>
          <table:table-cell table:formula="of:=[.M42]/([.$L$36]*[.$I$18])" office:value-type="float" office:value="0.0066127777777778" calcext:value-type="float">
            <text:p>0.0066127778</text:p>
          </table:table-cell>
          <table:table-cell table:formula="of:=[.N42]/[.$C$5]" office:value-type="float" office:value="0.000000000154220483275002" calcext:value-type="float">
            <text:p>1.54220483275002E-010</text:p>
          </table:table-cell>
          <table:table-cell table:formula="of:=[.N42]/[.$B$5]" office:value-type="float" office:value="0.215908676585003" calcext:value-type="float">
            <text:p>0.215908676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1.679359" calcext:value-type="float">
            <text:p>91.679359</text:p>
          </table:table-cell>
          <table:table-cell office:value-type="float" office:value="351" calcext:value-type="float">
            <text:p>351</text:p>
          </table:table-cell>
          <table:table-cell table:formula="of:=[.I42]*[.$J$2]" office:value-type="float" office:value="35.1" calcext:value-type="float">
            <text:p>35.1</text:p>
          </table:table-cell>
          <table:table-cell table:formula="of:=[.J43]*[.$I$17]" office:value-type="float" office:value="85.51062" calcext:value-type="float">
            <text:p>85.51062</text:p>
          </table:table-cell>
          <table:table-cell table:formula="of:=[.H43]-[.K43]" office:value-type="float" office:value="6.168739" calcext:value-type="float">
            <text:p>6.168739</text:p>
          </table:table-cell>
          <table:table-cell table:formula="of:=[.L43]-[.$M$15]" office:value-type="float" office:value="2.70530088888889" calcext:value-type="float">
            <text:p>2.7053008889</text:p>
          </table:table-cell>
          <table:table-cell table:formula="of:=[.M43]/([.$L$36]*[.$I$18])" office:value-type="float" office:value="0.00541060177777779" calcext:value-type="float">
            <text:p>0.0054106018</text:p>
          </table:table-cell>
          <table:table-cell table:formula="of:=[.N43]/[.$C$5]" office:value-type="float" office:value="0.000000000126183829098501" calcext:value-type="float">
            <text:p>1.26183829098501E-010</text:p>
          </table:table-cell>
          <table:table-cell table:formula="of:=[.N43]/[.$B$5]" office:value-type="float" office:value="0.176657360737901" calcext:value-type="float">
            <text:p>0.1766573607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1.877884" calcext:value-type="float">
            <text:p>91.877884</text:p>
          </table:table-cell>
          <table:table-cell office:value-type="float" office:value="351" calcext:value-type="float">
            <text:p>351</text:p>
          </table:table-cell>
          <table:table-cell table:formula="of:=[.I43]*[.$J$2]" office:value-type="float" office:value="35.1" calcext:value-type="float">
            <text:p>35.1</text:p>
          </table:table-cell>
          <table:table-cell table:formula="of:=[.J44]*[.$I$17]" office:value-type="float" office:value="85.51062" calcext:value-type="float">
            <text:p>85.51062</text:p>
          </table:table-cell>
          <table:table-cell table:formula="of:=[.H44]-[.K44]" office:value-type="float" office:value="6.36726399999999" calcext:value-type="float">
            <text:p>6.367264</text:p>
          </table:table-cell>
          <table:table-cell table:formula="of:=[.L44]-[.$M$15]" office:value-type="float" office:value="2.90382588888888" calcext:value-type="float">
            <text:p>2.9038258889</text:p>
          </table:table-cell>
          <table:table-cell table:formula="of:=[.M44]/([.$L$36]*[.$I$18])" office:value-type="float" office:value="0.00580765177777777" calcext:value-type="float">
            <text:p>0.0058076518</text:p>
          </table:table-cell>
          <table:table-cell table:formula="of:=[.N44]/[.$C$5]" office:value-type="float" office:value="0.000000000135443665878456" calcext:value-type="float">
            <text:p>1.35443665878456E-010</text:p>
          </table:table-cell>
          <table:table-cell table:formula="of:=[.N44]/[.$B$5]" office:value-type="float" office:value="0.189621132229838" calcext:value-type="float">
            <text:p>0.1896211322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1.691948" calcext:value-type="float">
            <text:p>91.691948</text:p>
          </table:table-cell>
          <table:table-cell table:style-name="ce23" office:value-type="float" office:value="351" calcext:value-type="float">
            <text:p>351</text:p>
          </table:table-cell>
          <table:table-cell table:formula="of:=[.I44]*[.$J$2]" office:value-type="float" office:value="35.1" calcext:value-type="float">
            <text:p>35.1</text:p>
          </table:table-cell>
          <table:table-cell table:formula="of:=[.J45]*[.$I$17]" office:value-type="float" office:value="85.51062" calcext:value-type="float">
            <text:p>85.51062</text:p>
          </table:table-cell>
          <table:table-cell table:formula="of:=[.H45]-[.K45]" office:value-type="float" office:value="6.18132799999999" calcext:value-type="float">
            <text:p>6.181328</text:p>
          </table:table-cell>
          <table:table-cell table:formula="of:=[.L45]-[.$M$15]" office:value-type="float" office:value="2.71788988888889" calcext:value-type="float">
            <text:p>2.7178898889</text:p>
          </table:table-cell>
          <table:table-cell table:formula="of:=[.M45]/([.$L$36]*[.$I$18])" office:value-type="float" office:value="0.00543577977777777" calcext:value-type="float">
            <text:p>0.0054357798</text:p>
          </table:table-cell>
          <table:table-cell table:formula="of:=[.N45]/[.$C$5]" office:value-type="float" office:value="0.00000000012677102005794" calcext:value-type="float">
            <text:p>1.2677102005794E-010</text:p>
          </table:table-cell>
          <table:table-cell table:formula="of:=[.N45]/[.$B$5]" office:value-type="float" office:value="0.177479428081116" calcext:value-type="float">
            <text:p>0.1774794281</text:p>
          </table:table-cell>
          <table:table-cell table:number-columns-repeated="3"/>
          <table:table-cell table:style-name="ce23" table:number-columns-repeated="2"/>
          <table:table-cell table:style-name="ce10" table:number-columns-repeated="2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1.800941" calcext:value-type="float">
            <text:p>91.800941</text:p>
          </table:table-cell>
          <table:table-cell table:style-name="ce23" office:value-type="float" office:value="351" calcext:value-type="float">
            <text:p>351</text:p>
          </table:table-cell>
          <table:table-cell table:style-name="ce23" table:formula="of:=[.I45]*[.$J$2]" office:value-type="float" office:value="35.1" calcext:value-type="float">
            <text:p>35.1</text:p>
          </table:table-cell>
          <table:table-cell table:style-name="ce23" table:formula="of:=[.J46]*[.$I$17]" office:value-type="float" office:value="85.51062" calcext:value-type="float">
            <text:p>85.51062</text:p>
          </table:table-cell>
          <table:table-cell table:formula="of:=[.H46]-[.K46]" office:value-type="float" office:value="6.29032099999999" calcext:value-type="float">
            <text:p>6.290321</text:p>
          </table:table-cell>
          <table:table-cell table:formula="of:=[.L46]-[.$M$15]" office:value-type="float" office:value="2.82688288888888" calcext:value-type="float">
            <text:p>2.8268828889</text:p>
          </table:table-cell>
          <table:table-cell table:formula="of:=[.M46]/([.$L$36]*[.$I$18])" office:value-type="float" office:value="0.00565376577777777" calcext:value-type="float">
            <text:p>0.0056537658</text:p>
          </table:table-cell>
          <table:table-cell table:formula="of:=[.N46]/[.$C$5]" office:value-type="float" office:value="0.000000000131854799884953" calcext:value-type="float">
            <text:p>1.31854799884953E-010</text:p>
          </table:table-cell>
          <table:table-cell table:formula="of:=[.N46]/[.$B$5]" office:value-type="float" office:value="0.184596719838934" calcext:value-type="float">
            <text:p>0.1845967198</text:p>
          </table:table-cell>
          <table:table-cell table:number-columns-repeated="3"/>
          <table:table-cell table:style-name="ce23" table:number-columns-repeated="8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37"/>
          <table:table-cell table:number-columns-repeated="3"/>
          <table:table-cell table:style-name="ce23"/>
          <table:table-cell table:style-name="ce10"/>
          <table:table-cell table:style-name="ce23" table:number-columns-repeated="7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91.7442404444444" calcext:value-type="float">
            <text:p>91.7442404444</text:p>
          </table:table-cell>
          <table:table-cell table:style-name="ce23" table:formula="of:=AVERAGE([.I38:.I46])" office:value-type="float" office:value="350.777777777778" calcext:value-type="float">
            <text:p>350.7777777778</text:p>
          </table:table-cell>
          <table:table-cell table:style-name="ce23" table:formula="of:=AVERAGE([.J38:.J46])" office:value-type="float" office:value="35.0777777777778" calcext:value-type="float">
            <text:p>35.0777777778</text:p>
          </table:table-cell>
          <table:table-cell table:style-name="ce23" table:formula="of:=AVERAGE([.K38:.K46])" office:value-type="float" office:value="85.4564822222222" calcext:value-type="float">
            <text:p>85.4564822222</text:p>
          </table:table-cell>
          <table:table-cell table:formula="of:=AVERAGE([.L38:.L46])" office:value-type="float" office:value="6.28775822222222" calcext:value-type="float">
            <text:p>6.2877582222</text:p>
          </table:table-cell>
          <table:table-cell table:formula="of:=AVERAGE([.M38:.M46])" office:value-type="float" office:value="2.82432011111111" calcext:value-type="float">
            <text:p>2.8243201111</text:p>
          </table:table-cell>
          <table:table-cell table:style-name="ce23" table:formula="of:=AVERAGE([.N38:.N46])" office:value-type="float" office:value="0.00564864022222222" calcext:value-type="float">
            <text:p>0.0056486402</text:p>
          </table:table-cell>
          <table:table-cell table:style-name="ce30" table:formula="of:=AVERAGE([.O38:.O46])" office:value-type="float" office:value="0.0000000001317352637866" calcext:value-type="float">
            <text:p>1.317352637866E-010</text:p>
          </table:table-cell>
          <table:table-cell table:style-name="ce38" table:formula="of:=AVERAGE([.P38:.P46])" office:value-type="float" office:value="0.18442936930124" calcext:value-type="float">
            <text:p>0.1844293693</text:p>
          </table:table-cell>
          <table:table-cell table:formula="of:=[.O48]/[.$O$15]*100" office:value-type="float" office:value="113.955796997925" calcext:value-type="float">
            <text:p>113.9557969979</text:p>
          </table:table-cell>
          <table:table-cell office:value-type="string" calcext:value-type="string">
            <text:p>%age of average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38:.H46])" office:value-type="float" office:value="0.170028389619285" calcext:value-type="float">
            <text:p>0.1700283896</text:p>
          </table:table-cell>
          <table:table-cell table:style-name="ce24" table:formula="of:=STDEV([.I38:.I46])" office:value-type="float" office:value="0.440958551844098" calcext:value-type="float">
            <text:p>0.4409585518</text:p>
          </table:table-cell>
          <table:table-cell table:style-name="ce24" table:formula="of:=STDEV([.J38:.J46])" office:value-type="float" office:value="0.0440958551844105" calcext:value-type="float">
            <text:p>0.0440958552</text:p>
          </table:table-cell>
          <table:table-cell table:style-name="ce24" table:formula="of:=STDEV([.K38:.K46])" office:value-type="float" office:value="0.107426322400262" calcext:value-type="float">
            <text:p>0.1074263224</text:p>
          </table:table-cell>
          <table:table-cell table:style-name="ce24" table:formula="of:=STDEV([.L38:.L46])" office:value-type="float" office:value="0.23321365820465" calcext:value-type="float">
            <text:p>0.2332136582</text:p>
          </table:table-cell>
          <table:table-cell table:style-name="ce24" table:formula="of:=STDEV([.M38:.M46])" office:value-type="float" office:value="0.23321365820465" calcext:value-type="float">
            <text:p>0.2332136582</text:p>
          </table:table-cell>
          <table:table-cell table:style-name="ce24" table:formula="of:=STDEV([.N38:.N46])" office:value-type="float" office:value="0.000466427316409299" calcext:value-type="float">
            <text:p>0.0004664273</text:p>
          </table:table-cell>
          <table:table-cell table:style-name="ce31" table:formula="of:=STDEV([.O38:.O46])" office:value-type="float" office:value="0.0000000000108778260160252" calcext:value-type="float">
            <text:p>1.08778260160252E-011</text:p>
          </table:table-cell>
          <table:table-cell table:style-name="ce39" table:formula="of:=STDEV([.P38:.P46])" office:value-type="float" office:value="0.0152289564224352" calcext:value-type="float">
            <text:p>0.0152289564</text:p>
          </table:table-cell>
          <table:table-cell table:formula="of:=[.O49]/[.O48]*100" office:value-type="float" office:value="8.25733801516222" calcext:value-type="float">
            <text:p>8.2573380152</text:p>
          </table:table-cell>
          <table:table-cell office:value-type="string" calcext:value-type="string">
            <text:p>%age of stdev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number-columns-repeated="6"/>
          <table:table-cell table:style-name="ce14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3"/>
          <table:table-cell table:style-name="ce7"/>
          <table:table-cell table:style-name="ce10" table:number-columns-repeated="10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48" table:number-columns-repeated="7"/>
          <table:table-cell table:style-name="ce23"/>
          <table:table-cell table:style-name="ce48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3.011063" calcext:value-type="float">
            <text:p>93.011063</text:p>
          </table:table-cell>
          <table:table-cell office:value-type="float" office:value="356" calcext:value-type="float">
            <text:p>356</text:p>
          </table:table-cell>
          <table:table-cell table:formula="of:=[.I53]*[.$J$2]" office:value-type="float" office:value="35.6" calcext:value-type="float">
            <text:p>35.6</text:p>
          </table:table-cell>
          <table:table-cell table:formula="of:=[.J53]*[.$I$17]" office:value-type="float" office:value="86.72872" calcext:value-type="float">
            <text:p>86.72872</text:p>
          </table:table-cell>
          <table:table-cell table:formula="of:=[.H53]-[.K53]" office:value-type="float" office:value="6.282343" calcext:value-type="float">
            <text:p>6.282343</text:p>
          </table:table-cell>
          <table:table-cell table:formula="of:=[.L53]-[.$M$15]" office:value-type="float" office:value="2.81890488888889" calcext:value-type="float">
            <text:p>2.8189048889</text:p>
          </table:table-cell>
          <table:table-cell table:formula="of:=[.M53]/([.$L$51]*[.$I$18])" office:value-type="float" office:value="0.00563780977777778" calcext:value-type="float">
            <text:p>0.0056378098</text:p>
          </table:table-cell>
          <table:table-cell table:formula="of:=[.N53]/[.$C$6]" office:value-type="float" office:value="0.000000000131482680616194" calcext:value-type="float">
            <text:p>1.31482680616194E-010</text:p>
          </table:table-cell>
          <table:table-cell table:formula="of:=[.N53]/[.$B$6]" office:value-type="float" office:value="0.184075752862671" calcext:value-type="float">
            <text:p>0.1840757529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751511" calcext:value-type="float">
            <text:p>92.751511</text:p>
          </table:table-cell>
          <table:table-cell office:value-type="float" office:value="356" calcext:value-type="float">
            <text:p>356</text:p>
          </table:table-cell>
          <table:table-cell table:formula="of:=[.I54]*[.$J$2]" office:value-type="float" office:value="35.6" calcext:value-type="float">
            <text:p>35.6</text:p>
          </table:table-cell>
          <table:table-cell table:formula="of:=[.J54]*[.$I$17]" office:value-type="float" office:value="86.72872" calcext:value-type="float">
            <text:p>86.72872</text:p>
          </table:table-cell>
          <table:table-cell table:formula="of:=[.H54]-[.K54]" office:value-type="float" office:value="6.022791" calcext:value-type="float">
            <text:p>6.022791</text:p>
          </table:table-cell>
          <table:table-cell table:formula="of:=[.L54]-[.$M$15]" office:value-type="float" office:value="2.55935288888889" calcext:value-type="float">
            <text:p>2.5593528889</text:p>
          </table:table-cell>
          <table:table-cell table:formula="of:=[.M54]/([.$L$51]*[.$I$18])" office:value-type="float" office:value="0.00511870577777778" calcext:value-type="float">
            <text:p>0.0051187058</text:p>
          </table:table-cell>
          <table:table-cell table:formula="of:=[.N54]/[.$C$6]" office:value-type="float" office:value="0.000000000119376350653161" calcext:value-type="float">
            <text:p>1.19376350653161E-010</text:p>
          </table:table-cell>
          <table:table-cell table:formula="of:=[.N54]/[.$B$6]" office:value-type="float" office:value="0.167126890914426" calcext:value-type="float">
            <text:p>0.1671268909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3.46534" calcext:value-type="float">
            <text:p>93.46534</text:p>
          </table:table-cell>
          <table:table-cell office:value-type="float" office:value="356" calcext:value-type="float">
            <text:p>356</text:p>
          </table:table-cell>
          <table:table-cell table:formula="of:=[.I55]*[.$J$2]" office:value-type="float" office:value="35.6" calcext:value-type="float">
            <text:p>35.6</text:p>
          </table:table-cell>
          <table:table-cell table:formula="of:=[.J55]*[.$I$17]" office:value-type="float" office:value="86.72872" calcext:value-type="float">
            <text:p>86.72872</text:p>
          </table:table-cell>
          <table:table-cell table:formula="of:=[.H55]-[.K55]" office:value-type="float" office:value="6.73662" calcext:value-type="float">
            <text:p>6.73662</text:p>
          </table:table-cell>
          <table:table-cell table:formula="of:=[.L55]-[.$M$15]" office:value-type="float" office:value="3.27318188888889" calcext:value-type="float">
            <text:p>3.2731818889</text:p>
          </table:table-cell>
          <table:table-cell table:formula="of:=[.M55]/([.$L$51]*[.$I$18])" office:value-type="float" office:value="0.00654636377777779" calcext:value-type="float">
            <text:p>0.0065463638</text:p>
          </table:table-cell>
          <table:table-cell table:formula="of:=[.N55]/[.$C$6]" office:value-type="float" office:value="0.000000000152671603285318" calcext:value-type="float">
            <text:p>1.52671603285318E-010</text:p>
          </table:table-cell>
          <table:table-cell table:formula="of:=[.N55]/[.$B$6]" office:value-type="float" office:value="0.213740244599445" calcext:value-type="float">
            <text:p>0.213740244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790283" calcext:value-type="float">
            <text:p>92.790283</text:p>
          </table:table-cell>
          <table:table-cell office:value-type="float" office:value="356" calcext:value-type="float">
            <text:p>356</text:p>
          </table:table-cell>
          <table:table-cell table:formula="of:=[.I56]*[.$J$2]" office:value-type="float" office:value="35.6" calcext:value-type="float">
            <text:p>35.6</text:p>
          </table:table-cell>
          <table:table-cell table:formula="of:=[.J56]*[.$I$17]" office:value-type="float" office:value="86.72872" calcext:value-type="float">
            <text:p>86.72872</text:p>
          </table:table-cell>
          <table:table-cell table:formula="of:=[.H56]-[.K56]" office:value-type="float" office:value="6.06156300000001" calcext:value-type="float">
            <text:p>6.061563</text:p>
          </table:table-cell>
          <table:table-cell table:formula="of:=[.L56]-[.$M$15]" office:value-type="float" office:value="2.5981248888889" calcext:value-type="float">
            <text:p>2.5981248889</text:p>
          </table:table-cell>
          <table:table-cell table:formula="of:=[.M56]/([.$L$51]*[.$I$18])" office:value-type="float" office:value="0.0051962497777778" calcext:value-type="float">
            <text:p>0.0051962498</text:p>
          </table:table-cell>
          <table:table-cell table:formula="of:=[.N56]/[.$C$6]" office:value-type="float" office:value="0.000000000121184799924701" calcext:value-type="float">
            <text:p>1.21184799924701E-010</text:p>
          </table:table-cell>
          <table:table-cell table:formula="of:=[.N56]/[.$B$6]" office:value-type="float" office:value="0.169658719894582" calcext:value-type="float">
            <text:p>0.1696587199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661591" calcext:value-type="float">
            <text:p>92.661591</text:p>
          </table:table-cell>
          <table:table-cell office:value-type="float" office:value="356" calcext:value-type="float">
            <text:p>356</text:p>
          </table:table-cell>
          <table:table-cell table:formula="of:=[.I57]*[.$J$2]" office:value-type="float" office:value="35.6" calcext:value-type="float">
            <text:p>35.6</text:p>
          </table:table-cell>
          <table:table-cell table:formula="of:=[.J57]*[.$I$17]" office:value-type="float" office:value="86.72872" calcext:value-type="float">
            <text:p>86.72872</text:p>
          </table:table-cell>
          <table:table-cell table:formula="of:=[.H57]-[.K57]" office:value-type="float" office:value="5.93287100000001" calcext:value-type="float">
            <text:p>5.932871</text:p>
          </table:table-cell>
          <table:table-cell table:formula="of:=[.L57]-[.$M$15]" office:value-type="float" office:value="2.4694328888889" calcext:value-type="float">
            <text:p>2.4694328889</text:p>
          </table:table-cell>
          <table:table-cell table:formula="of:=[.M57]/([.$L$51]*[.$I$18])" office:value-type="float" office:value="0.0049388657777778" calcext:value-type="float">
            <text:p>0.0049388658</text:p>
          </table:table-cell>
          <table:table-cell table:formula="of:=[.N57]/[.$C$6]" office:value-type="float" office:value="0.000000000115182196147414" calcext:value-type="float">
            <text:p>1.15182196147414E-010</text:p>
          </table:table-cell>
          <table:table-cell table:formula="of:=[.N57]/[.$B$6]" office:value-type="float" office:value="0.161255074606379" calcext:value-type="float">
            <text:p>0.161255074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897667" calcext:value-type="float">
            <text:p>92.897667</text:p>
          </table:table-cell>
          <table:table-cell office:value-type="float" office:value="355" calcext:value-type="float">
            <text:p>355</text:p>
          </table:table-cell>
          <table:table-cell table:formula="of:=[.I58]*[.$J$2]" office:value-type="float" office:value="35.5" calcext:value-type="float">
            <text:p>35.5</text:p>
          </table:table-cell>
          <table:table-cell table:formula="of:=[.J58]*[.$I$17]" office:value-type="float" office:value="86.4851" calcext:value-type="float">
            <text:p>86.4851</text:p>
          </table:table-cell>
          <table:table-cell table:formula="of:=[.H58]-[.K58]" office:value-type="float" office:value="6.412567" calcext:value-type="float">
            <text:p>6.412567</text:p>
          </table:table-cell>
          <table:table-cell table:formula="of:=[.L58]-[.$M$15]" office:value-type="float" office:value="2.94912888888889" calcext:value-type="float">
            <text:p>2.9491288889</text:p>
          </table:table-cell>
          <table:table-cell table:formula="of:=[.M58]/([.$L$51]*[.$I$18])" office:value-type="float" office:value="0.00589825777777778" calcext:value-type="float">
            <text:p>0.0058982578</text:p>
          </table:table-cell>
          <table:table-cell table:formula="of:=[.N58]/[.$C$6]" office:value-type="float" office:value="0.000000000137556741741155" calcext:value-type="float">
            <text:p>1.37556741741155E-010</text:p>
          </table:table-cell>
          <table:table-cell table:formula="of:=[.N58]/[.$B$6]" office:value-type="float" office:value="0.192579438437617" calcext:value-type="float">
            <text:p>0.1925794384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3.035263" calcext:value-type="float">
            <text:p>93.035263</text:p>
          </table:table-cell>
          <table:table-cell office:value-type="float" office:value="356" calcext:value-type="float">
            <text:p>356</text:p>
          </table:table-cell>
          <table:table-cell table:formula="of:=[.I59]*[.$J$2]" office:value-type="float" office:value="35.6" calcext:value-type="float">
            <text:p>35.6</text:p>
          </table:table-cell>
          <table:table-cell table:formula="of:=[.J59]*[.$I$17]" office:value-type="float" office:value="86.72872" calcext:value-type="float">
            <text:p>86.72872</text:p>
          </table:table-cell>
          <table:table-cell table:formula="of:=[.H59]-[.K59]" office:value-type="float" office:value="6.30654300000001" calcext:value-type="float">
            <text:p>6.306543</text:p>
          </table:table-cell>
          <table:table-cell table:formula="of:=[.L59]-[.$M$15]" office:value-type="float" office:value="2.8431048888889" calcext:value-type="float">
            <text:p>2.8431048889</text:p>
          </table:table-cell>
          <table:table-cell table:formula="of:=[.M59]/([.$L$51]*[.$I$18])" office:value-type="float" office:value="0.00568620977777779" calcext:value-type="float">
            <text:p>0.0056862098</text:p>
          </table:table-cell>
          <table:table-cell table:formula="of:=[.N59]/[.$C$6]" office:value-type="float" office:value="0.000000000132611445507643" calcext:value-type="float">
            <text:p>1.32611445507643E-010</text:p>
          </table:table-cell>
          <table:table-cell table:formula="of:=[.N59]/[.$B$6]" office:value-type="float" office:value="0.1856560237107" calcext:value-type="float">
            <text:p>0.1856560237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966209" calcext:value-type="float">
            <text:p>92.966209</text:p>
          </table:table-cell>
          <table:table-cell office:value-type="float" office:value="356" calcext:value-type="float">
            <text:p>356</text:p>
          </table:table-cell>
          <table:table-cell table:formula="of:=[.I60]*[.$J$2]" office:value-type="float" office:value="35.6" calcext:value-type="float">
            <text:p>35.6</text:p>
          </table:table-cell>
          <table:table-cell table:formula="of:=[.J60]*[.$I$17]" office:value-type="float" office:value="86.72872" calcext:value-type="float">
            <text:p>86.72872</text:p>
          </table:table-cell>
          <table:table-cell table:formula="of:=[.H60]-[.K60]" office:value-type="float" office:value="6.23748900000001" calcext:value-type="float">
            <text:p>6.237489</text:p>
          </table:table-cell>
          <table:table-cell table:formula="of:=[.L60]-[.$M$15]" office:value-type="float" office:value="2.7740508888889" calcext:value-type="float">
            <text:p>2.7740508889</text:p>
          </table:table-cell>
          <table:table-cell table:formula="of:=[.M60]/([.$L$51]*[.$I$18])" office:value-type="float" office:value="0.00554810177777781" calcext:value-type="float">
            <text:p>0.0055481018</text:p>
          </table:table-cell>
          <table:table-cell table:formula="of:=[.N60]/[.$C$6]" office:value-type="float" office:value="0.000000000129390547540118" calcext:value-type="float">
            <text:p>1.29390547540118E-010</text:p>
          </table:table-cell>
          <table:table-cell table:formula="of:=[.N60]/[.$B$6]" office:value-type="float" office:value="0.181146766556165" calcext:value-type="float">
            <text:p>0.1811467666</text:p>
          </table:table-cell>
          <table:table-cell table:number-columns-repeated="3"/>
          <table:table-cell table:style-name="ce23"/>
          <table:table-cell table:style-name="ce10" table:number-columns-repeated="3"/>
          <table:table-cell table:style-name="ce23" table:number-columns-repeated="4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7"/>
          <table:table-cell office:value-type="float" office:value="92.860489" calcext:value-type="float">
            <text:p>92.860489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table:formula="of:=[.I61]*[.$J$2]" office:value-type="float" office:value="35.6" calcext:value-type="float">
            <text:p>35.6</text:p>
          </table:table-cell>
          <table:table-cell table:style-name="ce23" table:formula="of:=[.J61]*[.$I$17]" office:value-type="float" office:value="86.72872" calcext:value-type="float">
            <text:p>86.72872</text:p>
          </table:table-cell>
          <table:table-cell table:formula="of:=[.H61]-[.K61]" office:value-type="float" office:value="6.13176900000001" calcext:value-type="float">
            <text:p>6.131769</text:p>
          </table:table-cell>
          <table:table-cell table:formula="of:=[.L61]-[.$M$15]" office:value-type="float" office:value="2.6683308888889" calcext:value-type="float">
            <text:p>2.6683308889</text:p>
          </table:table-cell>
          <table:table-cell table:formula="of:=[.M61]/([.$L$51]*[.$I$18])" office:value-type="float" office:value="0.0053366617777778" calcext:value-type="float">
            <text:p>0.0053366618</text:p>
          </table:table-cell>
          <table:table-cell table:formula="of:=[.N61]/[.$C$6]" office:value-type="float" office:value="0.000000000124459430832514" calcext:value-type="float">
            <text:p>1.24459430832514E-010</text:p>
          </table:table-cell>
          <table:table-cell table:formula="of:=[.N61]/[.$B$6]" office:value-type="float" office:value="0.17424320316552" calcext:value-type="float">
            <text:p>0.1742432032</text:p>
          </table:table-cell>
          <table:table-cell table:number-columns-repeated="3"/>
          <table:table-cell table:style-name="ce23" table:number-columns-repeated="8"/>
          <table:table-cell table:style-name="ce52"/>
          <table:table-cell table:style-name="ce10" table:number-columns-repeated="2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3"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92.9377128888889" calcext:value-type="float">
            <text:p>92.9377128889</text:p>
          </table:table-cell>
          <table:table-cell table:style-name="ce23" table:formula="of:=AVERAGE([.I53:.I61])" office:value-type="float" office:value="355.888888888889" calcext:value-type="float">
            <text:p>355.8888888889</text:p>
          </table:table-cell>
          <table:table-cell table:style-name="ce23" table:formula="of:=AVERAGE([.J53:.J61])" office:value-type="float" office:value="35.5888888888889" calcext:value-type="float">
            <text:p>35.5888888889</text:p>
          </table:table-cell>
          <table:table-cell table:style-name="ce23" table:formula="of:=AVERAGE([.K53:.K61])" office:value-type="float" office:value="86.7016511111111" calcext:value-type="float">
            <text:p>86.7016511111</text:p>
          </table:table-cell>
          <table:table-cell table:formula="of:=AVERAGE([.L53:.L61])" office:value-type="float" office:value="6.23606177777778" calcext:value-type="float">
            <text:p>6.2360617778</text:p>
          </table:table-cell>
          <table:table-cell table:formula="of:=AVERAGE([.M53:.M61])" office:value-type="float" office:value="2.77262366666667" calcext:value-type="float">
            <text:p>2.7726236667</text:p>
          </table:table-cell>
          <table:table-cell table:style-name="ce23" table:formula="of:=AVERAGE([.N53:.N61])" office:value-type="float" office:value="0.00554524733333335" calcext:value-type="float">
            <text:p>0.0055452473</text:p>
          </table:table-cell>
          <table:table-cell table:style-name="ce30" table:formula="of:=AVERAGE([.O53:.O61])" office:value-type="float" office:value="0.000000000129323977360913" calcext:value-type="float">
            <text:p>1.29323977360913E-010</text:p>
          </table:table-cell>
          <table:table-cell table:style-name="ce38" table:formula="of:=AVERAGE([.P53:.P61])" office:value-type="float" office:value="0.181053568305278" calcext:value-type="float">
            <text:p>0.1810535683</text:p>
          </table:table-cell>
          <table:table-cell table:formula="of:=[.O63]/[.$O$15]*100" office:value-type="float" office:value="111.869946493427" calcext:value-type="float">
            <text:p>111.8699464934</text:p>
          </table:table-cell>
          <table:table-cell office:value-type="string" calcext:value-type="string">
            <text:p>%age of average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53:.H61])" office:value-type="float" office:value="0.233001039435688" calcext:value-type="float">
            <text:p>0.2330010394</text:p>
          </table:table-cell>
          <table:table-cell table:style-name="ce24" table:formula="of:=STDEV([.I53:.I61])" office:value-type="float" office:value="0.333333333333333" calcext:value-type="float">
            <text:p>0.3333333333</text:p>
          </table:table-cell>
          <table:table-cell table:style-name="ce24" table:formula="of:=STDEV([.J53:.J61])" office:value-type="float" office:value="0.0333333333333338" calcext:value-type="float">
            <text:p>0.0333333333</text:p>
          </table:table-cell>
          <table:table-cell table:style-name="ce24" table:formula="of:=STDEV([.K53:.K61])" office:value-type="float" office:value="0.0812066666666643" calcext:value-type="float">
            <text:p>0.0812066667</text:p>
          </table:table-cell>
          <table:table-cell table:style-name="ce24" table:formula="of:=STDEV([.L53:.L61])" office:value-type="float" office:value="0.241754032492622" calcext:value-type="float">
            <text:p>0.2417540325</text:p>
          </table:table-cell>
          <table:table-cell table:style-name="ce24" table:formula="of:=STDEV([.M53:.M61])" office:value-type="float" office:value="0.241754032492622" calcext:value-type="float">
            <text:p>0.2417540325</text:p>
          </table:table-cell>
          <table:table-cell table:style-name="ce24" table:formula="of:=STDEV([.N53:.N61])" office:value-type="float" office:value="0.000483508064985244" calcext:value-type="float">
            <text:p>0.0004835081</text:p>
          </table:table-cell>
          <table:table-cell table:style-name="ce31" table:formula="of:=STDEV([.O53:.O61])" office:value-type="float" office:value="0.0000000000112761762084259" calcext:value-type="float">
            <text:p>1.12761762084259E-011</text:p>
          </table:table-cell>
          <table:table-cell table:style-name="ce39" table:formula="of:=STDEV([.P53:.P61])" office:value-type="float" office:value="0.0157866466917963" calcext:value-type="float">
            <text:p>0.0157866467</text:p>
          </table:table-cell>
          <table:table-cell table:formula="of:=[.O64]/[.O63]*100" office:value-type="float" office:value="8.71932370047413" calcext:value-type="float">
            <text:p>8.7193237005</text:p>
          </table:table-cell>
          <table:table-cell office:value-type="string" calcext:value-type="string">
            <text:p>%age of stdev</text:p>
          </table:table-cell>
          <table:table-cell/>
          <table:table-cell table:style-name="ce23" table:number-columns-repeated="9"/>
          <table:table-cell table:style-name="ce10"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3"/>
          <table:table-cell table:style-name="ce10" table:number-columns-repeated="11"/>
        </table:table-row>
        <table:table-row table:style-name="ro3">
          <table:table-cell table:number-columns-repeated="6"/>
          <table:table-cell table:style-name="ce14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3"/>
          <table:table-cell table:style-name="ce10" table:number-columns-repeated="11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Iterations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87.655441" calcext:value-type="float">
            <text:p>87.655441</text:p>
          </table:table-cell>
          <table:table-cell office:value-type="float" office:value="335" calcext:value-type="float">
            <text:p>335</text:p>
          </table:table-cell>
          <table:table-cell table:formula="of:=[.I68]*[.$J$2]" office:value-type="float" office:value="33.5" calcext:value-type="float">
            <text:p>33.5</text:p>
          </table:table-cell>
          <table:table-cell table:formula="of:=[.J68]*[.$I$17]" office:value-type="float" office:value="81.6127" calcext:value-type="float">
            <text:p>81.6127</text:p>
          </table:table-cell>
          <table:table-cell table:formula="of:=[.H68]-[.K68]" office:value-type="float" office:value="6.04274099999999" calcext:value-type="float">
            <text:p>6.042741</text:p>
          </table:table-cell>
          <table:table-cell table:formula="of:=[.L68]-[.$M$15]" office:value-type="float" office:value="2.57930288888888" calcext:value-type="float">
            <text:p>2.5793028889</text:p>
          </table:table-cell>
          <table:table-cell table:formula="of:=[.M68]/([.$L$66]*[.$I$18])" office:value-type="float" office:value="0.00515860577777777" calcext:value-type="float">
            <text:p>0.0051586058</text:p>
          </table:table-cell>
          <table:table-cell table:formula="of:=[.N68]/[.$C$7]" office:value-type="float" office:value="0.000000000137806627318665" calcext:value-type="float">
            <text:p>1.37806627318665E-010</text:p>
          </table:table-cell>
          <table:table-cell table:formula="of:=[.N68]/[.$B$7]" office:value-type="float" office:value="0.192929278246131" calcext:value-type="float">
            <text:p>0.1929292782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87.696526" calcext:value-type="float">
            <text:p>87.696526</text:p>
          </table:table-cell>
          <table:table-cell office:value-type="float" office:value="336" calcext:value-type="float">
            <text:p>336</text:p>
          </table:table-cell>
          <table:table-cell table:formula="of:=[.I69]*[.$J$2]" office:value-type="float" office:value="33.6" calcext:value-type="float">
            <text:p>33.6</text:p>
          </table:table-cell>
          <table:table-cell table:formula="of:=[.J69]*[.$I$17]" office:value-type="float" office:value="81.85632" calcext:value-type="float">
            <text:p>81.85632</text:p>
          </table:table-cell>
          <table:table-cell table:formula="of:=[.H69]-[.K69]" office:value-type="float" office:value="5.84020600000001" calcext:value-type="float">
            <text:p>5.840206</text:p>
          </table:table-cell>
          <table:table-cell table:formula="of:=[.L69]-[.$M$15]" office:value-type="float" office:value="2.3767678888889" calcext:value-type="float">
            <text:p>2.3767678889</text:p>
          </table:table-cell>
          <table:table-cell table:formula="of:=[.M69]/([.$L$66]*[.$I$18])" office:value-type="float" office:value="0.0047535357777778" calcext:value-type="float">
            <text:p>0.0047535358</text:p>
          </table:table-cell>
          <table:table-cell table:formula="of:=[.N69]/[.$C$7]" office:value-type="float" office:value="0.000000000126985616190341" calcext:value-type="float">
            <text:p>1.26985616190341E-010</text:p>
          </table:table-cell>
          <table:table-cell table:formula="of:=[.N69]/[.$B$7]" office:value-type="float" office:value="0.177779862666478" calcext:value-type="float">
            <text:p>0.1777798627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87.5186" calcext:value-type="float">
            <text:p>87.5186</text:p>
          </table:table-cell>
          <table:table-cell office:value-type="float" office:value="336" calcext:value-type="float">
            <text:p>336</text:p>
          </table:table-cell>
          <table:table-cell table:formula="of:=[.I70]*[.$J$2]" office:value-type="float" office:value="33.6" calcext:value-type="float">
            <text:p>33.6</text:p>
          </table:table-cell>
          <table:table-cell table:formula="of:=[.J70]*[.$I$17]" office:value-type="float" office:value="81.85632" calcext:value-type="float">
            <text:p>81.85632</text:p>
          </table:table-cell>
          <table:table-cell table:formula="of:=[.H70]-[.K70]" office:value-type="float" office:value="5.66228000000001" calcext:value-type="float">
            <text:p>5.66228</text:p>
          </table:table-cell>
          <table:table-cell table:formula="of:=[.L70]-[.$M$15]" office:value-type="float" office:value="2.1988418888889" calcext:value-type="float">
            <text:p>2.1988418889</text:p>
          </table:table-cell>
          <table:table-cell table:formula="of:=[.M70]/([.$L$66]*[.$I$18])" office:value-type="float" office:value="0.0043976837777778" calcext:value-type="float">
            <text:p>0.0043976838</text:p>
          </table:table-cell>
          <table:table-cell table:formula="of:=[.N70]/[.$C$7]" office:value-type="float" office:value="0.000000000117479411208396" calcext:value-type="float">
            <text:p>1.17479411208396E-010</text:p>
          </table:table-cell>
          <table:table-cell table:formula="of:=[.N70]/[.$B$7]" office:value-type="float" office:value="0.164471175691755" calcext:value-type="float">
            <text:p>0.1644711757</text:p>
          </table:table-cell>
          <table:table-cell table:number-columns-repeated="3"/>
          <table:table-cell table:style-name="ce10" table:number-columns-repeated="11"/>
        </table:table-row>
        <table:table-row table:style-name="ro1">
          <table:table-cell table:number-columns-repeated="7"/>
          <table:table-cell office:value-type="float" office:value="87.26416" calcext:value-type="float">
            <text:p>87.26416</text:p>
          </table:table-cell>
          <table:table-cell office:value-type="float" office:value="336" calcext:value-type="float">
            <text:p>336</text:p>
          </table:table-cell>
          <table:table-cell table:formula="of:=[.I71]*[.$J$2]" office:value-type="float" office:value="33.6" calcext:value-type="float">
            <text:p>33.6</text:p>
          </table:table-cell>
          <table:table-cell table:formula="of:=[.J71]*[.$I$17]" office:value-type="float" office:value="81.85632" calcext:value-type="float">
            <text:p>81.85632</text:p>
          </table:table-cell>
          <table:table-cell table:formula="of:=[.H71]-[.K71]" office:value-type="float" office:value="5.40784000000001" calcext:value-type="float">
            <text:p>5.40784</text:p>
          </table:table-cell>
          <table:table-cell table:formula="of:=[.L71]-[.$M$15]" office:value-type="float" office:value="1.9444018888889" calcext:value-type="float">
            <text:p>1.9444018889</text:p>
          </table:table-cell>
          <table:table-cell table:formula="of:=[.M71]/([.$L$66]*[.$I$18])" office:value-type="float" office:value="0.0038888037777778" calcext:value-type="float">
            <text:p>0.0038888038</text:p>
          </table:table-cell>
          <table:table-cell table:formula="of:=[.N71]/[.$C$7]" office:value-type="float" office:value="0.000000000103885227134084" calcext:value-type="float">
            <text:p>1.03885227134084E-010</text:p>
          </table:table-cell>
          <table:table-cell table:formula="of:=[.N71]/[.$B$7]" office:value-type="float" office:value="0.145439317987718" calcext:value-type="float">
            <text:p>0.14543931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6.920998" calcext:value-type="float">
            <text:p>86.920998</text:p>
          </table:table-cell>
          <table:table-cell office:value-type="float" office:value="335" calcext:value-type="float">
            <text:p>335</text:p>
          </table:table-cell>
          <table:table-cell table:formula="of:=[.I72]*[.$J$2]" office:value-type="float" office:value="33.5" calcext:value-type="float">
            <text:p>33.5</text:p>
          </table:table-cell>
          <table:table-cell table:formula="of:=[.J72]*[.$I$17]" office:value-type="float" office:value="81.6127" calcext:value-type="float">
            <text:p>81.6127</text:p>
          </table:table-cell>
          <table:table-cell table:formula="of:=[.H72]-[.K72]" office:value-type="float" office:value="5.30829799999999" calcext:value-type="float">
            <text:p>5.308298</text:p>
          </table:table-cell>
          <table:table-cell table:formula="of:=[.L72]-[.$M$15]" office:value-type="float" office:value="1.84485988888889" calcext:value-type="float">
            <text:p>1.8448598889</text:p>
          </table:table-cell>
          <table:table-cell table:formula="of:=[.M72]/([.$L$66]*[.$I$18])" office:value-type="float" office:value="0.00368971977777777" calcext:value-type="float">
            <text:p>0.0036897198</text:p>
          </table:table-cell>
          <table:table-cell table:formula="of:=[.N72]/[.$C$7]" office:value-type="float" office:value="0.0000000000985669113381188" calcext:value-type="float">
            <text:p>9.85669113381188E-011</text:p>
          </table:table-cell>
          <table:table-cell table:formula="of:=[.N72]/[.$B$7]" office:value-type="float" office:value="0.137993675873366" calcext:value-type="float">
            <text:p>0.137993675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7.183365" calcext:value-type="float">
            <text:p>87.183365</text:p>
          </table:table-cell>
          <table:table-cell office:value-type="float" office:value="335" calcext:value-type="float">
            <text:p>335</text:p>
          </table:table-cell>
          <table:table-cell table:formula="of:=[.I73]*[.$J$2]" office:value-type="float" office:value="33.5" calcext:value-type="float">
            <text:p>33.5</text:p>
          </table:table-cell>
          <table:table-cell table:formula="of:=[.J73]*[.$I$17]" office:value-type="float" office:value="81.6127" calcext:value-type="float">
            <text:p>81.6127</text:p>
          </table:table-cell>
          <table:table-cell table:formula="of:=[.H73]-[.K73]" office:value-type="float" office:value="5.57066499999999" calcext:value-type="float">
            <text:p>5.570665</text:p>
          </table:table-cell>
          <table:table-cell table:formula="of:=[.L73]-[.$M$15]" office:value-type="float" office:value="2.10722688888888" calcext:value-type="float">
            <text:p>2.1072268889</text:p>
          </table:table-cell>
          <table:table-cell table:formula="of:=[.M73]/([.$L$66]*[.$I$18])" office:value-type="float" office:value="0.00421445377777777" calcext:value-type="float">
            <text:p>0.0042144538</text:p>
          </table:table-cell>
          <table:table-cell table:formula="of:=[.N73]/[.$C$7]" office:value-type="float" office:value="0.000000000112584618039208" calcext:value-type="float">
            <text:p>1.12584618039208E-010</text:p>
          </table:table-cell>
          <table:table-cell table:formula="of:=[.N73]/[.$B$7]" office:value-type="float" office:value="0.157618465254891" calcext:value-type="float">
            <text:p>0.157618465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6.863853" calcext:value-type="float">
            <text:p>86.863853</text:p>
          </table:table-cell>
          <table:table-cell office:value-type="float" office:value="335" calcext:value-type="float">
            <text:p>335</text:p>
          </table:table-cell>
          <table:table-cell table:formula="of:=[.I74]*[.$J$2]" office:value-type="float" office:value="33.5" calcext:value-type="float">
            <text:p>33.5</text:p>
          </table:table-cell>
          <table:table-cell table:formula="of:=[.J74]*[.$I$17]" office:value-type="float" office:value="81.6127" calcext:value-type="float">
            <text:p>81.6127</text:p>
          </table:table-cell>
          <table:table-cell table:formula="of:=[.H74]-[.K74]" office:value-type="float" office:value="5.251153" calcext:value-type="float">
            <text:p>5.251153</text:p>
          </table:table-cell>
          <table:table-cell table:formula="of:=[.L74]-[.$M$15]" office:value-type="float" office:value="1.78771488888889" calcext:value-type="float">
            <text:p>1.7877148889</text:p>
          </table:table-cell>
          <table:table-cell table:formula="of:=[.M74]/([.$L$66]*[.$I$18])" office:value-type="float" office:value="0.00357542977777779" calcext:value-type="float">
            <text:p>0.0035754298</text:p>
          </table:table-cell>
          <table:table-cell table:formula="of:=[.N74]/[.$C$7]" office:value-type="float" office:value="0.0000000000955137764185839" calcext:value-type="float">
            <text:p>9.55137764185839E-011</text:p>
          </table:table-cell>
          <table:table-cell table:formula="of:=[.N74]/[.$B$7]" office:value-type="float" office:value="0.133719286986017" calcext:value-type="float">
            <text:p>0.13371928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6.702827" calcext:value-type="float">
            <text:p>86.702827</text:p>
          </table:table-cell>
          <table:table-cell office:value-type="float" office:value="333" calcext:value-type="float">
            <text:p>333</text:p>
          </table:table-cell>
          <table:table-cell table:formula="of:=[.I75]*[.$J$2]" office:value-type="float" office:value="33.3" calcext:value-type="float">
            <text:p>33.3</text:p>
          </table:table-cell>
          <table:table-cell table:formula="of:=[.J75]*[.$I$17]" office:value-type="float" office:value="81.12546" calcext:value-type="float">
            <text:p>81.12546</text:p>
          </table:table-cell>
          <table:table-cell table:formula="of:=[.H75]-[.K75]" office:value-type="float" office:value="5.577367" calcext:value-type="float">
            <text:p>5.577367</text:p>
          </table:table-cell>
          <table:table-cell table:formula="of:=[.L75]-[.$M$15]" office:value-type="float" office:value="2.11392888888889" calcext:value-type="float">
            <text:p>2.1139288889</text:p>
          </table:table-cell>
          <table:table-cell table:formula="of:=[.M75]/([.$L$66]*[.$I$18])" office:value-type="float" office:value="0.00422785777777778" calcext:value-type="float">
            <text:p>0.0042278578</text:p>
          </table:table-cell>
          <table:table-cell table:formula="of:=[.N75]/[.$C$7]" office:value-type="float" office:value="0.000000000112942691540489" calcext:value-type="float">
            <text:p>1.12942691540489E-010</text:p>
          </table:table-cell>
          <table:table-cell table:formula="of:=[.N75]/[.$B$7]" office:value-type="float" office:value="0.158119768156685" calcext:value-type="float">
            <text:p>0.158119768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86.830338" calcext:value-type="float">
            <text:p>86.830338</text:p>
          </table:table-cell>
          <table:table-cell table:style-name="ce23" office:value-type="float" office:value="334" calcext:value-type="float">
            <text:p>334</text:p>
          </table:table-cell>
          <table:table-cell table:style-name="ce23" table:formula="of:=[.I76]*[.$J$2]" office:value-type="float" office:value="33.4" calcext:value-type="float">
            <text:p>33.4</text:p>
          </table:table-cell>
          <table:table-cell table:style-name="ce23" table:formula="of:=[.J76]*[.$I$17]" office:value-type="float" office:value="81.36908" calcext:value-type="float">
            <text:p>81.36908</text:p>
          </table:table-cell>
          <table:table-cell table:formula="of:=[.H76]-[.K76]" office:value-type="float" office:value="5.461258" calcext:value-type="float">
            <text:p>5.461258</text:p>
          </table:table-cell>
          <table:table-cell table:formula="of:=[.L76]-[.$M$15]" office:value-type="float" office:value="1.99781988888889" calcext:value-type="float">
            <text:p>1.9978198889</text:p>
          </table:table-cell>
          <table:table-cell table:formula="of:=[.M76]/([.$L$66]*[.$I$18])" office:value-type="float" office:value="0.00399563977777779" calcext:value-type="float">
            <text:p>0.0039956398</text:p>
          </table:table-cell>
          <table:table-cell table:formula="of:=[.N76]/[.$C$7]" office:value-type="float" office:value="0.000000000106739236428541" calcext:value-type="float">
            <text:p>1.06739236428541E-010</text:p>
          </table:table-cell>
          <table:table-cell table:formula="of:=[.N76]/[.$B$7]" office:value-type="float" office:value="0.149434930999957" calcext:value-type="float">
            <text:p>0.14943493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87.1817897777778" calcext:value-type="float">
            <text:p>87.1817897778</text:p>
          </table:table-cell>
          <table:table-cell table:style-name="ce23" table:formula="of:=AVERAGE([.I68:.I76])" office:value-type="float" office:value="335" calcext:value-type="float">
            <text:p>335</text:p>
          </table:table-cell>
          <table:table-cell table:style-name="ce23" table:formula="of:=AVERAGE([.J68:.J76])" office:value-type="float" office:value="33.5" calcext:value-type="float">
            <text:p>33.5</text:p>
          </table:table-cell>
          <table:table-cell table:style-name="ce23" table:formula="of:=AVERAGE([.K68:.K76])" office:value-type="float" office:value="81.6127" calcext:value-type="float">
            <text:p>81.6127</text:p>
          </table:table-cell>
          <table:table-cell table:formula="of:=AVERAGE([.L68:.L76])" office:value-type="float" office:value="5.56908977777778" calcext:value-type="float">
            <text:p>5.5690897778</text:p>
          </table:table-cell>
          <table:table-cell table:formula="of:=AVERAGE([.M68:.M76])" office:value-type="float" office:value="2.10565166666667" calcext:value-type="float">
            <text:p>2.1056516667</text:p>
          </table:table-cell>
          <table:table-cell table:style-name="ce23" table:formula="of:=AVERAGE([.N68:.N76])" office:value-type="float" office:value="0.00421130333333334" calcext:value-type="float">
            <text:p>0.0042113033</text:p>
          </table:table-cell>
          <table:table-cell table:style-name="ce34" table:formula="of:=AVERAGE([.O68:.O76])" office:value-type="float" office:value="0.000000000112500457290714" calcext:value-type="float">
            <text:p>1.12500457290714E-010</text:p>
          </table:table-cell>
          <table:table-cell table:style-name="ce38" table:formula="of:=AVERAGE([.P68:.P76])" office:value-type="float" office:value="0.157500640207" calcext:value-type="float">
            <text:p>0.1575006402</text:p>
          </table:table-cell>
          <table:table-cell table:formula="of:=[.O78]/[.$O$15]*100" office:value-type="float" office:value="97.3169894278405" calcext:value-type="float">
            <text:p>97.3169894278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68:.H76])" office:value-type="float" office:value="0.376089610337012" calcext:value-type="float">
            <text:p>0.3760896103</text:p>
          </table:table-cell>
          <table:table-cell table:style-name="ce24" table:formula="of:=STDEV([.I68:.I76])" office:value-type="float" office:value="1" calcext:value-type="float">
            <text:p>1</text:p>
          </table:table-cell>
          <table:table-cell table:style-name="ce24" table:formula="of:=STDEV([.J68:.J76])" office:value-type="float" office:value="0.0999999999999996" calcext:value-type="float">
            <text:p>0.1</text:p>
          </table:table-cell>
          <table:table-cell table:style-name="ce24" table:formula="of:=STDEV([.K68:.K76])" office:value-type="float" office:value="0.243619999999998" calcext:value-type="float">
            <text:p>0.24362</text:p>
          </table:table-cell>
          <table:table-cell table:style-name="ce24" table:formula="of:=STDEV([.L68:.L76])" office:value-type="float" office:value="0.253310636044846" calcext:value-type="float">
            <text:p>0.253310636</text:p>
          </table:table-cell>
          <table:table-cell table:style-name="ce24" table:formula="of:=STDEV([.M68:.M76])" office:value-type="float" office:value="0.253310636044846" calcext:value-type="float">
            <text:p>0.253310636</text:p>
          </table:table-cell>
          <table:table-cell table:style-name="ce24" table:formula="of:=STDEV([.N68:.N76])" office:value-type="float" office:value="0.000506621272089691" calcext:value-type="float">
            <text:p>0.0005066213</text:p>
          </table:table-cell>
          <table:table-cell table:style-name="ce31" table:formula="of:=STDEV([.O68:.O76])" office:value-type="float" office:value="0.0000000000135338445777974" calcext:value-type="float">
            <text:p>1.35338445777974E-011</text:p>
          </table:table-cell>
          <table:table-cell table:style-name="ce39" table:formula="of:=STDEV([.P68:.P76])" office:value-type="float" office:value="0.0189473824089164" calcext:value-type="float">
            <text:p>0.0189473824</text:p>
          </table:table-cell>
          <table:table-cell table:formula="of:=[.O79]/[.O78]*100" office:value-type="float" office:value="12.0300351693899" calcext:value-type="float">
            <text:p>12.0300351694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7.660019" calcext:value-type="float">
            <text:p>97.660019</text:p>
          </table:table-cell>
          <table:table-cell office:value-type="float" office:value="375" calcext:value-type="float">
            <text:p>375</text:p>
          </table:table-cell>
          <table:table-cell table:formula="of:=[.I83]*[.$J$2]" office:value-type="float" office:value="37.5" calcext:value-type="float">
            <text:p>37.5</text:p>
          </table:table-cell>
          <table:table-cell table:formula="of:=[.J83]*[.$I$17]" office:value-type="float" office:value="91.3575" calcext:value-type="float">
            <text:p>91.3575</text:p>
          </table:table-cell>
          <table:table-cell table:formula="of:=[.H83]-[.K83]" office:value-type="float" office:value="6.302519" calcext:value-type="float">
            <text:p>6.302519</text:p>
          </table:table-cell>
          <table:table-cell table:formula="of:=[.L83]-[.$M$15]" office:value-type="float" office:value="2.8390808888889" calcext:value-type="float">
            <text:p>2.8390808889</text:p>
          </table:table-cell>
          <table:table-cell table:formula="of:=[.M83]/([.$L$81]*[.$I$18])" office:value-type="float" office:value="0.000709770222222224" calcext:value-type="float">
            <text:p>0.0007097702</text:p>
          </table:table-cell>
          <table:table-cell table:formula="of:=[.N83]/[.$C$8]" office:value-type="float" office:value="0.000000000109447975602227" calcext:value-type="float">
            <text:p>1.09447975602227E-010</text:p>
          </table:table-cell>
          <table:table-cell table:formula="of:=[.N83]/[.$B$8]" office:value-type="float" office:value="0.153227165843117" calcext:value-type="float">
            <text:p>0.153227165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8.314186" calcext:value-type="float">
            <text:p>98.314186</text:p>
          </table:table-cell>
          <table:table-cell office:value-type="float" office:value="377" calcext:value-type="float">
            <text:p>377</text:p>
          </table:table-cell>
          <table:table-cell table:formula="of:=[.I84]*[.$J$2]" office:value-type="float" office:value="37.7" calcext:value-type="float">
            <text:p>37.7</text:p>
          </table:table-cell>
          <table:table-cell table:formula="of:=[.J84]*[.$I$17]" office:value-type="float" office:value="91.84474" calcext:value-type="float">
            <text:p>91.84474</text:p>
          </table:table-cell>
          <table:table-cell table:formula="of:=[.H84]-[.K84]" office:value-type="float" office:value="6.46944600000001" calcext:value-type="float">
            <text:p>6.469446</text:p>
          </table:table-cell>
          <table:table-cell table:formula="of:=[.L84]-[.$M$15]" office:value-type="float" office:value="3.0060078888889" calcext:value-type="float">
            <text:p>3.0060078889</text:p>
          </table:table-cell>
          <table:table-cell table:formula="of:=[.M84]/([.$L$81]*[.$I$18])" office:value-type="float" office:value="0.000751501972222224" calcext:value-type="float">
            <text:p>0.000751502</text:p>
          </table:table-cell>
          <table:table-cell table:formula="of:=[.N84]/[.$C$8]" office:value-type="float" office:value="0.000000000115883094198126" calcext:value-type="float">
            <text:p>1.15883094198126E-010</text:p>
          </table:table-cell>
          <table:table-cell table:formula="of:=[.N84]/[.$B$8]" office:value-type="float" office:value="0.162236331877377" calcext:value-type="float">
            <text:p>0.162236331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7.940498" calcext:value-type="float">
            <text:p>97.940498</text:p>
          </table:table-cell>
          <table:table-cell office:value-type="float" office:value="376" calcext:value-type="float">
            <text:p>376</text:p>
          </table:table-cell>
          <table:table-cell table:formula="of:=[.I85]*[.$J$2]" office:value-type="float" office:value="37.6" calcext:value-type="float">
            <text:p>37.6</text:p>
          </table:table-cell>
          <table:table-cell table:formula="of:=[.J85]*[.$I$17]" office:value-type="float" office:value="91.60112" calcext:value-type="float">
            <text:p>91.60112</text:p>
          </table:table-cell>
          <table:table-cell table:formula="of:=[.H85]-[.K85]" office:value-type="float" office:value="6.33937800000001" calcext:value-type="float">
            <text:p>6.339378</text:p>
          </table:table-cell>
          <table:table-cell table:formula="of:=[.L85]-[.$M$15]" office:value-type="float" office:value="2.8759398888889" calcext:value-type="float">
            <text:p>2.8759398889</text:p>
          </table:table-cell>
          <table:table-cell table:formula="of:=[.M85]/([.$L$81]*[.$I$18])" office:value-type="float" office:value="0.000718984972222226" calcext:value-type="float">
            <text:p>0.000718985</text:p>
          </table:table-cell>
          <table:table-cell table:formula="of:=[.N85]/[.$C$8]" office:value-type="float" office:value="0.000000000110868908323274" calcext:value-type="float">
            <text:p>1.10868908323274E-010</text:p>
          </table:table-cell>
          <table:table-cell table:formula="of:=[.N85]/[.$B$8]" office:value-type="float" office:value="0.155216471652584" calcext:value-type="float">
            <text:p>0.155216471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7.911987" calcext:value-type="float">
            <text:p>97.911987</text:p>
          </table:table-cell>
          <table:table-cell office:value-type="float" office:value="376" calcext:value-type="float">
            <text:p>376</text:p>
          </table:table-cell>
          <table:table-cell table:formula="of:=[.I86]*[.$J$2]" office:value-type="float" office:value="37.6" calcext:value-type="float">
            <text:p>37.6</text:p>
          </table:table-cell>
          <table:table-cell table:formula="of:=[.J86]*[.$I$17]" office:value-type="float" office:value="91.60112" calcext:value-type="float">
            <text:p>91.60112</text:p>
          </table:table-cell>
          <table:table-cell table:formula="of:=[.H86]-[.K86]" office:value-type="float" office:value="6.310867" calcext:value-type="float">
            <text:p>6.310867</text:p>
          </table:table-cell>
          <table:table-cell table:formula="of:=[.L86]-[.$M$15]" office:value-type="float" office:value="2.84742888888889" calcext:value-type="float">
            <text:p>2.8474288889</text:p>
          </table:table-cell>
          <table:table-cell table:formula="of:=[.M86]/([.$L$81]*[.$I$18])" office:value-type="float" office:value="0.000711857222222223" calcext:value-type="float">
            <text:p>0.0007118572</text:p>
          </table:table-cell>
          <table:table-cell table:formula="of:=[.N86]/[.$C$8]" office:value-type="float" office:value="0.000000000109769795140339" calcext:value-type="float">
            <text:p>1.09769795140339E-010</text:p>
          </table:table-cell>
          <table:table-cell table:formula="of:=[.N86]/[.$B$8]" office:value-type="float" office:value="0.153677713196475" calcext:value-type="float">
            <text:p>0.153677713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7.04541" calcext:value-type="float">
            <text:p>97.04541</text:p>
          </table:table-cell>
          <table:table-cell office:value-type="float" office:value="377" calcext:value-type="float">
            <text:p>377</text:p>
          </table:table-cell>
          <table:table-cell table:formula="of:=[.I87]*[.$J$2]" office:value-type="float" office:value="37.7" calcext:value-type="float">
            <text:p>37.7</text:p>
          </table:table-cell>
          <table:table-cell table:formula="of:=[.J87]*[.$I$17]" office:value-type="float" office:value="91.84474" calcext:value-type="float">
            <text:p>91.84474</text:p>
          </table:table-cell>
          <table:table-cell table:formula="of:=[.H87]-[.K87]" office:value-type="float" office:value="5.20067" calcext:value-type="float">
            <text:p>5.20067</text:p>
          </table:table-cell>
          <table:table-cell table:formula="of:=[.L87]-[.$M$15]" office:value-type="float" office:value="1.73723188888889" calcext:value-type="float">
            <text:p>1.7372318889</text:p>
          </table:table-cell>
          <table:table-cell table:formula="of:=[.M87]/([.$L$81]*[.$I$18])" office:value-type="float" office:value="0.000434307972222224" calcext:value-type="float">
            <text:p>0.000434308</text:p>
          </table:table-cell>
          <table:table-cell table:formula="of:=[.N87]/[.$C$8]" office:value-type="float" office:value="0.0000000000669711504644496" calcext:value-type="float">
            <text:p>6.69711504644496E-011</text:p>
          </table:table-cell>
          <table:table-cell table:formula="of:=[.N87]/[.$B$8]" office:value-type="float" office:value="0.0937596106502294" calcext:value-type="float">
            <text:p>0.093759610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7.534798" calcext:value-type="float">
            <text:p>97.534798</text:p>
          </table:table-cell>
          <table:table-cell office:value-type="float" office:value="376" calcext:value-type="float">
            <text:p>376</text:p>
          </table:table-cell>
          <table:table-cell table:formula="of:=[.I88]*[.$J$2]" office:value-type="float" office:value="37.6" calcext:value-type="float">
            <text:p>37.6</text:p>
          </table:table-cell>
          <table:table-cell table:formula="of:=[.J88]*[.$I$17]" office:value-type="float" office:value="91.60112" calcext:value-type="float">
            <text:p>91.60112</text:p>
          </table:table-cell>
          <table:table-cell table:formula="of:=[.H88]-[.K88]" office:value-type="float" office:value="5.933678" calcext:value-type="float">
            <text:p>5.933678</text:p>
          </table:table-cell>
          <table:table-cell table:formula="of:=[.L88]-[.$M$15]" office:value-type="float" office:value="2.47023988888889" calcext:value-type="float">
            <text:p>2.4702398889</text:p>
          </table:table-cell>
          <table:table-cell table:formula="of:=[.M88]/([.$L$81]*[.$I$18])" office:value-type="float" office:value="0.000617559972222223" calcext:value-type="float">
            <text:p>0.00061756</text:p>
          </table:table-cell>
          <table:table-cell table:formula="of:=[.N88]/[.$C$8]" office:value-type="float" office:value="0.0000000000952289722173318" calcext:value-type="float">
            <text:p>9.52289722173318E-011</text:p>
          </table:table-cell>
          <table:table-cell table:formula="of:=[.N88]/[.$B$8]" office:value-type="float" office:value="0.133320561104264" calcext:value-type="float">
            <text:p>0.133320561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7.695435" calcext:value-type="float">
            <text:p>97.695435</text:p>
          </table:table-cell>
          <table:table-cell office:value-type="float" office:value="376" calcext:value-type="float">
            <text:p>376</text:p>
          </table:table-cell>
          <table:table-cell table:formula="of:=[.I89]*[.$J$2]" office:value-type="float" office:value="37.6" calcext:value-type="float">
            <text:p>37.6</text:p>
          </table:table-cell>
          <table:table-cell table:formula="of:=[.J89]*[.$I$17]" office:value-type="float" office:value="91.60112" calcext:value-type="float">
            <text:p>91.60112</text:p>
          </table:table-cell>
          <table:table-cell table:formula="of:=[.H89]-[.K89]" office:value-type="float" office:value="6.09431500000001" calcext:value-type="float">
            <text:p>6.094315</text:p>
          </table:table-cell>
          <table:table-cell table:formula="of:=[.L89]-[.$M$15]" office:value-type="float" office:value="2.6308768888889" calcext:value-type="float">
            <text:p>2.6308768889</text:p>
          </table:table-cell>
          <table:table-cell table:formula="of:=[.M89]/([.$L$81]*[.$I$18])" office:value-type="float" office:value="0.000657719222222225" calcext:value-type="float">
            <text:p>0.0006577192</text:p>
          </table:table-cell>
          <table:table-cell table:formula="of:=[.N89]/[.$C$8]" office:value-type="float" office:value="0.000000000101421608195272" calcext:value-type="float">
            <text:p>1.01421608195272E-010</text:p>
          </table:table-cell>
          <table:table-cell table:formula="of:=[.N89]/[.$B$8]" office:value-type="float" office:value="0.141990251473381" calcext:value-type="float">
            <text:p>0.141990251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6.790001" calcext:value-type="float">
            <text:p>96.790001</text:p>
          </table:table-cell>
          <table:table-cell office:value-type="float" office:value="376" calcext:value-type="float">
            <text:p>376</text:p>
          </table:table-cell>
          <table:table-cell table:formula="of:=[.I90]*[.$J$2]" office:value-type="float" office:value="37.6" calcext:value-type="float">
            <text:p>37.6</text:p>
          </table:table-cell>
          <table:table-cell table:formula="of:=[.J90]*[.$I$17]" office:value-type="float" office:value="91.60112" calcext:value-type="float">
            <text:p>91.60112</text:p>
          </table:table-cell>
          <table:table-cell table:formula="of:=[.H90]-[.K90]" office:value-type="float" office:value="5.18888100000001" calcext:value-type="float">
            <text:p>5.188881</text:p>
          </table:table-cell>
          <table:table-cell table:formula="of:=[.L90]-[.$M$15]" office:value-type="float" office:value="1.7254428888889" calcext:value-type="float">
            <text:p>1.7254428889</text:p>
          </table:table-cell>
          <table:table-cell table:formula="of:=[.M90]/([.$L$81]*[.$I$18])" office:value-type="float" office:value="0.000431360722222225" calcext:value-type="float">
            <text:p>0.0004313607</text:p>
          </table:table-cell>
          <table:table-cell table:formula="of:=[.N90]/[.$C$8]" office:value-type="float" office:value="0.0000000000665166786706294" calcext:value-type="float">
            <text:p>6.65166786706294E-011</text:p>
          </table:table-cell>
          <table:table-cell table:formula="of:=[.N90]/[.$B$8]" office:value-type="float" office:value="0.0931233501388812" calcext:value-type="float">
            <text:p>0.093123350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8.001846" calcext:value-type="float">
            <text:p>98.001846</text:p>
          </table:table-cell>
          <table:table-cell table:style-name="ce23" office:value-type="float" office:value="376" calcext:value-type="float">
            <text:p>376</text:p>
          </table:table-cell>
          <table:table-cell table:style-name="ce23" table:formula="of:=[.I91]*[.$J$2]" office:value-type="float" office:value="37.6" calcext:value-type="float">
            <text:p>37.6</text:p>
          </table:table-cell>
          <table:table-cell table:style-name="ce23" table:formula="of:=[.J91]*[.$I$17]" office:value-type="float" office:value="91.60112" calcext:value-type="float">
            <text:p>91.60112</text:p>
          </table:table-cell>
          <table:table-cell table:formula="of:=[.H91]-[.K91]" office:value-type="float" office:value="6.40072600000001" calcext:value-type="float">
            <text:p>6.400726</text:p>
          </table:table-cell>
          <table:table-cell table:formula="of:=[.L91]-[.$M$15]" office:value-type="float" office:value="2.9372878888889" calcext:value-type="float">
            <text:p>2.9372878889</text:p>
          </table:table-cell>
          <table:table-cell table:formula="of:=[.M91]/([.$L$81]*[.$I$18])" office:value-type="float" office:value="0.000734321972222225" calcext:value-type="float">
            <text:p>0.000734322</text:p>
          </table:table-cell>
          <table:table-cell table:formula="of:=[.N91]/[.$C$8]" office:value-type="float" office:value="0.000000000113233904133546" calcext:value-type="float">
            <text:p>1.13233904133546E-010</text:p>
          </table:table-cell>
          <table:table-cell table:formula="of:=[.N91]/[.$B$8]" office:value-type="float" office:value="0.158527465786964" calcext:value-type="float">
            <text:p>0.158527465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97.6549088888889" calcext:value-type="float">
            <text:p>97.6549088889</text:p>
          </table:table-cell>
          <table:table-cell table:style-name="ce23" table:formula="of:=AVERAGE([.I83:.I91])" office:value-type="float" office:value="376.111111111111" calcext:value-type="float">
            <text:p>376.1111111111</text:p>
          </table:table-cell>
          <table:table-cell table:style-name="ce23" table:formula="of:=AVERAGE([.J83:.J91])" office:value-type="float" office:value="37.6111111111111" calcext:value-type="float">
            <text:p>37.6111111111</text:p>
          </table:table-cell>
          <table:table-cell table:style-name="ce23" table:formula="of:=AVERAGE([.K83:.K91])" office:value-type="float" office:value="91.6281888888889" calcext:value-type="float">
            <text:p>91.6281888889</text:p>
          </table:table-cell>
          <table:table-cell table:formula="of:=AVERAGE([.L83:.L91])" office:value-type="float" office:value="6.02672000000001" calcext:value-type="float">
            <text:p>6.02672</text:p>
          </table:table-cell>
          <table:table-cell table:formula="of:=AVERAGE([.M83:.M91])" office:value-type="float" office:value="2.5632818888889" calcext:value-type="float">
            <text:p>2.5632818889</text:p>
          </table:table-cell>
          <table:table-cell table:style-name="ce23" table:formula="of:=AVERAGE([.N83:.N91])" office:value-type="float" office:value="0.000640820472222224" calcext:value-type="float">
            <text:p>0.0006408205</text:p>
          </table:table-cell>
          <table:table-cell table:style-name="ce30" table:formula="of:=AVERAGE([.O83:.O91])" office:value-type="float" office:value="0.000000000098815787438355" calcext:value-type="float">
            <text:p>9.8815787438355E-011</text:p>
          </table:table-cell>
          <table:table-cell table:style-name="ce38" table:formula="of:=AVERAGE([.P83:.P91])" office:value-type="float" office:value="0.138342102413697" calcext:value-type="float">
            <text:p>0.1383421024</text:p>
          </table:table-cell>
          <table:table-cell table:formula="of:=[.O93]/[.$O$15]*100" office:value-type="float" office:value="85.4792520228794" calcext:value-type="float">
            <text:p>85.4792520229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83:.H91])" office:value-type="float" office:value="0.47936306963836" calcext:value-type="float">
            <text:p>0.4793630696</text:p>
          </table:table-cell>
          <table:table-cell table:style-name="ce24" table:formula="of:=STDEV([.I83:.I91])" office:value-type="float" office:value="0.600925212577331" calcext:value-type="float">
            <text:p>0.6009252126</text:p>
          </table:table-cell>
          <table:table-cell table:style-name="ce24" table:formula="of:=STDEV([.J83:.J91])" office:value-type="float" office:value="0.060092521257734" calcext:value-type="float">
            <text:p>0.0600925213</text:p>
          </table:table-cell>
          <table:table-cell table:style-name="ce24" table:formula="of:=STDEV([.K83:.K91])" office:value-type="float" office:value="0.14639740028809" calcext:value-type="float">
            <text:p>0.1463974003</text:p>
          </table:table-cell>
          <table:table-cell table:style-name="ce24" table:formula="of:=STDEV([.L83:.L91])" office:value-type="float" office:value="0.498498385189962" calcext:value-type="float">
            <text:p>0.4984983852</text:p>
          </table:table-cell>
          <table:table-cell table:style-name="ce24" table:formula="of:=STDEV([.M83:.M91])" office:value-type="float" office:value="0.498498385189962" calcext:value-type="float">
            <text:p>0.4984983852</text:p>
          </table:table-cell>
          <table:table-cell table:style-name="ce24" table:formula="of:=STDEV([.N83:.N91])" office:value-type="float" office:value="0.000124624596297491" calcext:value-type="float">
            <text:p>0.0001246246</text:p>
          </table:table-cell>
          <table:table-cell table:style-name="ce31" table:formula="of:=STDEV([.O83:.O91])" office:value-type="float" office:value="0.000000000019217359855278" calcext:value-type="float">
            <text:p>1.9217359855278E-011</text:p>
          </table:table-cell>
          <table:table-cell table:style-name="ce39" table:formula="of:=STDEV([.P83:.P91])" office:value-type="float" office:value="0.0269043037973891" calcext:value-type="float">
            <text:p>0.0269043038</text:p>
          </table:table-cell>
          <table:table-cell table:formula="of:=[.O94]/[.O93]*100" office:value-type="float" office:value="19.4476615057755" calcext:value-type="float">
            <text:p>19.4476615058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6.294411" calcext:value-type="float">
            <text:p>76.294411</text:p>
          </table:table-cell>
          <table:table-cell table:style-name="ce25" office:value-type="float" office:value="293" calcext:value-type="float">
            <text:p>293</text:p>
          </table:table-cell>
          <table:table-cell table:formula="of:=[.I98]*[.$J$2]" office:value-type="float" office:value="29.3" calcext:value-type="float">
            <text:p>29.3</text:p>
          </table:table-cell>
          <table:table-cell table:formula="of:=[.J98]*[.$I$17]" office:value-type="float" office:value="71.38066" calcext:value-type="float">
            <text:p>71.38066</text:p>
          </table:table-cell>
          <table:table-cell table:formula="of:=[.H98]-[.K98]" office:value-type="float" office:value="4.91375099999999" calcext:value-type="float">
            <text:p>4.913751</text:p>
          </table:table-cell>
          <table:table-cell table:formula="of:=[.L98]-[.$M$15]" office:value-type="float" office:value="1.45031288888888" calcext:value-type="float">
            <text:p>1.4503128889</text:p>
          </table:table-cell>
          <table:table-cell table:formula="of:=[.M98]/([.$L$96]*[.$I$18])" office:value-type="float" office:value="0.000362578222222221" calcext:value-type="float">
            <text:p>0.0003625782</text:p>
          </table:table-cell>
          <table:table-cell table:formula="of:=[.N98]/[.$C$9]" office:value-type="float" office:value="0.000000000105274187285348" calcext:value-type="float">
            <text:p>1.05274187285348E-010</text:p>
          </table:table-cell>
          <table:table-cell table:formula="of:=[.N98]/[.$B$9]" office:value-type="float" office:value="0.147383862199487" calcext:value-type="float">
            <text:p>0.147383862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6.393295" calcext:value-type="float">
            <text:p>76.393295</text:p>
          </table:table-cell>
          <table:table-cell office:value-type="float" office:value="293" calcext:value-type="float">
            <text:p>293</text:p>
          </table:table-cell>
          <table:table-cell table:formula="of:=[.I99]*[.$J$2]" office:value-type="float" office:value="29.3" calcext:value-type="float">
            <text:p>29.3</text:p>
          </table:table-cell>
          <table:table-cell table:formula="of:=[.J99]*[.$I$17]" office:value-type="float" office:value="71.38066" calcext:value-type="float">
            <text:p>71.38066</text:p>
          </table:table-cell>
          <table:table-cell table:formula="of:=[.H99]-[.K99]" office:value-type="float" office:value="5.01263499999999" calcext:value-type="float">
            <text:p>5.012635</text:p>
          </table:table-cell>
          <table:table-cell table:formula="of:=[.L99]-[.$M$15]" office:value-type="float" office:value="1.54919688888888" calcext:value-type="float">
            <text:p>1.5491968889</text:p>
          </table:table-cell>
          <table:table-cell table:formula="of:=[.M99]/([.$L$96]*[.$I$18])" office:value-type="float" office:value="0.00038729922222222" calcext:value-type="float">
            <text:p>0.0003872992</text:p>
          </table:table-cell>
          <table:table-cell table:formula="of:=[.N99]/[.$C$9]" office:value-type="float" office:value="0.000000000112451902394464" calcext:value-type="float">
            <text:p>1.12451902394464E-010</text:p>
          </table:table-cell>
          <table:table-cell table:formula="of:=[.N99]/[.$B$9]" office:value-type="float" office:value="0.15743266335225" calcext:value-type="float">
            <text:p>0.157432663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6.829628" calcext:value-type="float">
            <text:p>76.829628</text:p>
          </table:table-cell>
          <table:table-cell office:value-type="float" office:value="292" calcext:value-type="float">
            <text:p>292</text:p>
          </table:table-cell>
          <table:table-cell table:formula="of:=[.I100]*[.$J$2]" office:value-type="float" office:value="29.2" calcext:value-type="float">
            <text:p>29.2</text:p>
          </table:table-cell>
          <table:table-cell table:formula="of:=[.J100]*[.$I$17]" office:value-type="float" office:value="71.13704" calcext:value-type="float">
            <text:p>71.13704</text:p>
          </table:table-cell>
          <table:table-cell table:formula="of:=[.H100]-[.K100]" office:value-type="float" office:value="5.692588" calcext:value-type="float">
            <text:p>5.692588</text:p>
          </table:table-cell>
          <table:table-cell table:formula="of:=[.L100]-[.$M$15]" office:value-type="float" office:value="2.22914988888889" calcext:value-type="float">
            <text:p>2.2291498889</text:p>
          </table:table-cell>
          <table:table-cell table:formula="of:=[.M100]/([.$L$96]*[.$I$18])" office:value-type="float" office:value="0.000557287472222223" calcext:value-type="float">
            <text:p>0.0005572875</text:p>
          </table:table-cell>
          <table:table-cell table:formula="of:=[.N100]/[.$C$9]" office:value-type="float" office:value="0.000000000161807803466319" calcext:value-type="float">
            <text:p>1.61807803466319E-010</text:p>
          </table:table-cell>
          <table:table-cell table:formula="of:=[.N100]/[.$B$9]" office:value-type="float" office:value="0.226530924852846" calcext:value-type="float">
            <text:p>0.226530924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5.843758" calcext:value-type="float">
            <text:p>75.843758</text:p>
          </table:table-cell>
          <table:table-cell office:value-type="float" office:value="292" calcext:value-type="float">
            <text:p>292</text:p>
          </table:table-cell>
          <table:table-cell table:formula="of:=[.I101]*[.$J$2]" office:value-type="float" office:value="29.2" calcext:value-type="float">
            <text:p>29.2</text:p>
          </table:table-cell>
          <table:table-cell table:formula="of:=[.J101]*[.$I$17]" office:value-type="float" office:value="71.13704" calcext:value-type="float">
            <text:p>71.13704</text:p>
          </table:table-cell>
          <table:table-cell table:formula="of:=[.H101]-[.K101]" office:value-type="float" office:value="4.706718" calcext:value-type="float">
            <text:p>4.706718</text:p>
          </table:table-cell>
          <table:table-cell table:formula="of:=[.L101]-[.$M$15]" office:value-type="float" office:value="1.24327988888889" calcext:value-type="float">
            <text:p>1.2432798889</text:p>
          </table:table-cell>
          <table:table-cell table:formula="of:=[.M101]/([.$L$96]*[.$I$18])" office:value-type="float" office:value="0.000310819972222222" calcext:value-type="float">
            <text:p>0.00031082</text:p>
          </table:table-cell>
          <table:table-cell table:formula="of:=[.N101]/[.$C$9]" office:value-type="float" office:value="0.0000000000902462364319667" calcext:value-type="float">
            <text:p>9.02462364319667E-011</text:p>
          </table:table-cell>
          <table:table-cell table:formula="of:=[.N101]/[.$B$9]" office:value-type="float" office:value="0.126344731004753" calcext:value-type="float">
            <text:p>0.12634473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6.785004" calcext:value-type="float">
            <text:p>76.785004</text:p>
          </table:table-cell>
          <table:table-cell office:value-type="float" office:value="292" calcext:value-type="float">
            <text:p>292</text:p>
          </table:table-cell>
          <table:table-cell table:formula="of:=[.I102]*[.$J$2]" office:value-type="float" office:value="29.2" calcext:value-type="float">
            <text:p>29.2</text:p>
          </table:table-cell>
          <table:table-cell table:formula="of:=[.J102]*[.$I$17]" office:value-type="float" office:value="71.13704" calcext:value-type="float">
            <text:p>71.13704</text:p>
          </table:table-cell>
          <table:table-cell table:formula="of:=[.H102]-[.K102]" office:value-type="float" office:value="5.647964" calcext:value-type="float">
            <text:p>5.647964</text:p>
          </table:table-cell>
          <table:table-cell table:formula="of:=[.L102]-[.$M$15]" office:value-type="float" office:value="2.18452588888889" calcext:value-type="float">
            <text:p>2.1845258889</text:p>
          </table:table-cell>
          <table:table-cell table:formula="of:=[.M102]/([.$L$96]*[.$I$18])" office:value-type="float" office:value="0.000546131472222224" calcext:value-type="float">
            <text:p>0.0005461315</text:p>
          </table:table-cell>
          <table:table-cell table:formula="of:=[.N102]/[.$C$9]" office:value-type="float" office:value="0.000000000158568671159482" calcext:value-type="float">
            <text:p>1.58568671159482E-010</text:p>
          </table:table-cell>
          <table:table-cell table:formula="of:=[.N102]/[.$B$9]" office:value-type="float" office:value="0.221996139623275" calcext:value-type="float">
            <text:p>0.221996139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6.515892" calcext:value-type="float">
            <text:p>76.515892</text:p>
          </table:table-cell>
          <table:table-cell office:value-type="float" office:value="293" calcext:value-type="float">
            <text:p>293</text:p>
          </table:table-cell>
          <table:table-cell table:formula="of:=[.I103]*[.$J$2]" office:value-type="float" office:value="29.3" calcext:value-type="float">
            <text:p>29.3</text:p>
          </table:table-cell>
          <table:table-cell table:formula="of:=[.J103]*[.$I$17]" office:value-type="float" office:value="71.38066" calcext:value-type="float">
            <text:p>71.38066</text:p>
          </table:table-cell>
          <table:table-cell table:formula="of:=[.H103]-[.K103]" office:value-type="float" office:value="5.13523199999999" calcext:value-type="float">
            <text:p>5.135232</text:p>
          </table:table-cell>
          <table:table-cell table:formula="of:=[.L103]-[.$M$15]" office:value-type="float" office:value="1.67179388888888" calcext:value-type="float">
            <text:p>1.6717938889</text:p>
          </table:table-cell>
          <table:table-cell table:formula="of:=[.M103]/([.$L$96]*[.$I$18])" office:value-type="float" office:value="0.00041794847222222" calcext:value-type="float">
            <text:p>0.0004179485</text:p>
          </table:table-cell>
          <table:table-cell table:formula="of:=[.N103]/[.$C$9]" office:value-type="float" office:value="0.000000000121350878358547" calcext:value-type="float">
            <text:p>1.21350878358547E-010</text:p>
          </table:table-cell>
          <table:table-cell table:formula="of:=[.N103]/[.$B$9]" office:value-type="float" office:value="0.169891229701966" calcext:value-type="float">
            <text:p>0.169891229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5.918198" calcext:value-type="float">
            <text:p>75.918198</text:p>
          </table:table-cell>
          <table:table-cell office:value-type="float" office:value="292" calcext:value-type="float">
            <text:p>292</text:p>
          </table:table-cell>
          <table:table-cell table:formula="of:=[.I104]*[.$J$2]" office:value-type="float" office:value="29.2" calcext:value-type="float">
            <text:p>29.2</text:p>
          </table:table-cell>
          <table:table-cell table:formula="of:=[.J104]*[.$I$17]" office:value-type="float" office:value="71.13704" calcext:value-type="float">
            <text:p>71.13704</text:p>
          </table:table-cell>
          <table:table-cell table:formula="of:=[.H104]-[.K104]" office:value-type="float" office:value="4.78115800000001" calcext:value-type="float">
            <text:p>4.781158</text:p>
          </table:table-cell>
          <table:table-cell table:formula="of:=[.L104]-[.$M$15]" office:value-type="float" office:value="1.3177198888889" calcext:value-type="float">
            <text:p>1.3177198889</text:p>
          </table:table-cell>
          <table:table-cell table:formula="of:=[.M104]/([.$L$96]*[.$I$18])" office:value-type="float" office:value="0.000329429972222224" calcext:value-type="float">
            <text:p>0.00032943</text:p>
          </table:table-cell>
          <table:table-cell table:formula="of:=[.N104]/[.$C$9]" office:value-type="float" office:value="0.0000000000956496294249961" calcext:value-type="float">
            <text:p>9.56496294249961E-011</text:p>
          </table:table-cell>
          <table:table-cell table:formula="of:=[.N104]/[.$B$9]" office:value-type="float" office:value="0.133909481194994" calcext:value-type="float">
            <text:p>0.133909481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6.660088" calcext:value-type="float">
            <text:p>76.660088</text:p>
          </table:table-cell>
          <table:table-cell office:value-type="float" office:value="293" calcext:value-type="float">
            <text:p>293</text:p>
          </table:table-cell>
          <table:table-cell table:formula="of:=[.I105]*[.$J$2]" office:value-type="float" office:value="29.3" calcext:value-type="float">
            <text:p>29.3</text:p>
          </table:table-cell>
          <table:table-cell table:formula="of:=[.J105]*[.$I$17]" office:value-type="float" office:value="71.38066" calcext:value-type="float">
            <text:p>71.38066</text:p>
          </table:table-cell>
          <table:table-cell table:formula="of:=[.H105]-[.K105]" office:value-type="float" office:value="5.279428" calcext:value-type="float">
            <text:p>5.279428</text:p>
          </table:table-cell>
          <table:table-cell table:formula="of:=[.L105]-[.$M$15]" office:value-type="float" office:value="1.81598988888889" calcext:value-type="float">
            <text:p>1.8159898889</text:p>
          </table:table-cell>
          <table:table-cell table:formula="of:=[.M105]/([.$L$96]*[.$I$18])" office:value-type="float" office:value="0.000453997472222222" calcext:value-type="float">
            <text:p>0.0004539975</text:p>
          </table:table-cell>
          <table:table-cell table:formula="of:=[.N105]/[.$C$9]" office:value-type="float" office:value="0.000000000131817665784968" calcext:value-type="float">
            <text:p>1.31817665784968E-010</text:p>
          </table:table-cell>
          <table:table-cell table:formula="of:=[.N105]/[.$B$9]" office:value-type="float" office:value="0.184544732098955" calcext:value-type="float">
            <text:p>0.184544732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7.353531" calcext:value-type="float">
            <text:p>77.353531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table:formula="of:=[.I106]*[.$J$2]" office:value-type="float" office:value="29.3" calcext:value-type="float">
            <text:p>29.3</text:p>
          </table:table-cell>
          <table:table-cell table:style-name="ce23" table:formula="of:=[.J106]*[.$I$17]" office:value-type="float" office:value="71.38066" calcext:value-type="float">
            <text:p>71.38066</text:p>
          </table:table-cell>
          <table:table-cell table:formula="of:=[.H106]-[.K106]" office:value-type="float" office:value="5.972871" calcext:value-type="float">
            <text:p>5.972871</text:p>
          </table:table-cell>
          <table:table-cell table:formula="of:=[.L106]-[.$M$15]" office:value-type="float" office:value="2.50943288888889" calcext:value-type="float">
            <text:p>2.5094328889</text:p>
          </table:table-cell>
          <table:table-cell table:formula="of:=[.M106]/([.$L$96]*[.$I$18])" office:value-type="float" office:value="0.000627358222222222" calcext:value-type="float">
            <text:p>0.0006273582</text:p>
          </table:table-cell>
          <table:table-cell table:formula="of:=[.N106]/[.$C$9]" office:value-type="float" office:value="0.000000000182152768515553" calcext:value-type="float">
            <text:p>1.82152768515553E-010</text:p>
          </table:table-cell>
          <table:table-cell table:formula="of:=[.N106]/[.$B$9]" office:value-type="float" office:value="0.255013875921774" calcext:value-type="float">
            <text:p>0.255013875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76.5104227777778" calcext:value-type="float">
            <text:p>76.5104227778</text:p>
          </table:table-cell>
          <table:table-cell table:style-name="ce23" table:formula="of:=AVERAGE([.I98:.I106])" office:value-type="float" office:value="292.555555555556" calcext:value-type="float">
            <text:p>292.5555555556</text:p>
          </table:table-cell>
          <table:table-cell table:style-name="ce23" table:formula="of:=AVERAGE([.J98:.J106])" office:value-type="float" office:value="29.2555555555556" calcext:value-type="float">
            <text:p>29.2555555556</text:p>
          </table:table-cell>
          <table:table-cell table:style-name="ce23" table:formula="of:=AVERAGE([.K98:.K106])" office:value-type="float" office:value="71.2723844444445" calcext:value-type="float">
            <text:p>71.2723844444</text:p>
          </table:table-cell>
          <table:table-cell table:formula="of:=AVERAGE([.L98:.L106])" office:value-type="float" office:value="5.23803833333333" calcext:value-type="float">
            <text:p>5.2380383333</text:p>
          </table:table-cell>
          <table:table-cell table:formula="of:=AVERAGE([.M98:.M106])" office:value-type="float" office:value="1.77460022222222" calcext:value-type="float">
            <text:p>1.7746002222</text:p>
          </table:table-cell>
          <table:table-cell table:style-name="ce23" table:formula="of:=AVERAGE([.N98:.N106])" office:value-type="float" office:value="0.000443650055555555" calcext:value-type="float">
            <text:p>0.0004436501</text:p>
          </table:table-cell>
          <table:table-cell table:style-name="ce30" table:formula="of:=AVERAGE([.O98:.O106])" office:value-type="float" office:value="0.00000000012881330475796" calcext:value-type="float">
            <text:p>1.2881330475796E-010</text:p>
          </table:table-cell>
          <table:table-cell table:style-name="ce38" table:formula="of:=AVERAGE([.P98:.P106])" office:value-type="float" office:value="0.180338626661144" calcext:value-type="float">
            <text:p>0.1803386267</text:p>
          </table:table-cell>
          <table:table-cell table:formula="of:=[.O108]/[.$O$15]*100" office:value-type="float" office:value="111.428196108589" calcext:value-type="float">
            <text:p>111.4281961086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98:.H106])" office:value-type="float" office:value="0.469853701274871" calcext:value-type="float">
            <text:p>0.4698537013</text:p>
          </table:table-cell>
          <table:table-cell table:style-name="ce24" table:formula="of:=STDEV([.I98:.I106])" office:value-type="float" office:value="0.52704627669473" calcext:value-type="float">
            <text:p>0.5270462767</text:p>
          </table:table-cell>
          <table:table-cell table:style-name="ce24" table:formula="of:=STDEV([.J98:.J106])" office:value-type="float" office:value="0.0527046276694719" calcext:value-type="float">
            <text:p>0.0527046277</text:p>
          </table:table-cell>
          <table:table-cell table:style-name="ce24" table:formula="of:=STDEV([.K98:.K106])" office:value-type="float" office:value="0.128399013928374" calcext:value-type="float">
            <text:p>0.1283990139</text:p>
          </table:table-cell>
          <table:table-cell table:style-name="ce24" table:formula="of:=STDEV([.L98:.L106])" office:value-type="float" office:value="0.443554621661472" calcext:value-type="float">
            <text:p>0.4435546217</text:p>
          </table:table-cell>
          <table:table-cell table:style-name="ce24" table:formula="of:=STDEV([.M98:.M106])" office:value-type="float" office:value="0.443554621661472" calcext:value-type="float">
            <text:p>0.4435546217</text:p>
          </table:table-cell>
          <table:table-cell table:style-name="ce24" table:formula="of:=STDEV([.N98:.N106])" office:value-type="float" office:value="0.000110888655415368" calcext:value-type="float">
            <text:p>0.0001108887</text:p>
          </table:table-cell>
          <table:table-cell table:style-name="ce31" table:formula="of:=STDEV([.O98:.O106])" office:value-type="float" office:value="0.0000000000321963989079938" calcext:value-type="float">
            <text:p>3.21963989079938E-011</text:p>
          </table:table-cell>
          <table:table-cell table:style-name="ce39" table:formula="of:=STDEV([.P98:.P106])" office:value-type="float" office:value="0.0450749584711913" calcext:value-type="float">
            <text:p>0.0450749585</text:p>
          </table:table-cell>
          <table:table-cell table:formula="of:=[.O109]/[.O108]*100" office:value-type="float" office:value="24.9946222313686" calcext:value-type="float">
            <text:p>24.9946222314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4"/>
          <table:table-cell table:style-name="ce10" table:number-columns-repeated="2"/>
          <table:table-cell table:style-name="ce14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4"/>
          <table:table-cell table:style-name="ce10" table:number-columns-repeated="2"/>
          <table:table-cell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5.959579" calcext:value-type="float">
            <text:p>75.959579</text:p>
          </table:table-cell>
          <table:table-cell office:value-type="float" office:value="292" calcext:value-type="float">
            <text:p>292</text:p>
          </table:table-cell>
          <table:table-cell table:formula="of:=[.I113]*[.$J$2]" office:value-type="float" office:value="29.2" calcext:value-type="float">
            <text:p>29.2</text:p>
          </table:table-cell>
          <table:table-cell table:formula="of:=[.J113]*[.$I$17]" office:value-type="float" office:value="71.13704" calcext:value-type="float">
            <text:p>71.13704</text:p>
          </table:table-cell>
          <table:table-cell table:formula="of:=[.H113]-[.K113]" office:value-type="float" office:value="4.82253900000001" calcext:value-type="float">
            <text:p>4.822539</text:p>
          </table:table-cell>
          <table:table-cell table:formula="of:=[.L113]-[.$M$15]" office:value-type="float" office:value="1.3591008888889" calcext:value-type="float">
            <text:p>1.3591008889</text:p>
          </table:table-cell>
          <table:table-cell table:formula="of:=[.M113]/([.$L$111]*[.$I$18])" office:value-type="float" office:value="0.000339775222222225" calcext:value-type="float">
            <text:p>0.0003397752</text:p>
          </table:table-cell>
          <table:table-cell table:formula="of:=[.N113]/[.$C$11]" office:value-type="float" office:value="0.000000000103575831888596" calcext:value-type="float">
            <text:p>1.03575831888596E-010</text:p>
          </table:table-cell>
          <table:table-cell table:formula="of:=[.N113]/[.$B$11]" office:value-type="float" office:value="0.145006164644034" calcext:value-type="float">
            <text:p>0.145006164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75.202774" calcext:value-type="float">
            <text:p>75.202774</text:p>
          </table:table-cell>
          <table:table-cell office:value-type="float" office:value="290" calcext:value-type="float">
            <text:p>290</text:p>
          </table:table-cell>
          <table:table-cell table:formula="of:=[.I114]*[.$J$2]" office:value-type="float" office:value="29" calcext:value-type="float">
            <text:p>29</text:p>
          </table:table-cell>
          <table:table-cell table:formula="of:=[.J114]*[.$I$17]" office:value-type="float" office:value="70.6498" calcext:value-type="float">
            <text:p>70.6498</text:p>
          </table:table-cell>
          <table:table-cell table:formula="of:=[.H114]-[.K114]" office:value-type="float" office:value="4.55297400000001" calcext:value-type="float">
            <text:p>4.552974</text:p>
          </table:table-cell>
          <table:table-cell table:formula="of:=[.L114]-[.$M$15]" office:value-type="float" office:value="1.0895358888889" calcext:value-type="float">
            <text:p>1.0895358889</text:p>
          </table:table-cell>
          <table:table-cell table:formula="of:=[.M114]/([.$L$111]*[.$I$18])" office:value-type="float" office:value="0.000272383972222225" calcext:value-type="float">
            <text:p>0.000272384</text:p>
          </table:table-cell>
          <table:table-cell table:formula="of:=[.N114]/[.$C$11]" office:value-type="float" office:value="0.0000000000830325305403973" calcext:value-type="float">
            <text:p>8.30325305403973E-011</text:p>
          </table:table-cell>
          <table:table-cell table:formula="of:=[.N114]/[.$B$11]" office:value-type="float" office:value="0.116245542756556" calcext:value-type="float">
            <text:p>0.1162455428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6.008171" calcext:value-type="float">
            <text:p>76.008171</text:p>
          </table:table-cell>
          <table:table-cell office:value-type="float" office:value="291" calcext:value-type="float">
            <text:p>291</text:p>
          </table:table-cell>
          <table:table-cell table:formula="of:=[.I115]*[.$J$2]" office:value-type="float" office:value="29.1" calcext:value-type="float">
            <text:p>29.1</text:p>
          </table:table-cell>
          <table:table-cell table:formula="of:=[.J115]*[.$I$17]" office:value-type="float" office:value="70.89342" calcext:value-type="float">
            <text:p>70.89342</text:p>
          </table:table-cell>
          <table:table-cell table:formula="of:=[.H115]-[.K115]" office:value-type="float" office:value="5.114751" calcext:value-type="float">
            <text:p>5.114751</text:p>
          </table:table-cell>
          <table:table-cell table:formula="of:=[.L115]-[.$M$15]" office:value-type="float" office:value="1.65131288888889" calcext:value-type="float">
            <text:p>1.6513128889</text:p>
          </table:table-cell>
          <table:table-cell table:formula="of:=[.M115]/([.$L$111]*[.$I$18])" office:value-type="float" office:value="0.000412828222222223" calcext:value-type="float">
            <text:p>0.0004128282</text:p>
          </table:table-cell>
          <table:table-cell table:formula="of:=[.N115]/[.$C$11]" office:value-type="float" office:value="0.000000000125845040330195" calcext:value-type="float">
            <text:p>1.25845040330195E-010</text:p>
          </table:table-cell>
          <table:table-cell table:formula="of:=[.N115]/[.$B$11]" office:value-type="float" office:value="0.176183056462273" calcext:value-type="float">
            <text:p>0.176183056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5.99472" calcext:value-type="float">
            <text:p>75.99472</text:p>
          </table:table-cell>
          <table:table-cell office:value-type="float" office:value="291" calcext:value-type="float">
            <text:p>291</text:p>
          </table:table-cell>
          <table:table-cell table:formula="of:=[.I116]*[.$J$2]" office:value-type="float" office:value="29.1" calcext:value-type="float">
            <text:p>29.1</text:p>
          </table:table-cell>
          <table:table-cell table:formula="of:=[.J116]*[.$I$17]" office:value-type="float" office:value="70.89342" calcext:value-type="float">
            <text:p>70.89342</text:p>
          </table:table-cell>
          <table:table-cell table:formula="of:=[.H116]-[.K116]" office:value-type="float" office:value="5.1013" calcext:value-type="float">
            <text:p>5.1013</text:p>
          </table:table-cell>
          <table:table-cell table:formula="of:=[.L116]-[.$M$15]" office:value-type="float" office:value="1.63786188888889" calcext:value-type="float">
            <text:p>1.6378618889</text:p>
          </table:table-cell>
          <table:table-cell table:formula="of:=[.M116]/([.$L$111]*[.$I$18])" office:value-type="float" office:value="0.000409465472222222" calcext:value-type="float">
            <text:p>0.0004094655</text:p>
          </table:table-cell>
          <table:table-cell table:formula="of:=[.N116]/[.$C$11]" office:value-type="float" office:value="0.000000000124819951960286" calcext:value-type="float">
            <text:p>1.24819951960286E-010</text:p>
          </table:table-cell>
          <table:table-cell table:formula="of:=[.N116]/[.$B$11]" office:value-type="float" office:value="0.1747479327444" calcext:value-type="float">
            <text:p>0.174747932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0"/>
          <table:table-cell/>
          <table:table-cell office:value-type="float" office:value="75.385109" calcext:value-type="float">
            <text:p>75.385109</text:p>
          </table:table-cell>
          <table:table-cell office:value-type="float" office:value="290" calcext:value-type="float">
            <text:p>290</text:p>
          </table:table-cell>
          <table:table-cell table:formula="of:=[.I117]*[.$J$2]" office:value-type="float" office:value="29" calcext:value-type="float">
            <text:p>29</text:p>
          </table:table-cell>
          <table:table-cell table:formula="of:=[.J117]*[.$I$17]" office:value-type="float" office:value="70.6498" calcext:value-type="float">
            <text:p>70.6498</text:p>
          </table:table-cell>
          <table:table-cell table:formula="of:=[.H117]-[.K117]" office:value-type="float" office:value="4.735309" calcext:value-type="float">
            <text:p>4.735309</text:p>
          </table:table-cell>
          <table:table-cell table:formula="of:=[.L117]-[.$M$15]" office:value-type="float" office:value="1.27187088888889" calcext:value-type="float">
            <text:p>1.2718708889</text:p>
          </table:table-cell>
          <table:table-cell table:formula="of:=[.M117]/([.$L$111]*[.$I$18])" office:value-type="float" office:value="0.000317967722222223" calcext:value-type="float">
            <text:p>0.0003179677</text:p>
          </table:table-cell>
          <table:table-cell table:formula="of:=[.N117]/[.$C$11]" office:value-type="float" office:value="0.0000000000969281136143264" calcext:value-type="float">
            <text:p>9.69281136143264E-011</text:p>
          </table:table-cell>
          <table:table-cell table:formula="of:=[.N117]/[.$B$11]" office:value-type="float" office:value="0.135699359060057" calcext:value-type="float">
            <text:p>0.135699359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5.048431" calcext:value-type="float">
            <text:p>75.048431</text:p>
          </table:table-cell>
          <table:table-cell office:value-type="float" office:value="290" calcext:value-type="float">
            <text:p>290</text:p>
          </table:table-cell>
          <table:table-cell table:formula="of:=[.I118]*[.$J$2]" office:value-type="float" office:value="29" calcext:value-type="float">
            <text:p>29</text:p>
          </table:table-cell>
          <table:table-cell table:formula="of:=[.J118]*[.$I$17]" office:value-type="float" office:value="70.6498" calcext:value-type="float">
            <text:p>70.6498</text:p>
          </table:table-cell>
          <table:table-cell table:formula="of:=[.H118]-[.K118]" office:value-type="float" office:value="4.39863099999999" calcext:value-type="float">
            <text:p>4.398631</text:p>
          </table:table-cell>
          <table:table-cell table:formula="of:=[.L118]-[.$M$15]" office:value-type="float" office:value="0.935192888888887" calcext:value-type="float">
            <text:p>0.9351928889</text:p>
          </table:table-cell>
          <table:table-cell table:formula="of:=[.M118]/([.$L$111]*[.$I$18])" office:value-type="float" office:value="0.000233798222222222" calcext:value-type="float">
            <text:p>0.0002337982</text:p>
          </table:table-cell>
          <table:table-cell table:formula="of:=[.N118]/[.$C$11]" office:value-type="float" office:value="0.000000000071270192106308" calcext:value-type="float">
            <text:p>7.1270192106308E-011</text:p>
          </table:table-cell>
          <table:table-cell table:formula="of:=[.N118]/[.$B$11]" office:value-type="float" office:value="0.0997782689488312" calcext:value-type="float">
            <text:p>0.0997782689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5.201363" calcext:value-type="float">
            <text:p>75.201363</text:p>
          </table:table-cell>
          <table:table-cell office:value-type="float" office:value="290" calcext:value-type="float">
            <text:p>290</text:p>
          </table:table-cell>
          <table:table-cell table:formula="of:=[.I119]*[.$J$2]" office:value-type="float" office:value="29" calcext:value-type="float">
            <text:p>29</text:p>
          </table:table-cell>
          <table:table-cell table:formula="of:=[.J119]*[.$I$17]" office:value-type="float" office:value="70.6498" calcext:value-type="float">
            <text:p>70.6498</text:p>
          </table:table-cell>
          <table:table-cell table:formula="of:=[.H119]-[.K119]" office:value-type="float" office:value="4.551563" calcext:value-type="float">
            <text:p>4.551563</text:p>
          </table:table-cell>
          <table:table-cell table:formula="of:=[.L119]-[.$M$15]" office:value-type="float" office:value="1.08812488888889" calcext:value-type="float">
            <text:p>1.0881248889</text:p>
          </table:table-cell>
          <table:table-cell table:formula="of:=[.M119]/([.$L$111]*[.$I$18])" office:value-type="float" office:value="0.000272031222222223" calcext:value-type="float">
            <text:p>0.0002720312</text:p>
          </table:table-cell>
          <table:table-cell table:formula="of:=[.N119]/[.$C$11]" office:value-type="float" office:value="0.0000000000829249995248633" calcext:value-type="float">
            <text:p>8.29249995248633E-011</text:p>
          </table:table-cell>
          <table:table-cell table:formula="of:=[.N119]/[.$B$11]" office:value-type="float" office:value="0.116094999334809" calcext:value-type="float">
            <text:p>0.1160949993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5.972755" calcext:value-type="float">
            <text:p>75.972755</text:p>
          </table:table-cell>
          <table:table-cell office:value-type="float" office:value="291" calcext:value-type="float">
            <text:p>291</text:p>
          </table:table-cell>
          <table:table-cell table:formula="of:=[.I120]*[.$J$2]" office:value-type="float" office:value="29.1" calcext:value-type="float">
            <text:p>29.1</text:p>
          </table:table-cell>
          <table:table-cell table:formula="of:=[.J120]*[.$I$17]" office:value-type="float" office:value="70.89342" calcext:value-type="float">
            <text:p>70.89342</text:p>
          </table:table-cell>
          <table:table-cell table:formula="of:=[.H120]-[.K120]" office:value-type="float" office:value="5.079335" calcext:value-type="float">
            <text:p>5.079335</text:p>
          </table:table-cell>
          <table:table-cell table:formula="of:=[.L120]-[.$M$15]" office:value-type="float" office:value="1.61589688888889" calcext:value-type="float">
            <text:p>1.6158968889</text:p>
          </table:table-cell>
          <table:table-cell table:formula="of:=[.M120]/([.$L$111]*[.$I$18])" office:value-type="float" office:value="0.000403974222222223" calcext:value-type="float">
            <text:p>0.0004039742</text:p>
          </table:table-cell>
          <table:table-cell table:formula="of:=[.N120]/[.$C$11]" office:value-type="float" office:value="0.000000000123146019461211" calcext:value-type="float">
            <text:p>1.23146019461211E-010</text:p>
          </table:table-cell>
          <table:table-cell table:formula="of:=[.N120]/[.$B$11]" office:value-type="float" office:value="0.172404427245695" calcext:value-type="float">
            <text:p>0.1724044272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office:value-type="float" office:value="74.861671" calcext:value-type="float">
            <text:p>74.861671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table:formula="of:=[.I121]*[.$J$2]" office:value-type="float" office:value="28.9" calcext:value-type="float">
            <text:p>28.9</text:p>
          </table:table-cell>
          <table:table-cell table:style-name="ce23" table:formula="of:=[.J121]*[.$I$17]" office:value-type="float" office:value="70.40618" calcext:value-type="float">
            <text:p>70.40618</text:p>
          </table:table-cell>
          <table:table-cell table:formula="of:=[.H121]-[.K121]" office:value-type="float" office:value="4.455491" calcext:value-type="float">
            <text:p>4.455491</text:p>
          </table:table-cell>
          <table:table-cell table:formula="of:=[.L121]-[.$M$15]" office:value-type="float" office:value="0.992052888888887" calcext:value-type="float">
            <text:p>0.9920528889</text:p>
          </table:table-cell>
          <table:table-cell table:formula="of:=[.M121]/([.$L$111]*[.$I$18])" office:value-type="float" office:value="0.000248013222222222" calcext:value-type="float">
            <text:p>0.0002480132</text:p>
          </table:table-cell>
          <table:table-cell table:formula="of:=[.N121]/[.$C$11]" office:value-type="float" office:value="0.0000000000756034405423386" calcext:value-type="float">
            <text:p>7.56034405423386E-011</text:p>
          </table:table-cell>
          <table:table-cell table:formula="of:=[.N121]/[.$B$11]" office:value-type="float" office:value="0.105844816759274" calcext:value-type="float">
            <text:p>0.1058448168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2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75.5149525555556" calcext:value-type="float">
            <text:p>75.5149525556</text:p>
          </table:table-cell>
          <table:table-cell table:style-name="ce23" table:formula="of:=AVERAGE([.I113:.I121])" office:value-type="float" office:value="290.444444444444" calcext:value-type="float">
            <text:p>290.4444444444</text:p>
          </table:table-cell>
          <table:table-cell table:style-name="ce23" table:formula="of:=AVERAGE([.J113:.J121])" office:value-type="float" office:value="29.0444444444444" calcext:value-type="float">
            <text:p>29.0444444444</text:p>
          </table:table-cell>
          <table:table-cell table:style-name="ce23" table:formula="of:=AVERAGE([.K113:.K121])" office:value-type="float" office:value="70.7580755555556" calcext:value-type="float">
            <text:p>70.7580755556</text:p>
          </table:table-cell>
          <table:table-cell table:formula="of:=AVERAGE([.L113:.L121])" office:value-type="float" office:value="4.756877" calcext:value-type="float">
            <text:p>4.756877</text:p>
          </table:table-cell>
          <table:table-cell table:formula="of:=AVERAGE([.M113:.M121])" office:value-type="float" office:value="1.29343888888889" calcext:value-type="float">
            <text:p>1.2934388889</text:p>
          </table:table-cell>
          <table:table-cell table:style-name="ce23" table:formula="of:=AVERAGE([.N113:.N121])" office:value-type="float" office:value="0.000323359722222223" calcext:value-type="float">
            <text:p>0.0003233597</text:p>
          </table:table-cell>
          <table:table-cell table:style-name="ce30" table:formula="of:=AVERAGE([.O113:.O121])" office:value-type="float" office:value="0.0000000000985717911076135" calcext:value-type="float">
            <text:p>9.85717911076135E-011</text:p>
          </table:table-cell>
          <table:table-cell table:style-name="ce38" table:formula="of:=AVERAGE([.P113:.P121])" office:value-type="float" office:value="0.138000507550659" calcext:value-type="float">
            <text:p>0.1380005076</text:p>
          </table:table-cell>
          <table:table-cell table:formula="of:=[.O123]/[.$O$15]*100" office:value-type="float" office:value="85.2681863178054" calcext:value-type="float">
            <text:p>85.2681863178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13:.H121])" office:value-type="float" office:value="0.466072600215921" calcext:value-type="float">
            <text:p>0.4660726002</text:p>
          </table:table-cell>
          <table:table-cell table:style-name="ce24" table:formula="of:=STDEV([.I113:.I121])" office:value-type="float" office:value="0.881917103688197" calcext:value-type="float">
            <text:p>0.8819171037</text:p>
          </table:table-cell>
          <table:table-cell table:style-name="ce24" table:formula="of:=STDEV([.J113:.J121])" office:value-type="float" office:value="0.0881917103688202" calcext:value-type="float">
            <text:p>0.0881917104</text:p>
          </table:table-cell>
          <table:table-cell table:style-name="ce24" table:formula="of:=STDEV([.K113:.K121])" office:value-type="float" office:value="0.214852644800519" calcext:value-type="float">
            <text:p>0.2148526448</text:p>
          </table:table-cell>
          <table:table-cell table:style-name="ce24" table:formula="of:=STDEV([.L113:.L121])" office:value-type="float" office:value="0.286871232209244" calcext:value-type="float">
            <text:p>0.2868712322</text:p>
          </table:table-cell>
          <table:table-cell table:style-name="ce24" table:formula="of:=STDEV([.M113:.M121])" office:value-type="float" office:value="0.286871232209244" calcext:value-type="float">
            <text:p>0.2868712322</text:p>
          </table:table-cell>
          <table:table-cell table:style-name="ce24" table:formula="of:=STDEV([.N113:.N121])" office:value-type="float" office:value="0.000071717808052311" calcext:value-type="float">
            <text:p>7.1717808052311E-005</text:p>
          </table:table-cell>
          <table:table-cell table:style-name="ce31" table:formula="of:=STDEV([.O113:.O121])" office:value-type="float" office:value="0.0000000000218621934279435" calcext:value-type="float">
            <text:p>2.18621934279435E-011</text:p>
          </table:table-cell>
          <table:table-cell table:style-name="ce39" table:formula="of:=STDEV([.P113:.P121])" office:value-type="float" office:value="0.0306070707991209" calcext:value-type="float">
            <text:p>0.0306070708</text:p>
          </table:table-cell>
          <table:table-cell table:formula="of:=[.O124]/[.O123]*100" office:value-type="float" office:value="22.178955238904" calcext:value-type="float">
            <text:p>22.1789552389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6"/>
          <table:table-cell table:style-name="ce15" office:value-type="string" calcext:value-type="string">
            <text:p>Depends on NbDisparity</text:p>
          </table:table-cell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4.335281" calcext:value-type="float">
            <text:p>74.335281</text:p>
          </table:table-cell>
          <table:table-cell office:value-type="float" office:value="289" calcext:value-type="float">
            <text:p>289</text:p>
          </table:table-cell>
          <table:table-cell table:formula="of:=[.I128]*[.$J$2]" office:value-type="float" office:value="28.9" calcext:value-type="float">
            <text:p>28.9</text:p>
          </table:table-cell>
          <table:table-cell table:formula="of:=[.J128]*[.$I$17]" office:value-type="float" office:value="70.40618" calcext:value-type="float">
            <text:p>70.40618</text:p>
          </table:table-cell>
          <table:table-cell table:formula="of:=[.H128]-[.K128]" office:value-type="float" office:value="3.92910099999999" calcext:value-type="float">
            <text:p>3.929101</text:p>
          </table:table-cell>
          <table:table-cell table:formula="of:=[.L128]-[.$M$15]" office:value-type="float" office:value="0.465662888888881" calcext:value-type="float">
            <text:p>0.4656628889</text:p>
          </table:table-cell>
          <table:table-cell table:formula="of:=[.M128]/([.$L$126]*[.$I$18])" office:value-type="float" office:value="0.00011641572222222" calcext:value-type="float">
            <text:p>0.0001164157</text:p>
          </table:table-cell>
          <table:table-cell table:formula="of:=[.N128]/[.$C$13]" office:value-type="float" office:value="0.0000000000373479859635101" calcext:value-type="float">
            <text:p>3.73479859635101E-011</text:p>
          </table:table-cell>
          <table:table-cell table:formula="of:=[.N128]/[.$B$13]" office:value-type="float" office:value="0.0522871803489141" calcext:value-type="float">
            <text:p>0.052287180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4.132233" calcext:value-type="float">
            <text:p>74.132233</text:p>
          </table:table-cell>
          <table:table-cell office:value-type="float" office:value="289" calcext:value-type="float">
            <text:p>289</text:p>
          </table:table-cell>
          <table:table-cell table:formula="of:=[.I129]*[.$J$2]" office:value-type="float" office:value="28.9" calcext:value-type="float">
            <text:p>28.9</text:p>
          </table:table-cell>
          <table:table-cell table:formula="of:=[.J129]*[.$I$17]" office:value-type="float" office:value="70.40618" calcext:value-type="float">
            <text:p>70.40618</text:p>
          </table:table-cell>
          <table:table-cell table:formula="of:=[.H129]-[.K129]" office:value-type="float" office:value="3.72605299999999" calcext:value-type="float">
            <text:p>3.726053</text:p>
          </table:table-cell>
          <table:table-cell table:formula="of:=[.L129]-[.$M$15]" office:value-type="float" office:value="0.262614888888885" calcext:value-type="float">
            <text:p>0.2626148889</text:p>
          </table:table-cell>
          <table:table-cell table:formula="of:=[.M129]/([.$L$126]*[.$I$18])" office:value-type="float" office:value="0.0000656537222222213" calcext:value-type="float">
            <text:p>6.56537222222213E-005</text:p>
          </table:table-cell>
          <table:table-cell table:formula="of:=[.N129]/[.$C$13]" office:value-type="float" office:value="0.0000000000210627417774993" calcext:value-type="float">
            <text:p>2.10627417774993E-011</text:p>
          </table:table-cell>
          <table:table-cell table:formula="of:=[.N129]/[.$B$13]" office:value-type="float" office:value="0.029487838488499" calcext:value-type="float">
            <text:p>0.029487838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5.357727" calcext:value-type="float">
            <text:p>75.357727</text:p>
          </table:table-cell>
          <table:table-cell office:value-type="float" office:value="289" calcext:value-type="float">
            <text:p>289</text:p>
          </table:table-cell>
          <table:table-cell table:formula="of:=[.I130]*[.$J$2]" office:value-type="float" office:value="28.9" calcext:value-type="float">
            <text:p>28.9</text:p>
          </table:table-cell>
          <table:table-cell table:formula="of:=[.J130]*[.$I$17]" office:value-type="float" office:value="70.40618" calcext:value-type="float">
            <text:p>70.40618</text:p>
          </table:table-cell>
          <table:table-cell table:formula="of:=[.H130]-[.K130]" office:value-type="float" office:value="4.95154699999999" calcext:value-type="float">
            <text:p>4.951547</text:p>
          </table:table-cell>
          <table:table-cell table:formula="of:=[.L130]-[.$M$15]" office:value-type="float" office:value="1.48810888888888" calcext:value-type="float">
            <text:p>1.4881088889</text:p>
          </table:table-cell>
          <table:table-cell table:formula="of:=[.M130]/([.$L$126]*[.$I$18])" office:value-type="float" office:value="0.000372027222222221" calcext:value-type="float">
            <text:p>0.0003720272</text:p>
          </table:table-cell>
          <table:table-cell table:formula="of:=[.N130]/[.$C$13]" office:value-type="float" office:value="0.000000000119352156292745" calcext:value-type="float">
            <text:p>1.19352156292745E-010</text:p>
          </table:table-cell>
          <table:table-cell table:formula="of:=[.N130]/[.$B$13]" office:value-type="float" office:value="0.167093018809842" calcext:value-type="float">
            <text:p>0.167093018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5.078568" calcext:value-type="float">
            <text:p>75.078568</text:p>
          </table:table-cell>
          <table:table-cell office:value-type="float" office:value="289" calcext:value-type="float">
            <text:p>289</text:p>
          </table:table-cell>
          <table:table-cell table:formula="of:=[.I131]*[.$J$2]" office:value-type="float" office:value="28.9" calcext:value-type="float">
            <text:p>28.9</text:p>
          </table:table-cell>
          <table:table-cell table:formula="of:=[.J131]*[.$I$17]" office:value-type="float" office:value="70.40618" calcext:value-type="float">
            <text:p>70.40618</text:p>
          </table:table-cell>
          <table:table-cell table:formula="of:=[.H131]-[.K131]" office:value-type="float" office:value="4.672388" calcext:value-type="float">
            <text:p>4.672388</text:p>
          </table:table-cell>
          <table:table-cell table:formula="of:=[.L131]-[.$M$15]" office:value-type="float" office:value="1.20894988888889" calcext:value-type="float">
            <text:p>1.2089498889</text:p>
          </table:table-cell>
          <table:table-cell table:formula="of:=[.M131]/([.$L$126]*[.$I$18])" office:value-type="float" office:value="0.000302237472222223" calcext:value-type="float">
            <text:p>0.0003022375</text:p>
          </table:table-cell>
          <table:table-cell table:formula="of:=[.N131]/[.$C$13]" office:value-type="float" office:value="0.0000000000969625120622051" calcext:value-type="float">
            <text:p>9.69625120622051E-011</text:p>
          </table:table-cell>
          <table:table-cell table:formula="of:=[.N131]/[.$B$13]" office:value-type="float" office:value="0.135747516887087" calcext:value-type="float">
            <text:p>0.135747516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4.941162" calcext:value-type="float">
            <text:p>74.941162</text:p>
          </table:table-cell>
          <table:table-cell office:value-type="float" office:value="288" calcext:value-type="float">
            <text:p>288</text:p>
          </table:table-cell>
          <table:table-cell table:formula="of:=[.I132]*[.$J$2]" office:value-type="float" office:value="28.8" calcext:value-type="float">
            <text:p>28.8</text:p>
          </table:table-cell>
          <table:table-cell table:formula="of:=[.J132]*[.$I$17]" office:value-type="float" office:value="70.16256" calcext:value-type="float">
            <text:p>70.16256</text:p>
          </table:table-cell>
          <table:table-cell table:formula="of:=[.H132]-[.K132]" office:value-type="float" office:value="4.77860200000001" calcext:value-type="float">
            <text:p>4.778602</text:p>
          </table:table-cell>
          <table:table-cell table:formula="of:=[.L132]-[.$M$15]" office:value-type="float" office:value="1.3151638888889" calcext:value-type="float">
            <text:p>1.3151638889</text:p>
          </table:table-cell>
          <table:table-cell table:formula="of:=[.M132]/([.$L$126]*[.$I$18])" office:value-type="float" office:value="0.000328790972222225" calcext:value-type="float">
            <text:p>0.000328791</text:p>
          </table:table-cell>
          <table:table-cell table:formula="of:=[.N132]/[.$C$13]" office:value-type="float" office:value="0.000000000105481290508548" calcext:value-type="float">
            <text:p>1.05481290508548E-010</text:p>
          </table:table-cell>
          <table:table-cell table:formula="of:=[.N132]/[.$B$13]" office:value-type="float" office:value="0.147673806711968" calcext:value-type="float">
            <text:p>0.147673806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5.742058" calcext:value-type="float">
            <text:p>75.742058</text:p>
          </table:table-cell>
          <table:table-cell office:value-type="float" office:value="289" calcext:value-type="float">
            <text:p>289</text:p>
          </table:table-cell>
          <table:table-cell table:formula="of:=[.I133]*[.$J$2]" office:value-type="float" office:value="28.9" calcext:value-type="float">
            <text:p>28.9</text:p>
          </table:table-cell>
          <table:table-cell table:formula="of:=[.J133]*[.$I$17]" office:value-type="float" office:value="70.40618" calcext:value-type="float">
            <text:p>70.40618</text:p>
          </table:table-cell>
          <table:table-cell table:formula="of:=[.H133]-[.K133]" office:value-type="float" office:value="5.33587799999999" calcext:value-type="float">
            <text:p>5.335878</text:p>
          </table:table-cell>
          <table:table-cell table:formula="of:=[.L133]-[.$M$15]" office:value-type="float" office:value="1.87243988888889" calcext:value-type="float">
            <text:p>1.8724398889</text:p>
          </table:table-cell>
          <table:table-cell table:formula="of:=[.M133]/([.$L$126]*[.$I$18])" office:value-type="float" office:value="0.000468109972222222" calcext:value-type="float">
            <text:p>0.00046811</text:p>
          </table:table-cell>
          <table:table-cell table:formula="of:=[.N133]/[.$C$13]" office:value-type="float" office:value="0.000000000150177006491978" calcext:value-type="float">
            <text:p>1.50177006491978E-010</text:p>
          </table:table-cell>
          <table:table-cell table:formula="of:=[.N133]/[.$B$13]" office:value-type="float" office:value="0.210247809088769" calcext:value-type="float">
            <text:p>0.210247809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5.006134" calcext:value-type="float">
            <text:p>75.006134</text:p>
          </table:table-cell>
          <table:table-cell office:value-type="float" office:value="289" calcext:value-type="float">
            <text:p>289</text:p>
          </table:table-cell>
          <table:table-cell table:formula="of:=[.I134]*[.$J$2]" office:value-type="float" office:value="28.9" calcext:value-type="float">
            <text:p>28.9</text:p>
          </table:table-cell>
          <table:table-cell table:formula="of:=[.J134]*[.$I$17]" office:value-type="float" office:value="70.40618" calcext:value-type="float">
            <text:p>70.40618</text:p>
          </table:table-cell>
          <table:table-cell table:formula="of:=[.H134]-[.K134]" office:value-type="float" office:value="4.599954" calcext:value-type="float">
            <text:p>4.599954</text:p>
          </table:table-cell>
          <table:table-cell table:formula="of:=[.L134]-[.$M$15]" office:value-type="float" office:value="1.13651588888889" calcext:value-type="float">
            <text:p>1.1365158889</text:p>
          </table:table-cell>
          <table:table-cell table:formula="of:=[.M134]/([.$L$126]*[.$I$18])" office:value-type="float" office:value="0.000284128972222222" calcext:value-type="float">
            <text:p>0.000284129</text:p>
          </table:table-cell>
          <table:table-cell table:formula="of:=[.N134]/[.$C$13]" office:value-type="float" office:value="0.000000000091153021806849" calcext:value-type="float">
            <text:p>9.1153021806849E-011</text:p>
          </table:table-cell>
          <table:table-cell table:formula="of:=[.N134]/[.$B$13]" office:value-type="float" office:value="0.127614230529589" calcext:value-type="float">
            <text:p>0.127614230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5.278328" calcext:value-type="float">
            <text:p>75.278328</text:p>
          </table:table-cell>
          <table:table-cell office:value-type="float" office:value="290" calcext:value-type="float">
            <text:p>290</text:p>
          </table:table-cell>
          <table:table-cell table:formula="of:=[.I135]*[.$J$2]" office:value-type="float" office:value="29" calcext:value-type="float">
            <text:p>29</text:p>
          </table:table-cell>
          <table:table-cell table:formula="of:=[.J135]*[.$I$17]" office:value-type="float" office:value="70.6498" calcext:value-type="float">
            <text:p>70.6498</text:p>
          </table:table-cell>
          <table:table-cell table:formula="of:=[.H135]-[.K135]" office:value-type="float" office:value="4.628528" calcext:value-type="float">
            <text:p>4.628528</text:p>
          </table:table-cell>
          <table:table-cell table:formula="of:=[.L135]-[.$M$15]" office:value-type="float" office:value="1.1650898888889" calcext:value-type="float">
            <text:p>1.1650898889</text:p>
          </table:table-cell>
          <table:table-cell table:formula="of:=[.M135]/([.$L$126]*[.$I$18])" office:value-type="float" office:value="0.000291272472222224" calcext:value-type="float">
            <text:p>0.0002912725</text:p>
          </table:table-cell>
          <table:table-cell table:formula="of:=[.N135]/[.$C$13]" office:value-type="float" office:value="0.0000000000934447684252406" calcext:value-type="float">
            <text:p>9.34447684252406E-011</text:p>
          </table:table-cell>
          <table:table-cell table:formula="of:=[.N135]/[.$B$13]" office:value-type="float" office:value="0.130822675795337" calcext:value-type="float">
            <text:p>0.130822675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5.173294" calcext:value-type="float">
            <text:p>75.173294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table:formula="of:=[.I136]*[.$J$2]" office:value-type="float" office:value="29" calcext:value-type="float">
            <text:p>29</text:p>
          </table:table-cell>
          <table:table-cell table:style-name="ce23" table:formula="of:=[.J136]*[.$I$17]" office:value-type="float" office:value="70.6498" calcext:value-type="float">
            <text:p>70.6498</text:p>
          </table:table-cell>
          <table:table-cell table:formula="of:=[.H136]-[.K136]" office:value-type="float" office:value="4.523494" calcext:value-type="float">
            <text:p>4.523494</text:p>
          </table:table-cell>
          <table:table-cell table:formula="of:=[.L136]-[.$M$15]" office:value-type="float" office:value="1.06005588888889" calcext:value-type="float">
            <text:p>1.0600558889</text:p>
          </table:table-cell>
          <table:table-cell table:formula="of:=[.M136]/([.$L$126]*[.$I$18])" office:value-type="float" office:value="0.000265013972222223" calcext:value-type="float">
            <text:p>0.000265014</text:p>
          </table:table-cell>
          <table:table-cell table:formula="of:=[.N136]/[.$C$13]" office:value-type="float" office:value="0.0000000000850206305965816" calcext:value-type="float">
            <text:p>8.50206305965816E-011</text:p>
          </table:table-cell>
          <table:table-cell table:formula="of:=[.N136]/[.$B$13]" office:value-type="float" office:value="0.119028882835214" calcext:value-type="float">
            <text:p>0.119028882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75.0049761111111" calcext:value-type="float">
            <text:p>75.0049761111</text:p>
          </table:table-cell>
          <table:table-cell table:style-name="ce23" table:formula="of:=AVERAGE([.I128:.I136])" office:value-type="float" office:value="289.111111111111" calcext:value-type="float">
            <text:p>289.1111111111</text:p>
          </table:table-cell>
          <table:table-cell table:style-name="ce23" table:formula="of:=AVERAGE([.J128:.J136])" office:value-type="float" office:value="28.9111111111111" calcext:value-type="float">
            <text:p>28.9111111111</text:p>
          </table:table-cell>
          <table:table-cell table:style-name="ce23" table:formula="of:=AVERAGE([.K128:.K136])" office:value-type="float" office:value="70.4332488888889" calcext:value-type="float">
            <text:p>70.4332488889</text:p>
          </table:table-cell>
          <table:table-cell table:formula="of:=AVERAGE([.L128:.L136])" office:value-type="float" office:value="4.57172722222222" calcext:value-type="float">
            <text:p>4.5717272222</text:p>
          </table:table-cell>
          <table:table-cell table:formula="of:=AVERAGE([.M128:.M136])" office:value-type="float" office:value="1.10828911111111" calcext:value-type="float">
            <text:p>1.1082891111</text:p>
          </table:table-cell>
          <table:table-cell table:style-name="ce23" table:formula="of:=AVERAGE([.N128:.N136])" office:value-type="float" office:value="0.000277072277777778" calcext:value-type="float">
            <text:p>0.0002770723</text:p>
          </table:table-cell>
          <table:table-cell table:style-name="ce34" table:formula="of:=AVERAGE([.O128:.O136])" office:value-type="float" office:value="0.0000000000888891237694618" calcext:value-type="float">
            <text:p>8.88891237694618E-011</text:p>
          </table:table-cell>
          <table:table-cell table:style-name="ce38" table:formula="of:=AVERAGE([.P128:.P136])" office:value-type="float" office:value="0.124444773277247" calcext:value-type="float">
            <text:p>0.1244447733</text:p>
          </table:table-cell>
          <table:table-cell table:formula="of:=[.O138]/[.$O$15]*100" office:value-type="float" office:value="76.8923267197842" calcext:value-type="float">
            <text:p>76.8923267198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28:.H136])" office:value-type="float" office:value="0.498803129357026" calcext:value-type="float">
            <text:p>0.4988031294</text:p>
          </table:table-cell>
          <table:table-cell table:style-name="ce24" table:formula="of:=STDEV([.I128:.I136])" office:value-type="float" office:value="0.600925212577331" calcext:value-type="float">
            <text:p>0.6009252126</text:p>
          </table:table-cell>
          <table:table-cell table:style-name="ce24" table:formula="of:=STDEV([.J128:.J136])" office:value-type="float" office:value="0.0600925212577327" calcext:value-type="float">
            <text:p>0.0600925213</text:p>
          </table:table-cell>
          <table:table-cell table:style-name="ce24" table:formula="of:=STDEV([.K128:.K136])" office:value-type="float" office:value="0.146397400288089" calcext:value-type="float">
            <text:p>0.1463974003</text:p>
          </table:table-cell>
          <table:table-cell table:style-name="ce24" table:formula="of:=STDEV([.L128:.L136])" office:value-type="float" office:value="0.489336555363173" calcext:value-type="float">
            <text:p>0.4893365554</text:p>
          </table:table-cell>
          <table:table-cell table:style-name="ce24" table:formula="of:=STDEV([.M128:.M136])" office:value-type="float" office:value="0.489336555363173" calcext:value-type="float">
            <text:p>0.4893365554</text:p>
          </table:table-cell>
          <table:table-cell table:style-name="ce24" table:formula="of:=STDEV([.N128:.N136])" office:value-type="float" office:value="0.000122334138840793" calcext:value-type="float">
            <text:p>0.0001223341</text:p>
          </table:table-cell>
          <table:table-cell table:style-name="ce31" table:formula="of:=STDEV([.O128:.O136])" office:value-type="float" office:value="0.000000000039246706656706" calcext:value-type="float">
            <text:p>3.9246706656706E-011</text:p>
          </table:table-cell>
          <table:table-cell table:style-name="ce39" table:formula="of:=STDEV([.P128:.P136])" office:value-type="float" office:value="0.0549453893193884" calcext:value-type="float">
            <text:p>0.0549453893</text:p>
          </table:table-cell>
          <table:table-cell table:formula="of:=[.O139]/[.O138]*100" office:value-type="float" office:value="44.1524283201331" calcext:value-type="float">
            <text:p>44.1524283201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74987" calcext:value-type="float">
            <text:p>70.74987</text:p>
          </table:table-cell>
          <table:table-cell office:value-type="float" office:value="269" calcext:value-type="float">
            <text:p>269</text:p>
          </table:table-cell>
          <table:table-cell table:formula="of:=[.I143]*[.$J$2]" office:value-type="float" office:value="26.9" calcext:value-type="float">
            <text:p>26.9</text:p>
          </table:table-cell>
          <table:table-cell table:formula="of:=[.J143]*[.$I$17]" office:value-type="float" office:value="65.53378" calcext:value-type="float">
            <text:p>65.53378</text:p>
          </table:table-cell>
          <table:table-cell table:formula="of:=[.H143]-[.K143]" office:value-type="float" office:value="5.21608999999999" calcext:value-type="float">
            <text:p>5.21609</text:p>
          </table:table-cell>
          <table:table-cell table:formula="of:=[.L143]-[.$M$15]" office:value-type="float" office:value="1.75265188888889" calcext:value-type="float">
            <text:p>1.7526518889</text:p>
          </table:table-cell>
          <table:table-cell table:formula="of:=[.M143]/([.$L$141]*[.$I$18])" office:value-type="float" office:value="0.000438162972222222" calcext:value-type="float">
            <text:p>0.000438163</text:p>
          </table:table-cell>
          <table:table-cell table:formula="of:=[.N143]/[.$C$14]" office:value-type="float" office:value="0.000000000199762984798475" calcext:value-type="float">
            <text:p>1.99762984798475E-010</text:p>
          </table:table-cell>
          <table:table-cell table:formula="of:=[.N143]/[.$B$14]" office:value-type="float" office:value="0.279668178717865" calcext:value-type="float">
            <text:p>0.279668178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096649" calcext:value-type="float">
            <text:p>70.096649</text:p>
          </table:table-cell>
          <table:table-cell office:value-type="float" office:value="269" calcext:value-type="float">
            <text:p>269</text:p>
          </table:table-cell>
          <table:table-cell table:formula="of:=[.I144]*[.$J$2]" office:value-type="float" office:value="26.9" calcext:value-type="float">
            <text:p>26.9</text:p>
          </table:table-cell>
          <table:table-cell table:formula="of:=[.J144]*[.$I$17]" office:value-type="float" office:value="65.53378" calcext:value-type="float">
            <text:p>65.53378</text:p>
          </table:table-cell>
          <table:table-cell table:formula="of:=[.H144]-[.K144]" office:value-type="float" office:value="4.56286899999999" calcext:value-type="float">
            <text:p>4.562869</text:p>
          </table:table-cell>
          <table:table-cell table:formula="of:=[.L144]-[.$M$15]" office:value-type="float" office:value="1.09943088888888" calcext:value-type="float">
            <text:p>1.0994308889</text:p>
          </table:table-cell>
          <table:table-cell table:formula="of:=[.M144]/([.$L$141]*[.$I$18])" office:value-type="float" office:value="0.000274857722222221" calcext:value-type="float">
            <text:p>0.0002748577</text:p>
          </table:table-cell>
          <table:table-cell table:formula="of:=[.N144]/[.$C$14]" office:value-type="float" office:value="0.000000000125310449460285" calcext:value-type="float">
            <text:p>1.25310449460285E-010</text:p>
          </table:table-cell>
          <table:table-cell table:formula="of:=[.N144]/[.$B$14]" office:value-type="float" office:value="0.175434629244399" calcext:value-type="float">
            <text:p>0.175434629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660561" calcext:value-type="float">
            <text:p>70.660561</text:p>
          </table:table-cell>
          <table:table-cell office:value-type="float" office:value="269" calcext:value-type="float">
            <text:p>269</text:p>
          </table:table-cell>
          <table:table-cell table:formula="of:=[.I145]*[.$J$2]" office:value-type="float" office:value="26.9" calcext:value-type="float">
            <text:p>26.9</text:p>
          </table:table-cell>
          <table:table-cell table:formula="of:=[.J145]*[.$I$17]" office:value-type="float" office:value="65.53378" calcext:value-type="float">
            <text:p>65.53378</text:p>
          </table:table-cell>
          <table:table-cell table:formula="of:=[.H145]-[.K145]" office:value-type="float" office:value="5.12678099999999" calcext:value-type="float">
            <text:p>5.126781</text:p>
          </table:table-cell>
          <table:table-cell table:formula="of:=[.L145]-[.$M$15]" office:value-type="float" office:value="1.66334288888889" calcext:value-type="float">
            <text:p>1.6633428889</text:p>
          </table:table-cell>
          <table:table-cell table:formula="of:=[.M145]/([.$L$141]*[.$I$18])" office:value-type="float" office:value="0.000415835722222222" calcext:value-type="float">
            <text:p>0.0004158357</text:p>
          </table:table-cell>
          <table:table-cell table:formula="of:=[.N145]/[.$C$14]" office:value-type="float" office:value="0.000000000189583762944741" calcext:value-type="float">
            <text:p>1.89583762944741E-010</text:p>
          </table:table-cell>
          <table:table-cell table:formula="of:=[.N145]/[.$B$14]" office:value-type="float" office:value="0.265417268122637" calcext:value-type="float">
            <text:p>0.265417268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714561" calcext:value-type="float">
            <text:p>70.714561</text:p>
          </table:table-cell>
          <table:table-cell office:value-type="float" office:value="270" calcext:value-type="float">
            <text:p>270</text:p>
          </table:table-cell>
          <table:table-cell table:formula="of:=[.I146]*[.$J$2]" office:value-type="float" office:value="27" calcext:value-type="float">
            <text:p>27</text:p>
          </table:table-cell>
          <table:table-cell table:formula="of:=[.J146]*[.$I$17]" office:value-type="float" office:value="65.7774" calcext:value-type="float">
            <text:p>65.7774</text:p>
          </table:table-cell>
          <table:table-cell table:formula="of:=[.H146]-[.K146]" office:value-type="float" office:value="4.937161" calcext:value-type="float">
            <text:p>4.937161</text:p>
          </table:table-cell>
          <table:table-cell table:formula="of:=[.L146]-[.$M$15]" office:value-type="float" office:value="1.4737228888889" calcext:value-type="float">
            <text:p>1.4737228889</text:p>
          </table:table-cell>
          <table:table-cell table:formula="of:=[.M146]/([.$L$141]*[.$I$18])" office:value-type="float" office:value="0.000368430722222224" calcext:value-type="float">
            <text:p>0.0003684307</text:p>
          </table:table-cell>
          <table:table-cell table:formula="of:=[.N146]/[.$C$14]" office:value-type="float" office:value="0.000000000167971338128596" calcext:value-type="float">
            <text:p>1.67971338128596E-010</text:p>
          </table:table-cell>
          <table:table-cell table:formula="of:=[.N146]/[.$B$14]" office:value-type="float" office:value="0.235159873380034" calcext:value-type="float">
            <text:p>0.235159873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172615" calcext:value-type="float">
            <text:p>70.172615</text:p>
          </table:table-cell>
          <table:table-cell office:value-type="float" office:value="269" calcext:value-type="float">
            <text:p>269</text:p>
          </table:table-cell>
          <table:table-cell table:formula="of:=[.I147]*[.$J$2]" office:value-type="float" office:value="26.9" calcext:value-type="float">
            <text:p>26.9</text:p>
          </table:table-cell>
          <table:table-cell table:formula="of:=[.J147]*[.$I$17]" office:value-type="float" office:value="65.53378" calcext:value-type="float">
            <text:p>65.53378</text:p>
          </table:table-cell>
          <table:table-cell table:formula="of:=[.H147]-[.K147]" office:value-type="float" office:value="4.63883499999999" calcext:value-type="float">
            <text:p>4.638835</text:p>
          </table:table-cell>
          <table:table-cell table:formula="of:=[.L147]-[.$M$15]" office:value-type="float" office:value="1.17539688888888" calcext:value-type="float">
            <text:p>1.1753968889</text:p>
          </table:table-cell>
          <table:table-cell table:formula="of:=[.M147]/([.$L$141]*[.$I$18])" office:value-type="float" office:value="0.000293849222222219" calcext:value-type="float">
            <text:p>0.0002938492</text:p>
          </table:table-cell>
          <table:table-cell table:formula="of:=[.N147]/[.$C$14]" office:value-type="float" office:value="0.000000000133968868738754" calcext:value-type="float">
            <text:p>1.33968868738754E-010</text:p>
          </table:table-cell>
          <table:table-cell table:formula="of:=[.N147]/[.$B$14]" office:value-type="float" office:value="0.187556416234255" calcext:value-type="float">
            <text:p>0.187556416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13591" calcext:value-type="float">
            <text:p>70.13591</text:p>
          </table:table-cell>
          <table:table-cell office:value-type="float" office:value="269" calcext:value-type="float">
            <text:p>269</text:p>
          </table:table-cell>
          <table:table-cell table:formula="of:=[.I148]*[.$J$2]" office:value-type="float" office:value="26.9" calcext:value-type="float">
            <text:p>26.9</text:p>
          </table:table-cell>
          <table:table-cell table:formula="of:=[.J148]*[.$I$17]" office:value-type="float" office:value="65.53378" calcext:value-type="float">
            <text:p>65.53378</text:p>
          </table:table-cell>
          <table:table-cell table:formula="of:=[.H148]-[.K148]" office:value-type="float" office:value="4.60212999999999" calcext:value-type="float">
            <text:p>4.60213</text:p>
          </table:table-cell>
          <table:table-cell table:formula="of:=[.L148]-[.$M$15]" office:value-type="float" office:value="1.13869188888888" calcext:value-type="float">
            <text:p>1.1386918889</text:p>
          </table:table-cell>
          <table:table-cell table:formula="of:=[.M148]/([.$L$141]*[.$I$18])" office:value-type="float" office:value="0.00028467297222222" calcext:value-type="float">
            <text:p>0.000284673</text:p>
          </table:table-cell>
          <table:table-cell table:formula="of:=[.N148]/[.$C$14]" office:value-type="float" office:value="0.000000000129785322420451" calcext:value-type="float">
            <text:p>1.29785322420451E-010</text:p>
          </table:table-cell>
          <table:table-cell table:formula="of:=[.N148]/[.$B$14]" office:value-type="float" office:value="0.181699451388631" calcext:value-type="float">
            <text:p>0.181699451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888458" calcext:value-type="float">
            <text:p>70.888458</text:p>
          </table:table-cell>
          <table:table-cell office:value-type="float" office:value="269" calcext:value-type="float">
            <text:p>269</text:p>
          </table:table-cell>
          <table:table-cell table:formula="of:=[.I149]*[.$J$2]" office:value-type="float" office:value="26.9" calcext:value-type="float">
            <text:p>26.9</text:p>
          </table:table-cell>
          <table:table-cell table:formula="of:=[.J149]*[.$I$17]" office:value-type="float" office:value="65.53378" calcext:value-type="float">
            <text:p>65.53378</text:p>
          </table:table-cell>
          <table:table-cell table:formula="of:=[.H149]-[.K149]" office:value-type="float" office:value="5.35467799999999" calcext:value-type="float">
            <text:p>5.354678</text:p>
          </table:table-cell>
          <table:table-cell table:formula="of:=[.L149]-[.$M$15]" office:value-type="float" office:value="1.89123988888888" calcext:value-type="float">
            <text:p>1.8912398889</text:p>
          </table:table-cell>
          <table:table-cell table:formula="of:=[.M149]/([.$L$141]*[.$I$18])" office:value-type="float" office:value="0.000472809972222221" calcext:value-type="float">
            <text:p>0.00047281</text:p>
          </table:table-cell>
          <table:table-cell table:formula="of:=[.N149]/[.$C$14]" office:value-type="float" office:value="0.000000000215558906802589" calcext:value-type="float">
            <text:p>2.15558906802589E-010</text:p>
          </table:table-cell>
          <table:table-cell table:formula="of:=[.N149]/[.$B$14]" office:value-type="float" office:value="0.301782469523624" calcext:value-type="float">
            <text:p>0.301782469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421318" calcext:value-type="float">
            <text:p>70.421318</text:p>
          </table:table-cell>
          <table:table-cell office:value-type="float" office:value="269" calcext:value-type="float">
            <text:p>269</text:p>
          </table:table-cell>
          <table:table-cell table:formula="of:=[.I150]*[.$J$2]" office:value-type="float" office:value="26.9" calcext:value-type="float">
            <text:p>26.9</text:p>
          </table:table-cell>
          <table:table-cell table:formula="of:=[.J150]*[.$I$17]" office:value-type="float" office:value="65.53378" calcext:value-type="float">
            <text:p>65.53378</text:p>
          </table:table-cell>
          <table:table-cell table:formula="of:=[.H150]-[.K150]" office:value-type="float" office:value="4.88753799999999" calcext:value-type="float">
            <text:p>4.887538</text:p>
          </table:table-cell>
          <table:table-cell table:formula="of:=[.L150]-[.$M$15]" office:value-type="float" office:value="1.42409988888888" calcext:value-type="float">
            <text:p>1.4240998889</text:p>
          </table:table-cell>
          <table:table-cell table:formula="of:=[.M150]/([.$L$141]*[.$I$18])" office:value-type="float" office:value="0.000356024972222221" calcext:value-type="float">
            <text:p>0.000356025</text:p>
          </table:table-cell>
          <table:table-cell table:formula="of:=[.N150]/[.$C$14]" office:value-type="float" office:value="0.000000000162315429697777" calcext:value-type="float">
            <text:p>1.62315429697777E-010</text:p>
          </table:table-cell>
          <table:table-cell table:formula="of:=[.N150]/[.$B$14]" office:value-type="float" office:value="0.227241601576888" calcext:value-type="float">
            <text:p>0.227241601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708252" calcext:value-type="float">
            <text:p>70.708252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table:formula="of:=[.I151]*[.$J$2]" office:value-type="float" office:value="26.9" calcext:value-type="float">
            <text:p>26.9</text:p>
          </table:table-cell>
          <table:table-cell table:style-name="ce23" table:formula="of:=[.J151]*[.$I$17]" office:value-type="float" office:value="65.53378" calcext:value-type="float">
            <text:p>65.53378</text:p>
          </table:table-cell>
          <table:table-cell table:formula="of:=[.H151]-[.K151]" office:value-type="float" office:value="5.17447199999999" calcext:value-type="float">
            <text:p>5.174472</text:p>
          </table:table-cell>
          <table:table-cell table:formula="of:=[.L151]-[.$M$15]" office:value-type="float" office:value="1.71103388888889" calcext:value-type="float">
            <text:p>1.7110338889</text:p>
          </table:table-cell>
          <table:table-cell table:formula="of:=[.M151]/([.$L$141]*[.$I$18])" office:value-type="float" office:value="0.000427758472222222" calcext:value-type="float">
            <text:p>0.0004277585</text:p>
          </table:table-cell>
          <table:table-cell table:formula="of:=[.N151]/[.$C$14]" office:value-type="float" office:value="0.00000000019501946673077" calcext:value-type="float">
            <text:p>1.9501946673077E-010</text:p>
          </table:table-cell>
          <table:table-cell table:formula="of:=[.N151]/[.$B$14]" office:value-type="float" office:value="0.273027253423077" calcext:value-type="float">
            <text:p>0.273027253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70.5053548888889" calcext:value-type="float">
            <text:p>70.5053548889</text:p>
          </table:table-cell>
          <table:table-cell table:style-name="ce23" table:formula="of:=AVERAGE([.I143:.I151])" office:value-type="float" office:value="269.111111111111" calcext:value-type="float">
            <text:p>269.1111111111</text:p>
          </table:table-cell>
          <table:table-cell table:style-name="ce23" table:formula="of:=AVERAGE([.J143:.J151])" office:value-type="float" office:value="26.9111111111111" calcext:value-type="float">
            <text:p>26.9111111111</text:p>
          </table:table-cell>
          <table:table-cell table:style-name="ce23" table:formula="of:=AVERAGE([.K143:.K151])" office:value-type="float" office:value="65.5608488888889" calcext:value-type="float">
            <text:p>65.5608488889</text:p>
          </table:table-cell>
          <table:table-cell table:formula="of:=AVERAGE([.L143:.L151])" office:value-type="float" office:value="4.94450599999999" calcext:value-type="float">
            <text:p>4.944506</text:p>
          </table:table-cell>
          <table:table-cell table:formula="of:=AVERAGE([.M143:.M151])" office:value-type="float" office:value="1.48106788888889" calcext:value-type="float">
            <text:p>1.4810678889</text:p>
          </table:table-cell>
          <table:table-cell table:style-name="ce23" table:formula="of:=AVERAGE([.N143:.N151])" office:value-type="float" office:value="0.000370266972222221" calcext:value-type="float">
            <text:p>0.000370267</text:p>
          </table:table-cell>
          <table:table-cell table:style-name="ce30" table:formula="of:=AVERAGE([.O143:.O151])" office:value-type="float" office:value="0.000000000168808503302493" calcext:value-type="float">
            <text:p>1.68808503302493E-010</text:p>
          </table:table-cell>
          <table:table-cell table:style-name="ce45" table:formula="of:=AVERAGE([.P143:.P151])" office:value-type="float" office:value="0.23633190462349" calcext:value-type="float">
            <text:p>0.2363319046</text:p>
          </table:table-cell>
          <table:table-cell table:formula="of:=[.O153]/[.$O$15]*100" office:value-type="float" office:value="146.025498267679" calcext:value-type="float">
            <text:p>146.0254982677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43:.H151])" office:value-type="float" office:value="0.3034977484976" calcext:value-type="float">
            <text:p>0.3034977485</text:p>
          </table:table-cell>
          <table:table-cell table:style-name="ce24" table:formula="of:=STDEV([.I143:.I151])" office:value-type="float" office:value="0.333333333333333" calcext:value-type="float">
            <text:p>0.3333333333</text:p>
          </table:table-cell>
          <table:table-cell table:style-name="ce24" table:formula="of:=STDEV([.J143:.J151])" office:value-type="float" office:value="0.0333333333333326" calcext:value-type="float">
            <text:p>0.0333333333</text:p>
          </table:table-cell>
          <table:table-cell table:style-name="ce24" table:formula="of:=STDEV([.K143:.K151])" office:value-type="float" office:value="0.0812066666666643" calcext:value-type="float">
            <text:p>0.0812066667</text:p>
          </table:table-cell>
          <table:table-cell table:style-name="ce24" table:formula="of:=STDEV([.L143:.L151])" office:value-type="float" office:value="0.293195681852583" calcext:value-type="float">
            <text:p>0.2931956819</text:p>
          </table:table-cell>
          <table:table-cell table:style-name="ce24" table:formula="of:=STDEV([.M143:.M151])" office:value-type="float" office:value="0.293195681852583" calcext:value-type="float">
            <text:p>0.2931956819</text:p>
          </table:table-cell>
          <table:table-cell table:style-name="ce24" table:formula="of:=STDEV([.N143:.N151])" office:value-type="float" office:value="0.0000732989204631458" calcext:value-type="float">
            <text:p>7.32989204631458E-005</text:p>
          </table:table-cell>
          <table:table-cell table:style-name="ce31" table:formula="of:=STDEV([.O143:.O151])" office:value-type="float" office:value="0.0000000000334177282483786" calcext:value-type="float">
            <text:p>3.34177282483786E-011</text:p>
          </table:table-cell>
          <table:table-cell table:style-name="ce39" table:formula="of:=STDEV([.P143:.P151])" office:value-type="float" office:value="0.04678481954773" calcext:value-type="float">
            <text:p>0.0467848195</text:p>
          </table:table-cell>
          <table:table-cell table:formula="of:=[.O154]/[.O153]*100" office:value-type="float" office:value="19.7962351389943" calcext:value-type="float">
            <text:p>19.796235139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4"/>
        </table:table-row>
        <table:table-row table:style-name="ro3">
          <table:table-cell table:number-columns-repeated="6"/>
          <table:table-cell table:style-name="ce14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table:number-columns-repeated="4"/>
          <table:table-cell table:number-columns-repeated="14"/>
        </table:table-row>
        <table:table-row table:style-name="ro4">
          <table:table-cell table:number-columns-repeated="7"/>
          <table:table-cell table:style-name="ce17" office:value-type="string" calcext:value-type="string">
            <text:p>Energy</text:p>
          </table:table-cell>
          <table:table-cell table:style-name="ce22" office:value-type="string" calcext:value-type="string">
            <text:p>Time (sampl)</text:p>
          </table:table-cell>
          <table:table-cell table:style-name="ce22" office:value-type="string" calcext:value-type="string">
            <text:p>Time (s)</text:p>
          </table:table-cell>
          <table:table-cell table:style-name="ce22" office:value-type="string" calcext:value-type="string">
            <text:p>Static energy</text:p>
          </table:table-cell>
          <table:table-cell table:style-name="ce22" office:value-type="string" calcext:value-type="string">
            <text:p>Dynamic E</text:p>
          </table:table-cell>
          <table:table-cell table:style-name="ce22" office:value-type="string" calcext:value-type="string">
            <text:p>Dyn. E - original <text:s text:c="2"/>Dyn. E</text:p>
          </table:table-cell>
          <table:table-cell table:style-name="ce22" office:value-type="string" calcext:value-type="string">
            <text:p>Dyn_E/activation (J)</text:p>
          </table:table-cell>
          <table:table-cell table:style-name="ce32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274933" calcext:value-type="float">
            <text:p>69.274933</text:p>
          </table:table-cell>
          <table:table-cell office:value-type="float" office:value="265" calcext:value-type="float">
            <text:p>265</text:p>
          </table:table-cell>
          <table:table-cell table:formula="of:=[.I158]*[.$J$2]" office:value-type="float" office:value="26.5" calcext:value-type="float">
            <text:p>26.5</text:p>
          </table:table-cell>
          <table:table-cell table:formula="of:=[.J158]*[.$I$17]" office:value-type="float" office:value="64.5593" calcext:value-type="float">
            <text:p>64.5593</text:p>
          </table:table-cell>
          <table:table-cell table:formula="of:=[.H158]-[.K158]" office:value-type="float" office:value="4.71563300000001" calcext:value-type="float">
            <text:p>4.715633</text:p>
          </table:table-cell>
          <table:table-cell table:formula="of:=[.L158]-[.$M$15]" office:value-type="float" office:value="1.2521948888889" calcext:value-type="float">
            <text:p>1.2521948889</text:p>
          </table:table-cell>
          <table:table-cell table:formula="of:=[.M158]/([.$L$156]*[.$I$18])" office:value-type="float" office:value="0.0000782621805555564" calcext:value-type="float">
            <text:p>7.82621805555564E-005</text:p>
          </table:table-cell>
          <table:table-cell table:formula="of:=[.N158]/[.$C$15]" office:value-type="float" office:value="0.0000000000922992566103117" calcext:value-type="float">
            <text:p>9.22992566103117E-011</text:p>
          </table:table-cell>
          <table:table-cell table:formula="of:=[.N158]/[.$B$15]" office:value-type="float" office:value="0.129218959254436" calcext:value-type="float">
            <text:p>0.129218959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8.747513" calcext:value-type="float">
            <text:p>68.747513</text:p>
          </table:table-cell>
          <table:table-cell office:value-type="float" office:value="264" calcext:value-type="float">
            <text:p>264</text:p>
          </table:table-cell>
          <table:table-cell table:formula="of:=[.I159]*[.$J$2]" office:value-type="float" office:value="26.4" calcext:value-type="float">
            <text:p>26.4</text:p>
          </table:table-cell>
          <table:table-cell table:formula="of:=[.J159]*[.$I$17]" office:value-type="float" office:value="64.31568" calcext:value-type="float">
            <text:p>64.31568</text:p>
          </table:table-cell>
          <table:table-cell table:formula="of:=[.H159]-[.K159]" office:value-type="float" office:value="4.431833" calcext:value-type="float">
            <text:p>4.431833</text:p>
          </table:table-cell>
          <table:table-cell table:formula="of:=[.L159]-[.$M$15]" office:value-type="float" office:value="0.96839488888889" calcext:value-type="float">
            <text:p>0.9683948889</text:p>
          </table:table-cell>
          <table:table-cell table:formula="of:=[.M159]/([.$L$156]*[.$I$18])" office:value-type="float" office:value="0.0000605246805555556" calcext:value-type="float">
            <text:p>6.05246805555556E-005</text:p>
          </table:table-cell>
          <table:table-cell table:formula="of:=[.N159]/[.$C$15]" office:value-type="float" office:value="0.0000000000713803651035347" calcext:value-type="float">
            <text:p>7.13803651035347E-011</text:p>
          </table:table-cell>
          <table:table-cell table:formula="of:=[.N159]/[.$B$15]" office:value-type="float" office:value="0.0999325111449485" calcext:value-type="float">
            <text:p>0.099932511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191078" calcext:value-type="float">
            <text:p>69.191078</text:p>
          </table:table-cell>
          <table:table-cell office:value-type="float" office:value="265" calcext:value-type="float">
            <text:p>265</text:p>
          </table:table-cell>
          <table:table-cell table:formula="of:=[.I160]*[.$J$2]" office:value-type="float" office:value="26.5" calcext:value-type="float">
            <text:p>26.5</text:p>
          </table:table-cell>
          <table:table-cell table:formula="of:=[.J160]*[.$I$17]" office:value-type="float" office:value="64.5593" calcext:value-type="float">
            <text:p>64.5593</text:p>
          </table:table-cell>
          <table:table-cell table:formula="of:=[.H160]-[.K160]" office:value-type="float" office:value="4.63177800000001" calcext:value-type="float">
            <text:p>4.631778</text:p>
          </table:table-cell>
          <table:table-cell table:formula="of:=[.L160]-[.$M$15]" office:value-type="float" office:value="1.1683398888889" calcext:value-type="float">
            <text:p>1.1683398889</text:p>
          </table:table-cell>
          <table:table-cell table:formula="of:=[.M160]/([.$L$156]*[.$I$18])" office:value-type="float" office:value="0.0000730212430555565" calcext:value-type="float">
            <text:p>7.30212430555565E-005</text:p>
          </table:table-cell>
          <table:table-cell table:formula="of:=[.N160]/[.$C$15]" office:value-type="float" office:value="0.0000000000861183064788787" calcext:value-type="float">
            <text:p>8.61183064788787E-011</text:p>
          </table:table-cell>
          <table:table-cell table:formula="of:=[.N160]/[.$B$15]" office:value-type="float" office:value="0.12056562907043" calcext:value-type="float">
            <text:p>0.120565629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8.863464" calcext:value-type="float">
            <text:p>68.863464</text:p>
          </table:table-cell>
          <table:table-cell office:value-type="float" office:value="264" calcext:value-type="float">
            <text:p>264</text:p>
          </table:table-cell>
          <table:table-cell table:formula="of:=[.I161]*[.$J$2]" office:value-type="float" office:value="26.4" calcext:value-type="float">
            <text:p>26.4</text:p>
          </table:table-cell>
          <table:table-cell table:formula="of:=[.J161]*[.$I$17]" office:value-type="float" office:value="64.31568" calcext:value-type="float">
            <text:p>64.31568</text:p>
          </table:table-cell>
          <table:table-cell table:formula="of:=[.H161]-[.K161]" office:value-type="float" office:value="4.54778399999999" calcext:value-type="float">
            <text:p>4.547784</text:p>
          </table:table-cell>
          <table:table-cell table:formula="of:=[.L161]-[.$M$15]" office:value-type="float" office:value="1.08434588888889" calcext:value-type="float">
            <text:p>1.0843458889</text:p>
          </table:table-cell>
          <table:table-cell table:formula="of:=[.M161]/([.$L$156]*[.$I$18])" office:value-type="float" office:value="0.0000677716180555553" calcext:value-type="float">
            <text:p>6.77716180555553E-005</text:p>
          </table:table-cell>
          <table:table-cell table:formula="of:=[.N161]/[.$C$15]" office:value-type="float" office:value="0.0000000000799271106606245" calcext:value-type="float">
            <text:p>7.99271106606245E-011</text:p>
          </table:table-cell>
          <table:table-cell table:formula="of:=[.N161]/[.$B$15]" office:value-type="float" office:value="0.111897954924874" calcext:value-type="float">
            <text:p>0.111897954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273529" calcext:value-type="float">
            <text:p>70.273529</text:p>
          </table:table-cell>
          <table:table-cell office:value-type="float" office:value="267" calcext:value-type="float">
            <text:p>267</text:p>
          </table:table-cell>
          <table:table-cell table:formula="of:=[.I162]*[.$J$2]" office:value-type="float" office:value="26.7" calcext:value-type="float">
            <text:p>26.7</text:p>
          </table:table-cell>
          <table:table-cell table:formula="of:=[.J162]*[.$I$17]" office:value-type="float" office:value="65.04654" calcext:value-type="float">
            <text:p>65.04654</text:p>
          </table:table-cell>
          <table:table-cell table:formula="of:=[.H162]-[.K162]" office:value-type="float" office:value="5.22698899999999" calcext:value-type="float">
            <text:p>5.226989</text:p>
          </table:table-cell>
          <table:table-cell table:formula="of:=[.L162]-[.$M$15]" office:value-type="float" office:value="1.76355088888888" calcext:value-type="float">
            <text:p>1.7635508889</text:p>
          </table:table-cell>
          <table:table-cell table:formula="of:=[.M162]/([.$L$156]*[.$I$18])" office:value-type="float" office:value="0.000110221930555555" calcext:value-type="float">
            <text:p>0.0001102219</text:p>
          </table:table-cell>
          <table:table-cell table:formula="of:=[.N162]/[.$C$15]" office:value-type="float" office:value="0.000000000129991295670701" calcext:value-type="float">
            <text:p>1.29991295670701E-010</text:p>
          </table:table-cell>
          <table:table-cell table:formula="of:=[.N162]/[.$B$15]" office:value-type="float" office:value="0.181987813938982" calcext:value-type="float">
            <text:p>0.1819878139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70.260979" calcext:value-type="float">
            <text:p>70.260979</text:p>
          </table:table-cell>
          <table:table-cell office:value-type="float" office:value="267" calcext:value-type="float">
            <text:p>267</text:p>
          </table:table-cell>
          <table:table-cell table:formula="of:=[.I163]*[.$J$2]" office:value-type="float" office:value="26.7" calcext:value-type="float">
            <text:p>26.7</text:p>
          </table:table-cell>
          <table:table-cell table:formula="of:=[.J163]*[.$I$17]" office:value-type="float" office:value="65.04654" calcext:value-type="float">
            <text:p>65.04654</text:p>
          </table:table-cell>
          <table:table-cell table:formula="of:=[.H163]-[.K163]" office:value-type="float" office:value="5.214439" calcext:value-type="float">
            <text:p>5.214439</text:p>
          </table:table-cell>
          <table:table-cell table:formula="of:=[.L163]-[.$M$15]" office:value-type="float" office:value="1.75100088888889" calcext:value-type="float">
            <text:p>1.7510008889</text:p>
          </table:table-cell>
          <table:table-cell table:formula="of:=[.M163]/([.$L$156]*[.$I$18])" office:value-type="float" office:value="0.000109437555555556" calcext:value-type="float">
            <text:p>0.0001094376</text:p>
          </table:table-cell>
          <table:table-cell table:formula="of:=[.N163]/[.$C$15]" office:value-type="float" office:value="0.000000000129066235457841" calcext:value-type="float">
            <text:p>1.29066235457841E-010</text:p>
          </table:table-cell>
          <table:table-cell table:formula="of:=[.N163]/[.$B$15]" office:value-type="float" office:value="0.180692729640977" calcext:value-type="float">
            <text:p>0.180692729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37513" calcext:value-type="float">
            <text:p>69.37513</text:p>
          </table:table-cell>
          <table:table-cell office:value-type="float" office:value="267" calcext:value-type="float">
            <text:p>267</text:p>
          </table:table-cell>
          <table:table-cell table:formula="of:=[.I164]*[.$J$2]" office:value-type="float" office:value="26.7" calcext:value-type="float">
            <text:p>26.7</text:p>
          </table:table-cell>
          <table:table-cell table:formula="of:=[.J164]*[.$I$17]" office:value-type="float" office:value="65.04654" calcext:value-type="float">
            <text:p>65.04654</text:p>
          </table:table-cell>
          <table:table-cell table:formula="of:=[.H164]-[.K164]" office:value-type="float" office:value="4.32858999999999" calcext:value-type="float">
            <text:p>4.32859</text:p>
          </table:table-cell>
          <table:table-cell table:formula="of:=[.L164]-[.$M$15]" office:value-type="float" office:value="0.865151888888883" calcext:value-type="float">
            <text:p>0.8651518889</text:p>
          </table:table-cell>
          <table:table-cell table:formula="of:=[.M164]/([.$L$156]*[.$I$18])" office:value-type="float" office:value="0.0000540719930555552" calcext:value-type="float">
            <text:p>0.000054072</text:p>
          </table:table-cell>
          <table:table-cell table:formula="of:=[.N164]/[.$C$15]" office:value-type="float" office:value="0.0000000000637703259356904" calcext:value-type="float">
            <text:p>6.37703259356904E-011</text:p>
          </table:table-cell>
          <table:table-cell table:formula="of:=[.N164]/[.$B$15]" office:value-type="float" office:value="0.0892784563099665" calcext:value-type="float">
            <text:p>0.089278456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9.90332" calcext:value-type="float">
            <text:p>69.90332</text:p>
          </table:table-cell>
          <table:table-cell table:style-name="ce23" office:value-type="float" office:value="266" calcext:value-type="float">
            <text:p>266</text:p>
          </table:table-cell>
          <table:table-cell table:formula="of:=[.I165]*[.$J$2]" office:value-type="float" office:value="26.6" calcext:value-type="float">
            <text:p>26.6</text:p>
          </table:table-cell>
          <table:table-cell table:formula="of:=[.J165]*[.$I$17]" office:value-type="float" office:value="64.80292" calcext:value-type="float">
            <text:p>64.80292</text:p>
          </table:table-cell>
          <table:table-cell table:formula="of:=[.H165]-[.K165]" office:value-type="float" office:value="5.10039999999999" calcext:value-type="float">
            <text:p>5.1004</text:p>
          </table:table-cell>
          <table:table-cell table:formula="of:=[.L165]-[.$M$15]" office:value-type="float" office:value="1.63696188888889" calcext:value-type="float">
            <text:p>1.6369618889</text:p>
          </table:table-cell>
          <table:table-cell table:formula="of:=[.M165]/([.$L$156]*[.$I$18])" office:value-type="float" office:value="0.000102310118055555" calcext:value-type="float">
            <text:p>0.0001023101</text:p>
          </table:table-cell>
          <table:table-cell table:formula="of:=[.N165]/[.$C$15]" office:value-type="float" office:value="0.000000000120660423377004" calcext:value-type="float">
            <text:p>1.20660423377004E-010</text:p>
          </table:table-cell>
          <table:table-cell table:formula="of:=[.N165]/[.$B$15]" office:value-type="float" office:value="0.168924592727806" calcext:value-type="float">
            <text:p>0.168924592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8.352219" calcext:value-type="float">
            <text:p>68.352219</text:p>
          </table:table-cell>
          <table:table-cell table:style-name="ce23" office:value-type="float" office:value="264" calcext:value-type="float">
            <text:p>264</text:p>
          </table:table-cell>
          <table:table-cell table:formula="of:=[.I166]*[.$J$2]" office:value-type="float" office:value="26.4" calcext:value-type="float">
            <text:p>26.4</text:p>
          </table:table-cell>
          <table:table-cell table:formula="of:=[.J166]*[.$I$17]" office:value-type="float" office:value="64.31568" calcext:value-type="float">
            <text:p>64.31568</text:p>
          </table:table-cell>
          <table:table-cell table:formula="of:=[.H166]-[.K166]" office:value-type="float" office:value="4.03653900000001" calcext:value-type="float">
            <text:p>4.036539</text:p>
          </table:table-cell>
          <table:table-cell table:formula="of:=[.L166]-[.$M$15]" office:value-type="float" office:value="0.573100888888897" calcext:value-type="float">
            <text:p>0.5731008889</text:p>
          </table:table-cell>
          <table:table-cell table:formula="of:=[.M166]/([.$L$156]*[.$I$18])" office:value-type="float" office:value="0.000035818805555556" calcext:value-type="float">
            <text:p>3.5818805555556E-005</text:p>
          </table:table-cell>
          <table:table-cell table:formula="of:=[.N166]/[.$C$15]" office:value-type="float" office:value="0.0000000000422432534076947" calcext:value-type="float">
            <text:p>4.22432534076947E-011</text:p>
          </table:table-cell>
          <table:table-cell table:formula="of:=[.N166]/[.$B$15]" office:value-type="float" office:value="0.0591405547707726" calcext:value-type="float">
            <text:p>0.059140554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3" table:number-columns-repeated="3"/>
          <table:table-cell table:number-columns-repeated="2"/>
          <table:table-cell table:style-name="ce23"/>
          <table:table-cell/>
          <table:table-cell table:style-name="ce37"/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69.3602405555556" calcext:value-type="float">
            <text:p>69.3602405556</text:p>
          </table:table-cell>
          <table:table-cell table:style-name="ce23" table:formula="of:=AVERAGE([.I158:.I166])" office:value-type="float" office:value="265.444444444444" calcext:value-type="float">
            <text:p>265.4444444444</text:p>
          </table:table-cell>
          <table:table-cell table:style-name="ce23" table:formula="of:=AVERAGE([.J158:.J166])" office:value-type="float" office:value="26.5444444444444" calcext:value-type="float">
            <text:p>26.5444444444</text:p>
          </table:table-cell>
          <table:table-cell table:style-name="ce23" table:formula="of:=AVERAGE([.K158:.K166])" office:value-type="float" office:value="64.6675755555556" calcext:value-type="float">
            <text:p>64.6675755556</text:p>
          </table:table-cell>
          <table:table-cell table:formula="of:=AVERAGE([.L158:.L166])" office:value-type="float" office:value="4.692665" calcext:value-type="float">
            <text:p>4.692665</text:p>
          </table:table-cell>
          <table:table-cell table:formula="of:=AVERAGE([.M158:.M166])" office:value-type="float" office:value="1.22922688888889" calcext:value-type="float">
            <text:p>1.2292268889</text:p>
          </table:table-cell>
          <table:table-cell table:style-name="ce23" table:formula="of:=AVERAGE([.N158:.N166])" office:value-type="float" office:value="0.0000768266805555557" calcext:value-type="float">
            <text:p>7.68266805555557E-005</text:p>
          </table:table-cell>
          <table:table-cell table:style-name="ce30" table:formula="of:=AVERAGE([.O158:.O166])" office:value-type="float" office:value="0.000000000090606285855809" calcext:value-type="float">
            <text:p>9.0606285855809E-011</text:p>
          </table:table-cell>
          <table:table-cell table:style-name="ce38" table:formula="of:=AVERAGE([.P158:.P166])" office:value-type="float" office:value="0.126848800198133" calcext:value-type="float">
            <text:p>0.1268488002</text:p>
          </table:table-cell>
          <table:table-cell table:formula="of:=[.O168]/[.$O$15]*100" office:value-type="float" office:value="78.3777344116934" calcext:value-type="float">
            <text:p>78.3777344117</text:p>
          </table:table-cell>
          <table:table-cell office:value-type="string" calcext:value-type="string">
            <text:p>%age of averag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8" table:formula="of:=STDEV([.H158:.H166])" office:value-type="float" office:value="0.672198381783441" calcext:value-type="float">
            <text:p>0.6721983818</text:p>
          </table:table-cell>
          <table:table-cell table:style-name="ce24" table:formula="of:=STDEV([.I158:.I166])" office:value-type="float" office:value="1.33333333333333" calcext:value-type="float">
            <text:p>1.3333333333</text:p>
          </table:table-cell>
          <table:table-cell table:style-name="ce24" table:formula="of:=STDEV([.J158:.J166])" office:value-type="float" office:value="0.133333333333334" calcext:value-type="float">
            <text:p>0.1333333333</text:p>
          </table:table-cell>
          <table:table-cell table:style-name="ce24" table:formula="of:=STDEV([.K158:.K166])" office:value-type="float" office:value="0.32482666666667" calcext:value-type="float">
            <text:p>0.3248266667</text:p>
          </table:table-cell>
          <table:table-cell table:style-name="ce24" table:formula="of:=STDEV([.L158:.L166])" office:value-type="float" office:value="0.415377629386198" calcext:value-type="float">
            <text:p>0.4153776294</text:p>
          </table:table-cell>
          <table:table-cell table:style-name="ce24" table:formula="of:=STDEV([.M158:.M166])" office:value-type="float" office:value="0.415377629386198" calcext:value-type="float">
            <text:p>0.4153776294</text:p>
          </table:table-cell>
          <table:table-cell table:style-name="ce24" table:formula="of:=STDEV([.N158:.N166])" office:value-type="float" office:value="0.0000259611018366374" calcext:value-type="float">
            <text:p>2.59611018366374E-005</text:p>
          </table:table-cell>
          <table:table-cell table:style-name="ce31" table:formula="of:=STDEV([.O158:.O166])" office:value-type="float" office:value="0.0000000000306174755583923" calcext:value-type="float">
            <text:p>3.06174755583923E-011</text:p>
          </table:table-cell>
          <table:table-cell table:style-name="ce39" table:formula="of:=STDEV([.P158:.P166])" office:value-type="float" office:value="0.0428644657817492" calcext:value-type="float">
            <text:p>0.0428644658</text:p>
          </table:table-cell>
          <table:table-cell table:formula="of:=[.O169]/[.O168]*100" office:value-type="float" office:value="33.7917786489085" calcext:value-type="float">
            <text:p>33.7917786489</text:p>
          </table:table-cell>
          <table:table-cell office:value-type="string" calcext:value-type="string">
            <text:p>%age of stdev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2" table:target-range-address="'nbIterations=4, maxDisparity=30'.E39:'nbIterations=4, maxDisparity=30'.F1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 style:data-style-name="N2" text:time-value="11:35:59.443883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6:19:55.851663629</meta:creation-date>
    <meta:generator>LibreOffice/4.2.8.2$Linux_X86_64 LibreOffice_project/420m0$Build-2</meta:generator>
    <dc:date>2016-08-13T11:41:26.811955678</dc:date>
    <meta:editing-duration>P1DT7H59M44S</meta:editing-duration>
    <meta:editing-cycles>82</meta:editing-cycles>
    <meta:document-statistic meta:table-count="6" meta:cell-count="8240" meta:object-count="0"/>
  </office:meta>
</office:document-meta>
</file>